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1.249cm"/>
    </style:style>
    <style:style style:name="co3" style:family="table-column">
      <style:table-column-properties fo:break-before="auto" style:column-width="1.443cm"/>
    </style:style>
    <style:style style:name="co4" style:family="table-column">
      <style:table-column-properties fo:break-before="auto" style:column-width="1.988cm"/>
    </style:style>
    <style:style style:name="co5" style:family="table-column">
      <style:table-column-properties fo:break-before="auto" style:column-width="2.201cm"/>
    </style:style>
    <style:style style:name="co6" style:family="table-column">
      <style:table-column-properties fo:break-before="auto" style:column-width="1.127cm"/>
    </style:style>
    <style:style style:name="co7" style:family="table-column">
      <style:table-column-properties fo:break-before="auto" style:column-width="1.401cm"/>
    </style:style>
    <style:style style:name="co8" style:family="table-column">
      <style:table-column-properties fo:break-before="auto" style:column-width="2.378cm"/>
    </style:style>
    <style:style style:name="co9" style:family="table-column">
      <style:table-column-properties fo:break-before="auto" style:column-width="1.016cm"/>
    </style:style>
    <style:style style:name="co10" style:family="table-column">
      <style:table-column-properties fo:break-before="auto" style:column-width="4.202cm"/>
    </style:style>
    <style:style style:name="co11" style:family="table-column">
      <style:table-column-properties fo:break-before="auto" style:column-width="1.824cm"/>
    </style:style>
    <style:style style:name="co12" style:family="table-column">
      <style:table-column-properties fo:break-before="auto" style:column-width="1.983cm"/>
    </style:style>
    <style:style style:name="co13" style:family="table-column">
      <style:table-column-properties fo:break-before="auto" style:column-width="4.653cm"/>
    </style:style>
    <style:style style:name="co14" style:family="table-column">
      <style:table-column-properties fo:break-before="auto" style:column-width="3.466cm"/>
    </style:style>
    <style:style style:name="co15" style:family="table-column">
      <style:table-column-properties fo:break-before="auto" style:column-width="4.12cm"/>
    </style:style>
    <style:style style:name="co16" style:family="table-column">
      <style:table-column-properties fo:break-before="auto" style:column-width="2.05cm"/>
    </style:style>
    <style:style style:name="co17" style:family="table-column">
      <style:table-column-properties fo:break-before="auto" style:column-width="2.595cm"/>
    </style:style>
    <style:style style:name="co18" style:family="table-column">
      <style:table-column-properties fo:break-before="auto" style:column-width="5.346cm"/>
    </style:style>
    <style:style style:name="co19" style:family="table-column">
      <style:table-column-properties fo:break-before="auto" style:column-width="2.258cm"/>
    </style:style>
    <style:style style:name="ro1" style:family="table-row">
      <style:table-row-properties style:row-height="1.605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3.21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e15" style:family="table-cell" style:parent-style-name="Default">
      <style:table-cell-properties fo:background-color="transparent" fo:wrap-option="wrap"/>
    </style:style>
    <style:style style:name="ce16" style:family="table-cell" style:parent-style-name="Default">
      <style:table-cell-properties fo:background-color="transparent"/>
    </style:style>
    <style:style style:name="ce17" style:family="table-cell" style:parent-style-name="Default" style:data-style-name="N2">
      <style:table-cell-properties fo:background-color="transparent" fo:wrap-option="wrap"/>
    </style:style>
    <style:style style:name="ce18" style:family="table-cell" style:parent-style-name="Default" style:data-style-name="N2">
      <style:table-cell-properties fo:background-color="transparent"/>
    </style:style>
    <style:style style:name="ce19" style:family="table-cell" style:parent-style-name="Default" style:data-style-name="N2">
      <style:table-cell-properties style:text-align-source="fix" style:repeat-content="false" fo:background-color="transparent" fo:wrap-option="wrap"/>
      <style:paragraph-properties fo:text-align="end" fo:margin-left="0cm"/>
    </style:style>
    <style:style style:name="ce20" style:family="table-cell" style:parent-style-name="Default" style:data-style-name="N2">
      <style:table-cell-properties fo:background-color="#ffbf00" fo:wrap-option="wrap"/>
    </style:style>
    <style:style style:name="ce21" style:family="table-cell" style:parent-style-name="Default" style:data-style-name="N2">
      <style:table-cell-properties fo:background-color="#81d41a" fo:wrap-option="wrap"/>
    </style:style>
    <style:style style:name="ce22" style:family="table-cell" style:parent-style-name="Default" style:data-style-name="N2">
      <style:table-cell-properties fo:wrap-option="wrap"/>
    </style:style>
    <style:style style:name="ce23" style:family="table-cell" style:parent-style-name="Default" style:data-style-name="N61">
      <style:table-cell-properties fo:background-color="transparent" fo:wrap-option="wrap"/>
    </style:style>
    <style:style style:name="ce24" style:family="table-cell" style:parent-style-name="Default" style:data-style-name="N61">
      <style:table-cell-properties fo:background-color="transparent"/>
    </style:style>
    <style:style style:name="ce25" style:family="table-cell" style:parent-style-name="Default" style:data-style-name="N110">
      <style:table-cell-properties fo:background-color="transparent" fo:wrap-option="wrap"/>
    </style:style>
    <style:style style:name="ce26" style:family="table-cell" style:parent-style-name="Default" style:data-style-name="N110">
      <style:table-cell-properties fo:background-color="transparent"/>
    </style:style>
    <style:style style:name="ce27" style:family="table-cell" style:parent-style-name="Default" style:data-style-name="N109">
      <style:table-cell-properties fo:background-color="transparent" fo:wrap-option="wrap"/>
    </style:style>
    <style:style style:name="ce28" style:family="table-cell" style:parent-style-name="Default" style:data-style-name="N109">
      <style:table-cell-properties fo:background-color="transparent"/>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200521_MG2ASV_correlation_summary_16S_edited" table:style-name="ta1">
        <office:forms form:automatic-focus="false" form:apply-design-mode="false"/>
        <table:shapes>
          <draw:frame draw:z-index="0" draw:style-name="gr1" draw:text-style-name="P1" svg:width="15.999cm" svg:height="8.999cm" svg:x="22.463cm" svg:y="5.38cm">
            <draw:object draw:notify-on-update-of-ranges="200521_MG2ASV_correlation_summary_16S_edited.C2:200521_MG2ASV_correlation_summary_16S_edited.C102 200521_MG2ASV_correlation_summary_16S_edited.P1:200521_MG2ASV_correlation_summary_16S_edited.P1 200521_MG2ASV_correlation_summary_16S_edited.P2:200521_MG2ASV_correlation_summary_16S_edited.P102" xlink:href="./Object 1" xlink:type="simple" xlink:show="embed" xlink:actuate="onLoad">
              <loext:p/>
            </draw:object>
            <draw:image xlink:href="./ObjectReplacements/Object 1" xlink:type="simple" xlink:show="embed" xlink:actuate="onLoad"/>
          </draw:frame>
          <draw:frame draw:z-index="1" draw:style-name="gr1" draw:text-style-name="P1" svg:width="15.999cm" svg:height="8.999cm" svg:x="39.792cm" svg:y="4.991cm">
            <draw:object draw:notify-on-update-of-ranges="200521_MG2ASV_correlation_summary_16S_edited.AA2:200521_MG2ASV_correlation_summary_16S_edited.AA102 200521_MG2ASV_correlation_summary_16S_edited.AA1:200521_MG2ASV_correlation_summary_16S_edited.AA1 200521_MG2ASV_correlation_summary_16S_edited.P1:200521_MG2ASV_correlation_summary_16S_edited.P102" xlink:href="./Object 2" xlink:type="simple" xlink:show="embed" xlink:actuate="onLoad">
              <loext:p/>
            </draw:object>
            <draw:image xlink:href="./ObjectReplacements/Object 2" xlink:type="simple" xlink:show="embed" xlink:actuate="onLoad"/>
          </draw:frame>
          <draw:frame draw:z-index="2" draw:style-name="gr1" draw:text-style-name="P1" svg:width="15.999cm" svg:height="8.999cm" svg:x="22.613cm" svg:y="14.948cm">
            <draw:object draw:notify-on-update-of-ranges="200521_MG2ASV_correlation_summary_16S_edited.C2:200521_MG2ASV_correlation_summary_16S_edited.C102 200521_MG2ASV_correlation_summary_16S_edited.P1:200521_MG2ASV_correlation_summary_16S_edited.P1 200521_MG2ASV_correlation_summary_16S_edited.AA2:200521_MG2ASV_correlation_summary_16S_edited.AA102" xlink:href="./Object 3" xlink:type="simple" xlink:show="embed" xlink:actuate="onLoad">
              <loext:p/>
            </draw:object>
            <draw:image xlink:href="./ObjectReplacements/Object 3" xlink:type="simple" xlink:show="embed" xlink:actuate="onLoad"/>
          </draw:frame>
          <draw:frame draw:z-index="3" draw:style-name="gr1" draw:text-style-name="P1" svg:width="15.999cm" svg:height="8.999cm" svg:x="24.312cm" svg:y="0cm">
            <draw:object draw:notify-on-update-of-ranges="200521_MG2ASV_correlation_summary_16S_edited.J2:200521_MG2ASV_correlation_summary_16S_edited.J273 200521_MG2ASV_correlation_summary_16S_edited.K1:200521_MG2ASV_correlation_summary_16S_edited.K1 200521_MG2ASV_correlation_summary_16S_edited.K2:200521_MG2ASV_correlation_summary_16S_edited.K273" xlink:href="./Object 4" xlink:type="simple" xlink:show="embed" xlink:actuate="onLoad">
              <loext:p/>
            </draw:object>
            <draw:image xlink:href="./ObjectReplacements/Object 4" xlink:type="simple" xlink:show="embed" xlink:actuate="onLoad"/>
          </draw:frame>
        </table:shapes>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3" table:default-cell-style-name="ce16"/>
        <table:table-column table:style-name="co6" table:default-cell-style-name="ce16"/>
        <table:table-column table:style-name="co7" table:default-cell-style-name="ce16"/>
        <table:table-column table:style-name="co8" table:default-cell-style-name="ce16"/>
        <table:table-column table:style-name="co9" table:number-columns-repeated="6" table:default-cell-style-name="ce16"/>
        <table:table-column table:style-name="co9" table:default-cell-style-name="ce18"/>
        <table:table-column table:style-name="co10" table:default-cell-style-name="ce17"/>
        <table:table-column table:style-name="co11" table:default-cell-style-name="ce18"/>
        <table:table-column table:style-name="co12" table:default-cell-style-name="ce18"/>
        <table:table-column table:style-name="co13" table:default-cell-style-name="ce22"/>
        <table:table-column table:style-name="co10" table:default-cell-style-name="ce24"/>
        <table:table-column table:style-name="co14" table:default-cell-style-name="ce26"/>
        <table:table-column table:style-name="co14" table:default-cell-style-name="ce18"/>
        <table:table-column table:style-name="co15" table:default-cell-style-name="ce28"/>
        <table:table-column table:style-name="co16" table:default-cell-style-name="ce16"/>
        <table:table-column table:style-name="co17" table:default-cell-style-name="ce16"/>
        <table:table-column table:style-name="co18" table:default-cell-style-name="ce18"/>
        <table:table-column table:style-name="co19" table:number-columns-repeated="39" table:default-cell-style-name="ce16"/>
        <table:table-row table:style-name="ro1">
          <table:table-cell table:style-name="ce15" office:value-type="string" calcext:value-type="string">
            <text:p>BioGEOTRACES_ID</text:p>
          </table:table-cell>
          <table:table-cell table:style-name="ce15" office:value-type="string" calcext:value-type="string">
            <text:p>Cruise</text:p>
          </table:table-cell>
          <table:table-cell table:style-name="ce15" office:value-type="string" calcext:value-type="string">
            <text:p>depth</text:p>
          </table:table-cell>
          <table:table-cell table:style-name="ce15" office:value-type="string" calcext:value-type="string">
            <text:p>lat</text:p>
          </table:table-cell>
          <table:table-cell table:style-name="ce15" office:value-type="string" calcext:value-type="string">
            <text:p>long</text:p>
          </table:table-cell>
          <table:table-cell table:style-name="ce15" office:value-type="string" calcext:value-type="string">
            <text:p>temperature</text:p>
          </table:table-cell>
          <table:table-cell table:style-name="ce15" office:value-type="string" calcext:value-type="string">
            <text:p>DNA yield</text:p>
          </table:table-cell>
          <table:table-cell table:style-name="ce15" office:value-type="string" calcext:value-type="string">
            <text:p>[DNA]</text:p>
          </table:table-cell>
          <table:table-cell table:style-name="ce15" office:value-type="string" calcext:value-type="string">
            <text:p>SRAid</text:p>
          </table:table-cell>
          <table:table-cell table:style-name="ce15" office:value-type="string" calcext:value-type="string">
            <text:p>MG_euk_frac</text:p>
          </table:table-cell>
          <table:table-cell table:style-name="ce15" office:value-type="string" calcext:value-type="string">
            <text:p>Tag_euk_frac</text:p>
          </table:table-cell>
          <table:table-cell table:style-name="ce15" office:value-type="string" calcext:value-type="string">
            <text:p>ratio</text:p>
          </table:table-cell>
          <table:table-cell table:style-name="ce15" office:value-type="string" calcext:value-type="string">
            <text:p>corrected</text:p>
          </table:table-cell>
          <table:table-cell table:style-name="ce15" office:value-type="string" calcext:value-type="string">
            <text:p>corrected_ratio</text:p>
          </table:table-cell>
          <table:table-cell table:style-name="Default" office:value-type="string" calcext:value-type="string">
            <text:p>BioGEOTRACES_ID (check to make sure pasted correctly)</text:p>
          </table:table-cell>
          <table:table-cell table:style-name="ce17" office:value-type="string" calcext:value-type="string">
            <text:p>R^2</text:p>
          </table:table-cell>
          <table:table-cell table:style-name="ce19" office:value-type="string" calcext:value-type="string">
            <text:p>Notes on sample-sample comparison (phyloFlash vs aggregated tags)</text:p>
          </table:table-cell>
          <table:table-cell table:style-name="ce17" office:value-type="string" calcext:value-type="string">
            <text:p>SRA-SampleID correct?</text:p>
          </table:table-cell>
          <table:table-cell table:style-name="ce17" office:value-type="string" calcext:value-type="string">
            <text:p>Low volume (DNA from Paul)?</text:p>
          </table:table-cell>
          <table:table-cell table:style-name="ce17" office:value-type="string" calcext:value-type="string">
            <text:p>Which one seems correct? ASV R^2 were done with only the abundant ASVs (&gt;0.01 minabund)</text:p>
          </table:table-cell>
          <table:table-cell table:style-name="ce23" office:value-type="string" calcext:value-type="string">
            <text:p>p-value</text:p>
          </table:table-cell>
          <table:table-cell table:style-name="ce25" office:value-type="string" calcext:value-type="string">
            <text:p>std_err</text:p>
          </table:table-cell>
          <table:table-cell table:style-name="ce17" office:value-type="string" calcext:value-type="string">
            <text:p>slope</text:p>
          </table:table-cell>
          <table:table-cell table:style-name="ce27" office:value-type="string" calcext:value-type="string">
            <text:p>intercept</text:p>
          </table:table-cell>
          <table:table-cell table:style-name="ce15" office:value-type="string" calcext:value-type="string">
            <text:p>primer_pair</text:p>
          </table:table-cell>
          <table:table-cell table:style-name="ce15" office:value-type="string" calcext:value-type="string">
            <text:p>molecule_type</text:p>
          </table:table-cell>
          <table:table-cell table:style-name="ce17" office:value-type="string" calcext:value-type="string">
            <text:p>worst-case_primer_performance</text:p>
          </table:table-cell>
          <table:table-cell table:style-name="ce15" office:value-type="string" calcext:value-type="string">
            <text:p>log plot notes</text:p>
          </table:table-cell>
          <table:table-cell table:style-name="ce15" office:value-type="string" calcext:value-type="string">
            <text:p>linear plot notes (subjective - if correlation looks really distorted beyond normally-expected variations)</text:p>
          </table:table-cell>
          <table:table-cell table:style-name="ce15" table:number-columns-repeated="37"/>
        </table:table-row>
        <table:table-row table:style-name="ro2">
          <table:table-cell office:value-type="string" calcext:value-type="string">
            <text:p>S0315</text:p>
          </table:table-cell>
          <table:table-cell office:value-type="string" calcext:value-type="string">
            <text:p>GP13</text:p>
          </table:table-cell>
          <table:table-cell office:value-type="float" office:value="99.7" calcext:value-type="float">
            <text:p>99.7</text:p>
          </table:table-cell>
          <table:table-cell office:value-type="float" office:value="-30.0002" calcext:value-type="float">
            <text:p>-30.0002</text:p>
          </table:table-cell>
          <table:table-cell office:value-type="float" office:value="175.98" calcext:value-type="float">
            <text:p>175.98</text:p>
          </table:table-cell>
          <table:table-cell office:value-type="float" office:value="20.352" calcext:value-type="float">
            <text:p>20.352</text:p>
          </table:table-cell>
          <table:table-cell table:number-columns-repeated="2"/>
          <table:table-cell office:value-type="string" calcext:value-type="string">
            <text:p>SRR5788364</text:p>
          </table:table-cell>
          <table:table-cell table:style-name="Default" office:value-type="float" office:value="0.26922741" calcext:value-type="float">
            <text:p>0.26922741</text:p>
          </table:table-cell>
          <table:table-cell table:style-name="Default" office:value-type="float" office:value="0.182794609382916" calcext:value-type="float">
            <text:p>0.182794609382916</text:p>
          </table:table-cell>
          <table:table-cell table:style-name="Default" table:formula="of:=[.J2]/[.K2]" office:value-type="float" office:value="1.4728410805377" calcext:value-type="float">
            <text:p>1.4728410805377</text:p>
          </table:table-cell>
          <table:table-cell table:style-name="Default" table:formula="of:=([.K2]*5.75)/((1-[.K2])+([.K2]*5.75))" office:value-type="float" office:value="0.562588133203167" calcext:value-type="float">
            <text:p>0.562588133203167</text:p>
          </table:table-cell>
          <table:table-cell table:style-name="Default" table:formula="of:=[.J2]/[.M2]" office:value-type="float" office:value="0.478551526615251" calcext:value-type="float">
            <text:p>0.478551526615251</text:p>
          </table:table-cell>
          <table:table-cell table:style-name="Default" office:value-type="string" calcext:value-type="string">
            <text:p>S0315</text:p>
          </table:table-cell>
          <table:table-cell office:value-type="float" office:value="0.979868923735441" calcext:value-type="float">
            <text:p>0.98</text:p>
          </table:table-cell>
          <table:table-cell table:number-columns-repeated="3"/>
          <table:table-cell table:style-name="ce17"/>
          <table:table-cell office:value-type="float" office:value="2.94089226078993E-145" calcext:value-type="float">
            <text:p>2.94E-145</text:p>
          </table:table-cell>
          <table:table-cell office:value-type="float" office:value="0.01002188800172" calcext:value-type="float">
            <text:p>0.0100</text:p>
          </table:table-cell>
          <table:table-cell office:value-type="float" office:value="0.90895711281859" calcext:value-type="float">
            <text:p>0.91</text:p>
          </table:table-cell>
          <table:table-cell office:value-type="float" office:value="-0.000287228997335" calcext:value-type="float">
            <text:p>-0.00029</text:p>
          </table:table-cell>
          <table:table-cell office:value-type="string" calcext:value-type="string">
            <text:p>V4-V5_UNIV</text:p>
          </table:table-cell>
          <table:table-cell office:value-type="string" calcext:value-type="string">
            <text:p>16S</text:p>
          </table:table-cell>
          <table:table-cell office:value-type="float" office:value="0.956555734740752" calcext:value-type="float">
            <text:p>0.96</text:p>
          </table:table-cell>
          <table:table-cell table:number-columns-repeated="39"/>
        </table:table-row>
        <table:table-row table:style-name="ro3">
          <table:table-cell office:value-type="string" calcext:value-type="string">
            <text:p>S0361</text:p>
          </table:table-cell>
          <table:table-cell office:value-type="string" calcext:value-type="string">
            <text:p>GP13</text:p>
          </table:table-cell>
          <table:table-cell office:value-type="float" office:value="1008" calcext:value-type="float">
            <text:p>1008</text:p>
          </table:table-cell>
          <table:table-cell office:value-type="float" office:value="-32.49483" calcext:value-type="float">
            <text:p>-32.49483</text:p>
          </table:table-cell>
          <table:table-cell office:value-type="float" office:value="-154.00417" calcext:value-type="float">
            <text:p>-154.00417</text:p>
          </table:table-cell>
          <table:table-cell office:value-type="float" office:value="4.913" calcext:value-type="float">
            <text:p>4.913</text:p>
          </table:table-cell>
          <table:table-cell office:value-type="float" office:value="29" calcext:value-type="float">
            <text:p>29</text:p>
          </table:table-cell>
          <table:table-cell office:value-type="float" office:value="1.5" calcext:value-type="float">
            <text:p>1.5</text:p>
          </table:table-cell>
          <table:table-cell office:value-type="string" calcext:value-type="string">
            <text:p>SRR5788328</text:p>
          </table:table-cell>
          <table:table-cell table:style-name="Default" office:value-type="float" office:value="0.238870335" calcext:value-type="float">
            <text:p>0.238870335</text:p>
          </table:table-cell>
          <table:table-cell table:style-name="Default" office:value-type="float" office:value="0.106820566631689" calcext:value-type="float">
            <text:p>0.106820566631689</text:p>
          </table:table-cell>
          <table:table-cell table:style-name="Default" table:formula="of:=[.J3]/[.K3]" office:value-type="float" office:value="2.23618299857565" calcext:value-type="float">
            <text:p>2.23618299857565</text:p>
          </table:table-cell>
          <table:table-cell table:style-name="Default" table:formula="of:=([.K3]*5.75)/((1-[.K3])+([.K3]*5.75))" office:value-type="float" office:value="0.407469284048588" calcext:value-type="float">
            <text:p>0.407469284048588</text:p>
          </table:table-cell>
          <table:table-cell table:style-name="Default" table:formula="of:=[.J3]/[.M3]" office:value-type="float" office:value="0.586229059100112" calcext:value-type="float">
            <text:p>0.586229059100112</text:p>
          </table:table-cell>
          <table:table-cell table:style-name="Default" office:value-type="string" calcext:value-type="string">
            <text:p>S0361</text:p>
          </table:table-cell>
          <table:table-cell office:value-type="float" office:value="0.840802062102797" calcext:value-type="float">
            <text:p>0.84</text:p>
          </table:table-cell>
          <table:table-cell office:value-type="string" calcext:value-type="string">
            <text:p>Looks similar, but Nitrosopumilus fraction way different</text:p>
          </table:table-cell>
          <table:table-cell office:value-type="string" calcext:value-type="string">
            <text:p>yes</text:p>
          </table:table-cell>
          <table:table-cell/>
          <table:table-cell table:style-name="ce20" office:value-type="string" calcext:value-type="string">
            <text:p>hard to tell, no spatially co-occuring sample to verify with - either some specific bias with the thaumarchaea or not the same sample</text:p>
          </table:table-cell>
          <table:table-cell office:value-type="float" office:value="2.42324597852403E-075" calcext:value-type="float">
            <text:p>2.42E-75</text:p>
          </table:table-cell>
          <table:table-cell office:value-type="float" office:value="0.024508517738765" calcext:value-type="float">
            <text:p>0.0245</text:p>
          </table:table-cell>
          <table:table-cell office:value-type="float" office:value="0.764018936294872" calcext:value-type="float">
            <text:p>0.76</text:p>
          </table:table-cell>
          <table:table-cell office:value-type="float" office:value="0.000208955263923" calcext:value-type="float">
            <text:p>0.00021</text:p>
          </table:table-cell>
          <table:table-cell office:value-type="string" calcext:value-type="string">
            <text:p>V4-V5_UNIV</text:p>
          </table:table-cell>
          <table:table-cell office:value-type="string" calcext:value-type="string">
            <text:p>16S</text:p>
          </table:table-cell>
          <table:table-cell office:value-type="float" office:value="0.933993803000652" calcext:value-type="float">
            <text:p>0.93</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438</text:p>
          </table:table-cell>
          <table:table-cell office:value-type="string" calcext:value-type="string">
            <text:p>GP13</text:p>
          </table:table-cell>
          <table:table-cell office:value-type="float" office:value="4580" calcext:value-type="float">
            <text:p>4580</text:p>
          </table:table-cell>
          <table:table-cell office:value-type="float" office:value="-32.4875" calcext:value-type="float">
            <text:p>-32.4875</text:p>
          </table:table-cell>
          <table:table-cell office:value-type="float" office:value="-169.991" calcext:value-type="float">
            <text:p>-169.991</text:p>
          </table:table-cell>
          <table:table-cell office:value-type="float" office:value="1.065" calcext:value-type="float">
            <text:p>1.065</text:p>
          </table:table-cell>
          <table:table-cell office:value-type="float" office:value="22" calcext:value-type="float">
            <text:p>22</text:p>
          </table:table-cell>
          <table:table-cell office:value-type="float" office:value="1.1" calcext:value-type="float">
            <text:p>1.1</text:p>
          </table:table-cell>
          <table:table-cell office:value-type="string" calcext:value-type="string">
            <text:p>SRR5788244</text:p>
          </table:table-cell>
          <table:table-cell table:style-name="Default" office:value-type="float" office:value="0.083275705" calcext:value-type="float">
            <text:p>0.083275705</text:p>
          </table:table-cell>
          <table:table-cell table:style-name="Default" office:value-type="float" office:value="0.0250295718003312" calcext:value-type="float">
            <text:p>0.025029571800331</text:p>
          </table:table-cell>
          <table:table-cell table:style-name="Default" table:formula="of:=[.J4]/[.K4]" office:value-type="float" office:value="3.32709267518904" calcext:value-type="float">
            <text:p>3.32709267518904</text:p>
          </table:table-cell>
          <table:table-cell table:style-name="Default" table:formula="of:=([.K4]*5.75)/((1-[.K4])+([.K4]*5.75))" office:value-type="float" office:value="0.128627459272024" calcext:value-type="float">
            <text:p>0.128627459272024</text:p>
          </table:table-cell>
          <table:table-cell table:style-name="Default" table:formula="of:=[.J4]/[.M4]" office:value-type="float" office:value="0.647417786772006" calcext:value-type="float">
            <text:p>0.647417786772006</text:p>
          </table:table-cell>
          <table:table-cell table:style-name="Default"/>
          <table:table-cell office:value-type="float" office:value="0.965964938964011" calcext:value-type="float">
            <text:p>0.97</text:p>
          </table:table-cell>
          <table:table-cell table:number-columns-repeated="3"/>
          <table:table-cell table:style-name="ce17"/>
          <table:table-cell office:value-type="float" office:value="1.63543551281073E-246" calcext:value-type="float">
            <text:p>1.64E-246</text:p>
          </table:table-cell>
          <table:table-cell office:value-type="float" office:value="0.008899137809886" calcext:value-type="float">
            <text:p>0.0089</text:p>
          </table:table-cell>
          <table:table-cell office:value-type="float" office:value="0.865142134583168" calcext:value-type="float">
            <text:p>0.87</text:p>
          </table:table-cell>
          <table:table-cell office:value-type="float" office:value="-0.000120833795466" calcext:value-type="float">
            <text:p>-0.00012</text:p>
          </table:table-cell>
          <table:table-cell office:value-type="string" calcext:value-type="string">
            <text:p>V4-V5_UNIV</text:p>
          </table:table-cell>
          <table:table-cell office:value-type="string" calcext:value-type="string">
            <text:p>16S</text:p>
          </table:table-cell>
          <table:table-cell office:value-type="float" office:value="0.937960308090178" calcext:value-type="float">
            <text:p>0.94</text:p>
          </table:table-cell>
          <table:table-cell table:number-columns-repeated="39"/>
        </table:table-row>
        <table:table-row table:style-name="ro2">
          <table:table-cell office:value-type="string" calcext:value-type="string">
            <text:p>S0137</text:p>
          </table:table-cell>
          <table:table-cell office:value-type="string" calcext:value-type="string">
            <text:p>GA03</text:p>
          </table:table-cell>
          <table:table-cell office:value-type="float" office:value="284.7" calcext:value-type="float">
            <text:p>284.7</text:p>
          </table:table-cell>
          <table:table-cell office:value-type="float" office:value="37.5954" calcext:value-type="float">
            <text:p>37.5954</text:p>
          </table:table-cell>
          <table:table-cell office:value-type="float" office:value="-68.4046" calcext:value-type="float">
            <text:p>-68.4046</text:p>
          </table:table-cell>
          <table:table-cell office:value-type="float" office:value="14.783" calcext:value-type="float">
            <text:p>14.783</text:p>
          </table:table-cell>
          <table:table-cell office:value-type="float" office:value="31" calcext:value-type="float">
            <text:p>31</text:p>
          </table:table-cell>
          <table:table-cell office:value-type="float" office:value="1.5" calcext:value-type="float">
            <text:p>1.5</text:p>
          </table:table-cell>
          <table:table-cell office:value-type="string" calcext:value-type="string">
            <text:p>SRR5788452</text:p>
          </table:table-cell>
          <table:table-cell table:style-name="Default" office:value-type="float" office:value="0.07820631" calcext:value-type="float">
            <text:p>0.07820631</text:p>
          </table:table-cell>
          <table:table-cell table:style-name="Default" office:value-type="float" office:value="0.0174964552288718" calcext:value-type="float">
            <text:p>0.017496455228872</text:p>
          </table:table-cell>
          <table:table-cell table:style-name="Default" table:formula="of:=[.J5]/[.K5]" office:value-type="float" office:value="4.46983740288991" calcext:value-type="float">
            <text:p>4.46983740288991</text:p>
          </table:table-cell>
          <table:table-cell table:style-name="Default" table:formula="of:=([.K5]*5.75)/((1-[.K5])+([.K5]*5.75))" office:value-type="float" office:value="0.092885107013622" calcext:value-type="float">
            <text:p>0.092885107013622</text:p>
          </table:table-cell>
          <table:table-cell table:style-name="Default" table:formula="of:=[.J5]/[.M5]" office:value-type="float" office:value="0.841968239198246" calcext:value-type="float">
            <text:p>0.841968239198246</text:p>
          </table:table-cell>
          <table:table-cell table:style-name="Default" office:value-type="string" calcext:value-type="string">
            <text:p>S0137</text:p>
          </table:table-cell>
          <table:table-cell office:value-type="float" office:value="0.95764817592123" calcext:value-type="float">
            <text:p>0.96</text:p>
          </table:table-cell>
          <table:table-cell table:number-columns-repeated="3"/>
          <table:table-cell table:style-name="ce17"/>
          <table:table-cell office:value-type="float" office:value="8.04756633871236E-246" calcext:value-type="float">
            <text:p>8.05E-246</text:p>
          </table:table-cell>
          <table:table-cell office:value-type="float" office:value="0.011216873226463" calcext:value-type="float">
            <text:p>0.0112</text:p>
          </table:table-cell>
          <table:table-cell office:value-type="float" office:value="1.00496959126016" calcext:value-type="float">
            <text:p>1.00</text:p>
          </table:table-cell>
          <table:table-cell office:value-type="float" office:value="-0.000477173419841" calcext:value-type="float">
            <text:p>-0.00048</text:p>
          </table:table-cell>
          <table:table-cell office:value-type="string" calcext:value-type="string">
            <text:p>V4-V5_UNIV</text:p>
          </table:table-cell>
          <table:table-cell office:value-type="string" calcext:value-type="string">
            <text:p>16S</text:p>
          </table:table-cell>
          <table:table-cell office:value-type="float" office:value="0.960586095569223" calcext:value-type="float">
            <text:p>0.96</text:p>
          </table:table-cell>
          <table:table-cell table:number-columns-repeated="39"/>
        </table:table-row>
        <table:table-row table:style-name="ro2">
          <table:table-cell office:value-type="string" calcext:value-type="string">
            <text:p>S0299</text:p>
          </table:table-cell>
          <table:table-cell office:value-type="string" calcext:value-type="string">
            <text:p>GP13</text:p>
          </table:table-cell>
          <table:table-cell office:value-type="float" office:value="15" calcext:value-type="float">
            <text:p>15</text:p>
          </table:table-cell>
          <table:table-cell office:value-type="float" office:value="-29.9982" calcext:value-type="float">
            <text:p>-29.9982</text:p>
          </table:table-cell>
          <table:table-cell office:value-type="float" office:value="153.50101" calcext:value-type="float">
            <text:p>153.50101</text:p>
          </table:table-cell>
          <table:table-cell office:value-type="float" office:value="23.28" calcext:value-type="float">
            <text:p>23.28</text:p>
          </table:table-cell>
          <table:table-cell office:value-type="float" office:value="320" calcext:value-type="float">
            <text:p>320</text:p>
          </table:table-cell>
          <table:table-cell office:value-type="float" office:value="16" calcext:value-type="float">
            <text:p>16</text:p>
          </table:table-cell>
          <table:table-cell office:value-type="string" calcext:value-type="string">
            <text:p>SRR5788001</text:p>
          </table:table-cell>
          <table:table-cell table:style-name="Default" office:value-type="float" office:value="0.181470245" calcext:value-type="float">
            <text:p>0.181470245</text:p>
          </table:table-cell>
          <table:table-cell table:style-name="Default" office:value-type="float" office:value="0.0400462414038416" calcext:value-type="float">
            <text:p>0.040046241403842</text:p>
          </table:table-cell>
          <table:table-cell table:style-name="Default" table:formula="of:=[.J6]/[.K6]" office:value-type="float" office:value="4.53151753169504" calcext:value-type="float">
            <text:p>4.53151753169504</text:p>
          </table:table-cell>
          <table:table-cell table:style-name="Default" table:formula="of:=([.K6]*5.75)/((1-[.K6])+([.K6]*5.75))" office:value-type="float" office:value="0.1934650370767" calcext:value-type="float">
            <text:p>0.1934650370767</text:p>
          </table:table-cell>
          <table:table-cell table:style-name="Default" table:formula="of:=[.J6]/[.M6]" office:value-type="float" office:value="0.938000207903485" calcext:value-type="float">
            <text:p>0.938000207903485</text:p>
          </table:table-cell>
          <table:table-cell table:style-name="Default" office:value-type="string" calcext:value-type="string">
            <text:p>S0299</text:p>
          </table:table-cell>
          <table:table-cell office:value-type="float" office:value="0.98203177850077" calcext:value-type="float">
            <text:p>0.98</text:p>
          </table:table-cell>
          <table:table-cell table:number-columns-repeated="3"/>
          <table:table-cell table:style-name="ce17"/>
          <table:table-cell office:value-type="float" office:value="1.89650614554158E-225" calcext:value-type="float">
            <text:p>1.90E-225</text:p>
          </table:table-cell>
          <table:table-cell office:value-type="float" office:value="0.007833542020782" calcext:value-type="float">
            <text:p>0.0078</text:p>
          </table:table-cell>
          <table:table-cell office:value-type="float" office:value="0.926591655148348" calcext:value-type="float">
            <text:p>0.93</text:p>
          </table:table-cell>
          <table:table-cell office:value-type="float" office:value="-0.000207186627236" calcext:value-type="float">
            <text:p>-0.00021</text:p>
          </table:table-cell>
          <table:table-cell office:value-type="string" calcext:value-type="string">
            <text:p>V4-V5_UNIV</text:p>
          </table:table-cell>
          <table:table-cell office:value-type="string" calcext:value-type="string">
            <text:p>16S</text:p>
          </table:table-cell>
          <table:table-cell office:value-type="float" office:value="0.951327724414082" calcext:value-type="float">
            <text:p>0.95</text:p>
          </table:table-cell>
          <table:table-cell table:number-columns-repeated="39"/>
        </table:table-row>
        <table:table-row table:style-name="ro4">
          <table:table-cell office:value-type="string" calcext:value-type="string">
            <text:p>S0420</text:p>
          </table:table-cell>
          <table:table-cell office:value-type="string" calcext:value-type="string">
            <text:p>GP13</text:p>
          </table:table-cell>
          <table:table-cell office:value-type="float" office:value="15.6" calcext:value-type="float">
            <text:p>15.6</text:p>
          </table:table-cell>
          <table:table-cell office:value-type="float" office:value="-32.4995" calcext:value-type="float">
            <text:p>-32.4995</text:p>
          </table:table-cell>
          <table:table-cell office:value-type="float" office:value="-179.125" calcext:value-type="float">
            <text:p>-179.125</text:p>
          </table:table-cell>
          <table:table-cell office:value-type="float" office:value="20.685" calcext:value-type="float">
            <text:p>20.685</text:p>
          </table:table-cell>
          <table:table-cell office:value-type="float" office:value="52" calcext:value-type="float">
            <text:p>52</text:p>
          </table:table-cell>
          <table:table-cell office:value-type="float" office:value="2.6" calcext:value-type="float">
            <text:p>2.6</text:p>
          </table:table-cell>
          <table:table-cell office:value-type="string" calcext:value-type="string">
            <text:p>SRR5788291</text:p>
          </table:table-cell>
          <table:table-cell table:style-name="Default" office:value-type="float" office:value="0.384412485" calcext:value-type="float">
            <text:p>0.384412485</text:p>
          </table:table-cell>
          <table:table-cell table:style-name="Default" office:value-type="float" office:value="0.101715477609399" calcext:value-type="float">
            <text:p>0.101715477609399</text:p>
          </table:table-cell>
          <table:table-cell table:style-name="Default" table:formula="of:=[.J7]/[.K7]" office:value-type="float" office:value="3.7792919429253" calcext:value-type="float">
            <text:p>3.7792919429253</text:p>
          </table:table-cell>
          <table:table-cell table:style-name="Default" table:formula="of:=([.K7]*5.75)/((1-[.K7])+([.K7]*5.75))" office:value-type="float" office:value="0.394339466952719" calcext:value-type="float">
            <text:p>0.394339466952719</text:p>
          </table:table-cell>
          <table:table-cell table:style-name="Default" table:formula="of:=[.J7]/[.M7]" office:value-type="float" office:value="0.974826303769617" calcext:value-type="float">
            <text:p>0.974826303769617</text:p>
          </table:table-cell>
          <table:table-cell table:style-name="Default" office:value-type="string" calcext:value-type="string">
            <text:p>S0420</text:p>
          </table:table-cell>
          <table:table-cell office:value-type="float" office:value="0.936548565404709" calcext:value-type="float">
            <text:p>0.94</text:p>
          </table:table-cell>
          <table:table-cell office:value-type="string" calcext:value-type="string">
            <text:p>Pro and MGI abundances differ significantly</text:p>
          </table:table-cell>
          <table:table-cell/>
          <table:table-cell office:value-type="string" calcext:value-type="string">
            <text:p>yes</text:p>
          </table:table-cell>
          <table:table-cell table:style-name="ce21" office:value-type="string" calcext:value-type="string">
            <text:p>probably fine, R2=0.99 with closest deeper sample in water column</text:p>
          </table:table-cell>
          <table:table-cell office:value-type="float" office:value="1.61383687876619E-114" calcext:value-type="float">
            <text:p>1.61E-114</text:p>
          </table:table-cell>
          <table:table-cell office:value-type="float" office:value="0.017539854837205" calcext:value-type="float">
            <text:p>0.0175</text:p>
          </table:table-cell>
          <table:table-cell office:value-type="float" office:value="0.923951868411919" calcext:value-type="float">
            <text:p>0.92</text:p>
          </table:table-cell>
          <table:table-cell office:value-type="float" office:value="-0.000235359772766" calcext:value-type="float">
            <text:p>-0.00024</text:p>
          </table:table-cell>
          <table:table-cell office:value-type="string" calcext:value-type="string">
            <text:p>V4-V5_UNIV</text:p>
          </table:table-cell>
          <table:table-cell office:value-type="string" calcext:value-type="string">
            <text:p>16S</text:p>
          </table:table-cell>
          <table:table-cell office:value-type="float" office:value="0.948482268082548" calcext:value-type="float">
            <text:p>0.95</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249</text:p>
          </table:table-cell>
          <table:table-cell office:value-type="string" calcext:value-type="string">
            <text:p>GA03</text:p>
          </table:table-cell>
          <table:table-cell office:value-type="float" office:value="185.4" calcext:value-type="float">
            <text:p>185.4</text:p>
          </table:table-cell>
          <table:table-cell office:value-type="float" office:value="17.4018" calcext:value-type="float">
            <text:p>17.4018</text:p>
          </table:table-cell>
          <table:table-cell office:value-type="float" office:value="-24.49811" calcext:value-type="float">
            <text:p>-24.49811</text:p>
          </table:table-cell>
          <table:table-cell office:value-type="float" office:value="16.07" calcext:value-type="float">
            <text:p>16.07</text:p>
          </table:table-cell>
          <table:table-cell office:value-type="float" office:value="72" calcext:value-type="float">
            <text:p>72</text:p>
          </table:table-cell>
          <table:table-cell office:value-type="float" office:value="3.6" calcext:value-type="float">
            <text:p>3.6</text:p>
          </table:table-cell>
          <table:table-cell office:value-type="string" calcext:value-type="string">
            <text:p>SRR5788168</text:p>
          </table:table-cell>
          <table:table-cell table:style-name="Default" office:value-type="float" office:value="0.28591415" calcext:value-type="float">
            <text:p>0.28591415</text:p>
          </table:table-cell>
          <table:table-cell table:style-name="Default" office:value-type="float" office:value="0.0647776834587126" calcext:value-type="float">
            <text:p>0.064777683458713</text:p>
          </table:table-cell>
          <table:table-cell table:style-name="Default" table:formula="of:=[.J8]/[.K8]" office:value-type="float" office:value="4.41377546608676" calcext:value-type="float">
            <text:p>4.41377546608676</text:p>
          </table:table-cell>
          <table:table-cell table:style-name="Default" table:formula="of:=([.K8]*5.75)/((1-[.K8])+([.K8]*5.75))" office:value-type="float" office:value="0.284830916793043" calcext:value-type="float">
            <text:p>0.284830916793043</text:p>
          </table:table-cell>
          <table:table-cell table:style-name="Default" table:formula="of:=[.J8]/[.M8]" office:value-type="float" office:value="1.00380307453683" calcext:value-type="float">
            <text:p>1.00380307453683</text:p>
          </table:table-cell>
          <table:table-cell table:style-name="Default" office:value-type="string" calcext:value-type="string">
            <text:p>S0249</text:p>
          </table:table-cell>
          <table:table-cell office:value-type="float" office:value="0.989362681146517" calcext:value-type="float">
            <text:p>0.99</text:p>
          </table:table-cell>
          <table:table-cell table:number-columns-repeated="3"/>
          <table:table-cell table:style-name="ce17"/>
          <table:table-cell office:value-type="float" office:value="1.44332637329023E-256" calcext:value-type="float">
            <text:p>1.44E-256</text:p>
          </table:table-cell>
          <table:table-cell office:value-type="float" office:value="0.006353042130118" calcext:value-type="float">
            <text:p>0.0064</text:p>
          </table:table-cell>
          <table:table-cell office:value-type="float" office:value="0.98413179255553" calcext:value-type="float">
            <text:p>0.98</text:p>
          </table:table-cell>
          <table:table-cell office:value-type="float" office:value="-0.000423735307169" calcext:value-type="float">
            <text:p>-0.00042</text:p>
          </table:table-cell>
          <table:table-cell office:value-type="string" calcext:value-type="string">
            <text:p>V4-V5_UNIV</text:p>
          </table:table-cell>
          <table:table-cell office:value-type="string" calcext:value-type="string">
            <text:p>16S</text:p>
          </table:table-cell>
          <table:table-cell office:value-type="float" office:value="0.982330827067669" calcext:value-type="float">
            <text:p>0.98</text:p>
          </table:table-cell>
          <table:table-cell table:number-columns-repeated="39"/>
        </table:table-row>
        <table:table-row table:style-name="ro2">
          <table:table-cell office:value-type="string" calcext:value-type="string">
            <text:p>S0119</text:p>
          </table:table-cell>
          <table:table-cell office:value-type="string" calcext:value-type="string">
            <text:p>GA03</text:p>
          </table:table-cell>
          <table:table-cell office:value-type="float" office:value="185.8" calcext:value-type="float">
            <text:p>185.8</text:p>
          </table:table-cell>
          <table:table-cell office:value-type="float" office:value="39.6924" calcext:value-type="float">
            <text:p>39.6924</text:p>
          </table:table-cell>
          <table:table-cell office:value-type="float" office:value="-69.81342" calcext:value-type="float">
            <text:p>-69.81342</text:p>
          </table:table-cell>
          <table:table-cell office:value-type="float" office:value="11.805" calcext:value-type="float">
            <text:p>11.805</text:p>
          </table:table-cell>
          <table:table-cell office:value-type="float" office:value="50" calcext:value-type="float">
            <text:p>50</text:p>
          </table:table-cell>
          <table:table-cell office:value-type="float" office:value="2.5" calcext:value-type="float">
            <text:p>2.5</text:p>
          </table:table-cell>
          <table:table-cell office:value-type="string" calcext:value-type="string">
            <text:p>SRR5788222</text:p>
          </table:table-cell>
          <table:table-cell table:style-name="Default" office:value-type="float" office:value="0.184721255" calcext:value-type="float">
            <text:p>0.184721255</text:p>
          </table:table-cell>
          <table:table-cell table:style-name="Default" office:value-type="float" office:value="0.037086037954273" calcext:value-type="float">
            <text:p>0.037086037954273</text:p>
          </table:table-cell>
          <table:table-cell table:style-name="Default" table:formula="of:=[.J9]/[.K9]" office:value-type="float" office:value="4.9808840520457" calcext:value-type="float">
            <text:p>4.9808840520457</text:p>
          </table:table-cell>
          <table:table-cell table:style-name="Default" table:formula="of:=([.K9]*5.75)/((1-[.K9])+([.K9]*5.75))" office:value-type="float" office:value="0.181306078688121" calcext:value-type="float">
            <text:p>0.181306078688121</text:p>
          </table:table-cell>
          <table:table-cell table:style-name="Default" table:formula="of:=[.J9]/[.M9]" office:value-type="float" office:value="1.01883652405143" calcext:value-type="float">
            <text:p>1.01883652405143</text:p>
          </table:table-cell>
          <table:table-cell table:style-name="Default" office:value-type="string" calcext:value-type="string">
            <text:p>S0119</text:p>
          </table:table-cell>
          <table:table-cell office:value-type="float" office:value="0.965156219493965" calcext:value-type="float">
            <text:p>0.97</text:p>
          </table:table-cell>
          <table:table-cell table:number-columns-repeated="3"/>
          <table:table-cell table:style-name="ce17"/>
          <table:table-cell office:value-type="float" office:value="1.63566207175844E-264" calcext:value-type="float">
            <text:p>1.64E-264</text:p>
          </table:table-cell>
          <table:table-cell office:value-type="float" office:value="0.009832193484057" calcext:value-type="float">
            <text:p>0.0098</text:p>
          </table:table-cell>
          <table:table-cell office:value-type="float" office:value="0.981833483626808" calcext:value-type="float">
            <text:p>0.98</text:p>
          </table:table-cell>
          <table:table-cell office:value-type="float" office:value="-0.000375876670151" calcext:value-type="float">
            <text:p>-0.00038</text:p>
          </table:table-cell>
          <table:table-cell office:value-type="string" calcext:value-type="string">
            <text:p>V4-V5_UNIV</text:p>
          </table:table-cell>
          <table:table-cell office:value-type="string" calcext:value-type="string">
            <text:p>16S</text:p>
          </table:table-cell>
          <table:table-cell office:value-type="float" office:value="0.976451162790698" calcext:value-type="float">
            <text:p>0.98</text:p>
          </table:table-cell>
          <table:table-cell table:number-columns-repeated="39"/>
        </table:table-row>
        <table:table-row table:style-name="ro2">
          <table:table-cell office:value-type="string" calcext:value-type="string">
            <text:p>S0141</text:p>
          </table:table-cell>
          <table:table-cell office:value-type="string" calcext:value-type="string">
            <text:p>GA03</text:p>
          </table:table-cell>
          <table:table-cell office:value-type="float" office:value="123.8" calcext:value-type="float">
            <text:p>123.8</text:p>
          </table:table-cell>
          <table:table-cell office:value-type="float" office:value="19.4329" calcext:value-type="float">
            <text:p>19.4329</text:p>
          </table:table-cell>
          <table:table-cell office:value-type="float" office:value="-29.38281" calcext:value-type="float">
            <text:p>-29.38281</text:p>
          </table:table-cell>
          <table:table-cell office:value-type="float" office:value="19.517" calcext:value-type="float">
            <text:p>19.517</text:p>
          </table:table-cell>
          <table:table-cell office:value-type="float" office:value="82" calcext:value-type="float">
            <text:p>82</text:p>
          </table:table-cell>
          <table:table-cell office:value-type="float" office:value="4.1" calcext:value-type="float">
            <text:p>4.1</text:p>
          </table:table-cell>
          <table:table-cell office:value-type="string" calcext:value-type="string">
            <text:p>SRR5788456</text:p>
          </table:table-cell>
          <table:table-cell table:style-name="Default" office:value-type="float" office:value="0.30169025" calcext:value-type="float">
            <text:p>0.30169025</text:p>
          </table:table-cell>
          <table:table-cell table:style-name="Default" office:value-type="float" office:value="0.068081398966955" calcext:value-type="float">
            <text:p>0.068081398966955</text:p>
          </table:table-cell>
          <table:table-cell table:style-name="Default" table:formula="of:=[.J10]/[.K10]" office:value-type="float" office:value="4.43131684392139" calcext:value-type="float">
            <text:p>4.43131684392139</text:p>
          </table:table-cell>
          <table:table-cell table:style-name="Default" table:formula="of:=([.K10]*5.75)/((1-[.K10])+([.K10]*5.75))" office:value-type="float" office:value="0.295807763748795" calcext:value-type="float">
            <text:p>0.295807763748795</text:p>
          </table:table-cell>
          <table:table-cell table:style-name="Default" table:formula="of:=[.J10]/[.M10]" office:value-type="float" office:value="1.01988617937763" calcext:value-type="float">
            <text:p>1.01988617937763</text:p>
          </table:table-cell>
          <table:table-cell table:style-name="Default" office:value-type="string" calcext:value-type="string">
            <text:p>S0141</text:p>
          </table:table-cell>
          <table:table-cell office:value-type="float" office:value="0.962640631199646" calcext:value-type="float">
            <text:p>0.96</text:p>
          </table:table-cell>
          <table:table-cell table:number-columns-repeated="3"/>
          <table:table-cell table:style-name="ce17"/>
          <table:table-cell office:value-type="float" office:value="4.67870438867942E-229" calcext:value-type="float">
            <text:p>4.68E-229</text:p>
          </table:table-cell>
          <table:table-cell office:value-type="float" office:value="0.011015137626708" calcext:value-type="float">
            <text:p>0.0110</text:p>
          </table:table-cell>
          <table:table-cell office:value-type="float" office:value="0.997093343431937" calcext:value-type="float">
            <text:p>1.00</text:p>
          </table:table-cell>
          <table:table-cell office:value-type="float" office:value="-0.000453064585549" calcext:value-type="float">
            <text:p>-0.00045</text:p>
          </table:table-cell>
          <table:table-cell office:value-type="string" calcext:value-type="string">
            <text:p>V4-V5_UNIV</text:p>
          </table:table-cell>
          <table:table-cell office:value-type="string" calcext:value-type="string">
            <text:p>16S</text:p>
          </table:table-cell>
          <table:table-cell office:value-type="float" office:value="0.953890524544854" calcext:value-type="float">
            <text:p>0.95</text:p>
          </table:table-cell>
          <table:table-cell table:number-columns-repeated="39"/>
        </table:table-row>
        <table:table-row table:style-name="ro2">
          <table:table-cell office:value-type="string" calcext:value-type="string">
            <text:p>S0424</text:p>
          </table:table-cell>
          <table:table-cell office:value-type="string" calcext:value-type="string">
            <text:p>GP13</text:p>
          </table:table-cell>
          <table:table-cell office:value-type="float" office:value="99.9" calcext:value-type="float">
            <text:p>99.9</text:p>
          </table:table-cell>
          <table:table-cell office:value-type="float" office:value="-32.4995" calcext:value-type="float">
            <text:p>-32.4995</text:p>
          </table:table-cell>
          <table:table-cell office:value-type="float" office:value="-179.125" calcext:value-type="float">
            <text:p>-179.125</text:p>
          </table:table-cell>
          <table:table-cell office:value-type="float" office:value="18.853" calcext:value-type="float">
            <text:p>18.853</text:p>
          </table:table-cell>
          <table:table-cell office:value-type="float" office:value="52" calcext:value-type="float">
            <text:p>52</text:p>
          </table:table-cell>
          <table:table-cell office:value-type="float" office:value="2.6" calcext:value-type="float">
            <text:p>2.6</text:p>
          </table:table-cell>
          <table:table-cell office:value-type="string" calcext:value-type="string">
            <text:p>SRR5788388</text:p>
          </table:table-cell>
          <table:table-cell table:style-name="Default" office:value-type="float" office:value="0.203428175" calcext:value-type="float">
            <text:p>0.203428175</text:p>
          </table:table-cell>
          <table:table-cell table:style-name="Default" office:value-type="float" office:value="0.0412547571328845" calcext:value-type="float">
            <text:p>0.041254757132885</text:p>
          </table:table-cell>
          <table:table-cell table:style-name="Default" table:formula="of:=[.J11]/[.K11]" office:value-type="float" office:value="4.93102345372543" calcext:value-type="float">
            <text:p>4.93102345372543</text:p>
          </table:table-cell>
          <table:table-cell table:style-name="Default" table:formula="of:=([.K11]*5.75)/((1-[.K11])+([.K11]*5.75))" office:value-type="float" office:value="0.198346796211565" calcext:value-type="float">
            <text:p>0.198346796211565</text:p>
          </table:table-cell>
          <table:table-cell table:style-name="Default" table:formula="of:=[.J11]/[.M11]" office:value-type="float" office:value="1.0256186582566" calcext:value-type="float">
            <text:p>1.0256186582566</text:p>
          </table:table-cell>
          <table:table-cell table:style-name="Default" office:value-type="string" calcext:value-type="string">
            <text:p>S0424</text:p>
          </table:table-cell>
          <table:table-cell office:value-type="float" office:value="0.969249547565948" calcext:value-type="float">
            <text:p>0.97</text:p>
          </table:table-cell>
          <table:table-cell table:number-columns-repeated="3"/>
          <table:table-cell table:style-name="ce17"/>
          <table:table-cell office:value-type="float" office:value="9.63647124875229E-214" calcext:value-type="float">
            <text:p>9.64E-214</text:p>
          </table:table-cell>
          <table:table-cell office:value-type="float" office:value="0.01028137326894" calcext:value-type="float">
            <text:p>0.0103</text:p>
          </table:table-cell>
          <table:table-cell office:value-type="float" office:value="0.965877814628555" calcext:value-type="float">
            <text:p>0.97</text:p>
          </table:table-cell>
          <table:table-cell office:value-type="float" office:value="-0.000324334457328" calcext:value-type="float">
            <text:p>-0.00032</text:p>
          </table:table-cell>
          <table:table-cell office:value-type="string" calcext:value-type="string">
            <text:p>V4-V5_UNIV</text:p>
          </table:table-cell>
          <table:table-cell office:value-type="string" calcext:value-type="string">
            <text:p>16S</text:p>
          </table:table-cell>
          <table:table-cell office:value-type="float" office:value="0.9675" calcext:value-type="float">
            <text:p>0.97</text:p>
          </table:table-cell>
          <table:table-cell table:number-columns-repeated="39"/>
        </table:table-row>
        <table:table-row table:style-name="ro2">
          <table:table-cell office:value-type="string" calcext:value-type="string">
            <text:p>S0292</text:p>
          </table:table-cell>
          <table:table-cell office:value-type="string" calcext:value-type="string">
            <text:p>GP13</text:p>
          </table:table-cell>
          <table:table-cell office:value-type="float" office:value="30.1" calcext:value-type="float">
            <text:p>30.1</text:p>
          </table:table-cell>
          <table:table-cell office:value-type="float" office:value="-30.0013" calcext:value-type="float">
            <text:p>-30.0013</text:p>
          </table:table-cell>
          <table:table-cell office:value-type="float" office:value="174.00101" calcext:value-type="float">
            <text:p>174.00101</text:p>
          </table:table-cell>
          <table:table-cell office:value-type="float" office:value="21.417" calcext:value-type="float">
            <text:p>21.417</text:p>
          </table:table-cell>
          <table:table-cell office:value-type="float" office:value="219" calcext:value-type="float">
            <text:p>219</text:p>
          </table:table-cell>
          <table:table-cell office:value-type="float" office:value="10.9" calcext:value-type="float">
            <text:p>10.9</text:p>
          </table:table-cell>
          <table:table-cell office:value-type="string" calcext:value-type="string">
            <text:p>SRR5788269</text:p>
          </table:table-cell>
          <table:table-cell table:style-name="Default" office:value-type="float" office:value="0.386111705" calcext:value-type="float">
            <text:p>0.386111705</text:p>
          </table:table-cell>
          <table:table-cell table:style-name="Default" office:value-type="float" office:value="0.0936112281611617" calcext:value-type="float">
            <text:p>0.093611228161162</text:p>
          </table:table-cell>
          <table:table-cell table:style-name="Default" table:formula="of:=[.J12]/[.K12]" office:value-type="float" office:value="4.12463026695118" calcext:value-type="float">
            <text:p>4.12463026695118</text:p>
          </table:table-cell>
          <table:table-cell table:style-name="Default" table:formula="of:=([.K12]*5.75)/((1-[.K12])+([.K12]*5.75))" office:value-type="float" office:value="0.372590814243084" calcext:value-type="float">
            <text:p>0.372590814243084</text:p>
          </table:table-cell>
          <table:table-cell table:style-name="Default" table:formula="of:=[.J12]/[.M12]" office:value-type="float" office:value="1.0362888462089" calcext:value-type="float">
            <text:p>1.0362888462089</text:p>
          </table:table-cell>
          <table:table-cell table:style-name="Default" office:value-type="string" calcext:value-type="string">
            <text:p>S0292</text:p>
          </table:table-cell>
          <table:table-cell office:value-type="float" office:value="0.991664576973743" calcext:value-type="float">
            <text:p>0.99</text:p>
          </table:table-cell>
          <table:table-cell table:number-columns-repeated="3"/>
          <table:table-cell table:style-name="ce17"/>
          <table:table-cell office:value-type="float" office:value="4.78366335188272E-163" calcext:value-type="float">
            <text:p>4.78E-163</text:p>
          </table:table-cell>
          <table:table-cell office:value-type="float" office:value="0.006694104678288" calcext:value-type="float">
            <text:p>0.0067</text:p>
          </table:table-cell>
          <table:table-cell office:value-type="float" office:value="0.909027299178286" calcext:value-type="float">
            <text:p>0.91</text:p>
          </table:table-cell>
          <table:table-cell office:value-type="float" office:value="-0.00020951827175" calcext:value-type="float">
            <text:p>-0.00021</text:p>
          </table:table-cell>
          <table:table-cell office:value-type="string" calcext:value-type="string">
            <text:p>V4-V5_UNIV</text:p>
          </table:table-cell>
          <table:table-cell office:value-type="string" calcext:value-type="string">
            <text:p>16S</text:p>
          </table:table-cell>
          <table:table-cell office:value-type="float" office:value="0.969944128961348" calcext:value-type="float">
            <text:p>0.97</text:p>
          </table:table-cell>
          <table:table-cell table:number-columns-repeated="39"/>
        </table:table-row>
        <table:table-row table:style-name="ro4">
          <table:table-cell office:value-type="string" calcext:value-type="string">
            <text:p>S0437</text:p>
          </table:table-cell>
          <table:table-cell office:value-type="string" calcext:value-type="string">
            <text:p>GP13</text:p>
          </table:table-cell>
          <table:table-cell office:value-type="float" office:value="1012" calcext:value-type="float">
            <text:p>1012</text:p>
          </table:table-cell>
          <table:table-cell office:value-type="float" office:value="-32.4875" calcext:value-type="float">
            <text:p>-32.4875</text:p>
          </table:table-cell>
          <table:table-cell office:value-type="float" office:value="-169.991" calcext:value-type="float">
            <text:p>-169.991</text:p>
          </table:table-cell>
          <table:table-cell office:value-type="float" office:value="5.161" calcext:value-type="float">
            <text:p>5.161</text:p>
          </table:table-cell>
          <table:table-cell office:value-type="float" office:value="22" calcext:value-type="float">
            <text:p>22</text:p>
          </table:table-cell>
          <table:table-cell office:value-type="float" office:value="1.1" calcext:value-type="float">
            <text:p>1.1</text:p>
          </table:table-cell>
          <table:table-cell office:value-type="string" calcext:value-type="string">
            <text:p>SRR5788243</text:p>
          </table:table-cell>
          <table:table-cell table:style-name="Default" office:value-type="float" office:value="0.14955107" calcext:value-type="float">
            <text:p>0.14955107</text:p>
          </table:table-cell>
          <table:table-cell table:style-name="Default" office:value-type="float" office:value="0.0281626163979105" calcext:value-type="float">
            <text:p>0.028162616397911</text:p>
          </table:table-cell>
          <table:table-cell table:style-name="Default" table:formula="of:=[.J13]/[.K13]" office:value-type="float" office:value="5.31026904201613" calcext:value-type="float">
            <text:p>5.31026904201613</text:p>
          </table:table-cell>
          <table:table-cell table:style-name="Default" table:formula="of:=([.K13]*5.75)/((1-[.K13])+([.K13]*5.75))" office:value-type="float" office:value="0.142828525641026" calcext:value-type="float">
            <text:p>0.142828525641026</text:p>
          </table:table-cell>
          <table:table-cell table:style-name="Default" table:formula="of:=[.J13]/[.M13]" office:value-type="float" office:value="1.04706723904628" calcext:value-type="float">
            <text:p>1.04706723904628</text:p>
          </table:table-cell>
          <table:table-cell table:style-name="Default" office:value-type="string" calcext:value-type="string">
            <text:p>S0437</text:p>
          </table:table-cell>
          <table:table-cell office:value-type="float" office:value="0.929227797343344" calcext:value-type="float">
            <text:p>0.93</text:p>
          </table:table-cell>
          <table:table-cell office:value-type="string" calcext:value-type="string">
            <text:p>MGI proportions differ significantly</text:p>
          </table:table-cell>
          <table:table-cell table:number-columns-repeated="2"/>
          <table:table-cell table:style-name="ce20" office:value-type="string" calcext:value-type="string">
            <text:p>hard to tell, no spatially co-occuring sample to verify with</text:p>
          </table:table-cell>
          <table:table-cell office:value-type="float" office:value="5.45314940741405E-155" calcext:value-type="float">
            <text:p>5.45E-155</text:p>
          </table:table-cell>
          <table:table-cell office:value-type="float" office:value="0.013233136640664" calcext:value-type="float">
            <text:p>0.0132</text:p>
          </table:table-cell>
          <table:table-cell office:value-type="float" office:value="0.782047902371206" calcext:value-type="float">
            <text:p>0.78</text:p>
          </table:table-cell>
          <table:table-cell office:value-type="float" office:value="0.0000494003159274572" calcext:value-type="float">
            <text:p>0.00005</text:p>
          </table:table-cell>
          <table:table-cell office:value-type="string" calcext:value-type="string">
            <text:p>V4-V5_UNIV</text:p>
          </table:table-cell>
          <table:table-cell office:value-type="string" calcext:value-type="string">
            <text:p>16S</text:p>
          </table:table-cell>
          <table:table-cell office:value-type="float" office:value="0.919692313271143" calcext:value-type="float">
            <text:p>0.92</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136</text:p>
          </table:table-cell>
          <table:table-cell office:value-type="string" calcext:value-type="string">
            <text:p>GA03</text:p>
          </table:table-cell>
          <table:table-cell office:value-type="float" office:value="232.9" calcext:value-type="float">
            <text:p>232.9</text:p>
          </table:table-cell>
          <table:table-cell office:value-type="float" office:value="37.5954" calcext:value-type="float">
            <text:p>37.5954</text:p>
          </table:table-cell>
          <table:table-cell office:value-type="float" office:value="-68.4046" calcext:value-type="float">
            <text:p>-68.4046</text:p>
          </table:table-cell>
          <table:table-cell office:value-type="float" office:value="16.073" calcext:value-type="float">
            <text:p>16.073</text:p>
          </table:table-cell>
          <table:table-cell office:value-type="float" office:value="38" calcext:value-type="float">
            <text:p>38</text:p>
          </table:table-cell>
          <table:table-cell office:value-type="float" office:value="1.9" calcext:value-type="float">
            <text:p>1.9</text:p>
          </table:table-cell>
          <table:table-cell office:value-type="string" calcext:value-type="string">
            <text:p>SRR5788315</text:p>
          </table:table-cell>
          <table:table-cell table:style-name="Default" office:value-type="float" office:value="0.084849985" calcext:value-type="float">
            <text:p>0.084849985</text:p>
          </table:table-cell>
          <table:table-cell table:style-name="Default" office:value-type="float" office:value="0.0150686324351805" calcext:value-type="float">
            <text:p>0.015068632435181</text:p>
          </table:table-cell>
          <table:table-cell table:style-name="Default" table:formula="of:=[.J14]/[.K14]" office:value-type="float" office:value="5.63090150118083" calcext:value-type="float">
            <text:p>5.63090150118083</text:p>
          </table:table-cell>
          <table:table-cell table:style-name="Default" table:formula="of:=([.K14]*5.75)/((1-[.K14])+([.K14]*5.75))" office:value-type="float" office:value="0.0808572011443266" calcext:value-type="float">
            <text:p>0.080857201144327</text:p>
          </table:table-cell>
          <table:table-cell table:style-name="Default" table:formula="of:=[.J14]/[.M14]" office:value-type="float" office:value="1.04938068346623" calcext:value-type="float">
            <text:p>1.04938068346623</text:p>
          </table:table-cell>
          <table:table-cell table:style-name="Default" office:value-type="string" calcext:value-type="string">
            <text:p>S0136</text:p>
          </table:table-cell>
          <table:table-cell office:value-type="float" office:value="0.987834761056688"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520045755755" calcext:value-type="float">
            <text:p>0.0052</text:p>
          </table:table-cell>
          <table:table-cell office:value-type="float" office:value="0.927825747836152" calcext:value-type="float">
            <text:p>0.93</text:p>
          </table:table-cell>
          <table:table-cell office:value-type="float" office:value="-0.000176626554566" calcext:value-type="float">
            <text:p>-0.00018</text:p>
          </table:table-cell>
          <table:table-cell office:value-type="string" calcext:value-type="string">
            <text:p>V4-V5_UNIV</text:p>
          </table:table-cell>
          <table:table-cell office:value-type="string" calcext:value-type="string">
            <text:p>16S</text:p>
          </table:table-cell>
          <table:table-cell office:value-type="float" office:value="0.970846605326279" calcext:value-type="float">
            <text:p>0.97</text:p>
          </table:table-cell>
          <table:table-cell table:number-columns-repeated="39"/>
        </table:table-row>
        <table:table-row table:style-name="ro2">
          <table:table-cell office:value-type="string" calcext:value-type="string">
            <text:p>S0093</text:p>
          </table:table-cell>
          <table:table-cell office:value-type="string" calcext:value-type="string">
            <text:p>GA03</text:p>
          </table:table-cell>
          <table:table-cell office:value-type="float" office:value="110.7" calcext:value-type="float">
            <text:p>110.7</text:p>
          </table:table-cell>
          <table:table-cell office:value-type="float" office:value="26.1363" calcext:value-type="float">
            <text:p>26.1363</text:p>
          </table:table-cell>
          <table:table-cell office:value-type="float" office:value="-44.82642" calcext:value-type="float">
            <text:p>-44.82642</text:p>
          </table:table-cell>
          <table:table-cell office:value-type="float" office:value="21.995" calcext:value-type="float">
            <text:p>21.995</text:p>
          </table:table-cell>
          <table:table-cell office:value-type="float" office:value="163" calcext:value-type="float">
            <text:p>163</text:p>
          </table:table-cell>
          <table:table-cell office:value-type="float" office:value="8.2" calcext:value-type="float">
            <text:p>8.2</text:p>
          </table:table-cell>
          <table:table-cell office:value-type="string" calcext:value-type="string">
            <text:p>SRR5788025</text:p>
          </table:table-cell>
          <table:table-cell table:style-name="Default" office:value-type="float" office:value="0.14824559" calcext:value-type="float">
            <text:p>0.14824559</text:p>
          </table:table-cell>
          <table:table-cell table:style-name="Default" office:value-type="float" office:value="0.0277420948616601" calcext:value-type="float">
            <text:p>0.02774209486166</text:p>
          </table:table-cell>
          <table:table-cell table:style-name="Default" table:formula="of:=[.J15]/[.K15]" office:value-type="float" office:value="5.34370568406055" calcext:value-type="float">
            <text:p>5.34370568406055</text:p>
          </table:table-cell>
          <table:table-cell table:style-name="Default" table:formula="of:=([.K15]*5.75)/((1-[.K15])+([.K15]*5.75))" office:value-type="float" office:value="0.140944138559509" calcext:value-type="float">
            <text:p>0.140944138559509</text:p>
          </table:table-cell>
          <table:table-cell table:style-name="Default" table:formula="of:=[.J15]/[.M15]" office:value-type="float" office:value="1.05180386722792" calcext:value-type="float">
            <text:p>1.05180386722792</text:p>
          </table:table-cell>
          <table:table-cell table:style-name="Default" office:value-type="string" calcext:value-type="string">
            <text:p>S0093</text:p>
          </table:table-cell>
          <table:table-cell office:value-type="float" office:value="0.982435589933345" calcext:value-type="float">
            <text:p>0.98</text:p>
          </table:table-cell>
          <table:table-cell table:number-columns-repeated="3"/>
          <table:table-cell table:style-name="ce17"/>
          <table:table-cell office:value-type="float" office:value="7.05132950863178E-269" calcext:value-type="float">
            <text:p>7.05E-269</text:p>
          </table:table-cell>
          <table:table-cell office:value-type="float" office:value="0.008478415932927" calcext:value-type="float">
            <text:p>0.0085</text:p>
          </table:table-cell>
          <table:table-cell office:value-type="float" office:value="1.10557133449335" calcext:value-type="float">
            <text:p>1.11</text:p>
          </table:table-cell>
          <table:table-cell office:value-type="float" office:value="-0.000650942339117" calcext:value-type="float">
            <text:p>-0.00065</text:p>
          </table:table-cell>
          <table:table-cell office:value-type="string" calcext:value-type="string">
            <text:p>V4-V5_UNIV</text:p>
          </table:table-cell>
          <table:table-cell office:value-type="string" calcext:value-type="string">
            <text:p>16S</text:p>
          </table:table-cell>
          <table:table-cell office:value-type="float" office:value="0.969706263204525" calcext:value-type="float">
            <text:p>0.97</text:p>
          </table:table-cell>
          <table:table-cell table:number-columns-repeated="39"/>
        </table:table-row>
        <table:table-row table:style-name="ro2">
          <table:table-cell office:value-type="string" calcext:value-type="string">
            <text:p>S0410</text:p>
          </table:table-cell>
          <table:table-cell office:value-type="string" calcext:value-type="string">
            <text:p>GP13</text:p>
          </table:table-cell>
          <table:table-cell office:value-type="float" office:value="102" calcext:value-type="float">
            <text:p>102</text:p>
          </table:table-cell>
          <table:table-cell office:value-type="float" office:value="-32.4885" calcext:value-type="float">
            <text:p>-32.4885</text:p>
          </table:table-cell>
          <table:table-cell office:value-type="float" office:value="-151.9995" calcext:value-type="float">
            <text:p>-151.9995</text:p>
          </table:table-cell>
          <table:table-cell office:value-type="float" office:value="18.679" calcext:value-type="float">
            <text:p>18.679</text:p>
          </table:table-cell>
          <table:table-cell office:value-type="float" office:value="35" calcext:value-type="float">
            <text:p>35</text:p>
          </table:table-cell>
          <table:table-cell office:value-type="float" office:value="1.7" calcext:value-type="float">
            <text:p>1.7</text:p>
          </table:table-cell>
          <table:table-cell office:value-type="string" calcext:value-type="string">
            <text:p>SRR5788119</text:p>
          </table:table-cell>
          <table:table-cell table:style-name="Default" office:value-type="float" office:value="0.19812658" calcext:value-type="float">
            <text:p>0.19812658</text:p>
          </table:table-cell>
          <table:table-cell table:style-name="Default" office:value-type="float" office:value="0.0371677252411197" calcext:value-type="float">
            <text:p>0.03716772524112</text:p>
          </table:table-cell>
          <table:table-cell table:style-name="Default" table:formula="of:=[.J16]/[.K16]" office:value-type="float" office:value="5.33060817455697" calcext:value-type="float">
            <text:p>5.33060817455697</text:p>
          </table:table-cell>
          <table:table-cell table:style-name="Default" table:formula="of:=([.K16]*5.75)/((1-[.K16])+([.K16]*5.75))" office:value-type="float" office:value="0.181645506348095" calcext:value-type="float">
            <text:p>0.181645506348095</text:p>
          </table:table-cell>
          <table:table-cell table:style-name="Default" table:formula="of:=[.J16]/[.M16]" office:value-type="float" office:value="1.09073207470556" calcext:value-type="float">
            <text:p>1.09073207470556</text:p>
          </table:table-cell>
          <table:table-cell table:style-name="Default" office:value-type="string" calcext:value-type="string">
            <text:p>S0410</text:p>
          </table:table-cell>
          <table:table-cell office:value-type="float" office:value="0.99132468986623" calcext:value-type="float">
            <text:p>0.99</text:p>
          </table:table-cell>
          <table:table-cell table:number-columns-repeated="3"/>
          <table:table-cell table:style-name="ce17"/>
          <table:table-cell office:value-type="float" office:value="6.58261624832439E-298" calcext:value-type="float">
            <text:p>6.58E-298</text:p>
          </table:table-cell>
          <table:table-cell office:value-type="float" office:value="0.005871951122055" calcext:value-type="float">
            <text:p>0.0059</text:p>
          </table:table-cell>
          <table:table-cell office:value-type="float" office:value="1.06338085480931" calcext:value-type="float">
            <text:p>1.06</text:p>
          </table:table-cell>
          <table:table-cell office:value-type="float" office:value="-0.000621934878991" calcext:value-type="float">
            <text:p>-0.00062</text:p>
          </table:table-cell>
          <table:table-cell office:value-type="string" calcext:value-type="string">
            <text:p>V4-V5_UNIV</text:p>
          </table:table-cell>
          <table:table-cell office:value-type="string" calcext:value-type="string">
            <text:p>16S</text:p>
          </table:table-cell>
          <table:table-cell office:value-type="float" office:value="0.947167204053432" calcext:value-type="float">
            <text:p>0.95</text:p>
          </table:table-cell>
          <table:table-cell table:number-columns-repeated="39"/>
        </table:table-row>
        <table:table-row table:style-name="ro2">
          <table:table-cell office:value-type="string" calcext:value-type="string">
            <text:p>S0445</text:p>
          </table:table-cell>
          <table:table-cell office:value-type="string" calcext:value-type="string">
            <text:p>GP13</text:p>
          </table:table-cell>
          <table:table-cell office:value-type="float" office:value="30" calcext:value-type="float">
            <text:p>30</text:p>
          </table:table-cell>
          <table:table-cell office:value-type="float" office:value="-32.495" calcext:value-type="float">
            <text:p>-32.495</text:p>
          </table:table-cell>
          <table:table-cell office:value-type="float" office:value="-168.002" calcext:value-type="float">
            <text:p>-168.002</text:p>
          </table:table-cell>
          <table:table-cell office:value-type="float" office:value="19.69" calcext:value-type="float">
            <text:p>19.69</text:p>
          </table:table-cell>
          <table:table-cell office:value-type="float" office:value="58" calcext:value-type="float">
            <text:p>58</text:p>
          </table:table-cell>
          <table:table-cell office:value-type="float" office:value="2.9" calcext:value-type="float">
            <text:p>2.9</text:p>
          </table:table-cell>
          <table:table-cell office:value-type="string" calcext:value-type="string">
            <text:p>SRR5788129</text:p>
          </table:table-cell>
          <table:table-cell table:style-name="Default" office:value-type="float" office:value="0.16315156" calcext:value-type="float">
            <text:p>0.16315156</text:p>
          </table:table-cell>
          <table:table-cell table:style-name="Default" office:value-type="float" office:value="0.0296461032682266" calcext:value-type="float">
            <text:p>0.029646103268227</text:p>
          </table:table-cell>
          <table:table-cell table:style-name="Default" table:formula="of:=[.J17]/[.K17]" office:value-type="float" office:value="5.50330539308546" calcext:value-type="float">
            <text:p>5.50330539308546</text:p>
          </table:table-cell>
          <table:table-cell table:style-name="Default" table:formula="of:=([.K17]*5.75)/((1-[.K17])+([.K17]*5.75))" office:value-type="float" office:value="0.149423436327961" calcext:value-type="float">
            <text:p>0.149423436327961</text:p>
          </table:table-cell>
          <table:table-cell table:style-name="Default" table:formula="of:=[.J17]/[.M17]" office:value-type="float" office:value="1.09187396575399" calcext:value-type="float">
            <text:p>1.09187396575399</text:p>
          </table:table-cell>
          <table:table-cell table:style-name="Default" office:value-type="string" calcext:value-type="string">
            <text:p>S0445</text:p>
          </table:table-cell>
          <table:table-cell office:value-type="float" office:value="0.99498732289231" calcext:value-type="float">
            <text:p>0.99</text:p>
          </table:table-cell>
          <table:table-cell table:number-columns-repeated="3"/>
          <table:table-cell table:style-name="ce17"/>
          <table:table-cell office:value-type="float" office:value="3.11740335907084E-249" calcext:value-type="float">
            <text:p>3.12E-249</text:p>
          </table:table-cell>
          <table:table-cell office:value-type="float" office:value="0.004242020136032" calcext:value-type="float">
            <text:p>0.0042</text:p>
          </table:table-cell>
          <table:table-cell office:value-type="float" office:value="0.876326337140399" calcext:value-type="float">
            <text:p>0.88</text:p>
          </table:table-cell>
          <table:table-cell office:value-type="float" office:value="-0.000148517703202" calcext:value-type="float">
            <text:p>-0.00015</text:p>
          </table:table-cell>
          <table:table-cell office:value-type="string" calcext:value-type="string">
            <text:p>V4-V5_UNIV</text:p>
          </table:table-cell>
          <table:table-cell office:value-type="string" calcext:value-type="string">
            <text:p>16S</text:p>
          </table:table-cell>
          <table:table-cell office:value-type="float" office:value="0.947612401881773" calcext:value-type="float">
            <text:p>0.95</text:p>
          </table:table-cell>
          <table:table-cell table:number-columns-repeated="39"/>
        </table:table-row>
        <table:table-row table:style-name="ro5">
          <table:table-cell office:value-type="string" calcext:value-type="string">
            <text:p>S0054</text:p>
          </table:table-cell>
          <table:table-cell office:value-type="string" calcext:value-type="string">
            <text:p>GA03</text:p>
          </table:table-cell>
          <table:table-cell office:value-type="float" office:value="237.3" calcext:value-type="float">
            <text:p>237.3</text:p>
          </table:table-cell>
          <table:table-cell office:value-type="float" office:value="35.4186" calcext:value-type="float">
            <text:p>35.4186</text:p>
          </table:table-cell>
          <table:table-cell office:value-type="float" office:value="-66.54269" calcext:value-type="float">
            <text:p>-66.54269</text:p>
          </table:table-cell>
          <table:table-cell office:value-type="float" office:value="18.322" calcext:value-type="float">
            <text:p>18.322</text:p>
          </table:table-cell>
          <table:table-cell office:value-type="float" office:value="72" calcext:value-type="float">
            <text:p>72</text:p>
          </table:table-cell>
          <table:table-cell office:value-type="float" office:value="3.6" calcext:value-type="float">
            <text:p>3.6</text:p>
          </table:table-cell>
          <table:table-cell office:value-type="string" calcext:value-type="string">
            <text:p>SRR5788008</text:p>
          </table:table-cell>
          <table:table-cell table:style-name="Default" office:value-type="float" office:value="0.13753065" calcext:value-type="float">
            <text:p>0.13753065</text:p>
          </table:table-cell>
          <table:table-cell table:style-name="Default" office:value-type="float" office:value="0.0244404316969722" calcext:value-type="float">
            <text:p>0.024440431696972</text:p>
          </table:table-cell>
          <table:table-cell table:style-name="Default" table:formula="of:=[.J18]/[.K18]" office:value-type="float" office:value="5.62717760902063" calcext:value-type="float">
            <text:p>5.62717760902063</text:p>
          </table:table-cell>
          <table:table-cell table:style-name="Default" table:formula="of:=([.K18]*5.75)/((1-[.K18])+([.K18]*5.75))" office:value-type="float" office:value="0.12591477753739" calcext:value-type="float">
            <text:p>0.12591477753739</text:p>
          </table:table-cell>
          <table:table-cell table:style-name="Default" table:formula="of:=[.J18]/[.M18]" office:value-type="float" office:value="1.09225186026446" calcext:value-type="float">
            <text:p>1.09225186026446</text:p>
          </table:table-cell>
          <table:table-cell table:style-name="Default" office:value-type="string" calcext:value-type="string">
            <text:p>S0054</text:p>
          </table:table-cell>
          <table:table-cell office:value-type="float" office:value="0.903520538252462" calcext:value-type="float">
            <text:p>0.90</text:p>
          </table:table-cell>
          <table:table-cell office:value-type="string" calcext:value-type="string">
            <text:p>general profiles similar but MGI off ~2x</text:p>
          </table:table-cell>
          <table:table-cell table:number-columns-repeated="2"/>
          <table:table-cell table:style-name="ce20" office:value-type="string" calcext:value-type="string">
            <text:p>hard to tell, spatially-co-occurring sample (S0054) gives only decent (0.86) correlation but it’s the deep sea. This sample has a similarly low R^2 of 0.90</text:p>
          </table:table-cell>
          <table:table-cell office:value-type="float" office:value="1.78457965912289E-190" calcext:value-type="float">
            <text:p>1.78E-190</text:p>
          </table:table-cell>
          <table:table-cell office:value-type="float" office:value="0.01883079511699" calcext:value-type="float">
            <text:p>0.0188</text:p>
          </table:table-cell>
          <table:table-cell office:value-type="float" office:value="1.10995965072982" calcext:value-type="float">
            <text:p>1.11</text:p>
          </table:table-cell>
          <table:table-cell office:value-type="float" office:value="-0.000750056223819" calcext:value-type="float">
            <text:p>-0.00075</text:p>
          </table:table-cell>
          <table:table-cell office:value-type="string" calcext:value-type="string">
            <text:p>V4-V5_UNIV</text:p>
          </table:table-cell>
          <table:table-cell office:value-type="string" calcext:value-type="string">
            <text:p>16S</text:p>
          </table:table-cell>
          <table:table-cell office:value-type="float" office:value="0.951743532058493" calcext:value-type="float">
            <text:p>0.95</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143</text:p>
          </table:table-cell>
          <table:table-cell office:value-type="string" calcext:value-type="string">
            <text:p>GA03</text:p>
          </table:table-cell>
          <table:table-cell office:value-type="float" office:value="233.1" calcext:value-type="float">
            <text:p>233.1</text:p>
          </table:table-cell>
          <table:table-cell office:value-type="float" office:value="19.4329" calcext:value-type="float">
            <text:p>19.4329</text:p>
          </table:table-cell>
          <table:table-cell office:value-type="float" office:value="-29.38281" calcext:value-type="float">
            <text:p>-29.38281</text:p>
          </table:table-cell>
          <table:table-cell office:value-type="float" office:value="15.176" calcext:value-type="float">
            <text:p>15.176</text:p>
          </table:table-cell>
          <table:table-cell office:value-type="float" office:value="36" calcext:value-type="float">
            <text:p>36</text:p>
          </table:table-cell>
          <table:table-cell office:value-type="float" office:value="1.8" calcext:value-type="float">
            <text:p>1.8</text:p>
          </table:table-cell>
          <table:table-cell office:value-type="string" calcext:value-type="string">
            <text:p>SRR5788454</text:p>
          </table:table-cell>
          <table:table-cell table:style-name="Default" office:value-type="float" office:value="0.10765428" calcext:value-type="float">
            <text:p>0.10765428</text:p>
          </table:table-cell>
          <table:table-cell table:style-name="Default" office:value-type="float" office:value="0.0182592223719413" calcext:value-type="float">
            <text:p>0.018259222371941</text:p>
          </table:table-cell>
          <table:table-cell table:style-name="Default" table:formula="of:=[.J19]/[.K19]" office:value-type="float" office:value="5.89588525771124" calcext:value-type="float">
            <text:p>5.89588525771124</text:p>
          </table:table-cell>
          <table:table-cell table:style-name="Default" table:formula="of:=([.K19]*5.75)/((1-[.K19])+([.K19]*5.75))" office:value-type="float" office:value="0.0966113040392104" calcext:value-type="float">
            <text:p>0.09661130403921</text:p>
          </table:table-cell>
          <table:table-cell table:style-name="Default" table:formula="of:=[.J19]/[.M19]" office:value-type="float" office:value="1.11430314568891" calcext:value-type="float">
            <text:p>1.11430314568891</text:p>
          </table:table-cell>
          <table:table-cell table:style-name="Default" office:value-type="string" calcext:value-type="string">
            <text:p>S0143</text:p>
          </table:table-cell>
          <table:table-cell office:value-type="float" office:value="0.972698310424591" calcext:value-type="float">
            <text:p>0.97</text:p>
          </table:table-cell>
          <table:table-cell table:number-columns-repeated="3"/>
          <table:table-cell table:style-name="ce17"/>
          <table:table-cell office:value-type="float" office:value="0" calcext:value-type="float">
            <text:p>0.00E+00</text:p>
          </table:table-cell>
          <table:table-cell office:value-type="float" office:value="0.007122752910404" calcext:value-type="float">
            <text:p>0.0071</text:p>
          </table:table-cell>
          <table:table-cell office:value-type="float" office:value="0.962004664717082" calcext:value-type="float">
            <text:p>0.96</text:p>
          </table:table-cell>
          <table:table-cell office:value-type="float" office:value="-0.000191018534058" calcext:value-type="float">
            <text:p>-0.00019</text:p>
          </table:table-cell>
          <table:table-cell office:value-type="string" calcext:value-type="string">
            <text:p>V4-V5_UNIV</text:p>
          </table:table-cell>
          <table:table-cell office:value-type="string" calcext:value-type="string">
            <text:p>16S</text:p>
          </table:table-cell>
          <table:table-cell office:value-type="float" office:value="0.970541642399534" calcext:value-type="float">
            <text:p>0.97</text:p>
          </table:table-cell>
          <table:table-cell table:number-columns-repeated="39"/>
        </table:table-row>
        <table:table-row table:style-name="ro2">
          <table:table-cell office:value-type="string" calcext:value-type="string">
            <text:p>S0098</text:p>
          </table:table-cell>
          <table:table-cell office:value-type="string" calcext:value-type="string">
            <text:p>GA03</text:p>
          </table:table-cell>
          <table:table-cell office:value-type="float" office:value="48.1" calcext:value-type="float">
            <text:p>48.1</text:p>
          </table:table-cell>
          <table:table-cell office:value-type="float" office:value="17.3999" calcext:value-type="float">
            <text:p>17.3999</text:p>
          </table:table-cell>
          <table:table-cell office:value-type="float" office:value="-24.49991" calcext:value-type="float">
            <text:p>-24.49991</text:p>
          </table:table-cell>
          <table:table-cell office:value-type="float" office:value="24.678" calcext:value-type="float">
            <text:p>24.678</text:p>
          </table:table-cell>
          <table:table-cell office:value-type="float" office:value="326" calcext:value-type="float">
            <text:p>326</text:p>
          </table:table-cell>
          <table:table-cell office:value-type="float" office:value="16.3" calcext:value-type="float">
            <text:p>16.3</text:p>
          </table:table-cell>
          <table:table-cell office:value-type="string" calcext:value-type="string">
            <text:p>SRR5788411</text:p>
          </table:table-cell>
          <table:table-cell table:style-name="Default" office:value-type="float" office:value="0.452160085" calcext:value-type="float">
            <text:p>0.452160085</text:p>
          </table:table-cell>
          <table:table-cell table:style-name="Default" office:value-type="float" office:value="0.10562435387018" calcext:value-type="float">
            <text:p>0.10562435387018</text:p>
          </table:table-cell>
          <table:table-cell table:style-name="Default" table:formula="of:=[.J20]/[.K20]" office:value-type="float" office:value="4.28083172518847" calcext:value-type="float">
            <text:p>4.28083172518847</text:p>
          </table:table-cell>
          <table:table-cell table:style-name="Default" table:formula="of:=([.K20]*5.75)/((1-[.K20])+([.K20]*5.75))" office:value-type="float" office:value="0.404430773737595" calcext:value-type="float">
            <text:p>0.404430773737595</text:p>
          </table:table-cell>
          <table:table-cell table:style-name="Default" table:formula="of:=[.J20]/[.M20]" office:value-type="float" office:value="1.11801602242408" calcext:value-type="float">
            <text:p>1.11801602242408</text:p>
          </table:table-cell>
          <table:table-cell table:style-name="Default" office:value-type="string" calcext:value-type="string">
            <text:p>S0098</text:p>
          </table:table-cell>
          <table:table-cell office:value-type="float" office:value="0.949564211450794" calcext:value-type="float">
            <text:p>0.95</text:p>
          </table:table-cell>
          <table:table-cell table:number-columns-repeated="3"/>
          <table:table-cell table:style-name="ce20"/>
          <table:table-cell office:value-type="float" office:value="4.40159659495269E-205" calcext:value-type="float">
            <text:p>4.40E-205</text:p>
          </table:table-cell>
          <table:table-cell office:value-type="float" office:value="0.013698985526095" calcext:value-type="float">
            <text:p>0.0137</text:p>
          </table:table-cell>
          <table:table-cell office:value-type="float" office:value="1.05160668180771" calcext:value-type="float">
            <text:p>1.05</text:p>
          </table:table-cell>
          <table:table-cell office:value-type="float" office:value="-0.000569763600847" calcext:value-type="float">
            <text:p>-0.00057</text:p>
          </table:table-cell>
          <table:table-cell office:value-type="string" calcext:value-type="string">
            <text:p>V4-V5_UNIV</text:p>
          </table:table-cell>
          <table:table-cell office:value-type="string" calcext:value-type="string">
            <text:p>16S</text:p>
          </table:table-cell>
          <table:table-cell office:value-type="float" office:value="0.972751410554265" calcext:value-type="float">
            <text:p>0.97</text:p>
          </table:table-cell>
          <table:table-cell table:number-columns-repeated="39"/>
        </table:table-row>
        <table:table-row table:style-name="ro2">
          <table:table-cell office:value-type="string" calcext:value-type="string">
            <text:p>S0384</text:p>
          </table:table-cell>
          <table:table-cell office:value-type="string" calcext:value-type="string">
            <text:p>GP13</text:p>
          </table:table-cell>
          <table:table-cell office:value-type="float" office:value="16" calcext:value-type="float">
            <text:p>16</text:p>
          </table:table-cell>
          <table:table-cell office:value-type="float" office:value="-32.509" calcext:value-type="float">
            <text:p>-32.509</text:p>
          </table:table-cell>
          <table:table-cell office:value-type="float" office:value="-162.009" calcext:value-type="float">
            <text:p>-162.009</text:p>
          </table:table-cell>
          <table:table-cell office:value-type="float" office:value="19.593" calcext:value-type="float">
            <text:p>19.593</text:p>
          </table:table-cell>
          <table:table-cell office:value-type="float" office:value="163" calcext:value-type="float">
            <text:p>163</text:p>
          </table:table-cell>
          <table:table-cell office:value-type="float" office:value="8.2" calcext:value-type="float">
            <text:p>8.2</text:p>
          </table:table-cell>
          <table:table-cell office:value-type="string" calcext:value-type="string">
            <text:p>SRR5788092</text:p>
          </table:table-cell>
          <table:table-cell table:style-name="Default" office:value-type="float" office:value="0.262951225" calcext:value-type="float">
            <text:p>0.262951225</text:p>
          </table:table-cell>
          <table:table-cell table:style-name="Default" office:value-type="float" office:value="0.0502134069796636" calcext:value-type="float">
            <text:p>0.050213406979664</text:p>
          </table:table-cell>
          <table:table-cell table:style-name="Default" table:formula="of:=[.J21]/[.K21]" office:value-type="float" office:value="5.236673645875" calcext:value-type="float">
            <text:p>5.236673645875</text:p>
          </table:table-cell>
          <table:table-cell table:style-name="Default" table:formula="of:=([.K21]*5.75)/((1-[.K21])+([.K21]*5.75))" office:value-type="float" office:value="0.233123859720251" calcext:value-type="float">
            <text:p>0.233123859720251</text:p>
          </table:table-cell>
          <table:table-cell table:style-name="Default" table:formula="of:=[.J21]/[.M21]" office:value-type="float" office:value="1.12794642863043" calcext:value-type="float">
            <text:p>1.12794642863043</text:p>
          </table:table-cell>
          <table:table-cell table:style-name="Default" office:value-type="string" calcext:value-type="string">
            <text:p>S0384</text:p>
          </table:table-cell>
          <table:table-cell office:value-type="float" office:value="0.992344242937272" calcext:value-type="float">
            <text:p>0.99</text:p>
          </table:table-cell>
          <table:table-cell table:number-columns-repeated="3"/>
          <table:table-cell table:style-name="ce17"/>
          <table:table-cell office:value-type="float" office:value="6.3338176970785E-202" calcext:value-type="float">
            <text:p>6.33E-202</text:p>
          </table:table-cell>
          <table:table-cell office:value-type="float" office:value="0.005485487117084" calcext:value-type="float">
            <text:p>0.0055</text:p>
          </table:table-cell>
          <table:table-cell office:value-type="float" office:value="0.858584822272712" calcext:value-type="float">
            <text:p>0.86</text:p>
          </table:table-cell>
          <table:table-cell office:value-type="float" office:value="0.0000612612147277616" calcext:value-type="float">
            <text:p>0.00006</text:p>
          </table:table-cell>
          <table:table-cell office:value-type="string" calcext:value-type="string">
            <text:p>V4-V5_UNIV</text:p>
          </table:table-cell>
          <table:table-cell office:value-type="string" calcext:value-type="string">
            <text:p>16S</text:p>
          </table:table-cell>
          <table:table-cell office:value-type="float" office:value="0.956694767221083" calcext:value-type="float">
            <text:p>0.96</text:p>
          </table:table-cell>
          <table:table-cell table:number-columns-repeated="39"/>
        </table:table-row>
        <table:table-row table:style-name="ro2">
          <table:table-cell office:value-type="string" calcext:value-type="string">
            <text:p>S0265</text:p>
          </table:table-cell>
          <table:table-cell office:value-type="string" calcext:value-type="string">
            <text:p>GP13</text:p>
          </table:table-cell>
          <table:table-cell office:value-type="float" office:value="50.6" calcext:value-type="float">
            <text:p>50.6</text:p>
          </table:table-cell>
          <table:table-cell office:value-type="float" office:value="-29.9999" calcext:value-type="float">
            <text:p>-29.9999</text:p>
          </table:table-cell>
          <table:table-cell office:value-type="float" office:value="159" calcext:value-type="float">
            <text:p>159</text:p>
          </table:table-cell>
          <table:table-cell office:value-type="float" office:value="22.043" calcext:value-type="float">
            <text:p>22.043</text:p>
          </table:table-cell>
          <table:table-cell office:value-type="float" office:value="158" calcext:value-type="float">
            <text:p>158</text:p>
          </table:table-cell>
          <table:table-cell office:value-type="float" office:value="7.9" calcext:value-type="float">
            <text:p>7.9</text:p>
          </table:table-cell>
          <table:table-cell office:value-type="string" calcext:value-type="string">
            <text:p>SRR5788156</text:p>
          </table:table-cell>
          <table:table-cell table:style-name="Default" office:value-type="float" office:value="0.32100761" calcext:value-type="float">
            <text:p>0.32100761</text:p>
          </table:table-cell>
          <table:table-cell table:style-name="Default" office:value-type="float" office:value="0.0644722788620254" calcext:value-type="float">
            <text:p>0.064472278862025</text:p>
          </table:table-cell>
          <table:table-cell table:style-name="Default" table:formula="of:=[.J22]/[.K22]" office:value-type="float" office:value="4.97900207137049" calcext:value-type="float">
            <text:p>4.97900207137049</text:p>
          </table:table-cell>
          <table:table-cell table:style-name="Default" table:formula="of:=([.K22]*5.75)/((1-[.K22])+([.K22]*5.75))" office:value-type="float" office:value="0.283802869248495" calcext:value-type="float">
            <text:p>0.283802869248495</text:p>
          </table:table-cell>
          <table:table-cell table:style-name="Default" table:formula="of:=[.J22]/[.M22]" office:value-type="float" office:value="1.13109360328182" calcext:value-type="float">
            <text:p>1.13109360328182</text:p>
          </table:table-cell>
          <table:table-cell table:style-name="Default" office:value-type="string" calcext:value-type="string">
            <text:p>S0265</text:p>
          </table:table-cell>
          <table:table-cell office:value-type="float" office:value="0.989522596300314" calcext:value-type="float">
            <text:p>0.99</text:p>
          </table:table-cell>
          <table:table-cell table:number-columns-repeated="3"/>
          <table:table-cell table:style-name="ce17"/>
          <table:table-cell office:value-type="float" office:value="3.14093572505275E-277" calcext:value-type="float">
            <text:p>3.14E-277</text:p>
          </table:table-cell>
          <table:table-cell office:value-type="float" office:value="0.005795212300556" calcext:value-type="float">
            <text:p>0.0058</text:p>
          </table:table-cell>
          <table:table-cell office:value-type="float" office:value="0.939026324768018" calcext:value-type="float">
            <text:p>0.94</text:p>
          </table:table-cell>
          <table:table-cell office:value-type="float" office:value="-0.000235849353646" calcext:value-type="float">
            <text:p>-0.00024</text:p>
          </table:table-cell>
          <table:table-cell office:value-type="string" calcext:value-type="string">
            <text:p>V4-V5_UNIV</text:p>
          </table:table-cell>
          <table:table-cell office:value-type="string" calcext:value-type="string">
            <text:p>16S</text:p>
          </table:table-cell>
          <table:table-cell office:value-type="float" office:value="0.953030831540802" calcext:value-type="float">
            <text:p>0.95</text:p>
          </table:table-cell>
          <table:table-cell table:number-columns-repeated="39"/>
        </table:table-row>
        <table:table-row table:style-name="ro2">
          <table:table-cell office:value-type="string" calcext:value-type="string">
            <text:p>S0407</text:p>
          </table:table-cell>
          <table:table-cell office:value-type="string" calcext:value-type="string">
            <text:p>GP13</text:p>
          </table:table-cell>
          <table:table-cell office:value-type="float" office:value="30" calcext:value-type="float">
            <text:p>30</text:p>
          </table:table-cell>
          <table:table-cell office:value-type="float" office:value="-32.4885" calcext:value-type="float">
            <text:p>-32.4885</text:p>
          </table:table-cell>
          <table:table-cell office:value-type="float" office:value="-151.9995" calcext:value-type="float">
            <text:p>-151.9995</text:p>
          </table:table-cell>
          <table:table-cell office:value-type="float" office:value="18.974" calcext:value-type="float">
            <text:p>18.974</text:p>
          </table:table-cell>
          <table:table-cell table:number-columns-repeated="2"/>
          <table:table-cell office:value-type="string" calcext:value-type="string">
            <text:p>SRR5788122</text:p>
          </table:table-cell>
          <table:table-cell table:style-name="Default" office:value-type="float" office:value="0.18007266" calcext:value-type="float">
            <text:p>0.18007266</text:p>
          </table:table-cell>
          <table:table-cell table:style-name="Default" office:value-type="float" office:value="0.0312884865026795" calcext:value-type="float">
            <text:p>0.03128848650268</text:p>
          </table:table-cell>
          <table:table-cell table:style-name="Default" table:formula="of:=[.J23]/[.K23]" office:value-type="float" office:value="5.75523715359574" calcext:value-type="float">
            <text:p>5.75523715359574</text:p>
          </table:table-cell>
          <table:table-cell table:style-name="Default" table:formula="of:=([.K23]*5.75)/((1-[.K23])+([.K23]*5.75))" office:value-type="float" office:value="0.156630346586299" calcext:value-type="float">
            <text:p>0.156630346586299</text:p>
          </table:table-cell>
          <table:table-cell table:style-name="Default" table:formula="of:=[.J23]/[.M23]" office:value-type="float" office:value="1.14966648497317" calcext:value-type="float">
            <text:p>1.14966648497317</text:p>
          </table:table-cell>
          <table:table-cell table:style-name="Default" office:value-type="string" calcext:value-type="string">
            <text:p>S0407</text:p>
          </table:table-cell>
          <table:table-cell office:value-type="float" office:value="0.990595378164685" calcext:value-type="float">
            <text:p>0.99</text:p>
          </table:table-cell>
          <table:table-cell table:number-columns-repeated="3"/>
          <table:table-cell table:style-name="ce17"/>
          <table:table-cell office:value-type="float" office:value="2.51557678238141E-253" calcext:value-type="float">
            <text:p>2.52E-253</text:p>
          </table:table-cell>
          <table:table-cell office:value-type="float" office:value="0.005916922419119" calcext:value-type="float">
            <text:p>0.0059</text:p>
          </table:table-cell>
          <table:table-cell office:value-type="float" office:value="0.95631109746168" calcext:value-type="float">
            <text:p>0.96</text:p>
          </table:table-cell>
          <table:table-cell office:value-type="float" office:value="-0.000465244389847" calcext:value-type="float">
            <text:p>-0.00047</text:p>
          </table:table-cell>
          <table:table-cell office:value-type="string" calcext:value-type="string">
            <text:p>V4-V5_UNIV</text:p>
          </table:table-cell>
          <table:table-cell office:value-type="string" calcext:value-type="string">
            <text:p>16S</text:p>
          </table:table-cell>
          <table:table-cell office:value-type="float" office:value="0.937546444990239" calcext:value-type="float">
            <text:p>0.94</text:p>
          </table:table-cell>
          <table:table-cell table:number-columns-repeated="39"/>
        </table:table-row>
        <table:table-row table:style-name="ro2">
          <table:table-cell office:value-type="string" calcext:value-type="string">
            <text:p>S0277-redo</text:p>
          </table:table-cell>
          <table:table-cell office:value-type="string" calcext:value-type="string">
            <text:p>GP13</text:p>
          </table:table-cell>
          <table:table-cell office:value-type="float" office:value="101.7" calcext:value-type="float">
            <text:p>101.7</text:p>
          </table:table-cell>
          <table:table-cell office:value-type="float" office:value="-30" calcext:value-type="float">
            <text:p>-30</text:p>
          </table:table-cell>
          <table:table-cell office:value-type="float" office:value="166.987" calcext:value-type="float">
            <text:p>166.987</text:p>
          </table:table-cell>
          <table:table-cell office:value-type="float" office:value="20.242" calcext:value-type="float">
            <text:p>20.242</text:p>
          </table:table-cell>
          <table:table-cell table:number-columns-repeated="2"/>
          <table:table-cell office:value-type="string" calcext:value-type="string">
            <text:p>SRR5788402</text:p>
          </table:table-cell>
          <table:table-cell table:style-name="Default" office:value-type="float" office:value="0.206800095" calcext:value-type="float">
            <text:p>0.206800095</text:p>
          </table:table-cell>
          <table:table-cell table:style-name="Default" office:value-type="float" office:value="0.0358778119401004" calcext:value-type="float">
            <text:p>0.0358778119401</text:p>
          </table:table-cell>
          <table:table-cell table:style-name="Default" table:formula="of:=[.J24]/[.K24]" office:value-type="float" office:value="5.76401078597719" calcext:value-type="float">
            <text:p>5.76401078597719</text:p>
          </table:table-cell>
          <table:table-cell table:style-name="Default" table:formula="of:=([.K24]*5.75)/((1-[.K24])+([.K24]*5.75))" office:value-type="float" office:value="0.176259366702259" calcext:value-type="float">
            <text:p>0.176259366702259</text:p>
          </table:table-cell>
          <table:table-cell table:style-name="Default" table:formula="of:=[.J24]/[.M24]" office:value-type="float" office:value="1.17327151951777" calcext:value-type="float">
            <text:p>1.17327151951777</text:p>
          </table:table-cell>
          <table:table-cell table:style-name="Default" office:value-type="string" calcext:value-type="string">
            <text:p>S0277-redo</text:p>
          </table:table-cell>
          <table:table-cell office:value-type="float" office:value="0.988418250444772" calcext:value-type="float">
            <text:p>0.99</text:p>
          </table:table-cell>
          <table:table-cell table:number-columns-repeated="3"/>
          <table:table-cell table:style-name="ce17"/>
          <table:table-cell office:value-type="float" office:value="6.32302674489341E-248" calcext:value-type="float">
            <text:p>6.32E-248</text:p>
          </table:table-cell>
          <table:table-cell office:value-type="float" office:value="0.006247340510134" calcext:value-type="float">
            <text:p>0.0062</text:p>
          </table:table-cell>
          <table:table-cell office:value-type="float" office:value="0.919804074749781" calcext:value-type="float">
            <text:p>0.92</text:p>
          </table:table-cell>
          <table:table-cell office:value-type="float" office:value="-0.000250615017629" calcext:value-type="float">
            <text:p>-0.00025</text:p>
          </table:table-cell>
          <table:table-cell office:value-type="string" calcext:value-type="string">
            <text:p>V4-V5_UNIV</text:p>
          </table:table-cell>
          <table:table-cell office:value-type="string" calcext:value-type="string">
            <text:p>16S</text:p>
          </table:table-cell>
          <table:table-cell office:value-type="float" office:value="0.974489674795921" calcext:value-type="float">
            <text:p>0.97</text:p>
          </table:table-cell>
          <table:table-cell table:number-columns-repeated="39"/>
        </table:table-row>
        <table:table-row table:style-name="ro2">
          <table:table-cell office:value-type="string" calcext:value-type="string">
            <text:p>S0145</text:p>
          </table:table-cell>
          <table:table-cell office:value-type="string" calcext:value-type="string">
            <text:p>GA03</text:p>
          </table:table-cell>
          <table:table-cell office:value-type="float" office:value="389.4" calcext:value-type="float">
            <text:p>389.4</text:p>
          </table:table-cell>
          <table:table-cell office:value-type="float" office:value="19.4329" calcext:value-type="float">
            <text:p>19.4329</text:p>
          </table:table-cell>
          <table:table-cell office:value-type="float" office:value="-29.38281" calcext:value-type="float">
            <text:p>-29.38281</text:p>
          </table:table-cell>
          <table:table-cell office:value-type="float" office:value="12.793" calcext:value-type="float">
            <text:p>12.793</text:p>
          </table:table-cell>
          <table:table-cell office:value-type="float" office:value="37" calcext:value-type="float">
            <text:p>37</text:p>
          </table:table-cell>
          <table:table-cell office:value-type="float" office:value="1.9" calcext:value-type="float">
            <text:p>1.9</text:p>
          </table:table-cell>
          <table:table-cell office:value-type="string" calcext:value-type="string">
            <text:p>SRR5788448</text:p>
          </table:table-cell>
          <table:table-cell table:style-name="Default" office:value-type="float" office:value="0.097860555" calcext:value-type="float">
            <text:p>0.097860555</text:p>
          </table:table-cell>
          <table:table-cell table:style-name="Default" office:value-type="float" office:value="0.01535677721959" calcext:value-type="float">
            <text:p>0.01535677721959</text:p>
          </table:table-cell>
          <table:table-cell table:style-name="Default" table:formula="of:=[.J25]/[.K25]" office:value-type="float" office:value="6.37246693109303" calcext:value-type="float">
            <text:p>6.37246693109303</text:p>
          </table:table-cell>
          <table:table-cell table:style-name="Default" table:formula="of:=([.K25]*5.75)/((1-[.K25])+([.K25]*5.75))" office:value-type="float" office:value="0.0822982486311362" calcext:value-type="float">
            <text:p>0.082298248631136</text:p>
          </table:table-cell>
          <table:table-cell table:style-name="Default" table:formula="of:=[.J25]/[.M25]" office:value-type="float" office:value="1.18909644649444" calcext:value-type="float">
            <text:p>1.18909644649444</text:p>
          </table:table-cell>
          <table:table-cell table:style-name="Default" office:value-type="string" calcext:value-type="string">
            <text:p>S0145</text:p>
          </table:table-cell>
          <table:table-cell office:value-type="float" office:value="0.971242497724609" calcext:value-type="float">
            <text:p>0.97</text:p>
          </table:table-cell>
          <table:table-cell table:number-columns-repeated="3"/>
          <table:table-cell table:style-name="ce17"/>
          <table:table-cell office:value-type="float" office:value="6.40399357445578E-285" calcext:value-type="float">
            <text:p>6.40E-285</text:p>
          </table:table-cell>
          <table:table-cell office:value-type="float" office:value="0.008550273247488" calcext:value-type="float">
            <text:p>0.0086</text:p>
          </table:table-cell>
          <table:table-cell office:value-type="float" office:value="0.951921823198873" calcext:value-type="float">
            <text:p>0.95</text:p>
          </table:table-cell>
          <table:table-cell office:value-type="float" office:value="-0.000268517315034" calcext:value-type="float">
            <text:p>-0.00027</text:p>
          </table:table-cell>
          <table:table-cell office:value-type="string" calcext:value-type="string">
            <text:p>V4-V5_UNIV</text:p>
          </table:table-cell>
          <table:table-cell office:value-type="string" calcext:value-type="string">
            <text:p>16S</text:p>
          </table:table-cell>
          <table:table-cell office:value-type="float" office:value="0.962146530957703" calcext:value-type="float">
            <text:p>0.96</text:p>
          </table:table-cell>
          <table:table-cell table:number-columns-repeated="39"/>
        </table:table-row>
        <table:table-row table:style-name="ro2">
          <table:table-cell office:value-type="string" calcext:value-type="string">
            <text:p>S0235</text:p>
          </table:table-cell>
          <table:table-cell office:value-type="string" calcext:value-type="string">
            <text:p>GA03</text:p>
          </table:table-cell>
          <table:table-cell office:value-type="float" office:value="201.1" calcext:value-type="float">
            <text:p>201.1</text:p>
          </table:table-cell>
          <table:table-cell office:value-type="float" office:value="24.0022" calcext:value-type="float">
            <text:p>24.0022</text:p>
          </table:table-cell>
          <table:table-cell office:value-type="float" office:value="-21.99789" calcext:value-type="float">
            <text:p>-21.99789</text:p>
          </table:table-cell>
          <table:table-cell office:value-type="float" office:value="16.38" calcext:value-type="float">
            <text:p>16.38</text:p>
          </table:table-cell>
          <table:table-cell office:value-type="float" office:value="66" calcext:value-type="float">
            <text:p>66</text:p>
          </table:table-cell>
          <table:table-cell office:value-type="float" office:value="3.3" calcext:value-type="float">
            <text:p>3.3</text:p>
          </table:table-cell>
          <table:table-cell office:value-type="string" calcext:value-type="string">
            <text:p>SRR5788338</text:p>
          </table:table-cell>
          <table:table-cell table:style-name="Default" office:value-type="float" office:value="0.15587224" calcext:value-type="float">
            <text:p>0.15587224</text:p>
          </table:table-cell>
          <table:table-cell table:style-name="Default" office:value-type="float" office:value="0.0254937409890839" calcext:value-type="float">
            <text:p>0.025493740989084</text:p>
          </table:table-cell>
          <table:table-cell table:style-name="Default" table:formula="of:=[.J26]/[.K26]" office:value-type="float" office:value="6.11413758642729" calcext:value-type="float">
            <text:p>6.11413758642729</text:p>
          </table:table-cell>
          <table:table-cell table:style-name="Default" table:formula="of:=([.K26]*5.75)/((1-[.K26])+([.K26]*5.75))" office:value-type="float" office:value="0.130755177235474" calcext:value-type="float">
            <text:p>0.130755177235474</text:p>
          </table:table-cell>
          <table:table-cell table:style-name="Default" table:formula="of:=[.J26]/[.M26]" office:value-type="float" office:value="1.19209230024823" calcext:value-type="float">
            <text:p>1.19209230024823</text:p>
          </table:table-cell>
          <table:table-cell table:style-name="Default" office:value-type="string" calcext:value-type="string">
            <text:p>S0235</text:p>
          </table:table-cell>
          <table:table-cell office:value-type="float" office:value="0.972942723514307" calcext:value-type="float">
            <text:p>0.97</text:p>
          </table:table-cell>
          <table:table-cell table:number-columns-repeated="3"/>
          <table:table-cell table:style-name="ce17"/>
          <table:table-cell office:value-type="float" office:value="9.0898326738226E-250" calcext:value-type="float">
            <text:p>9.09E-250</text:p>
          </table:table-cell>
          <table:table-cell office:value-type="float" office:value="0.009168320078167" calcext:value-type="float">
            <text:p>0.0092</text:p>
          </table:table-cell>
          <table:table-cell office:value-type="float" office:value="0.97731576732592" calcext:value-type="float">
            <text:p>0.98</text:p>
          </table:table-cell>
          <table:table-cell office:value-type="float" office:value="-0.000291207509048" calcext:value-type="float">
            <text:p>-0.00029</text:p>
          </table:table-cell>
          <table:table-cell office:value-type="string" calcext:value-type="string">
            <text:p>V4-V5_UNIV</text:p>
          </table:table-cell>
          <table:table-cell office:value-type="string" calcext:value-type="string">
            <text:p>16S</text:p>
          </table:table-cell>
          <table:table-cell office:value-type="float" office:value="0.970688729874776" calcext:value-type="float">
            <text:p>0.97</text:p>
          </table:table-cell>
          <table:table-cell table:number-columns-repeated="39"/>
        </table:table-row>
        <table:table-row table:style-name="ro2">
          <table:table-cell office:value-type="string" calcext:value-type="string">
            <text:p>S0280</text:p>
          </table:table-cell>
          <table:table-cell office:value-type="string" calcext:value-type="string">
            <text:p>GP13</text:p>
          </table:table-cell>
          <table:table-cell office:value-type="float" office:value="50.4" calcext:value-type="float">
            <text:p>50.4</text:p>
          </table:table-cell>
          <table:table-cell office:value-type="float" office:value="-29.9997" calcext:value-type="float">
            <text:p>-29.9997</text:p>
          </table:table-cell>
          <table:table-cell office:value-type="float" office:value="171" calcext:value-type="float">
            <text:p>171</text:p>
          </table:table-cell>
          <table:table-cell office:value-type="float" office:value="21.387" calcext:value-type="float">
            <text:p>21.387</text:p>
          </table:table-cell>
          <table:table-cell office:value-type="float" office:value="205" calcext:value-type="float">
            <text:p>205</text:p>
          </table:table-cell>
          <table:table-cell office:value-type="float" office:value="10.2" calcext:value-type="float">
            <text:p>10.2</text:p>
          </table:table-cell>
          <table:table-cell office:value-type="string" calcext:value-type="string">
            <text:p>SRR5788399</text:p>
          </table:table-cell>
          <table:table-cell table:style-name="Default" office:value-type="float" office:value="0.274474135" calcext:value-type="float">
            <text:p>0.274474135</text:p>
          </table:table-cell>
          <table:table-cell table:style-name="Default" office:value-type="float" office:value="0.0480753915582692" calcext:value-type="float">
            <text:p>0.048075391558269</text:p>
          </table:table-cell>
          <table:table-cell table:style-name="Default" table:formula="of:=[.J27]/[.K27]" office:value-type="float" office:value="5.70924387932082" calcext:value-type="float">
            <text:p>5.70924387932082</text:p>
          </table:table-cell>
          <table:table-cell table:style-name="Default" table:formula="of:=([.K27]*5.75)/((1-[.K27])+([.K27]*5.75))" office:value-type="float" office:value="0.225043087379585" calcext:value-type="float">
            <text:p>0.225043087379585</text:p>
          </table:table-cell>
          <table:table-cell table:style-name="Default" table:formula="of:=[.J27]/[.M27]" office:value-type="float" office:value="1.2196514818384" calcext:value-type="float">
            <text:p>1.2196514818384</text:p>
          </table:table-cell>
          <table:table-cell table:style-name="Default" office:value-type="string" calcext:value-type="string">
            <text:p>S0280</text:p>
          </table:table-cell>
          <table:table-cell office:value-type="float" office:value="0.992133841068907" calcext:value-type="float">
            <text:p>0.99</text:p>
          </table:table-cell>
          <table:table-cell table:number-columns-repeated="3"/>
          <table:table-cell table:style-name="ce17"/>
          <table:table-cell office:value-type="float" office:value="1.34126650385546E-196" calcext:value-type="float">
            <text:p>1.34E-196</text:p>
          </table:table-cell>
          <table:table-cell office:value-type="float" office:value="0.006147531930137" calcext:value-type="float">
            <text:p>0.0061</text:p>
          </table:table-cell>
          <table:table-cell office:value-type="float" office:value="0.939053705223679" calcext:value-type="float">
            <text:p>0.94</text:p>
          </table:table-cell>
          <table:table-cell office:value-type="float" office:value="-0.000351947960449" calcext:value-type="float">
            <text:p>-0.00035</text:p>
          </table:table-cell>
          <table:table-cell office:value-type="string" calcext:value-type="string">
            <text:p>V4-V5_UNIV</text:p>
          </table:table-cell>
          <table:table-cell office:value-type="string" calcext:value-type="string">
            <text:p>16S</text:p>
          </table:table-cell>
          <table:table-cell office:value-type="float" office:value="0.949077561578805" calcext:value-type="float">
            <text:p>0.95</text:p>
          </table:table-cell>
          <table:table-cell table:number-columns-repeated="39"/>
        </table:table-row>
        <table:table-row table:style-name="ro2">
          <table:table-cell office:value-type="string" calcext:value-type="string">
            <text:p>S0142</text:p>
          </table:table-cell>
          <table:table-cell office:value-type="string" calcext:value-type="string">
            <text:p>GA03</text:p>
          </table:table-cell>
          <table:table-cell office:value-type="float" office:value="183.9" calcext:value-type="float">
            <text:p>183.9</text:p>
          </table:table-cell>
          <table:table-cell office:value-type="float" office:value="19.4329" calcext:value-type="float">
            <text:p>19.4329</text:p>
          </table:table-cell>
          <table:table-cell office:value-type="float" office:value="-29.38281" calcext:value-type="float">
            <text:p>-29.38281</text:p>
          </table:table-cell>
          <table:table-cell office:value-type="float" office:value="15.955" calcext:value-type="float">
            <text:p>15.955</text:p>
          </table:table-cell>
          <table:table-cell office:value-type="float" office:value="46" calcext:value-type="float">
            <text:p>46</text:p>
          </table:table-cell>
          <table:table-cell office:value-type="float" office:value="2.3" calcext:value-type="float">
            <text:p>2.3</text:p>
          </table:table-cell>
          <table:table-cell office:value-type="string" calcext:value-type="string">
            <text:p>SRR5788455</text:p>
          </table:table-cell>
          <table:table-cell table:style-name="Default" office:value-type="float" office:value="0.17453215" calcext:value-type="float">
            <text:p>0.17453215</text:p>
          </table:table-cell>
          <table:table-cell table:style-name="Default" office:value-type="float" office:value="0.0273906353044625" calcext:value-type="float">
            <text:p>0.027390635304463</text:p>
          </table:table-cell>
          <table:table-cell table:style-name="Default" table:formula="of:=[.J28]/[.K28]" office:value-type="float" office:value="6.37196428852328" calcext:value-type="float">
            <text:p>6.37196428852328</text:p>
          </table:table-cell>
          <table:table-cell table:style-name="Default" table:formula="of:=([.K28]*5.75)/((1-[.K28])+([.K28]*5.75))" office:value-type="float" office:value="0.139364112938522" calcext:value-type="float">
            <text:p>0.139364112938522</text:p>
          </table:table-cell>
          <table:table-cell table:style-name="Default" table:formula="of:=[.J28]/[.M28]" office:value-type="float" office:value="1.25234643496057" calcext:value-type="float">
            <text:p>1.25234643496057</text:p>
          </table:table-cell>
          <table:table-cell table:style-name="Default" office:value-type="string" calcext:value-type="string">
            <text:p>S0142</text:p>
          </table:table-cell>
          <table:table-cell office:value-type="float" office:value="0.962249308034913" calcext:value-type="float">
            <text:p>0.96</text:p>
          </table:table-cell>
          <table:table-cell table:number-columns-repeated="3"/>
          <table:table-cell table:style-name="ce17"/>
          <table:table-cell office:value-type="string" calcext:value-type="string">
            <text:p>1.73625e-319</text:p>
          </table:table-cell>
          <table:table-cell office:value-type="float" office:value="0.008847121271069" calcext:value-type="float">
            <text:p>0.0088</text:p>
          </table:table-cell>
          <table:table-cell office:value-type="float" office:value="0.943301999813025" calcext:value-type="float">
            <text:p>0.94</text:p>
          </table:table-cell>
          <table:table-cell office:value-type="float" office:value="-0.000202774516562"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51497990500548" calcext:value-type="float">
            <text:p>0.95</text:p>
          </table:table-cell>
          <table:table-cell table:number-columns-repeated="39"/>
        </table:table-row>
        <table:table-row table:style-name="ro5">
          <table:table-cell office:value-type="string" calcext:value-type="string">
            <text:p>S0055</text:p>
          </table:table-cell>
          <table:table-cell office:value-type="string" calcext:value-type="string">
            <text:p>GA03</text:p>
          </table:table-cell>
          <table:table-cell office:value-type="float" office:value="291.5" calcext:value-type="float">
            <text:p>291.5</text:p>
          </table:table-cell>
          <table:table-cell office:value-type="float" office:value="35.4186" calcext:value-type="float">
            <text:p>35.4186</text:p>
          </table:table-cell>
          <table:table-cell office:value-type="float" office:value="-66.54269" calcext:value-type="float">
            <text:p>-66.54269</text:p>
          </table:table-cell>
          <table:table-cell office:value-type="float" office:value="18.133" calcext:value-type="float">
            <text:p>18.133</text:p>
          </table:table-cell>
          <table:table-cell office:value-type="float" office:value="83" calcext:value-type="float">
            <text:p>83</text:p>
          </table:table-cell>
          <table:table-cell office:value-type="float" office:value="4.1" calcext:value-type="float">
            <text:p>4.1</text:p>
          </table:table-cell>
          <table:table-cell office:value-type="string" calcext:value-type="string">
            <text:p>SRR5788007</text:p>
          </table:table-cell>
          <table:table-cell table:style-name="Default" office:value-type="float" office:value="0.113238065" calcext:value-type="float">
            <text:p>0.113238065</text:p>
          </table:table-cell>
          <table:table-cell table:style-name="Default" office:value-type="float" office:value="0.0167130018749596" calcext:value-type="float">
            <text:p>0.01671300187496</text:p>
          </table:table-cell>
          <table:table-cell table:style-name="Default" table:formula="of:=[.J29]/[.K29]" office:value-type="float" office:value="6.77544739402321" calcext:value-type="float">
            <text:p>6.77544739402321</text:p>
          </table:table-cell>
          <table:table-cell table:style-name="Default" table:formula="of:=([.K29]*5.75)/((1-[.K29])+([.K29]*5.75))" office:value-type="float" office:value="0.0890318136553883" calcext:value-type="float">
            <text:p>0.089031813655388</text:p>
          </table:table-cell>
          <table:table-cell table:style-name="Default" table:formula="of:=[.J29]/[.M29]" office:value-type="float" office:value="1.27188316569969" calcext:value-type="float">
            <text:p>1.27188316569969</text:p>
          </table:table-cell>
          <table:table-cell table:style-name="Default" office:value-type="string" calcext:value-type="string">
            <text:p>S0055</text:p>
          </table:table-cell>
          <table:table-cell office:value-type="float" office:value="0.845684410644326" calcext:value-type="float">
            <text:p>0.85</text:p>
          </table:table-cell>
          <table:table-cell office:value-type="string" calcext:value-type="string">
            <text:p>Very similar, but nitrosopumilus off</text:p>
          </table:table-cell>
          <table:table-cell office:value-type="string" calcext:value-type="string">
            <text:p>yes</text:p>
          </table:table-cell>
          <table:table-cell/>
          <table:table-cell table:style-name="ce20" office:value-type="string" calcext:value-type="string">
            <text:p>hard to tell, spatially-co-occurring sample (S0054) gives only decent (0.86) correlation but it’s the deep sea. This sample has a similarly low R^2 of 0.90</text:p>
          </table:table-cell>
          <table:table-cell office:value-type="float" office:value="2.43346877425481E-147" calcext:value-type="float">
            <text:p>2.43E-147</text:p>
          </table:table-cell>
          <table:table-cell office:value-type="float" office:value="0.024809101099645" calcext:value-type="float">
            <text:p>0.0248</text:p>
          </table:table-cell>
          <table:table-cell office:value-type="float" office:value="1.09888388296981" calcext:value-type="float">
            <text:p>1.10</text:p>
          </table:table-cell>
          <table:table-cell office:value-type="float" office:value="-0.000630899978084" calcext:value-type="float">
            <text:p>-0.00063</text:p>
          </table:table-cell>
          <table:table-cell office:value-type="string" calcext:value-type="string">
            <text:p>V4-V5_UNIV</text:p>
          </table:table-cell>
          <table:table-cell office:value-type="string" calcext:value-type="string">
            <text:p>16S</text:p>
          </table:table-cell>
          <table:table-cell office:value-type="float" office:value="0.948194631403912" calcext:value-type="float">
            <text:p>0.95</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059</text:p>
          </table:table-cell>
          <table:table-cell office:value-type="string" calcext:value-type="string">
            <text:p>GA03</text:p>
          </table:table-cell>
          <table:table-cell office:value-type="float" office:value="75.1" calcext:value-type="float">
            <text:p>75.1</text:p>
          </table:table-cell>
          <table:table-cell office:value-type="float" office:value="24.1499" calcext:value-type="float">
            <text:p>24.1499</text:p>
          </table:table-cell>
          <table:table-cell office:value-type="float" office:value="-40.21881" calcext:value-type="float">
            <text:p>-40.21881</text:p>
          </table:table-cell>
          <table:table-cell office:value-type="float" office:value="25.193" calcext:value-type="float">
            <text:p>25.193</text:p>
          </table:table-cell>
          <table:table-cell office:value-type="float" office:value="112" calcext:value-type="float">
            <text:p>112</text:p>
          </table:table-cell>
          <table:table-cell office:value-type="float" office:value="5.6" calcext:value-type="float">
            <text:p>5.6</text:p>
          </table:table-cell>
          <table:table-cell office:value-type="string" calcext:value-type="string">
            <text:p>SRR5788012</text:p>
          </table:table-cell>
          <table:table-cell table:style-name="Default" office:value-type="float" office:value="0.42814221" calcext:value-type="float">
            <text:p>0.42814221</text:p>
          </table:table-cell>
          <table:table-cell table:style-name="Default" office:value-type="float" office:value="0.0796908100066301" calcext:value-type="float">
            <text:p>0.07969081000663</text:p>
          </table:table-cell>
          <table:table-cell table:style-name="Default" table:formula="of:=[.J30]/[.K30]" office:value-type="float" office:value="5.37254182714895" calcext:value-type="float">
            <text:p>5.37254182714895</text:p>
          </table:table-cell>
          <table:table-cell table:style-name="Default" table:formula="of:=([.K30]*5.75)/((1-[.K30])+([.K30]*5.75))" office:value-type="float" office:value="0.332398794092461" calcext:value-type="float">
            <text:p>0.332398794092461</text:p>
          </table:table-cell>
          <table:table-cell table:style-name="Default" table:formula="of:=[.J30]/[.M30]" office:value-type="float" office:value="1.28803779559112" calcext:value-type="float">
            <text:p>1.28803779559112</text:p>
          </table:table-cell>
          <table:table-cell table:style-name="Default" office:value-type="string" calcext:value-type="string">
            <text:p>S0059</text:p>
          </table:table-cell>
          <table:table-cell office:value-type="float" office:value="0.974589725721529" calcext:value-type="float">
            <text:p>0.97</text:p>
          </table:table-cell>
          <table:table-cell table:number-columns-repeated="3"/>
          <table:table-cell table:style-name="ce17"/>
          <table:table-cell office:value-type="float" office:value="3.37073796593193E-198" calcext:value-type="float">
            <text:p>3.37E-198</text:p>
          </table:table-cell>
          <table:table-cell office:value-type="float" office:value="0.011235235908411" calcext:value-type="float">
            <text:p>0.0112</text:p>
          </table:table-cell>
          <table:table-cell office:value-type="float" office:value="1.09132973217118" calcext:value-type="float">
            <text:p>1.09</text:p>
          </table:table-cell>
          <table:table-cell office:value-type="float" office:value="-0.000960682110689" calcext:value-type="float">
            <text:p>-0.00096</text:p>
          </table:table-cell>
          <table:table-cell office:value-type="string" calcext:value-type="string">
            <text:p>V4-V5_UNIV</text:p>
          </table:table-cell>
          <table:table-cell office:value-type="string" calcext:value-type="string">
            <text:p>16S</text:p>
          </table:table-cell>
          <table:table-cell office:value-type="float" office:value="0.954018615395068" calcext:value-type="float">
            <text:p>0.95</text:p>
          </table:table-cell>
          <table:table-cell table:number-columns-repeated="39"/>
        </table:table-row>
        <table:table-row table:style-name="ro2">
          <table:table-cell office:value-type="string" calcext:value-type="string">
            <text:p>S0307</text:p>
          </table:table-cell>
          <table:table-cell office:value-type="string" calcext:value-type="string">
            <text:p>GP13</text:p>
          </table:table-cell>
          <table:table-cell office:value-type="float" office:value="30.9" calcext:value-type="float">
            <text:p>30.9</text:p>
          </table:table-cell>
          <table:table-cell office:value-type="float" office:value="-30.0006" calcext:value-type="float">
            <text:p>-30.0006</text:p>
          </table:table-cell>
          <table:table-cell office:value-type="float" office:value="155.98599" calcext:value-type="float">
            <text:p>155.98599</text:p>
          </table:table-cell>
          <table:table-cell office:value-type="float" office:value="21.934" calcext:value-type="float">
            <text:p>21.934</text:p>
          </table:table-cell>
          <table:table-cell office:value-type="float" office:value="344" calcext:value-type="float">
            <text:p>344</text:p>
          </table:table-cell>
          <table:table-cell office:value-type="float" office:value="17.2" calcext:value-type="float">
            <text:p>17.2</text:p>
          </table:table-cell>
          <table:table-cell office:value-type="string" calcext:value-type="string">
            <text:p>SRR5788362</text:p>
          </table:table-cell>
          <table:table-cell table:style-name="Default" office:value-type="float" office:value="0.406274395" calcext:value-type="float">
            <text:p>0.406274395</text:p>
          </table:table-cell>
          <table:table-cell table:style-name="Default" office:value-type="float" office:value="0.0727071100558739" calcext:value-type="float">
            <text:p>0.072707110055874</text:p>
          </table:table-cell>
          <table:table-cell table:style-name="Default" table:formula="of:=[.J31]/[.K31]" office:value-type="float" office:value="5.58782208078119" calcext:value-type="float">
            <text:p>5.58782208078119</text:p>
          </table:table-cell>
          <table:table-cell table:style-name="Default" table:formula="of:=([.K31]*5.75)/((1-[.K31])+([.K31]*5.75))" office:value-type="float" office:value="0.310746762339042" calcext:value-type="float">
            <text:p>0.310746762339042</text:p>
          </table:table-cell>
          <table:table-cell table:style-name="Default" table:formula="of:=[.J31]/[.M31]" office:value-type="float" office:value="1.30741312296195" calcext:value-type="float">
            <text:p>1.30741312296195</text:p>
          </table:table-cell>
          <table:table-cell table:style-name="Default" office:value-type="string" calcext:value-type="string">
            <text:p>S0307</text:p>
          </table:table-cell>
          <table:table-cell office:value-type="float" office:value="0.987046354147331" calcext:value-type="float">
            <text:p>0.99</text:p>
          </table:table-cell>
          <table:table-cell table:number-columns-repeated="3"/>
          <table:table-cell table:style-name="ce17"/>
          <table:table-cell office:value-type="float" office:value="5.74128635964006E-221" calcext:value-type="float">
            <text:p>5.74E-221</text:p>
          </table:table-cell>
          <table:table-cell office:value-type="float" office:value="0.007006610089502" calcext:value-type="float">
            <text:p>0.0070</text:p>
          </table:table-cell>
          <table:table-cell office:value-type="float" office:value="0.931589762280125" calcext:value-type="float">
            <text:p>0.93</text:p>
          </table:table-cell>
          <table:table-cell office:value-type="float" office:value="-0.000280386242892" calcext:value-type="float">
            <text:p>-0.00028</text:p>
          </table:table-cell>
          <table:table-cell office:value-type="string" calcext:value-type="string">
            <text:p>V4-V5_UNIV</text:p>
          </table:table-cell>
          <table:table-cell office:value-type="string" calcext:value-type="string">
            <text:p>16S</text:p>
          </table:table-cell>
          <table:table-cell office:value-type="float" office:value="0.959011537550125" calcext:value-type="float">
            <text:p>0.96</text:p>
          </table:table-cell>
          <table:table-cell table:number-columns-repeated="39"/>
        </table:table-row>
        <table:table-row table:style-name="ro2">
          <table:table-cell office:value-type="string" calcext:value-type="string">
            <text:p>S0335</text:p>
          </table:table-cell>
          <table:table-cell office:value-type="string" calcext:value-type="string">
            <text:p>GP13</text:p>
          </table:table-cell>
          <table:table-cell office:value-type="float" office:value="1023" calcext:value-type="float">
            <text:p>1023</text:p>
          </table:table-cell>
          <table:table-cell office:value-type="float" office:value="-32.515" calcext:value-type="float">
            <text:p>-32.515</text:p>
          </table:table-cell>
          <table:table-cell office:value-type="float" office:value="-164.98117" calcext:value-type="float">
            <text:p>-164.98117</text:p>
          </table:table-cell>
          <table:table-cell office:value-type="float" office:value="5.032" calcext:value-type="float">
            <text:p>5.032</text:p>
          </table:table-cell>
          <table:table-cell office:value-type="float" office:value="15" calcext:value-type="float">
            <text:p>15</text:p>
          </table:table-cell>
          <table:table-cell office:value-type="float" office:value="0.7" calcext:value-type="float">
            <text:p>0.7</text:p>
          </table:table-cell>
          <table:table-cell office:value-type="string" calcext:value-type="string">
            <text:p>SRR5788421</text:p>
          </table:table-cell>
          <table:table-cell table:style-name="Default" office:value-type="float" office:value="0.1616721" calcext:value-type="float">
            <text:p>0.1616721</text:p>
          </table:table-cell>
          <table:table-cell table:style-name="Default" office:value-type="float" office:value="0.0234900440645396" calcext:value-type="float">
            <text:p>0.02349004406454</text:p>
          </table:table-cell>
          <table:table-cell table:style-name="Default" table:formula="of:=[.J32]/[.K32]" office:value-type="float" office:value="6.88257968166433" calcext:value-type="float">
            <text:p>6.88257968166433</text:p>
          </table:table-cell>
          <table:table-cell table:style-name="Default" table:formula="of:=([.K32]*5.75)/((1-[.K32])+([.K32]*5.75))" office:value-type="float" office:value="0.121509951342369" calcext:value-type="float">
            <text:p>0.121509951342369</text:p>
          </table:table-cell>
          <table:table-cell table:style-name="Default" table:formula="of:=[.J32]/[.M32]" office:value-type="float" office:value="1.33052559246336" calcext:value-type="float">
            <text:p>1.33052559246336</text:p>
          </table:table-cell>
          <table:table-cell table:style-name="Default" office:value-type="string" calcext:value-type="string">
            <text:p>S0335</text:p>
          </table:table-cell>
          <table:table-cell office:value-type="float" office:value="0.971066320073739" calcext:value-type="float">
            <text:p>0.97</text:p>
          </table:table-cell>
          <table:table-cell table:number-columns-repeated="3"/>
          <table:table-cell table:style-name="ce17"/>
          <table:table-cell office:value-type="float" office:value="3.80391219984115E-225" calcext:value-type="float">
            <text:p>3.80E-225</text:p>
          </table:table-cell>
          <table:table-cell office:value-type="float" office:value="0.009307165296089" calcext:value-type="float">
            <text:p>0.0093</text:p>
          </table:table-cell>
          <table:table-cell office:value-type="float" office:value="0.918203693495878" calcext:value-type="float">
            <text:p>0.92</text:p>
          </table:table-cell>
          <table:table-cell office:value-type="float" office:value="-0.000269593091489" calcext:value-type="float">
            <text:p>-0.00027</text:p>
          </table:table-cell>
          <table:table-cell office:value-type="string" calcext:value-type="string">
            <text:p>V4-V5_UNIV</text:p>
          </table:table-cell>
          <table:table-cell office:value-type="string" calcext:value-type="string">
            <text:p>16S</text:p>
          </table:table-cell>
          <table:table-cell office:value-type="float" office:value="0.936426380880476" calcext:value-type="float">
            <text:p>0.94</text:p>
          </table:table-cell>
          <table:table-cell table:number-columns-repeated="39"/>
        </table:table-row>
        <table:table-row table:style-name="ro2">
          <table:table-cell office:value-type="string" calcext:value-type="string">
            <text:p>S0322</text:p>
          </table:table-cell>
          <table:table-cell office:value-type="string" calcext:value-type="string">
            <text:p>GP13</text:p>
          </table:table-cell>
          <table:table-cell office:value-type="float" office:value="15.1" calcext:value-type="float">
            <text:p>15.1</text:p>
          </table:table-cell>
          <table:table-cell office:value-type="float" office:value="-32.4998" calcext:value-type="float">
            <text:p>-32.4998</text:p>
          </table:table-cell>
          <table:table-cell office:value-type="float" office:value="-171.99899" calcext:value-type="float">
            <text:p>-171.99899</text:p>
          </table:table-cell>
          <table:table-cell office:value-type="float" office:value="19.696" calcext:value-type="float">
            <text:p>19.696</text:p>
          </table:table-cell>
          <table:table-cell office:value-type="float" office:value="209" calcext:value-type="float">
            <text:p>209</text:p>
          </table:table-cell>
          <table:table-cell office:value-type="float" office:value="10.5" calcext:value-type="float">
            <text:p>10.5</text:p>
          </table:table-cell>
          <table:table-cell office:value-type="string" calcext:value-type="string">
            <text:p>SRR5788273</text:p>
          </table:table-cell>
          <table:table-cell table:style-name="Default" office:value-type="float" office:value="0.279618135" calcext:value-type="float">
            <text:p>0.279618135</text:p>
          </table:table-cell>
          <table:table-cell table:style-name="Default" office:value-type="float" office:value="0.0433925312087824" calcext:value-type="float">
            <text:p>0.043392531208782</text:p>
          </table:table-cell>
          <table:table-cell table:style-name="Default" table:formula="of:=[.J33]/[.K33]" office:value-type="float" office:value="6.44392311788917" calcext:value-type="float">
            <text:p>6.44392311788917</text:p>
          </table:table-cell>
          <table:table-cell table:style-name="Default" table:formula="of:=([.K33]*5.75)/((1-[.K33])+([.K33]*5.75))" office:value-type="float" office:value="0.206868460368" calcext:value-type="float">
            <text:p>0.206868460368</text:p>
          </table:table-cell>
          <table:table-cell table:style-name="Default" table:formula="of:=[.J33]/[.M33]" office:value-type="float" office:value="1.35167117550246" calcext:value-type="float">
            <text:p>1.35167117550246</text:p>
          </table:table-cell>
          <table:table-cell table:style-name="Default" office:value-type="string" calcext:value-type="string">
            <text:p>S0322</text:p>
          </table:table-cell>
          <table:table-cell office:value-type="float" office:value="0.983209432495056" calcext:value-type="float">
            <text:p>0.98</text:p>
          </table:table-cell>
          <table:table-cell table:number-columns-repeated="3"/>
          <table:table-cell table:style-name="ce17"/>
          <table:table-cell office:value-type="float" office:value="5.61828506027925E-255" calcext:value-type="float">
            <text:p>5.62E-255</text:p>
          </table:table-cell>
          <table:table-cell office:value-type="float" office:value="0.007149097518447" calcext:value-type="float">
            <text:p>0.0071</text:p>
          </table:table-cell>
          <table:table-cell office:value-type="float" office:value="0.923557589989162" calcext:value-type="float">
            <text:p>0.92</text:p>
          </table:table-cell>
          <table:table-cell office:value-type="float" office:value="-0.0000916106400677204" calcext:value-type="float">
            <text:p>-0.00009</text:p>
          </table:table-cell>
          <table:table-cell office:value-type="string" calcext:value-type="string">
            <text:p>V4-V5_UNIV</text:p>
          </table:table-cell>
          <table:table-cell office:value-type="string" calcext:value-type="string">
            <text:p>16S</text:p>
          </table:table-cell>
          <table:table-cell office:value-type="float" office:value="0.955457991096324" calcext:value-type="float">
            <text:p>0.96</text:p>
          </table:table-cell>
          <table:table-cell table:number-columns-repeated="39"/>
        </table:table-row>
        <table:table-row table:style-name="ro2">
          <table:table-cell office:value-type="string" calcext:value-type="string">
            <text:p>S0068</text:p>
          </table:table-cell>
          <table:table-cell office:value-type="string" calcext:value-type="string">
            <text:p>GA03</text:p>
          </table:table-cell>
          <table:table-cell office:value-type="float" office:value="135.6" calcext:value-type="float">
            <text:p>135.6</text:p>
          </table:table-cell>
          <table:table-cell office:value-type="float" office:value="38.6683" calcext:value-type="float">
            <text:p>38.6683</text:p>
          </table:table-cell>
          <table:table-cell office:value-type="float" office:value="-69.11578" calcext:value-type="float">
            <text:p>-69.11578</text:p>
          </table:table-cell>
          <table:table-cell office:value-type="float" office:value="20.289" calcext:value-type="float">
            <text:p>20.289</text:p>
          </table:table-cell>
          <table:table-cell office:value-type="float" office:value="7" calcext:value-type="float">
            <text:p>7</text:p>
          </table:table-cell>
          <table:table-cell office:value-type="float" office:value="0.4" calcext:value-type="float">
            <text:p>0.4</text:p>
          </table:table-cell>
          <table:table-cell office:value-type="string" calcext:value-type="string">
            <text:p>SRR5788064</text:p>
          </table:table-cell>
          <table:table-cell table:style-name="Default" office:value-type="float" office:value="0.123004715" calcext:value-type="float">
            <text:p>0.123004715</text:p>
          </table:table-cell>
          <table:table-cell table:style-name="Default" office:value-type="float" office:value="0.0169737155562614" calcext:value-type="float">
            <text:p>0.016973715556261</text:p>
          </table:table-cell>
          <table:table-cell table:style-name="Default" table:formula="of:=[.J34]/[.K34]" office:value-type="float" office:value="7.24677602804679" calcext:value-type="float">
            <text:p>7.24677602804679</text:p>
          </table:table-cell>
          <table:table-cell table:style-name="Default" table:formula="of:=([.K34]*5.75)/((1-[.K34])+([.K34]*5.75))" office:value-type="float" office:value="0.0903170396770356" calcext:value-type="float">
            <text:p>0.090317039677036</text:p>
          </table:table-cell>
          <table:table-cell table:style-name="Default" table:formula="of:=[.J34]/[.M34]" office:value-type="float" office:value="1.36192146509509" calcext:value-type="float">
            <text:p>1.36192146509509</text:p>
          </table:table-cell>
          <table:table-cell table:style-name="Default" office:value-type="string" calcext:value-type="string">
            <text:p>S0068</text:p>
          </table:table-cell>
          <table:table-cell office:value-type="float" office:value="0.973056107500537" calcext:value-type="float">
            <text:p>0.97</text:p>
          </table:table-cell>
          <table:table-cell table:number-columns-repeated="3"/>
          <table:table-cell table:style-name="ce17"/>
          <table:table-cell office:value-type="float" office:value="0" calcext:value-type="float">
            <text:p>0.00E+00</text:p>
          </table:table-cell>
          <table:table-cell office:value-type="float" office:value="0.008335593522015" calcext:value-type="float">
            <text:p>0.0083</text:p>
          </table:table-cell>
          <table:table-cell office:value-type="float" office:value="1.01923768307539" calcext:value-type="float">
            <text:p>1.02</text:p>
          </table:table-cell>
          <table:table-cell office:value-type="float" office:value="-0.000407963624686" calcext:value-type="float">
            <text:p>-0.00041</text:p>
          </table:table-cell>
          <table:table-cell office:value-type="string" calcext:value-type="string">
            <text:p>V4-V5_UNIV</text:p>
          </table:table-cell>
          <table:table-cell office:value-type="string" calcext:value-type="string">
            <text:p>16S</text:p>
          </table:table-cell>
          <table:table-cell office:value-type="float" office:value="0.961884222389462" calcext:value-type="float">
            <text:p>0.96</text:p>
          </table:table-cell>
          <table:table-cell table:number-columns-repeated="39"/>
        </table:table-row>
        <table:table-row table:style-name="ro2">
          <table:table-cell office:value-type="string" calcext:value-type="string">
            <text:p>S0231</text:p>
          </table:table-cell>
          <table:table-cell office:value-type="string" calcext:value-type="string">
            <text:p>GA03</text:p>
          </table:table-cell>
          <table:table-cell office:value-type="float" office:value="33.2" calcext:value-type="float">
            <text:p>33.2</text:p>
          </table:table-cell>
          <table:table-cell office:value-type="float" office:value="24.0022" calcext:value-type="float">
            <text:p>24.0022</text:p>
          </table:table-cell>
          <table:table-cell office:value-type="float" office:value="-21.99789" calcext:value-type="float">
            <text:p>-21.99789</text:p>
          </table:table-cell>
          <table:table-cell office:value-type="float" office:value="25.66" calcext:value-type="float">
            <text:p>25.66</text:p>
          </table:table-cell>
          <table:table-cell office:value-type="float" office:value="135" calcext:value-type="float">
            <text:p>135</text:p>
          </table:table-cell>
          <table:table-cell office:value-type="float" office:value="6.8" calcext:value-type="float">
            <text:p>6.8</text:p>
          </table:table-cell>
          <table:table-cell office:value-type="string" calcext:value-type="string">
            <text:p>SRR5788465</text:p>
          </table:table-cell>
          <table:table-cell table:style-name="Default" office:value-type="float" office:value="0.139208795" calcext:value-type="float">
            <text:p>0.139208795</text:p>
          </table:table-cell>
          <table:table-cell table:style-name="Default" office:value-type="float" office:value="0.0192358267272796" calcext:value-type="float">
            <text:p>0.01923582672728</text:p>
          </table:table-cell>
          <table:table-cell table:style-name="Default" table:formula="of:=[.J35]/[.K35]" office:value-type="float" office:value="7.23695409475584" calcext:value-type="float">
            <text:p>7.23695409475584</text:p>
          </table:table-cell>
          <table:table-cell table:style-name="Default" table:formula="of:=([.K35]*5.75)/((1-[.K35])+([.K35]*5.75))" office:value-type="float" office:value="0.101346001583531" calcext:value-type="float">
            <text:p>0.101346001583531</text:p>
          </table:table-cell>
          <table:table-cell table:style-name="Default" table:formula="of:=[.J35]/[.M35]" office:value-type="float" office:value="1.37359928191406" calcext:value-type="float">
            <text:p>1.37359928191406</text:p>
          </table:table-cell>
          <table:table-cell table:style-name="Default" office:value-type="string" calcext:value-type="string">
            <text:p>S0231</text:p>
          </table:table-cell>
          <table:table-cell office:value-type="float" office:value="0.989014505774824" calcext:value-type="float">
            <text:p>0.99</text:p>
          </table:table-cell>
          <table:table-cell table:number-columns-repeated="3"/>
          <table:table-cell table:style-name="ce17"/>
          <table:table-cell office:value-type="float" office:value="3.51522561028078E-183" calcext:value-type="float">
            <text:p>3.52E-183</text:p>
          </table:table-cell>
          <table:table-cell office:value-type="float" office:value="0.007468583076305" calcext:value-type="float">
            <text:p>0.0075</text:p>
          </table:table-cell>
          <table:table-cell office:value-type="float" office:value="0.963863669809973" calcext:value-type="float">
            <text:p>0.96</text:p>
          </table:table-cell>
          <table:table-cell office:value-type="float" office:value="-0.00049753494735" calcext:value-type="float">
            <text:p>-0.00050</text:p>
          </table:table-cell>
          <table:table-cell office:value-type="string" calcext:value-type="string">
            <text:p>V4-V5_UNIV</text:p>
          </table:table-cell>
          <table:table-cell office:value-type="string" calcext:value-type="string">
            <text:p>16S</text:p>
          </table:table-cell>
          <table:table-cell office:value-type="float" office:value="0.960647030420087" calcext:value-type="float">
            <text:p>0.96</text:p>
          </table:table-cell>
          <table:table-cell table:number-columns-repeated="39"/>
        </table:table-row>
        <table:table-row table:style-name="ro2">
          <table:table-cell office:value-type="string" calcext:value-type="string">
            <text:p>S0316</text:p>
          </table:table-cell>
          <table:table-cell office:value-type="string" calcext:value-type="string">
            <text:p>GP13</text:p>
          </table:table-cell>
          <table:table-cell office:value-type="float" office:value="15.5" calcext:value-type="float">
            <text:p>15.5</text:p>
          </table:table-cell>
          <table:table-cell office:value-type="float" office:value="-32.5001" calcext:value-type="float">
            <text:p>-32.5001</text:p>
          </table:table-cell>
          <table:table-cell office:value-type="float" office:value="-170" calcext:value-type="float">
            <text:p>-170</text:p>
          </table:table-cell>
          <table:table-cell office:value-type="float" office:value="19.652" calcext:value-type="float">
            <text:p>19.652</text:p>
          </table:table-cell>
          <table:table-cell table:number-columns-repeated="2"/>
          <table:table-cell office:value-type="string" calcext:value-type="string">
            <text:p>SRR5788275</text:p>
          </table:table-cell>
          <table:table-cell table:style-name="Default" office:value-type="float" office:value="0.138960205" calcext:value-type="float">
            <text:p>0.138960205</text:p>
          </table:table-cell>
          <table:table-cell table:style-name="Default" office:value-type="float" office:value="0.0186879220269684" calcext:value-type="float">
            <text:p>0.018687922026968</text:p>
          </table:table-cell>
          <table:table-cell table:style-name="Default" table:formula="of:=[.J36]/[.K36]" office:value-type="float" office:value="7.43582966578454" calcext:value-type="float">
            <text:p>7.43582966578454</text:p>
          </table:table-cell>
          <table:table-cell table:style-name="Default" table:formula="of:=([.K36]*5.75)/((1-[.K36])+([.K36]*5.75))" office:value-type="float" office:value="0.0986946605785597" calcext:value-type="float">
            <text:p>0.09869466057856</text:p>
          </table:table-cell>
          <table:table-cell table:style-name="Default" table:formula="of:=[.J36]/[.M36]" office:value-type="float" office:value="1.40798098078862" calcext:value-type="float">
            <text:p>1.40798098078862</text:p>
          </table:table-cell>
          <table:table-cell table:style-name="Default" office:value-type="string" calcext:value-type="string">
            <text:p>S0316</text:p>
          </table:table-cell>
          <table:table-cell office:value-type="float" office:value="0.988612120599598" calcext:value-type="float">
            <text:p>0.99</text:p>
          </table:table-cell>
          <table:table-cell table:number-columns-repeated="3"/>
          <table:table-cell table:style-name="ce17"/>
          <table:table-cell office:value-type="float" office:value="8.20691101197032E-215" calcext:value-type="float">
            <text:p>8.21E-215</text:p>
          </table:table-cell>
          <table:table-cell office:value-type="float" office:value="0.006749742843524" calcext:value-type="float">
            <text:p>0.0067</text:p>
          </table:table-cell>
          <table:table-cell office:value-type="float" office:value="0.930680940903779" calcext:value-type="float">
            <text:p>0.93</text:p>
          </table:table-cell>
          <table:table-cell office:value-type="float" office:value="-0.000283391979754" calcext:value-type="float">
            <text:p>-0.00028</text:p>
          </table:table-cell>
          <table:table-cell office:value-type="string" calcext:value-type="string">
            <text:p>V4-V5_UNIV</text:p>
          </table:table-cell>
          <table:table-cell office:value-type="string" calcext:value-type="string">
            <text:p>16S</text:p>
          </table:table-cell>
          <table:table-cell office:value-type="float" office:value="0.966314656159802" calcext:value-type="float">
            <text:p>0.97</text:p>
          </table:table-cell>
          <table:table-cell table:number-columns-repeated="39"/>
        </table:table-row>
        <table:table-row table:style-name="ro2">
          <table:table-cell office:value-type="string" calcext:value-type="string">
            <text:p>S0124</text:p>
          </table:table-cell>
          <table:table-cell office:value-type="string" calcext:value-type="string">
            <text:p>GA03</text:p>
          </table:table-cell>
          <table:table-cell office:value-type="float" office:value="90.8" calcext:value-type="float">
            <text:p>90.8</text:p>
          </table:table-cell>
          <table:table-cell office:value-type="float" office:value="38.3269" calcext:value-type="float">
            <text:p>38.3269</text:p>
          </table:table-cell>
          <table:table-cell office:value-type="float" office:value="-68.8696" calcext:value-type="float">
            <text:p>-68.8696</text:p>
          </table:table-cell>
          <table:table-cell office:value-type="float" office:value="23.571" calcext:value-type="float">
            <text:p>23.571</text:p>
          </table:table-cell>
          <table:table-cell office:value-type="float" office:value="216" calcext:value-type="float">
            <text:p>216</text:p>
          </table:table-cell>
          <table:table-cell office:value-type="float" office:value="10.8" calcext:value-type="float">
            <text:p>10.8</text:p>
          </table:table-cell>
          <table:table-cell office:value-type="string" calcext:value-type="string">
            <text:p>SRR5788218</text:p>
          </table:table-cell>
          <table:table-cell table:style-name="Default" office:value-type="float" office:value="0.1194302" calcext:value-type="float">
            <text:p>0.1194302</text:p>
          </table:table-cell>
          <table:table-cell table:style-name="Default" office:value-type="float" office:value="0.0158136482939633" calcext:value-type="float">
            <text:p>0.015813648293963</text:p>
          </table:table-cell>
          <table:table-cell table:style-name="Default" table:formula="of:=[.J37]/[.K37]" office:value-type="float" office:value="7.55234957676346" calcext:value-type="float">
            <text:p>7.55234957676346</text:p>
          </table:table-cell>
          <table:table-cell table:style-name="Default" table:formula="of:=([.K37]*5.75)/((1-[.K37])+([.K37]*5.75))" office:value-type="float" office:value="0.0845755962098905" calcext:value-type="float">
            <text:p>0.084575596209891</text:p>
          </table:table-cell>
          <table:table-cell table:style-name="Default" table:formula="of:=[.J37]/[.M37]" office:value-type="float" office:value="1.41211183074147" calcext:value-type="float">
            <text:p>1.41211183074147</text:p>
          </table:table-cell>
          <table:table-cell table:style-name="Default" office:value-type="string" calcext:value-type="string">
            <text:p>S0124</text:p>
          </table:table-cell>
          <table:table-cell office:value-type="float" office:value="0.990772487715422" calcext:value-type="float">
            <text:p>0.99</text:p>
          </table:table-cell>
          <table:table-cell table:number-columns-repeated="3"/>
          <table:table-cell table:style-name="ce17"/>
          <table:table-cell office:value-type="float" office:value="8.48073147641398E-224" calcext:value-type="float">
            <text:p>8.48E-224</text:p>
          </table:table-cell>
          <table:table-cell office:value-type="float" office:value="0.005833754753027" calcext:value-type="float">
            <text:p>0.0058</text:p>
          </table:table-cell>
          <table:table-cell office:value-type="float" office:value="0.892526393309886" calcext:value-type="float">
            <text:p>0.89</text:p>
          </table:table-cell>
          <table:table-cell office:value-type="float" office:value="-0.00000909595923648254" calcext:value-type="float">
            <text:p>-0.00001</text:p>
          </table:table-cell>
          <table:table-cell office:value-type="string" calcext:value-type="string">
            <text:p>V4-V5_UNIV</text:p>
          </table:table-cell>
          <table:table-cell office:value-type="string" calcext:value-type="string">
            <text:p>16S</text:p>
          </table:table-cell>
          <table:table-cell office:value-type="float" office:value="0.976097130242826" calcext:value-type="float">
            <text:p>0.98</text:p>
          </table:table-cell>
          <table:table-cell table:number-columns-repeated="39"/>
        </table:table-row>
        <table:table-row table:style-name="ro4">
          <table:table-cell office:value-type="string" calcext:value-type="string">
            <text:p>S0276-redo</text:p>
          </table:table-cell>
          <table:table-cell office:value-type="string" calcext:value-type="string">
            <text:p>GP13</text:p>
          </table:table-cell>
          <table:table-cell office:value-type="float" office:value="74.8" calcext:value-type="float">
            <text:p>74.8</text:p>
          </table:table-cell>
          <table:table-cell office:value-type="float" office:value="-30" calcext:value-type="float">
            <text:p>-30</text:p>
          </table:table-cell>
          <table:table-cell office:value-type="float" office:value="166.987" calcext:value-type="float">
            <text:p>166.987</text:p>
          </table:table-cell>
          <table:table-cell office:value-type="float" office:value="21.918" calcext:value-type="float">
            <text:p>21.918</text:p>
          </table:table-cell>
          <table:table-cell table:number-columns-repeated="2"/>
          <table:table-cell office:value-type="string" calcext:value-type="string">
            <text:p>SRR5788403</text:p>
          </table:table-cell>
          <table:table-cell table:style-name="Default" office:value-type="float" office:value="0.16404851" calcext:value-type="float">
            <text:p>0.16404851</text:p>
          </table:table-cell>
          <table:table-cell table:style-name="Default" office:value-type="float" office:value="0.0221569674319274" calcext:value-type="float">
            <text:p>0.022156967431927</text:p>
          </table:table-cell>
          <table:table-cell table:style-name="Default" table:formula="of:=[.J38]/[.K38]" office:value-type="float" office:value="7.40392431879518" calcext:value-type="float">
            <text:p>7.40392431879518</text:p>
          </table:table-cell>
          <table:table-cell table:style-name="Default" table:formula="of:=([.K38]*5.75)/((1-[.K38])+([.K38]*5.75))" office:value-type="float" office:value="0.115270816979651" calcext:value-type="float">
            <text:p>0.115270816979651</text:p>
          </table:table-cell>
          <table:table-cell table:style-name="Default" table:formula="of:=[.J38]/[.M38]" office:value-type="float" office:value="1.4231573463122" calcext:value-type="float">
            <text:p>1.4231573463122</text:p>
          </table:table-cell>
          <table:table-cell table:style-name="Default" office:value-type="string" calcext:value-type="string">
            <text:p>S0276-redo</text:p>
          </table:table-cell>
          <table:table-cell office:value-type="float" office:value="0.942617342958166" calcext:value-type="float">
            <text:p>0.94</text:p>
          </table:table-cell>
          <table:table-cell office:value-type="string" calcext:value-type="string">
            <text:p>profiles very similar; MGII distorted</text:p>
          </table:table-cell>
          <table:table-cell table:number-columns-repeated="2"/>
          <table:table-cell table:style-name="ce20" office:value-type="string" calcext:value-type="string">
            <text:p>difficult to tell, not very similar to samples that are close in water column</text:p>
          </table:table-cell>
          <table:table-cell office:value-type="float" office:value="2.85434880048198E-160" calcext:value-type="float">
            <text:p>2.85E-160</text:p>
          </table:table-cell>
          <table:table-cell office:value-type="float" office:value="0.015297736945908" calcext:value-type="float">
            <text:p>0.0153</text:p>
          </table:table-cell>
          <table:table-cell office:value-type="float" office:value="0.990089979048384" calcext:value-type="float">
            <text:p>0.99</text:p>
          </table:table-cell>
          <table:table-cell office:value-type="float" office:value="-0.000575206514733" calcext:value-type="float">
            <text:p>-0.00058</text:p>
          </table:table-cell>
          <table:table-cell office:value-type="string" calcext:value-type="string">
            <text:p>V4-V5_UNIV</text:p>
          </table:table-cell>
          <table:table-cell office:value-type="string" calcext:value-type="string">
            <text:p>16S</text:p>
          </table:table-cell>
          <table:table-cell office:value-type="float" office:value="0.951865309206029" calcext:value-type="float">
            <text:p>0.95</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144</text:p>
          </table:table-cell>
          <table:table-cell office:value-type="string" calcext:value-type="string">
            <text:p>GA03</text:p>
          </table:table-cell>
          <table:table-cell office:value-type="float" office:value="283.3" calcext:value-type="float">
            <text:p>283.3</text:p>
          </table:table-cell>
          <table:table-cell office:value-type="float" office:value="19.4329" calcext:value-type="float">
            <text:p>19.4329</text:p>
          </table:table-cell>
          <table:table-cell office:value-type="float" office:value="-29.38281" calcext:value-type="float">
            <text:p>-29.38281</text:p>
          </table:table-cell>
          <table:table-cell office:value-type="float" office:value="14.36" calcext:value-type="float">
            <text:p>14.36</text:p>
          </table:table-cell>
          <table:table-cell office:value-type="float" office:value="42" calcext:value-type="float">
            <text:p>42</text:p>
          </table:table-cell>
          <table:table-cell office:value-type="float" office:value="2.1" calcext:value-type="float">
            <text:p>2.1</text:p>
          </table:table-cell>
          <table:table-cell office:value-type="string" calcext:value-type="string">
            <text:p>SRR5788453</text:p>
          </table:table-cell>
          <table:table-cell table:style-name="Default" office:value-type="float" office:value="0.102213925" calcext:value-type="float">
            <text:p>0.102213925</text:p>
          </table:table-cell>
          <table:table-cell table:style-name="Default" office:value-type="float" office:value="0.013273041627876" calcext:value-type="float">
            <text:p>0.013273041627876</text:p>
          </table:table-cell>
          <table:table-cell table:style-name="Default" table:formula="of:=[.J39]/[.K39]" office:value-type="float" office:value="7.70086675425855" calcext:value-type="float">
            <text:p>7.70086675425855</text:p>
          </table:table-cell>
          <table:table-cell table:style-name="Default" table:formula="of:=([.K39]*5.75)/((1-[.K39])+([.K39]*5.75))" office:value-type="float" office:value="0.0717936207079898" calcext:value-type="float">
            <text:p>0.07179362070799</text:p>
          </table:table-cell>
          <table:table-cell table:style-name="Default" table:formula="of:=[.J39]/[.M39]" office:value-type="float" office:value="1.42371876487105" calcext:value-type="float">
            <text:p>1.42371876487105</text:p>
          </table:table-cell>
          <table:table-cell table:style-name="Default" office:value-type="string" calcext:value-type="string">
            <text:p>S0144</text:p>
          </table:table-cell>
          <table:table-cell office:value-type="float" office:value="0.96505680314656" calcext:value-type="float">
            <text:p>0.97</text:p>
          </table:table-cell>
          <table:table-cell table:number-columns-repeated="3"/>
          <table:table-cell table:style-name="ce17"/>
          <table:table-cell office:value-type="float" office:value="2.4149548851313E-288" calcext:value-type="float">
            <text:p>2.41E-288</text:p>
          </table:table-cell>
          <table:table-cell office:value-type="float" office:value="0.009016415455057" calcext:value-type="float">
            <text:p>0.0090</text:p>
          </table:table-cell>
          <table:table-cell office:value-type="float" office:value="0.93934539542678" calcext:value-type="float">
            <text:p>0.94</text:p>
          </table:table-cell>
          <table:table-cell office:value-type="float" office:value="-0.000292106991864" calcext:value-type="float">
            <text:p>-0.00029</text:p>
          </table:table-cell>
          <table:table-cell office:value-type="string" calcext:value-type="string">
            <text:p>V4-V5_UNIV</text:p>
          </table:table-cell>
          <table:table-cell office:value-type="string" calcext:value-type="string">
            <text:p>16S</text:p>
          </table:table-cell>
          <table:table-cell office:value-type="float" office:value="0.957338232292305" calcext:value-type="float">
            <text:p>0.96</text:p>
          </table:table-cell>
          <table:table-cell table:number-columns-repeated="39"/>
        </table:table-row>
        <table:table-row table:style-name="ro2">
          <table:table-cell office:value-type="string" calcext:value-type="string">
            <text:p>S0321</text:p>
          </table:table-cell>
          <table:table-cell office:value-type="string" calcext:value-type="string">
            <text:p>GP13</text:p>
          </table:table-cell>
          <table:table-cell office:value-type="float" office:value="1001.5" calcext:value-type="float">
            <text:p>1001.5</text:p>
          </table:table-cell>
          <table:table-cell office:value-type="float" office:value="-32.5001" calcext:value-type="float">
            <text:p>-32.5001</text:p>
          </table:table-cell>
          <table:table-cell office:value-type="float" office:value="-170" calcext:value-type="float">
            <text:p>-170</text:p>
          </table:table-cell>
          <table:table-cell office:value-type="float" office:value="5.101" calcext:value-type="float">
            <text:p>5.101</text:p>
          </table:table-cell>
          <table:table-cell office:value-type="float" office:value="52" calcext:value-type="float">
            <text:p>52</text:p>
          </table:table-cell>
          <table:table-cell office:value-type="float" office:value="2.6" calcext:value-type="float">
            <text:p>2.6</text:p>
          </table:table-cell>
          <table:table-cell office:value-type="string" calcext:value-type="string">
            <text:p>SRR5788272</text:p>
          </table:table-cell>
          <table:table-cell table:style-name="Default" office:value-type="float" office:value="0.127993915" calcext:value-type="float">
            <text:p>0.127993915</text:p>
          </table:table-cell>
          <table:table-cell table:style-name="Default" office:value-type="float" office:value="0.0167442637325929" calcext:value-type="float">
            <text:p>0.016744263732593</text:p>
          </table:table-cell>
          <table:table-cell table:style-name="Default" table:formula="of:=[.J40]/[.K40]" office:value-type="float" office:value="7.64404556951993" calcext:value-type="float">
            <text:p>7.64404556951993</text:p>
          </table:table-cell>
          <table:table-cell table:style-name="Default" table:formula="of:=([.K40]*5.75)/((1-[.K40])+([.K40]*5.75))" office:value-type="float" office:value="0.0891860791196467" calcext:value-type="float">
            <text:p>0.089186079119647</text:p>
          </table:table-cell>
          <table:table-cell table:style-name="Default" table:formula="of:=[.J40]/[.M40]" office:value-type="float" office:value="1.43513333317738" calcext:value-type="float">
            <text:p>1.43513333317738</text:p>
          </table:table-cell>
          <table:table-cell table:style-name="Default" office:value-type="string" calcext:value-type="string">
            <text:p>S0321</text:p>
          </table:table-cell>
          <table:table-cell office:value-type="float" office:value="0.959520311398384" calcext:value-type="float">
            <text:p>0.96</text:p>
          </table:table-cell>
          <table:table-cell table:number-columns-repeated="3"/>
          <table:table-cell table:style-name="ce17"/>
          <table:table-cell office:value-type="float" office:value="2.14392467790214E-297" calcext:value-type="float">
            <text:p>2.14E-297</text:p>
          </table:table-cell>
          <table:table-cell office:value-type="float" office:value="0.009589358574709" calcext:value-type="float">
            <text:p>0.0096</text:p>
          </table:table-cell>
          <table:table-cell office:value-type="float" office:value="0.961348806654766" calcext:value-type="float">
            <text:p>0.96</text:p>
          </table:table-cell>
          <table:table-cell office:value-type="float" office:value="-0.000256155131472" calcext:value-type="float">
            <text:p>-0.00026</text:p>
          </table:table-cell>
          <table:table-cell office:value-type="string" calcext:value-type="string">
            <text:p>V4-V5_UNIV</text:p>
          </table:table-cell>
          <table:table-cell office:value-type="string" calcext:value-type="string">
            <text:p>16S</text:p>
          </table:table-cell>
          <table:table-cell office:value-type="float" office:value="0.955140897389381" calcext:value-type="float">
            <text:p>0.96</text:p>
          </table:table-cell>
          <table:table-cell table:number-columns-repeated="39"/>
        </table:table-row>
        <table:table-row table:style-name="ro2">
          <table:table-cell office:value-type="string" calcext:value-type="string">
            <text:p>S0301</text:p>
          </table:table-cell>
          <table:table-cell office:value-type="string" calcext:value-type="string">
            <text:p>GP13</text:p>
          </table:table-cell>
          <table:table-cell office:value-type="float" office:value="15.5" calcext:value-type="float">
            <text:p>15.5</text:p>
          </table:table-cell>
          <table:table-cell office:value-type="float" office:value="-30.0019" calcext:value-type="float">
            <text:p>-30.0019</text:p>
          </table:table-cell>
          <table:table-cell office:value-type="float" office:value="154.004" calcext:value-type="float">
            <text:p>154.004</text:p>
          </table:table-cell>
          <table:table-cell office:value-type="float" office:value="23.49" calcext:value-type="float">
            <text:p>23.49</text:p>
          </table:table-cell>
          <table:table-cell office:value-type="float" office:value="214" calcext:value-type="float">
            <text:p>214</text:p>
          </table:table-cell>
          <table:table-cell office:value-type="float" office:value="10.7" calcext:value-type="float">
            <text:p>10.7</text:p>
          </table:table-cell>
          <table:table-cell office:value-type="string" calcext:value-type="string">
            <text:p>SRR5787995</text:p>
          </table:table-cell>
          <table:table-cell table:style-name="Default" office:value-type="float" office:value="0.15099997" calcext:value-type="float">
            <text:p>0.15099997</text:p>
          </table:table-cell>
          <table:table-cell table:style-name="Default" office:value-type="float" office:value="0.0199688909357919" calcext:value-type="float">
            <text:p>0.019968890935792</text:p>
          </table:table-cell>
          <table:table-cell table:style-name="Default" table:formula="of:=[.J41]/[.K41]" office:value-type="float" office:value="7.56176046459096" calcext:value-type="float">
            <text:p>7.56176046459096</text:p>
          </table:table-cell>
          <table:table-cell table:style-name="Default" table:formula="of:=([.K41]*5.75)/((1-[.K41])+([.K41]*5.75))" office:value-type="float" office:value="0.104873625436031" calcext:value-type="float">
            <text:p>0.104873625436031</text:p>
          </table:table-cell>
          <table:table-cell table:style-name="Default" table:formula="of:=[.J41]/[.M41]" office:value-type="float" office:value="1.43982788210278" calcext:value-type="float">
            <text:p>1.43982788210278</text:p>
          </table:table-cell>
          <table:table-cell table:style-name="Default" office:value-type="string" calcext:value-type="string">
            <text:p>S0301</text:p>
          </table:table-cell>
          <table:table-cell office:value-type="float" office:value="0.995485129003186" calcext:value-type="float">
            <text:p>1.00</text:p>
          </table:table-cell>
          <table:table-cell table:number-columns-repeated="3"/>
          <table:table-cell table:style-name="ce17"/>
          <table:table-cell office:value-type="float" office:value="0" calcext:value-type="float">
            <text:p>0.00E+00</text:p>
          </table:table-cell>
          <table:table-cell office:value-type="float" office:value="0.003134310221824" calcext:value-type="float">
            <text:p>0.0031</text:p>
          </table:table-cell>
          <table:table-cell office:value-type="float" office:value="0.934306171573894" calcext:value-type="float">
            <text:p>0.93</text:p>
          </table:table-cell>
          <table:table-cell office:value-type="float" office:value="-0.000123379807843" calcext:value-type="float">
            <text:p>-0.00012</text:p>
          </table:table-cell>
          <table:table-cell office:value-type="string" calcext:value-type="string">
            <text:p>V4-V5_UNIV</text:p>
          </table:table-cell>
          <table:table-cell office:value-type="string" calcext:value-type="string">
            <text:p>16S</text:p>
          </table:table-cell>
          <table:table-cell office:value-type="float" office:value="0.972453949475032" calcext:value-type="float">
            <text:p>0.97</text:p>
          </table:table-cell>
          <table:table-cell table:number-columns-repeated="39"/>
        </table:table-row>
        <table:table-row table:style-name="ro5">
          <table:table-cell office:value-type="string" calcext:value-type="string">
            <text:p>S0063</text:p>
          </table:table-cell>
          <table:table-cell office:value-type="string" calcext:value-type="string">
            <text:p>GA03</text:p>
          </table:table-cell>
          <table:table-cell office:value-type="float" office:value="283.9" calcext:value-type="float">
            <text:p>283.9</text:p>
          </table:table-cell>
          <table:table-cell office:value-type="float" office:value="24.1499" calcext:value-type="float">
            <text:p>24.1499</text:p>
          </table:table-cell>
          <table:table-cell office:value-type="float" office:value="-40.21881" calcext:value-type="float">
            <text:p>-40.21881</text:p>
          </table:table-cell>
          <table:table-cell office:value-type="float" office:value="17.305" calcext:value-type="float">
            <text:p>17.305</text:p>
          </table:table-cell>
          <table:table-cell office:value-type="float" office:value="74" calcext:value-type="float">
            <text:p>74</text:p>
          </table:table-cell>
          <table:table-cell office:value-type="float" office:value="3.7" calcext:value-type="float">
            <text:p>3.7</text:p>
          </table:table-cell>
          <table:table-cell office:value-type="string" calcext:value-type="string">
            <text:p>SRR5788014</text:p>
          </table:table-cell>
          <table:table-cell table:style-name="Default" office:value-type="float" office:value="0.12139969" calcext:value-type="float">
            <text:p>0.12139969</text:p>
          </table:table-cell>
          <table:table-cell table:style-name="Default" office:value-type="float" office:value="0.0157525190352437" calcext:value-type="float">
            <text:p>0.015752519035244</text:p>
          </table:table-cell>
          <table:table-cell table:style-name="Default" table:formula="of:=[.J42]/[.K42]" office:value-type="float" office:value="7.70668422798842" calcext:value-type="float">
            <text:p>7.70668422798842</text:p>
          </table:table-cell>
          <table:table-cell table:style-name="Default" table:formula="of:=([.K42]*5.75)/((1-[.K42])+([.K42]*5.75))" office:value-type="float" office:value="0.0842714204662952" calcext:value-type="float">
            <text:p>0.084271420466295</text:p>
          </table:table-cell>
          <table:table-cell table:style-name="Default" table:formula="of:=[.J42]/[.M42]" office:value-type="float" office:value="1.44057960965016" calcext:value-type="float">
            <text:p>1.44057960965016</text:p>
          </table:table-cell>
          <table:table-cell table:style-name="Default" office:value-type="string" calcext:value-type="string">
            <text:p>S0063</text:p>
          </table:table-cell>
          <table:table-cell office:value-type="float" office:value="0.878776956993207" calcext:value-type="float">
            <text:p>0.88</text:p>
          </table:table-cell>
          <table:table-cell office:value-type="string" calcext:value-type="string">
            <text:p>general profiles similar, but major differences between rel. Abund. Of SAR11/nitrospumilales</text:p>
          </table:table-cell>
          <table:table-cell table:number-columns-repeated="2"/>
          <table:table-cell table:style-name="ce21" office:value-type="string" calcext:value-type="string">
            <text:p>OK correlation with co-occurring sample (0.85), correlation is not better probably because of some ASVs that do not overlap between samples</text:p>
          </table:table-cell>
          <table:table-cell office:value-type="float" office:value="2.70069183465815E-236" calcext:value-type="float">
            <text:p>2.70E-236</text:p>
          </table:table-cell>
          <table:table-cell office:value-type="float" office:value="0.018300898328612" calcext:value-type="float">
            <text:p>0.0183</text:p>
          </table:table-cell>
          <table:table-cell office:value-type="float" office:value="1.11385740838066" calcext:value-type="float">
            <text:p>1.11</text:p>
          </table:table-cell>
          <table:table-cell office:value-type="float" office:value="-0.000549901314531" calcext:value-type="float">
            <text:p>-0.00055</text:p>
          </table:table-cell>
          <table:table-cell office:value-type="string" calcext:value-type="string">
            <text:p>V4-V5_UNIV</text:p>
          </table:table-cell>
          <table:table-cell office:value-type="string" calcext:value-type="string">
            <text:p>16S</text:p>
          </table:table-cell>
          <table:table-cell office:value-type="float" office:value="0.979324494949495" calcext:value-type="float">
            <text:p>0.98</text:p>
          </table:table-cell>
          <table:table-cell/>
          <table:table-cell office:value-type="string" calcext:value-type="string">
            <text:p>off on linear plot</text:p>
          </table:table-cell>
          <table:table-cell table:number-columns-repeated="37"/>
        </table:table-row>
        <table:table-row table:style-name="ro6">
          <table:table-cell office:value-type="string" calcext:value-type="string">
            <text:p>S0052</text:p>
          </table:table-cell>
          <table:table-cell office:value-type="string" calcext:value-type="string">
            <text:p>GA03</text:p>
          </table:table-cell>
          <table:table-cell office:value-type="float" office:value="135.8" calcext:value-type="float">
            <text:p>135.8</text:p>
          </table:table-cell>
          <table:table-cell office:value-type="float" office:value="35.4186" calcext:value-type="float">
            <text:p>35.4186</text:p>
          </table:table-cell>
          <table:table-cell office:value-type="float" office:value="-66.54269" calcext:value-type="float">
            <text:p>-66.54269</text:p>
          </table:table-cell>
          <table:table-cell office:value-type="float" office:value="20.021" calcext:value-type="float">
            <text:p>20.021</text:p>
          </table:table-cell>
          <table:table-cell office:value-type="float" office:value="88" calcext:value-type="float">
            <text:p>88</text:p>
          </table:table-cell>
          <table:table-cell office:value-type="float" office:value="4.4" calcext:value-type="float">
            <text:p>4.4</text:p>
          </table:table-cell>
          <table:table-cell office:value-type="string" calcext:value-type="string">
            <text:p>SRR5788138</text:p>
          </table:table-cell>
          <table:table-cell table:style-name="Default" office:value-type="float" office:value="0.14046616" calcext:value-type="float">
            <text:p>0.14046616</text:p>
          </table:table-cell>
          <table:table-cell table:style-name="Default" office:value-type="float" office:value="0.018243403850725" calcext:value-type="float">
            <text:p>0.018243403850725</text:p>
          </table:table-cell>
          <table:table-cell table:style-name="Default" table:formula="of:=[.J43]/[.K43]" office:value-type="float" office:value="7.69955876377849" calcext:value-type="float">
            <text:p>7.69955876377849</text:p>
          </table:table-cell>
          <table:table-cell table:style-name="Default" table:formula="of:=([.K43]*5.75)/((1-[.K43])+([.K43]*5.75))" office:value-type="float" office:value="0.0965342812222299" calcext:value-type="float">
            <text:p>0.09653428122223</text:p>
          </table:table-cell>
          <table:table-cell table:style-name="Default" table:formula="of:=[.J43]/[.M43]" office:value-type="float" office:value="1.45509096065713" calcext:value-type="float">
            <text:p>1.45509096065713</text:p>
          </table:table-cell>
          <table:table-cell table:style-name="Default" office:value-type="string" calcext:value-type="string">
            <text:p>S0052</text:p>
          </table:table-cell>
          <table:table-cell office:value-type="float" office:value="0.881694759187303" calcext:value-type="float">
            <text:p>0.88</text:p>
          </table:table-cell>
          <table:table-cell office:value-type="string" calcext:value-type="string">
            <text:p>general profiles similar, but major differences between rel. Abund. Of SAR11/nitrospumilales</text:p>
          </table:table-cell>
          <table:table-cell table:number-columns-repeated="2"/>
          <table:table-cell table:style-name="ce21" office:value-type="string" calcext:value-type="string">
            <text:p>OK correlation with co-occurring sample (0.85)</text:p>
          </table:table-cell>
          <table:table-cell office:value-type="float" office:value="1.45892776112617E-199" calcext:value-type="float">
            <text:p>1.46E-199</text:p>
          </table:table-cell>
          <table:table-cell office:value-type="float" office:value="0.019484752826161" calcext:value-type="float">
            <text:p>0.0195</text:p>
          </table:table-cell>
          <table:table-cell office:value-type="float" office:value="1.09788496632674" calcext:value-type="float">
            <text:p>1.10</text:p>
          </table:table-cell>
          <table:table-cell office:value-type="float" office:value="-0.000587449236947" calcext:value-type="float">
            <text:p>-0.00059</text:p>
          </table:table-cell>
          <table:table-cell office:value-type="string" calcext:value-type="string">
            <text:p>V4-V5_UNIV</text:p>
          </table:table-cell>
          <table:table-cell office:value-type="string" calcext:value-type="string">
            <text:p>16S</text:p>
          </table:table-cell>
          <table:table-cell office:value-type="float" office:value="0.964702223604416" calcext:value-type="float">
            <text:p>0.96</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416</text:p>
          </table:table-cell>
          <table:table-cell office:value-type="string" calcext:value-type="string">
            <text:p>GP13</text:p>
          </table:table-cell>
          <table:table-cell office:value-type="float" office:value="30" calcext:value-type="float">
            <text:p>30</text:p>
          </table:table-cell>
          <table:table-cell office:value-type="float" office:value="-31.5988" calcext:value-type="float">
            <text:p>-31.5988</text:p>
          </table:table-cell>
          <table:table-cell office:value-type="float" office:value="178" calcext:value-type="float">
            <text:p>178</text:p>
          </table:table-cell>
          <table:table-cell office:value-type="float" office:value="20.679" calcext:value-type="float">
            <text:p>20.679</text:p>
          </table:table-cell>
          <table:table-cell office:value-type="float" office:value="82" calcext:value-type="float">
            <text:p>82</text:p>
          </table:table-cell>
          <table:table-cell office:value-type="float" office:value="4.1" calcext:value-type="float">
            <text:p>4.1</text:p>
          </table:table-cell>
          <table:table-cell office:value-type="string" calcext:value-type="string">
            <text:p>SRR5788299</text:p>
          </table:table-cell>
          <table:table-cell table:style-name="Default" office:value-type="float" office:value="0.184708105" calcext:value-type="float">
            <text:p>0.184708105</text:p>
          </table:table-cell>
          <table:table-cell table:style-name="Default" office:value-type="float" office:value="0.0246421485260771" calcext:value-type="float">
            <text:p>0.024642148526077</text:p>
          </table:table-cell>
          <table:table-cell table:style-name="Default" table:formula="of:=[.J44]/[.K44]" office:value-type="float" office:value="7.49561690225737" calcext:value-type="float">
            <text:p>7.49561690225737</text:p>
          </table:table-cell>
          <table:table-cell table:style-name="Default" table:formula="of:=([.K44]*5.75)/((1-[.K44])+([.K44]*5.75))" office:value-type="float" office:value="0.126845108059995" calcext:value-type="float">
            <text:p>0.126845108059995</text:p>
          </table:table-cell>
          <table:table-cell table:style-name="Default" table:formula="of:=[.J44]/[.M44]" office:value-type="float" office:value="1.45617050452302" calcext:value-type="float">
            <text:p>1.45617050452302</text:p>
          </table:table-cell>
          <table:table-cell table:style-name="Default" office:value-type="string" calcext:value-type="string">
            <text:p>S0416</text:p>
          </table:table-cell>
          <table:table-cell office:value-type="float" office:value="0.994756372515465" calcext:value-type="float">
            <text:p>0.99</text:p>
          </table:table-cell>
          <table:table-cell table:number-columns-repeated="3"/>
          <table:table-cell table:style-name="ce17"/>
          <table:table-cell office:value-type="float" office:value="1.71597104978451E-290" calcext:value-type="float">
            <text:p>1.72E-290</text:p>
          </table:table-cell>
          <table:table-cell office:value-type="float" office:value="0.004311981465175" calcext:value-type="float">
            <text:p>0.0043</text:p>
          </table:table-cell>
          <table:table-cell office:value-type="float" office:value="0.944668850959198" calcext:value-type="float">
            <text:p>0.94</text:p>
          </table:table-cell>
          <table:table-cell office:value-type="float" office:value="-0.000206968466931" calcext:value-type="float">
            <text:p>-0.00021</text:p>
          </table:table-cell>
          <table:table-cell office:value-type="string" calcext:value-type="string">
            <text:p>V4-V5_UNIV</text:p>
          </table:table-cell>
          <table:table-cell office:value-type="string" calcext:value-type="string">
            <text:p>16S</text:p>
          </table:table-cell>
          <table:table-cell office:value-type="float" office:value="0.951598817305197" calcext:value-type="float">
            <text:p>0.95</text:p>
          </table:table-cell>
          <table:table-cell table:number-columns-repeated="39"/>
        </table:table-row>
        <table:table-row table:style-name="ro2">
          <table:table-cell office:value-type="string" calcext:value-type="string">
            <text:p>S0236</text:p>
          </table:table-cell>
          <table:table-cell office:value-type="string" calcext:value-type="string">
            <text:p>GA03</text:p>
          </table:table-cell>
          <table:table-cell office:value-type="float" office:value="349" calcext:value-type="float">
            <text:p>349</text:p>
          </table:table-cell>
          <table:table-cell office:value-type="float" office:value="24.0022" calcext:value-type="float">
            <text:p>24.0022</text:p>
          </table:table-cell>
          <table:table-cell office:value-type="float" office:value="-21.99789" calcext:value-type="float">
            <text:p>-21.99789</text:p>
          </table:table-cell>
          <table:table-cell office:value-type="float" office:value="14.07" calcext:value-type="float">
            <text:p>14.07</text:p>
          </table:table-cell>
          <table:table-cell office:value-type="float" office:value="55" calcext:value-type="float">
            <text:p>55</text:p>
          </table:table-cell>
          <table:table-cell office:value-type="float" office:value="2.8" calcext:value-type="float">
            <text:p>2.8</text:p>
          </table:table-cell>
          <table:table-cell office:value-type="string" calcext:value-type="string">
            <text:p>SRR5788337</text:p>
          </table:table-cell>
          <table:table-cell table:style-name="Default" office:value-type="float" office:value="0.094931485" calcext:value-type="float">
            <text:p>0.094931485</text:p>
          </table:table-cell>
          <table:table-cell table:style-name="Default" office:value-type="float" office:value="0.0119566653454882" calcext:value-type="float">
            <text:p>0.011956665345488</text:p>
          </table:table-cell>
          <table:table-cell table:style-name="Default" table:formula="of:=[.J45]/[.K45]" office:value-type="float" office:value="7.93962883939225" calcext:value-type="float">
            <text:p>7.93962883939225</text:p>
          </table:table-cell>
          <table:table-cell table:style-name="Default" table:formula="of:=([.K45]*5.75)/((1-[.K45])+([.K45]*5.75))" office:value-type="float" office:value="0.0650560235033053" calcext:value-type="float">
            <text:p>0.065056023503305</text:p>
          </table:table-cell>
          <table:table-cell table:style-name="Default" table:formula="of:=[.J45]/[.M45]" office:value-type="float" office:value="1.45922667706822" calcext:value-type="float">
            <text:p>1.45922667706822</text:p>
          </table:table-cell>
          <table:table-cell table:style-name="Default" office:value-type="string" calcext:value-type="string">
            <text:p>S0236</text:p>
          </table:table-cell>
          <table:table-cell office:value-type="float" office:value="0.975272074921175" calcext:value-type="float">
            <text:p>0.98</text:p>
          </table:table-cell>
          <table:table-cell table:number-columns-repeated="3"/>
          <table:table-cell table:style-name="ce17"/>
          <table:table-cell office:value-type="float" office:value="8.23383931169633E-269" calcext:value-type="float">
            <text:p>8.23E-269</text:p>
          </table:table-cell>
          <table:table-cell office:value-type="float" office:value="0.007994257074018" calcext:value-type="float">
            <text:p>0.0080</text:p>
          </table:table-cell>
          <table:table-cell office:value-type="float" office:value="0.914779046363166" calcext:value-type="float">
            <text:p>0.91</text:p>
          </table:table-cell>
          <table:table-cell office:value-type="float" office:value="-0.000132307817572"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66110116518995" calcext:value-type="float">
            <text:p>0.97</text:p>
          </table:table-cell>
          <table:table-cell table:number-columns-repeated="39"/>
        </table:table-row>
        <table:table-row table:style-name="ro2">
          <table:table-cell office:value-type="string" calcext:value-type="string">
            <text:p>S0423</text:p>
          </table:table-cell>
          <table:table-cell office:value-type="string" calcext:value-type="string">
            <text:p>GP13</text:p>
          </table:table-cell>
          <table:table-cell office:value-type="float" office:value="74.7" calcext:value-type="float">
            <text:p>74.7</text:p>
          </table:table-cell>
          <table:table-cell office:value-type="float" office:value="-32.4995" calcext:value-type="float">
            <text:p>-32.4995</text:p>
          </table:table-cell>
          <table:table-cell office:value-type="float" office:value="-179.125" calcext:value-type="float">
            <text:p>-179.125</text:p>
          </table:table-cell>
          <table:table-cell office:value-type="float" office:value="20.71" calcext:value-type="float">
            <text:p>20.71</text:p>
          </table:table-cell>
          <table:table-cell office:value-type="float" office:value="69" calcext:value-type="float">
            <text:p>69</text:p>
          </table:table-cell>
          <table:table-cell office:value-type="float" office:value="3.5" calcext:value-type="float">
            <text:p>3.5</text:p>
          </table:table-cell>
          <table:table-cell office:value-type="string" calcext:value-type="string">
            <text:p>SRR5788389</text:p>
          </table:table-cell>
          <table:table-cell table:style-name="Default" office:value-type="float" office:value="0.18119937" calcext:value-type="float">
            <text:p>0.18119937</text:p>
          </table:table-cell>
          <table:table-cell table:style-name="Default" office:value-type="float" office:value="0.0233752434921197" calcext:value-type="float">
            <text:p>0.02337524349212</text:p>
          </table:table-cell>
          <table:table-cell table:style-name="Default" table:formula="of:=[.J46]/[.K46]" office:value-type="float" office:value="7.7517639575" calcext:value-type="float">
            <text:p>7.7517639575</text:p>
          </table:table-cell>
          <table:table-cell table:style-name="Default" table:formula="of:=([.K46]*5.75)/((1-[.K46])+([.K46]*5.75))" office:value-type="float" office:value="0.120975454255658" calcext:value-type="float">
            <text:p>0.120975454255658</text:p>
          </table:table-cell>
          <table:table-cell table:style-name="Default" table:formula="of:=[.J46]/[.M46]" office:value-type="float" office:value="1.49781929826087" calcext:value-type="float">
            <text:p>1.49781929826087</text:p>
          </table:table-cell>
          <table:table-cell table:style-name="Default" office:value-type="string" calcext:value-type="string">
            <text:p>S0423</text:p>
          </table:table-cell>
          <table:table-cell office:value-type="float" office:value="0.97574128651526" calcext:value-type="float">
            <text:p>0.98</text:p>
          </table:table-cell>
          <table:table-cell table:number-columns-repeated="3"/>
          <table:table-cell table:style-name="ce17"/>
          <table:table-cell office:value-type="float" office:value="2.75228488501999E-299" calcext:value-type="float">
            <text:p>2.75E-299</text:p>
          </table:table-cell>
          <table:table-cell office:value-type="float" office:value="0.007798574688805" calcext:value-type="float">
            <text:p>0.0078</text:p>
          </table:table-cell>
          <table:table-cell office:value-type="float" office:value="0.948795472076018" calcext:value-type="float">
            <text:p>0.95</text:p>
          </table:table-cell>
          <table:table-cell office:value-type="float" office:value="-0.000190386436904" calcext:value-type="float">
            <text:p>-0.00019</text:p>
          </table:table-cell>
          <table:table-cell office:value-type="string" calcext:value-type="string">
            <text:p>V4-V5_UNIV</text:p>
          </table:table-cell>
          <table:table-cell office:value-type="string" calcext:value-type="string">
            <text:p>16S</text:p>
          </table:table-cell>
          <table:table-cell office:value-type="float" office:value="0.941071740268808" calcext:value-type="float">
            <text:p>0.94</text:p>
          </table:table-cell>
          <table:table-cell table:number-columns-repeated="39"/>
        </table:table-row>
        <table:table-row table:style-name="ro2">
          <table:table-cell office:value-type="string" calcext:value-type="string">
            <text:p>S0116</text:p>
          </table:table-cell>
          <table:table-cell office:value-type="string" calcext:value-type="string">
            <text:p>GA03</text:p>
          </table:table-cell>
          <table:table-cell office:value-type="float" office:value="89.2" calcext:value-type="float">
            <text:p>89.2</text:p>
          </table:table-cell>
          <table:table-cell office:value-type="float" office:value="39.6924" calcext:value-type="float">
            <text:p>39.6924</text:p>
          </table:table-cell>
          <table:table-cell office:value-type="float" office:value="-69.81342" calcext:value-type="float">
            <text:p>-69.81342</text:p>
          </table:table-cell>
          <table:table-cell office:value-type="float" office:value="15.814" calcext:value-type="float">
            <text:p>15.814</text:p>
          </table:table-cell>
          <table:table-cell office:value-type="float" office:value="77" calcext:value-type="float">
            <text:p>77</text:p>
          </table:table-cell>
          <table:table-cell office:value-type="float" office:value="3.8" calcext:value-type="float">
            <text:p>3.8</text:p>
          </table:table-cell>
          <table:table-cell office:value-type="string" calcext:value-type="string">
            <text:p>SRR5788221</text:p>
          </table:table-cell>
          <table:table-cell table:style-name="Default" office:value-type="float" office:value="0.20019967" calcext:value-type="float">
            <text:p>0.20019967</text:p>
          </table:table-cell>
          <table:table-cell table:style-name="Default" office:value-type="float" office:value="0.0260453132439018" calcext:value-type="float">
            <text:p>0.026045313243902</text:p>
          </table:table-cell>
          <table:table-cell table:style-name="Default" table:formula="of:=[.J47]/[.K47]" office:value-type="float" office:value="7.68659098568816" calcext:value-type="float">
            <text:p>7.68659098568816</text:p>
          </table:table-cell>
          <table:table-cell table:style-name="Default" table:formula="of:=([.K47]*5.75)/((1-[.K47])+([.K47]*5.75))" office:value-type="float" office:value="0.133272688756246" calcext:value-type="float">
            <text:p>0.133272688756246</text:p>
          </table:table-cell>
          <table:table-cell table:style-name="Default" table:formula="of:=[.J47]/[.M47]" office:value-type="float" office:value="1.50218076838055" calcext:value-type="float">
            <text:p>1.50218076838055</text:p>
          </table:table-cell>
          <table:table-cell table:style-name="Default" office:value-type="string" calcext:value-type="string">
            <text:p>S0116</text:p>
          </table:table-cell>
          <table:table-cell office:value-type="float" office:value="0.969572603450802" calcext:value-type="float">
            <text:p>0.97</text:p>
          </table:table-cell>
          <table:table-cell table:number-columns-repeated="3"/>
          <table:table-cell table:style-name="ce17"/>
          <table:table-cell office:value-type="float" office:value="1.70686941880046E-223" calcext:value-type="float">
            <text:p>1.71E-223</text:p>
          </table:table-cell>
          <table:table-cell office:value-type="float" office:value="0.009844671828189" calcext:value-type="float">
            <text:p>0.0098</text:p>
          </table:table-cell>
          <table:table-cell office:value-type="float" office:value="0.94962128342681" calcext:value-type="float">
            <text:p>0.95</text:p>
          </table:table-cell>
          <table:table-cell office:value-type="float" office:value="-0.000422991507898" calcext:value-type="float">
            <text:p>-0.00042</text:p>
          </table:table-cell>
          <table:table-cell office:value-type="string" calcext:value-type="string">
            <text:p>V4-V5_UNIV</text:p>
          </table:table-cell>
          <table:table-cell office:value-type="string" calcext:value-type="string">
            <text:p>16S</text:p>
          </table:table-cell>
          <table:table-cell office:value-type="float" office:value="0.94362778561568" calcext:value-type="float">
            <text:p>0.94</text:p>
          </table:table-cell>
          <table:table-cell table:number-columns-repeated="39"/>
        </table:table-row>
        <table:table-row table:style-name="ro7">
          <table:table-cell office:value-type="string" calcext:value-type="string">
            <text:p>S0104</text:p>
          </table:table-cell>
          <table:table-cell office:value-type="string" calcext:value-type="string">
            <text:p>GA03</text:p>
          </table:table-cell>
          <table:table-cell office:value-type="float" office:value="285.9" calcext:value-type="float">
            <text:p>285.9</text:p>
          </table:table-cell>
          <table:table-cell office:value-type="float" office:value="17.3999" calcext:value-type="float">
            <text:p>17.3999</text:p>
          </table:table-cell>
          <table:table-cell office:value-type="float" office:value="-24.49991" calcext:value-type="float">
            <text:p>-24.49991</text:p>
          </table:table-cell>
          <table:table-cell office:value-type="float" office:value="12.667" calcext:value-type="float">
            <text:p>12.667</text:p>
          </table:table-cell>
          <table:table-cell office:value-type="float" office:value="62" calcext:value-type="float">
            <text:p>62</text:p>
          </table:table-cell>
          <table:table-cell office:value-type="float" office:value="3.1" calcext:value-type="float">
            <text:p>3.1</text:p>
          </table:table-cell>
          <table:table-cell office:value-type="string" calcext:value-type="string">
            <text:p>SRR5788425</text:p>
          </table:table-cell>
          <table:table-cell table:style-name="Default" office:value-type="float" office:value="0.082164445" calcext:value-type="float">
            <text:p>0.082164445</text:p>
          </table:table-cell>
          <table:table-cell table:style-name="Default" office:value-type="float" office:value="0.00989980678445511" calcext:value-type="float">
            <text:p>0.009899806784455</text:p>
          </table:table-cell>
          <table:table-cell table:style-name="Default" table:formula="of:=[.J48]/[.K48]" office:value-type="float" office:value="8.29960086988934" calcext:value-type="float">
            <text:p>8.29960086988934</text:p>
          </table:table-cell>
          <table:table-cell table:style-name="Default" table:formula="of:=([.K48]*5.75)/((1-[.K48])+([.K48]*5.75))" office:value-type="float" office:value="0.0543673158783382" calcext:value-type="float">
            <text:p>0.054367315878338</text:p>
          </table:table-cell>
          <table:table-cell table:style-name="Default" table:formula="of:=[.J48]/[.M48]" office:value-type="float" office:value="1.51128382324162" calcext:value-type="float">
            <text:p>1.51128382324162</text:p>
          </table:table-cell>
          <table:table-cell table:style-name="Default" office:value-type="string" calcext:value-type="string">
            <text:p>S0104</text:p>
          </table:table-cell>
          <table:table-cell office:value-type="float" office:value="0.907575976179019" calcext:value-type="float">
            <text:p>0.91</text:p>
          </table:table-cell>
          <table:table-cell office:value-type="string" calcext:value-type="string">
            <text:p>generally quite similar but some differences between SAR11 and MGI abundances</text:p>
          </table:table-cell>
          <table:table-cell table:number-columns-repeated="2"/>
          <table:table-cell table:style-name="ce21" office:value-type="string" calcext:value-type="string">
            <text:p>tags probably fine, since there is a good correlation with closest sample in water column (R2=0.965) if one ASV differing between samples (Methylobacterium radiotolerans) is excluded</text:p>
          </table:table-cell>
          <table:table-cell office:value-type="float" office:value="1.09354566201332E-186" calcext:value-type="float">
            <text:p>1.09E-186</text:p>
          </table:table-cell>
          <table:table-cell office:value-type="float" office:value="0.015304605311138" calcext:value-type="float">
            <text:p>0.0153</text:p>
          </table:table-cell>
          <table:table-cell office:value-type="float" office:value="0.906160864336457" calcext:value-type="float">
            <text:p>0.91</text:p>
          </table:table-cell>
          <table:table-cell office:value-type="float" office:value="-0.0000953689047544022" calcext:value-type="float">
            <text:p>-0.00010</text:p>
          </table:table-cell>
          <table:table-cell office:value-type="string" calcext:value-type="string">
            <text:p>V4-V5_UNIV</text:p>
          </table:table-cell>
          <table:table-cell office:value-type="string" calcext:value-type="string">
            <text:p>16S</text:p>
          </table:table-cell>
          <table:table-cell office:value-type="float" office:value="0.957690691415645" calcext:value-type="float">
            <text:p>0.96</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106</text:p>
          </table:table-cell>
          <table:table-cell office:value-type="string" calcext:value-type="string">
            <text:p>GA03</text:p>
          </table:table-cell>
          <table:table-cell office:value-type="float" office:value="69.4" calcext:value-type="float">
            <text:p>69.4</text:p>
          </table:table-cell>
          <table:table-cell office:value-type="float" office:value="27.583" calcext:value-type="float">
            <text:p>27.583</text:p>
          </table:table-cell>
          <table:table-cell office:value-type="float" office:value="-49.6329" calcext:value-type="float">
            <text:p>-49.6329</text:p>
          </table:table-cell>
          <table:table-cell office:value-type="float" office:value="23.437" calcext:value-type="float">
            <text:p>23.437</text:p>
          </table:table-cell>
          <table:table-cell office:value-type="float" office:value="173" calcext:value-type="float">
            <text:p>173</text:p>
          </table:table-cell>
          <table:table-cell office:value-type="float" office:value="8.7" calcext:value-type="float">
            <text:p>8.7</text:p>
          </table:table-cell>
          <table:table-cell office:value-type="string" calcext:value-type="string">
            <text:p>SRR5788088</text:p>
          </table:table-cell>
          <table:table-cell table:style-name="Default" office:value-type="float" office:value="0.2259654" calcext:value-type="float">
            <text:p>0.2259654</text:p>
          </table:table-cell>
          <table:table-cell table:style-name="Default" office:value-type="float" office:value="0.0293478514849172" calcext:value-type="float">
            <text:p>0.029347851484917</text:p>
          </table:table-cell>
          <table:table-cell table:style-name="Default" table:formula="of:=[.J49]/[.K49]" office:value-type="float" office:value="7.69955511449044" calcext:value-type="float">
            <text:p>7.69955511449044</text:p>
          </table:table-cell>
          <table:table-cell table:style-name="Default" table:formula="of:=([.K49]*5.75)/((1-[.K49])+([.K49]*5.75))" office:value-type="float" office:value="0.148104095318172" calcext:value-type="float">
            <text:p>0.148104095318172</text:p>
          </table:table-cell>
          <table:table-cell table:style-name="Default" table:formula="of:=[.J49]/[.M49]" office:value-type="float" office:value="1.52572013295486" calcext:value-type="float">
            <text:p>1.52572013295486</text:p>
          </table:table-cell>
          <table:table-cell table:style-name="Default" office:value-type="string" calcext:value-type="string">
            <text:p>S0106</text:p>
          </table:table-cell>
          <table:table-cell office:value-type="float" office:value="0.994003353499265" calcext:value-type="float">
            <text:p>0.99</text:p>
          </table:table-cell>
          <table:table-cell table:number-columns-repeated="3"/>
          <table:table-cell table:style-name="ce17"/>
          <table:table-cell office:value-type="float" office:value="4.18294154285794E-263" calcext:value-type="float">
            <text:p>4.18E-263</text:p>
          </table:table-cell>
          <table:table-cell office:value-type="float" office:value="0.005342309172124" calcext:value-type="float">
            <text:p>0.0053</text:p>
          </table:table-cell>
          <table:table-cell office:value-type="float" office:value="1.05439332993152" calcext:value-type="float">
            <text:p>1.05</text:p>
          </table:table-cell>
          <table:table-cell office:value-type="float" office:value="-0.00075457779789" calcext:value-type="float">
            <text:p>-0.00075</text:p>
          </table:table-cell>
          <table:table-cell office:value-type="string" calcext:value-type="string">
            <text:p>V4-V5_UNIV</text:p>
          </table:table-cell>
          <table:table-cell office:value-type="string" calcext:value-type="string">
            <text:p>16S</text:p>
          </table:table-cell>
          <table:table-cell office:value-type="float" office:value="0.967998306041784" calcext:value-type="float">
            <text:p>0.97</text:p>
          </table:table-cell>
          <table:table-cell table:number-columns-repeated="39"/>
        </table:table-row>
        <table:table-row table:style-name="ro2">
          <table:table-cell office:value-type="string" calcext:value-type="string">
            <text:p>S0131</text:p>
          </table:table-cell>
          <table:table-cell office:value-type="string" calcext:value-type="string">
            <text:p>GA03</text:p>
          </table:table-cell>
          <table:table-cell office:value-type="float" office:value="64.6" calcext:value-type="float">
            <text:p>64.6</text:p>
          </table:table-cell>
          <table:table-cell office:value-type="float" office:value="37.5954" calcext:value-type="float">
            <text:p>37.5954</text:p>
          </table:table-cell>
          <table:table-cell office:value-type="float" office:value="-68.4046" calcext:value-type="float">
            <text:p>-68.4046</text:p>
          </table:table-cell>
          <table:table-cell office:value-type="float" office:value="23.418" calcext:value-type="float">
            <text:p>23.418</text:p>
          </table:table-cell>
          <table:table-cell office:value-type="float" office:value="129" calcext:value-type="float">
            <text:p>129</text:p>
          </table:table-cell>
          <table:table-cell office:value-type="float" office:value="6.5" calcext:value-type="float">
            <text:p>6.5</text:p>
          </table:table-cell>
          <table:table-cell office:value-type="string" calcext:value-type="string">
            <text:p>SRR5788316</text:p>
          </table:table-cell>
          <table:table-cell table:style-name="Default" office:value-type="float" office:value="0.11782982" calcext:value-type="float">
            <text:p>0.11782982</text:p>
          </table:table-cell>
          <table:table-cell table:style-name="Default" office:value-type="float" office:value="0.0141078240840711" calcext:value-type="float">
            <text:p>0.014107824084071</text:p>
          </table:table-cell>
          <table:table-cell table:style-name="Default" table:formula="of:=[.J50]/[.K50]" office:value-type="float" office:value="8.35209025132654" calcext:value-type="float">
            <text:p>8.35209025132654</text:p>
          </table:table-cell>
          <table:table-cell table:style-name="Default" table:formula="of:=([.K50]*5.75)/((1-[.K50])+([.K50]*5.75))" office:value-type="float" office:value="0.07602536427415" calcext:value-type="float">
            <text:p>0.07602536427415</text:p>
          </table:table-cell>
          <table:table-cell table:style-name="Default" table:formula="of:=[.J50]/[.M50]" office:value-type="float" office:value="1.54987511240462" calcext:value-type="float">
            <text:p>1.54987511240462</text:p>
          </table:table-cell>
          <table:table-cell table:style-name="Default" office:value-type="string" calcext:value-type="string">
            <text:p>S0131</text:p>
          </table:table-cell>
          <table:table-cell office:value-type="float" office:value="0.963057489686327" calcext:value-type="float">
            <text:p>0.96</text:p>
          </table:table-cell>
          <table:table-cell table:number-columns-repeated="3"/>
          <table:table-cell table:style-name="ce17"/>
          <table:table-cell office:value-type="float" office:value="3.4343846110739E-211" calcext:value-type="float">
            <text:p>3.43E-211</text:p>
          </table:table-cell>
          <table:table-cell office:value-type="float" office:value="0.010755213409751" calcext:value-type="float">
            <text:p>0.0108</text:p>
          </table:table-cell>
          <table:table-cell office:value-type="float" office:value="0.938368375461733" calcext:value-type="float">
            <text:p>0.94</text:p>
          </table:table-cell>
          <table:table-cell office:value-type="float" office:value="-0.000225426368047" calcext:value-type="float">
            <text:p>-0.00023</text:p>
          </table:table-cell>
          <table:table-cell office:value-type="string" calcext:value-type="string">
            <text:p>V4-V5_UNIV</text:p>
          </table:table-cell>
          <table:table-cell office:value-type="string" calcext:value-type="string">
            <text:p>16S</text:p>
          </table:table-cell>
          <table:table-cell office:value-type="float" office:value="0.951886727134252" calcext:value-type="float">
            <text:p>0.95</text:p>
          </table:table-cell>
          <table:table-cell office:value-type="string" calcext:value-type="string">
            <text:p>note: MG higher</text:p>
          </table:table-cell>
          <table:table-cell office:value-type="string" calcext:value-type="string">
            <text:p>off on linear plot</text:p>
          </table:table-cell>
          <table:table-cell table:number-columns-repeated="37"/>
        </table:table-row>
        <table:table-row table:style-name="ro2">
          <table:table-cell office:value-type="string" calcext:value-type="string">
            <text:p>S0300</text:p>
          </table:table-cell>
          <table:table-cell office:value-type="string" calcext:value-type="string">
            <text:p>GP13</text:p>
          </table:table-cell>
          <table:table-cell office:value-type="float" office:value="49.8" calcext:value-type="float">
            <text:p>49.8</text:p>
          </table:table-cell>
          <table:table-cell office:value-type="float" office:value="-29.9982" calcext:value-type="float">
            <text:p>-29.9982</text:p>
          </table:table-cell>
          <table:table-cell office:value-type="float" office:value="153.50101" calcext:value-type="float">
            <text:p>153.50101</text:p>
          </table:table-cell>
          <table:table-cell office:value-type="float" office:value="23.305" calcext:value-type="float">
            <text:p>23.305</text:p>
          </table:table-cell>
          <table:table-cell office:value-type="float" office:value="322" calcext:value-type="float">
            <text:p>322</text:p>
          </table:table-cell>
          <table:table-cell office:value-type="float" office:value="16.1" calcext:value-type="float">
            <text:p>16.1</text:p>
          </table:table-cell>
          <table:table-cell office:value-type="string" calcext:value-type="string">
            <text:p>SRR5787996</text:p>
          </table:table-cell>
          <table:table-cell table:style-name="Default" office:value-type="float" office:value="0.169800365" calcext:value-type="float">
            <text:p>0.169800365</text:p>
          </table:table-cell>
          <table:table-cell table:style-name="Default" office:value-type="float" office:value="0.0208229036295369" calcext:value-type="float">
            <text:p>0.020822903629537</text:p>
          </table:table-cell>
          <table:table-cell table:style-name="Default" table:formula="of:=[.J51]/[.K51]" office:value-type="float" office:value="8.15449987287755" calcext:value-type="float">
            <text:p>8.15449987287755</text:p>
          </table:table-cell>
          <table:table-cell table:style-name="Default" table:formula="of:=([.K51]*5.75)/((1-[.K51])+([.K51]*5.75))" office:value-type="float" office:value="0.108955080453715" calcext:value-type="float">
            <text:p>0.108955080453715</text:p>
          </table:table-cell>
          <table:table-cell table:style-name="Default" table:formula="of:=[.J51]/[.M51]" office:value-type="float" office:value="1.55844375767436" calcext:value-type="float">
            <text:p>1.55844375767436</text:p>
          </table:table-cell>
          <table:table-cell table:style-name="Default" office:value-type="string" calcext:value-type="string">
            <text:p>S0300</text:p>
          </table:table-cell>
          <table:table-cell office:value-type="float" office:value="0.982154674072693" calcext:value-type="float">
            <text:p>0.98</text:p>
          </table:table-cell>
          <table:table-cell table:number-columns-repeated="3"/>
          <table:table-cell table:style-name="ce17"/>
          <table:table-cell office:value-type="float" office:value="0" calcext:value-type="float">
            <text:p>0.00E+00</text:p>
          </table:table-cell>
          <table:table-cell office:value-type="float" office:value="0.005780306984898" calcext:value-type="float">
            <text:p>0.0058</text:p>
          </table:table-cell>
          <table:table-cell office:value-type="float" office:value="0.954072120085893" calcext:value-type="float">
            <text:p>0.95</text:p>
          </table:table-cell>
          <table:table-cell office:value-type="float" office:value="-0.000127488405578"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51743157595314" calcext:value-type="float">
            <text:p>0.95</text:p>
          </table:table-cell>
          <table:table-cell table:number-columns-repeated="39"/>
        </table:table-row>
        <table:table-row table:style-name="ro2">
          <table:table-cell office:value-type="string" calcext:value-type="string">
            <text:p>S0117</text:p>
          </table:table-cell>
          <table:table-cell office:value-type="string" calcext:value-type="string">
            <text:p>GA03</text:p>
          </table:table-cell>
          <table:table-cell office:value-type="float" office:value="109.9" calcext:value-type="float">
            <text:p>109.9</text:p>
          </table:table-cell>
          <table:table-cell office:value-type="float" office:value="39.6924" calcext:value-type="float">
            <text:p>39.6924</text:p>
          </table:table-cell>
          <table:table-cell office:value-type="float" office:value="-69.81342" calcext:value-type="float">
            <text:p>-69.81342</text:p>
          </table:table-cell>
          <table:table-cell office:value-type="float" office:value="14.399" calcext:value-type="float">
            <text:p>14.399</text:p>
          </table:table-cell>
          <table:table-cell office:value-type="float" office:value="63" calcext:value-type="float">
            <text:p>63</text:p>
          </table:table-cell>
          <table:table-cell office:value-type="float" office:value="3.1" calcext:value-type="float">
            <text:p>3.1</text:p>
          </table:table-cell>
          <table:table-cell office:value-type="string" calcext:value-type="string">
            <text:p>SRR5788220</text:p>
          </table:table-cell>
          <table:table-cell table:style-name="Default" office:value-type="float" office:value="0.12160189" calcext:value-type="float">
            <text:p>0.12160189</text:p>
          </table:table-cell>
          <table:table-cell table:style-name="Default" office:value-type="float" office:value="0.0143724996295748" calcext:value-type="float">
            <text:p>0.014372499629575</text:p>
          </table:table-cell>
          <table:table-cell table:style-name="Default" table:formula="of:=[.J52]/[.K52]" office:value-type="float" office:value="8.46073356298966" calcext:value-type="float">
            <text:p>8.46073356298966</text:p>
          </table:table-cell>
          <table:table-cell table:style-name="Default" table:formula="of:=([.K52]*5.75)/((1-[.K52])+([.K52]*5.75))" office:value-type="float" office:value="0.0773605187419816" calcext:value-type="float">
            <text:p>0.077360518741982</text:p>
          </table:table-cell>
          <table:table-cell table:style-name="Default" table:formula="of:=[.J52]/[.M52]" office:value-type="float" office:value="1.57188565921559" calcext:value-type="float">
            <text:p>1.57188565921559</text:p>
          </table:table-cell>
          <table:table-cell table:style-name="Default" office:value-type="string" calcext:value-type="string">
            <text:p>S0117</text:p>
          </table:table-cell>
          <table:table-cell office:value-type="float" office:value="0.976605303841733" calcext:value-type="float">
            <text:p>0.98</text:p>
          </table:table-cell>
          <table:table-cell table:number-columns-repeated="3"/>
          <table:table-cell table:style-name="ce17"/>
          <table:table-cell office:value-type="float" office:value="6.75893596264482E-237" calcext:value-type="float">
            <text:p>6.76E-237</text:p>
          </table:table-cell>
          <table:table-cell office:value-type="float" office:value="0.008676018696505" calcext:value-type="float">
            <text:p>0.0087</text:p>
          </table:table-cell>
          <table:table-cell office:value-type="float" office:value="0.951300133820008" calcext:value-type="float">
            <text:p>0.95</text:p>
          </table:table-cell>
          <table:table-cell office:value-type="float" office:value="-0.000341974049123" calcext:value-type="float">
            <text:p>-0.00034</text:p>
          </table:table-cell>
          <table:table-cell office:value-type="string" calcext:value-type="string">
            <text:p>V4-V5_UNIV</text:p>
          </table:table-cell>
          <table:table-cell office:value-type="string" calcext:value-type="string">
            <text:p>16S</text:p>
          </table:table-cell>
          <table:table-cell office:value-type="float" office:value="0.975869709163144" calcext:value-type="float">
            <text:p>0.98</text:p>
          </table:table-cell>
          <table:table-cell table:number-columns-repeated="39"/>
        </table:table-row>
        <table:table-row table:style-name="ro2">
          <table:table-cell office:value-type="string" calcext:value-type="string">
            <text:p>S0390</text:p>
          </table:table-cell>
          <table:table-cell office:value-type="string" calcext:value-type="string">
            <text:p>GP13</text:p>
          </table:table-cell>
          <table:table-cell office:value-type="float" office:value="30" calcext:value-type="float">
            <text:p>30</text:p>
          </table:table-cell>
          <table:table-cell office:value-type="float" office:value="-32.49783" calcext:value-type="float">
            <text:p>-32.49783</text:p>
          </table:table-cell>
          <table:table-cell office:value-type="float" office:value="-160.99283" calcext:value-type="float">
            <text:p>-160.99283</text:p>
          </table:table-cell>
          <table:table-cell office:value-type="float" office:value="19.079" calcext:value-type="float">
            <text:p>19.079</text:p>
          </table:table-cell>
          <table:table-cell office:value-type="float" office:value="121" calcext:value-type="float">
            <text:p>121</text:p>
          </table:table-cell>
          <table:table-cell office:value-type="float" office:value="6" calcext:value-type="float">
            <text:p>6</text:p>
          </table:table-cell>
          <table:table-cell office:value-type="string" calcext:value-type="string">
            <text:p>SRR5788102</text:p>
          </table:table-cell>
          <table:table-cell table:style-name="Default" office:value-type="float" office:value="0.14695095" calcext:value-type="float">
            <text:p>0.14695095</text:p>
          </table:table-cell>
          <table:table-cell table:style-name="Default" office:value-type="float" office:value="0.0175678910551374" calcext:value-type="float">
            <text:p>0.017567891055137</text:p>
          </table:table-cell>
          <table:table-cell table:style-name="Default" table:formula="of:=[.J53]/[.K53]" office:value-type="float" office:value="8.3647462031037" calcext:value-type="float">
            <text:p>8.3647462031037</text:p>
          </table:table-cell>
          <table:table-cell table:style-name="Default" table:formula="of:=([.K53]*5.75)/((1-[.K53])+([.K53]*5.75))" office:value-type="float" office:value="0.0932351361718452" calcext:value-type="float">
            <text:p>0.093235136171845</text:p>
          </table:table-cell>
          <table:table-cell table:style-name="Default" table:formula="of:=[.J53]/[.M53]" office:value-type="float" office:value="1.57613273314847" calcext:value-type="float">
            <text:p>1.57613273314847</text:p>
          </table:table-cell>
          <table:table-cell table:style-name="Default" office:value-type="string" calcext:value-type="string">
            <text:p>S0390</text:p>
          </table:table-cell>
          <table:table-cell office:value-type="float" office:value="0.991955392831179" calcext:value-type="float">
            <text:p>0.99</text:p>
          </table:table-cell>
          <table:table-cell table:number-columns-repeated="3"/>
          <table:table-cell table:style-name="ce17"/>
          <table:table-cell office:value-type="string" calcext:value-type="string">
            <text:p>4.3093067023e-313</text:p>
          </table:table-cell>
          <table:table-cell office:value-type="float" office:value="0.004782969513647" calcext:value-type="float">
            <text:p>0.0048</text:p>
          </table:table-cell>
          <table:table-cell office:value-type="float" office:value="0.915312699386859" calcext:value-type="float">
            <text:p>0.92</text:p>
          </table:table-cell>
          <table:table-cell office:value-type="float" office:value="-0.000112571747882" calcext:value-type="float">
            <text:p>-0.00011</text:p>
          </table:table-cell>
          <table:table-cell office:value-type="string" calcext:value-type="string">
            <text:p>V4-V5_UNIV</text:p>
          </table:table-cell>
          <table:table-cell office:value-type="string" calcext:value-type="string">
            <text:p>16S</text:p>
          </table:table-cell>
          <table:table-cell office:value-type="float" office:value="0.956411009482252" calcext:value-type="float">
            <text:p>0.96</text:p>
          </table:table-cell>
          <table:table-cell table:number-columns-repeated="39"/>
        </table:table-row>
        <table:table-row table:style-name="ro2">
          <table:table-cell office:value-type="string" calcext:value-type="string">
            <text:p>S0436</text:p>
          </table:table-cell>
          <table:table-cell office:value-type="string" calcext:value-type="string">
            <text:p>GP13</text:p>
          </table:table-cell>
          <table:table-cell office:value-type="float" office:value="203" calcext:value-type="float">
            <text:p>203</text:p>
          </table:table-cell>
          <table:table-cell office:value-type="float" office:value="-32.49367" calcext:value-type="float">
            <text:p>-32.49367</text:p>
          </table:table-cell>
          <table:table-cell office:value-type="float" office:value="-169.99517" calcext:value-type="float">
            <text:p>-169.99517</text:p>
          </table:table-cell>
          <table:table-cell office:value-type="float" office:value="14.172" calcext:value-type="float">
            <text:p>14.172</text:p>
          </table:table-cell>
          <table:table-cell office:value-type="float" office:value="33" calcext:value-type="float">
            <text:p>33</text:p>
          </table:table-cell>
          <table:table-cell office:value-type="float" office:value="1.6" calcext:value-type="float">
            <text:p>1.6</text:p>
          </table:table-cell>
          <table:table-cell office:value-type="string" calcext:value-type="string">
            <text:p>SRR5788242</text:p>
          </table:table-cell>
          <table:table-cell table:style-name="Default" office:value-type="float" office:value="0.172556405" calcext:value-type="float">
            <text:p>0.172556405</text:p>
          </table:table-cell>
          <table:table-cell table:style-name="Default" office:value-type="float" office:value="0.0205997508453461" calcext:value-type="float">
            <text:p>0.020599750845346</text:p>
          </table:table-cell>
          <table:table-cell table:style-name="Default" table:formula="of:=[.J54]/[.K54]" office:value-type="float" office:value="8.37662582889851" calcext:value-type="float">
            <text:p>8.37662582889851</text:p>
          </table:table-cell>
          <table:table-cell table:style-name="Default" table:formula="of:=([.K54]*5.75)/((1-[.K54])+([.K54]*5.75))" office:value-type="float" office:value="0.107891510724309" calcext:value-type="float">
            <text:p>0.107891510724309</text:p>
          </table:table-cell>
          <table:table-cell table:style-name="Default" table:formula="of:=[.J54]/[.M54]" office:value-type="float" office:value="1.59935108741713" calcext:value-type="float">
            <text:p>1.59935108741713</text:p>
          </table:table-cell>
          <table:table-cell table:style-name="Default" office:value-type="string" calcext:value-type="string">
            <text:p>S0436</text:p>
          </table:table-cell>
          <table:table-cell office:value-type="float" office:value="0.979272012041387" calcext:value-type="float">
            <text:p>0.98</text:p>
          </table:table-cell>
          <table:table-cell table:number-columns-repeated="3"/>
          <table:table-cell table:style-name="ce17"/>
          <table:table-cell office:value-type="float" office:value="3.70082259436735E-171" calcext:value-type="float">
            <text:p>3.70E-171</text:p>
          </table:table-cell>
          <table:table-cell office:value-type="float" office:value="0.008645898494617" calcext:value-type="float">
            <text:p>0.0086</text:p>
          </table:table-cell>
          <table:table-cell office:value-type="float" office:value="0.842522016529477" calcext:value-type="float">
            <text:p>0.84</text:p>
          </table:table-cell>
          <table:table-cell office:value-type="float" office:value="0.0000617753536224785" calcext:value-type="float">
            <text:p>0.00006</text:p>
          </table:table-cell>
          <table:table-cell office:value-type="string" calcext:value-type="string">
            <text:p>V4-V5_UNIV</text:p>
          </table:table-cell>
          <table:table-cell office:value-type="string" calcext:value-type="string">
            <text:p>16S</text:p>
          </table:table-cell>
          <table:table-cell office:value-type="float" office:value="0.97061520260278" calcext:value-type="float">
            <text:p>0.97</text:p>
          </table:table-cell>
          <table:table-cell table:number-columns-repeated="39"/>
        </table:table-row>
        <table:table-row table:style-name="ro2">
          <table:table-cell office:value-type="string" calcext:value-type="string">
            <text:p>S0269</text:p>
          </table:table-cell>
          <table:table-cell office:value-type="string" calcext:value-type="string">
            <text:p>GP13</text:p>
          </table:table-cell>
          <table:table-cell office:value-type="float" office:value="29.9" calcext:value-type="float">
            <text:p>29.9</text:p>
          </table:table-cell>
          <table:table-cell office:value-type="float" office:value="-30.0006" calcext:value-type="float">
            <text:p>-30.0006</text:p>
          </table:table-cell>
          <table:table-cell office:value-type="float" office:value="162.998" calcext:value-type="float">
            <text:p>162.998</text:p>
          </table:table-cell>
          <table:table-cell office:value-type="float" office:value="21.925" calcext:value-type="float">
            <text:p>21.925</text:p>
          </table:table-cell>
          <table:table-cell office:value-type="float" office:value="134" calcext:value-type="float">
            <text:p>134</text:p>
          </table:table-cell>
          <table:table-cell office:value-type="float" office:value="6.7" calcext:value-type="float">
            <text:p>6.7</text:p>
          </table:table-cell>
          <table:table-cell office:value-type="string" calcext:value-type="string">
            <text:p>SRR5788038</text:p>
          </table:table-cell>
          <table:table-cell table:style-name="Default" office:value-type="float" office:value="0.151554665" calcext:value-type="float">
            <text:p>0.151554665</text:p>
          </table:table-cell>
          <table:table-cell table:style-name="Default" office:value-type="float" office:value="0.0178593808747963" calcext:value-type="float">
            <text:p>0.017859380874796</text:p>
          </table:table-cell>
          <table:table-cell table:style-name="Default" table:formula="of:=[.J55]/[.K55]" office:value-type="float" office:value="8.48599769849125" calcext:value-type="float">
            <text:p>8.48599769849125</text:p>
          </table:table-cell>
          <table:table-cell table:style-name="Default" table:formula="of:=([.K55]*5.75)/((1-[.K55])+([.K55]*5.75))" office:value-type="float" office:value="0.0946611405548253" calcext:value-type="float">
            <text:p>0.094661140554825</text:p>
          </table:table-cell>
          <table:table-cell table:style-name="Default" table:formula="of:=[.J55]/[.M55]" office:value-type="float" office:value="1.60102301865065" calcext:value-type="float">
            <text:p>1.60102301865065</text:p>
          </table:table-cell>
          <table:table-cell table:style-name="Default" office:value-type="string" calcext:value-type="string">
            <text:p>S0269</text:p>
          </table:table-cell>
          <table:table-cell office:value-type="float" office:value="0.993773235177677" calcext:value-type="float">
            <text:p>0.99</text:p>
          </table:table-cell>
          <table:table-cell table:number-columns-repeated="3"/>
          <table:table-cell table:style-name="ce17"/>
          <table:table-cell office:value-type="float" office:value="7.8118182260395E-247" calcext:value-type="float">
            <text:p>7.81E-247</text:p>
          </table:table-cell>
          <table:table-cell office:value-type="float" office:value="0.004874879394411" calcext:value-type="float">
            <text:p>0.0049</text:p>
          </table:table-cell>
          <table:table-cell office:value-type="float" office:value="0.917598677993847" calcext:value-type="float">
            <text:p>0.92</text:p>
          </table:table-cell>
          <table:table-cell office:value-type="float" office:value="-0.000197522684089"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79674194742688" calcext:value-type="float">
            <text:p>0.98</text:p>
          </table:table-cell>
          <table:table-cell table:number-columns-repeated="39"/>
        </table:table-row>
        <table:table-row table:style-name="ro2">
          <table:table-cell office:value-type="string" calcext:value-type="string">
            <text:p>S0344</text:p>
          </table:table-cell>
          <table:table-cell office:value-type="string" calcext:value-type="string">
            <text:p>GP13</text:p>
          </table:table-cell>
          <table:table-cell office:value-type="float" office:value="102" calcext:value-type="float">
            <text:p>102</text:p>
          </table:table-cell>
          <table:table-cell office:value-type="float" office:value="-32.494" calcext:value-type="float">
            <text:p>-32.494</text:p>
          </table:table-cell>
          <table:table-cell office:value-type="float" office:value="-157.00883" calcext:value-type="float">
            <text:p>-157.00883</text:p>
          </table:table-cell>
          <table:table-cell office:value-type="float" office:value="18.708" calcext:value-type="float">
            <text:p>18.708</text:p>
          </table:table-cell>
          <table:table-cell office:value-type="float" office:value="106" calcext:value-type="float">
            <text:p>106</text:p>
          </table:table-cell>
          <table:table-cell office:value-type="float" office:value="5.3" calcext:value-type="float">
            <text:p>5.3</text:p>
          </table:table-cell>
          <table:table-cell office:value-type="string" calcext:value-type="string">
            <text:p>SRR5788053</text:p>
          </table:table-cell>
          <table:table-cell table:style-name="Default" office:value-type="float" office:value="0.158511465" calcext:value-type="float">
            <text:p>0.158511465</text:p>
          </table:table-cell>
          <table:table-cell table:style-name="Default" office:value-type="float" office:value="0.0187270139642369" calcext:value-type="float">
            <text:p>0.018727013964237</text:p>
          </table:table-cell>
          <table:table-cell table:style-name="Default" table:formula="of:=[.J56]/[.K56]" office:value-type="float" office:value="8.4643213970316" calcext:value-type="float">
            <text:p>8.4643213970316</text:p>
          </table:table-cell>
          <table:table-cell table:style-name="Default" table:formula="of:=([.K56]*5.75)/((1-[.K56])+([.K56]*5.75))" office:value-type="float" office:value="0.0988842484609487" calcext:value-type="float">
            <text:p>0.098884248460949</text:p>
          </table:table-cell>
          <table:table-cell table:style-name="Default" table:formula="of:=[.J56]/[.M56]" office:value-type="float" office:value="1.60300014883158" calcext:value-type="float">
            <text:p>1.60300014883158</text:p>
          </table:table-cell>
          <table:table-cell table:style-name="Default" office:value-type="string" calcext:value-type="string">
            <text:p>S0344</text:p>
          </table:table-cell>
          <table:table-cell office:value-type="float" office:value="0.986591278039155" calcext:value-type="float">
            <text:p>0.99</text:p>
          </table:table-cell>
          <table:table-cell table:number-columns-repeated="3"/>
          <table:table-cell table:style-name="ce17"/>
          <table:table-cell office:value-type="float" office:value="2.53434756108327E-292" calcext:value-type="float">
            <text:p>2.53E-292</text:p>
          </table:table-cell>
          <table:table-cell office:value-type="float" office:value="0.005948293990159" calcext:value-type="float">
            <text:p>0.0059</text:p>
          </table:table-cell>
          <table:table-cell office:value-type="float" office:value="0.898355467125034" calcext:value-type="float">
            <text:p>0.90</text:p>
          </table:table-cell>
          <table:table-cell office:value-type="float" office:value="-0.0000333724510054052" calcext:value-type="float">
            <text:p>-0.00003</text:p>
          </table:table-cell>
          <table:table-cell office:value-type="string" calcext:value-type="string">
            <text:p>V4-V5_UNIV</text:p>
          </table:table-cell>
          <table:table-cell office:value-type="string" calcext:value-type="string">
            <text:p>16S</text:p>
          </table:table-cell>
          <table:table-cell office:value-type="float" office:value="0.965415525920692" calcext:value-type="float">
            <text:p>0.97</text:p>
          </table:table-cell>
          <table:table-cell table:number-columns-repeated="39"/>
        </table:table-row>
        <table:table-row table:style-name="ro2">
          <table:table-cell office:value-type="string" calcext:value-type="string">
            <text:p>S0247</text:p>
          </table:table-cell>
          <table:table-cell office:value-type="string" calcext:value-type="string">
            <text:p>GA03</text:p>
          </table:table-cell>
          <table:table-cell office:value-type="float" office:value="91.6" calcext:value-type="float">
            <text:p>91.6</text:p>
          </table:table-cell>
          <table:table-cell office:value-type="float" office:value="17.4018" calcext:value-type="float">
            <text:p>17.4018</text:p>
          </table:table-cell>
          <table:table-cell office:value-type="float" office:value="-24.49811" calcext:value-type="float">
            <text:p>-24.49811</text:p>
          </table:table-cell>
          <table:table-cell office:value-type="float" office:value="20.59" calcext:value-type="float">
            <text:p>20.59</text:p>
          </table:table-cell>
          <table:table-cell office:value-type="float" office:value="115" calcext:value-type="float">
            <text:p>115</text:p>
          </table:table-cell>
          <table:table-cell office:value-type="float" office:value="5.8" calcext:value-type="float">
            <text:p>5.8</text:p>
          </table:table-cell>
          <table:table-cell office:value-type="string" calcext:value-type="string">
            <text:p>SRR5788174</text:p>
          </table:table-cell>
          <table:table-cell table:style-name="Default" office:value-type="float" office:value="0.123934365" calcext:value-type="float">
            <text:p>0.123934365</text:p>
          </table:table-cell>
          <table:table-cell table:style-name="Default" office:value-type="float" office:value="0.0143248532289628" calcext:value-type="float">
            <text:p>0.014324853228963</text:p>
          </table:table-cell>
          <table:table-cell table:style-name="Default" table:formula="of:=[.J57]/[.K57]" office:value-type="float" office:value="8.65170225614755" calcext:value-type="float">
            <text:p>8.65170225614755</text:p>
          </table:table-cell>
          <table:table-cell table:style-name="Default" table:formula="of:=([.K57]*5.75)/((1-[.K57])+([.K57]*5.75))" office:value-type="float" office:value="0.0771203987027502" calcext:value-type="float">
            <text:p>0.07712039870275</text:p>
          </table:table-cell>
          <table:table-cell table:style-name="Default" table:formula="of:=[.J57]/[.M57]" office:value-type="float" office:value="1.60702443302566" calcext:value-type="float">
            <text:p>1.60702443302566</text:p>
          </table:table-cell>
          <table:table-cell table:style-name="Default" office:value-type="string" calcext:value-type="string">
            <text:p>S0247</text:p>
          </table:table-cell>
          <table:table-cell office:value-type="float" office:value="0.990237706322282" calcext:value-type="float">
            <text:p>0.99</text:p>
          </table:table-cell>
          <table:table-cell table:number-columns-repeated="3"/>
          <table:table-cell table:style-name="ce17"/>
          <table:table-cell office:value-type="float" office:value="1.67243587883925E-282" calcext:value-type="float">
            <text:p>1.67E-282</text:p>
          </table:table-cell>
          <table:table-cell office:value-type="float" office:value="0.005708968069806" calcext:value-type="float">
            <text:p>0.0057</text:p>
          </table:table-cell>
          <table:table-cell office:value-type="float" office:value="0.960403007051237" calcext:value-type="float">
            <text:p>0.96</text:p>
          </table:table-cell>
          <table:table-cell office:value-type="float" office:value="-0.000324785969733" calcext:value-type="float">
            <text:p>-0.00032</text:p>
          </table:table-cell>
          <table:table-cell office:value-type="string" calcext:value-type="string">
            <text:p>V4-V5_UNIV</text:p>
          </table:table-cell>
          <table:table-cell office:value-type="string" calcext:value-type="string">
            <text:p>16S</text:p>
          </table:table-cell>
          <table:table-cell office:value-type="float" office:value="0.956494933582278" calcext:value-type="float">
            <text:p>0.96</text:p>
          </table:table-cell>
          <table:table-cell table:number-columns-repeated="39"/>
        </table:table-row>
        <table:table-row table:style-name="ro2">
          <table:table-cell office:value-type="string" calcext:value-type="string">
            <text:p>S0411</text:p>
          </table:table-cell>
          <table:table-cell office:value-type="string" calcext:value-type="string">
            <text:p>GP13</text:p>
          </table:table-cell>
          <table:table-cell office:value-type="float" office:value="15" calcext:value-type="float">
            <text:p>15</text:p>
          </table:table-cell>
          <table:table-cell office:value-type="float" office:value="-32.49567" calcext:value-type="float">
            <text:p>-32.49567</text:p>
          </table:table-cell>
          <table:table-cell office:value-type="float" office:value="-151.00067" calcext:value-type="float">
            <text:p>-151.00067</text:p>
          </table:table-cell>
          <table:table-cell office:value-type="float" office:value="19.398" calcext:value-type="float">
            <text:p>19.398</text:p>
          </table:table-cell>
          <table:table-cell office:value-type="float" office:value="57" calcext:value-type="float">
            <text:p>57</text:p>
          </table:table-cell>
          <table:table-cell office:value-type="float" office:value="2.8" calcext:value-type="float">
            <text:p>2.8</text:p>
          </table:table-cell>
          <table:table-cell office:value-type="string" calcext:value-type="string">
            <text:p>SRR5788296</text:p>
          </table:table-cell>
          <table:table-cell table:style-name="Default" office:value-type="float" office:value="0.14863913" calcext:value-type="float">
            <text:p>0.14863913</text:p>
          </table:table-cell>
          <table:table-cell table:style-name="Default" office:value-type="float" office:value="0.0173936283942698" calcext:value-type="float">
            <text:p>0.01739362839427</text:p>
          </table:table-cell>
          <table:table-cell table:style-name="Default" table:formula="of:=[.J58]/[.K58]" office:value-type="float" office:value="8.54560800258146" calcext:value-type="float">
            <text:p>8.54560800258146</text:p>
          </table:table-cell>
          <table:table-cell table:style-name="Default" table:formula="of:=([.K58]*5.75)/((1-[.K58])+([.K58]*5.75))" office:value-type="float" office:value="0.0923808794957944" calcext:value-type="float">
            <text:p>0.092380879495795</text:p>
          </table:table-cell>
          <table:table-cell table:style-name="Default" table:formula="of:=[.J58]/[.M58]" office:value-type="float" office:value="1.60898154262286" calcext:value-type="float">
            <text:p>1.60898154262286</text:p>
          </table:table-cell>
          <table:table-cell table:style-name="Default" office:value-type="string" calcext:value-type="string">
            <text:p>S0411</text:p>
          </table:table-cell>
          <table:table-cell office:value-type="float" office:value="0.989185542905354" calcext:value-type="float">
            <text:p>0.99</text:p>
          </table:table-cell>
          <table:table-cell table:number-columns-repeated="3"/>
          <table:table-cell table:style-name="ce17"/>
          <table:table-cell office:value-type="float" office:value="6.77968415291367E-301" calcext:value-type="float">
            <text:p>6.78E-301</text:p>
          </table:table-cell>
          <table:table-cell office:value-type="float" office:value="0.005328909475136" calcext:value-type="float">
            <text:p>0.0053</text:p>
          </table:table-cell>
          <table:table-cell office:value-type="float" office:value="0.888610936097517" calcext:value-type="float">
            <text:p>0.89</text:p>
          </table:table-cell>
          <table:table-cell office:value-type="float" office:value="-0.00000597714500262352" calcext:value-type="float">
            <text:p>-0.00001</text:p>
          </table:table-cell>
          <table:table-cell office:value-type="string" calcext:value-type="string">
            <text:p>V4-V5_UNIV</text:p>
          </table:table-cell>
          <table:table-cell office:value-type="string" calcext:value-type="string">
            <text:p>16S</text:p>
          </table:table-cell>
          <table:table-cell office:value-type="float" office:value="0.970692225772098" calcext:value-type="float">
            <text:p>0.97</text:p>
          </table:table-cell>
          <table:table-cell table:number-columns-repeated="39"/>
        </table:table-row>
        <table:table-row table:style-name="ro8">
          <table:table-cell office:value-type="string" calcext:value-type="string">
            <text:p>S0089</text:p>
          </table:table-cell>
          <table:table-cell office:value-type="string" calcext:value-type="string">
            <text:p>GA03</text:p>
          </table:table-cell>
          <table:table-cell office:value-type="float" office:value="414.2" calcext:value-type="float">
            <text:p>414.2</text:p>
          </table:table-cell>
          <table:table-cell office:value-type="float" office:value="31.7501" calcext:value-type="float">
            <text:p>31.7501</text:p>
          </table:table-cell>
          <table:table-cell office:value-type="float" office:value="-64.16949" calcext:value-type="float">
            <text:p>-64.16949</text:p>
          </table:table-cell>
          <table:table-cell office:value-type="float" office:value="17.509" calcext:value-type="float">
            <text:p>17.509</text:p>
          </table:table-cell>
          <table:table-cell office:value-type="float" office:value="57" calcext:value-type="float">
            <text:p>57</text:p>
          </table:table-cell>
          <table:table-cell office:value-type="float" office:value="2.8" calcext:value-type="float">
            <text:p>2.8</text:p>
          </table:table-cell>
          <table:table-cell office:value-type="string" calcext:value-type="string">
            <text:p>SRR5788251</text:p>
          </table:table-cell>
          <table:table-cell table:style-name="Default" office:value-type="float" office:value="0.136475765" calcext:value-type="float">
            <text:p>0.136475765</text:p>
          </table:table-cell>
          <table:table-cell table:style-name="Default" office:value-type="float" office:value="0.0158183176949265" calcext:value-type="float">
            <text:p>0.015818317694927</text:p>
          </table:table-cell>
          <table:table-cell table:style-name="Default" table:formula="of:=[.J59]/[.K59]" office:value-type="float" office:value="8.62770413593177" calcext:value-type="float">
            <text:p>8.62770413593177</text:p>
          </table:table-cell>
          <table:table-cell table:style-name="Default" table:formula="of:=([.K59]*5.75)/((1-[.K59])+([.K59]*5.75))" office:value-type="float" office:value="0.0845988241313728" calcext:value-type="float">
            <text:p>0.084598824131373</text:p>
          </table:table-cell>
          <table:table-cell table:style-name="Default" table:formula="of:=[.J59]/[.M59]" office:value-type="float" office:value="1.6132111338577" calcext:value-type="float">
            <text:p>1.6132111338577</text:p>
          </table:table-cell>
          <table:table-cell table:style-name="Default" office:value-type="string" calcext:value-type="string">
            <text:p>S0089</text:p>
          </table:table-cell>
          <table:table-cell office:value-type="float" office:value="0.905111582714257" calcext:value-type="float">
            <text:p>0.91</text:p>
          </table:table-cell>
          <table:table-cell office:value-type="string" calcext:value-type="string">
            <text:p>SAR11 proportions quite different</text:p>
          </table:table-cell>
          <table:table-cell table:number-columns-repeated="2"/>
          <table:table-cell table:style-name="ce20" office:value-type="string" calcext:value-type="string">
            <text:p>hard to tell, next closest sample is similar (R2=0.88)</text:p>
          </table:table-cell>
          <table:table-cell office:value-type="float" office:value="8.35000489302633E-213" calcext:value-type="float">
            <text:p>8.35E-213</text:p>
          </table:table-cell>
          <table:table-cell office:value-type="float" office:value="0.021725277303592" calcext:value-type="float">
            <text:p>0.0217</text:p>
          </table:table-cell>
          <table:table-cell office:value-type="float" office:value="1.36194132094302" calcext:value-type="float">
            <text:p>1.36</text:p>
          </table:table-cell>
          <table:table-cell office:value-type="float" office:value="-0.001275025612208" calcext:value-type="float">
            <text:p>-0.00128</text:p>
          </table:table-cell>
          <table:table-cell office:value-type="string" calcext:value-type="string">
            <text:p>V4-V5_UNIV</text:p>
          </table:table-cell>
          <table:table-cell office:value-type="string" calcext:value-type="string">
            <text:p>16S</text:p>
          </table:table-cell>
          <table:table-cell office:value-type="float" office:value="0.956955046649703" calcext:value-type="float">
            <text:p>0.96</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371</text:p>
          </table:table-cell>
          <table:table-cell office:value-type="string" calcext:value-type="string">
            <text:p>GP13</text:p>
          </table:table-cell>
          <table:table-cell office:value-type="float" office:value="102" calcext:value-type="float">
            <text:p>102</text:p>
          </table:table-cell>
          <table:table-cell office:value-type="float" office:value="-32.49717" calcext:value-type="float">
            <text:p>-32.49717</text:p>
          </table:table-cell>
          <table:table-cell office:value-type="float" office:value="-167.00217" calcext:value-type="float">
            <text:p>-167.00217</text:p>
          </table:table-cell>
          <table:table-cell office:value-type="float" office:value="18.076" calcext:value-type="float">
            <text:p>18.076</text:p>
          </table:table-cell>
          <table:table-cell office:value-type="float" office:value="182" calcext:value-type="float">
            <text:p>182</text:p>
          </table:table-cell>
          <table:table-cell office:value-type="float" office:value="9.1" calcext:value-type="float">
            <text:p>9.1</text:p>
          </table:table-cell>
          <table:table-cell office:value-type="string" calcext:value-type="string">
            <text:p>SRR5788179</text:p>
          </table:table-cell>
          <table:table-cell table:style-name="Default" office:value-type="float" office:value="0.21548114" calcext:value-type="float">
            <text:p>0.21548114</text:p>
          </table:table-cell>
          <table:table-cell table:style-name="Default" office:value-type="float" office:value="0.0260815779526477" calcext:value-type="float">
            <text:p>0.026081577952648</text:p>
          </table:table-cell>
          <table:table-cell table:style-name="Default" table:formula="of:=[.J60]/[.K60]" office:value-type="float" office:value="8.261813774888" calcext:value-type="float">
            <text:p>8.261813774888</text:p>
          </table:table-cell>
          <table:table-cell table:style-name="Default" table:formula="of:=([.K60]*5.75)/((1-[.K60])+([.K60]*5.75))" office:value-type="float" office:value="0.133437798585897" calcext:value-type="float">
            <text:p>0.133437798585897</text:p>
          </table:table-cell>
          <table:table-cell table:style-name="Default" table:formula="of:=[.J60]/[.M60]" office:value-type="float" office:value="1.61484333737183" calcext:value-type="float">
            <text:p>1.61484333737183</text:p>
          </table:table-cell>
          <table:table-cell table:style-name="Default" office:value-type="string" calcext:value-type="string">
            <text:p>S0371</text:p>
          </table:table-cell>
          <table:table-cell office:value-type="float" office:value="0.991016347136779" calcext:value-type="float">
            <text:p>0.99</text:p>
          </table:table-cell>
          <table:table-cell table:number-columns-repeated="3"/>
          <table:table-cell table:style-name="ce17"/>
          <table:table-cell office:value-type="float" office:value="4.83947057171258E-224" calcext:value-type="float">
            <text:p>4.84E-224</text:p>
          </table:table-cell>
          <table:table-cell office:value-type="float" office:value="0.006272461019125" calcext:value-type="float">
            <text:p>0.0063</text:p>
          </table:table-cell>
          <table:table-cell office:value-type="float" office:value="0.970469221183771" calcext:value-type="float">
            <text:p>0.97</text:p>
          </table:table-cell>
          <table:table-cell office:value-type="float" office:value="-0.000542382795416" calcext:value-type="float">
            <text:p>-0.00054</text:p>
          </table:table-cell>
          <table:table-cell office:value-type="string" calcext:value-type="string">
            <text:p>V4-V5_UNIV</text:p>
          </table:table-cell>
          <table:table-cell office:value-type="string" calcext:value-type="string">
            <text:p>16S</text:p>
          </table:table-cell>
          <table:table-cell office:value-type="float" office:value="0.971592160317111" calcext:value-type="float">
            <text:p>0.97</text:p>
          </table:table-cell>
          <table:table-cell table:number-columns-repeated="39"/>
        </table:table-row>
        <table:table-row table:style-name="ro2">
          <table:table-cell office:value-type="string" calcext:value-type="string">
            <text:p>S0311</text:p>
          </table:table-cell>
          <table:table-cell office:value-type="string" calcext:value-type="string">
            <text:p>GP13</text:p>
          </table:table-cell>
          <table:table-cell office:value-type="float" office:value="15.6" calcext:value-type="float">
            <text:p>15.6</text:p>
          </table:table-cell>
          <table:table-cell office:value-type="float" office:value="-30.0002" calcext:value-type="float">
            <text:p>-30.0002</text:p>
          </table:table-cell>
          <table:table-cell office:value-type="float" office:value="175.98" calcext:value-type="float">
            <text:p>175.98</text:p>
          </table:table-cell>
          <table:table-cell office:value-type="float" office:value="21.604" calcext:value-type="float">
            <text:p>21.604</text:p>
          </table:table-cell>
          <table:table-cell office:value-type="float" office:value="170" calcext:value-type="float">
            <text:p>170</text:p>
          </table:table-cell>
          <table:table-cell office:value-type="float" office:value="8.5" calcext:value-type="float">
            <text:p>8.5</text:p>
          </table:table-cell>
          <table:table-cell office:value-type="string" calcext:value-type="string">
            <text:p>SRR5788358</text:p>
          </table:table-cell>
          <table:table-cell table:style-name="Default" office:value-type="float" office:value="0.2341452" calcext:value-type="float">
            <text:p>0.2341452</text:p>
          </table:table-cell>
          <table:table-cell table:style-name="Default" office:value-type="float" office:value="0.0285465242972325" calcext:value-type="float">
            <text:p>0.028546524297233</text:p>
          </table:table-cell>
          <table:table-cell table:style-name="Default" table:formula="of:=[.J61]/[.K61]" office:value-type="float" office:value="8.20223147175573" calcext:value-type="float">
            <text:p>8.20223147175573</text:p>
          </table:table-cell>
          <table:table-cell table:style-name="Default" table:formula="of:=([.K61]*5.75)/((1-[.K61])+([.K61]*5.75))" office:value-type="float" office:value="0.144543055888702" calcext:value-type="float">
            <text:p>0.144543055888702</text:p>
          </table:table-cell>
          <table:table-cell table:style-name="Default" table:formula="of:=[.J61]/[.M61]" office:value-type="float" office:value="1.61989933421839" calcext:value-type="float">
            <text:p>1.61989933421839</text:p>
          </table:table-cell>
          <table:table-cell table:style-name="Default" office:value-type="string" calcext:value-type="string">
            <text:p>S0311</text:p>
          </table:table-cell>
          <table:table-cell office:value-type="float" office:value="0.992564496220344" calcext:value-type="float">
            <text:p>0.99</text:p>
          </table:table-cell>
          <table:table-cell table:number-columns-repeated="3"/>
          <table:table-cell table:style-name="ce17"/>
          <table:table-cell office:value-type="float" office:value="2.17509278078828E-305" calcext:value-type="float">
            <text:p>2.18E-305</text:p>
          </table:table-cell>
          <table:table-cell office:value-type="float" office:value="0.004644702211131" calcext:value-type="float">
            <text:p>0.0046</text:p>
          </table:table-cell>
          <table:table-cell office:value-type="float" office:value="0.905950510229759" calcext:value-type="float">
            <text:p>0.91</text:p>
          </table:table-cell>
          <table:table-cell office:value-type="float" office:value="-0.000162472651251" calcext:value-type="float">
            <text:p>-0.00016</text:p>
          </table:table-cell>
          <table:table-cell office:value-type="string" calcext:value-type="string">
            <text:p>V4-V5_UNIV</text:p>
          </table:table-cell>
          <table:table-cell office:value-type="string" calcext:value-type="string">
            <text:p>16S</text:p>
          </table:table-cell>
          <table:table-cell office:value-type="float" office:value="0.959422046631349" calcext:value-type="float">
            <text:p>0.96</text:p>
          </table:table-cell>
          <table:table-cell table:number-columns-repeated="39"/>
        </table:table-row>
        <table:table-row table:style-name="ro4">
          <table:table-cell office:value-type="string" calcext:value-type="string">
            <text:p>S0409</text:p>
          </table:table-cell>
          <table:table-cell office:value-type="string" calcext:value-type="string">
            <text:p>GP13</text:p>
          </table:table-cell>
          <table:table-cell office:value-type="float" office:value="75" calcext:value-type="float">
            <text:p>75</text:p>
          </table:table-cell>
          <table:table-cell office:value-type="float" office:value="-32.4885" calcext:value-type="float">
            <text:p>-32.4885</text:p>
          </table:table-cell>
          <table:table-cell office:value-type="float" office:value="-151.9995" calcext:value-type="float">
            <text:p>-151.9995</text:p>
          </table:table-cell>
          <table:table-cell office:value-type="float" office:value="18.888" calcext:value-type="float">
            <text:p>18.888</text:p>
          </table:table-cell>
          <table:table-cell office:value-type="float" office:value="33" calcext:value-type="float">
            <text:p>33</text:p>
          </table:table-cell>
          <table:table-cell office:value-type="float" office:value="1.7" calcext:value-type="float">
            <text:p>1.7</text:p>
          </table:table-cell>
          <table:table-cell office:value-type="string" calcext:value-type="string">
            <text:p>SRR5788118</text:p>
          </table:table-cell>
          <table:table-cell table:style-name="Default" office:value-type="float" office:value="0.1610926" calcext:value-type="float">
            <text:p>0.1610926</text:p>
          </table:table-cell>
          <table:table-cell table:style-name="Default" office:value-type="float" office:value="0.0186534589962408" calcext:value-type="float">
            <text:p>0.018653458996241</text:p>
          </table:table-cell>
          <table:table-cell table:style-name="Default" table:formula="of:=[.J62]/[.K62]" office:value-type="float" office:value="8.63607119904489" calcext:value-type="float">
            <text:p>8.63607119904489</text:p>
          </table:table-cell>
          <table:table-cell table:style-name="Default" table:formula="of:=([.K62]*5.75)/((1-[.K62])+([.K62]*5.75))" office:value-type="float" office:value="0.0985274683010855" calcext:value-type="float">
            <text:p>0.098527468301086</text:p>
          </table:table-cell>
          <table:table-cell table:style-name="Default" table:formula="of:=[.J62]/[.M62]" office:value-type="float" office:value="1.63500192157302" calcext:value-type="float">
            <text:p>1.63500192157302</text:p>
          </table:table-cell>
          <table:table-cell table:style-name="Default" office:value-type="string" calcext:value-type="string">
            <text:p>S0409</text:p>
          </table:table-cell>
          <table:table-cell office:value-type="float" office:value="0.951640510701417" calcext:value-type="float">
            <text:p>0.95</text:p>
          </table:table-cell>
          <table:table-cell office:value-type="string" calcext:value-type="string">
            <text:p>SAR11 proportions quite different</text:p>
          </table:table-cell>
          <table:table-cell table:number-columns-repeated="2"/>
          <table:table-cell table:style-name="ce21" office:value-type="string" calcext:value-type="string">
            <text:p>probably fine, R2=0.95 with closest sample in water column</text:p>
          </table:table-cell>
          <table:table-cell office:value-type="float" office:value="6.08767511383561E-181" calcext:value-type="float">
            <text:p>6.09E-181</text:p>
          </table:table-cell>
          <table:table-cell office:value-type="float" office:value="0.012144887701576" calcext:value-type="float">
            <text:p>0.0121</text:p>
          </table:table-cell>
          <table:table-cell office:value-type="float" office:value="0.888533002331985" calcext:value-type="float">
            <text:p>0.89</text:p>
          </table:table-cell>
          <table:table-cell office:value-type="float" office:value="-0.000075852490432076" calcext:value-type="float">
            <text:p>-0.00008</text:p>
          </table:table-cell>
          <table:table-cell office:value-type="string" calcext:value-type="string">
            <text:p>V4-V5_UNIV</text:p>
          </table:table-cell>
          <table:table-cell office:value-type="string" calcext:value-type="string">
            <text:p>16S</text:p>
          </table:table-cell>
          <table:table-cell office:value-type="float" office:value="0.969642276092085" calcext:value-type="float">
            <text:p>0.97</text:p>
          </table:table-cell>
          <table:table-cell/>
          <table:table-cell office:value-type="string" calcext:value-type="string">
            <text:p>off on linear plot</text:p>
          </table:table-cell>
          <table:table-cell table:number-columns-repeated="37"/>
        </table:table-row>
        <table:table-row table:style-name="ro4">
          <table:table-cell office:value-type="string" calcext:value-type="string">
            <text:p>S0087</text:p>
          </table:table-cell>
          <table:table-cell office:value-type="string" calcext:value-type="string">
            <text:p>GA03</text:p>
          </table:table-cell>
          <table:table-cell office:value-type="float" office:value="233.3" calcext:value-type="float">
            <text:p>233.3</text:p>
          </table:table-cell>
          <table:table-cell office:value-type="float" office:value="31.7501" calcext:value-type="float">
            <text:p>31.7501</text:p>
          </table:table-cell>
          <table:table-cell office:value-type="float" office:value="-64.16949" calcext:value-type="float">
            <text:p>-64.16949</text:p>
          </table:table-cell>
          <table:table-cell office:value-type="float" office:value="18.246" calcext:value-type="float">
            <text:p>18.246</text:p>
          </table:table-cell>
          <table:table-cell office:value-type="float" office:value="62" calcext:value-type="float">
            <text:p>62</text:p>
          </table:table-cell>
          <table:table-cell office:value-type="float" office:value="3.1" calcext:value-type="float">
            <text:p>3.1</text:p>
          </table:table-cell>
          <table:table-cell office:value-type="string" calcext:value-type="string">
            <text:p>SRR5788249</text:p>
          </table:table-cell>
          <table:table-cell table:style-name="Default" office:value-type="float" office:value="0.17469922" calcext:value-type="float">
            <text:p>0.17469922</text:p>
          </table:table-cell>
          <table:table-cell table:style-name="Default" office:value-type="float" office:value="0.0203387613628932" calcext:value-type="float">
            <text:p>0.020338761362893</text:p>
          </table:table-cell>
          <table:table-cell table:style-name="Default" table:formula="of:=[.J63]/[.K63]" office:value-type="float" office:value="8.58947193897106" calcext:value-type="float">
            <text:p>8.58947193897106</text:p>
          </table:table-cell>
          <table:table-cell table:style-name="Default" table:formula="of:=([.K63]*5.75)/((1-[.K63])+([.K63]*5.75))" office:value-type="float" office:value="0.106644998732724" calcext:value-type="float">
            <text:p>0.106644998732724</text:p>
          </table:table-cell>
          <table:table-cell table:style-name="Default" table:formula="of:=[.J63]/[.M63]" office:value-type="float" office:value="1.6381379537341" calcext:value-type="float">
            <text:p>1.6381379537341</text:p>
          </table:table-cell>
          <table:table-cell table:style-name="Default" office:value-type="string" calcext:value-type="string">
            <text:p>S0087</text:p>
          </table:table-cell>
          <table:table-cell office:value-type="float" office:value="0.938336139662276" calcext:value-type="float">
            <text:p>0.94</text:p>
          </table:table-cell>
          <table:table-cell office:value-type="string" calcext:value-type="string">
            <text:p>generally similar, but top taxa distorted</text:p>
          </table:table-cell>
          <table:table-cell table:number-columns-repeated="2"/>
          <table:table-cell table:style-name="ce21" office:value-type="string" calcext:value-type="string">
            <text:p>probably fine, R2=0.94 with closest deeper sample in water column</text:p>
          </table:table-cell>
          <table:table-cell office:value-type="float" office:value="8.373073665872E-148" calcext:value-type="float">
            <text:p>8.37E-148</text:p>
          </table:table-cell>
          <table:table-cell office:value-type="float" office:value="0.018549939924611" calcext:value-type="float">
            <text:p>0.0185</text:p>
          </table:table-cell>
          <table:table-cell office:value-type="float" office:value="1.12334949845337" calcext:value-type="float">
            <text:p>1.12</text:p>
          </table:table-cell>
          <table:table-cell office:value-type="float" office:value="-0.001243545741735" calcext:value-type="float">
            <text:p>-0.00124</text:p>
          </table:table-cell>
          <table:table-cell office:value-type="string" calcext:value-type="string">
            <text:p>V4-V5_UNIV</text:p>
          </table:table-cell>
          <table:table-cell office:value-type="string" calcext:value-type="string">
            <text:p>16S</text:p>
          </table:table-cell>
          <table:table-cell office:value-type="float" office:value="0.95188679245283" calcext:value-type="float">
            <text:p>0.95</text:p>
          </table:table-cell>
          <table:table-cell table:number-columns-repeated="39"/>
        </table:table-row>
        <table:table-row table:style-name="ro3">
          <table:table-cell office:value-type="string" calcext:value-type="string">
            <text:p>S0053</text:p>
          </table:table-cell>
          <table:table-cell office:value-type="string" calcext:value-type="string">
            <text:p>GA03</text:p>
          </table:table-cell>
          <table:table-cell office:value-type="float" office:value="186.3" calcext:value-type="float">
            <text:p>186.3</text:p>
          </table:table-cell>
          <table:table-cell office:value-type="float" office:value="35.4186" calcext:value-type="float">
            <text:p>35.4186</text:p>
          </table:table-cell>
          <table:table-cell office:value-type="float" office:value="-66.54269" calcext:value-type="float">
            <text:p>-66.54269</text:p>
          </table:table-cell>
          <table:table-cell office:value-type="float" office:value="18.68" calcext:value-type="float">
            <text:p>18.68</text:p>
          </table:table-cell>
          <table:table-cell office:value-type="float" office:value="69" calcext:value-type="float">
            <text:p>69</text:p>
          </table:table-cell>
          <table:table-cell office:value-type="float" office:value="3.4" calcext:value-type="float">
            <text:p>3.4</text:p>
          </table:table-cell>
          <table:table-cell office:value-type="string" calcext:value-type="string">
            <text:p>SRR5788139</text:p>
          </table:table-cell>
          <table:table-cell table:style-name="Default" office:value-type="float" office:value="0.11400008" calcext:value-type="float">
            <text:p>0.11400008</text:p>
          </table:table-cell>
          <table:table-cell table:style-name="Default" office:value-type="float" office:value="0.0126641147640683" calcext:value-type="float">
            <text:p>0.012664114764068</text:p>
          </table:table-cell>
          <table:table-cell table:style-name="Default" table:formula="of:=[.J64]/[.K64]" office:value-type="float" office:value="9.00181987638415" calcext:value-type="float">
            <text:p>9.00181987638415</text:p>
          </table:table-cell>
          <table:table-cell table:style-name="Default" table:formula="of:=([.K64]*5.75)/((1-[.K64])+([.K64]*5.75))" office:value-type="float" office:value="0.0686868346015626" calcext:value-type="float">
            <text:p>0.068686834601563</text:p>
          </table:table-cell>
          <table:table-cell table:style-name="Default" table:formula="of:=[.J64]/[.M64]" office:value-type="float" office:value="1.6597078706755" calcext:value-type="float">
            <text:p>1.6597078706755</text:p>
          </table:table-cell>
          <table:table-cell table:style-name="Default" office:value-type="string" calcext:value-type="string">
            <text:p>S0053</text:p>
          </table:table-cell>
          <table:table-cell office:value-type="float" office:value="0.930457157337915" calcext:value-type="float">
            <text:p>0.93</text:p>
          </table:table-cell>
          <table:table-cell office:value-type="string" calcext:value-type="string">
            <text:p>similar, SAR11 SAR324 off</text:p>
          </table:table-cell>
          <table:table-cell table:number-columns-repeated="2"/>
          <table:table-cell table:style-name="ce20" office:value-type="string" calcext:value-type="string">
            <text:p>probably fine, R2=0.91 with closest sample in water column if excluding MGI ASV that differs between samples</text:p>
          </table:table-cell>
          <table:table-cell office:value-type="float" office:value="5.50148005403756E-247" calcext:value-type="float">
            <text:p>5.50E-247</text:p>
          </table:table-cell>
          <table:table-cell office:value-type="float" office:value="0.016500350161833" calcext:value-type="float">
            <text:p>0.0165</text:p>
          </table:table-cell>
          <table:table-cell office:value-type="float" office:value="1.24132446613472" calcext:value-type="float">
            <text:p>1.24</text:p>
          </table:table-cell>
          <table:table-cell office:value-type="float" office:value="-0.000923814814367" calcext:value-type="float">
            <text:p>-0.00092</text:p>
          </table:table-cell>
          <table:table-cell office:value-type="string" calcext:value-type="string">
            <text:p>V4-V5_UNIV</text:p>
          </table:table-cell>
          <table:table-cell office:value-type="string" calcext:value-type="string">
            <text:p>16S</text:p>
          </table:table-cell>
          <table:table-cell office:value-type="float" office:value="0.930537974683544" calcext:value-type="float">
            <text:p>0.93</text:p>
          </table:table-cell>
          <table:table-cell/>
          <table:table-cell office:value-type="string" calcext:value-type="string">
            <text:p>off on linear plot</text:p>
          </table:table-cell>
          <table:table-cell table:number-columns-repeated="37"/>
        </table:table-row>
        <table:table-row table:style-name="ro6">
          <table:table-cell office:value-type="string" calcext:value-type="string">
            <text:p>S0425</text:p>
          </table:table-cell>
          <table:table-cell office:value-type="string" calcext:value-type="string">
            <text:p>GP13</text:p>
          </table:table-cell>
          <table:table-cell office:value-type="float" office:value="1001.5" calcext:value-type="float">
            <text:p>1001.5</text:p>
          </table:table-cell>
          <table:table-cell office:value-type="float" office:value="-32.4995" calcext:value-type="float">
            <text:p>-32.4995</text:p>
          </table:table-cell>
          <table:table-cell office:value-type="float" office:value="-179.125" calcext:value-type="float">
            <text:p>-179.125</text:p>
          </table:table-cell>
          <table:table-cell office:value-type="float" office:value="5.19" calcext:value-type="float">
            <text:p>5.19</text:p>
          </table:table-cell>
          <table:table-cell office:value-type="float" office:value="26" calcext:value-type="float">
            <text:p>26</text:p>
          </table:table-cell>
          <table:table-cell office:value-type="float" office:value="1.3" calcext:value-type="float">
            <text:p>1.3</text:p>
          </table:table-cell>
          <table:table-cell office:value-type="string" calcext:value-type="string">
            <text:p>SRR5788395</text:p>
          </table:table-cell>
          <table:table-cell table:style-name="Default" office:value-type="float" office:value="0.125412545" calcext:value-type="float">
            <text:p>0.125412545</text:p>
          </table:table-cell>
          <table:table-cell table:style-name="Default" office:value-type="float" office:value="0.0139429653793539" calcext:value-type="float">
            <text:p>0.013942965379354</text:p>
          </table:table-cell>
          <table:table-cell table:style-name="Default" table:formula="of:=[.J65]/[.K65]" office:value-type="float" office:value="8.99468237837735" calcext:value-type="float">
            <text:p>8.99468237837735</text:p>
          </table:table-cell>
          <table:table-cell table:style-name="Default" table:formula="of:=([.K65]*5.75)/((1-[.K65])+([.K65]*5.75))" office:value-type="float" office:value="0.0751921439938811" calcext:value-type="float">
            <text:p>0.075192143993881</text:p>
          </table:table-cell>
          <table:table-cell table:style-name="Default" table:formula="of:=[.J65]/[.M65]" office:value-type="float" office:value="1.66789425515258" calcext:value-type="float">
            <text:p>1.66789425515258</text:p>
          </table:table-cell>
          <table:table-cell table:style-name="Default" office:value-type="string" calcext:value-type="string">
            <text:p>S0425</text:p>
          </table:table-cell>
          <table:table-cell office:value-type="float" office:value="0.86879363606878" calcext:value-type="float">
            <text:p>0.87</text:p>
          </table:table-cell>
          <table:table-cell office:value-type="string" calcext:value-type="string">
            <text:p>samples look similar, but nitrosopumilus significantly differs btw mg and tags</text:p>
          </table:table-cell>
          <table:table-cell/>
          <table:table-cell office:value-type="string" calcext:value-type="string">
            <text:p>yes</text:p>
          </table:table-cell>
          <table:table-cell table:style-name="ce20" office:value-type="string" calcext:value-type="string">
            <text:p>difficult to verify - no co-occurring deep samples</text:p>
          </table:table-cell>
          <table:table-cell office:value-type="float" office:value="1.48040706875413E-170" calcext:value-type="float">
            <text:p>1.48E-170</text:p>
          </table:table-cell>
          <table:table-cell office:value-type="float" office:value="0.014907164317899" calcext:value-type="float">
            <text:p>0.0149</text:p>
          </table:table-cell>
          <table:table-cell office:value-type="float" office:value="0.749734654581159" calcext:value-type="float">
            <text:p>0.75</text:p>
          </table:table-cell>
          <table:table-cell office:value-type="float" office:value="0.000231446312575" calcext:value-type="float">
            <text:p>0.00023</text:p>
          </table:table-cell>
          <table:table-cell office:value-type="string" calcext:value-type="string">
            <text:p>V4-V5_UNIV</text:p>
          </table:table-cell>
          <table:table-cell office:value-type="string" calcext:value-type="string">
            <text:p>16S</text:p>
          </table:table-cell>
          <table:table-cell office:value-type="float" office:value="0.97156410571173" calcext:value-type="float">
            <text:p>0.97</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428</text:p>
          </table:table-cell>
          <table:table-cell office:value-type="string" calcext:value-type="string">
            <text:p>GP13</text:p>
          </table:table-cell>
          <table:table-cell office:value-type="float" office:value="52" calcext:value-type="float">
            <text:p>52</text:p>
          </table:table-cell>
          <table:table-cell office:value-type="float" office:value="-32.49667" calcext:value-type="float">
            <text:p>-32.49667</text:p>
          </table:table-cell>
          <table:table-cell office:value-type="float" office:value="-170.99533" calcext:value-type="float">
            <text:p>-170.99533</text:p>
          </table:table-cell>
          <table:table-cell office:value-type="float" office:value="19.29" calcext:value-type="float">
            <text:p>19.29</text:p>
          </table:table-cell>
          <table:table-cell office:value-type="float" office:value="68" calcext:value-type="float">
            <text:p>68</text:p>
          </table:table-cell>
          <table:table-cell office:value-type="float" office:value="3.4" calcext:value-type="float">
            <text:p>3.4</text:p>
          </table:table-cell>
          <table:table-cell office:value-type="string" calcext:value-type="string">
            <text:p>SRR5788392</text:p>
          </table:table-cell>
          <table:table-cell table:style-name="Default" office:value-type="float" office:value="0.18287557" calcext:value-type="float">
            <text:p>0.18287557</text:p>
          </table:table-cell>
          <table:table-cell table:style-name="Default" office:value-type="float" office:value="0.0206432087579514" calcext:value-type="float">
            <text:p>0.020643208757951</text:p>
          </table:table-cell>
          <table:table-cell table:style-name="Default" table:formula="of:=[.J66]/[.K66]" office:value-type="float" office:value="8.8588732567828" calcext:value-type="float">
            <text:p>8.8588732567828</text:p>
          </table:table-cell>
          <table:table-cell table:style-name="Default" table:formula="of:=([.K66]*5.75)/((1-[.K66])+([.K66]*5.75))" office:value-type="float" office:value="0.108098796728326" calcext:value-type="float">
            <text:p>0.108098796728326</text:p>
          </table:table-cell>
          <table:table-cell table:style-name="Default" table:formula="of:=[.J66]/[.M66]" office:value-type="float" office:value="1.69174473291875" calcext:value-type="float">
            <text:p>1.69174473291875</text:p>
          </table:table-cell>
          <table:table-cell table:style-name="Default" office:value-type="string" calcext:value-type="string">
            <text:p>S0428</text:p>
          </table:table-cell>
          <table:table-cell office:value-type="float" office:value="0.986435600092722"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5865086152485" calcext:value-type="float">
            <text:p>0.0059</text:p>
          </table:table-cell>
          <table:table-cell office:value-type="float" office:value="0.947666865837115" calcext:value-type="float">
            <text:p>0.95</text:p>
          </table:table-cell>
          <table:table-cell office:value-type="float" office:value="-0.000170800659414" calcext:value-type="float">
            <text:p>-0.00017</text:p>
          </table:table-cell>
          <table:table-cell office:value-type="string" calcext:value-type="string">
            <text:p>V4-V5_UNIV</text:p>
          </table:table-cell>
          <table:table-cell office:value-type="string" calcext:value-type="string">
            <text:p>16S</text:p>
          </table:table-cell>
          <table:table-cell office:value-type="float" office:value="0.951887603672575" calcext:value-type="float">
            <text:p>0.95</text:p>
          </table:table-cell>
          <table:table-cell table:number-columns-repeated="39"/>
        </table:table-row>
        <table:table-row table:style-name="ro2">
          <table:table-cell office:value-type="string" calcext:value-type="string">
            <text:p>S0258</text:p>
          </table:table-cell>
          <table:table-cell office:value-type="string" calcext:value-type="string">
            <text:p>GP13</text:p>
          </table:table-cell>
          <table:table-cell office:value-type="float" office:value="202" calcext:value-type="float">
            <text:p>202</text:p>
          </table:table-cell>
          <table:table-cell office:value-type="float" office:value="-32.495" calcext:value-type="float">
            <text:p>-32.495</text:p>
          </table:table-cell>
          <table:table-cell office:value-type="float" office:value="-157.9945" calcext:value-type="float">
            <text:p>-157.9945</text:p>
          </table:table-cell>
          <table:table-cell office:value-type="float" office:value="15.273" calcext:value-type="float">
            <text:p>15.273</text:p>
          </table:table-cell>
          <table:table-cell office:value-type="float" office:value="37" calcext:value-type="float">
            <text:p>37</text:p>
          </table:table-cell>
          <table:table-cell office:value-type="float" office:value="1.9" calcext:value-type="float">
            <text:p>1.9</text:p>
          </table:table-cell>
          <table:table-cell office:value-type="string" calcext:value-type="string">
            <text:p>SRR5788151</text:p>
          </table:table-cell>
          <table:table-cell table:style-name="Default" office:value-type="float" office:value="0.12643953" calcext:value-type="float">
            <text:p>0.12643953</text:p>
          </table:table-cell>
          <table:table-cell table:style-name="Default" office:value-type="float" office:value="0.013836776695955" calcext:value-type="float">
            <text:p>0.013836776695955</text:p>
          </table:table-cell>
          <table:table-cell table:style-name="Default" table:formula="of:=[.J67]/[.K67]" office:value-type="float" office:value="9.13793239410758" calcext:value-type="float">
            <text:p>9.13793239410758</text:p>
          </table:table-cell>
          <table:table-cell table:style-name="Default" table:formula="of:=([.K67]*5.75)/((1-[.K67])+([.K67]*5.75))" office:value-type="float" office:value="0.0746548023144398" calcext:value-type="float">
            <text:p>0.07465480231444</text:p>
          </table:table-cell>
          <table:table-cell table:style-name="Default" table:formula="of:=[.J67]/[.M67]" office:value-type="float" office:value="1.69365568027958" calcext:value-type="float">
            <text:p>1.69365568027958</text:p>
          </table:table-cell>
          <table:table-cell table:style-name="Default" office:value-type="string" calcext:value-type="string">
            <text:p>S0258</text:p>
          </table:table-cell>
          <table:table-cell office:value-type="float" office:value="0.978426994222944" calcext:value-type="float">
            <text:p>0.98</text:p>
          </table:table-cell>
          <table:table-cell table:number-columns-repeated="3"/>
          <table:table-cell table:style-name="ce17"/>
          <table:table-cell office:value-type="float" office:value="0" calcext:value-type="float">
            <text:p>0.00E+00</text:p>
          </table:table-cell>
          <table:table-cell office:value-type="float" office:value="0.007435553755186" calcext:value-type="float">
            <text:p>0.0074</text:p>
          </table:table-cell>
          <table:table-cell office:value-type="float" office:value="1.10732888925549" calcext:value-type="float">
            <text:p>1.11</text:p>
          </table:table-cell>
          <table:table-cell office:value-type="float" office:value="-0.000460571833897" calcext:value-type="float">
            <text:p>-0.00046</text:p>
          </table:table-cell>
          <table:table-cell office:value-type="string" calcext:value-type="string">
            <text:p>V4-V5_UNIV</text:p>
          </table:table-cell>
          <table:table-cell office:value-type="string" calcext:value-type="string">
            <text:p>16S</text:p>
          </table:table-cell>
          <table:table-cell office:value-type="float" office:value="0.959894356726822" calcext:value-type="float">
            <text:p>0.96</text:p>
          </table:table-cell>
          <table:table-cell table:number-columns-repeated="39"/>
        </table:table-row>
        <table:table-row table:style-name="ro2">
          <table:table-cell office:value-type="string" calcext:value-type="string">
            <text:p>S0050</text:p>
          </table:table-cell>
          <table:table-cell office:value-type="string" calcext:value-type="string">
            <text:p>GA03</text:p>
          </table:table-cell>
          <table:table-cell office:value-type="float" office:value="68" calcext:value-type="float">
            <text:p>68</text:p>
          </table:table-cell>
          <table:table-cell office:value-type="float" office:value="35.4186" calcext:value-type="float">
            <text:p>35.4186</text:p>
          </table:table-cell>
          <table:table-cell office:value-type="float" office:value="-66.54269" calcext:value-type="float">
            <text:p>-66.54269</text:p>
          </table:table-cell>
          <table:table-cell office:value-type="float" office:value="23.074" calcext:value-type="float">
            <text:p>23.074</text:p>
          </table:table-cell>
          <table:table-cell office:value-type="float" office:value="104" calcext:value-type="float">
            <text:p>104</text:p>
          </table:table-cell>
          <table:table-cell office:value-type="float" office:value="5.2" calcext:value-type="float">
            <text:p>5.2</text:p>
          </table:table-cell>
          <table:table-cell office:value-type="string" calcext:value-type="string">
            <text:p>SRR5788142</text:p>
          </table:table-cell>
          <table:table-cell table:style-name="Default" office:value-type="float" office:value="0.10165198" calcext:value-type="float">
            <text:p>0.10165198</text:p>
          </table:table-cell>
          <table:table-cell table:style-name="Default" office:value-type="float" office:value="0.0109698510715583" calcext:value-type="float">
            <text:p>0.010969851071558</text:p>
          </table:table-cell>
          <table:table-cell table:style-name="Default" table:formula="of:=[.J68]/[.K68]" office:value-type="float" office:value="9.26648678609272" calcext:value-type="float">
            <text:p>9.26648678609272</text:p>
          </table:table-cell>
          <table:table-cell table:style-name="Default" table:formula="of:=([.K68]*5.75)/((1-[.K68])+([.K68]*5.75))" office:value-type="float" office:value="0.0599527007198467" calcext:value-type="float">
            <text:p>0.059952700719847</text:p>
          </table:table-cell>
          <table:table-cell table:style-name="Default" table:formula="of:=[.J68]/[.M68]" office:value-type="float" office:value="1.69553629410308" calcext:value-type="float">
            <text:p>1.69553629410308</text:p>
          </table:table-cell>
          <table:table-cell table:style-name="Default" office:value-type="string" calcext:value-type="string">
            <text:p>S0050</text:p>
          </table:table-cell>
          <table:table-cell office:value-type="float" office:value="0.985082121079665" calcext:value-type="float">
            <text:p>0.99</text:p>
          </table:table-cell>
          <table:table-cell table:number-columns-repeated="3"/>
          <table:table-cell table:style-name="ce17"/>
          <table:table-cell office:value-type="float" office:value="9.27802219324456E-247" calcext:value-type="float">
            <text:p>9.28E-247</text:p>
          </table:table-cell>
          <table:table-cell office:value-type="float" office:value="0.00847248633364" calcext:value-type="float">
            <text:p>0.0085</text:p>
          </table:table-cell>
          <table:table-cell office:value-type="float" office:value="1.12709611667225" calcext:value-type="float">
            <text:p>1.13</text:p>
          </table:table-cell>
          <table:table-cell office:value-type="float" office:value="-0.00070353059085" calcext:value-type="float">
            <text:p>-0.00070</text:p>
          </table:table-cell>
          <table:table-cell office:value-type="string" calcext:value-type="string">
            <text:p>V4-V5_UNIV</text:p>
          </table:table-cell>
          <table:table-cell office:value-type="string" calcext:value-type="string">
            <text:p>16S</text:p>
          </table:table-cell>
          <table:table-cell office:value-type="float" office:value="0.925170068027211" calcext:value-type="float">
            <text:p>0.93</text:p>
          </table:table-cell>
          <table:table-cell table:number-columns-repeated="39"/>
        </table:table-row>
        <table:table-row table:style-name="ro2">
          <table:table-cell office:value-type="string" calcext:value-type="string">
            <text:p>S0234</text:p>
          </table:table-cell>
          <table:table-cell office:value-type="string" calcext:value-type="string">
            <text:p>GA03</text:p>
          </table:table-cell>
          <table:table-cell office:value-type="float" office:value="151.8" calcext:value-type="float">
            <text:p>151.8</text:p>
          </table:table-cell>
          <table:table-cell office:value-type="float" office:value="24.0022" calcext:value-type="float">
            <text:p>24.0022</text:p>
          </table:table-cell>
          <table:table-cell office:value-type="float" office:value="-21.99789" calcext:value-type="float">
            <text:p>-21.99789</text:p>
          </table:table-cell>
          <table:table-cell office:value-type="float" office:value="17.27" calcext:value-type="float">
            <text:p>17.27</text:p>
          </table:table-cell>
          <table:table-cell office:value-type="float" office:value="170" calcext:value-type="float">
            <text:p>170</text:p>
          </table:table-cell>
          <table:table-cell office:value-type="float" office:value="8.5" calcext:value-type="float">
            <text:p>8.5</text:p>
          </table:table-cell>
          <table:table-cell office:value-type="string" calcext:value-type="string">
            <text:p>SRR5788464</text:p>
          </table:table-cell>
          <table:table-cell table:style-name="Default" office:value-type="float" office:value="0.136901515" calcext:value-type="float">
            <text:p>0.136901515</text:p>
          </table:table-cell>
          <table:table-cell table:style-name="Default" office:value-type="float" office:value="0.0150203871134104" calcext:value-type="float">
            <text:p>0.01502038711341</text:p>
          </table:table-cell>
          <table:table-cell table:style-name="Default" table:formula="of:=[.J69]/[.K69]" office:value-type="float" office:value="9.11437994016629" calcext:value-type="float">
            <text:p>9.11437994016629</text:p>
          </table:table-cell>
          <table:table-cell table:style-name="Default" table:formula="of:=([.K69]*5.75)/((1-[.K69])+([.K69]*5.75))" office:value-type="float" office:value="0.0806155605030389" calcext:value-type="float">
            <text:p>0.080615560503039</text:p>
          </table:table-cell>
          <table:table-cell table:style-name="Default" table:formula="of:=[.J69]/[.M69]" office:value-type="float" office:value="1.69820211068109" calcext:value-type="float">
            <text:p>1.69820211068109</text:p>
          </table:table-cell>
          <table:table-cell table:style-name="Default" office:value-type="string" calcext:value-type="string">
            <text:p>S0234</text:p>
          </table:table-cell>
          <table:table-cell office:value-type="float" office:value="0.992378075921447" calcext:value-type="float">
            <text:p>0.99</text:p>
          </table:table-cell>
          <table:table-cell table:number-columns-repeated="3"/>
          <table:table-cell table:style-name="ce17"/>
          <table:table-cell office:value-type="float" office:value="4.43295989971517E-290" calcext:value-type="float">
            <text:p>4.43E-290</text:p>
          </table:table-cell>
          <table:table-cell office:value-type="float" office:value="0.005235537643705" calcext:value-type="float">
            <text:p>0.0052</text:p>
          </table:table-cell>
          <table:table-cell office:value-type="float" office:value="0.985262627924084" calcext:value-type="float">
            <text:p>0.99</text:p>
          </table:table-cell>
          <table:table-cell office:value-type="float" office:value="-0.000364111112109" calcext:value-type="float">
            <text:p>-0.00036</text:p>
          </table:table-cell>
          <table:table-cell office:value-type="string" calcext:value-type="string">
            <text:p>V4-V5_UNIV</text:p>
          </table:table-cell>
          <table:table-cell office:value-type="string" calcext:value-type="string">
            <text:p>16S</text:p>
          </table:table-cell>
          <table:table-cell office:value-type="float" office:value="0.96526508226691" calcext:value-type="float">
            <text:p>0.97</text:p>
          </table:table-cell>
          <table:table-cell table:number-columns-repeated="39"/>
        </table:table-row>
        <table:table-row table:style-name="ro2">
          <table:table-cell office:value-type="string" calcext:value-type="string">
            <text:p>S0115</text:p>
          </table:table-cell>
          <table:table-cell office:value-type="string" calcext:value-type="string">
            <text:p>GA03</text:p>
          </table:table-cell>
          <table:table-cell office:value-type="float" office:value="57.8" calcext:value-type="float">
            <text:p>57.8</text:p>
          </table:table-cell>
          <table:table-cell office:value-type="float" office:value="39.6924" calcext:value-type="float">
            <text:p>39.6924</text:p>
          </table:table-cell>
          <table:table-cell office:value-type="float" office:value="-69.81342" calcext:value-type="float">
            <text:p>-69.81342</text:p>
          </table:table-cell>
          <table:table-cell office:value-type="float" office:value="18.637" calcext:value-type="float">
            <text:p>18.637</text:p>
          </table:table-cell>
          <table:table-cell office:value-type="float" office:value="190" calcext:value-type="float">
            <text:p>190</text:p>
          </table:table-cell>
          <table:table-cell office:value-type="float" office:value="9.5" calcext:value-type="float">
            <text:p>9.5</text:p>
          </table:table-cell>
          <table:table-cell office:value-type="string" calcext:value-type="string">
            <text:p>SRR5788090</text:p>
          </table:table-cell>
          <table:table-cell table:style-name="Default" office:value-type="float" office:value="0.185660065" calcext:value-type="float">
            <text:p>0.185660065</text:p>
          </table:table-cell>
          <table:table-cell table:style-name="Default" office:value-type="float" office:value="0.0208875564194643" calcext:value-type="float">
            <text:p>0.020887556419464</text:p>
          </table:table-cell>
          <table:table-cell table:style-name="Default" table:formula="of:=[.J70]/[.K70]" office:value-type="float" office:value="8.88854882167981" calcext:value-type="float">
            <text:p>8.88854882167981</text:p>
          </table:table-cell>
          <table:table-cell table:style-name="Default" table:formula="of:=([.K70]*5.75)/((1-[.K70])+([.K70]*5.75))" office:value-type="float" office:value="0.109262839245306" calcext:value-type="float">
            <text:p>0.109262839245306</text:p>
          </table:table-cell>
          <table:table-cell table:style-name="Default" table:formula="of:=[.J70]/[.M70]" office:value-type="float" office:value="1.69920593572692" calcext:value-type="float">
            <text:p>1.69920593572692</text:p>
          </table:table-cell>
          <table:table-cell table:style-name="Default" office:value-type="string" calcext:value-type="string">
            <text:p>S0115</text:p>
          </table:table-cell>
          <table:table-cell office:value-type="float" office:value="0.977606002124594" calcext:value-type="float">
            <text:p>0.98</text:p>
          </table:table-cell>
          <table:table-cell table:number-columns-repeated="3"/>
          <table:table-cell table:style-name="ce17"/>
          <table:table-cell office:value-type="float" office:value="2.97761435200483E-208" calcext:value-type="float">
            <text:p>2.98E-208</text:p>
          </table:table-cell>
          <table:table-cell office:value-type="float" office:value="0.00793739769617" calcext:value-type="float">
            <text:p>0.0079</text:p>
          </table:table-cell>
          <table:table-cell office:value-type="float" office:value="0.829209479781214" calcext:value-type="float">
            <text:p>0.83</text:p>
          </table:table-cell>
          <table:table-cell office:value-type="float" office:value="-0.000255223597376" calcext:value-type="float">
            <text:p>-0.00026</text:p>
          </table:table-cell>
          <table:table-cell office:value-type="string" calcext:value-type="string">
            <text:p>V4-V5_UNIV</text:p>
          </table:table-cell>
          <table:table-cell office:value-type="string" calcext:value-type="string">
            <text:p>16S</text:p>
          </table:table-cell>
          <table:table-cell office:value-type="float" office:value="0.968744532150132" calcext:value-type="float">
            <text:p>0.97</text:p>
          </table:table-cell>
          <table:table-cell table:number-columns-repeated="39"/>
        </table:table-row>
        <table:table-row table:style-name="ro2">
          <table:table-cell office:value-type="string" calcext:value-type="string">
            <text:p>S0395</text:p>
          </table:table-cell>
          <table:table-cell office:value-type="string" calcext:value-type="string">
            <text:p>GP13</text:p>
          </table:table-cell>
          <table:table-cell office:value-type="float" office:value="32" calcext:value-type="float">
            <text:p>32</text:p>
          </table:table-cell>
          <table:table-cell office:value-type="float" office:value="-32.51033" calcext:value-type="float">
            <text:p>-32.51033</text:p>
          </table:table-cell>
          <table:table-cell office:value-type="float" office:value="-160.00783" calcext:value-type="float">
            <text:p>-160.00783</text:p>
          </table:table-cell>
          <table:table-cell office:value-type="float" office:value="18.912" calcext:value-type="float">
            <text:p>18.912</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SRR5788260</text:p>
          </table:table-cell>
          <table:table-cell table:style-name="Default" office:value-type="float" office:value="0.13122411" calcext:value-type="float">
            <text:p>0.13122411</text:p>
          </table:table-cell>
          <table:table-cell table:style-name="Default" office:value-type="float" office:value="0.0141335346418386" calcext:value-type="float">
            <text:p>0.014133534641839</text:p>
          </table:table-cell>
          <table:table-cell table:style-name="Default" table:formula="of:=[.J71]/[.K71]" office:value-type="float" office:value="9.28459251881307" calcext:value-type="float">
            <text:p>9.28459251881307</text:p>
          </table:table-cell>
          <table:table-cell table:style-name="Default" table:formula="of:=([.K71]*5.75)/((1-[.K71])+([.K71]*5.75))" office:value-type="float" office:value="0.0761551990096188" calcext:value-type="float">
            <text:p>0.076155199009619</text:p>
          </table:table-cell>
          <table:table-cell table:style-name="Default" table:formula="of:=[.J71]/[.M71]" office:value-type="float" office:value="1.72311426805445" calcext:value-type="float">
            <text:p>1.72311426805445</text:p>
          </table:table-cell>
          <table:table-cell table:style-name="Default" office:value-type="string" calcext:value-type="string">
            <text:p>S0395</text:p>
          </table:table-cell>
          <table:table-cell office:value-type="float" office:value="0.99153345013662" calcext:value-type="float">
            <text:p>0.99</text:p>
          </table:table-cell>
          <table:table-cell table:number-columns-repeated="3"/>
          <table:table-cell table:style-name="ce17"/>
          <table:table-cell office:value-type="float" office:value="3.60633980119327E-236" calcext:value-type="float">
            <text:p>3.61E-236</text:p>
          </table:table-cell>
          <table:table-cell office:value-type="float" office:value="0.005847094409412" calcext:value-type="float">
            <text:p>0.0058</text:p>
          </table:table-cell>
          <table:table-cell office:value-type="float" office:value="0.951250231640364" calcext:value-type="float">
            <text:p>0.95</text:p>
          </table:table-cell>
          <table:table-cell office:value-type="float" office:value="-0.000239817855421" calcext:value-type="float">
            <text:p>-0.00024</text:p>
          </table:table-cell>
          <table:table-cell office:value-type="string" calcext:value-type="string">
            <text:p>V4-V5_UNIV</text:p>
          </table:table-cell>
          <table:table-cell office:value-type="string" calcext:value-type="string">
            <text:p>16S</text:p>
          </table:table-cell>
          <table:table-cell office:value-type="float" office:value="0.960084565694374" calcext:value-type="float">
            <text:p>0.96</text:p>
          </table:table-cell>
          <table:table-cell table:number-columns-repeated="39"/>
        </table:table-row>
        <table:table-row table:style-name="ro2">
          <table:table-cell office:value-type="string" calcext:value-type="string">
            <text:p>S0134</text:p>
          </table:table-cell>
          <table:table-cell office:value-type="string" calcext:value-type="string">
            <text:p>GA03</text:p>
          </table:table-cell>
          <table:table-cell office:value-type="float" office:value="139.6" calcext:value-type="float">
            <text:p>139.6</text:p>
          </table:table-cell>
          <table:table-cell office:value-type="float" office:value="37.5954" calcext:value-type="float">
            <text:p>37.5954</text:p>
          </table:table-cell>
          <table:table-cell office:value-type="float" office:value="-68.4046" calcext:value-type="float">
            <text:p>-68.4046</text:p>
          </table:table-cell>
          <table:table-cell office:value-type="float" office:value="20.507" calcext:value-type="float">
            <text:p>20.507</text:p>
          </table:table-cell>
          <table:table-cell office:value-type="float" office:value="55" calcext:value-type="float">
            <text:p>55</text:p>
          </table:table-cell>
          <table:table-cell office:value-type="float" office:value="2.8" calcext:value-type="float">
            <text:p>2.8</text:p>
          </table:table-cell>
          <table:table-cell office:value-type="string" calcext:value-type="string">
            <text:p>SRR5788319</text:p>
          </table:table-cell>
          <table:table-cell table:style-name="Default" office:value-type="float" office:value="0.108011095" calcext:value-type="float">
            <text:p>0.108011095</text:p>
          </table:table-cell>
          <table:table-cell table:style-name="Default" office:value-type="float" office:value="0.0114704179043136" calcext:value-type="float">
            <text:p>0.011470417904314</text:p>
          </table:table-cell>
          <table:table-cell table:style-name="Default" table:formula="of:=[.J72]/[.K72]" office:value-type="float" office:value="9.416491700741" calcext:value-type="float">
            <text:p>9.416491700741</text:p>
          </table:table-cell>
          <table:table-cell table:style-name="Default" table:formula="of:=([.K72]*5.75)/((1-[.K72])+([.K72]*5.75))" office:value-type="float" office:value="0.0625470586672102" calcext:value-type="float">
            <text:p>0.06254705866721</text:p>
          </table:table-cell>
          <table:table-cell table:style-name="Default" table:formula="of:=[.J72]/[.M72]" office:value-type="float" office:value="1.72687728730278" calcext:value-type="float">
            <text:p>1.72687728730278</text:p>
          </table:table-cell>
          <table:table-cell table:style-name="Default" office:value-type="string" calcext:value-type="string">
            <text:p>S0134</text:p>
          </table:table-cell>
          <table:table-cell office:value-type="float" office:value="0.983496162254579" calcext:value-type="float">
            <text:p>0.98</text:p>
          </table:table-cell>
          <table:table-cell table:number-columns-repeated="3"/>
          <table:table-cell table:style-name="ce17"/>
          <table:table-cell office:value-type="float" office:value="0" calcext:value-type="float">
            <text:p>0.00E+00</text:p>
          </table:table-cell>
          <table:table-cell office:value-type="float" office:value="0.005983633758696" calcext:value-type="float">
            <text:p>0.0060</text:p>
          </table:table-cell>
          <table:table-cell office:value-type="float" office:value="0.976590797200655" calcext:value-type="float">
            <text:p>0.98</text:p>
          </table:table-cell>
          <table:table-cell office:value-type="float" office:value="-0.000306395562216" calcext:value-type="float">
            <text:p>-0.00031</text:p>
          </table:table-cell>
          <table:table-cell office:value-type="string" calcext:value-type="string">
            <text:p>V4-V5_UNIV</text:p>
          </table:table-cell>
          <table:table-cell office:value-type="string" calcext:value-type="string">
            <text:p>16S</text:p>
          </table:table-cell>
          <table:table-cell office:value-type="float" office:value="0.971103162650602" calcext:value-type="float">
            <text:p>0.97</text:p>
          </table:table-cell>
          <table:table-cell table:number-columns-repeated="39"/>
        </table:table-row>
        <table:table-row table:style-name="ro2">
          <table:table-cell office:value-type="string" calcext:value-type="string">
            <text:p>S0279</text:p>
          </table:table-cell>
          <table:table-cell office:value-type="string" calcext:value-type="string">
            <text:p>GP13</text:p>
          </table:table-cell>
          <table:table-cell office:value-type="float" office:value="30.7" calcext:value-type="float">
            <text:p>30.7</text:p>
          </table:table-cell>
          <table:table-cell office:value-type="float" office:value="-29.9997" calcext:value-type="float">
            <text:p>-29.9997</text:p>
          </table:table-cell>
          <table:table-cell office:value-type="float" office:value="171" calcext:value-type="float">
            <text:p>171</text:p>
          </table:table-cell>
          <table:table-cell office:value-type="float" office:value="21.385" calcext:value-type="float">
            <text:p>21.385</text:p>
          </table:table-cell>
          <table:table-cell office:value-type="float" office:value="183" calcext:value-type="float">
            <text:p>183</text:p>
          </table:table-cell>
          <table:table-cell office:value-type="float" office:value="9.1" calcext:value-type="float">
            <text:p>9.1</text:p>
          </table:table-cell>
          <table:table-cell office:value-type="string" calcext:value-type="string">
            <text:p>SRR5788400</text:p>
          </table:table-cell>
          <table:table-cell table:style-name="Default" office:value-type="float" office:value="0.116676405" calcext:value-type="float">
            <text:p>0.116676405</text:p>
          </table:table-cell>
          <table:table-cell table:style-name="Default" office:value-type="float" office:value="0.0123019468929346" calcext:value-type="float">
            <text:p>0.012301946892935</text:p>
          </table:table-cell>
          <table:table-cell table:style-name="Default" table:formula="of:=[.J73]/[.K73]" office:value-type="float" office:value="9.48438535911832" calcext:value-type="float">
            <text:p>9.48438535911832</text:p>
          </table:table-cell>
          <table:table-cell table:style-name="Default" table:formula="of:=([.K73]*5.75)/((1-[.K73])+([.K73]*5.75))" office:value-type="float" office:value="0.0668309767803865" calcext:value-type="float">
            <text:p>0.066830976780387</text:p>
          </table:table-cell>
          <table:table-cell table:style-name="Default" table:formula="of:=[.J73]/[.M73]" office:value-type="float" office:value="1.74584317962927" calcext:value-type="float">
            <text:p>1.74584317962927</text:p>
          </table:table-cell>
          <table:table-cell table:style-name="Default" office:value-type="string" calcext:value-type="string">
            <text:p>S0279</text:p>
          </table:table-cell>
          <table:table-cell office:value-type="float" office:value="0.992107402000902" calcext:value-type="float">
            <text:p>0.99</text:p>
          </table:table-cell>
          <table:table-cell table:number-columns-repeated="3"/>
          <table:table-cell table:style-name="ce17"/>
          <table:table-cell office:value-type="float" office:value="8.83413319787261E-183" calcext:value-type="float">
            <text:p>8.83E-183</text:p>
          </table:table-cell>
          <table:table-cell office:value-type="float" office:value="0.005992904942138" calcext:value-type="float">
            <text:p>0.0060</text:p>
          </table:table-cell>
          <table:table-cell office:value-type="float" office:value="0.881192852683549" calcext:value-type="float">
            <text:p>0.88</text:p>
          </table:table-cell>
          <table:table-cell office:value-type="float" office:value="-0.000109907397508" calcext:value-type="float">
            <text:p>-0.00011</text:p>
          </table:table-cell>
          <table:table-cell office:value-type="string" calcext:value-type="string">
            <text:p>V4-V5_UNIV</text:p>
          </table:table-cell>
          <table:table-cell office:value-type="string" calcext:value-type="string">
            <text:p>16S</text:p>
          </table:table-cell>
          <table:table-cell office:value-type="float" office:value="0.963441759909364" calcext:value-type="float">
            <text:p>0.96</text:p>
          </table:table-cell>
          <table:table-cell table:number-columns-repeated="39"/>
        </table:table-row>
        <table:table-row table:style-name="ro7">
          <table:table-cell office:value-type="string" calcext:value-type="string">
            <text:p>S0103</text:p>
          </table:table-cell>
          <table:table-cell office:value-type="string" calcext:value-type="string">
            <text:p>GA03</text:p>
          </table:table-cell>
          <table:table-cell office:value-type="float" office:value="234.5" calcext:value-type="float">
            <text:p>234.5</text:p>
          </table:table-cell>
          <table:table-cell office:value-type="float" office:value="17.3999" calcext:value-type="float">
            <text:p>17.3999</text:p>
          </table:table-cell>
          <table:table-cell office:value-type="float" office:value="-24.49991" calcext:value-type="float">
            <text:p>-24.49991</text:p>
          </table:table-cell>
          <table:table-cell office:value-type="float" office:value="13.458" calcext:value-type="float">
            <text:p>13.458</text:p>
          </table:table-cell>
          <table:table-cell office:value-type="float" office:value="96" calcext:value-type="float">
            <text:p>96</text:p>
          </table:table-cell>
          <table:table-cell office:value-type="float" office:value="4.8" calcext:value-type="float">
            <text:p>4.8</text:p>
          </table:table-cell>
          <table:table-cell office:value-type="string" calcext:value-type="string">
            <text:p>SRR5788426</text:p>
          </table:table-cell>
          <table:table-cell table:style-name="Default" office:value-type="float" office:value="0.077738455" calcext:value-type="float">
            <text:p>0.077738455</text:p>
          </table:table-cell>
          <table:table-cell table:style-name="Default" office:value-type="float" office:value="0.00799268140016371" calcext:value-type="float">
            <text:p>0.007992681400164</text:p>
          </table:table-cell>
          <table:table-cell table:style-name="Default" table:formula="of:=[.J74]/[.K74]" office:value-type="float" office:value="9.72620464996987" calcext:value-type="float">
            <text:p>9.72620464996987</text:p>
          </table:table-cell>
          <table:table-cell table:style-name="Default" table:formula="of:=([.K74]*5.75)/((1-[.K74])+([.K74]*5.75))" office:value-type="float" office:value="0.0442769337817465" calcext:value-type="float">
            <text:p>0.044276933781747</text:p>
          </table:table-cell>
          <table:table-cell table:style-name="Default" table:formula="of:=[.J74]/[.M74]" office:value-type="float" office:value="1.75573257586433" calcext:value-type="float">
            <text:p>1.75573257586433</text:p>
          </table:table-cell>
          <table:table-cell table:style-name="Default" office:value-type="string" calcext:value-type="string">
            <text:p>S0103</text:p>
          </table:table-cell>
          <table:table-cell office:value-type="float" office:value="0.872953293342344" calcext:value-type="float">
            <text:p>0.87</text:p>
          </table:table-cell>
          <table:table-cell office:value-type="string" calcext:value-type="string">
            <text:p>general profiles similar, but major differences between rel. Abund. Of SAR11/nitrospumilales</text:p>
          </table:table-cell>
          <table:table-cell table:number-columns-repeated="2"/>
          <table:table-cell table:style-name="ce21" office:value-type="string" calcext:value-type="string">
            <text:p>tags probably fine, since there is a good correlation with closest sample in water column (R2=0.965) if one ASV differing between samples (Methylobacterium radiotolerans) is excluded</text:p>
          </table:table-cell>
          <table:table-cell office:value-type="float" office:value="7.30778743870055E-146" calcext:value-type="float">
            <text:p>7.31E-146</text:p>
          </table:table-cell>
          <table:table-cell office:value-type="float" office:value="0.019289386201682" calcext:value-type="float">
            <text:p>0.0193</text:p>
          </table:table-cell>
          <table:table-cell office:value-type="float" office:value="0.905909309466496" calcext:value-type="float">
            <text:p>0.91</text:p>
          </table:table-cell>
          <table:table-cell office:value-type="float" office:value="-0.000170807779697" calcext:value-type="float">
            <text:p>-0.00017</text:p>
          </table:table-cell>
          <table:table-cell office:value-type="string" calcext:value-type="string">
            <text:p>V4-V5_UNIV</text:p>
          </table:table-cell>
          <table:table-cell office:value-type="string" calcext:value-type="string">
            <text:p>16S</text:p>
          </table:table-cell>
          <table:table-cell office:value-type="float" office:value="0.946990171990172" calcext:value-type="float">
            <text:p>0.95</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110</text:p>
          </table:table-cell>
          <table:table-cell office:value-type="string" calcext:value-type="string">
            <text:p>GA03</text:p>
          </table:table-cell>
          <table:table-cell office:value-type="float" office:value="183.8" calcext:value-type="float">
            <text:p>183.8</text:p>
          </table:table-cell>
          <table:table-cell office:value-type="float" office:value="27.583" calcext:value-type="float">
            <text:p>27.583</text:p>
          </table:table-cell>
          <table:table-cell office:value-type="float" office:value="-49.6329" calcext:value-type="float">
            <text:p>-49.6329</text:p>
          </table:table-cell>
          <table:table-cell office:value-type="float" office:value="18.911" calcext:value-type="float">
            <text:p>18.911</text:p>
          </table:table-cell>
          <table:table-cell office:value-type="float" office:value="108" calcext:value-type="float">
            <text:p>108</text:p>
          </table:table-cell>
          <table:table-cell office:value-type="float" office:value="5.4" calcext:value-type="float">
            <text:p>5.4</text:p>
          </table:table-cell>
          <table:table-cell office:value-type="string" calcext:value-type="string">
            <text:p>SRR5788084</text:p>
          </table:table-cell>
          <table:table-cell table:style-name="Default" office:value-type="float" office:value="0.10874867" calcext:value-type="float">
            <text:p>0.10874867</text:p>
          </table:table-cell>
          <table:table-cell table:style-name="Default" office:value-type="float" office:value="0.0112114828435748" calcext:value-type="float">
            <text:p>0.011211482843575</text:p>
          </table:table-cell>
          <table:table-cell table:style-name="Default" table:formula="of:=[.J75]/[.K75]" office:value-type="float" office:value="9.69975796398091" calcext:value-type="float">
            <text:p>9.69975796398091</text:p>
          </table:table-cell>
          <table:table-cell table:style-name="Default" table:formula="of:=([.K75]*5.75)/((1-[.K75])+([.K75]*5.75))" office:value-type="float" office:value="0.0612065020255266" calcext:value-type="float">
            <text:p>0.061206502025527</text:p>
          </table:table-cell>
          <table:table-cell table:style-name="Default" table:formula="of:=[.J75]/[.M75]" office:value-type="float" office:value="1.77675028634451" calcext:value-type="float">
            <text:p>1.77675028634451</text:p>
          </table:table-cell>
          <table:table-cell table:style-name="Default" office:value-type="string" calcext:value-type="string">
            <text:p>S0110</text:p>
          </table:table-cell>
          <table:table-cell office:value-type="float" office:value="0.957443014958617" calcext:value-type="float">
            <text:p>0.96</text:p>
          </table:table-cell>
          <table:table-cell table:number-columns-repeated="3"/>
          <table:table-cell table:style-name="ce17"/>
          <table:table-cell office:value-type="float" office:value="6.8313253972463E-273" calcext:value-type="float">
            <text:p>6.83E-273</text:p>
          </table:table-cell>
          <table:table-cell office:value-type="float" office:value="0.011821119669415" calcext:value-type="float">
            <text:p>0.0118</text:p>
          </table:table-cell>
          <table:table-cell office:value-type="float" office:value="1.11436689772563" calcext:value-type="float">
            <text:p>1.11</text:p>
          </table:table-cell>
          <table:table-cell office:value-type="float" office:value="-0.000630851908615" calcext:value-type="float">
            <text:p>-0.00063</text:p>
          </table:table-cell>
          <table:table-cell office:value-type="string" calcext:value-type="string">
            <text:p>V4-V5_UNIV</text:p>
          </table:table-cell>
          <table:table-cell office:value-type="string" calcext:value-type="string">
            <text:p>16S</text:p>
          </table:table-cell>
          <table:table-cell office:value-type="float" office:value="0.976711057822692" calcext:value-type="float">
            <text:p>0.98</text:p>
          </table:table-cell>
          <table:table-cell table:number-columns-repeated="39"/>
        </table:table-row>
        <table:table-row table:style-name="ro2">
          <table:table-cell office:value-type="string" calcext:value-type="string">
            <text:p>S0112</text:p>
          </table:table-cell>
          <table:table-cell office:value-type="string" calcext:value-type="string">
            <text:p>GA03</text:p>
          </table:table-cell>
          <table:table-cell office:value-type="float" office:value="285" calcext:value-type="float">
            <text:p>285</text:p>
          </table:table-cell>
          <table:table-cell office:value-type="float" office:value="27.583" calcext:value-type="float">
            <text:p>27.583</text:p>
          </table:table-cell>
          <table:table-cell office:value-type="float" office:value="-49.6329" calcext:value-type="float">
            <text:p>-49.6329</text:p>
          </table:table-cell>
          <table:table-cell office:value-type="float" office:value="17.668" calcext:value-type="float">
            <text:p>17.668</text:p>
          </table:table-cell>
          <table:table-cell office:value-type="float" office:value="78" calcext:value-type="float">
            <text:p>78</text:p>
          </table:table-cell>
          <table:table-cell office:value-type="float" office:value="3.9" calcext:value-type="float">
            <text:p>3.9</text:p>
          </table:table-cell>
          <table:table-cell office:value-type="string" calcext:value-type="string">
            <text:p>SRR5788082</text:p>
          </table:table-cell>
          <table:table-cell table:style-name="Default" office:value-type="float" office:value="0.09712871" calcext:value-type="float">
            <text:p>0.09712871</text:p>
          </table:table-cell>
          <table:table-cell table:style-name="Default" office:value-type="float" office:value="0.00992835209825998" calcext:value-type="float">
            <text:p>0.00992835209826</text:p>
          </table:table-cell>
          <table:table-cell table:style-name="Default" table:formula="of:=[.J76]/[.K76]" office:value-type="float" office:value="9.78296388350515" calcext:value-type="float">
            <text:p>9.78296388350515</text:p>
          </table:table-cell>
          <table:table-cell table:style-name="Default" table:formula="of:=([.K76]*5.75)/((1-[.K76])+([.K76]*5.75))" office:value-type="float" office:value="0.0545170197688342" calcext:value-type="float">
            <text:p>0.054517019768834</text:p>
          </table:table-cell>
          <table:table-cell table:style-name="Default" table:formula="of:=[.J76]/[.M76]" office:value-type="float" office:value="1.78162178365307" calcext:value-type="float">
            <text:p>1.78162178365307</text:p>
          </table:table-cell>
          <table:table-cell table:style-name="Default" office:value-type="string" calcext:value-type="string">
            <text:p>S0112</text:p>
          </table:table-cell>
          <table:table-cell office:value-type="float" office:value="0.959821932352323" calcext:value-type="float">
            <text:p>0.96</text:p>
          </table:table-cell>
          <table:table-cell table:number-columns-repeated="3"/>
          <table:table-cell table:style-name="ce17"/>
          <table:table-cell office:value-type="float" office:value="1.20476751477281E-157" calcext:value-type="float">
            <text:p>1.20E-157</text:p>
          </table:table-cell>
          <table:table-cell office:value-type="float" office:value="0.013120221279697" calcext:value-type="float">
            <text:p>0.0131</text:p>
          </table:table-cell>
          <table:table-cell office:value-type="float" office:value="0.957622635856953" calcext:value-type="float">
            <text:p>0.96</text:p>
          </table:table-cell>
          <table:table-cell office:value-type="float" office:value="-0.000592518952061" calcext:value-type="float">
            <text:p>-0.00059</text:p>
          </table:table-cell>
          <table:table-cell office:value-type="string" calcext:value-type="string">
            <text:p>V4-V5_UNIV</text:p>
          </table:table-cell>
          <table:table-cell office:value-type="string" calcext:value-type="string">
            <text:p>16S</text:p>
          </table:table-cell>
          <table:table-cell office:value-type="float" office:value="0.941176293685474" calcext:value-type="float">
            <text:p>0.94</text:p>
          </table:table-cell>
          <table:table-cell table:number-columns-repeated="39"/>
        </table:table-row>
        <table:table-row table:style-name="ro2">
          <table:table-cell office:value-type="string" calcext:value-type="string">
            <text:p>S0401</text:p>
          </table:table-cell>
          <table:table-cell office:value-type="string" calcext:value-type="string">
            <text:p>GP13</text:p>
          </table:table-cell>
          <table:table-cell office:value-type="float" office:value="49" calcext:value-type="float">
            <text:p>49</text:p>
          </table:table-cell>
          <table:table-cell office:value-type="float" office:value="-32.46367" calcext:value-type="float">
            <text:p>-32.46367</text:p>
          </table:table-cell>
          <table:table-cell office:value-type="float" office:value="-159.01933" calcext:value-type="float">
            <text:p>-159.01933</text:p>
          </table:table-cell>
          <table:table-cell office:value-type="float" office:value="19.523" calcext:value-type="float">
            <text:p>19.523</text:p>
          </table:table-cell>
          <table:table-cell office:value-type="float" office:value="46" calcext:value-type="float">
            <text:p>46</text:p>
          </table:table-cell>
          <table:table-cell office:value-type="float" office:value="2.3" calcext:value-type="float">
            <text:p>2.3</text:p>
          </table:table-cell>
          <table:table-cell office:value-type="string" calcext:value-type="string">
            <text:p>SRR5788124</text:p>
          </table:table-cell>
          <table:table-cell table:style-name="Default" office:value-type="float" office:value="0.2513895" calcext:value-type="float">
            <text:p>0.2513895</text:p>
          </table:table-cell>
          <table:table-cell table:style-name="Default" office:value-type="float" office:value="0.0274792715613336" calcext:value-type="float">
            <text:p>0.027479271561334</text:p>
          </table:table-cell>
          <table:table-cell table:style-name="Default" table:formula="of:=[.J77]/[.K77]" office:value-type="float" office:value="9.14833202324522" calcext:value-type="float">
            <text:p>9.14833202324522</text:p>
          </table:table-cell>
          <table:table-cell table:style-name="Default" table:formula="of:=([.K77]*5.75)/((1-[.K77])+([.K77]*5.75))" office:value-type="float" office:value="0.139763027137215" calcext:value-type="float">
            <text:p>0.139763027137215</text:p>
          </table:table-cell>
          <table:table-cell table:style-name="Default" table:formula="of:=[.J77]/[.M77]" office:value-type="float" office:value="1.79868385186873" calcext:value-type="float">
            <text:p>1.79868385186873</text:p>
          </table:table-cell>
          <table:table-cell table:style-name="Default" office:value-type="string" calcext:value-type="string">
            <text:p>S0401</text:p>
          </table:table-cell>
          <table:table-cell office:value-type="float" office:value="0.969599183636927" calcext:value-type="float">
            <text:p>0.97</text:p>
          </table:table-cell>
          <table:table-cell table:number-columns-repeated="3"/>
          <table:table-cell table:style-name="ce17"/>
          <table:table-cell office:value-type="float" office:value="1.6637502285725E-179" calcext:value-type="float">
            <text:p>1.66E-179</text:p>
          </table:table-cell>
          <table:table-cell office:value-type="float" office:value="0.010432249780055" calcext:value-type="float">
            <text:p>0.0104</text:p>
          </table:table-cell>
          <table:table-cell office:value-type="float" office:value="0.901237809094998" calcext:value-type="float">
            <text:p>0.90</text:p>
          </table:table-cell>
          <table:table-cell office:value-type="float" office:value="-0.000131649684101"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5575860996461" calcext:value-type="float">
            <text:p>0.96</text:p>
          </table:table-cell>
          <table:table-cell table:number-columns-repeated="39"/>
        </table:table-row>
        <table:table-row table:style-name="ro2">
          <table:table-cell office:value-type="string" calcext:value-type="string">
            <text:p>S0393</text:p>
          </table:table-cell>
          <table:table-cell office:value-type="string" calcext:value-type="string">
            <text:p>GP13</text:p>
          </table:table-cell>
          <table:table-cell office:value-type="float" office:value="100" calcext:value-type="float">
            <text:p>100</text:p>
          </table:table-cell>
          <table:table-cell office:value-type="float" office:value="-32.49783" calcext:value-type="float">
            <text:p>-32.49783</text:p>
          </table:table-cell>
          <table:table-cell office:value-type="float" office:value="-160.99283" calcext:value-type="float">
            <text:p>-160.99283</text:p>
          </table:table-cell>
          <table:table-cell office:value-type="float" office:value="18.712" calcext:value-type="float">
            <text:p>18.712</text:p>
          </table:table-cell>
          <table:table-cell office:value-type="float" office:value="165" calcext:value-type="float">
            <text:p>165</text:p>
          </table:table-cell>
          <table:table-cell office:value-type="float" office:value="8.2" calcext:value-type="float">
            <text:p>8.2</text:p>
          </table:table-cell>
          <table:table-cell office:value-type="string" calcext:value-type="string">
            <text:p>SRR5788258</text:p>
          </table:table-cell>
          <table:table-cell table:style-name="Default" office:value-type="float" office:value="0.15399866" calcext:value-type="float">
            <text:p>0.15399866</text:p>
          </table:table-cell>
          <table:table-cell table:style-name="Default" office:value-type="float" office:value="0.0158375519669674" calcext:value-type="float">
            <text:p>0.015837551966967</text:p>
          </table:table-cell>
          <table:table-cell table:style-name="Default" table:formula="of:=[.J78]/[.K78]" office:value-type="float" office:value="9.72364039096428" calcext:value-type="float">
            <text:p>9.72364039096428</text:p>
          </table:table-cell>
          <table:table-cell table:style-name="Default" table:formula="of:=([.K78]*5.75)/((1-[.K78])+([.K78]*5.75))" office:value-type="float" office:value="0.0846944948578343" calcext:value-type="float">
            <text:p>0.084694494857834</text:p>
          </table:table-cell>
          <table:table-cell table:style-name="Default" table:formula="of:=[.J78]/[.M78]" office:value-type="float" office:value="1.81828417842857" calcext:value-type="float">
            <text:p>1.81828417842857</text:p>
          </table:table-cell>
          <table:table-cell table:style-name="Default" office:value-type="string" calcext:value-type="string">
            <text:p>S0393</text:p>
          </table:table-cell>
          <table:table-cell office:value-type="float" office:value="0.969447574192937" calcext:value-type="float">
            <text:p>0.97</text:p>
          </table:table-cell>
          <table:table-cell table:number-columns-repeated="3"/>
          <table:table-cell table:style-name="ce17"/>
          <table:table-cell office:value-type="float" office:value="9.69318845159537E-156" calcext:value-type="float">
            <text:p>9.69E-156</text:p>
          </table:table-cell>
          <table:table-cell office:value-type="float" office:value="0.012122632575558" calcext:value-type="float">
            <text:p>0.0121</text:p>
          </table:table-cell>
          <table:table-cell office:value-type="float" office:value="0.972936007096252" calcext:value-type="float">
            <text:p>0.97</text:p>
          </table:table-cell>
          <table:table-cell office:value-type="float" office:value="-0.000441650902524" calcext:value-type="float">
            <text:p>-0.00044</text:p>
          </table:table-cell>
          <table:table-cell office:value-type="string" calcext:value-type="string">
            <text:p>V4-V5_UNIV</text:p>
          </table:table-cell>
          <table:table-cell office:value-type="string" calcext:value-type="string">
            <text:p>16S</text:p>
          </table:table-cell>
          <table:table-cell office:value-type="float" office:value="0.93687324820928" calcext:value-type="float">
            <text:p>0.94</text:p>
          </table:table-cell>
          <table:table-cell table:number-columns-repeated="39"/>
        </table:table-row>
        <table:table-row table:style-name="ro2">
          <table:table-cell office:value-type="string" calcext:value-type="string">
            <text:p>S0415</text:p>
          </table:table-cell>
          <table:table-cell office:value-type="string" calcext:value-type="string">
            <text:p>GP13</text:p>
          </table:table-cell>
          <table:table-cell office:value-type="float" office:value="15.2" calcext:value-type="float">
            <text:p>15.2</text:p>
          </table:table-cell>
          <table:table-cell office:value-type="float" office:value="-31.5988" calcext:value-type="float">
            <text:p>-31.5988</text:p>
          </table:table-cell>
          <table:table-cell office:value-type="float" office:value="178" calcext:value-type="float">
            <text:p>178</text:p>
          </table:table-cell>
          <table:table-cell office:value-type="float" office:value="20.695" calcext:value-type="float">
            <text:p>20.695</text:p>
          </table:table-cell>
          <table:table-cell office:value-type="float" office:value="74" calcext:value-type="float">
            <text:p>74</text:p>
          </table:table-cell>
          <table:table-cell office:value-type="float" office:value="3.7" calcext:value-type="float">
            <text:p>3.7</text:p>
          </table:table-cell>
          <table:table-cell office:value-type="string" calcext:value-type="string">
            <text:p>SRR5788300</text:p>
          </table:table-cell>
          <table:table-cell table:style-name="Default" office:value-type="float" office:value="0.156061025" calcext:value-type="float">
            <text:p>0.156061025</text:p>
          </table:table-cell>
          <table:table-cell table:style-name="Default" office:value-type="float" office:value="0.0159519504004133" calcext:value-type="float">
            <text:p>0.015951950400413</text:p>
          </table:table-cell>
          <table:table-cell table:style-name="Default" table:formula="of:=[.J79]/[.K79]" office:value-type="float" office:value="9.7831939720648" calcext:value-type="float">
            <text:p>9.7831939720648</text:p>
          </table:table-cell>
          <table:table-cell table:style-name="Default" table:formula="of:=([.K79]*5.75)/((1-[.K79])+([.K79]*5.75))" office:value-type="float" office:value="0.0852631736931365" calcext:value-type="float">
            <text:p>0.085263173693137</text:p>
          </table:table-cell>
          <table:table-cell table:style-name="Default" table:formula="of:=[.J79]/[.M79]" office:value-type="float" office:value="1.83034501579388" calcext:value-type="float">
            <text:p>1.83034501579388</text:p>
          </table:table-cell>
          <table:table-cell table:style-name="Default" office:value-type="string" calcext:value-type="string">
            <text:p>S0415</text:p>
          </table:table-cell>
          <table:table-cell office:value-type="float" office:value="0.988744695468283" calcext:value-type="float">
            <text:p>0.99</text:p>
          </table:table-cell>
          <table:table-cell table:number-columns-repeated="3"/>
          <table:table-cell table:style-name="ce17"/>
          <table:table-cell office:value-type="float" office:value="7.42042334025892E-275" calcext:value-type="float">
            <text:p>7.42E-275</text:p>
          </table:table-cell>
          <table:table-cell office:value-type="float" office:value="0.005837966212735" calcext:value-type="float">
            <text:p>0.0058</text:p>
          </table:table-cell>
          <table:table-cell office:value-type="float" office:value="0.915596346591676" calcext:value-type="float">
            <text:p>0.92</text:p>
          </table:table-cell>
          <table:table-cell office:value-type="float" office:value="-0.000123678696253" calcext:value-type="float">
            <text:p>-0.00012</text:p>
          </table:table-cell>
          <table:table-cell office:value-type="string" calcext:value-type="string">
            <text:p>V4-V5_UNIV</text:p>
          </table:table-cell>
          <table:table-cell office:value-type="string" calcext:value-type="string">
            <text:p>16S</text:p>
          </table:table-cell>
          <table:table-cell office:value-type="float" office:value="0.947931586485803" calcext:value-type="float">
            <text:p>0.95</text:p>
          </table:table-cell>
          <table:table-cell table:number-columns-repeated="39"/>
        </table:table-row>
        <table:table-row table:style-name="ro6">
          <table:table-cell office:value-type="string" calcext:value-type="string">
            <text:p>S0102</text:p>
          </table:table-cell>
          <table:table-cell office:value-type="string" calcext:value-type="string">
            <text:p>GA03</text:p>
          </table:table-cell>
          <table:table-cell office:value-type="float" office:value="183.7" calcext:value-type="float">
            <text:p>183.7</text:p>
          </table:table-cell>
          <table:table-cell office:value-type="float" office:value="17.3999" calcext:value-type="float">
            <text:p>17.3999</text:p>
          </table:table-cell>
          <table:table-cell office:value-type="float" office:value="-24.49991" calcext:value-type="float">
            <text:p>-24.49991</text:p>
          </table:table-cell>
          <table:table-cell office:value-type="float" office:value="14.295" calcext:value-type="float">
            <text:p>14.295</text:p>
          </table:table-cell>
          <table:table-cell office:value-type="float" office:value="76" calcext:value-type="float">
            <text:p>76</text:p>
          </table:table-cell>
          <table:table-cell office:value-type="float" office:value="3.8" calcext:value-type="float">
            <text:p>3.8</text:p>
          </table:table-cell>
          <table:table-cell office:value-type="string" calcext:value-type="string">
            <text:p>SRR5788407</text:p>
          </table:table-cell>
          <table:table-cell table:style-name="Default" office:value-type="float" office:value="0.1179001" calcext:value-type="float">
            <text:p>0.1179001</text:p>
          </table:table-cell>
          <table:table-cell table:style-name="Default" office:value-type="float" office:value="0.0118204918776659" calcext:value-type="float">
            <text:p>0.011820491877666</text:p>
          </table:table-cell>
          <table:table-cell table:style-name="Default" table:formula="of:=[.J80]/[.K80]" office:value-type="float" office:value="9.97421268253355" calcext:value-type="float">
            <text:p>9.97421268253355</text:p>
          </table:table-cell>
          <table:table-cell table:style-name="Default" table:formula="of:=([.K80]*5.75)/((1-[.K80])+([.K80]*5.75))" office:value-type="float" office:value="0.0643544948255401" calcext:value-type="float">
            <text:p>0.06435449482554</text:p>
          </table:table-cell>
          <table:table-cell table:style-name="Default" table:formula="of:=[.J80]/[.M80]" office:value-type="float" office:value="1.83204141870149" calcext:value-type="float">
            <text:p>1.83204141870149</text:p>
          </table:table-cell>
          <table:table-cell table:style-name="Default" office:value-type="string" calcext:value-type="string">
            <text:p>S0102</text:p>
          </table:table-cell>
          <table:table-cell office:value-type="float" office:value="0.825788086875593" calcext:value-type="float">
            <text:p>0.83</text:p>
          </table:table-cell>
          <table:table-cell office:value-type="string" calcext:value-type="string">
            <text:p>Similar profiles</text:p>
          </table:table-cell>
          <table:table-cell office:value-type="string" calcext:value-type="string">
            <text:p>yes</text:p>
          </table:table-cell>
          <table:table-cell/>
          <table:table-cell table:style-name="ce20" office:value-type="string" calcext:value-type="string">
            <text:p>Tags probably fine, since there is a decent correlation R2_ASV_S0102_S0103=0.925, MG2ASV_S0103=0.87</text:p>
          </table:table-cell>
          <table:table-cell office:value-type="float" office:value="1.38050097351239E-132" calcext:value-type="float">
            <text:p>1.38E-132</text:p>
          </table:table-cell>
          <table:table-cell office:value-type="float" office:value="0.020964120774337" calcext:value-type="float">
            <text:p>0.0210</text:p>
          </table:table-cell>
          <table:table-cell office:value-type="float" office:value="0.846547352682214" calcext:value-type="float">
            <text:p>0.85</text:p>
          </table:table-cell>
          <table:table-cell office:value-type="float" office:value="0.0000533313506294393" calcext:value-type="float">
            <text:p>0.00005</text:p>
          </table:table-cell>
          <table:table-cell office:value-type="string" calcext:value-type="string">
            <text:p>V4-V5_UNIV</text:p>
          </table:table-cell>
          <table:table-cell office:value-type="string" calcext:value-type="string">
            <text:p>16S</text:p>
          </table:table-cell>
          <table:table-cell office:value-type="float" office:value="0.967937323767712" calcext:value-type="float">
            <text:p>0.97</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237</text:p>
          </table:table-cell>
          <table:table-cell office:value-type="string" calcext:value-type="string">
            <text:p>GA03</text:p>
          </table:table-cell>
          <table:table-cell office:value-type="float" office:value="2" calcext:value-type="float">
            <text:p>2</text:p>
          </table:table-cell>
          <table:table-cell office:value-type="float" office:value="24.0022" calcext:value-type="float">
            <text:p>24.0022</text:p>
          </table:table-cell>
          <table:table-cell office:value-type="float" office:value="-21.99789" calcext:value-type="float">
            <text:p>-21.99789</text:p>
          </table:table-cell>
          <table:table-cell/>
          <table:table-cell office:value-type="float" office:value="49" calcext:value-type="float">
            <text:p>49</text:p>
          </table:table-cell>
          <table:table-cell office:value-type="float" office:value="2.5" calcext:value-type="float">
            <text:p>2.5</text:p>
          </table:table-cell>
          <table:table-cell office:value-type="string" calcext:value-type="string">
            <text:p>SRR5788336</text:p>
          </table:table-cell>
          <table:table-cell table:style-name="Default" office:value-type="float" office:value="0.081923505" calcext:value-type="float">
            <text:p>0.081923505</text:p>
          </table:table-cell>
          <table:table-cell table:style-name="Default" office:value-type="float" office:value="0.00806103831481174" calcext:value-type="float">
            <text:p>0.008061038314812</text:p>
          </table:table-cell>
          <table:table-cell table:style-name="Default" table:formula="of:=[.J81]/[.K81]" office:value-type="float" office:value="10.1628973589506" calcext:value-type="float">
            <text:p>10.1628973589506</text:p>
          </table:table-cell>
          <table:table-cell table:style-name="Default" table:formula="of:=([.K81]*5.75)/((1-[.K81])+([.K81]*5.75))" office:value-type="float" office:value="0.0446416447678459" calcext:value-type="float">
            <text:p>0.044641644767846</text:p>
          </table:table-cell>
          <table:table-cell table:style-name="Default" table:formula="of:=[.J81]/[.M81]" office:value-type="float" office:value="1.83513634916533" calcext:value-type="float">
            <text:p>1.83513634916533</text:p>
          </table:table-cell>
          <table:table-cell table:style-name="Default" office:value-type="string" calcext:value-type="string">
            <text:p>S0237</text:p>
          </table:table-cell>
          <table:table-cell office:value-type="float" office:value="0.983741067304903" calcext:value-type="float">
            <text:p>0.98</text:p>
          </table:table-cell>
          <table:table-cell table:number-columns-repeated="3"/>
          <table:table-cell table:style-name="ce17"/>
          <table:table-cell office:value-type="float" office:value="3.4330237247689E-195" calcext:value-type="float">
            <text:p>3.43E-195</text:p>
          </table:table-cell>
          <table:table-cell office:value-type="float" office:value="0.008370205875313" calcext:value-type="float">
            <text:p>0.0084</text:p>
          </table:table-cell>
          <table:table-cell office:value-type="float" office:value="0.956879829487121" calcext:value-type="float">
            <text:p>0.96</text:p>
          </table:table-cell>
          <table:table-cell office:value-type="float" office:value="-0.000408345773994" calcext:value-type="float">
            <text:p>-0.00041</text:p>
          </table:table-cell>
          <table:table-cell office:value-type="string" calcext:value-type="string">
            <text:p>V4-V5_UNIV</text:p>
          </table:table-cell>
          <table:table-cell office:value-type="string" calcext:value-type="string">
            <text:p>16S</text:p>
          </table:table-cell>
          <table:table-cell office:value-type="float" office:value="0.965871375055832" calcext:value-type="float">
            <text:p>0.97</text:p>
          </table:table-cell>
          <table:table-cell table:number-columns-repeated="39"/>
        </table:table-row>
        <table:table-row table:style-name="ro2">
          <table:table-cell office:value-type="string" calcext:value-type="string">
            <text:p>S0366</text:p>
          </table:table-cell>
          <table:table-cell office:value-type="string" calcext:value-type="string">
            <text:p>GP13</text:p>
          </table:table-cell>
          <table:table-cell office:value-type="float" office:value="101" calcext:value-type="float">
            <text:p>101</text:p>
          </table:table-cell>
          <table:table-cell office:value-type="float" office:value="-32.495" calcext:value-type="float">
            <text:p>-32.495</text:p>
          </table:table-cell>
          <table:table-cell office:value-type="float" office:value="-168.002" calcext:value-type="float">
            <text:p>-168.002</text:p>
          </table:table-cell>
          <table:table-cell office:value-type="float" office:value="17.345" calcext:value-type="float">
            <text:p>17.345</text:p>
          </table:table-cell>
          <table:table-cell office:value-type="float" office:value="166" calcext:value-type="float">
            <text:p>166</text:p>
          </table:table-cell>
          <table:table-cell office:value-type="float" office:value="8.3" calcext:value-type="float">
            <text:p>8.3</text:p>
          </table:table-cell>
          <table:table-cell office:value-type="string" calcext:value-type="string">
            <text:p>SRR5788332</text:p>
          </table:table-cell>
          <table:table-cell table:style-name="Default" office:value-type="float" office:value="0.17435502" calcext:value-type="float">
            <text:p>0.17435502</text:p>
          </table:table-cell>
          <table:table-cell table:style-name="Default" office:value-type="float" office:value="0.0179234374049054" calcext:value-type="float">
            <text:p>0.017923437404905</text:p>
          </table:table-cell>
          <table:table-cell table:style-name="Default" table:formula="of:=[.J82]/[.K82]" office:value-type="float" office:value="9.72776683741933" calcext:value-type="float">
            <text:p>9.72776683741933</text:p>
          </table:table-cell>
          <table:table-cell table:style-name="Default" table:formula="of:=([.K82]*5.75)/((1-[.K82])+([.K82]*5.75))" office:value-type="float" office:value="0.0949740253366893" calcext:value-type="float">
            <text:p>0.094974025336689</text:p>
          </table:table-cell>
          <table:table-cell table:style-name="Default" table:formula="of:=[.J82]/[.M82]" office:value-type="float" office:value="1.83581794476858" calcext:value-type="float">
            <text:p>1.83581794476858</text:p>
          </table:table-cell>
          <table:table-cell table:style-name="Default" office:value-type="string" calcext:value-type="string">
            <text:p>S0366</text:p>
          </table:table-cell>
          <table:table-cell office:value-type="float" office:value="0.988143830690415" calcext:value-type="float">
            <text:p>0.99</text:p>
          </table:table-cell>
          <table:table-cell table:number-columns-repeated="3"/>
          <table:table-cell table:style-name="ce17"/>
          <table:table-cell office:value-type="float" office:value="5.85693996372118E-238" calcext:value-type="float">
            <text:p>5.86E-238</text:p>
          </table:table-cell>
          <table:table-cell office:value-type="float" office:value="0.007397830361986" calcext:value-type="float">
            <text:p>0.0074</text:p>
          </table:table-cell>
          <table:table-cell office:value-type="float" office:value="1.05712245019255" calcext:value-type="float">
            <text:p>1.06</text:p>
          </table:table-cell>
          <table:table-cell office:value-type="float" office:value="-0.000747941286687" calcext:value-type="float">
            <text:p>-0.00075</text:p>
          </table:table-cell>
          <table:table-cell office:value-type="string" calcext:value-type="string">
            <text:p>V4-V5_UNIV</text:p>
          </table:table-cell>
          <table:table-cell office:value-type="string" calcext:value-type="string">
            <text:p>16S</text:p>
          </table:table-cell>
          <table:table-cell office:value-type="float" office:value="0.948837175771732" calcext:value-type="float">
            <text:p>0.95</text:p>
          </table:table-cell>
          <table:table-cell table:number-columns-repeated="39"/>
        </table:table-row>
        <table:table-row table:style-name="ro3">
          <table:table-cell office:value-type="string" calcext:value-type="string">
            <text:p>S0088</text:p>
          </table:table-cell>
          <table:table-cell office:value-type="string" calcext:value-type="string">
            <text:p>GA03</text:p>
          </table:table-cell>
          <table:table-cell office:value-type="float" office:value="281.4" calcext:value-type="float">
            <text:p>281.4</text:p>
          </table:table-cell>
          <table:table-cell office:value-type="float" office:value="31.7501" calcext:value-type="float">
            <text:p>31.7501</text:p>
          </table:table-cell>
          <table:table-cell office:value-type="float" office:value="-64.16949" calcext:value-type="float">
            <text:p>-64.16949</text:p>
          </table:table-cell>
          <table:table-cell office:value-type="float" office:value="18.072" calcext:value-type="float">
            <text:p>18.072</text:p>
          </table:table-cell>
          <table:table-cell office:value-type="float" office:value="85" calcext:value-type="float">
            <text:p>85</text:p>
          </table:table-cell>
          <table:table-cell office:value-type="float" office:value="4.3" calcext:value-type="float">
            <text:p>4.3</text:p>
          </table:table-cell>
          <table:table-cell office:value-type="string" calcext:value-type="string">
            <text:p>SRR5788250</text:p>
          </table:table-cell>
          <table:table-cell table:style-name="Default" office:value-type="float" office:value="0.150151625" calcext:value-type="float">
            <text:p>0.150151625</text:p>
          </table:table-cell>
          <table:table-cell table:style-name="Default" office:value-type="float" office:value="0.0150066908812847" calcext:value-type="float">
            <text:p>0.015006690881285</text:p>
          </table:table-cell>
          <table:table-cell table:style-name="Default" table:formula="of:=[.J83]/[.K83]" office:value-type="float" office:value="10.005645227707" calcext:value-type="float">
            <text:p>10.005645227707</text:p>
          </table:table-cell>
          <table:table-cell table:style-name="Default" table:formula="of:=([.K83]*5.75)/((1-[.K83])+([.K83]*5.75))" office:value-type="float" office:value="0.0805469429635746" calcext:value-type="float">
            <text:p>0.080546942963575</text:p>
          </table:table-cell>
          <table:table-cell table:style-name="Default" table:formula="of:=[.J83]/[.M83]" office:value-type="float" office:value="1.8641505124273" calcext:value-type="float">
            <text:p>1.8641505124273</text:p>
          </table:table-cell>
          <table:table-cell table:style-name="Default" office:value-type="string" calcext:value-type="string">
            <text:p>S0088</text:p>
          </table:table-cell>
          <table:table-cell office:value-type="float" office:value="0.862166790849644" calcext:value-type="float">
            <text:p>0.86</text:p>
          </table:table-cell>
          <table:table-cell office:value-type="string" calcext:value-type="string">
            <text:p>similar to other deep samples with low R2, the general composition is similar but the top taxa are quite a bit off</text:p>
          </table:table-cell>
          <table:table-cell table:number-columns-repeated="2"/>
          <table:table-cell table:style-name="ce21" office:value-type="string" calcext:value-type="string">
            <text:p>tags probably fine, since there is a decent correlation with closest sample in water column (R2=0.94)</text:p>
          </table:table-cell>
          <table:table-cell office:value-type="float" office:value="8.92085486935506E-171" calcext:value-type="float">
            <text:p>8.92E-171</text:p>
          </table:table-cell>
          <table:table-cell office:value-type="float" office:value="0.025095439250006" calcext:value-type="float">
            <text:p>0.0251</text:p>
          </table:table-cell>
          <table:table-cell office:value-type="float" office:value="1.2426720961241" calcext:value-type="float">
            <text:p>1.24</text:p>
          </table:table-cell>
          <table:table-cell office:value-type="float" office:value="-0.001155555630848" calcext:value-type="float">
            <text:p>-0.00116</text:p>
          </table:table-cell>
          <table:table-cell office:value-type="string" calcext:value-type="string">
            <text:p>V4-V5_UNIV</text:p>
          </table:table-cell>
          <table:table-cell office:value-type="string" calcext:value-type="string">
            <text:p>16S</text:p>
          </table:table-cell>
          <table:table-cell office:value-type="float" office:value="0.946440112936694" calcext:value-type="float">
            <text:p>0.95</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135</text:p>
          </table:table-cell>
          <table:table-cell office:value-type="string" calcext:value-type="string">
            <text:p>GA03</text:p>
          </table:table-cell>
          <table:table-cell office:value-type="float" office:value="160" calcext:value-type="float">
            <text:p>160</text:p>
          </table:table-cell>
          <table:table-cell office:value-type="float" office:value="37.5954" calcext:value-type="float">
            <text:p>37.5954</text:p>
          </table:table-cell>
          <table:table-cell office:value-type="float" office:value="-68.4046" calcext:value-type="float">
            <text:p>-68.4046</text:p>
          </table:table-cell>
          <table:table-cell office:value-type="float" office:value="19.819" calcext:value-type="float">
            <text:p>19.819</text:p>
          </table:table-cell>
          <table:table-cell office:value-type="float" office:value="46" calcext:value-type="float">
            <text:p>46</text:p>
          </table:table-cell>
          <table:table-cell office:value-type="float" office:value="2.3" calcext:value-type="float">
            <text:p>2.3</text:p>
          </table:table-cell>
          <table:table-cell office:value-type="string" calcext:value-type="string">
            <text:p>SRR5788314</text:p>
          </table:table-cell>
          <table:table-cell table:style-name="Default" office:value-type="float" office:value="0.065732905" calcext:value-type="float">
            <text:p>0.065732905</text:p>
          </table:table-cell>
          <table:table-cell table:style-name="Default" office:value-type="float" office:value="0.00627437352793544" calcext:value-type="float">
            <text:p>0.006274373527935</text:p>
          </table:table-cell>
          <table:table-cell table:style-name="Default" table:formula="of:=[.J84]/[.K84]" office:value-type="float" office:value="10.4764092713538" calcext:value-type="float">
            <text:p>10.4764092713538</text:p>
          </table:table-cell>
          <table:table-cell table:style-name="Default" table:formula="of:=([.K84]*5.75)/((1-[.K84])+([.K84]*5.75))" office:value-type="float" office:value="0.0350335337704518" calcext:value-type="float">
            <text:p>0.035033533770452</text:p>
          </table:table-cell>
          <table:table-cell table:style-name="Default" table:formula="of:=[.J84]/[.M84]" office:value-type="float" office:value="1.8762853165398" calcext:value-type="float">
            <text:p>1.8762853165398</text:p>
          </table:table-cell>
          <table:table-cell table:style-name="Default" office:value-type="string" calcext:value-type="string">
            <text:p>S0135</text:p>
          </table:table-cell>
          <table:table-cell office:value-type="float" office:value="0.987885663639062"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5229314144344" calcext:value-type="float">
            <text:p>0.0052</text:p>
          </table:table-cell>
          <table:table-cell office:value-type="float" office:value="0.960834149970043" calcext:value-type="float">
            <text:p>0.96</text:p>
          </table:table-cell>
          <table:table-cell office:value-type="float" office:value="-0.000216450081154" calcext:value-type="float">
            <text:p>-0.00022</text:p>
          </table:table-cell>
          <table:table-cell office:value-type="string" calcext:value-type="string">
            <text:p>V4-V5_UNIV</text:p>
          </table:table-cell>
          <table:table-cell office:value-type="string" calcext:value-type="string">
            <text:p>16S</text:p>
          </table:table-cell>
          <table:table-cell office:value-type="float" office:value="0.955790127978866" calcext:value-type="float">
            <text:p>0.96</text:p>
          </table:table-cell>
          <table:table-cell table:number-columns-repeated="39"/>
        </table:table-row>
        <table:table-row table:style-name="ro2">
          <table:table-cell office:value-type="string" calcext:value-type="string">
            <text:p>S0309</text:p>
          </table:table-cell>
          <table:table-cell office:value-type="string" calcext:value-type="string">
            <text:p>GP13</text:p>
          </table:table-cell>
          <table:table-cell office:value-type="float" office:value="75.1" calcext:value-type="float">
            <text:p>75.1</text:p>
          </table:table-cell>
          <table:table-cell office:value-type="float" office:value="-30.0013" calcext:value-type="float">
            <text:p>-30.0013</text:p>
          </table:table-cell>
          <table:table-cell office:value-type="float" office:value="174.00101" calcext:value-type="float">
            <text:p>174.00101</text:p>
          </table:table-cell>
          <table:table-cell office:value-type="float" office:value="20.415" calcext:value-type="float">
            <text:p>20.415</text:p>
          </table:table-cell>
          <table:table-cell office:value-type="float" office:value="349" calcext:value-type="float">
            <text:p>349</text:p>
          </table:table-cell>
          <table:table-cell office:value-type="float" office:value="17.4" calcext:value-type="float">
            <text:p>17.4</text:p>
          </table:table-cell>
          <table:table-cell office:value-type="string" calcext:value-type="string">
            <text:p>SRR5788360</text:p>
          </table:table-cell>
          <table:table-cell table:style-name="Default" office:value-type="float" office:value="0.22488516" calcext:value-type="float">
            <text:p>0.22488516</text:p>
          </table:table-cell>
          <table:table-cell table:style-name="Default" office:value-type="float" office:value="0.0230940501535811" calcext:value-type="float">
            <text:p>0.023094050153581</text:p>
          </table:table-cell>
          <table:table-cell table:style-name="Default" table:formula="of:=[.J85]/[.K85]" office:value-type="float" office:value="9.73779646724843" calcext:value-type="float">
            <text:p>9.73779646724843</text:p>
          </table:table-cell>
          <table:table-cell table:style-name="Default" table:formula="of:=([.K85]*5.75)/((1-[.K85])+([.K85]*5.75))" office:value-type="float" office:value="0.11966403415311" calcext:value-type="float">
            <text:p>0.11966403415311</text:p>
          </table:table-cell>
          <table:table-cell table:style-name="Default" table:formula="of:=[.J85]/[.M85]" office:value-type="float" office:value="1.87930451778233" calcext:value-type="float">
            <text:p>1.87930451778233</text:p>
          </table:table-cell>
          <table:table-cell table:style-name="Default" office:value-type="string" calcext:value-type="string">
            <text:p>S0309</text:p>
          </table:table-cell>
          <table:table-cell office:value-type="float" office:value="0.987149658322405"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5030710601775" calcext:value-type="float">
            <text:p>0.0050</text:p>
          </table:table-cell>
          <table:table-cell office:value-type="float" office:value="0.991833459752166" calcext:value-type="float">
            <text:p>0.99</text:p>
          </table:table-cell>
          <table:table-cell office:value-type="float" office:value="-0.000215115186412" calcext:value-type="float">
            <text:p>-0.00022</text:p>
          </table:table-cell>
          <table:table-cell office:value-type="string" calcext:value-type="string">
            <text:p>V4-V5_UNIV</text:p>
          </table:table-cell>
          <table:table-cell office:value-type="string" calcext:value-type="string">
            <text:p>16S</text:p>
          </table:table-cell>
          <table:table-cell office:value-type="float" office:value="0.949940341248061" calcext:value-type="float">
            <text:p>0.95</text:p>
          </table:table-cell>
          <table:table-cell table:number-columns-repeated="39"/>
        </table:table-row>
        <table:table-row table:style-name="ro2">
          <table:table-cell office:value-type="string" calcext:value-type="string">
            <text:p>S0431</text:p>
          </table:table-cell>
          <table:table-cell office:value-type="string" calcext:value-type="string">
            <text:p>GP13</text:p>
          </table:table-cell>
          <table:table-cell office:value-type="float" office:value="16" calcext:value-type="float">
            <text:p>16</text:p>
          </table:table-cell>
          <table:table-cell office:value-type="float" office:value="-32.49367" calcext:value-type="float">
            <text:p>-32.49367</text:p>
          </table:table-cell>
          <table:table-cell office:value-type="float" office:value="-169.99517" calcext:value-type="float">
            <text:p>-169.99517</text:p>
          </table:table-cell>
          <table:table-cell office:value-type="float" office:value="19.337" calcext:value-type="float">
            <text:p>19.337</text:p>
          </table:table-cell>
          <table:table-cell office:value-type="float" office:value="44" calcext:value-type="float">
            <text:p>44</text:p>
          </table:table-cell>
          <table:table-cell office:value-type="float" office:value="2.2" calcext:value-type="float">
            <text:p>2.2</text:p>
          </table:table-cell>
          <table:table-cell office:value-type="string" calcext:value-type="string">
            <text:p>SRR5788245</text:p>
          </table:table-cell>
          <table:table-cell table:style-name="Default" office:value-type="float" office:value="0.111973875" calcext:value-type="float">
            <text:p>0.111973875</text:p>
          </table:table-cell>
          <table:table-cell table:style-name="Default" office:value-type="float" office:value="0.0108977310689166" calcext:value-type="float">
            <text:p>0.010897731068917</text:p>
          </table:table-cell>
          <table:table-cell table:style-name="Default" table:formula="of:=[.J86]/[.K86]" office:value-type="float" office:value="10.2749713946769" calcext:value-type="float">
            <text:p>10.2749713946769</text:p>
          </table:table-cell>
          <table:table-cell table:style-name="Default" table:formula="of:=([.K86]*5.75)/((1-[.K86])+([.K86]*5.75))" office:value-type="float" office:value="0.0595779475106284" calcext:value-type="float">
            <text:p>0.059577947510628</text:p>
          </table:table-cell>
          <table:table-cell table:style-name="Default" table:formula="of:=[.J86]/[.M86]" office:value-type="float" office:value="1.87945170450903" calcext:value-type="float">
            <text:p>1.87945170450903</text:p>
          </table:table-cell>
          <table:table-cell table:style-name="Default" office:value-type="string" calcext:value-type="string">
            <text:p>S0431</text:p>
          </table:table-cell>
          <table:table-cell office:value-type="float" office:value="0.983912123814397" calcext:value-type="float">
            <text:p>0.98</text:p>
          </table:table-cell>
          <table:table-cell table:number-columns-repeated="3"/>
          <table:table-cell table:style-name="ce17"/>
          <table:table-cell office:value-type="float" office:value="0" calcext:value-type="float">
            <text:p>0.00E+00</text:p>
          </table:table-cell>
          <table:table-cell office:value-type="float" office:value="0.006613542636382" calcext:value-type="float">
            <text:p>0.0066</text:p>
          </table:table-cell>
          <table:table-cell office:value-type="float" office:value="0.988119314321279" calcext:value-type="float">
            <text:p>0.99</text:p>
          </table:table-cell>
          <table:table-cell office:value-type="float" office:value="-0.000269356342229" calcext:value-type="float">
            <text:p>-0.00027</text:p>
          </table:table-cell>
          <table:table-cell office:value-type="string" calcext:value-type="string">
            <text:p>V4-V5_UNIV</text:p>
          </table:table-cell>
          <table:table-cell office:value-type="string" calcext:value-type="string">
            <text:p>16S</text:p>
          </table:table-cell>
          <table:table-cell office:value-type="float" office:value="0.954648157089543" calcext:value-type="float">
            <text:p>0.95</text:p>
          </table:table-cell>
          <table:table-cell table:number-columns-repeated="39"/>
        </table:table-row>
        <table:table-row table:style-name="ro2">
          <table:table-cell office:value-type="string" calcext:value-type="string">
            <text:p>S0375</text:p>
          </table:table-cell>
          <table:table-cell office:value-type="string" calcext:value-type="string">
            <text:p>GP13</text:p>
          </table:table-cell>
          <table:table-cell office:value-type="float" office:value="76" calcext:value-type="float">
            <text:p>76</text:p>
          </table:table-cell>
          <table:table-cell office:value-type="float" office:value="-32.4985" calcext:value-type="float">
            <text:p>-32.4985</text:p>
          </table:table-cell>
          <table:table-cell office:value-type="float" office:value="-165.99883" calcext:value-type="float">
            <text:p>-165.99883</text:p>
          </table:table-cell>
          <table:table-cell office:value-type="float" office:value="19.386" calcext:value-type="float">
            <text:p>19.386</text:p>
          </table:table-cell>
          <table:table-cell office:value-type="float" office:value="144" calcext:value-type="float">
            <text:p>144</text:p>
          </table:table-cell>
          <table:table-cell office:value-type="float" office:value="7.2" calcext:value-type="float">
            <text:p>7.2</text:p>
          </table:table-cell>
          <table:table-cell office:value-type="string" calcext:value-type="string">
            <text:p>SRR5788460</text:p>
          </table:table-cell>
          <table:table-cell table:style-name="Default" office:value-type="float" office:value="0.1510709" calcext:value-type="float">
            <text:p>0.1510709</text:p>
          </table:table-cell>
          <table:table-cell table:style-name="Default" office:value-type="float" office:value="0.0149057040585543" calcext:value-type="float">
            <text:p>0.014905704058554</text:p>
          </table:table-cell>
          <table:table-cell table:style-name="Default" table:formula="of:=[.J87]/[.K87]" office:value-type="float" office:value="10.1351066280765" calcext:value-type="float">
            <text:p>10.1351066280765</text:p>
          </table:table-cell>
          <table:table-cell table:style-name="Default" table:formula="of:=([.K87]*5.75)/((1-[.K87])+([.K87]*5.75))" office:value-type="float" office:value="0.0800407458994241" calcext:value-type="float">
            <text:p>0.080040745899424</text:p>
          </table:table-cell>
          <table:table-cell table:style-name="Default" table:formula="of:=[.J87]/[.M87]" office:value-type="float" office:value="1.88742493966547" calcext:value-type="float">
            <text:p>1.88742493966547</text:p>
          </table:table-cell>
          <table:table-cell table:style-name="Default" office:value-type="string" calcext:value-type="string">
            <text:p>S0375</text:p>
          </table:table-cell>
          <table:table-cell office:value-type="float" office:value="0.993859779459807" calcext:value-type="float">
            <text:p>0.99</text:p>
          </table:table-cell>
          <table:table-cell table:number-columns-repeated="3"/>
          <table:table-cell table:style-name="ce17"/>
          <table:table-cell office:value-type="float" office:value="1.38893565200278E-227" calcext:value-type="float">
            <text:p>1.39E-227</text:p>
          </table:table-cell>
          <table:table-cell office:value-type="float" office:value="0.005264628308876" calcext:value-type="float">
            <text:p>0.0053</text:p>
          </table:table-cell>
          <table:table-cell office:value-type="float" office:value="0.956650650432315" calcext:value-type="float">
            <text:p>0.96</text:p>
          </table:table-cell>
          <table:table-cell office:value-type="float" office:value="-0.000350871947609" calcext:value-type="float">
            <text:p>-0.00035</text:p>
          </table:table-cell>
          <table:table-cell office:value-type="string" calcext:value-type="string">
            <text:p>V4-V5_UNIV</text:p>
          </table:table-cell>
          <table:table-cell office:value-type="string" calcext:value-type="string">
            <text:p>16S</text:p>
          </table:table-cell>
          <table:table-cell office:value-type="float" office:value="0.954540825883569" calcext:value-type="float">
            <text:p>0.95</text:p>
          </table:table-cell>
          <table:table-cell table:number-columns-repeated="39"/>
        </table:table-row>
        <table:table-row table:style-name="ro2">
          <table:table-cell office:value-type="string" calcext:value-type="string">
            <text:p>S0381</text:p>
          </table:table-cell>
          <table:table-cell office:value-type="string" calcext:value-type="string">
            <text:p>GP13</text:p>
          </table:table-cell>
          <table:table-cell office:value-type="float" office:value="50" calcext:value-type="float">
            <text:p>50</text:p>
          </table:table-cell>
          <table:table-cell office:value-type="float" office:value="-32.50633" calcext:value-type="float">
            <text:p>-32.50633</text:p>
          </table:table-cell>
          <table:table-cell office:value-type="float" office:value="-162.9935" calcext:value-type="float">
            <text:p>-162.9935</text:p>
          </table:table-cell>
          <table:table-cell office:value-type="float" office:value="19.469" calcext:value-type="float">
            <text:p>19.469</text:p>
          </table:table-cell>
          <table:table-cell office:value-type="float" office:value="189" calcext:value-type="float">
            <text:p>189</text:p>
          </table:table-cell>
          <table:table-cell office:value-type="float" office:value="9.4" calcext:value-type="float">
            <text:p>9.4</text:p>
          </table:table-cell>
          <table:table-cell office:value-type="string" calcext:value-type="string">
            <text:p>SRR5788093</text:p>
          </table:table-cell>
          <table:table-cell table:style-name="Default" office:value-type="float" office:value="0.139386585" calcext:value-type="float">
            <text:p>0.139386585</text:p>
          </table:table-cell>
          <table:table-cell table:style-name="Default" office:value-type="float" office:value="0.0136076366995616" calcext:value-type="float">
            <text:p>0.013607636699562</text:p>
          </table:table-cell>
          <table:table-cell table:style-name="Default" table:formula="of:=[.J88]/[.K88]" office:value-type="float" office:value="10.2432617858243" calcext:value-type="float">
            <text:p>10.2432617858243</text:p>
          </table:table-cell>
          <table:table-cell table:style-name="Default" table:formula="of:=([.K88]*5.75)/((1-[.K88])+([.K88]*5.75))" office:value-type="float" office:value="0.0734935610495147" calcext:value-type="float">
            <text:p>0.073493561049515</text:p>
          </table:table-cell>
          <table:table-cell table:style-name="Default" table:formula="of:=[.J88]/[.M88]" office:value-type="float" office:value="1.89658227209988" calcext:value-type="float">
            <text:p>1.89658227209988</text:p>
          </table:table-cell>
          <table:table-cell table:style-name="Default" office:value-type="string" calcext:value-type="string">
            <text:p>S0381</text:p>
          </table:table-cell>
          <table:table-cell office:value-type="float" office:value="0.98568317646551" calcext:value-type="float">
            <text:p>0.99</text:p>
          </table:table-cell>
          <table:table-cell table:number-columns-repeated="3"/>
          <table:table-cell table:style-name="ce17"/>
          <table:table-cell office:value-type="float" office:value="7.62978222482655E-253" calcext:value-type="float">
            <text:p>7.63E-253</text:p>
          </table:table-cell>
          <table:table-cell office:value-type="float" office:value="0.006734369440962" calcext:value-type="float">
            <text:p>0.0067</text:p>
          </table:table-cell>
          <table:table-cell office:value-type="float" office:value="0.921566598674576" calcext:value-type="float">
            <text:p>0.92</text:p>
          </table:table-cell>
          <table:table-cell office:value-type="float" office:value="-0.000151478437062" calcext:value-type="float">
            <text:p>-0.00015</text:p>
          </table:table-cell>
          <table:table-cell office:value-type="string" calcext:value-type="string">
            <text:p>V4-V5_UNIV</text:p>
          </table:table-cell>
          <table:table-cell office:value-type="string" calcext:value-type="string">
            <text:p>16S</text:p>
          </table:table-cell>
          <table:table-cell office:value-type="float" office:value="0.974455514365153" calcext:value-type="float">
            <text:p>0.97</text:p>
          </table:table-cell>
          <table:table-cell table:number-columns-repeated="39"/>
        </table:table-row>
        <table:table-row table:style-name="ro2">
          <table:table-cell office:value-type="string" calcext:value-type="string">
            <text:p>S0248</text:p>
          </table:table-cell>
          <table:table-cell office:value-type="string" calcext:value-type="string">
            <text:p>GA03</text:p>
          </table:table-cell>
          <table:table-cell office:value-type="float" office:value="136.5" calcext:value-type="float">
            <text:p>136.5</text:p>
          </table:table-cell>
          <table:table-cell office:value-type="float" office:value="17.4018" calcext:value-type="float">
            <text:p>17.4018</text:p>
          </table:table-cell>
          <table:table-cell office:value-type="float" office:value="-24.49811" calcext:value-type="float">
            <text:p>-24.49811</text:p>
          </table:table-cell>
          <table:table-cell office:value-type="float" office:value="18.65" calcext:value-type="float">
            <text:p>18.65</text:p>
          </table:table-cell>
          <table:table-cell office:value-type="float" office:value="84" calcext:value-type="float">
            <text:p>84</text:p>
          </table:table-cell>
          <table:table-cell office:value-type="float" office:value="4.2" calcext:value-type="float">
            <text:p>4.2</text:p>
          </table:table-cell>
          <table:table-cell office:value-type="string" calcext:value-type="string">
            <text:p>SRR5788175</text:p>
          </table:table-cell>
          <table:table-cell table:style-name="Default" office:value-type="float" office:value="0.12305553" calcext:value-type="float">
            <text:p>0.12305553</text:p>
          </table:table-cell>
          <table:table-cell table:style-name="Default" office:value-type="float" office:value="0.0119177646587123" calcext:value-type="float">
            <text:p>0.011917764658712</text:p>
          </table:table-cell>
          <table:table-cell table:style-name="Default" table:formula="of:=[.J89]/[.K89]" office:value-type="float" office:value="10.3253868090139" calcext:value-type="float">
            <text:p>10.3253868090139</text:p>
          </table:table-cell>
          <table:table-cell table:style-name="Default" table:formula="of:=([.K89]*5.75)/((1-[.K89])+([.K89]*5.75))" office:value-type="float" office:value="0.0648557053785813" calcext:value-type="float">
            <text:p>0.064855705378581</text:p>
          </table:table-cell>
          <table:table-cell table:style-name="Default" table:formula="of:=[.J89]/[.M89]" office:value-type="float" office:value="1.89737401330677" calcext:value-type="float">
            <text:p>1.89737401330677</text:p>
          </table:table-cell>
          <table:table-cell table:style-name="Default" office:value-type="string" calcext:value-type="string">
            <text:p>S0248</text:p>
          </table:table-cell>
          <table:table-cell office:value-type="float" office:value="0.99326625456102"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432510972242" calcext:value-type="float">
            <text:p>0.0043</text:p>
          </table:table-cell>
          <table:table-cell office:value-type="float" office:value="1.01993453626582" calcext:value-type="float">
            <text:p>1.02</text:p>
          </table:table-cell>
          <table:table-cell office:value-type="float" office:value="-0.000345139779818" calcext:value-type="float">
            <text:p>-0.00035</text:p>
          </table:table-cell>
          <table:table-cell office:value-type="string" calcext:value-type="string">
            <text:p>V4-V5_UNIV</text:p>
          </table:table-cell>
          <table:table-cell office:value-type="string" calcext:value-type="string">
            <text:p>16S</text:p>
          </table:table-cell>
          <table:table-cell office:value-type="float" office:value="0.963752596748977" calcext:value-type="float">
            <text:p>0.96</text:p>
          </table:table-cell>
          <table:table-cell table:number-columns-repeated="39"/>
        </table:table-row>
        <table:table-row table:style-name="ro3">
          <table:table-cell office:value-type="string" calcext:value-type="string">
            <text:p>S0360</text:p>
          </table:table-cell>
          <table:table-cell office:value-type="string" calcext:value-type="string">
            <text:p>GP13</text:p>
          </table:table-cell>
          <table:table-cell office:value-type="float" office:value="201" calcext:value-type="float">
            <text:p>201</text:p>
          </table:table-cell>
          <table:table-cell office:value-type="float" office:value="-32.50133" calcext:value-type="float">
            <text:p>-32.50133</text:p>
          </table:table-cell>
          <table:table-cell office:value-type="float" office:value="-153.99817" calcext:value-type="float">
            <text:p>-153.99817</text:p>
          </table:table-cell>
          <table:table-cell office:value-type="float" office:value="15.005" calcext:value-type="float">
            <text:p>15.005</text:p>
          </table:table-cell>
          <table:table-cell office:value-type="float" office:value="41" calcext:value-type="float">
            <text:p>41</text:p>
          </table:table-cell>
          <table:table-cell office:value-type="float" office:value="2" calcext:value-type="float">
            <text:p>2</text:p>
          </table:table-cell>
          <table:table-cell office:value-type="string" calcext:value-type="string">
            <text:p>SRR5788327</text:p>
          </table:table-cell>
          <table:table-cell table:style-name="Default" office:value-type="float" office:value="0.10809659" calcext:value-type="float">
            <text:p>0.10809659</text:p>
          </table:table-cell>
          <table:table-cell table:style-name="Default" office:value-type="float" office:value="0.0103786342123056" calcext:value-type="float">
            <text:p>0.010378634212306</text:p>
          </table:table-cell>
          <table:table-cell table:style-name="Default" table:formula="of:=[.J90]/[.K90]" office:value-type="float" office:value="10.415300104886" calcext:value-type="float">
            <text:p>10.415300104886</text:p>
          </table:table-cell>
          <table:table-cell table:style-name="Default" table:formula="of:=([.K90]*5.75)/((1-[.K90])+([.K90]*5.75))" office:value-type="float" office:value="0.0568733739821027" calcext:value-type="float">
            <text:p>0.056873373982103</text:p>
          </table:table-cell>
          <table:table-cell table:style-name="Default" table:formula="of:=[.J90]/[.M90]" office:value-type="float" office:value="1.90065372302365" calcext:value-type="float">
            <text:p>1.90065372302365</text:p>
          </table:table-cell>
          <table:table-cell table:style-name="Default" office:value-type="string" calcext:value-type="string">
            <text:p>S0360</text:p>
          </table:table-cell>
          <table:table-cell office:value-type="float" office:value="0.897563136595727" calcext:value-type="float">
            <text:p>0.90</text:p>
          </table:table-cell>
          <table:table-cell office:value-type="string" calcext:value-type="string">
            <text:p>profiles generally similar, both MGI and MGII archaea off ~2x in MG vs tags</text:p>
          </table:table-cell>
          <table:table-cell/>
          <table:table-cell office:value-type="string" calcext:value-type="string">
            <text:p>yes</text:p>
          </table:table-cell>
          <table:table-cell table:style-name="ce20" office:value-type="string" calcext:value-type="string">
            <text:p>no co-occurring samples, difficult to verify, next sample down in water column has similarly bad correlation</text:p>
          </table:table-cell>
          <table:table-cell office:value-type="float" office:value="3.11691934936724E-121" calcext:value-type="float">
            <text:p>3.12E-121</text:p>
          </table:table-cell>
          <table:table-cell office:value-type="float" office:value="0.019680772102521" calcext:value-type="float">
            <text:p>0.0197</text:p>
          </table:table-cell>
          <table:table-cell office:value-type="float" office:value="0.904388479446336" calcext:value-type="float">
            <text:p>0.90</text:p>
          </table:table-cell>
          <table:table-cell office:value-type="float" office:value="-0.000289259748109" calcext:value-type="float">
            <text:p>-0.00029</text:p>
          </table:table-cell>
          <table:table-cell office:value-type="string" calcext:value-type="string">
            <text:p>V4-V5_UNIV</text:p>
          </table:table-cell>
          <table:table-cell office:value-type="string" calcext:value-type="string">
            <text:p>16S</text:p>
          </table:table-cell>
          <table:table-cell office:value-type="float" office:value="0.969671388821729" calcext:value-type="float">
            <text:p>0.97</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302</text:p>
          </table:table-cell>
          <table:table-cell office:value-type="string" calcext:value-type="string">
            <text:p>GP13</text:p>
          </table:table-cell>
          <table:table-cell office:value-type="float" office:value="30.8" calcext:value-type="float">
            <text:p>30.8</text:p>
          </table:table-cell>
          <table:table-cell office:value-type="float" office:value="-30.0019" calcext:value-type="float">
            <text:p>-30.0019</text:p>
          </table:table-cell>
          <table:table-cell office:value-type="float" office:value="154.004" calcext:value-type="float">
            <text:p>154.004</text:p>
          </table:table-cell>
          <table:table-cell office:value-type="float" office:value="23.485" calcext:value-type="float">
            <text:p>23.485</text:p>
          </table:table-cell>
          <table:table-cell office:value-type="float" office:value="229" calcext:value-type="float">
            <text:p>229</text:p>
          </table:table-cell>
          <table:table-cell office:value-type="float" office:value="11.4" calcext:value-type="float">
            <text:p>11.4</text:p>
          </table:table-cell>
          <table:table-cell office:value-type="string" calcext:value-type="string">
            <text:p>SRR5787998</text:p>
          </table:table-cell>
          <table:table-cell table:style-name="Default" office:value-type="float" office:value="0.135473575" calcext:value-type="float">
            <text:p>0.135473575</text:p>
          </table:table-cell>
          <table:table-cell table:style-name="Default" office:value-type="float" office:value="0.013124316441852" calcext:value-type="float">
            <text:p>0.013124316441852</text:p>
          </table:table-cell>
          <table:table-cell table:style-name="Default" table:formula="of:=[.J91]/[.K91]" office:value-type="float" office:value="10.3223337840278" calcext:value-type="float">
            <text:p>10.3223337840278</text:p>
          </table:table-cell>
          <table:table-cell table:style-name="Default" table:formula="of:=([.K91]*5.75)/((1-[.K91])+([.K91]*5.75))" office:value-type="float" office:value="0.0710363761153055" calcext:value-type="float">
            <text:p>0.071036376115306</text:p>
          </table:table-cell>
          <table:table-cell table:style-name="Default" table:formula="of:=[.J91]/[.M91]" office:value-type="float" office:value="1.90710143743961" calcext:value-type="float">
            <text:p>1.90710143743961</text:p>
          </table:table-cell>
          <table:table-cell table:style-name="Default" office:value-type="string" calcext:value-type="string">
            <text:p>S0302</text:p>
          </table:table-cell>
          <table:table-cell office:value-type="float" office:value="0.991019663196815"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501806770685" calcext:value-type="float">
            <text:p>0.0050</text:p>
          </table:table-cell>
          <table:table-cell office:value-type="float" office:value="1.01124235047591" calcext:value-type="float">
            <text:p>1.01</text:p>
          </table:table-cell>
          <table:table-cell office:value-type="float" office:value="-0.000304494673634" calcext:value-type="float">
            <text:p>-0.00030</text:p>
          </table:table-cell>
          <table:table-cell office:value-type="string" calcext:value-type="string">
            <text:p>V4-V5_UNIV</text:p>
          </table:table-cell>
          <table:table-cell office:value-type="string" calcext:value-type="string">
            <text:p>16S</text:p>
          </table:table-cell>
          <table:table-cell office:value-type="float" office:value="0.967202100601249" calcext:value-type="float">
            <text:p>0.97</text:p>
          </table:table-cell>
          <table:table-cell table:number-columns-repeated="39"/>
        </table:table-row>
        <table:table-row table:style-name="ro2">
          <table:table-cell office:value-type="string" calcext:value-type="string">
            <text:p>S0064</text:p>
          </table:table-cell>
          <table:table-cell office:value-type="string" calcext:value-type="string">
            <text:p>GA03</text:p>
          </table:table-cell>
          <table:table-cell office:value-type="float" office:value="28.4" calcext:value-type="float">
            <text:p>28.4</text:p>
          </table:table-cell>
          <table:table-cell office:value-type="float" office:value="38.6683" calcext:value-type="float">
            <text:p>38.6683</text:p>
          </table:table-cell>
          <table:table-cell office:value-type="float" office:value="-69.11578" calcext:value-type="float">
            <text:p>-69.11578</text:p>
          </table:table-cell>
          <table:table-cell office:value-type="float" office:value="24.514" calcext:value-type="float">
            <text:p>24.514</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SRR5788013</text:p>
          </table:table-cell>
          <table:table-cell table:style-name="Default" office:value-type="float" office:value="0.16096596" calcext:value-type="float">
            <text:p>0.16096596</text:p>
          </table:table-cell>
          <table:table-cell table:style-name="Default" office:value-type="float" office:value="0.0155904467049978" calcext:value-type="float">
            <text:p>0.015590446704998</text:p>
          </table:table-cell>
          <table:table-cell table:style-name="Default" table:formula="of:=[.J92]/[.K92]" office:value-type="float" office:value="10.3246534910638" calcext:value-type="float">
            <text:p>10.3246534910638</text:p>
          </table:table-cell>
          <table:table-cell table:style-name="Default" table:formula="of:=([.K92]*5.75)/((1-[.K92])+([.K92]*5.75))" office:value-type="float" office:value="0.0834641616265603" calcext:value-type="float">
            <text:p>0.08346416162656</text:p>
          </table:table-cell>
          <table:table-cell table:style-name="Default" table:formula="of:=[.J92]/[.M92]" office:value-type="float" office:value="1.92856379148936" calcext:value-type="float">
            <text:p>1.92856379148936</text:p>
          </table:table-cell>
          <table:table-cell table:style-name="Default" office:value-type="string" calcext:value-type="string">
            <text:p>S0064</text:p>
          </table:table-cell>
          <table:table-cell office:value-type="float" office:value="0.991714872014798" calcext:value-type="float">
            <text:p>0.99</text:p>
          </table:table-cell>
          <table:table-cell table:number-columns-repeated="3"/>
          <table:table-cell table:style-name="ce17"/>
          <table:table-cell office:value-type="float" office:value="8.90614781180794E-276" calcext:value-type="float">
            <text:p>8.91E-276</text:p>
          </table:table-cell>
          <table:table-cell office:value-type="float" office:value="0.005436845722932" calcext:value-type="float">
            <text:p>0.0054</text:p>
          </table:table-cell>
          <table:table-cell office:value-type="float" office:value="0.964647595313729" calcext:value-type="float">
            <text:p>0.96</text:p>
          </table:table-cell>
          <table:table-cell office:value-type="float" office:value="-0.00030623565918" calcext:value-type="float">
            <text:p>-0.00031</text:p>
          </table:table-cell>
          <table:table-cell office:value-type="string" calcext:value-type="string">
            <text:p>V4-V5_UNIV</text:p>
          </table:table-cell>
          <table:table-cell office:value-type="string" calcext:value-type="string">
            <text:p>16S</text:p>
          </table:table-cell>
          <table:table-cell office:value-type="float" office:value="0.960634271228924" calcext:value-type="float">
            <text:p>0.96</text:p>
          </table:table-cell>
          <table:table-cell table:number-columns-repeated="39"/>
        </table:table-row>
        <table:table-row table:style-name="ro2">
          <table:table-cell office:value-type="string" calcext:value-type="string">
            <text:p>S0070</text:p>
          </table:table-cell>
          <table:table-cell office:value-type="string" calcext:value-type="string">
            <text:p>GA03</text:p>
          </table:table-cell>
          <table:table-cell office:value-type="float" office:value="234.7" calcext:value-type="float">
            <text:p>234.7</text:p>
          </table:table-cell>
          <table:table-cell office:value-type="float" office:value="38.6683" calcext:value-type="float">
            <text:p>38.6683</text:p>
          </table:table-cell>
          <table:table-cell office:value-type="float" office:value="-69.11578" calcext:value-type="float">
            <text:p>-69.11578</text:p>
          </table:table-cell>
          <table:table-cell office:value-type="float" office:value="18.224" calcext:value-type="float">
            <text:p>18.224</text:p>
          </table:table-cell>
          <table:table-cell office:value-type="float" office:value="51" calcext:value-type="float">
            <text:p>51</text:p>
          </table:table-cell>
          <table:table-cell office:value-type="float" office:value="2.6" calcext:value-type="float">
            <text:p>2.6</text:p>
          </table:table-cell>
          <table:table-cell office:value-type="string" calcext:value-type="string">
            <text:p>SRR5788070</text:p>
          </table:table-cell>
          <table:table-cell table:style-name="Default" office:value-type="float" office:value="0.08400613" calcext:value-type="float">
            <text:p>0.08400613</text:p>
          </table:table-cell>
          <table:table-cell table:style-name="Default" office:value-type="float" office:value="0.00783808263080889" calcext:value-type="float">
            <text:p>0.007838082630809</text:p>
          </table:table-cell>
          <table:table-cell table:style-name="Default" table:formula="of:=[.J93]/[.K93]" office:value-type="float" office:value="10.7176887456889" calcext:value-type="float">
            <text:p>10.7176887456889</text:p>
          </table:table-cell>
          <table:table-cell table:style-name="Default" table:formula="of:=([.K93]*5.75)/((1-[.K93])+([.K93]*5.75))" office:value-type="float" office:value="0.0434512464420356" calcext:value-type="float">
            <text:p>0.043451246442036</text:p>
          </table:table-cell>
          <table:table-cell table:style-name="Default" table:formula="of:=[.J93]/[.M93]" office:value-type="float" office:value="1.93334223707633" calcext:value-type="float">
            <text:p>1.93334223707633</text:p>
          </table:table-cell>
          <table:table-cell table:style-name="Default" office:value-type="string" calcext:value-type="string">
            <text:p>S0070</text:p>
          </table:table-cell>
          <table:table-cell office:value-type="float" office:value="0.96868238463874" calcext:value-type="float">
            <text:p>0.97</text:p>
          </table:table-cell>
          <table:table-cell table:number-columns-repeated="3"/>
          <table:table-cell table:style-name="ce17"/>
          <table:table-cell office:value-type="float" office:value="5.71762751804464E-236" calcext:value-type="float">
            <text:p>5.72E-236</text:p>
          </table:table-cell>
          <table:table-cell office:value-type="float" office:value="0.010547975614991" calcext:value-type="float">
            <text:p>0.0105</text:p>
          </table:table-cell>
          <table:table-cell office:value-type="float" office:value="1.03453614738271" calcext:value-type="float">
            <text:p>1.03</text:p>
          </table:table-cell>
          <table:table-cell office:value-type="float" office:value="-0.000576516651059" calcext:value-type="float">
            <text:p>-0.00058</text:p>
          </table:table-cell>
          <table:table-cell office:value-type="string" calcext:value-type="string">
            <text:p>V4-V5_UNIV</text:p>
          </table:table-cell>
          <table:table-cell office:value-type="string" calcext:value-type="string">
            <text:p>16S</text:p>
          </table:table-cell>
          <table:table-cell office:value-type="float" office:value="0.957535137353843" calcext:value-type="float">
            <text:p>0.96</text:p>
          </table:table-cell>
          <table:table-cell table:number-columns-repeated="39"/>
        </table:table-row>
        <table:table-row table:style-name="ro2">
          <table:table-cell office:value-type="string" calcext:value-type="string">
            <text:p>S0274</text:p>
          </table:table-cell>
          <table:table-cell office:value-type="string" calcext:value-type="string">
            <text:p>GP13</text:p>
          </table:table-cell>
          <table:table-cell office:value-type="float" office:value="30.8" calcext:value-type="float">
            <text:p>30.8</text:p>
          </table:table-cell>
          <table:table-cell office:value-type="float" office:value="-30" calcext:value-type="float">
            <text:p>-30</text:p>
          </table:table-cell>
          <table:table-cell office:value-type="float" office:value="166.987" calcext:value-type="float">
            <text:p>166.987</text:p>
          </table:table-cell>
          <table:table-cell office:value-type="float" office:value="22.166" calcext:value-type="float">
            <text:p>22.166</text:p>
          </table:table-cell>
          <table:table-cell office:value-type="float" office:value="187" calcext:value-type="float">
            <text:p>187</text:p>
          </table:table-cell>
          <table:table-cell office:value-type="float" office:value="9.4" calcext:value-type="float">
            <text:p>9.4</text:p>
          </table:table-cell>
          <table:table-cell office:value-type="string" calcext:value-type="string">
            <text:p>SRR5788045</text:p>
          </table:table-cell>
          <table:table-cell table:style-name="Default" office:value-type="float" office:value="0.14994835" calcext:value-type="float">
            <text:p>0.14994835</text:p>
          </table:table-cell>
          <table:table-cell table:style-name="Default" office:value-type="float" office:value="0.0143034029289953" calcext:value-type="float">
            <text:p>0.014303402928995</text:p>
          </table:table-cell>
          <table:table-cell table:style-name="Default" table:formula="of:=[.J94]/[.K94]" office:value-type="float" office:value="10.4834038965672" calcext:value-type="float">
            <text:p>10.4834038965672</text:p>
          </table:table-cell>
          <table:table-cell table:style-name="Default" table:formula="of:=([.K94]*5.75)/((1-[.K94])+([.K94]*5.75))" office:value-type="float" office:value="0.0770122639906444" calcext:value-type="float">
            <text:p>0.077012263990644</text:p>
          </table:table-cell>
          <table:table-cell table:style-name="Default" table:formula="of:=[.J94]/[.M94]" office:value-type="float" office:value="1.94707105375082" calcext:value-type="float">
            <text:p>1.94707105375082</text:p>
          </table:table-cell>
          <table:table-cell table:style-name="Default" office:value-type="string" calcext:value-type="string">
            <text:p>S0274</text:p>
          </table:table-cell>
          <table:table-cell office:value-type="float" office:value="0.989278869061848" calcext:value-type="float">
            <text:p>0.99</text:p>
          </table:table-cell>
          <table:table-cell table:number-columns-repeated="3"/>
          <table:table-cell table:style-name="ce17"/>
          <table:table-cell office:value-type="float" office:value="2.2847633341124E-169" calcext:value-type="float">
            <text:p>2.28E-169</text:p>
          </table:table-cell>
          <table:table-cell office:value-type="float" office:value="0.006603881475053" calcext:value-type="float">
            <text:p>0.0066</text:p>
          </table:table-cell>
          <table:table-cell office:value-type="float" office:value="0.827109096135389" calcext:value-type="float">
            <text:p>0.83</text:p>
          </table:table-cell>
          <table:table-cell office:value-type="float" office:value="0.000204015412908"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55411376773866" calcext:value-type="float">
            <text:p>0.96</text:p>
          </table:table-cell>
          <table:table-cell table:number-columns-repeated="39"/>
        </table:table-row>
        <table:table-row table:style-name="ro2">
          <table:table-cell office:value-type="string" calcext:value-type="string">
            <text:p>S0239</text:p>
          </table:table-cell>
          <table:table-cell office:value-type="string" calcext:value-type="string">
            <text:p>GA03</text:p>
          </table:table-cell>
          <table:table-cell office:value-type="float" office:value="86.6" calcext:value-type="float">
            <text:p>86.6</text:p>
          </table:table-cell>
          <table:table-cell office:value-type="float" office:value="17.3538" calcext:value-type="float">
            <text:p>17.3538</text:p>
          </table:table-cell>
          <table:table-cell office:value-type="float" office:value="-20.82111" calcext:value-type="float">
            <text:p>-20.82111</text:p>
          </table:table-cell>
          <table:table-cell office:value-type="float" office:value="15.23" calcext:value-type="float">
            <text:p>15.23</text:p>
          </table:table-cell>
          <table:table-cell office:value-type="float" office:value="99" calcext:value-type="float">
            <text:p>99</text:p>
          </table:table-cell>
          <table:table-cell office:value-type="float" office:value="4.9" calcext:value-type="float">
            <text:p>4.9</text:p>
          </table:table-cell>
          <table:table-cell office:value-type="string" calcext:value-type="string">
            <text:p>SRR5788342</text:p>
          </table:table-cell>
          <table:table-cell table:style-name="Default" office:value-type="float" office:value="0.154521875" calcext:value-type="float">
            <text:p>0.154521875</text:p>
          </table:table-cell>
          <table:table-cell table:style-name="Default" office:value-type="float" office:value="0.0147034437012879" calcext:value-type="float">
            <text:p>0.014703443701288</text:p>
          </table:table-cell>
          <table:table-cell table:style-name="Default" table:formula="of:=[.J95]/[.K95]" office:value-type="float" office:value="10.5092302279136" calcext:value-type="float">
            <text:p>10.5092302279136</text:p>
          </table:table-cell>
          <table:table-cell table:style-name="Default" table:formula="of:=([.K95]*5.75)/((1-[.K95])+([.K95]*5.75))" office:value-type="float" office:value="0.0790255496137847" calcext:value-type="float">
            <text:p>0.079025549613785</text:p>
          </table:table-cell>
          <table:table-cell table:style-name="Default" table:formula="of:=[.J95]/[.M95]" office:value-type="float" office:value="1.95534071898497" calcext:value-type="float">
            <text:p>1.95534071898497</text:p>
          </table:table-cell>
          <table:table-cell table:style-name="Default" office:value-type="string" calcext:value-type="string">
            <text:p>S0239</text:p>
          </table:table-cell>
          <table:table-cell office:value-type="float" office:value="0.981488418530595" calcext:value-type="float">
            <text:p>0.98</text:p>
          </table:table-cell>
          <table:table-cell table:number-columns-repeated="3"/>
          <table:table-cell table:style-name="ce17"/>
          <table:table-cell office:value-type="float" office:value="1.53151057979995E-153" calcext:value-type="float">
            <text:p>1.53E-153</text:p>
          </table:table-cell>
          <table:table-cell office:value-type="float" office:value="0.009453565935393" calcext:value-type="float">
            <text:p>0.0095</text:p>
          </table:table-cell>
          <table:table-cell office:value-type="float" office:value="0.910616489474247" calcext:value-type="float">
            <text:p>0.91</text:p>
          </table:table-cell>
          <table:table-cell office:value-type="float" office:value="-0.000250493896649" calcext:value-type="float">
            <text:p>-0.00025</text:p>
          </table:table-cell>
          <table:table-cell office:value-type="string" calcext:value-type="string">
            <text:p>V4-V5_UNIV</text:p>
          </table:table-cell>
          <table:table-cell office:value-type="string" calcext:value-type="string">
            <text:p>16S</text:p>
          </table:table-cell>
          <table:table-cell office:value-type="float" office:value="0.947814784727864" calcext:value-type="float">
            <text:p>0.95</text:p>
          </table:table-cell>
          <table:table-cell table:number-columns-repeated="39"/>
        </table:table-row>
        <table:table-row table:style-name="ro2">
          <table:table-cell office:value-type="string" calcext:value-type="string">
            <text:p>S0303</text:p>
          </table:table-cell>
          <table:table-cell office:value-type="string" calcext:value-type="string">
            <text:p>GP13</text:p>
          </table:table-cell>
          <table:table-cell office:value-type="float" office:value="51.7" calcext:value-type="float">
            <text:p>51.7</text:p>
          </table:table-cell>
          <table:table-cell office:value-type="float" office:value="-30.0019" calcext:value-type="float">
            <text:p>-30.0019</text:p>
          </table:table-cell>
          <table:table-cell office:value-type="float" office:value="154.004" calcext:value-type="float">
            <text:p>154.004</text:p>
          </table:table-cell>
          <table:table-cell office:value-type="float" office:value="23.501" calcext:value-type="float">
            <text:p>23.501</text:p>
          </table:table-cell>
          <table:table-cell office:value-type="float" office:value="214" calcext:value-type="float">
            <text:p>214</text:p>
          </table:table-cell>
          <table:table-cell office:value-type="float" office:value="10.7" calcext:value-type="float">
            <text:p>10.7</text:p>
          </table:table-cell>
          <table:table-cell office:value-type="string" calcext:value-type="string">
            <text:p>SRR5787997</text:p>
          </table:table-cell>
          <table:table-cell table:style-name="Default" office:value-type="float" office:value="0.13697906" calcext:value-type="float">
            <text:p>0.13697906</text:p>
          </table:table-cell>
          <table:table-cell table:style-name="Default" office:value-type="float" office:value="0.0129174036554644" calcext:value-type="float">
            <text:p>0.012917403655464</text:p>
          </table:table-cell>
          <table:table-cell table:style-name="Default" table:formula="of:=[.J96]/[.K96]" office:value-type="float" office:value="10.6042254042324" calcext:value-type="float">
            <text:p>10.6042254042324</text:p>
          </table:table-cell>
          <table:table-cell table:style-name="Default" table:formula="of:=([.K96]*5.75)/((1-[.K96])+([.K96]*5.75))" office:value-type="float" office:value="0.0699811885313165" calcext:value-type="float">
            <text:p>0.069981188531317</text:p>
          </table:table-cell>
          <table:table-cell table:style-name="Default" table:formula="of:=[.J96]/[.M96]" office:value-type="float" office:value="1.95736972856216" calcext:value-type="float">
            <text:p>1.95736972856216</text:p>
          </table:table-cell>
          <table:table-cell table:style-name="Default" office:value-type="string" calcext:value-type="string">
            <text:p>S0303</text:p>
          </table:table-cell>
          <table:table-cell office:value-type="float" office:value="0.991939442098752" calcext:value-type="float">
            <text:p>0.99</text:p>
          </table:table-cell>
          <table:table-cell table:number-columns-repeated="3"/>
          <table:table-cell table:style-name="ce17"/>
          <table:table-cell office:value-type="float" office:value="5.23640005918671E-226" calcext:value-type="float">
            <text:p>5.24E-226</text:p>
          </table:table-cell>
          <table:table-cell office:value-type="float" office:value="0.005691090631327" calcext:value-type="float">
            <text:p>0.0057</text:p>
          </table:table-cell>
          <table:table-cell office:value-type="float" office:value="0.923554262759171" calcext:value-type="float">
            <text:p>0.92</text:p>
          </table:table-cell>
          <table:table-cell office:value-type="float" office:value="-0.000252651765174" calcext:value-type="float">
            <text:p>-0.00025</text:p>
          </table:table-cell>
          <table:table-cell office:value-type="string" calcext:value-type="string">
            <text:p>V4-V5_UNIV</text:p>
          </table:table-cell>
          <table:table-cell office:value-type="string" calcext:value-type="string">
            <text:p>16S</text:p>
          </table:table-cell>
          <table:table-cell office:value-type="float" office:value="0.959103279763205" calcext:value-type="float">
            <text:p>0.96</text:p>
          </table:table-cell>
          <table:table-cell table:number-columns-repeated="39"/>
        </table:table-row>
        <table:table-row table:style-name="ro2">
          <table:table-cell office:value-type="string" calcext:value-type="string">
            <text:p>S0313</text:p>
          </table:table-cell>
          <table:table-cell office:value-type="string" calcext:value-type="string">
            <text:p>GP13</text:p>
          </table:table-cell>
          <table:table-cell office:value-type="float" office:value="50.3" calcext:value-type="float">
            <text:p>50.3</text:p>
          </table:table-cell>
          <table:table-cell office:value-type="float" office:value="-30.0002" calcext:value-type="float">
            <text:p>-30.0002</text:p>
          </table:table-cell>
          <table:table-cell office:value-type="float" office:value="175.98" calcext:value-type="float">
            <text:p>175.98</text:p>
          </table:table-cell>
          <table:table-cell office:value-type="float" office:value="21.616" calcext:value-type="float">
            <text:p>21.616</text:p>
          </table:table-cell>
          <table:table-cell office:value-type="float" office:value="158" calcext:value-type="float">
            <text:p>158</text:p>
          </table:table-cell>
          <table:table-cell office:value-type="float" office:value="7.9" calcext:value-type="float">
            <text:p>7.9</text:p>
          </table:table-cell>
          <table:table-cell office:value-type="string" calcext:value-type="string">
            <text:p>SRR5788356</text:p>
          </table:table-cell>
          <table:table-cell table:style-name="Default" office:value-type="float" office:value="0.14783615" calcext:value-type="float">
            <text:p>0.14783615</text:p>
          </table:table-cell>
          <table:table-cell table:style-name="Default" office:value-type="float" office:value="0.0139946129523363" calcext:value-type="float">
            <text:p>0.013994612952336</text:p>
          </table:table-cell>
          <table:table-cell table:style-name="Default" table:formula="of:=[.J97]/[.K97]" office:value-type="float" office:value="10.5637898313808" calcext:value-type="float">
            <text:p>10.5637898313808</text:p>
          </table:table-cell>
          <table:table-cell table:style-name="Default" table:formula="of:=([.K97]*5.75)/((1-[.K97])+([.K97]*5.75))" office:value-type="float" office:value="0.0754533100901814" calcext:value-type="float">
            <text:p>0.075453310090181</text:p>
          </table:table-cell>
          <table:table-cell table:style-name="Default" table:formula="of:=[.J97]/[.M97]" office:value-type="float" office:value="1.95930635545753" calcext:value-type="float">
            <text:p>1.95930635545753</text:p>
          </table:table-cell>
          <table:table-cell table:style-name="Default" office:value-type="string" calcext:value-type="string">
            <text:p>S0313</text:p>
          </table:table-cell>
          <table:table-cell office:value-type="float" office:value="0.992173857932044"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4386463532364" calcext:value-type="float">
            <text:p>0.0044</text:p>
          </table:table-cell>
          <table:table-cell office:value-type="float" office:value="0.965308723347059" calcext:value-type="float">
            <text:p>0.97</text:p>
          </table:table-cell>
          <table:table-cell office:value-type="float" office:value="-0.000193571040984" calcext:value-type="float">
            <text:p>-0.00019</text:p>
          </table:table-cell>
          <table:table-cell office:value-type="string" calcext:value-type="string">
            <text:p>V4-V5_UNIV</text:p>
          </table:table-cell>
          <table:table-cell office:value-type="string" calcext:value-type="string">
            <text:p>16S</text:p>
          </table:table-cell>
          <table:table-cell office:value-type="float" office:value="0.955739063348287" calcext:value-type="float">
            <text:p>0.96</text:p>
          </table:table-cell>
          <table:table-cell table:number-columns-repeated="39"/>
        </table:table-row>
        <table:table-row table:style-name="ro2">
          <table:table-cell office:value-type="string" calcext:value-type="string">
            <text:p>S0380</text:p>
          </table:table-cell>
          <table:table-cell office:value-type="string" calcext:value-type="string">
            <text:p>GP13</text:p>
          </table:table-cell>
          <table:table-cell office:value-type="float" office:value="33" calcext:value-type="float">
            <text:p>33</text:p>
          </table:table-cell>
          <table:table-cell office:value-type="float" office:value="-32.50633" calcext:value-type="float">
            <text:p>-32.50633</text:p>
          </table:table-cell>
          <table:table-cell office:value-type="float" office:value="-162.9935" calcext:value-type="float">
            <text:p>-162.9935</text:p>
          </table:table-cell>
          <table:table-cell office:value-type="float" office:value="19.461" calcext:value-type="float">
            <text:p>19.461</text:p>
          </table:table-cell>
          <table:table-cell office:value-type="float" office:value="149" calcext:value-type="float">
            <text:p>149</text:p>
          </table:table-cell>
          <table:table-cell office:value-type="float" office:value="7.5" calcext:value-type="float">
            <text:p>7.5</text:p>
          </table:table-cell>
          <table:table-cell office:value-type="string" calcext:value-type="string">
            <text:p>SRR5787991</text:p>
          </table:table-cell>
          <table:table-cell table:style-name="Default" office:value-type="float" office:value="0.149847645" calcext:value-type="float">
            <text:p>0.149847645</text:p>
          </table:table-cell>
          <table:table-cell table:style-name="Default" office:value-type="float" office:value="0.0140051469592307" calcext:value-type="float">
            <text:p>0.014005146959231</text:p>
          </table:table-cell>
          <table:table-cell table:style-name="Default" table:formula="of:=[.J98]/[.K98]" office:value-type="float" office:value="10.6994696618472" calcext:value-type="float">
            <text:p>10.6994696618472</text:p>
          </table:table-cell>
          <table:table-cell table:style-name="Default" table:formula="of:=([.K98]*5.75)/((1-[.K98])+([.K98]*5.75))" office:value-type="float" office:value="0.0755065626131076" calcext:value-type="float">
            <text:p>0.075506562613108</text:p>
          </table:table-cell>
          <table:table-cell table:style-name="Default" table:formula="of:=[.J98]/[.M98]" office:value-type="float" office:value="1.98456451749516" calcext:value-type="float">
            <text:p>1.98456451749516</text:p>
          </table:table-cell>
          <table:table-cell table:style-name="Default" office:value-type="string" calcext:value-type="string">
            <text:p>S0380</text:p>
          </table:table-cell>
          <table:table-cell office:value-type="float" office:value="0.981941821861661" calcext:value-type="float">
            <text:p>0.98</text:p>
          </table:table-cell>
          <table:table-cell table:number-columns-repeated="3"/>
          <table:table-cell table:style-name="ce17"/>
          <table:table-cell office:value-type="float" office:value="6.36765547186915E-179" calcext:value-type="float">
            <text:p>6.37E-179</text:p>
          </table:table-cell>
          <table:table-cell office:value-type="float" office:value="0.008938655370831" calcext:value-type="float">
            <text:p>0.0089</text:p>
          </table:table-cell>
          <table:table-cell office:value-type="float" office:value="0.939130887839137" calcext:value-type="float">
            <text:p>0.94</text:p>
          </table:table-cell>
          <table:table-cell office:value-type="float" office:value="-0.000272688166705" calcext:value-type="float">
            <text:p>-0.00027</text:p>
          </table:table-cell>
          <table:table-cell office:value-type="string" calcext:value-type="string">
            <text:p>V4-V5_UNIV</text:p>
          </table:table-cell>
          <table:table-cell office:value-type="string" calcext:value-type="string">
            <text:p>16S</text:p>
          </table:table-cell>
          <table:table-cell office:value-type="float" office:value="0.96692547264991" calcext:value-type="float">
            <text:p>0.97</text:p>
          </table:table-cell>
          <table:table-cell table:number-columns-repeated="39"/>
        </table:table-row>
        <table:table-row table:style-name="ro6">
          <table:table-cell office:value-type="string" calcext:value-type="string">
            <text:p>S0094</text:p>
          </table:table-cell>
          <table:table-cell office:value-type="string" calcext:value-type="string">
            <text:p>GA03</text:p>
          </table:table-cell>
          <table:table-cell office:value-type="float" office:value="135.6" calcext:value-type="float">
            <text:p>135.6</text:p>
          </table:table-cell>
          <table:table-cell office:value-type="float" office:value="26.1363" calcext:value-type="float">
            <text:p>26.1363</text:p>
          </table:table-cell>
          <table:table-cell office:value-type="float" office:value="-44.82642" calcext:value-type="float">
            <text:p>-44.82642</text:p>
          </table:table-cell>
          <table:table-cell office:value-type="float" office:value="20.682" calcext:value-type="float">
            <text:p>20.682</text:p>
          </table:table-cell>
          <table:table-cell office:value-type="float" office:value="94" calcext:value-type="float">
            <text:p>94</text:p>
          </table:table-cell>
          <table:table-cell office:value-type="float" office:value="4.7" calcext:value-type="float">
            <text:p>4.7</text:p>
          </table:table-cell>
          <table:table-cell office:value-type="string" calcext:value-type="string">
            <text:p>SRR5788225</text:p>
          </table:table-cell>
          <table:table-cell table:style-name="Default" office:value-type="float" office:value="0.08410338" calcext:value-type="float">
            <text:p>0.08410338</text:p>
          </table:table-cell>
          <table:table-cell table:style-name="Default" office:value-type="float" office:value="0.00760350403735355" calcext:value-type="float">
            <text:p>0.007603504037354</text:p>
          </table:table-cell>
          <table:table-cell table:style-name="Default" table:formula="of:=[.J99]/[.K99]" office:value-type="float" office:value="11.0611343910423" calcext:value-type="float">
            <text:p>11.0611343910423</text:p>
          </table:table-cell>
          <table:table-cell table:style-name="Default" table:formula="of:=([.K99]*5.75)/((1-[.K99])+([.K99]*5.75))" office:value-type="float" office:value="0.0421961643609077" calcext:value-type="float">
            <text:p>0.042196164360908</text:p>
          </table:table-cell>
          <table:table-cell table:style-name="Default" table:formula="of:=[.J99]/[.M99]" office:value-type="float" office:value="1.99315225148561" calcext:value-type="float">
            <text:p>1.99315225148561</text:p>
          </table:table-cell>
          <table:table-cell table:style-name="Default" office:value-type="string" calcext:value-type="string">
            <text:p>S0094</text:p>
          </table:table-cell>
          <table:table-cell office:value-type="float" office:value="0.890160980993229" calcext:value-type="float">
            <text:p>0.89</text:p>
          </table:table-cell>
          <table:table-cell office:value-type="string" calcext:value-type="string">
            <text:p>general profiles similar, but major differences between rel. Abund. Of SAR11/nitrospumilales</text:p>
          </table:table-cell>
          <table:table-cell table:number-columns-repeated="2"/>
          <table:table-cell table:style-name="ce20" office:value-type="string" calcext:value-type="string">
            <text:p>not very good correlation with co-occurring samples</text:p>
          </table:table-cell>
          <table:table-cell office:value-type="float" office:value="2.83321802551977E-210" calcext:value-type="float">
            <text:p>2.83E-210</text:p>
          </table:table-cell>
          <table:table-cell office:value-type="float" office:value="0.022692589480922" calcext:value-type="float">
            <text:p>0.0227</text:p>
          </table:table-cell>
          <table:table-cell office:value-type="float" office:value="1.34581348456799" calcext:value-type="float">
            <text:p>1.35</text:p>
          </table:table-cell>
          <table:table-cell office:value-type="float" office:value="-0.001100743742523" calcext:value-type="float">
            <text:p>-0.00110</text:p>
          </table:table-cell>
          <table:table-cell office:value-type="string" calcext:value-type="string">
            <text:p>V4-V5_UNIV</text:p>
          </table:table-cell>
          <table:table-cell office:value-type="string" calcext:value-type="string">
            <text:p>16S</text:p>
          </table:table-cell>
          <table:table-cell office:value-type="float" office:value="0.959616415510155" calcext:value-type="float">
            <text:p>0.96</text:p>
          </table:table-cell>
          <table:table-cell/>
          <table:table-cell office:value-type="string" calcext:value-type="string">
            <text:p>off on linear plot</text:p>
          </table:table-cell>
          <table:table-cell table:number-columns-repeated="37"/>
        </table:table-row>
        <table:table-row table:style-name="ro4">
          <table:table-cell office:value-type="string" calcext:value-type="string">
            <text:p>S0427</text:p>
          </table:table-cell>
          <table:table-cell office:value-type="string" calcext:value-type="string">
            <text:p>GP13</text:p>
          </table:table-cell>
          <table:table-cell office:value-type="float" office:value="32" calcext:value-type="float">
            <text:p>32</text:p>
          </table:table-cell>
          <table:table-cell office:value-type="float" office:value="-32.49667" calcext:value-type="float">
            <text:p>-32.49667</text:p>
          </table:table-cell>
          <table:table-cell office:value-type="float" office:value="-170.99533" calcext:value-type="float">
            <text:p>-170.99533</text:p>
          </table:table-cell>
          <table:table-cell office:value-type="float" office:value="19.297" calcext:value-type="float">
            <text:p>19.297</text:p>
          </table:table-cell>
          <table:table-cell office:value-type="float" office:value="51" calcext:value-type="float">
            <text:p>51</text:p>
          </table:table-cell>
          <table:table-cell office:value-type="float" office:value="2.6" calcext:value-type="float">
            <text:p>2.6</text:p>
          </table:table-cell>
          <table:table-cell office:value-type="string" calcext:value-type="string">
            <text:p>SRR5788393</text:p>
          </table:table-cell>
          <table:table-cell table:style-name="Default" office:value-type="float" office:value="0.468988375" calcext:value-type="float">
            <text:p>0.468988375</text:p>
          </table:table-cell>
          <table:table-cell table:style-name="Default" office:value-type="float" office:value="0.0501912456242429" calcext:value-type="float">
            <text:p>0.050191245624243</text:p>
          </table:table-cell>
          <table:table-cell table:style-name="Default" table:formula="of:=[.J100]/[.K100]" office:value-type="float" office:value="9.34402741288958" calcext:value-type="float">
            <text:p>9.34402741288958</text:p>
          </table:table-cell>
          <table:table-cell table:style-name="Default" table:formula="of:=([.K100]*5.75)/((1-[.K100])+([.K100]*5.75))" office:value-type="float" office:value="0.23304077915176" calcext:value-type="float">
            <text:p>0.23304077915176</text:p>
          </table:table-cell>
          <table:table-cell table:style-name="Default" table:formula="of:=[.J100]/[.M100]" office:value-type="float" office:value="2.01247342506775" calcext:value-type="float">
            <text:p>2.01247342506775</text:p>
          </table:table-cell>
          <table:table-cell table:style-name="Default" office:value-type="string" calcext:value-type="string">
            <text:p>S0427</text:p>
          </table:table-cell>
          <table:table-cell office:value-type="float" office:value="0.892393338487769" calcext:value-type="float">
            <text:p>0.89</text:p>
          </table:table-cell>
          <table:table-cell office:value-type="string" calcext:value-type="string">
            <text:p>very big difference in phototroph abundances similar to below</text:p>
          </table:table-cell>
          <table:table-cell table:number-columns-repeated="2"/>
          <table:table-cell table:style-name="ce21" office:value-type="string" calcext:value-type="string">
            <text:p>probably fine, R2=0.995 with closest sample in water column</text:p>
          </table:table-cell>
          <table:table-cell office:value-type="float" office:value="8.5420452828855E-194" calcext:value-type="float">
            <text:p>8.54E-194</text:p>
          </table:table-cell>
          <table:table-cell office:value-type="float" office:value="0.016262718403766" calcext:value-type="float">
            <text:p>0.0163</text:p>
          </table:table-cell>
          <table:table-cell office:value-type="float" office:value="0.931964384869414" calcext:value-type="float">
            <text:p>0.93</text:p>
          </table:table-cell>
          <table:table-cell office:value-type="float" office:value="-0.000113227302101" calcext:value-type="float">
            <text:p>-0.00011</text:p>
          </table:table-cell>
          <table:table-cell office:value-type="string" calcext:value-type="string">
            <text:p>V4-V5_UNIV</text:p>
          </table:table-cell>
          <table:table-cell office:value-type="string" calcext:value-type="string">
            <text:p>16S</text:p>
          </table:table-cell>
          <table:table-cell office:value-type="float" office:value="0.962207122774133" calcext:value-type="float">
            <text:p>0.96</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372</text:p>
          </table:table-cell>
          <table:table-cell office:value-type="string" calcext:value-type="string">
            <text:p>GP13</text:p>
          </table:table-cell>
          <table:table-cell office:value-type="float" office:value="16" calcext:value-type="float">
            <text:p>16</text:p>
          </table:table-cell>
          <table:table-cell office:value-type="float" office:value="-32.4985" calcext:value-type="float">
            <text:p>-32.4985</text:p>
          </table:table-cell>
          <table:table-cell office:value-type="float" office:value="-165.99883" calcext:value-type="float">
            <text:p>-165.99883</text:p>
          </table:table-cell>
          <table:table-cell office:value-type="float" office:value="19.717" calcext:value-type="float">
            <text:p>19.717</text:p>
          </table:table-cell>
          <table:table-cell office:value-type="float" office:value="134" calcext:value-type="float">
            <text:p>134</text:p>
          </table:table-cell>
          <table:table-cell office:value-type="float" office:value="6.7" calcext:value-type="float">
            <text:p>6.7</text:p>
          </table:table-cell>
          <table:table-cell office:value-type="string" calcext:value-type="string">
            <text:p>SRR5788178</text:p>
          </table:table-cell>
          <table:table-cell table:style-name="Default" office:value-type="float" office:value="0.14975899" calcext:value-type="float">
            <text:p>0.14975899</text:p>
          </table:table-cell>
          <table:table-cell table:style-name="Default" office:value-type="float" office:value="0.0137038608400509" calcext:value-type="float">
            <text:p>0.013703860840051</text:p>
          </table:table-cell>
          <table:table-cell table:style-name="Default" table:formula="of:=[.J101]/[.K101]" office:value-type="float" office:value="10.9282334188855" calcext:value-type="float">
            <text:p>10.9282334188855</text:p>
          </table:table-cell>
          <table:table-cell table:style-name="Default" table:formula="of:=([.K101]*5.75)/((1-[.K101])+([.K101]*5.75))" office:value-type="float" office:value="0.0739814971568559" calcext:value-type="float">
            <text:p>0.073981497156856</text:p>
          </table:table-cell>
          <table:table-cell table:style-name="Default" table:formula="of:=[.J101]/[.M101]" office:value-type="float" office:value="2.02427628198008" calcext:value-type="float">
            <text:p>2.02427628198008</text:p>
          </table:table-cell>
          <table:table-cell table:style-name="Default" office:value-type="string" calcext:value-type="string">
            <text:p>S0372</text:p>
          </table:table-cell>
          <table:table-cell office:value-type="float" office:value="0.985439797375222" calcext:value-type="float">
            <text:p>0.99</text:p>
          </table:table-cell>
          <table:table-cell table:number-columns-repeated="3"/>
          <table:table-cell table:style-name="ce17"/>
          <table:table-cell office:value-type="float" office:value="1.13206084413804E-139" calcext:value-type="float">
            <text:p>1.13E-139</text:p>
          </table:table-cell>
          <table:table-cell office:value-type="float" office:value="0.009152959491389" calcext:value-type="float">
            <text:p>0.0092</text:p>
          </table:table-cell>
          <table:table-cell office:value-type="float" office:value="0.922228436018547" calcext:value-type="float">
            <text:p>0.92</text:p>
          </table:table-cell>
          <table:table-cell office:value-type="float" office:value="-0.000398698603959" calcext:value-type="float">
            <text:p>-0.00040</text:p>
          </table:table-cell>
          <table:table-cell office:value-type="string" calcext:value-type="string">
            <text:p>V4-V5_UNIV</text:p>
          </table:table-cell>
          <table:table-cell office:value-type="string" calcext:value-type="string">
            <text:p>16S</text:p>
          </table:table-cell>
          <table:table-cell office:value-type="float" office:value="0.961876075731498" calcext:value-type="float">
            <text:p>0.96</text:p>
          </table:table-cell>
          <table:table-cell table:number-columns-repeated="39"/>
        </table:table-row>
        <table:table-row table:style-name="ro2">
          <table:table-cell office:value-type="string" calcext:value-type="string">
            <text:p>S0413</text:p>
          </table:table-cell>
          <table:table-cell office:value-type="string" calcext:value-type="string">
            <text:p>GP13</text:p>
          </table:table-cell>
          <table:table-cell office:value-type="float" office:value="50" calcext:value-type="float">
            <text:p>50</text:p>
          </table:table-cell>
          <table:table-cell office:value-type="float" office:value="-32.49567" calcext:value-type="float">
            <text:p>-32.49567</text:p>
          </table:table-cell>
          <table:table-cell office:value-type="float" office:value="-151.00067" calcext:value-type="float">
            <text:p>-151.00067</text:p>
          </table:table-cell>
          <table:table-cell office:value-type="float" office:value="19.367" calcext:value-type="float">
            <text:p>19.367</text:p>
          </table:table-cell>
          <table:table-cell office:value-type="float" office:value="51" calcext:value-type="float">
            <text:p>51</text:p>
          </table:table-cell>
          <table:table-cell office:value-type="float" office:value="2.6" calcext:value-type="float">
            <text:p>2.6</text:p>
          </table:table-cell>
          <table:table-cell office:value-type="string" calcext:value-type="string">
            <text:p>SRR5788294</text:p>
          </table:table-cell>
          <table:table-cell table:style-name="Default" office:value-type="float" office:value="0.177964305" calcext:value-type="float">
            <text:p>0.177964305</text:p>
          </table:table-cell>
          <table:table-cell table:style-name="Default" office:value-type="float" office:value="0.0163595910829322" calcext:value-type="float">
            <text:p>0.016359591082932</text:p>
          </table:table-cell>
          <table:table-cell table:style-name="Default" table:formula="of:=[.J102]/[.K102]" office:value-type="float" office:value="10.8782856550533" calcext:value-type="float">
            <text:p>10.8782856550533</text:p>
          </table:table-cell>
          <table:table-cell table:style-name="Default" table:formula="of:=([.K102]*5.75)/((1-[.K102])+([.K102]*5.75))" office:value-type="float" office:value="0.0872849080598967" calcext:value-type="float">
            <text:p>0.087284908059897</text:p>
          </table:table-cell>
          <table:table-cell table:style-name="Default" table:formula="of:=[.J102]/[.M102]" office:value-type="float" office:value="2.03888975718319" calcext:value-type="float">
            <text:p>2.03888975718319</text:p>
          </table:table-cell>
          <table:table-cell table:style-name="Default" office:value-type="string" calcext:value-type="string">
            <text:p>S0413</text:p>
          </table:table-cell>
          <table:table-cell office:value-type="float" office:value="0.96562434975183" calcext:value-type="float">
            <text:p>0.97</text:p>
          </table:table-cell>
          <table:table-cell table:number-columns-repeated="3"/>
          <table:table-cell table:style-name="ce17"/>
          <table:table-cell office:value-type="float" office:value="1.37387028689711E-180" calcext:value-type="float">
            <text:p>1.37E-180</text:p>
          </table:table-cell>
          <table:table-cell office:value-type="float" office:value="0.011167814057803" calcext:value-type="float">
            <text:p>0.0112</text:p>
          </table:table-cell>
          <table:table-cell office:value-type="float" office:value="0.924574115914955" calcext:value-type="float">
            <text:p>0.92</text:p>
          </table:table-cell>
          <table:table-cell office:value-type="float" office:value="-0.000210588550662" calcext:value-type="float">
            <text:p>-0.00021</text:p>
          </table:table-cell>
          <table:table-cell office:value-type="string" calcext:value-type="string">
            <text:p>V4-V5_UNIV</text:p>
          </table:table-cell>
          <table:table-cell office:value-type="string" calcext:value-type="string">
            <text:p>16S</text:p>
          </table:table-cell>
          <table:table-cell office:value-type="float" office:value="0.970344509384188" calcext:value-type="float">
            <text:p>0.97</text:p>
          </table:table-cell>
          <table:table-cell table:number-columns-repeated="39"/>
        </table:table-row>
        <table:table-row table:style-name="ro4">
          <table:table-cell office:value-type="string" calcext:value-type="string">
            <text:p>S0414</text:p>
          </table:table-cell>
          <table:table-cell office:value-type="string" calcext:value-type="string">
            <text:p>GP13</text:p>
          </table:table-cell>
          <table:table-cell office:value-type="float" office:value="76" calcext:value-type="float">
            <text:p>76</text:p>
          </table:table-cell>
          <table:table-cell office:value-type="float" office:value="-32.49567" calcext:value-type="float">
            <text:p>-32.49567</text:p>
          </table:table-cell>
          <table:table-cell office:value-type="float" office:value="-151.00067" calcext:value-type="float">
            <text:p>-151.00067</text:p>
          </table:table-cell>
          <table:table-cell office:value-type="float" office:value="19.159" calcext:value-type="float">
            <text:p>19.159</text:p>
          </table:table-cell>
          <table:table-cell office:value-type="float" office:value="80" calcext:value-type="float">
            <text:p>80</text:p>
          </table:table-cell>
          <table:table-cell office:value-type="float" office:value="4" calcext:value-type="float">
            <text:p>4</text:p>
          </table:table-cell>
          <table:table-cell office:value-type="string" calcext:value-type="string">
            <text:p>SRR5788293</text:p>
          </table:table-cell>
          <table:table-cell table:style-name="Default" office:value-type="float" office:value="0.206274725" calcext:value-type="float">
            <text:p>0.206274725</text:p>
          </table:table-cell>
          <table:table-cell table:style-name="Default" office:value-type="float" office:value="0.0191899961057505" calcext:value-type="float">
            <text:p>0.019189996105751</text:p>
          </table:table-cell>
          <table:table-cell table:style-name="Default" table:formula="of:=[.J103]/[.K103]" office:value-type="float" office:value="10.7490759176437" calcext:value-type="float">
            <text:p>10.7490759176437</text:p>
          </table:table-cell>
          <table:table-cell table:style-name="Default" table:formula="of:=([.K103]*5.75)/((1-[.K103])+([.K103]*5.75))" office:value-type="float" office:value="0.101124709404633" calcext:value-type="float">
            <text:p>0.101124709404633</text:p>
          </table:table-cell>
          <table:table-cell table:style-name="Default" table:formula="of:=[.J103]/[.M103]" office:value-type="float" office:value="2.03980536719891" calcext:value-type="float">
            <text:p>2.03980536719891</text:p>
          </table:table-cell>
          <table:table-cell table:style-name="Default" office:value-type="string" calcext:value-type="string">
            <text:p>S0414</text:p>
          </table:table-cell>
          <table:table-cell office:value-type="float" office:value="0.939596592625613" calcext:value-type="float">
            <text:p>0.94</text:p>
          </table:table-cell>
          <table:table-cell office:value-type="string" calcext:value-type="string">
            <text:p>pro proportions off significantly as well as some other taxa</text:p>
          </table:table-cell>
          <table:table-cell table:number-columns-repeated="2"/>
          <table:table-cell table:style-name="ce21" office:value-type="string" calcext:value-type="string">
            <text:p>probably fine, R2=0.98 with closest sample in water column</text:p>
          </table:table-cell>
          <table:table-cell office:value-type="float" office:value="2.23169107009975E-154" calcext:value-type="float">
            <text:p>2.23E-154</text:p>
          </table:table-cell>
          <table:table-cell office:value-type="float" office:value="0.014614080579256" calcext:value-type="float">
            <text:p>0.0146</text:p>
          </table:table-cell>
          <table:table-cell office:value-type="float" office:value="0.911342239178581" calcext:value-type="float">
            <text:p>0.91</text:p>
          </table:table-cell>
          <table:table-cell office:value-type="float" office:value="-0.000198879957868"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4630996773262" calcext:value-type="float">
            <text:p>0.95</text:p>
          </table:table-cell>
          <table:table-cell/>
          <table:table-cell office:value-type="string" calcext:value-type="string">
            <text:p>off on linear plot</text:p>
          </table:table-cell>
          <table:table-cell table:number-columns-repeated="37"/>
        </table:table-row>
        <table:table-row table:style-name="ro4">
          <table:table-cell office:value-type="string" calcext:value-type="string">
            <text:p>S0081</text:p>
          </table:table-cell>
          <table:table-cell office:value-type="string" calcext:value-type="string">
            <text:p>GA03</text:p>
          </table:table-cell>
          <table:table-cell office:value-type="float" office:value="1055.2" calcext:value-type="float">
            <text:p>1055.2</text:p>
          </table:table-cell>
          <table:table-cell office:value-type="float" office:value="22.3499" calcext:value-type="float">
            <text:p>22.3499</text:p>
          </table:table-cell>
          <table:table-cell office:value-type="float" office:value="-35.86749" calcext:value-type="float">
            <text:p>-35.86749</text:p>
          </table:table-cell>
          <table:table-cell office:value-type="float" office:value="6.143" calcext:value-type="float">
            <text:p>6.143</text:p>
          </table:table-cell>
          <table:table-cell office:value-type="float" office:value="37" calcext:value-type="float">
            <text:p>37</text:p>
          </table:table-cell>
          <table:table-cell office:value-type="float" office:value="1.9" calcext:value-type="float">
            <text:p>1.9</text:p>
          </table:table-cell>
          <table:table-cell office:value-type="string" calcext:value-type="string">
            <text:p>SRR5788228</text:p>
          </table:table-cell>
          <table:table-cell table:style-name="Default" office:value-type="float" office:value="0.083226815" calcext:value-type="float">
            <text:p>0.083226815</text:p>
          </table:table-cell>
          <table:table-cell table:style-name="Default" office:value-type="float" office:value="0.00712932045844238" calcext:value-type="float">
            <text:p>0.007129320458442</text:p>
          </table:table-cell>
          <table:table-cell table:style-name="Default" table:formula="of:=[.J104]/[.K104]" office:value-type="float" office:value="11.6738776837342" calcext:value-type="float">
            <text:p>11.6738776837342</text:p>
          </table:table-cell>
          <table:table-cell table:style-name="Default" table:formula="of:=([.K104]*5.75)/((1-[.K104])+([.K104]*5.75))" office:value-type="float" office:value="0.0396508456082924" calcext:value-type="float">
            <text:p>0.039650845608293</text:p>
          </table:table-cell>
          <table:table-cell table:style-name="Default" table:formula="of:=[.J104]/[.M104]" office:value-type="float" office:value="2.09899218347551" calcext:value-type="float">
            <text:p>2.09899218347551</text:p>
          </table:table-cell>
          <table:table-cell table:style-name="Default" office:value-type="string" calcext:value-type="string">
            <text:p>S0081</text:p>
          </table:table-cell>
          <table:table-cell office:value-type="float" office:value="0.925301861101915" calcext:value-type="float">
            <text:p>0.93</text:p>
          </table:table-cell>
          <table:table-cell office:value-type="string" calcext:value-type="string">
            <text:p>quite similar profiles</text:p>
          </table:table-cell>
          <table:table-cell table:number-columns-repeated="2"/>
          <table:table-cell table:style-name="ce20" office:value-type="string" calcext:value-type="string">
            <text:p>hard to tell, no spatially co-occuring sample to verify with</text:p>
          </table:table-cell>
          <table:table-cell office:value-type="float" office:value="8.07192456227752E-156" calcext:value-type="float">
            <text:p>8.07E-156</text:p>
          </table:table-cell>
          <table:table-cell office:value-type="float" office:value="0.017848066036151" calcext:value-type="float">
            <text:p>0.0178</text:p>
          </table:table-cell>
          <table:table-cell office:value-type="float" office:value="1.03790908812611" calcext:value-type="float">
            <text:p>1.04</text:p>
          </table:table-cell>
          <table:table-cell office:value-type="float" office:value="-0.000750898125017" calcext:value-type="float">
            <text:p>-0.00075</text:p>
          </table:table-cell>
          <table:table-cell office:value-type="string" calcext:value-type="string">
            <text:p>V4-V5_UNIV</text:p>
          </table:table-cell>
          <table:table-cell office:value-type="string" calcext:value-type="string">
            <text:p>16S</text:p>
          </table:table-cell>
          <table:table-cell office:value-type="float" office:value="0.923753634966318" calcext:value-type="float">
            <text:p>0.92</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350</text:p>
          </table:table-cell>
          <table:table-cell office:value-type="string" calcext:value-type="string">
            <text:p>GP13</text:p>
          </table:table-cell>
          <table:table-cell office:value-type="float" office:value="14" calcext:value-type="float">
            <text:p>14</text:p>
          </table:table-cell>
          <table:table-cell office:value-type="float" office:value="-32.4995" calcext:value-type="float">
            <text:p>-32.4995</text:p>
          </table:table-cell>
          <table:table-cell office:value-type="float" office:value="-154.99933" calcext:value-type="float">
            <text:p>-154.99933</text:p>
          </table:table-cell>
          <table:table-cell office:value-type="float" office:value="19.236" calcext:value-type="float">
            <text:p>19.236</text:p>
          </table:table-cell>
          <table:table-cell office:value-type="float" office:value="95" calcext:value-type="float">
            <text:p>95</text:p>
          </table:table-cell>
          <table:table-cell office:value-type="float" office:value="4.7" calcext:value-type="float">
            <text:p>4.7</text:p>
          </table:table-cell>
          <table:table-cell office:value-type="string" calcext:value-type="string">
            <text:p>SRR5788165</text:p>
          </table:table-cell>
          <table:table-cell table:style-name="Default" office:value-type="float" office:value="0.161340515" calcext:value-type="float">
            <text:p>0.161340515</text:p>
          </table:table-cell>
          <table:table-cell table:style-name="Default" office:value-type="float" office:value="0.0141891804256754" calcext:value-type="float">
            <text:p>0.014189180425675</text:p>
          </table:table-cell>
          <table:table-cell table:style-name="Default" table:formula="of:=[.J105]/[.K105]" office:value-type="float" office:value="11.3706718894104" calcext:value-type="float">
            <text:p>11.3706718894104</text:p>
          </table:table-cell>
          <table:table-cell table:style-name="Default" table:formula="of:=([.K105]*5.75)/((1-[.K105])+([.K105]*5.75))" office:value-type="float" office:value="0.0764361007320999" calcext:value-type="float">
            <text:p>0.0764361007321</text:p>
          </table:table-cell>
          <table:table-cell table:style-name="Default" table:formula="of:=[.J105]/[.M105]" office:value-type="float" office:value="2.11078944968007" calcext:value-type="float">
            <text:p>2.11078944968007</text:p>
          </table:table-cell>
          <table:table-cell table:style-name="Default" office:value-type="string" calcext:value-type="string">
            <text:p>S0350</text:p>
          </table:table-cell>
          <table:table-cell office:value-type="float" office:value="0.991629936466102"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4906596122238" calcext:value-type="float">
            <text:p>0.0049</text:p>
          </table:table-cell>
          <table:table-cell office:value-type="float" office:value="0.958337945601557" calcext:value-type="float">
            <text:p>0.96</text:p>
          </table:table-cell>
          <table:table-cell office:value-type="float" office:value="-0.000204637491887"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45999960876624" calcext:value-type="float">
            <text:p>0.95</text:p>
          </table:table-cell>
          <table:table-cell table:number-columns-repeated="39"/>
        </table:table-row>
        <table:table-row table:style-name="ro2">
          <table:table-cell office:value-type="string" calcext:value-type="string">
            <text:p>S0386</text:p>
          </table:table-cell>
          <table:table-cell office:value-type="string" calcext:value-type="string">
            <text:p>GP13</text:p>
          </table:table-cell>
          <table:table-cell office:value-type="float" office:value="52" calcext:value-type="float">
            <text:p>52</text:p>
          </table:table-cell>
          <table:table-cell office:value-type="float" office:value="-32.509" calcext:value-type="float">
            <text:p>-32.509</text:p>
          </table:table-cell>
          <table:table-cell office:value-type="float" office:value="-162.009" calcext:value-type="float">
            <text:p>-162.009</text:p>
          </table:table-cell>
          <table:table-cell office:value-type="float" office:value="19.474" calcext:value-type="float">
            <text:p>19.474</text:p>
          </table:table-cell>
          <table:table-cell office:value-type="float" office:value="147" calcext:value-type="float">
            <text:p>147</text:p>
          </table:table-cell>
          <table:table-cell office:value-type="float" office:value="7.4" calcext:value-type="float">
            <text:p>7.4</text:p>
          </table:table-cell>
          <table:table-cell office:value-type="string" calcext:value-type="string">
            <text:p>SRR5788098</text:p>
          </table:table-cell>
          <table:table-cell table:style-name="Default" office:value-type="float" office:value="0.150511325" calcext:value-type="float">
            <text:p>0.150511325</text:p>
          </table:table-cell>
          <table:table-cell table:style-name="Default" office:value-type="float" office:value="0.0130999045433312" calcext:value-type="float">
            <text:p>0.013099904543331</text:p>
          </table:table-cell>
          <table:table-cell table:style-name="Default" table:formula="of:=[.J106]/[.K106]" office:value-type="float" office:value="11.4894978434496" calcext:value-type="float">
            <text:p>11.4894978434496</text:p>
          </table:table-cell>
          <table:table-cell table:style-name="Default" table:formula="of:=([.K106]*5.75)/((1-[.K106])+([.K106]*5.75))" office:value-type="float" office:value="0.070911985009775" calcext:value-type="float">
            <text:p>0.070911985009775</text:p>
          </table:table-cell>
          <table:table-cell table:style-name="Default" table:formula="of:=[.J106]/[.M106]" office:value-type="float" office:value="2.12250898038255" calcext:value-type="float">
            <text:p>2.12250898038255</text:p>
          </table:table-cell>
          <table:table-cell table:style-name="Default" office:value-type="string" calcext:value-type="string">
            <text:p>S0386</text:p>
          </table:table-cell>
          <table:table-cell office:value-type="float" office:value="0.985940926474442" calcext:value-type="float">
            <text:p>0.99</text:p>
          </table:table-cell>
          <table:table-cell table:number-columns-repeated="3"/>
          <table:table-cell table:style-name="ce17"/>
          <table:table-cell office:value-type="float" office:value="3.14539406714248E-199" calcext:value-type="float">
            <text:p>3.15E-199</text:p>
          </table:table-cell>
          <table:table-cell office:value-type="float" office:value="0.007503895660387" calcext:value-type="float">
            <text:p>0.0075</text:p>
          </table:table-cell>
          <table:table-cell office:value-type="float" office:value="0.917114763305341" calcext:value-type="float">
            <text:p>0.92</text:p>
          </table:table-cell>
          <table:table-cell office:value-type="float" office:value="-0.000151225645417" calcext:value-type="float">
            <text:p>-0.00015</text:p>
          </table:table-cell>
          <table:table-cell office:value-type="string" calcext:value-type="string">
            <text:p>V4-V5_UNIV</text:p>
          </table:table-cell>
          <table:table-cell office:value-type="string" calcext:value-type="string">
            <text:p>16S</text:p>
          </table:table-cell>
          <table:table-cell office:value-type="float" office:value="0.9474829882198" calcext:value-type="float">
            <text:p>0.95</text:p>
          </table:table-cell>
          <table:table-cell table:number-columns-repeated="39"/>
        </table:table-row>
        <table:table-row table:style-name="ro2">
          <table:table-cell office:value-type="string" calcext:value-type="string">
            <text:p>S0284</text:p>
          </table:table-cell>
          <table:table-cell office:value-type="string" calcext:value-type="string">
            <text:p>GP13</text:p>
          </table:table-cell>
          <table:table-cell office:value-type="float" office:value="29.3" calcext:value-type="float">
            <text:p>29.3</text:p>
          </table:table-cell>
          <table:table-cell office:value-type="float" office:value="-32.4995" calcext:value-type="float">
            <text:p>-32.4995</text:p>
          </table:table-cell>
          <table:table-cell office:value-type="float" office:value="-176.03" calcext:value-type="float">
            <text:p>-176.03</text:p>
          </table:table-cell>
          <table:table-cell office:value-type="float" office:value="20.078" calcext:value-type="float">
            <text:p>20.078</text:p>
          </table:table-cell>
          <table:table-cell office:value-type="float" office:value="190" calcext:value-type="float">
            <text:p>190</text:p>
          </table:table-cell>
          <table:table-cell office:value-type="float" office:value="9.5" calcext:value-type="float">
            <text:p>9.5</text:p>
          </table:table-cell>
          <table:table-cell office:value-type="string" calcext:value-type="string">
            <text:p>SRR5788406</text:p>
          </table:table-cell>
          <table:table-cell table:style-name="Default" office:value-type="float" office:value="0.16893161" calcext:value-type="float">
            <text:p>0.16893161</text:p>
          </table:table-cell>
          <table:table-cell table:style-name="Default" office:value-type="float" office:value="0.0147292858835879" calcext:value-type="float">
            <text:p>0.014729285883588</text:p>
          </table:table-cell>
          <table:table-cell table:style-name="Default" table:formula="of:=[.J107]/[.K107]" office:value-type="float" office:value="11.4690970991494" calcext:value-type="float">
            <text:p>11.4690970991494</text:p>
          </table:table-cell>
          <table:table-cell table:style-name="Default" table:formula="of:=([.K107]*5.75)/((1-[.K107])+([.K107]*5.75))" office:value-type="float" office:value="0.0791553596999931" calcext:value-type="float">
            <text:p>0.079155359699993</text:p>
          </table:table-cell>
          <table:table-cell table:style-name="Default" table:formula="of:=[.J107]/[.M107]" office:value-type="float" office:value="2.13417778202598" calcext:value-type="float">
            <text:p>2.13417778202598</text:p>
          </table:table-cell>
          <table:table-cell table:style-name="Default" office:value-type="string" calcext:value-type="string">
            <text:p>S0284</text:p>
          </table:table-cell>
          <table:table-cell office:value-type="float" office:value="0.990652480872056" calcext:value-type="float">
            <text:p>0.99</text:p>
          </table:table-cell>
          <table:table-cell table:number-columns-repeated="3"/>
          <table:table-cell table:style-name="ce17"/>
          <table:table-cell office:value-type="float" office:value="3.44393602450459E-159" calcext:value-type="float">
            <text:p>3.44E-159</text:p>
          </table:table-cell>
          <table:table-cell office:value-type="float" office:value="0.007127534945169" calcext:value-type="float">
            <text:p>0.0071</text:p>
          </table:table-cell>
          <table:table-cell office:value-type="float" office:value="0.913519219346409" calcext:value-type="float">
            <text:p>0.91</text:p>
          </table:table-cell>
          <table:table-cell office:value-type="float" office:value="-0.00015346382795" calcext:value-type="float">
            <text:p>-0.00015</text:p>
          </table:table-cell>
          <table:table-cell office:value-type="string" calcext:value-type="string">
            <text:p>V4-V5_UNIV</text:p>
          </table:table-cell>
          <table:table-cell office:value-type="string" calcext:value-type="string">
            <text:p>16S</text:p>
          </table:table-cell>
          <table:table-cell office:value-type="float" office:value="0.97001393926621" calcext:value-type="float">
            <text:p>0.97</text:p>
          </table:table-cell>
          <table:table-cell table:number-columns-repeated="39"/>
        </table:table-row>
        <table:table-row table:style-name="ro2">
          <table:table-cell office:value-type="string" calcext:value-type="string">
            <text:p>S0367</text:p>
          </table:table-cell>
          <table:table-cell office:value-type="string" calcext:value-type="string">
            <text:p>GP13</text:p>
          </table:table-cell>
          <table:table-cell office:value-type="float" office:value="14" calcext:value-type="float">
            <text:p>14</text:p>
          </table:table-cell>
          <table:table-cell office:value-type="float" office:value="-32.49717" calcext:value-type="float">
            <text:p>-32.49717</text:p>
          </table:table-cell>
          <table:table-cell office:value-type="float" office:value="-167.00217" calcext:value-type="float">
            <text:p>-167.00217</text:p>
          </table:table-cell>
          <table:table-cell office:value-type="float" office:value="19.66" calcext:value-type="float">
            <text:p>19.66</text:p>
          </table:table-cell>
          <table:table-cell office:value-type="float" office:value="186" calcext:value-type="float">
            <text:p>186</text:p>
          </table:table-cell>
          <table:table-cell office:value-type="float" office:value="9.3" calcext:value-type="float">
            <text:p>9.3</text:p>
          </table:table-cell>
          <table:table-cell office:value-type="string" calcext:value-type="string">
            <text:p>SRR5788333</text:p>
          </table:table-cell>
          <table:table-cell table:style-name="Default" office:value-type="float" office:value="0.142777755" calcext:value-type="float">
            <text:p>0.142777755</text:p>
          </table:table-cell>
          <table:table-cell table:style-name="Default" office:value-type="float" office:value="0.0121157803890327" calcext:value-type="float">
            <text:p>0.012115780389033</text:p>
          </table:table-cell>
          <table:table-cell table:style-name="Default" table:formula="of:=[.J108]/[.K108]" office:value-type="float" office:value="11.7844456085754" calcext:value-type="float">
            <text:p>11.7844456085754</text:p>
          </table:table-cell>
          <table:table-cell table:style-name="Default" table:formula="of:=([.K108]*5.75)/((1-[.K108])+([.K108]*5.75))" office:value-type="float" office:value="0.0658746537559145" calcext:value-type="float">
            <text:p>0.065874653755915</text:p>
          </table:table-cell>
          <table:table-cell table:style-name="Default" table:formula="of:=[.J108]/[.M108]" office:value-type="float" office:value="2.16741564257832" calcext:value-type="float">
            <text:p>2.16741564257832</text:p>
          </table:table-cell>
          <table:table-cell table:style-name="Default" office:value-type="string" calcext:value-type="string">
            <text:p>S0367</text:p>
          </table:table-cell>
          <table:table-cell office:value-type="float" office:value="0.990982997171504" calcext:value-type="float">
            <text:p>0.99</text:p>
          </table:table-cell>
          <table:table-cell table:number-columns-repeated="3"/>
          <table:table-cell table:style-name="ce17"/>
          <table:table-cell office:value-type="float" office:value="1.2909222553857E-169" calcext:value-type="float">
            <text:p>1.29E-169</text:p>
          </table:table-cell>
          <table:table-cell office:value-type="float" office:value="0.007059810571376" calcext:value-type="float">
            <text:p>0.0071</text:p>
          </table:table-cell>
          <table:table-cell office:value-type="float" office:value="0.947800581610193" calcext:value-type="float">
            <text:p>0.95</text:p>
          </table:table-cell>
          <table:table-cell office:value-type="float" office:value="-0.000450703076159" calcext:value-type="float">
            <text:p>-0.00045</text:p>
          </table:table-cell>
          <table:table-cell office:value-type="string" calcext:value-type="string">
            <text:p>V4-V5_UNIV</text:p>
          </table:table-cell>
          <table:table-cell office:value-type="string" calcext:value-type="string">
            <text:p>16S</text:p>
          </table:table-cell>
          <table:table-cell office:value-type="float" office:value="0.958658624156254" calcext:value-type="float">
            <text:p>0.96</text:p>
          </table:table-cell>
          <table:table-cell table:number-columns-repeated="39"/>
        </table:table-row>
        <table:table-row table:style-name="ro8">
          <table:table-cell office:value-type="string" calcext:value-type="string">
            <text:p>S0062</text:p>
          </table:table-cell>
          <table:table-cell office:value-type="string" calcext:value-type="string">
            <text:p>GA03</text:p>
          </table:table-cell>
          <table:table-cell office:value-type="float" office:value="233" calcext:value-type="float">
            <text:p>233</text:p>
          </table:table-cell>
          <table:table-cell office:value-type="float" office:value="24.1499" calcext:value-type="float">
            <text:p>24.1499</text:p>
          </table:table-cell>
          <table:table-cell office:value-type="float" office:value="-40.21881" calcext:value-type="float">
            <text:p>-40.21881</text:p>
          </table:table-cell>
          <table:table-cell office:value-type="float" office:value="18.129" calcext:value-type="float">
            <text:p>18.129</text:p>
          </table:table-cell>
          <table:table-cell office:value-type="float" office:value="76" calcext:value-type="float">
            <text:p>76</text:p>
          </table:table-cell>
          <table:table-cell office:value-type="float" office:value="3.8" calcext:value-type="float">
            <text:p>3.8</text:p>
          </table:table-cell>
          <table:table-cell office:value-type="string" calcext:value-type="string">
            <text:p>SRR5788009</text:p>
          </table:table-cell>
          <table:table-cell table:style-name="Default" office:value-type="float" office:value="0.080396585" calcext:value-type="float">
            <text:p>0.080396585</text:p>
          </table:table-cell>
          <table:table-cell table:style-name="Default" office:value-type="float" office:value="0.00661944793804197" calcext:value-type="float">
            <text:p>0.006619447938042</text:p>
          </table:table-cell>
          <table:table-cell table:style-name="Default" table:formula="of:=[.J109]/[.K109]" office:value-type="float" office:value="12.14551209595" calcext:value-type="float">
            <text:p>12.14551209595</text:p>
          </table:table-cell>
          <table:table-cell table:style-name="Default" table:formula="of:=([.K109]*5.75)/((1-[.K109])+([.K109]*5.75))" office:value-type="float" office:value="0.0369015530740598" calcext:value-type="float">
            <text:p>0.03690155307406</text:p>
          </table:table-cell>
          <table:table-cell table:style-name="Default" table:formula="of:=[.J109]/[.M109]" office:value-type="float" office:value="2.17867754342609" calcext:value-type="float">
            <text:p>2.17867754342609</text:p>
          </table:table-cell>
          <table:table-cell table:style-name="Default" office:value-type="string" calcext:value-type="string">
            <text:p>S0062</text:p>
          </table:table-cell>
          <table:table-cell office:value-type="float" office:value="0.924813934135087" calcext:value-type="float">
            <text:p>0.92</text:p>
          </table:table-cell>
          <table:table-cell office:value-type="string" calcext:value-type="string">
            <text:p>similar profiles</text:p>
          </table:table-cell>
          <table:table-cell table:number-columns-repeated="2"/>
          <table:table-cell table:style-name="ce20" office:value-type="string" calcext:value-type="string">
            <text:p>hard to tell, next closest sample is similar (R2=0.85)</text:p>
          </table:table-cell>
          <table:table-cell office:value-type="float" office:value="6.99433418509979E-218" calcext:value-type="float">
            <text:p>6.99E-218</text:p>
          </table:table-cell>
          <table:table-cell office:value-type="float" office:value="0.016752391680839" calcext:value-type="float">
            <text:p>0.0168</text:p>
          </table:table-cell>
          <table:table-cell office:value-type="float" office:value="1.15133294651607" calcext:value-type="float">
            <text:p>1.15</text:p>
          </table:table-cell>
          <table:table-cell office:value-type="float" office:value="-0.000802820405441" calcext:value-type="float">
            <text:p>-0.00080</text:p>
          </table:table-cell>
          <table:table-cell office:value-type="string" calcext:value-type="string">
            <text:p>V4-V5_UNIV</text:p>
          </table:table-cell>
          <table:table-cell office:value-type="string" calcext:value-type="string">
            <text:p>16S</text:p>
          </table:table-cell>
          <table:table-cell office:value-type="float" office:value="0.95954415954416" calcext:value-type="float">
            <text:p>0.96</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432</text:p>
          </table:table-cell>
          <table:table-cell office:value-type="string" calcext:value-type="string">
            <text:p>GP13</text:p>
          </table:table-cell>
          <table:table-cell office:value-type="float" office:value="32" calcext:value-type="float">
            <text:p>32</text:p>
          </table:table-cell>
          <table:table-cell office:value-type="float" office:value="-32.49367" calcext:value-type="float">
            <text:p>-32.49367</text:p>
          </table:table-cell>
          <table:table-cell office:value-type="float" office:value="-169.99517" calcext:value-type="float">
            <text:p>-169.99517</text:p>
          </table:table-cell>
          <table:table-cell office:value-type="float" office:value="19.342" calcext:value-type="float">
            <text:p>19.342</text:p>
          </table:table-cell>
          <table:table-cell office:value-type="float" office:value="49" calcext:value-type="float">
            <text:p>49</text:p>
          </table:table-cell>
          <table:table-cell office:value-type="float" office:value="2.5" calcext:value-type="float">
            <text:p>2.5</text:p>
          </table:table-cell>
          <table:table-cell office:value-type="string" calcext:value-type="string">
            <text:p>SRR5788246</text:p>
          </table:table-cell>
          <table:table-cell table:style-name="Default" office:value-type="float" office:value="0.153287705" calcext:value-type="float">
            <text:p>0.153287705</text:p>
          </table:table-cell>
          <table:table-cell table:style-name="Default" office:value-type="float" office:value="0.0129390731713591" calcext:value-type="float">
            <text:p>0.012939073171359</text:p>
          </table:table-cell>
          <table:table-cell table:style-name="Default" table:formula="of:=[.J110]/[.K110]" office:value-type="float" office:value="11.8468844692296" calcext:value-type="float">
            <text:p>11.8468844692296</text:p>
          </table:table-cell>
          <table:table-cell table:style-name="Default" table:formula="of:=([.K110]*5.75)/((1-[.K110])+([.K110]*5.75))" office:value-type="float" office:value="0.0700917875859561" calcext:value-type="float">
            <text:p>0.070091787585956</text:p>
          </table:table-cell>
          <table:table-cell table:style-name="Default" table:formula="of:=[.J110]/[.M110]" office:value-type="float" office:value="2.18695670747472" calcext:value-type="float">
            <text:p>2.18695670747472</text:p>
          </table:table-cell>
          <table:table-cell table:style-name="Default" office:value-type="string" calcext:value-type="string">
            <text:p>S0432</text:p>
          </table:table-cell>
          <table:table-cell office:value-type="float" office:value="0.981848659336197" calcext:value-type="float">
            <text:p>0.98</text:p>
          </table:table-cell>
          <table:table-cell table:number-columns-repeated="3"/>
          <table:table-cell table:style-name="ce17"/>
          <table:table-cell office:value-type="float" office:value="1.80525330046359E-234" calcext:value-type="float">
            <text:p>1.81E-234</text:p>
          </table:table-cell>
          <table:table-cell office:value-type="float" office:value="0.008036677338481" calcext:value-type="float">
            <text:p>0.0080</text:p>
          </table:table-cell>
          <table:table-cell office:value-type="float" office:value="0.965828652013015" calcext:value-type="float">
            <text:p>0.97</text:p>
          </table:table-cell>
          <table:table-cell office:value-type="float" office:value="-0.000252548777765" calcext:value-type="float">
            <text:p>-0.00025</text:p>
          </table:table-cell>
          <table:table-cell office:value-type="string" calcext:value-type="string">
            <text:p>V4-V5_UNIV</text:p>
          </table:table-cell>
          <table:table-cell office:value-type="string" calcext:value-type="string">
            <text:p>16S</text:p>
          </table:table-cell>
          <table:table-cell office:value-type="float" office:value="0.968729067418319" calcext:value-type="float">
            <text:p>0.97</text:p>
          </table:table-cell>
          <table:table-cell table:number-columns-repeated="39"/>
        </table:table-row>
        <table:table-row table:style-name="ro2">
          <table:table-cell office:value-type="string" calcext:value-type="string">
            <text:p>S0290</text:p>
          </table:table-cell>
          <table:table-cell office:value-type="string" calcext:value-type="string">
            <text:p>GP13</text:p>
          </table:table-cell>
          <table:table-cell office:value-type="float" office:value="100.9" calcext:value-type="float">
            <text:p>100.9</text:p>
          </table:table-cell>
          <table:table-cell office:value-type="float" office:value="-30.0006" calcext:value-type="float">
            <text:p>-30.0006</text:p>
          </table:table-cell>
          <table:table-cell office:value-type="float" office:value="155.98599" calcext:value-type="float">
            <text:p>155.98599</text:p>
          </table:table-cell>
          <table:table-cell office:value-type="float" office:value="21.308" calcext:value-type="float">
            <text:p>21.308</text:p>
          </table:table-cell>
          <table:table-cell office:value-type="float" office:value="248" calcext:value-type="float">
            <text:p>248</text:p>
          </table:table-cell>
          <table:table-cell office:value-type="float" office:value="12.4" calcext:value-type="float">
            <text:p>12.4</text:p>
          </table:table-cell>
          <table:table-cell office:value-type="string" calcext:value-type="string">
            <text:p>SRR5788267</text:p>
          </table:table-cell>
          <table:table-cell table:style-name="Default" office:value-type="float" office:value="0.161847375" calcext:value-type="float">
            <text:p>0.161847375</text:p>
          </table:table-cell>
          <table:table-cell table:style-name="Default" office:value-type="float" office:value="0.0136825069883772" calcext:value-type="float">
            <text:p>0.013682506988377</text:p>
          </table:table-cell>
          <table:table-cell table:style-name="Default" table:formula="of:=[.J111]/[.K111]" office:value-type="float" office:value="11.8287807298387" calcext:value-type="float">
            <text:p>11.8287807298387</text:p>
          </table:table-cell>
          <table:table-cell table:style-name="Default" table:formula="of:=([.K111]*5.75)/((1-[.K111])+([.K111]*5.75))" office:value-type="float" office:value="0.073873251597306" calcext:value-type="float">
            <text:p>0.073873251597306</text:p>
          </table:table-cell>
          <table:table-cell table:style-name="Default" table:formula="of:=[.J111]/[.M111]" office:value-type="float" office:value="2.19087926279804" calcext:value-type="float">
            <text:p>2.19087926279804</text:p>
          </table:table-cell>
          <table:table-cell table:style-name="Default" office:value-type="string" calcext:value-type="string">
            <text:p>S0290</text:p>
          </table:table-cell>
          <table:table-cell office:value-type="float" office:value="0.9872132867894" calcext:value-type="float">
            <text:p>0.99</text:p>
          </table:table-cell>
          <table:table-cell table:number-columns-repeated="3"/>
          <table:table-cell table:style-name="ce17"/>
          <table:table-cell office:value-type="float" office:value="1.26053595439379E-275" calcext:value-type="float">
            <text:p>1.26E-275</text:p>
          </table:table-cell>
          <table:table-cell office:value-type="float" office:value="0.006137175274939" calcext:value-type="float">
            <text:p>0.0061</text:p>
          </table:table-cell>
          <table:table-cell office:value-type="float" office:value="0.916734301560776" calcext:value-type="float">
            <text:p>0.92</text:p>
          </table:table-cell>
          <table:table-cell office:value-type="float" office:value="-0.000146598719886" calcext:value-type="float">
            <text:p>-0.00015</text:p>
          </table:table-cell>
          <table:table-cell office:value-type="string" calcext:value-type="string">
            <text:p>V4-V5_UNIV</text:p>
          </table:table-cell>
          <table:table-cell office:value-type="string" calcext:value-type="string">
            <text:p>16S</text:p>
          </table:table-cell>
          <table:table-cell office:value-type="float" office:value="0.967198383316355" calcext:value-type="float">
            <text:p>0.97</text:p>
          </table:table-cell>
          <table:table-cell table:number-columns-repeated="39"/>
        </table:table-row>
        <table:table-row table:style-name="ro2">
          <table:table-cell office:value-type="string" calcext:value-type="string">
            <text:p>S0233</text:p>
          </table:table-cell>
          <table:table-cell office:value-type="string" calcext:value-type="string">
            <text:p>GA03</text:p>
          </table:table-cell>
          <table:table-cell office:value-type="float" office:value="72.9" calcext:value-type="float">
            <text:p>72.9</text:p>
          </table:table-cell>
          <table:table-cell office:value-type="float" office:value="24.0022" calcext:value-type="float">
            <text:p>24.0022</text:p>
          </table:table-cell>
          <table:table-cell office:value-type="float" office:value="-21.99789" calcext:value-type="float">
            <text:p>-21.99789</text:p>
          </table:table-cell>
          <table:table-cell office:value-type="float" office:value="22.81" calcext:value-type="float">
            <text:p>22.81</text:p>
          </table:table-cell>
          <table:table-cell office:value-type="float" office:value="157" calcext:value-type="float">
            <text:p>157</text:p>
          </table:table-cell>
          <table:table-cell office:value-type="float" office:value="7.9" calcext:value-type="float">
            <text:p>7.9</text:p>
          </table:table-cell>
          <table:table-cell office:value-type="string" calcext:value-type="string">
            <text:p>SRR5788463</text:p>
          </table:table-cell>
          <table:table-cell table:style-name="Default" office:value-type="float" office:value="0.10798718" calcext:value-type="float">
            <text:p>0.10798718</text:p>
          </table:table-cell>
          <table:table-cell table:style-name="Default" office:value-type="float" office:value="0.00884619680554004" calcext:value-type="float">
            <text:p>0.00884619680554</text:p>
          </table:table-cell>
          <table:table-cell table:style-name="Default" table:formula="of:=[.J112]/[.K112]" office:value-type="float" office:value="12.2071871532828" calcext:value-type="float">
            <text:p>12.2071871532828</text:p>
          </table:table-cell>
          <table:table-cell table:style-name="Default" table:formula="of:=([.K112]*5.75)/((1-[.K112])+([.K112]*5.75))" office:value-type="float" office:value="0.0488144749817776" calcext:value-type="float">
            <text:p>0.048814474981778</text:p>
          </table:table-cell>
          <table:table-cell table:style-name="Default" table:formula="of:=[.J112]/[.M112]" office:value-type="float" office:value="2.21219587100571" calcext:value-type="float">
            <text:p>2.21219587100571</text:p>
          </table:table-cell>
          <table:table-cell table:style-name="Default" office:value-type="string" calcext:value-type="string">
            <text:p>S0233</text:p>
          </table:table-cell>
          <table:table-cell office:value-type="float" office:value="0.993799482130653" calcext:value-type="float">
            <text:p>0.99</text:p>
          </table:table-cell>
          <table:table-cell table:number-columns-repeated="3"/>
          <table:table-cell table:style-name="ce17"/>
          <table:table-cell office:value-type="float" office:value="3.36787515411625E-238" calcext:value-type="float">
            <text:p>3.37E-238</text:p>
          </table:table-cell>
          <table:table-cell office:value-type="float" office:value="0.004922478071198" calcext:value-type="float">
            <text:p>0.0049</text:p>
          </table:table-cell>
          <table:table-cell office:value-type="float" office:value="0.911645679548203" calcext:value-type="float">
            <text:p>0.91</text:p>
          </table:table-cell>
          <table:table-cell office:value-type="float" office:value="-0.000132410633561"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62248871809595" calcext:value-type="float">
            <text:p>0.96</text:p>
          </table:table-cell>
          <table:table-cell table:number-columns-repeated="39"/>
        </table:table-row>
        <table:table-row table:style-name="ro2">
          <table:table-cell office:value-type="string" calcext:value-type="string">
            <text:p>S0312</text:p>
          </table:table-cell>
          <table:table-cell office:value-type="string" calcext:value-type="string">
            <text:p>GP13</text:p>
          </table:table-cell>
          <table:table-cell office:value-type="float" office:value="30.6" calcext:value-type="float">
            <text:p>30.6</text:p>
          </table:table-cell>
          <table:table-cell office:value-type="float" office:value="-30.0002" calcext:value-type="float">
            <text:p>-30.0002</text:p>
          </table:table-cell>
          <table:table-cell office:value-type="float" office:value="175.98" calcext:value-type="float">
            <text:p>175.98</text:p>
          </table:table-cell>
          <table:table-cell office:value-type="float" office:value="21.607" calcext:value-type="float">
            <text:p>21.607</text:p>
          </table:table-cell>
          <table:table-cell office:value-type="float" office:value="139" calcext:value-type="float">
            <text:p>139</text:p>
          </table:table-cell>
          <table:table-cell office:value-type="float" office:value="7" calcext:value-type="float">
            <text:p>7</text:p>
          </table:table-cell>
          <table:table-cell office:value-type="string" calcext:value-type="string">
            <text:p>SRR5788355</text:p>
          </table:table-cell>
          <table:table-cell table:style-name="Default" office:value-type="float" office:value="0.14369029" calcext:value-type="float">
            <text:p>0.14369029</text:p>
          </table:table-cell>
          <table:table-cell table:style-name="Default" office:value-type="float" office:value="0.0119356462479672" calcext:value-type="float">
            <text:p>0.011935646247967</text:p>
          </table:table-cell>
          <table:table-cell table:style-name="Default" table:formula="of:=[.J113]/[.K113]" office:value-type="float" office:value="12.0387524072668" calcext:value-type="float">
            <text:p>12.0387524072668</text:p>
          </table:table-cell>
          <table:table-cell table:style-name="Default" table:formula="of:=([.K113]*5.75)/((1-[.K113])+([.K113]*5.75))" office:value-type="float" office:value="0.0649477948804861" calcext:value-type="float">
            <text:p>0.064947794880486</text:p>
          </table:table-cell>
          <table:table-cell table:style-name="Default" table:formula="of:=[.J113]/[.M113]" office:value-type="float" office:value="2.21239674517683" calcext:value-type="float">
            <text:p>2.21239674517683</text:p>
          </table:table-cell>
          <table:table-cell table:style-name="Default" office:value-type="string" calcext:value-type="string">
            <text:p>S0312</text:p>
          </table:table-cell>
          <table:table-cell office:value-type="float" office:value="0.991376428274783"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4687167746474" calcext:value-type="float">
            <text:p>0.0047</text:p>
          </table:table-cell>
          <table:table-cell office:value-type="float" office:value="0.937509814328543" calcext:value-type="float">
            <text:p>0.94</text:p>
          </table:table-cell>
          <table:table-cell office:value-type="float" office:value="-0.000131479511786"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67351778656126" calcext:value-type="float">
            <text:p>0.97</text:p>
          </table:table-cell>
          <table:table-cell table:number-columns-repeated="39"/>
        </table:table-row>
        <table:table-row table:style-name="ro2">
          <table:table-cell office:value-type="string" calcext:value-type="string">
            <text:p>S0357</text:p>
          </table:table-cell>
          <table:table-cell office:value-type="string" calcext:value-type="string">
            <text:p>GP13</text:p>
          </table:table-cell>
          <table:table-cell office:value-type="float" office:value="51" calcext:value-type="float">
            <text:p>51</text:p>
          </table:table-cell>
          <table:table-cell office:value-type="float" office:value="-32.50133" calcext:value-type="float">
            <text:p>-32.50133</text:p>
          </table:table-cell>
          <table:table-cell office:value-type="float" office:value="-153.99817" calcext:value-type="float">
            <text:p>-153.99817</text:p>
          </table:table-cell>
          <table:table-cell office:value-type="float" office:value="18.089" calcext:value-type="float">
            <text:p>18.089</text:p>
          </table:table-cell>
          <table:table-cell office:value-type="float" office:value="70" calcext:value-type="float">
            <text:p>70</text:p>
          </table:table-cell>
          <table:table-cell office:value-type="float" office:value="3.5" calcext:value-type="float">
            <text:p>3.5</text:p>
          </table:table-cell>
          <table:table-cell office:value-type="string" calcext:value-type="string">
            <text:p>SRR5788162</text:p>
          </table:table-cell>
          <table:table-cell table:style-name="Default" office:value-type="float" office:value="0.17446574" calcext:value-type="float">
            <text:p>0.17446574</text:p>
          </table:table-cell>
          <table:table-cell table:style-name="Default" office:value-type="float" office:value="0.0146446779731558" calcext:value-type="float">
            <text:p>0.014644677973156</text:p>
          </table:table-cell>
          <table:table-cell table:style-name="Default" table:formula="of:=[.J114]/[.K114]" office:value-type="float" office:value="11.913252057833" calcext:value-type="float">
            <text:p>11.913252057833</text:p>
          </table:table-cell>
          <table:table-cell table:style-name="Default" table:formula="of:=([.K114]*5.75)/((1-[.K114])+([.K114]*5.75))" office:value-type="float" office:value="0.0787302475178299" calcext:value-type="float">
            <text:p>0.07873024751783</text:p>
          </table:table-cell>
          <table:table-cell table:style-name="Default" table:formula="of:=[.J114]/[.M114]" office:value-type="float" office:value="2.21599379527531" calcext:value-type="float">
            <text:p>2.21599379527531</text:p>
          </table:table-cell>
          <table:table-cell table:style-name="Default" office:value-type="string" calcext:value-type="string">
            <text:p>S0357</text:p>
          </table:table-cell>
          <table:table-cell office:value-type="float" office:value="0.9631328194468" calcext:value-type="float">
            <text:p>0.96</text:p>
          </table:table-cell>
          <table:table-cell table:number-columns-repeated="3"/>
          <table:table-cell table:style-name="ce17"/>
          <table:table-cell office:value-type="float" office:value="6.82656991582445E-149" calcext:value-type="float">
            <text:p>6.83E-149</text:p>
          </table:table-cell>
          <table:table-cell office:value-type="float" office:value="0.01370424371021" calcext:value-type="float">
            <text:p>0.0137</text:p>
          </table:table-cell>
          <table:table-cell office:value-type="float" office:value="1.00289422828524" calcext:value-type="float">
            <text:p>1.00</text:p>
          </table:table-cell>
          <table:table-cell office:value-type="float" office:value="-0.000552477890959" calcext:value-type="float">
            <text:p>-0.00055</text:p>
          </table:table-cell>
          <table:table-cell office:value-type="string" calcext:value-type="string">
            <text:p>V4-V5_UNIV</text:p>
          </table:table-cell>
          <table:table-cell office:value-type="string" calcext:value-type="string">
            <text:p>16S</text:p>
          </table:table-cell>
          <table:table-cell office:value-type="float" office:value="0.969841466565557" calcext:value-type="float">
            <text:p>0.97</text:p>
          </table:table-cell>
          <table:table-cell table:number-columns-repeated="39"/>
        </table:table-row>
        <table:table-row table:style-name="ro2">
          <table:table-cell office:value-type="string" calcext:value-type="string">
            <text:p>S0383</text:p>
          </table:table-cell>
          <table:table-cell office:value-type="string" calcext:value-type="string">
            <text:p>GP13</text:p>
          </table:table-cell>
          <table:table-cell office:value-type="float" office:value="102" calcext:value-type="float">
            <text:p>102</text:p>
          </table:table-cell>
          <table:table-cell office:value-type="float" office:value="-32.50633" calcext:value-type="float">
            <text:p>-32.50633</text:p>
          </table:table-cell>
          <table:table-cell office:value-type="float" office:value="-162.9935" calcext:value-type="float">
            <text:p>-162.9935</text:p>
          </table:table-cell>
          <table:table-cell office:value-type="float" office:value="19.479" calcext:value-type="float">
            <text:p>19.479</text:p>
          </table:table-cell>
          <table:table-cell office:value-type="float" office:value="130" calcext:value-type="float">
            <text:p>130</text:p>
          </table:table-cell>
          <table:table-cell office:value-type="float" office:value="6.5" calcext:value-type="float">
            <text:p>6.5</text:p>
          </table:table-cell>
          <table:table-cell office:value-type="string" calcext:value-type="string">
            <text:p>SRR5788091</text:p>
          </table:table-cell>
          <table:table-cell table:style-name="Default" office:value-type="float" office:value="0.137514905" calcext:value-type="float">
            <text:p>0.137514905</text:p>
          </table:table-cell>
          <table:table-cell table:style-name="Default" office:value-type="float" office:value="0.0113294196650998" calcext:value-type="float">
            <text:p>0.0113294196651</text:p>
          </table:table-cell>
          <table:table-cell table:style-name="Default" table:formula="of:=[.J115]/[.K115]" office:value-type="float" office:value="12.1378595784225" calcext:value-type="float">
            <text:p>12.1378595784225</text:p>
          </table:table-cell>
          <table:table-cell table:style-name="Default" table:formula="of:=([.K115]*5.75)/((1-[.K115])+([.K115]*5.75))" office:value-type="float" office:value="0.061817471696756" calcext:value-type="float">
            <text:p>0.061817471696756</text:p>
          </table:table-cell>
          <table:table-cell table:style-name="Default" table:formula="of:=[.J115]/[.M115]" office:value-type="float" office:value="2.22453136994305" calcext:value-type="float">
            <text:p>2.22453136994305</text:p>
          </table:table-cell>
          <table:table-cell table:style-name="Default" office:value-type="string" calcext:value-type="string">
            <text:p>S0383</text:p>
          </table:table-cell>
          <table:table-cell office:value-type="float" office:value="0.98883780818721" calcext:value-type="float">
            <text:p>0.99</text:p>
          </table:table-cell>
          <table:table-cell table:number-columns-repeated="3"/>
          <table:table-cell table:style-name="ce17"/>
          <table:table-cell office:value-type="float" office:value="2.0228987489832E-230" calcext:value-type="float">
            <text:p>2.02E-230</text:p>
          </table:table-cell>
          <table:table-cell office:value-type="float" office:value="0.00625688780677" calcext:value-type="float">
            <text:p>0.0063</text:p>
          </table:table-cell>
          <table:table-cell office:value-type="float" office:value="0.900853328205274" calcext:value-type="float">
            <text:p>0.90</text:p>
          </table:table-cell>
          <table:table-cell office:value-type="float" office:value="-0.0000662423831318221" calcext:value-type="float">
            <text:p>-0.00007</text:p>
          </table:table-cell>
          <table:table-cell office:value-type="string" calcext:value-type="string">
            <text:p>V4-V5_UNIV</text:p>
          </table:table-cell>
          <table:table-cell office:value-type="string" calcext:value-type="string">
            <text:p>16S</text:p>
          </table:table-cell>
          <table:table-cell office:value-type="float" office:value="0.95376052961586" calcext:value-type="float">
            <text:p>0.95</text:p>
          </table:table-cell>
          <table:table-cell table:number-columns-repeated="39"/>
        </table:table-row>
        <table:table-row table:style-name="ro2">
          <table:table-cell office:value-type="string" calcext:value-type="string">
            <text:p>S0430</text:p>
          </table:table-cell>
          <table:table-cell office:value-type="string" calcext:value-type="string">
            <text:p>GP13</text:p>
          </table:table-cell>
          <table:table-cell office:value-type="float" office:value="103" calcext:value-type="float">
            <text:p>103</text:p>
          </table:table-cell>
          <table:table-cell office:value-type="float" office:value="-32.49667" calcext:value-type="float">
            <text:p>-32.49667</text:p>
          </table:table-cell>
          <table:table-cell office:value-type="float" office:value="-170.99533" calcext:value-type="float">
            <text:p>-170.99533</text:p>
          </table:table-cell>
          <table:table-cell office:value-type="float" office:value="19.083" calcext:value-type="float">
            <text:p>19.083</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SRR5788385</text:p>
          </table:table-cell>
          <table:table-cell table:style-name="Default" office:value-type="float" office:value="0.22842705" calcext:value-type="float">
            <text:p>0.22842705</text:p>
          </table:table-cell>
          <table:table-cell table:style-name="Default" office:value-type="float" office:value="0.0195001810938066" calcext:value-type="float">
            <text:p>0.019500181093807</text:p>
          </table:table-cell>
          <table:table-cell table:style-name="Default" table:formula="of:=[.J116]/[.K116]" office:value-type="float" office:value="11.7140989050891" calcext:value-type="float">
            <text:p>11.7140989050891</text:p>
          </table:table-cell>
          <table:table-cell table:style-name="Default" table:formula="of:=([.K116]*5.75)/((1-[.K116])+([.K116]*5.75))" office:value-type="float" office:value="0.102620709772801" calcext:value-type="float">
            <text:p>0.102620709772801</text:p>
          </table:table-cell>
          <table:table-cell table:style-name="Default" table:formula="of:=[.J116]/[.M116]" office:value-type="float" office:value="2.22593519871116" calcext:value-type="float">
            <text:p>2.22593519871116</text:p>
          </table:table-cell>
          <table:table-cell table:style-name="Default" office:value-type="string" calcext:value-type="string">
            <text:p>S0430</text:p>
          </table:table-cell>
          <table:table-cell office:value-type="float" office:value="0.978987288510137" calcext:value-type="float">
            <text:p>0.98</text:p>
          </table:table-cell>
          <table:table-cell table:number-columns-repeated="3"/>
          <table:table-cell table:style-name="ce17"/>
          <table:table-cell office:value-type="float" office:value="8.50395472394803E-269" calcext:value-type="float">
            <text:p>8.50E-269</text:p>
          </table:table-cell>
          <table:table-cell office:value-type="float" office:value="0.00712144425079" calcext:value-type="float">
            <text:p>0.0071</text:p>
          </table:table-cell>
          <table:table-cell office:value-type="float" office:value="0.866820385745062" calcext:value-type="float">
            <text:p>0.87</text:p>
          </table:table-cell>
          <table:table-cell office:value-type="float" office:value="0.0000649266046241995" calcext:value-type="float">
            <text:p>0.00006</text:p>
          </table:table-cell>
          <table:table-cell office:value-type="string" calcext:value-type="string">
            <text:p>V4-V5_UNIV</text:p>
          </table:table-cell>
          <table:table-cell office:value-type="string" calcext:value-type="string">
            <text:p>16S</text:p>
          </table:table-cell>
          <table:table-cell office:value-type="float" office:value="0.96464768683274" calcext:value-type="float">
            <text:p>0.96</text:p>
          </table:table-cell>
          <table:table-cell table:number-columns-repeated="39"/>
        </table:table-row>
        <table:table-row table:style-name="ro4">
          <table:table-cell office:value-type="string" calcext:value-type="string">
            <text:p>S0086</text:p>
          </table:table-cell>
          <table:table-cell office:value-type="string" calcext:value-type="string">
            <text:p>GA03</text:p>
          </table:table-cell>
          <table:table-cell office:value-type="float" office:value="182.4" calcext:value-type="float">
            <text:p>182.4</text:p>
          </table:table-cell>
          <table:table-cell office:value-type="float" office:value="31.7501" calcext:value-type="float">
            <text:p>31.7501</text:p>
          </table:table-cell>
          <table:table-cell office:value-type="float" office:value="-64.16949" calcext:value-type="float">
            <text:p>-64.16949</text:p>
          </table:table-cell>
          <table:table-cell office:value-type="float" office:value="18.481" calcext:value-type="float">
            <text:p>18.481</text:p>
          </table:table-cell>
          <table:table-cell office:value-type="float" office:value="136" calcext:value-type="float">
            <text:p>136</text:p>
          </table:table-cell>
          <table:table-cell office:value-type="float" office:value="6.8" calcext:value-type="float">
            <text:p>6.8</text:p>
          </table:table-cell>
          <table:table-cell office:value-type="string" calcext:value-type="string">
            <text:p>SRR5787994</text:p>
          </table:table-cell>
          <table:table-cell table:style-name="Default" office:value-type="float" office:value="0.14236809" calcext:value-type="float">
            <text:p>0.14236809</text:p>
          </table:table-cell>
          <table:table-cell table:style-name="Default" office:value-type="float" office:value="0.0116707616707617" calcext:value-type="float">
            <text:p>0.011670761670762</text:p>
          </table:table-cell>
          <table:table-cell table:style-name="Default" table:formula="of:=[.J117]/[.K117]" office:value-type="float" office:value="12.1986973957894" calcext:value-type="float">
            <text:p>12.1986973957894</text:p>
          </table:table-cell>
          <table:table-cell table:style-name="Default" table:formula="of:=([.K117]*5.75)/((1-[.K117])+([.K117]*5.75))" office:value-type="float" office:value="0.063582132984141" calcext:value-type="float">
            <text:p>0.063582132984141</text:p>
          </table:table-cell>
          <table:table-cell table:style-name="Default" table:formula="of:=[.J117]/[.M117]" office:value-type="float" office:value="2.23912101274599" calcext:value-type="float">
            <text:p>2.23912101274599</text:p>
          </table:table-cell>
          <table:table-cell table:style-name="Default" office:value-type="string" calcext:value-type="string">
            <text:p>S0086</text:p>
          </table:table-cell>
          <table:table-cell office:value-type="float" office:value="0.924912920720215" calcext:value-type="float">
            <text:p>0.92</text:p>
          </table:table-cell>
          <table:table-cell office:value-type="string" calcext:value-type="string">
            <text:p>similar but differences between SAR11 and MGI abundances</text:p>
          </table:table-cell>
          <table:table-cell table:number-columns-repeated="2"/>
          <table:table-cell table:style-name="ce20" office:value-type="string" calcext:value-type="string">
            <text:p>hard to tell, poor correlations with closest samples in water column</text:p>
          </table:table-cell>
          <table:table-cell office:value-type="float" office:value="1.09232435890272E-237" calcext:value-type="float">
            <text:p>1.09E-237</text:p>
          </table:table-cell>
          <table:table-cell office:value-type="float" office:value="0.016605464732639" calcext:value-type="float">
            <text:p>0.0166</text:p>
          </table:table-cell>
          <table:table-cell office:value-type="float" office:value="1.19295994918634" calcext:value-type="float">
            <text:p>1.19</text:p>
          </table:table-cell>
          <table:table-cell office:value-type="float" office:value="-0.00078505087313" calcext:value-type="float">
            <text:p>-0.00079</text:p>
          </table:table-cell>
          <table:table-cell office:value-type="string" calcext:value-type="string">
            <text:p>V4-V5_UNIV</text:p>
          </table:table-cell>
          <table:table-cell office:value-type="string" calcext:value-type="string">
            <text:p>16S</text:p>
          </table:table-cell>
          <table:table-cell office:value-type="float" office:value="0.99047619047619" calcext:value-type="float">
            <text:p>0.99</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354</text:p>
          </table:table-cell>
          <table:table-cell office:value-type="string" calcext:value-type="string">
            <text:p>GP13</text:p>
          </table:table-cell>
          <table:table-cell office:value-type="float" office:value="101" calcext:value-type="float">
            <text:p>101</text:p>
          </table:table-cell>
          <table:table-cell office:value-type="float" office:value="-32.4995" calcext:value-type="float">
            <text:p>-32.4995</text:p>
          </table:table-cell>
          <table:table-cell office:value-type="float" office:value="-154.99933" calcext:value-type="float">
            <text:p>-154.99933</text:p>
          </table:table-cell>
          <table:table-cell office:value-type="float" office:value="18.827" calcext:value-type="float">
            <text:p>18.827</text:p>
          </table:table-cell>
          <table:table-cell office:value-type="float" office:value="77" calcext:value-type="float">
            <text:p>77</text:p>
          </table:table-cell>
          <table:table-cell office:value-type="float" office:value="3.8" calcext:value-type="float">
            <text:p>3.8</text:p>
          </table:table-cell>
          <table:table-cell office:value-type="string" calcext:value-type="string">
            <text:p>SRR5788161</text:p>
          </table:table-cell>
          <table:table-cell table:style-name="Default" office:value-type="float" office:value="0.195411975" calcext:value-type="float">
            <text:p>0.195411975</text:p>
          </table:table-cell>
          <table:table-cell table:style-name="Default" office:value-type="float" office:value="0.0162874618589163" calcext:value-type="float">
            <text:p>0.016287461858916</text:p>
          </table:table-cell>
          <table:table-cell table:style-name="Default" table:formula="of:=[.J118]/[.K118]" office:value-type="float" office:value="11.9976934830411" calcext:value-type="float">
            <text:p>11.9976934830411</text:p>
          </table:table-cell>
          <table:table-cell table:style-name="Default" table:formula="of:=([.K118]*5.75)/((1-[.K118])+([.K118]*5.75))" office:value-type="float" office:value="0.0869277051952292" calcext:value-type="float">
            <text:p>0.086927705195229</text:p>
          </table:table-cell>
          <table:table-cell table:style-name="Default" table:formula="of:=[.J118]/[.M118]" office:value-type="float" office:value="2.24798267205062" calcext:value-type="float">
            <text:p>2.24798267205062</text:p>
          </table:table-cell>
          <table:table-cell table:style-name="Default" office:value-type="string" calcext:value-type="string">
            <text:p>S0354</text:p>
          </table:table-cell>
          <table:table-cell office:value-type="float" office:value="0.982679287115709" calcext:value-type="float">
            <text:p>0.98</text:p>
          </table:table-cell>
          <table:table-cell table:number-columns-repeated="3"/>
          <table:table-cell table:style-name="ce17"/>
          <table:table-cell office:value-type="float" office:value="3.85577360288587E-282" calcext:value-type="float">
            <text:p>3.86E-282</text:p>
          </table:table-cell>
          <table:table-cell office:value-type="float" office:value="0.006950998093104" calcext:value-type="float">
            <text:p>0.0070</text:p>
          </table:table-cell>
          <table:table-cell office:value-type="float" office:value="0.933649242227125" calcext:value-type="float">
            <text:p>0.93</text:p>
          </table:table-cell>
          <table:table-cell office:value-type="float" office:value="-0.000185873036102" calcext:value-type="float">
            <text:p>-0.00019</text:p>
          </table:table-cell>
          <table:table-cell office:value-type="string" calcext:value-type="string">
            <text:p>V4-V5_UNIV</text:p>
          </table:table-cell>
          <table:table-cell office:value-type="string" calcext:value-type="string">
            <text:p>16S</text:p>
          </table:table-cell>
          <table:table-cell office:value-type="float" office:value="0.978665888191505" calcext:value-type="float">
            <text:p>0.98</text:p>
          </table:table-cell>
          <table:table-cell table:number-columns-repeated="39"/>
        </table:table-row>
        <table:table-row table:style-name="ro2">
          <table:table-cell office:value-type="string" calcext:value-type="string">
            <text:p>S0417</text:p>
          </table:table-cell>
          <table:table-cell office:value-type="string" calcext:value-type="string">
            <text:p>GP13</text:p>
          </table:table-cell>
          <table:table-cell office:value-type="float" office:value="51.2" calcext:value-type="float">
            <text:p>51.2</text:p>
          </table:table-cell>
          <table:table-cell office:value-type="float" office:value="-31.5988" calcext:value-type="float">
            <text:p>-31.5988</text:p>
          </table:table-cell>
          <table:table-cell office:value-type="float" office:value="178" calcext:value-type="float">
            <text:p>178</text:p>
          </table:table-cell>
          <table:table-cell office:value-type="float" office:value="20.671" calcext:value-type="float">
            <text:p>20.671</text:p>
          </table:table-cell>
          <table:table-cell office:value-type="float" office:value="14" calcext:value-type="float">
            <text:p>14</text:p>
          </table:table-cell>
          <table:table-cell office:value-type="float" office:value="0.7" calcext:value-type="float">
            <text:p>0.7</text:p>
          </table:table-cell>
          <table:table-cell office:value-type="string" calcext:value-type="string">
            <text:p>SRR5788298</text:p>
          </table:table-cell>
          <table:table-cell table:style-name="Default" office:value-type="float" office:value="0.190944735" calcext:value-type="float">
            <text:p>0.190944735</text:p>
          </table:table-cell>
          <table:table-cell table:style-name="Default" office:value-type="float" office:value="0.0158686109289066" calcext:value-type="float">
            <text:p>0.015868610928907</text:p>
          </table:table-cell>
          <table:table-cell table:style-name="Default" table:formula="of:=[.J119]/[.K119]" office:value-type="float" office:value="12.032857561097" calcext:value-type="float">
            <text:p>12.032857561097</text:p>
          </table:table-cell>
          <table:table-cell table:style-name="Default" table:formula="of:=([.K119]*5.75)/((1-[.K119])+([.K119]*5.75))" office:value-type="float" office:value="0.08484894693935" calcext:value-type="float">
            <text:p>0.08484894693935</text:p>
          </table:table-cell>
          <table:table-cell table:style-name="Default" table:formula="of:=[.J119]/[.M119]" office:value-type="float" office:value="2.25040783519078" calcext:value-type="float">
            <text:p>2.25040783519078</text:p>
          </table:table-cell>
          <table:table-cell table:style-name="Default" office:value-type="string" calcext:value-type="string">
            <text:p>S0417</text:p>
          </table:table-cell>
          <table:table-cell office:value-type="float" office:value="0.976799978699574" calcext:value-type="float">
            <text:p>0.98</text:p>
          </table:table-cell>
          <table:table-cell table:number-columns-repeated="3"/>
          <table:table-cell table:style-name="ce17"/>
          <table:table-cell office:value-type="float" office:value="3.06500229143973E-166" calcext:value-type="float">
            <text:p>3.07E-166</text:p>
          </table:table-cell>
          <table:table-cell office:value-type="float" office:value="0.010950697512045" calcext:value-type="float">
            <text:p>0.0110</text:p>
          </table:table-cell>
          <table:table-cell office:value-type="float" office:value="1.00739186707118" calcext:value-type="float">
            <text:p>1.01</text:p>
          </table:table-cell>
          <table:table-cell office:value-type="float" office:value="-0.000640021948402" calcext:value-type="float">
            <text:p>-0.00064</text:p>
          </table:table-cell>
          <table:table-cell office:value-type="string" calcext:value-type="string">
            <text:p>V4-V5_UNIV</text:p>
          </table:table-cell>
          <table:table-cell office:value-type="string" calcext:value-type="string">
            <text:p>16S</text:p>
          </table:table-cell>
          <table:table-cell office:value-type="float" office:value="0.937921256802249" calcext:value-type="float">
            <text:p>0.94</text:p>
          </table:table-cell>
          <table:table-cell table:number-columns-repeated="39"/>
        </table:table-row>
        <table:table-row table:style-name="ro2">
          <table:table-cell office:value-type="string" calcext:value-type="string">
            <text:p>S0391</text:p>
          </table:table-cell>
          <table:table-cell office:value-type="string" calcext:value-type="string">
            <text:p>GP13</text:p>
          </table:table-cell>
          <table:table-cell office:value-type="float" office:value="50" calcext:value-type="float">
            <text:p>50</text:p>
          </table:table-cell>
          <table:table-cell office:value-type="float" office:value="-32.49783" calcext:value-type="float">
            <text:p>-32.49783</text:p>
          </table:table-cell>
          <table:table-cell office:value-type="float" office:value="-160.99283" calcext:value-type="float">
            <text:p>-160.99283</text:p>
          </table:table-cell>
          <table:table-cell office:value-type="float" office:value="19.086" calcext:value-type="float">
            <text:p>19.086</text:p>
          </table:table-cell>
          <table:table-cell office:value-type="float" office:value="186" calcext:value-type="float">
            <text:p>186</text:p>
          </table:table-cell>
          <table:table-cell office:value-type="float" office:value="9.3" calcext:value-type="float">
            <text:p>9.3</text:p>
          </table:table-cell>
          <table:table-cell office:value-type="string" calcext:value-type="string">
            <text:p>SRR5788324</text:p>
          </table:table-cell>
          <table:table-cell table:style-name="Default" office:value-type="float" office:value="0.15479289" calcext:value-type="float">
            <text:p>0.15479289</text:p>
          </table:table-cell>
          <table:table-cell table:style-name="Default" office:value-type="float" office:value="0.012554957700427" calcext:value-type="float">
            <text:p>0.012554957700427</text:p>
          </table:table-cell>
          <table:table-cell table:style-name="Default" table:formula="of:=[.J120]/[.K120]" office:value-type="float" office:value="12.3292243346017" calcext:value-type="float">
            <text:p>12.3292243346017</text:p>
          </table:table-cell>
          <table:table-cell table:style-name="Default" table:formula="of:=([.K120]*5.75)/((1-[.K120])+([.K120]*5.75))" office:value-type="float" office:value="0.0681281151583467" calcext:value-type="float">
            <text:p>0.068128115158347</text:p>
          </table:table-cell>
          <table:table-cell table:style-name="Default" table:formula="of:=[.J120]/[.M120]" office:value-type="float" office:value="2.27208531514813" calcext:value-type="float">
            <text:p>2.27208531514813</text:p>
          </table:table-cell>
          <table:table-cell table:style-name="Default" office:value-type="string" calcext:value-type="string">
            <text:p>S0391</text:p>
          </table:table-cell>
          <table:table-cell office:value-type="float" office:value="0.966959005773734" calcext:value-type="float">
            <text:p>0.97</text:p>
          </table:table-cell>
          <table:table-cell table:number-columns-repeated="3"/>
          <table:table-cell table:style-name="ce17"/>
          <table:table-cell office:value-type="float" office:value="3.87026708180187E-250" calcext:value-type="float">
            <text:p>3.87E-250</text:p>
          </table:table-cell>
          <table:table-cell office:value-type="float" office:value="0.009072326756719" calcext:value-type="float">
            <text:p>0.0091</text:p>
          </table:table-cell>
          <table:table-cell office:value-type="float" office:value="0.898294136770422" calcext:value-type="float">
            <text:p>0.90</text:p>
          </table:table-cell>
          <table:table-cell office:value-type="float" office:value="-0.000130826496421"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80652173913044" calcext:value-type="float">
            <text:p>0.98</text:p>
          </table:table-cell>
          <table:table-cell table:number-columns-repeated="39"/>
        </table:table-row>
        <table:table-row table:style-name="ro4">
          <table:table-cell office:value-type="string" calcext:value-type="string">
            <text:p>S0129</text:p>
          </table:table-cell>
          <table:table-cell office:value-type="string" calcext:value-type="string">
            <text:p>GA03</text:p>
          </table:table-cell>
          <table:table-cell office:value-type="float" office:value="285.3" calcext:value-type="float">
            <text:p>285.3</text:p>
          </table:table-cell>
          <table:table-cell office:value-type="float" office:value="38.3269" calcext:value-type="float">
            <text:p>38.3269</text:p>
          </table:table-cell>
          <table:table-cell office:value-type="float" office:value="-68.8696" calcext:value-type="float">
            <text:p>-68.8696</text:p>
          </table:table-cell>
          <table:table-cell office:value-type="float" office:value="18.353" calcext:value-type="float">
            <text:p>18.353</text:p>
          </table:table-cell>
          <table:table-cell office:value-type="float" office:value="39" calcext:value-type="float">
            <text:p>39</text:p>
          </table:table-cell>
          <table:table-cell office:value-type="float" office:value="2" calcext:value-type="float">
            <text:p>2</text:p>
          </table:table-cell>
          <table:table-cell office:value-type="string" calcext:value-type="string">
            <text:p>SRR5788322</text:p>
          </table:table-cell>
          <table:table-cell table:style-name="Default" office:value-type="float" office:value="0.077402955" calcext:value-type="float">
            <text:p>0.077402955</text:p>
          </table:table-cell>
          <table:table-cell table:style-name="Default" office:value-type="float" office:value="0.00602888160172719" calcext:value-type="float">
            <text:p>0.006028881601727</text:p>
          </table:table-cell>
          <table:table-cell table:style-name="Default" table:formula="of:=[.J121]/[.K121]" office:value-type="float" office:value="12.8386921676858" calcext:value-type="float">
            <text:p>12.8386921676858</text:p>
          </table:table-cell>
          <table:table-cell table:style-name="Default" table:formula="of:=([.K121]*5.75)/((1-[.K121])+([.K121]*5.75))" office:value-type="float" office:value="0.0337009682593113" calcext:value-type="float">
            <text:p>0.033700968259311</text:p>
          </table:table-cell>
          <table:table-cell table:style-name="Default" table:formula="of:=[.J121]/[.M121]" office:value-type="float" office:value="2.29675760068449" calcext:value-type="float">
            <text:p>2.29675760068449</text:p>
          </table:table-cell>
          <table:table-cell table:style-name="Default" office:value-type="string" calcext:value-type="string">
            <text:p>S0129</text:p>
          </table:table-cell>
          <table:table-cell office:value-type="float" office:value="0.973773378303219" calcext:value-type="float">
            <text:p>0.97</text:p>
          </table:table-cell>
          <table:table-cell office:value-type="string" calcext:value-type="string">
            <text:p>look very similar, Nitrosopumilus looks good</text:p>
          </table:table-cell>
          <table:table-cell/>
          <table:table-cell office:value-type="string" calcext:value-type="string">
            <text:p>yes</text:p>
          </table:table-cell>
          <table:table-cell table:style-name="ce17"/>
          <table:table-cell office:value-type="float" office:value="0" calcext:value-type="float">
            <text:p>0.00E+00</text:p>
          </table:table-cell>
          <table:table-cell office:value-type="float" office:value="0.008366957022142" calcext:value-type="float">
            <text:p>0.0084</text:p>
          </table:table-cell>
          <table:table-cell office:value-type="float" office:value="1.03358505688411" calcext:value-type="float">
            <text:p>1.03</text:p>
          </table:table-cell>
          <table:table-cell office:value-type="float" office:value="-0.000444337049977" calcext:value-type="float">
            <text:p>-0.00044</text:p>
          </table:table-cell>
          <table:table-cell office:value-type="string" calcext:value-type="string">
            <text:p>V4-V5_UNIV</text:p>
          </table:table-cell>
          <table:table-cell office:value-type="string" calcext:value-type="string">
            <text:p>16S</text:p>
          </table:table-cell>
          <table:table-cell office:value-type="float" office:value="0.965321391745988" calcext:value-type="float">
            <text:p>0.97</text:p>
          </table:table-cell>
          <table:table-cell table:number-columns-repeated="39"/>
        </table:table-row>
        <table:table-row table:style-name="ro2">
          <table:table-cell office:value-type="string" calcext:value-type="string">
            <text:p>S0385</text:p>
          </table:table-cell>
          <table:table-cell office:value-type="string" calcext:value-type="string">
            <text:p>GP13</text:p>
          </table:table-cell>
          <table:table-cell office:value-type="float" office:value="30" calcext:value-type="float">
            <text:p>30</text:p>
          </table:table-cell>
          <table:table-cell office:value-type="float" office:value="-32.509" calcext:value-type="float">
            <text:p>-32.509</text:p>
          </table:table-cell>
          <table:table-cell office:value-type="float" office:value="-162.009" calcext:value-type="float">
            <text:p>-162.009</text:p>
          </table:table-cell>
          <table:table-cell office:value-type="float" office:value="19.562" calcext:value-type="float">
            <text:p>19.562</text:p>
          </table:table-cell>
          <table:table-cell office:value-type="float" office:value="161" calcext:value-type="float">
            <text:p>161</text:p>
          </table:table-cell>
          <table:table-cell office:value-type="float" office:value="8.1" calcext:value-type="float">
            <text:p>8.1</text:p>
          </table:table-cell>
          <table:table-cell office:value-type="string" calcext:value-type="string">
            <text:p>SRR5788097</text:p>
          </table:table-cell>
          <table:table-cell table:style-name="Default" office:value-type="float" office:value="0.11412203" calcext:value-type="float">
            <text:p>0.11412203</text:p>
          </table:table-cell>
          <table:table-cell table:style-name="Default" office:value-type="float" office:value="0.00899587221823403" calcext:value-type="float">
            <text:p>0.008995872218234</text:p>
          </table:table-cell>
          <table:table-cell table:style-name="Default" table:formula="of:=[.J122]/[.K122]" office:value-type="float" office:value="12.6860439134165" calcext:value-type="float">
            <text:p>12.6860439134165</text:p>
          </table:table-cell>
          <table:table-cell table:style-name="Default" table:formula="of:=([.K122]*5.75)/((1-[.K122])+([.K122]*5.75))" office:value-type="float" office:value="0.0496065575533958" calcext:value-type="float">
            <text:p>0.049606557553396</text:p>
          </table:table-cell>
          <table:table-cell table:style-name="Default" table:formula="of:=[.J122]/[.M122]" office:value-type="float" office:value="2.3005432271159" calcext:value-type="float">
            <text:p>2.3005432271159</text:p>
          </table:table-cell>
          <table:table-cell table:style-name="Default" office:value-type="string" calcext:value-type="string">
            <text:p>S0385</text:p>
          </table:table-cell>
          <table:table-cell office:value-type="float" office:value="0.987425438062369" calcext:value-type="float">
            <text:p>0.99</text:p>
          </table:table-cell>
          <table:table-cell table:number-columns-repeated="3"/>
          <table:table-cell table:style-name="ce17"/>
          <table:table-cell office:value-type="float" office:value="5.95258507081812E-213" calcext:value-type="float">
            <text:p>5.95E-213</text:p>
          </table:table-cell>
          <table:table-cell office:value-type="float" office:value="0.006960496794295" calcext:value-type="float">
            <text:p>0.0070</text:p>
          </table:table-cell>
          <table:table-cell office:value-type="float" office:value="0.919014679533948" calcext:value-type="float">
            <text:p>0.92</text:p>
          </table:table-cell>
          <table:table-cell office:value-type="float" office:value="-0.000201783543112"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63555123256026" calcext:value-type="float">
            <text:p>0.96</text:p>
          </table:table-cell>
          <table:table-cell table:number-columns-repeated="39"/>
        </table:table-row>
        <table:table-row table:style-name="ro2">
          <table:table-cell office:value-type="string" calcext:value-type="string">
            <text:p>S0347</text:p>
          </table:table-cell>
          <table:table-cell office:value-type="string" calcext:value-type="string">
            <text:p>GP13</text:p>
          </table:table-cell>
          <table:table-cell office:value-type="float" office:value="52" calcext:value-type="float">
            <text:p>52</text:p>
          </table:table-cell>
          <table:table-cell office:value-type="float" office:value="-32.50383" calcext:value-type="float">
            <text:p>-32.50383</text:p>
          </table:table-cell>
          <table:table-cell office:value-type="float" office:value="-156.01067" calcext:value-type="float">
            <text:p>-156.01067</text:p>
          </table:table-cell>
          <table:table-cell office:value-type="float" office:value="18.833" calcext:value-type="float">
            <text:p>18.833</text:p>
          </table:table-cell>
          <table:table-cell office:value-type="float" office:value="135" calcext:value-type="float">
            <text:p>135</text:p>
          </table:table-cell>
          <table:table-cell office:value-type="float" office:value="6.8" calcext:value-type="float">
            <text:p>6.8</text:p>
          </table:table-cell>
          <table:table-cell office:value-type="string" calcext:value-type="string">
            <text:p>SRR5788052</text:p>
          </table:table-cell>
          <table:table-cell table:style-name="Default" office:value-type="float" office:value="0.146191895" calcext:value-type="float">
            <text:p>0.146191895</text:p>
          </table:table-cell>
          <table:table-cell table:style-name="Default" office:value-type="float" office:value="0.0116531045462586" calcext:value-type="float">
            <text:p>0.011653104546259</text:p>
          </table:table-cell>
          <table:table-cell table:style-name="Default" table:formula="of:=[.J123]/[.K123]" office:value-type="float" office:value="12.5453173804175" calcext:value-type="float">
            <text:p>12.5453173804175</text:p>
          </table:table-cell>
          <table:table-cell table:style-name="Default" table:formula="of:=([.K123]*5.75)/((1-[.K123])+([.K123]*5.75))" office:value-type="float" office:value="0.0634909826147535" calcext:value-type="float">
            <text:p>0.063490982614754</text:p>
          </table:table-cell>
          <table:table-cell table:style-name="Default" table:formula="of:=[.J123]/[.M123]" office:value-type="float" office:value="2.30256154463782" calcext:value-type="float">
            <text:p>2.30256154463782</text:p>
          </table:table-cell>
          <table:table-cell table:style-name="Default" office:value-type="string" calcext:value-type="string">
            <text:p>S0347</text:p>
          </table:table-cell>
          <table:table-cell office:value-type="float" office:value="0.991801337264825" calcext:value-type="float">
            <text:p>0.99</text:p>
          </table:table-cell>
          <table:table-cell table:number-columns-repeated="3"/>
          <table:table-cell table:style-name="ce17"/>
          <table:table-cell office:value-type="float" office:value="3.12196797731697E-249" calcext:value-type="float">
            <text:p>3.12E-249</text:p>
          </table:table-cell>
          <table:table-cell office:value-type="float" office:value="0.005435899910413" calcext:value-type="float">
            <text:p>0.0054</text:p>
          </table:table-cell>
          <table:table-cell office:value-type="float" office:value="0.92042087252136" calcext:value-type="float">
            <text:p>0.92</text:p>
          </table:table-cell>
          <table:table-cell office:value-type="float" office:value="-0.000198077301467"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52770118702682" calcext:value-type="float">
            <text:p>0.95</text:p>
          </table:table-cell>
          <table:table-cell table:number-columns-repeated="39"/>
        </table:table-row>
        <table:table-row table:style-name="ro2">
          <table:table-cell office:value-type="string" calcext:value-type="string">
            <text:p>S0348</text:p>
          </table:table-cell>
          <table:table-cell office:value-type="string" calcext:value-type="string">
            <text:p>GP13</text:p>
          </table:table-cell>
          <table:table-cell office:value-type="float" office:value="77" calcext:value-type="float">
            <text:p>77</text:p>
          </table:table-cell>
          <table:table-cell office:value-type="float" office:value="-32.50383" calcext:value-type="float">
            <text:p>-32.50383</text:p>
          </table:table-cell>
          <table:table-cell office:value-type="float" office:value="-156.01067" calcext:value-type="float">
            <text:p>-156.01067</text:p>
          </table:table-cell>
          <table:table-cell office:value-type="float" office:value="18.833" calcext:value-type="float">
            <text:p>18.833</text:p>
          </table:table-cell>
          <table:table-cell office:value-type="float" office:value="86" calcext:value-type="float">
            <text:p>86</text:p>
          </table:table-cell>
          <table:table-cell office:value-type="float" office:value="4.3" calcext:value-type="float">
            <text:p>4.3</text:p>
          </table:table-cell>
          <table:table-cell office:value-type="string" calcext:value-type="string">
            <text:p>SRR5788049</text:p>
          </table:table-cell>
          <table:table-cell table:style-name="Default" office:value-type="float" office:value="0.11873459" calcext:value-type="float">
            <text:p>0.11873459</text:p>
          </table:table-cell>
          <table:table-cell table:style-name="Default" office:value-type="float" office:value="0.00935750362162797" calcext:value-type="float">
            <text:p>0.009357503621628</text:p>
          </table:table-cell>
          <table:table-cell table:style-name="Default" table:formula="of:=[.J124]/[.K124]" office:value-type="float" office:value="12.6887036116736" calcext:value-type="float">
            <text:p>12.6887036116736</text:p>
          </table:table-cell>
          <table:table-cell table:style-name="Default" table:formula="of:=([.K124]*5.75)/((1-[.K124])+([.K124]*5.75))" office:value-type="float" office:value="0.051515861487278" calcext:value-type="float">
            <text:p>0.051515861487278</text:p>
          </table:table-cell>
          <table:table-cell table:style-name="Default" table:formula="of:=[.J124]/[.M124]" office:value-type="float" office:value="2.30481615898672" calcext:value-type="float">
            <text:p>2.30481615898672</text:p>
          </table:table-cell>
          <table:table-cell table:style-name="Default" office:value-type="string" calcext:value-type="string">
            <text:p>S0348</text:p>
          </table:table-cell>
          <table:table-cell office:value-type="float" office:value="0.987848465068443" calcext:value-type="float">
            <text:p>0.99</text:p>
          </table:table-cell>
          <table:table-cell table:number-columns-repeated="3"/>
          <table:table-cell table:style-name="ce17"/>
          <table:table-cell office:value-type="float" office:value="3.05573298347756E-292" calcext:value-type="float">
            <text:p>3.06E-292</text:p>
          </table:table-cell>
          <table:table-cell office:value-type="float" office:value="0.006023525618023" calcext:value-type="float">
            <text:p>0.0060</text:p>
          </table:table-cell>
          <table:table-cell office:value-type="float" office:value="0.945369683008236" calcext:value-type="float">
            <text:p>0.95</text:p>
          </table:table-cell>
          <table:table-cell office:value-type="float" office:value="-0.00020169505505"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66367131809738" calcext:value-type="float">
            <text:p>0.97</text:p>
          </table:table-cell>
          <table:table-cell table:number-columns-repeated="39"/>
        </table:table-row>
        <table:table-row table:style-name="ro4">
          <table:table-cell office:value-type="string" calcext:value-type="string">
            <text:p>S0092</text:p>
          </table:table-cell>
          <table:table-cell office:value-type="string" calcext:value-type="string">
            <text:p>GA03</text:p>
          </table:table-cell>
          <table:table-cell office:value-type="float" office:value="89.9" calcext:value-type="float">
            <text:p>89.9</text:p>
          </table:table-cell>
          <table:table-cell office:value-type="float" office:value="26.1363" calcext:value-type="float">
            <text:p>26.1363</text:p>
          </table:table-cell>
          <table:table-cell office:value-type="float" office:value="-44.82642" calcext:value-type="float">
            <text:p>-44.82642</text:p>
          </table:table-cell>
          <table:table-cell office:value-type="float" office:value="23.157" calcext:value-type="float">
            <text:p>23.157</text:p>
          </table:table-cell>
          <table:table-cell office:value-type="float" office:value="178" calcext:value-type="float">
            <text:p>178</text:p>
          </table:table-cell>
          <table:table-cell office:value-type="float" office:value="8.9" calcext:value-type="float">
            <text:p>8.9</text:p>
          </table:table-cell>
          <table:table-cell office:value-type="string" calcext:value-type="string">
            <text:p>SRR5788254</text:p>
          </table:table-cell>
          <table:table-cell table:style-name="Default" office:value-type="float" office:value="0.133491715" calcext:value-type="float">
            <text:p>0.133491715</text:p>
          </table:table-cell>
          <table:table-cell table:style-name="Default" office:value-type="float" office:value="0.0105074109244044" calcext:value-type="float">
            <text:p>0.010507410924404</text:p>
          </table:table-cell>
          <table:table-cell table:style-name="Default" table:formula="of:=[.J125]/[.K125]" office:value-type="float" office:value="12.7045297800197" calcext:value-type="float">
            <text:p>12.7045297800197</text:p>
          </table:table-cell>
          <table:table-cell table:style-name="Default" table:formula="of:=([.K125]*5.75)/((1-[.K125])+([.K125]*5.75))" office:value-type="float" office:value="0.0575455050408228" calcext:value-type="float">
            <text:p>0.057545505040823</text:p>
          </table:table-cell>
          <table:table-cell table:style-name="Default" table:formula="of:=[.J125]/[.M125]" office:value-type="float" office:value="2.31975920456864" calcext:value-type="float">
            <text:p>2.31975920456864</text:p>
          </table:table-cell>
          <table:table-cell table:style-name="Default" office:value-type="string" calcext:value-type="string">
            <text:p>S0092</text:p>
          </table:table-cell>
          <table:table-cell office:value-type="float" office:value="0.947386090452022" calcext:value-type="float">
            <text:p>0.95</text:p>
          </table:table-cell>
          <table:table-cell office:value-type="string" calcext:value-type="string">
            <text:p>generally similar</text:p>
          </table:table-cell>
          <table:table-cell table:number-columns-repeated="2"/>
          <table:table-cell table:style-name="ce20" office:value-type="string" calcext:value-type="string">
            <text:p>difficult to tell, not very similar to samples that are close in water column</text:p>
          </table:table-cell>
          <table:table-cell office:value-type="float" office:value="4.70825553699266E-238" calcext:value-type="float">
            <text:p>4.71E-238</text:p>
          </table:table-cell>
          <table:table-cell office:value-type="float" office:value="0.012698917753314" calcext:value-type="float">
            <text:p>0.0127</text:p>
          </table:table-cell>
          <table:table-cell office:value-type="float" office:value="1.03512574123266" calcext:value-type="float">
            <text:p>1.04</text:p>
          </table:table-cell>
          <table:table-cell office:value-type="float" office:value="-0.000379907943538" calcext:value-type="float">
            <text:p>-0.00038</text:p>
          </table:table-cell>
          <table:table-cell office:value-type="string" calcext:value-type="string">
            <text:p>V4-V5_UNIV</text:p>
          </table:table-cell>
          <table:table-cell office:value-type="string" calcext:value-type="string">
            <text:p>16S</text:p>
          </table:table-cell>
          <table:table-cell office:value-type="float" office:value="0.949318458867423" calcext:value-type="float">
            <text:p>0.95</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429</text:p>
          </table:table-cell>
          <table:table-cell office:value-type="string" calcext:value-type="string">
            <text:p>GP13</text:p>
          </table:table-cell>
          <table:table-cell office:value-type="float" office:value="75" calcext:value-type="float">
            <text:p>75</text:p>
          </table:table-cell>
          <table:table-cell office:value-type="float" office:value="-32.49667" calcext:value-type="float">
            <text:p>-32.49667</text:p>
          </table:table-cell>
          <table:table-cell office:value-type="float" office:value="-170.99533" calcext:value-type="float">
            <text:p>-170.99533</text:p>
          </table:table-cell>
          <table:table-cell office:value-type="float" office:value="19.283" calcext:value-type="float">
            <text:p>19.283</text:p>
          </table:table-cell>
          <table:table-cell office:value-type="float" office:value="66" calcext:value-type="float">
            <text:p>66</text:p>
          </table:table-cell>
          <table:table-cell office:value-type="float" office:value="3.3" calcext:value-type="float">
            <text:p>3.3</text:p>
          </table:table-cell>
          <table:table-cell office:value-type="string" calcext:value-type="string">
            <text:p>SRR5788386</text:p>
          </table:table-cell>
          <table:table-cell table:style-name="Default" office:value-type="float" office:value="0.22985198" calcext:value-type="float">
            <text:p>0.22985198</text:p>
          </table:table-cell>
          <table:table-cell table:style-name="Default" office:value-type="float" office:value="0.0186220182177088" calcext:value-type="float">
            <text:p>0.018622018217709</text:p>
          </table:table-cell>
          <table:table-cell table:style-name="Default" table:formula="of:=[.J126]/[.K126]" office:value-type="float" office:value="12.3430219707024" calcext:value-type="float">
            <text:p>12.3430219707024</text:p>
          </table:table-cell>
          <table:table-cell table:style-name="Default" table:formula="of:=([.K126]*5.75)/((1-[.K126])+([.K126]*5.75))" office:value-type="float" office:value="0.0983748941632756" calcext:value-type="float">
            <text:p>0.098374894163276</text:p>
          </table:table-cell>
          <table:table-cell table:style-name="Default" table:formula="of:=[.J126]/[.M126]" office:value-type="float" office:value="2.33649023925259" calcext:value-type="float">
            <text:p>2.33649023925259</text:p>
          </table:table-cell>
          <table:table-cell table:style-name="Default" office:value-type="string" calcext:value-type="string">
            <text:p>S0429</text:p>
          </table:table-cell>
          <table:table-cell office:value-type="float" office:value="0.986148895651609" calcext:value-type="float">
            <text:p>0.99</text:p>
          </table:table-cell>
          <table:table-cell table:number-columns-repeated="3"/>
          <table:table-cell table:style-name="ce17"/>
          <table:table-cell office:value-type="float" office:value="8.91666428602123E-242" calcext:value-type="float">
            <text:p>8.92E-242</text:p>
          </table:table-cell>
          <table:table-cell office:value-type="float" office:value="0.006495415339411" calcext:value-type="float">
            <text:p>0.0065</text:p>
          </table:table-cell>
          <table:table-cell office:value-type="float" office:value="0.88033065542158" calcext:value-type="float">
            <text:p>0.88</text:p>
          </table:table-cell>
          <table:table-cell office:value-type="float" office:value="-0.0000902538503406596" calcext:value-type="float">
            <text:p>-0.00009</text:p>
          </table:table-cell>
          <table:table-cell office:value-type="string" calcext:value-type="string">
            <text:p>V4-V5_UNIV</text:p>
          </table:table-cell>
          <table:table-cell office:value-type="string" calcext:value-type="string">
            <text:p>16S</text:p>
          </table:table-cell>
          <table:table-cell office:value-type="float" office:value="0.948730158730159" calcext:value-type="float">
            <text:p>0.95</text:p>
          </table:table-cell>
          <table:table-cell table:number-columns-repeated="39"/>
        </table:table-row>
        <table:table-row table:style-name="ro2">
          <table:table-cell office:value-type="string" calcext:value-type="string">
            <text:p>S0343</text:p>
          </table:table-cell>
          <table:table-cell office:value-type="string" calcext:value-type="string">
            <text:p>GP13</text:p>
          </table:table-cell>
          <table:table-cell office:value-type="float" office:value="76" calcext:value-type="float">
            <text:p>76</text:p>
          </table:table-cell>
          <table:table-cell office:value-type="float" office:value="-32.494" calcext:value-type="float">
            <text:p>-32.494</text:p>
          </table:table-cell>
          <table:table-cell office:value-type="float" office:value="-157.00883" calcext:value-type="float">
            <text:p>-157.00883</text:p>
          </table:table-cell>
          <table:table-cell office:value-type="float" office:value="18.833" calcext:value-type="float">
            <text:p>18.833</text:p>
          </table:table-cell>
          <table:table-cell office:value-type="float" office:value="101" calcext:value-type="float">
            <text:p>101</text:p>
          </table:table-cell>
          <table:table-cell office:value-type="float" office:value="5" calcext:value-type="float">
            <text:p>5</text:p>
          </table:table-cell>
          <table:table-cell office:value-type="string" calcext:value-type="string">
            <text:p>SRR5788056</text:p>
          </table:table-cell>
          <table:table-cell table:style-name="Default" office:value-type="float" office:value="0.1071912" calcext:value-type="float">
            <text:p>0.1071912</text:p>
          </table:table-cell>
          <table:table-cell table:style-name="Default" office:value-type="float" office:value="0.00827267180338569" calcext:value-type="float">
            <text:p>0.008272671803386</text:p>
          </table:table-cell>
          <table:table-cell table:style-name="Default" table:formula="of:=[.J127]/[.K127]" office:value-type="float" office:value="12.9572649015437" calcext:value-type="float">
            <text:p>12.9572649015437</text:p>
          </table:table-cell>
          <table:table-cell table:style-name="Default" table:formula="of:=([.K127]*5.75)/((1-[.K127])+([.K127]*5.75))" office:value-type="float" office:value="0.0457693476101567" calcext:value-type="float">
            <text:p>0.045769347610157</text:p>
          </table:table-cell>
          <table:table-cell table:style-name="Default" table:formula="of:=[.J127]/[.M127]" office:value-type="float" office:value="2.34198662635543" calcext:value-type="float">
            <text:p>2.34198662635543</text:p>
          </table:table-cell>
          <table:table-cell table:style-name="Default" office:value-type="string" calcext:value-type="string">
            <text:p>S0343</text:p>
          </table:table-cell>
          <table:table-cell office:value-type="float" office:value="0.994557179867168" calcext:value-type="float">
            <text:p>0.99</text:p>
          </table:table-cell>
          <table:table-cell table:number-columns-repeated="3"/>
          <table:table-cell table:style-name="ce17"/>
          <table:table-cell office:value-type="string" calcext:value-type="string">
            <text:p>5.72129733642414e-310</text:p>
          </table:table-cell>
          <table:table-cell office:value-type="float" office:value="0.004088089033195" calcext:value-type="float">
            <text:p>0.0041</text:p>
          </table:table-cell>
          <table:table-cell office:value-type="float" office:value="0.91139718911206" calcext:value-type="float">
            <text:p>0.91</text:p>
          </table:table-cell>
          <table:table-cell office:value-type="float" office:value="-0.000110729636458" calcext:value-type="float">
            <text:p>-0.00011</text:p>
          </table:table-cell>
          <table:table-cell office:value-type="string" calcext:value-type="string">
            <text:p>V4-V5_UNIV</text:p>
          </table:table-cell>
          <table:table-cell office:value-type="string" calcext:value-type="string">
            <text:p>16S</text:p>
          </table:table-cell>
          <table:table-cell office:value-type="float" office:value="0.958359824355247" calcext:value-type="float">
            <text:p>0.96</text:p>
          </table:table-cell>
          <table:table-cell table:number-columns-repeated="39"/>
        </table:table-row>
        <table:table-row table:style-name="ro2">
          <table:table-cell office:value-type="string" calcext:value-type="string">
            <text:p>S0071</text:p>
          </table:table-cell>
          <table:table-cell office:value-type="string" calcext:value-type="string">
            <text:p>GA03</text:p>
          </table:table-cell>
          <table:table-cell office:value-type="float" office:value="288.8" calcext:value-type="float">
            <text:p>288.8</text:p>
          </table:table-cell>
          <table:table-cell office:value-type="float" office:value="38.6683" calcext:value-type="float">
            <text:p>38.6683</text:p>
          </table:table-cell>
          <table:table-cell office:value-type="float" office:value="-69.11578" calcext:value-type="float">
            <text:p>-69.11578</text:p>
          </table:table-cell>
          <table:table-cell office:value-type="float" office:value="17.589" calcext:value-type="float">
            <text:p>17.589</text:p>
          </table:table-cell>
          <table:table-cell office:value-type="float" office:value="35" calcext:value-type="float">
            <text:p>35</text:p>
          </table:table-cell>
          <table:table-cell office:value-type="float" office:value="1.7" calcext:value-type="float">
            <text:p>1.7</text:p>
          </table:table-cell>
          <table:table-cell office:value-type="string" calcext:value-type="string">
            <text:p>SRR5788067</text:p>
          </table:table-cell>
          <table:table-cell table:style-name="Default" office:value-type="float" office:value="0.080295685" calcext:value-type="float">
            <text:p>0.080295685</text:p>
          </table:table-cell>
          <table:table-cell table:style-name="Default" office:value-type="float" office:value="0.00612537123462028" calcext:value-type="float">
            <text:p>0.00612537123462</text:p>
          </table:table-cell>
          <table:table-cell table:style-name="Default" table:formula="of:=[.J128]/[.K128]" office:value-type="float" office:value="13.10870507671" calcext:value-type="float">
            <text:p>13.10870507671</text:p>
          </table:table-cell>
          <table:table-cell table:style-name="Default" table:formula="of:=([.K128]*5.75)/((1-[.K128])+([.K128]*5.75))" office:value-type="float" office:value="0.0342250880911123" calcext:value-type="float">
            <text:p>0.034225088091112</text:p>
          </table:table-cell>
          <table:table-cell table:style-name="Default" table:formula="of:=[.J128]/[.M128]" office:value-type="float" office:value="2.34610601399304" calcext:value-type="float">
            <text:p>2.34610601399304</text:p>
          </table:table-cell>
          <table:table-cell table:style-name="Default" office:value-type="string" calcext:value-type="string">
            <text:p>S0071</text:p>
          </table:table-cell>
          <table:table-cell office:value-type="float" office:value="0.959567060217302" calcext:value-type="float">
            <text:p>0.96</text:p>
          </table:table-cell>
          <table:table-cell table:number-columns-repeated="3"/>
          <table:table-cell table:style-name="ce17"/>
          <table:table-cell office:value-type="float" office:value="9.81754923129611E-265" calcext:value-type="float">
            <text:p>9.82E-265</text:p>
          </table:table-cell>
          <table:table-cell office:value-type="float" office:value="0.011448055908" calcext:value-type="float">
            <text:p>0.0114</text:p>
          </table:table-cell>
          <table:table-cell office:value-type="float" office:value="1.08286027770762" calcext:value-type="float">
            <text:p>1.08</text:p>
          </table:table-cell>
          <table:table-cell office:value-type="float" office:value="-0.000605549834428" calcext:value-type="float">
            <text:p>-0.00061</text:p>
          </table:table-cell>
          <table:table-cell office:value-type="string" calcext:value-type="string">
            <text:p>V4-V5_UNIV</text:p>
          </table:table-cell>
          <table:table-cell office:value-type="string" calcext:value-type="string">
            <text:p>16S</text:p>
          </table:table-cell>
          <table:table-cell office:value-type="float" office:value="0.935142138412362" calcext:value-type="float">
            <text:p>0.94</text:p>
          </table:table-cell>
          <table:table-cell table:number-columns-repeated="39"/>
        </table:table-row>
        <table:table-row table:style-name="ro2">
          <table:table-cell office:value-type="string" calcext:value-type="string">
            <text:p>S0120</text:p>
          </table:table-cell>
          <table:table-cell office:value-type="string" calcext:value-type="string">
            <text:p>GA03</text:p>
          </table:table-cell>
          <table:table-cell office:value-type="float" office:value="285.9" calcext:value-type="float">
            <text:p>285.9</text:p>
          </table:table-cell>
          <table:table-cell office:value-type="float" office:value="39.6924" calcext:value-type="float">
            <text:p>39.6924</text:p>
          </table:table-cell>
          <table:table-cell office:value-type="float" office:value="-69.81342" calcext:value-type="float">
            <text:p>-69.81342</text:p>
          </table:table-cell>
          <table:table-cell office:value-type="float" office:value="10.032" calcext:value-type="float">
            <text:p>10.032</text:p>
          </table:table-cell>
          <table:table-cell office:value-type="float" office:value="28" calcext:value-type="float">
            <text:p>28</text:p>
          </table:table-cell>
          <table:table-cell office:value-type="float" office:value="1.4" calcext:value-type="float">
            <text:p>1.4</text:p>
          </table:table-cell>
          <table:table-cell office:value-type="string" calcext:value-type="string">
            <text:p>SRR5788217</text:p>
          </table:table-cell>
          <table:table-cell table:style-name="Default" office:value-type="float" office:value="0.107302785" calcext:value-type="float">
            <text:p>0.107302785</text:p>
          </table:table-cell>
          <table:table-cell table:style-name="Default" office:value-type="float" office:value="0.00818561092823068" calcext:value-type="float">
            <text:p>0.008185610928231</text:p>
          </table:table-cell>
          <table:table-cell table:style-name="Default" table:formula="of:=[.J129]/[.K129]" office:value-type="float" office:value="13.1087081881613" calcext:value-type="float">
            <text:p>13.1087081881613</text:p>
          </table:table-cell>
          <table:table-cell table:style-name="Default" table:formula="of:=([.K129]*5.75)/((1-[.K129])+([.K129]*5.75))" office:value-type="float" office:value="0.0453057022913375" calcext:value-type="float">
            <text:p>0.045305702291338</text:p>
          </table:table-cell>
          <table:table-cell table:style-name="Default" table:formula="of:=[.J129]/[.M129]" office:value-type="float" office:value="2.36841676815848" calcext:value-type="float">
            <text:p>2.36841676815848</text:p>
          </table:table-cell>
          <table:table-cell table:style-name="Default" office:value-type="string" calcext:value-type="string">
            <text:p>S0120</text:p>
          </table:table-cell>
          <table:table-cell office:value-type="float" office:value="0.966462098471839" calcext:value-type="float">
            <text:p>0.97</text:p>
          </table:table-cell>
          <table:table-cell table:number-columns-repeated="3"/>
          <table:table-cell table:style-name="ce17"/>
          <table:table-cell office:value-type="float" office:value="2.46714130824744E-262" calcext:value-type="float">
            <text:p>2.47E-262</text:p>
          </table:table-cell>
          <table:table-cell office:value-type="float" office:value="0.009831701376058" calcext:value-type="float">
            <text:p>0.0098</text:p>
          </table:table-cell>
          <table:table-cell office:value-type="float" office:value="0.991609097651508" calcext:value-type="float">
            <text:p>0.99</text:p>
          </table:table-cell>
          <table:table-cell office:value-type="float" office:value="-0.000402299192339" calcext:value-type="float">
            <text:p>-0.00040</text:p>
          </table:table-cell>
          <table:table-cell office:value-type="string" calcext:value-type="string">
            <text:p>V4-V5_UNIV</text:p>
          </table:table-cell>
          <table:table-cell office:value-type="string" calcext:value-type="string">
            <text:p>16S</text:p>
          </table:table-cell>
          <table:table-cell office:value-type="float" office:value="0.949598930481283" calcext:value-type="float">
            <text:p>0.95</text:p>
          </table:table-cell>
          <table:table-cell table:number-columns-repeated="39"/>
        </table:table-row>
        <table:table-row table:style-name="ro2">
          <table:table-cell office:value-type="string" calcext:value-type="string">
            <text:p>S0373</text:p>
          </table:table-cell>
          <table:table-cell office:value-type="string" calcext:value-type="string">
            <text:p>GP13</text:p>
          </table:table-cell>
          <table:table-cell office:value-type="float" office:value="30" calcext:value-type="float">
            <text:p>30</text:p>
          </table:table-cell>
          <table:table-cell office:value-type="float" office:value="-32.4985" calcext:value-type="float">
            <text:p>-32.4985</text:p>
          </table:table-cell>
          <table:table-cell office:value-type="float" office:value="-165.99883" calcext:value-type="float">
            <text:p>-165.99883</text:p>
          </table:table-cell>
          <table:table-cell office:value-type="float" office:value="19.736" calcext:value-type="float">
            <text:p>19.736</text:p>
          </table:table-cell>
          <table:table-cell office:value-type="float" office:value="193" calcext:value-type="float">
            <text:p>193</text:p>
          </table:table-cell>
          <table:table-cell office:value-type="float" office:value="9.7" calcext:value-type="float">
            <text:p>9.7</text:p>
          </table:table-cell>
          <table:table-cell office:value-type="string" calcext:value-type="string">
            <text:p>SRR5788462</text:p>
          </table:table-cell>
          <table:table-cell table:style-name="Default" office:value-type="float" office:value="0.13776223" calcext:value-type="float">
            <text:p>0.13776223</text:p>
          </table:table-cell>
          <table:table-cell table:style-name="Default" office:value-type="float" office:value="0.0105548037889039" calcext:value-type="float">
            <text:p>0.010554803788904</text:p>
          </table:table-cell>
          <table:table-cell table:style-name="Default" table:formula="of:=[.J130]/[.K130]" office:value-type="float" office:value="13.0520882012821" calcext:value-type="float">
            <text:p>13.0520882012821</text:p>
          </table:table-cell>
          <table:table-cell table:style-name="Default" table:formula="of:=([.K130]*5.75)/((1-[.K130])+([.K130]*5.75))" office:value-type="float" office:value="0.0577926679981959" calcext:value-type="float">
            <text:p>0.057792667998196</text:p>
          </table:table-cell>
          <table:table-cell table:style-name="Default" table:formula="of:=[.J130]/[.M130]" office:value-type="float" office:value="2.38373196413601" calcext:value-type="float">
            <text:p>2.38373196413601</text:p>
          </table:table-cell>
          <table:table-cell table:style-name="Default" office:value-type="string" calcext:value-type="string">
            <text:p>S0373</text:p>
          </table:table-cell>
          <table:table-cell office:value-type="float" office:value="0.985317975140356" calcext:value-type="float">
            <text:p>0.99</text:p>
          </table:table-cell>
          <table:table-cell table:number-columns-repeated="3"/>
          <table:table-cell table:style-name="ce17"/>
          <table:table-cell office:value-type="float" office:value="2.30729443052348E-173" calcext:value-type="float">
            <text:p>2.31E-173</text:p>
          </table:table-cell>
          <table:table-cell office:value-type="float" office:value="0.008050127041457" calcext:value-type="float">
            <text:p>0.0081</text:p>
          </table:table-cell>
          <table:table-cell office:value-type="float" office:value="0.90181771611344" calcext:value-type="float">
            <text:p>0.90</text:p>
          </table:table-cell>
          <table:table-cell office:value-type="float" office:value="-0.000248372659612" calcext:value-type="float">
            <text:p>-0.00025</text:p>
          </table:table-cell>
          <table:table-cell office:value-type="string" calcext:value-type="string">
            <text:p>V4-V5_UNIV</text:p>
          </table:table-cell>
          <table:table-cell office:value-type="string" calcext:value-type="string">
            <text:p>16S</text:p>
          </table:table-cell>
          <table:table-cell office:value-type="float" office:value="0.957855853955756" calcext:value-type="float">
            <text:p>0.96</text:p>
          </table:table-cell>
          <table:table-cell table:number-columns-repeated="39"/>
        </table:table-row>
        <table:table-row table:style-name="ro2">
          <table:table-cell office:value-type="string" calcext:value-type="string">
            <text:p>S0246</text:p>
          </table:table-cell>
          <table:table-cell office:value-type="string" calcext:value-type="string">
            <text:p>GA03</text:p>
          </table:table-cell>
          <table:table-cell office:value-type="float" office:value="71.9" calcext:value-type="float">
            <text:p>71.9</text:p>
          </table:table-cell>
          <table:table-cell office:value-type="float" office:value="17.4018" calcext:value-type="float">
            <text:p>17.4018</text:p>
          </table:table-cell>
          <table:table-cell office:value-type="float" office:value="-24.49811" calcext:value-type="float">
            <text:p>-24.49811</text:p>
          </table:table-cell>
          <table:table-cell office:value-type="float" office:value="21.98" calcext:value-type="float">
            <text:p>21.98</text:p>
          </table:table-cell>
          <table:table-cell office:value-type="float" office:value="144" calcext:value-type="float">
            <text:p>144</text:p>
          </table:table-cell>
          <table:table-cell office:value-type="float" office:value="7.2" calcext:value-type="float">
            <text:p>7.2</text:p>
          </table:table-cell>
          <table:table-cell office:value-type="string" calcext:value-type="string">
            <text:p>SRR5788173</text:p>
          </table:table-cell>
          <table:table-cell table:style-name="Default" office:value-type="float" office:value="0.1488798" calcext:value-type="float">
            <text:p>0.1488798</text:p>
          </table:table-cell>
          <table:table-cell table:style-name="Default" office:value-type="float" office:value="0.0113904967522195" calcext:value-type="float">
            <text:p>0.01139049675222</text:p>
          </table:table-cell>
          <table:table-cell table:style-name="Default" table:formula="of:=[.J131]/[.K131]" office:value-type="float" office:value="13.0705274088235" calcext:value-type="float">
            <text:p>13.0705274088235</text:p>
          </table:table-cell>
          <table:table-cell table:style-name="Default" table:formula="of:=([.K131]*5.75)/((1-[.K131])+([.K131]*5.75))" office:value-type="float" office:value="0.0621336252560211" calcext:value-type="float">
            <text:p>0.062133625256021</text:p>
          </table:table-cell>
          <table:table-cell table:style-name="Default" table:formula="of:=[.J131]/[.M131]" office:value-type="float" office:value="2.39612286240409" calcext:value-type="float">
            <text:p>2.39612286240409</text:p>
          </table:table-cell>
          <table:table-cell table:style-name="Default" office:value-type="string" calcext:value-type="string">
            <text:p>S0246</text:p>
          </table:table-cell>
          <table:table-cell office:value-type="float" office:value="0.993123375881378" calcext:value-type="float">
            <text:p>0.99</text:p>
          </table:table-cell>
          <table:table-cell table:number-columns-repeated="3"/>
          <table:table-cell table:style-name="ce17"/>
          <table:table-cell office:value-type="float" office:value="1.62772695941361E-274" calcext:value-type="float">
            <text:p>1.63E-274</text:p>
          </table:table-cell>
          <table:table-cell office:value-type="float" office:value="0.004764724416412" calcext:value-type="float">
            <text:p>0.0048</text:p>
          </table:table-cell>
          <table:table-cell office:value-type="float" office:value="0.908975162341904" calcext:value-type="float">
            <text:p>0.91</text:p>
          </table:table-cell>
          <table:table-cell office:value-type="float" office:value="-0.0000870623955641385" calcext:value-type="float">
            <text:p>-0.00009</text:p>
          </table:table-cell>
          <table:table-cell office:value-type="string" calcext:value-type="string">
            <text:p>V4-V5_UNIV</text:p>
          </table:table-cell>
          <table:table-cell office:value-type="string" calcext:value-type="string">
            <text:p>16S</text:p>
          </table:table-cell>
          <table:table-cell office:value-type="float" office:value="0.967454209176064" calcext:value-type="float">
            <text:p>0.97</text:p>
          </table:table-cell>
          <table:table-cell table:number-columns-repeated="39"/>
        </table:table-row>
        <table:table-row table:style-name="ro2">
          <table:table-cell office:value-type="string" calcext:value-type="string">
            <text:p>S0314</text:p>
          </table:table-cell>
          <table:table-cell office:value-type="string" calcext:value-type="string">
            <text:p>GP13</text:p>
          </table:table-cell>
          <table:table-cell office:value-type="float" office:value="74.5" calcext:value-type="float">
            <text:p>74.5</text:p>
          </table:table-cell>
          <table:table-cell office:value-type="float" office:value="-30.0002" calcext:value-type="float">
            <text:p>-30.0002</text:p>
          </table:table-cell>
          <table:table-cell office:value-type="float" office:value="175.98" calcext:value-type="float">
            <text:p>175.98</text:p>
          </table:table-cell>
          <table:table-cell office:value-type="float" office:value="21.623" calcext:value-type="float">
            <text:p>21.623</text:p>
          </table:table-cell>
          <table:table-cell office:value-type="float" office:value="133" calcext:value-type="float">
            <text:p>133</text:p>
          </table:table-cell>
          <table:table-cell office:value-type="float" office:value="6.6" calcext:value-type="float">
            <text:p>6.6</text:p>
          </table:table-cell>
          <table:table-cell office:value-type="string" calcext:value-type="string">
            <text:p>SRR5788363</text:p>
          </table:table-cell>
          <table:table-cell table:style-name="Default" office:value-type="float" office:value="0.12877456" calcext:value-type="float">
            <text:p>0.12877456</text:p>
          </table:table-cell>
          <table:table-cell table:style-name="Default" office:value-type="float" office:value="0.0097737206264213" calcext:value-type="float">
            <text:p>0.009773720626421</text:p>
          </table:table-cell>
          <table:table-cell table:style-name="Default" table:formula="of:=[.J132]/[.K132]" office:value-type="float" office:value="13.1755924813201" calcext:value-type="float">
            <text:p>13.1755924813201</text:p>
          </table:table-cell>
          <table:table-cell table:style-name="Default" table:formula="of:=([.K132]*5.75)/((1-[.K132])+([.K132]*5.75))" office:value-type="float" office:value="0.0537056017508843" calcext:value-type="float">
            <text:p>0.053705601750884</text:p>
          </table:table-cell>
          <table:table-cell table:style-name="Default" table:formula="of:=[.J132]/[.M132]" office:value-type="float" office:value="2.3977863724035" calcext:value-type="float">
            <text:p>2.3977863724035</text:p>
          </table:table-cell>
          <table:table-cell table:style-name="Default" office:value-type="string" calcext:value-type="string">
            <text:p>S0314</text:p>
          </table:table-cell>
          <table:table-cell office:value-type="float" office:value="0.99026977914803" calcext:value-type="float">
            <text:p>0.99</text:p>
          </table:table-cell>
          <table:table-cell table:number-columns-repeated="3"/>
          <table:table-cell table:style-name="ce17"/>
          <table:table-cell office:value-type="float" office:value="7.76593456120372E-303" calcext:value-type="float">
            <text:p>7.77E-303</text:p>
          </table:table-cell>
          <table:table-cell office:value-type="float" office:value="0.005399515767048" calcext:value-type="float">
            <text:p>0.0054</text:p>
          </table:table-cell>
          <table:table-cell office:value-type="float" office:value="0.941902222653749" calcext:value-type="float">
            <text:p>0.94</text:p>
          </table:table-cell>
          <table:table-cell office:value-type="float" office:value="-0.000216247935053" calcext:value-type="float">
            <text:p>-0.00022</text:p>
          </table:table-cell>
          <table:table-cell office:value-type="string" calcext:value-type="string">
            <text:p>V4-V5_UNIV</text:p>
          </table:table-cell>
          <table:table-cell office:value-type="string" calcext:value-type="string">
            <text:p>16S</text:p>
          </table:table-cell>
          <table:table-cell office:value-type="float" office:value="0.96175495893569" calcext:value-type="float">
            <text:p>0.96</text:p>
          </table:table-cell>
          <table:table-cell table:number-columns-repeated="39"/>
        </table:table-row>
        <table:table-row table:style-name="ro2">
          <table:table-cell office:value-type="string" calcext:value-type="string">
            <text:p>S0392</text:p>
          </table:table-cell>
          <table:table-cell office:value-type="string" calcext:value-type="string">
            <text:p>GP13</text:p>
          </table:table-cell>
          <table:table-cell office:value-type="float" office:value="73" calcext:value-type="float">
            <text:p>73</text:p>
          </table:table-cell>
          <table:table-cell office:value-type="float" office:value="-32.49783" calcext:value-type="float">
            <text:p>-32.49783</text:p>
          </table:table-cell>
          <table:table-cell office:value-type="float" office:value="-160.99283" calcext:value-type="float">
            <text:p>-160.99283</text:p>
          </table:table-cell>
          <table:table-cell office:value-type="float" office:value="19.076" calcext:value-type="float">
            <text:p>19.076</text:p>
          </table:table-cell>
          <table:table-cell office:value-type="float" office:value="121" calcext:value-type="float">
            <text:p>121</text:p>
          </table:table-cell>
          <table:table-cell office:value-type="float" office:value="6.1" calcext:value-type="float">
            <text:p>6.1</text:p>
          </table:table-cell>
          <table:table-cell office:value-type="string" calcext:value-type="string">
            <text:p>SRR5788255</text:p>
          </table:table-cell>
          <table:table-cell table:style-name="Default" office:value-type="float" office:value="0.1221562" calcext:value-type="float">
            <text:p>0.1221562</text:p>
          </table:table-cell>
          <table:table-cell table:style-name="Default" office:value-type="float" office:value="0.0092313076956731" calcext:value-type="float">
            <text:p>0.009231307695673</text:p>
          </table:table-cell>
          <table:table-cell table:style-name="Default" table:formula="of:=[.J133]/[.K133]" office:value-type="float" office:value="13.232816414218" calcext:value-type="float">
            <text:p>13.232816414218</text:p>
          </table:table-cell>
          <table:table-cell table:style-name="Default" table:formula="of:=([.K133]*5.75)/((1-[.K133])+([.K133]*5.75))" office:value-type="float" office:value="0.0508502991502248" calcext:value-type="float">
            <text:p>0.050850299150225</text:p>
          </table:table-cell>
          <table:table-cell table:style-name="Default" table:formula="of:=[.J133]/[.M133]" office:value-type="float" office:value="2.402271019864" calcext:value-type="float">
            <text:p>2.402271019864</text:p>
          </table:table-cell>
          <table:table-cell table:style-name="Default" office:value-type="string" calcext:value-type="string">
            <text:p>S0392</text:p>
          </table:table-cell>
          <table:table-cell office:value-type="float" office:value="0.979455813756122" calcext:value-type="float">
            <text:p>0.98</text:p>
          </table:table-cell>
          <table:table-cell table:number-columns-repeated="3"/>
          <table:table-cell table:style-name="ce17"/>
          <table:table-cell office:value-type="float" office:value="6.31849718162186E-175" calcext:value-type="float">
            <text:p>6.32E-175</text:p>
          </table:table-cell>
          <table:table-cell office:value-type="float" office:value="0.009338241634883" calcext:value-type="float">
            <text:p>0.0093</text:p>
          </table:table-cell>
          <table:table-cell office:value-type="float" office:value="0.923187659371283" calcext:value-type="float">
            <text:p>0.92</text:p>
          </table:table-cell>
          <table:table-cell office:value-type="float" office:value="-0.00021863545872" calcext:value-type="float">
            <text:p>-0.00022</text:p>
          </table:table-cell>
          <table:table-cell office:value-type="string" calcext:value-type="string">
            <text:p>V4-V5_UNIV</text:p>
          </table:table-cell>
          <table:table-cell office:value-type="string" calcext:value-type="string">
            <text:p>16S</text:p>
          </table:table-cell>
          <table:table-cell office:value-type="float" office:value="0.963858608826174" calcext:value-type="float">
            <text:p>0.96</text:p>
          </table:table-cell>
          <table:table-cell table:number-columns-repeated="39"/>
        </table:table-row>
        <table:table-row table:style-name="ro2">
          <table:table-cell office:value-type="string" calcext:value-type="string">
            <text:p>S0318</text:p>
          </table:table-cell>
          <table:table-cell office:value-type="string" calcext:value-type="string">
            <text:p>GP13</text:p>
          </table:table-cell>
          <table:table-cell office:value-type="float" office:value="48.6" calcext:value-type="float">
            <text:p>48.6</text:p>
          </table:table-cell>
          <table:table-cell office:value-type="float" office:value="-32.5001" calcext:value-type="float">
            <text:p>-32.5001</text:p>
          </table:table-cell>
          <table:table-cell office:value-type="float" office:value="-170" calcext:value-type="float">
            <text:p>-170</text:p>
          </table:table-cell>
          <table:table-cell office:value-type="float" office:value="19.661" calcext:value-type="float">
            <text:p>19.661</text:p>
          </table:table-cell>
          <table:table-cell table:number-columns-repeated="2"/>
          <table:table-cell office:value-type="string" calcext:value-type="string">
            <text:p>SRR5788277</text:p>
          </table:table-cell>
          <table:table-cell table:style-name="Default" office:value-type="float" office:value="0.12615768" calcext:value-type="float">
            <text:p>0.12615768</text:p>
          </table:table-cell>
          <table:table-cell table:style-name="Default" office:value-type="float" office:value="0.0095389507154213" calcext:value-type="float">
            <text:p>0.009538950715421</text:p>
          </table:table-cell>
          <table:table-cell table:style-name="Default" table:formula="of:=[.J134]/[.K134]" office:value-type="float" office:value="13.22553012" calcext:value-type="float">
            <text:p>13.22553012</text:p>
          </table:table-cell>
          <table:table-cell table:style-name="Default" table:formula="of:=([.K134]*5.75)/((1-[.K134])+([.K134]*5.75))" office:value-type="float" office:value="0.0524714828897338" calcext:value-type="float">
            <text:p>0.052471482889734</text:p>
          </table:table-cell>
          <table:table-cell table:style-name="Default" table:formula="of:=[.J134]/[.M134]" office:value-type="float" office:value="2.40430940869565" calcext:value-type="float">
            <text:p>2.40430940869565</text:p>
          </table:table-cell>
          <table:table-cell table:style-name="Default" office:value-type="string" calcext:value-type="string">
            <text:p>S0318</text:p>
          </table:table-cell>
          <table:table-cell office:value-type="float" office:value="0.990312289734522" calcext:value-type="float">
            <text:p>0.99</text:p>
          </table:table-cell>
          <table:table-cell table:number-columns-repeated="3"/>
          <table:table-cell table:style-name="ce17"/>
          <table:table-cell office:value-type="float" office:value="1.30213186799006E-236" calcext:value-type="float">
            <text:p>1.30E-236</text:p>
          </table:table-cell>
          <table:table-cell office:value-type="float" office:value="0.006297086558075" calcext:value-type="float">
            <text:p>0.0063</text:p>
          </table:table-cell>
          <table:table-cell office:value-type="float" office:value="0.971836345313038" calcext:value-type="float">
            <text:p>0.97</text:p>
          </table:table-cell>
          <table:table-cell office:value-type="float" office:value="-0.000331990642324" calcext:value-type="float">
            <text:p>-0.00033</text:p>
          </table:table-cell>
          <table:table-cell office:value-type="string" calcext:value-type="string">
            <text:p>V4-V5_UNIV</text:p>
          </table:table-cell>
          <table:table-cell office:value-type="string" calcext:value-type="string">
            <text:p>16S</text:p>
          </table:table-cell>
          <table:table-cell office:value-type="float" office:value="0.939986043265876" calcext:value-type="float">
            <text:p>0.94</text:p>
          </table:table-cell>
          <table:table-cell table:number-columns-repeated="39"/>
        </table:table-row>
        <table:table-row table:style-name="ro2">
          <table:table-cell office:value-type="string" calcext:value-type="string">
            <text:p>S0326</text:p>
          </table:table-cell>
          <table:table-cell office:value-type="string" calcext:value-type="string">
            <text:p>GP13</text:p>
          </table:table-cell>
          <table:table-cell office:value-type="float" office:value="100.3" calcext:value-type="float">
            <text:p>100.3</text:p>
          </table:table-cell>
          <table:table-cell office:value-type="float" office:value="-32.4998" calcext:value-type="float">
            <text:p>-32.4998</text:p>
          </table:table-cell>
          <table:table-cell office:value-type="float" office:value="-171.99899" calcext:value-type="float">
            <text:p>-171.99899</text:p>
          </table:table-cell>
          <table:table-cell office:value-type="float" office:value="17.184" calcext:value-type="float">
            <text:p>17.184</text:p>
          </table:table-cell>
          <table:table-cell office:value-type="float" office:value="154" calcext:value-type="float">
            <text:p>154</text:p>
          </table:table-cell>
          <table:table-cell office:value-type="float" office:value="7.7" calcext:value-type="float">
            <text:p>7.7</text:p>
          </table:table-cell>
          <table:table-cell office:value-type="string" calcext:value-type="string">
            <text:p>SRR5788418</text:p>
          </table:table-cell>
          <table:table-cell table:style-name="Default" office:value-type="float" office:value="0.18864998" calcext:value-type="float">
            <text:p>0.18864998</text:p>
          </table:table-cell>
          <table:table-cell table:style-name="Default" office:value-type="float" office:value="0.0143946583126579" calcext:value-type="float">
            <text:p>0.014394658312658</text:p>
          </table:table-cell>
          <table:table-cell table:style-name="Default" table:formula="of:=[.J135]/[.K135]" office:value-type="float" office:value="13.1055545677046" calcext:value-type="float">
            <text:p>13.1055545677046</text:p>
          </table:table-cell>
          <table:table-cell table:style-name="Default" table:formula="of:=([.K135]*5.75)/((1-[.K135])+([.K135]*5.75))" office:value-type="float" office:value="0.0774721555596577" calcext:value-type="float">
            <text:p>0.077472155559658</text:p>
          </table:table-cell>
          <table:table-cell table:style-name="Default" table:formula="of:=[.J135]/[.M135]" office:value-type="float" office:value="2.43506816916601" calcext:value-type="float">
            <text:p>2.43506816916601</text:p>
          </table:table-cell>
          <table:table-cell table:style-name="Default" office:value-type="string" calcext:value-type="string">
            <text:p>S0326</text:p>
          </table:table-cell>
          <table:table-cell office:value-type="float" office:value="0.983451434054766" calcext:value-type="float">
            <text:p>0.98</text:p>
          </table:table-cell>
          <table:table-cell table:number-columns-repeated="3"/>
          <table:table-cell table:style-name="ce17"/>
          <table:table-cell office:value-type="float" office:value="0" calcext:value-type="float">
            <text:p>0.00E+00</text:p>
          </table:table-cell>
          <table:table-cell office:value-type="float" office:value="0.006373459172633" calcext:value-type="float">
            <text:p>0.0064</text:p>
          </table:table-cell>
          <table:table-cell office:value-type="float" office:value="1.02709875579298" calcext:value-type="float">
            <text:p>1.03</text:p>
          </table:table-cell>
          <table:table-cell office:value-type="float" office:value="-0.00031218815877" calcext:value-type="float">
            <text:p>-0.00031</text:p>
          </table:table-cell>
          <table:table-cell office:value-type="string" calcext:value-type="string">
            <text:p>V4-V5_UNIV</text:p>
          </table:table-cell>
          <table:table-cell office:value-type="string" calcext:value-type="string">
            <text:p>16S</text:p>
          </table:table-cell>
          <table:table-cell office:value-type="float" office:value="0.958025303894815" calcext:value-type="float">
            <text:p>0.96</text:p>
          </table:table-cell>
          <table:table-cell table:number-columns-repeated="39"/>
        </table:table-row>
        <table:table-row table:style-name="ro2">
          <table:table-cell office:value-type="string" calcext:value-type="string">
            <text:p>S0260</text:p>
          </table:table-cell>
          <table:table-cell office:value-type="string" calcext:value-type="string">
            <text:p>GP13</text:p>
          </table:table-cell>
          <table:table-cell office:value-type="float" office:value="5601" calcext:value-type="float">
            <text:p>5601</text:p>
          </table:table-cell>
          <table:table-cell office:value-type="float" office:value="-32.5125" calcext:value-type="float">
            <text:p>-32.5125</text:p>
          </table:table-cell>
          <table:table-cell office:value-type="float" office:value="-158.028" calcext:value-type="float">
            <text:p>-158.028</text:p>
          </table:table-cell>
          <table:table-cell office:value-type="float" office:value="1.153" calcext:value-type="float">
            <text:p>1.153</text:p>
          </table:table-cell>
          <table:table-cell office:value-type="float" office:value="19" calcext:value-type="float">
            <text:p>19</text:p>
          </table:table-cell>
          <table:table-cell office:value-type="float" office:value="0.9" calcext:value-type="float">
            <text:p>0.9</text:p>
          </table:table-cell>
          <table:table-cell office:value-type="string" calcext:value-type="string">
            <text:p>SRR5788153</text:p>
          </table:table-cell>
          <table:table-cell table:style-name="Default" office:value-type="float" office:value="0.104739275" calcext:value-type="float">
            <text:p>0.104739275</text:p>
          </table:table-cell>
          <table:table-cell table:style-name="Default" office:value-type="float" office:value="0.00773281046903571" calcext:value-type="float">
            <text:p>0.007732810469036</text:p>
          </table:table-cell>
          <table:table-cell table:style-name="Default" table:formula="of:=[.J136]/[.K136]" office:value-type="float" office:value="13.5447875542023" calcext:value-type="float">
            <text:p>13.5447875542023</text:p>
          </table:table-cell>
          <table:table-cell table:style-name="Default" table:formula="of:=([.K136]*5.75)/((1-[.K136])+([.K136]*5.75))" office:value-type="float" office:value="0.0428883352015853" calcext:value-type="float">
            <text:p>0.042888335201585</text:p>
          </table:table-cell>
          <table:table-cell table:style-name="Default" table:formula="of:=[.J136]/[.M136]" office:value-type="float" office:value="2.44213897573083" calcext:value-type="float">
            <text:p>2.44213897573083</text:p>
          </table:table-cell>
          <table:table-cell table:style-name="Default" office:value-type="string" calcext:value-type="string">
            <text:p>S0260</text:p>
          </table:table-cell>
          <table:table-cell office:value-type="float" office:value="0.956940492734399" calcext:value-type="float">
            <text:p>0.96</text:p>
          </table:table-cell>
          <table:table-cell table:number-columns-repeated="3"/>
          <table:table-cell table:style-name="ce17"/>
          <table:table-cell office:value-type="float" office:value="3.56759412217093E-297" calcext:value-type="float">
            <text:p>3.57E-297</text:p>
          </table:table-cell>
          <table:table-cell office:value-type="float" office:value="0.009763911884797" calcext:value-type="float">
            <text:p>0.0098</text:p>
          </table:table-cell>
          <table:table-cell office:value-type="float" office:value="0.956695349698074" calcext:value-type="float">
            <text:p>0.96</text:p>
          </table:table-cell>
          <table:table-cell office:value-type="float" office:value="-0.000261825859997" calcext:value-type="float">
            <text:p>-0.00026</text:p>
          </table:table-cell>
          <table:table-cell office:value-type="string" calcext:value-type="string">
            <text:p>V4-V5_UNIV</text:p>
          </table:table-cell>
          <table:table-cell office:value-type="string" calcext:value-type="string">
            <text:p>16S</text:p>
          </table:table-cell>
          <table:table-cell office:value-type="float" office:value="0.948903778372379" calcext:value-type="float">
            <text:p>0.95</text:p>
          </table:table-cell>
          <table:table-cell table:number-columns-repeated="39"/>
        </table:table-row>
        <table:table-row table:style-name="ro4">
          <table:table-cell office:value-type="string" calcext:value-type="string">
            <text:p>S0250</text:p>
          </table:table-cell>
          <table:table-cell office:value-type="string" calcext:value-type="string">
            <text:p>GA03</text:p>
          </table:table-cell>
          <table:table-cell office:value-type="float" office:value="2" calcext:value-type="float">
            <text:p>2</text:p>
          </table:table-cell>
          <table:table-cell office:value-type="float" office:value="17.4018" calcext:value-type="float">
            <text:p>17.4018</text:p>
          </table:table-cell>
          <table:table-cell office:value-type="float" office:value="-24.49811" calcext:value-type="float">
            <text:p>-24.49811</text:p>
          </table:table-cell>
          <table:table-cell/>
          <table:table-cell office:value-type="float" office:value="54" calcext:value-type="float">
            <text:p>54</text:p>
          </table:table-cell>
          <table:table-cell office:value-type="float" office:value="2.7" calcext:value-type="float">
            <text:p>2.7</text:p>
          </table:table-cell>
          <table:table-cell office:value-type="string" calcext:value-type="string">
            <text:p>SRR5788169</text:p>
          </table:table-cell>
          <table:table-cell table:style-name="Default" office:value-type="float" office:value="0.055957205" calcext:value-type="float">
            <text:p>0.055957205</text:p>
          </table:table-cell>
          <table:table-cell table:style-name="Default" office:value-type="float" office:value="0.00404451358142874" calcext:value-type="float">
            <text:p>0.004044513581429</text:p>
          </table:table-cell>
          <table:table-cell table:style-name="Default" table:formula="of:=[.J137]/[.K137]" office:value-type="float" office:value="13.8353361593195" calcext:value-type="float">
            <text:p>13.8353361593195</text:p>
          </table:table-cell>
          <table:table-cell table:style-name="Default" table:formula="of:=([.K137]*5.75)/((1-[.K137])+([.K137]*5.75))" office:value-type="float" office:value="0.0228175942612606" calcext:value-type="float">
            <text:p>0.022817594261261</text:p>
          </table:table-cell>
          <table:table-cell table:style-name="Default" table:formula="of:=[.J137]/[.M137]" office:value-type="float" office:value="2.45237093618601" calcext:value-type="float">
            <text:p>2.45237093618601</text:p>
          </table:table-cell>
          <table:table-cell table:style-name="Default" office:value-type="string" calcext:value-type="string">
            <text:p>S0250</text:p>
          </table:table-cell>
          <table:table-cell office:value-type="float" office:value="0.954668176782285" calcext:value-type="float">
            <text:p>0.95</text:p>
          </table:table-cell>
          <table:table-cell office:value-type="string" calcext:value-type="string">
            <text:p>profiles generally quite similar</text:p>
          </table:table-cell>
          <table:table-cell table:number-columns-repeated="2"/>
          <table:table-cell table:style-name="ce20" office:value-type="string" calcext:value-type="string">
            <text:p>difficult to verify - no co-occurring samples, seems to be orphan station</text:p>
          </table:table-cell>
          <table:table-cell office:value-type="float" office:value="3.13426260377432E-200" calcext:value-type="float">
            <text:p>3.13E-200</text:p>
          </table:table-cell>
          <table:table-cell office:value-type="float" office:value="0.011384621543733" calcext:value-type="float">
            <text:p>0.0114</text:p>
          </table:table-cell>
          <table:table-cell office:value-type="float" office:value="0.897334231948426" calcext:value-type="float">
            <text:p>0.90</text:p>
          </table:table-cell>
          <table:table-cell office:value-type="float" office:value="-0.000112390587063" calcext:value-type="float">
            <text:p>-0.00011</text:p>
          </table:table-cell>
          <table:table-cell office:value-type="string" calcext:value-type="string">
            <text:p>V4-V5_UNIV</text:p>
          </table:table-cell>
          <table:table-cell office:value-type="string" calcext:value-type="string">
            <text:p>16S</text:p>
          </table:table-cell>
          <table:table-cell office:value-type="float" office:value="0.968474409485645" calcext:value-type="float">
            <text:p>0.97</text:p>
          </table:table-cell>
          <table:table-cell table:number-columns-repeated="39"/>
        </table:table-row>
        <table:table-row table:style-name="ro2">
          <table:table-cell office:value-type="string" calcext:value-type="string">
            <text:p>S0376</text:p>
          </table:table-cell>
          <table:table-cell office:value-type="string" calcext:value-type="string">
            <text:p>GP13</text:p>
          </table:table-cell>
          <table:table-cell office:value-type="float" office:value="102" calcext:value-type="float">
            <text:p>102</text:p>
          </table:table-cell>
          <table:table-cell office:value-type="float" office:value="-32.4985" calcext:value-type="float">
            <text:p>-32.4985</text:p>
          </table:table-cell>
          <table:table-cell office:value-type="float" office:value="-165.99883" calcext:value-type="float">
            <text:p>-165.99883</text:p>
          </table:table-cell>
          <table:table-cell office:value-type="float" office:value="19.283" calcext:value-type="float">
            <text:p>19.283</text:p>
          </table:table-cell>
          <table:table-cell office:value-type="float" office:value="146" calcext:value-type="float">
            <text:p>146</text:p>
          </table:table-cell>
          <table:table-cell office:value-type="float" office:value="7.3" calcext:value-type="float">
            <text:p>7.3</text:p>
          </table:table-cell>
          <table:table-cell office:value-type="string" calcext:value-type="string">
            <text:p>SRR5788459</text:p>
          </table:table-cell>
          <table:table-cell table:style-name="Default" office:value-type="float" office:value="0.12190929" calcext:value-type="float">
            <text:p>0.12190929</text:p>
          </table:table-cell>
          <table:table-cell table:style-name="Default" office:value-type="float" office:value="0.00897846254000977" calcext:value-type="float">
            <text:p>0.00897846254001</text:p>
          </table:table-cell>
          <table:table-cell table:style-name="Default" table:formula="of:=[.J138]/[.K138]" office:value-type="float" office:value="13.5779694415106" calcext:value-type="float">
            <text:p>13.5779694415106</text:p>
          </table:table-cell>
          <table:table-cell table:style-name="Default" table:formula="of:=([.K138]*5.75)/((1-[.K138])+([.K138]*5.75))" office:value-type="float" office:value="0.0495144810182566" calcext:value-type="float">
            <text:p>0.049514481018257</text:p>
          </table:table-cell>
          <table:table-cell table:style-name="Default" table:formula="of:=[.J138]/[.M138]" office:value-type="float" office:value="2.46209366417575" calcext:value-type="float">
            <text:p>2.46209366417575</text:p>
          </table:table-cell>
          <table:table-cell table:style-name="Default" office:value-type="string" calcext:value-type="string">
            <text:p>S0376</text:p>
          </table:table-cell>
          <table:table-cell office:value-type="float" office:value="0.992276892793415" calcext:value-type="float">
            <text:p>0.99</text:p>
          </table:table-cell>
          <table:table-cell table:number-columns-repeated="3"/>
          <table:table-cell table:style-name="ce17"/>
          <table:table-cell office:value-type="float" office:value="3.40216498781226E-213" calcext:value-type="float">
            <text:p>3.40E-213</text:p>
          </table:table-cell>
          <table:table-cell office:value-type="float" office:value="0.005932187288885" calcext:value-type="float">
            <text:p>0.0059</text:p>
          </table:table-cell>
          <table:table-cell office:value-type="float" office:value="0.950933744931842" calcext:value-type="float">
            <text:p>0.95</text:p>
          </table:table-cell>
          <table:table-cell office:value-type="float" office:value="-0.000326515125217" calcext:value-type="float">
            <text:p>-0.00033</text:p>
          </table:table-cell>
          <table:table-cell office:value-type="string" calcext:value-type="string">
            <text:p>V4-V5_UNIV</text:p>
          </table:table-cell>
          <table:table-cell office:value-type="string" calcext:value-type="string">
            <text:p>16S</text:p>
          </table:table-cell>
          <table:table-cell office:value-type="float" office:value="0.977746405076556" calcext:value-type="float">
            <text:p>0.98</text:p>
          </table:table-cell>
          <table:table-cell table:number-columns-repeated="39"/>
        </table:table-row>
        <table:table-row table:style-name="ro2">
          <table:table-cell office:value-type="string" calcext:value-type="string">
            <text:p>S0066</text:p>
          </table:table-cell>
          <table:table-cell office:value-type="string" calcext:value-type="string">
            <text:p>GA03</text:p>
          </table:table-cell>
          <table:table-cell office:value-type="float" office:value="86.4" calcext:value-type="float">
            <text:p>86.4</text:p>
          </table:table-cell>
          <table:table-cell office:value-type="float" office:value="38.6683" calcext:value-type="float">
            <text:p>38.6683</text:p>
          </table:table-cell>
          <table:table-cell office:value-type="float" office:value="-69.11578" calcext:value-type="float">
            <text:p>-69.11578</text:p>
          </table:table-cell>
          <table:table-cell office:value-type="float" office:value="23.587" calcext:value-type="float">
            <text:p>23.587</text:p>
          </table:table-cell>
          <table:table-cell office:value-type="float" office:value="30" calcext:value-type="float">
            <text:p>30</text:p>
          </table:table-cell>
          <table:table-cell office:value-type="float" office:value="1.5" calcext:value-type="float">
            <text:p>1.5</text:p>
          </table:table-cell>
          <table:table-cell office:value-type="string" calcext:value-type="string">
            <text:p>SRR5788066</text:p>
          </table:table-cell>
          <table:table-cell table:style-name="Default" office:value-type="float" office:value="0.201525715" calcext:value-type="float">
            <text:p>0.201525715</text:p>
          </table:table-cell>
          <table:table-cell table:style-name="Default" office:value-type="float" office:value="0.0151949635782326" calcext:value-type="float">
            <text:p>0.015194963578233</text:p>
          </table:table-cell>
          <table:table-cell table:style-name="Default" table:formula="of:=[.J139]/[.K139]" office:value-type="float" office:value="13.2626652220933" calcext:value-type="float">
            <text:p>13.2626652220933</text:p>
          </table:table-cell>
          <table:table-cell table:style-name="Default" table:formula="of:=([.K139]*5.75)/((1-[.K139])+([.K139]*5.75))" office:value-type="float" office:value="0.0814894516389346" calcext:value-type="float">
            <text:p>0.081489451638935</text:p>
          </table:table-cell>
          <table:table-cell table:style-name="Default" table:formula="of:=[.J139]/[.M139]" office:value-type="float" office:value="2.47302823797275" calcext:value-type="float">
            <text:p>2.47302823797275</text:p>
          </table:table-cell>
          <table:table-cell table:style-name="Default" office:value-type="string" calcext:value-type="string">
            <text:p>S0066</text:p>
          </table:table-cell>
          <table:table-cell office:value-type="float" office:value="0.978244172371575" calcext:value-type="float">
            <text:p>0.98</text:p>
          </table:table-cell>
          <table:table-cell table:number-columns-repeated="3"/>
          <table:table-cell table:style-name="ce17"/>
          <table:table-cell office:value-type="float" office:value="1.47982446625321E-270" calcext:value-type="float">
            <text:p>1.48E-270</text:p>
          </table:table-cell>
          <table:table-cell office:value-type="float" office:value="0.00826009647172" calcext:value-type="float">
            <text:p>0.0083</text:p>
          </table:table-cell>
          <table:table-cell office:value-type="float" office:value="0.995456325985748" calcext:value-type="float">
            <text:p>1.00</text:p>
          </table:table-cell>
          <table:table-cell office:value-type="float" office:value="-0.000502025197969" calcext:value-type="float">
            <text:p>-0.00050</text:p>
          </table:table-cell>
          <table:table-cell office:value-type="string" calcext:value-type="string">
            <text:p>V4-V5_UNIV</text:p>
          </table:table-cell>
          <table:table-cell office:value-type="string" calcext:value-type="string">
            <text:p>16S</text:p>
          </table:table-cell>
          <table:table-cell office:value-type="float" office:value="0.957325349903475" calcext:value-type="float">
            <text:p>0.96</text:p>
          </table:table-cell>
          <table:table-cell table:number-columns-repeated="39"/>
        </table:table-row>
        <table:table-row table:style-name="ro2">
          <table:table-cell office:value-type="string" calcext:value-type="string">
            <text:p>S0426</text:p>
          </table:table-cell>
          <table:table-cell office:value-type="string" calcext:value-type="string">
            <text:p>GP13</text:p>
          </table:table-cell>
          <table:table-cell office:value-type="float" office:value="16" calcext:value-type="float">
            <text:p>16</text:p>
          </table:table-cell>
          <table:table-cell office:value-type="float" office:value="-32.49667" calcext:value-type="float">
            <text:p>-32.49667</text:p>
          </table:table-cell>
          <table:table-cell office:value-type="float" office:value="-170.99533" calcext:value-type="float">
            <text:p>-170.99533</text:p>
          </table:table-cell>
          <table:table-cell office:value-type="float" office:value="19.313" calcext:value-type="float">
            <text:p>19.313</text:p>
          </table:table-cell>
          <table:table-cell office:value-type="float" office:value="48" calcext:value-type="float">
            <text:p>48</text:p>
          </table:table-cell>
          <table:table-cell office:value-type="float" office:value="2.4" calcext:value-type="float">
            <text:p>2.4</text:p>
          </table:table-cell>
          <table:table-cell office:value-type="string" calcext:value-type="string">
            <text:p>SRR5788394</text:p>
          </table:table-cell>
          <table:table-cell table:style-name="Default" office:value-type="float" office:value="0.24559874" calcext:value-type="float">
            <text:p>0.24559874</text:p>
          </table:table-cell>
          <table:table-cell table:style-name="Default" office:value-type="float" office:value="0.0187946039391835" calcext:value-type="float">
            <text:p>0.018794603939184</text:p>
          </table:table-cell>
          <table:table-cell table:style-name="Default" table:formula="of:=[.J140]/[.K140]" office:value-type="float" office:value="13.0675134626258" calcext:value-type="float">
            <text:p>13.0675134626258</text:p>
          </table:table-cell>
          <table:table-cell table:style-name="Default" table:formula="of:=([.K140]*5.75)/((1-[.K140])+([.K140]*5.75))" office:value-type="float" office:value="0.0992118934903216" calcext:value-type="float">
            <text:p>0.099211893490322</text:p>
          </table:table-cell>
          <table:table-cell table:style-name="Default" table:formula="of:=[.J140]/[.M140]" office:value-type="float" office:value="2.47549695263057" calcext:value-type="float">
            <text:p>2.47549695263057</text:p>
          </table:table-cell>
          <table:table-cell table:style-name="Default" office:value-type="string" calcext:value-type="string">
            <text:p>S0426</text:p>
          </table:table-cell>
          <table:table-cell office:value-type="float" office:value="0.95837983398058" calcext:value-type="float">
            <text:p>0.96</text:p>
          </table:table-cell>
          <table:table-cell table:number-columns-repeated="3"/>
          <table:table-cell table:style-name="ce17"/>
          <table:table-cell office:value-type="float" office:value="2.54279212509524E-204" calcext:value-type="float">
            <text:p>2.54E-204</text:p>
          </table:table-cell>
          <table:table-cell office:value-type="float" office:value="0.010944293614451" calcext:value-type="float">
            <text:p>0.0109</text:p>
          </table:table-cell>
          <table:table-cell office:value-type="float" office:value="0.898956082511436" calcext:value-type="float">
            <text:p>0.90</text:p>
          </table:table-cell>
          <table:table-cell office:value-type="float" office:value="-0.00013398027649"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62171238657027" calcext:value-type="float">
            <text:p>0.96</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382</text:p>
          </table:table-cell>
          <table:table-cell office:value-type="string" calcext:value-type="string">
            <text:p>GP13</text:p>
          </table:table-cell>
          <table:table-cell office:value-type="float" office:value="75" calcext:value-type="float">
            <text:p>75</text:p>
          </table:table-cell>
          <table:table-cell office:value-type="float" office:value="-32.50633" calcext:value-type="float">
            <text:p>-32.50633</text:p>
          </table:table-cell>
          <table:table-cell office:value-type="float" office:value="-162.9935" calcext:value-type="float">
            <text:p>-162.9935</text:p>
          </table:table-cell>
          <table:table-cell office:value-type="float" office:value="19.471" calcext:value-type="float">
            <text:p>19.471</text:p>
          </table:table-cell>
          <table:table-cell office:value-type="float" office:value="208" calcext:value-type="float">
            <text:p>208</text:p>
          </table:table-cell>
          <table:table-cell office:value-type="float" office:value="10.4" calcext:value-type="float">
            <text:p>10.4</text:p>
          </table:table-cell>
          <table:table-cell office:value-type="string" calcext:value-type="string">
            <text:p>SRR5788094</text:p>
          </table:table-cell>
          <table:table-cell table:style-name="Default" office:value-type="float" office:value="0.15665598" calcext:value-type="float">
            <text:p>0.15665598</text:p>
          </table:table-cell>
          <table:table-cell table:style-name="Default" office:value-type="float" office:value="0.0115856474509568" calcext:value-type="float">
            <text:p>0.011585647450957</text:p>
          </table:table-cell>
          <table:table-cell table:style-name="Default" table:formula="of:=[.J141]/[.K141]" office:value-type="float" office:value="13.5215559305719" calcext:value-type="float">
            <text:p>13.5215559305719</text:p>
          </table:table-cell>
          <table:table-cell table:style-name="Default" table:formula="of:=([.K141]*5.75)/((1-[.K141])+([.K141]*5.75))" office:value-type="float" office:value="0.0631426192458667" calcext:value-type="float">
            <text:p>0.063142619245867</text:p>
          </table:table-cell>
          <table:table-cell table:style-name="Default" table:formula="of:=[.J141]/[.M141]" office:value-type="float" office:value="2.48098640618642" calcext:value-type="float">
            <text:p>2.48098640618642</text:p>
          </table:table-cell>
          <table:table-cell table:style-name="Default" office:value-type="string" calcext:value-type="string">
            <text:p>S0382</text:p>
          </table:table-cell>
          <table:table-cell office:value-type="float" office:value="0.982840717759764" calcext:value-type="float">
            <text:p>0.98</text:p>
          </table:table-cell>
          <table:table-cell table:number-columns-repeated="3"/>
          <table:table-cell table:style-name="ce17"/>
          <table:table-cell office:value-type="float" office:value="5.772994653174E-198" calcext:value-type="float">
            <text:p>5.77E-198</text:p>
          </table:table-cell>
          <table:table-cell office:value-type="float" office:value="0.008156684967431" calcext:value-type="float">
            <text:p>0.0082</text:p>
          </table:table-cell>
          <table:table-cell office:value-type="float" office:value="0.919776242333167" calcext:value-type="float">
            <text:p>0.92</text:p>
          </table:table-cell>
          <table:table-cell office:value-type="float" office:value="-0.000190425980853" calcext:value-type="float">
            <text:p>-0.00019</text:p>
          </table:table-cell>
          <table:table-cell office:value-type="string" calcext:value-type="string">
            <text:p>V4-V5_UNIV</text:p>
          </table:table-cell>
          <table:table-cell office:value-type="string" calcext:value-type="string">
            <text:p>16S</text:p>
          </table:table-cell>
          <table:table-cell office:value-type="float" office:value="0.969624275724941" calcext:value-type="float">
            <text:p>0.97</text:p>
          </table:table-cell>
          <table:table-cell table:number-columns-repeated="39"/>
        </table:table-row>
        <table:table-row table:style-name="ro2">
          <table:table-cell office:value-type="string" calcext:value-type="string">
            <text:p>S0278</text:p>
          </table:table-cell>
          <table:table-cell office:value-type="string" calcext:value-type="string">
            <text:p>GP13</text:p>
          </table:table-cell>
          <table:table-cell office:value-type="float" office:value="15.1" calcext:value-type="float">
            <text:p>15.1</text:p>
          </table:table-cell>
          <table:table-cell office:value-type="float" office:value="-29.9997" calcext:value-type="float">
            <text:p>-29.9997</text:p>
          </table:table-cell>
          <table:table-cell office:value-type="float" office:value="171" calcext:value-type="float">
            <text:p>171</text:p>
          </table:table-cell>
          <table:table-cell office:value-type="float" office:value="21.381" calcext:value-type="float">
            <text:p>21.381</text:p>
          </table:table-cell>
          <table:table-cell office:value-type="float" office:value="210" calcext:value-type="float">
            <text:p>210</text:p>
          </table:table-cell>
          <table:table-cell office:value-type="float" office:value="10.5" calcext:value-type="float">
            <text:p>10.5</text:p>
          </table:table-cell>
          <table:table-cell office:value-type="string" calcext:value-type="string">
            <text:p>SRR5788401</text:p>
          </table:table-cell>
          <table:table-cell table:style-name="Default" office:value-type="float" office:value="0.16352825" calcext:value-type="float">
            <text:p>0.16352825</text:p>
          </table:table-cell>
          <table:table-cell table:style-name="Default" office:value-type="float" office:value="0.0120861165841703" calcext:value-type="float">
            <text:p>0.01208611658417</text:p>
          </table:table-cell>
          <table:table-cell table:style-name="Default" table:formula="of:=[.J142]/[.K142]" office:value-type="float" office:value="13.5302558817098" calcext:value-type="float">
            <text:p>13.5302558817098</text:p>
          </table:table-cell>
          <table:table-cell table:style-name="Default" table:formula="of:=([.K142]*5.75)/((1-[.K142])+([.K142]*5.75))" office:value-type="float" office:value="0.0657221253316214" calcext:value-type="float">
            <text:p>0.065722125331622</text:p>
          </table:table-cell>
          <table:table-cell table:style-name="Default" table:formula="of:=[.J142]/[.M142]" office:value-type="float" office:value="2.48817653377561" calcext:value-type="float">
            <text:p>2.48817653377561</text:p>
          </table:table-cell>
          <table:table-cell table:style-name="Default" office:value-type="string" calcext:value-type="string">
            <text:p>S0278</text:p>
          </table:table-cell>
          <table:table-cell office:value-type="float" office:value="0.982475006224159" calcext:value-type="float">
            <text:p>0.98</text:p>
          </table:table-cell>
          <table:table-cell table:number-columns-repeated="3"/>
          <table:table-cell table:style-name="ce17"/>
          <table:table-cell office:value-type="float" office:value="7.34436617688192E-205" calcext:value-type="float">
            <text:p>7.34E-205</text:p>
          </table:table-cell>
          <table:table-cell office:value-type="float" office:value="0.007280943564433" calcext:value-type="float">
            <text:p>0.0073</text:p>
          </table:table-cell>
          <table:table-cell office:value-type="float" office:value="0.828562882266478" calcext:value-type="float">
            <text:p>0.83</text:p>
          </table:table-cell>
          <table:table-cell office:value-type="float" office:value="0.000188201334064" calcext:value-type="float">
            <text:p>0.00019</text:p>
          </table:table-cell>
          <table:table-cell office:value-type="string" calcext:value-type="string">
            <text:p>V4-V5_UNIV</text:p>
          </table:table-cell>
          <table:table-cell office:value-type="string" calcext:value-type="string">
            <text:p>16S</text:p>
          </table:table-cell>
          <table:table-cell office:value-type="float" office:value="0.936279675199901" calcext:value-type="float">
            <text:p>0.94</text:p>
          </table:table-cell>
          <table:table-cell table:number-columns-repeated="39"/>
        </table:table-row>
        <table:table-row table:style-name="ro2">
          <table:table-cell office:value-type="string" calcext:value-type="string">
            <text:p>S0244</text:p>
          </table:table-cell>
          <table:table-cell office:value-type="string" calcext:value-type="string">
            <text:p>GA03</text:p>
          </table:table-cell>
          <table:table-cell office:value-type="float" office:value="31.8" calcext:value-type="float">
            <text:p>31.8</text:p>
          </table:table-cell>
          <table:table-cell office:value-type="float" office:value="17.4018" calcext:value-type="float">
            <text:p>17.4018</text:p>
          </table:table-cell>
          <table:table-cell office:value-type="float" office:value="-24.49811" calcext:value-type="float">
            <text:p>-24.49811</text:p>
          </table:table-cell>
          <table:table-cell office:value-type="float" office:value="26.67" calcext:value-type="float">
            <text:p>26.67</text:p>
          </table:table-cell>
          <table:table-cell office:value-type="float" office:value="188" calcext:value-type="float">
            <text:p>188</text:p>
          </table:table-cell>
          <table:table-cell office:value-type="float" office:value="9.4" calcext:value-type="float">
            <text:p>9.4</text:p>
          </table:table-cell>
          <table:table-cell office:value-type="string" calcext:value-type="string">
            <text:p>SRR5788343</text:p>
          </table:table-cell>
          <table:table-cell table:style-name="Default" office:value-type="float" office:value="0.1574165" calcext:value-type="float">
            <text:p>0.1574165</text:p>
          </table:table-cell>
          <table:table-cell table:style-name="Default" office:value-type="float" office:value="0.011472851236275" calcext:value-type="float">
            <text:p>0.011472851236275</text:p>
          </table:table-cell>
          <table:table-cell table:style-name="Default" table:formula="of:=[.J143]/[.K143]" office:value-type="float" office:value="13.7207828078759" calcext:value-type="float">
            <text:p>13.7207828078759</text:p>
          </table:table-cell>
          <table:table-cell table:style-name="Default" table:formula="of:=([.K143]*5.75)/((1-[.K143])+([.K143]*5.75))" office:value-type="float" office:value="0.0625596416631503" calcext:value-type="float">
            <text:p>0.06255964166315</text:p>
          </table:table-cell>
          <table:table-cell table:style-name="Default" table:formula="of:=[.J143]/[.M143]" office:value-type="float" office:value="2.5162628144132" calcext:value-type="float">
            <text:p>2.5162628144132</text:p>
          </table:table-cell>
          <table:table-cell table:style-name="Default" office:value-type="string" calcext:value-type="string">
            <text:p>S0244</text:p>
          </table:table-cell>
          <table:table-cell office:value-type="float" office:value="0.987981036209464" calcext:value-type="float">
            <text:p>0.99</text:p>
          </table:table-cell>
          <table:table-cell table:number-columns-repeated="3"/>
          <table:table-cell table:style-name="ce17"/>
          <table:table-cell office:value-type="float" office:value="2.30383243463227E-209" calcext:value-type="float">
            <text:p>2.30E-209</text:p>
          </table:table-cell>
          <table:table-cell office:value-type="float" office:value="0.007075498182814" calcext:value-type="float">
            <text:p>0.0071</text:p>
          </table:table-cell>
          <table:table-cell office:value-type="float" office:value="0.942811107139244" calcext:value-type="float">
            <text:p>0.94</text:p>
          </table:table-cell>
          <table:table-cell office:value-type="float" office:value="-0.000265272578704" calcext:value-type="float">
            <text:p>-0.00027</text:p>
          </table:table-cell>
          <table:table-cell office:value-type="string" calcext:value-type="string">
            <text:p>V4-V5_UNIV</text:p>
          </table:table-cell>
          <table:table-cell office:value-type="string" calcext:value-type="string">
            <text:p>16S</text:p>
          </table:table-cell>
          <table:table-cell office:value-type="float" office:value="0.973680367031697" calcext:value-type="float">
            <text:p>0.97</text:p>
          </table:table-cell>
          <table:table-cell table:number-columns-repeated="39"/>
        </table:table-row>
        <table:table-row table:style-name="ro2">
          <table:table-cell office:value-type="string" calcext:value-type="string">
            <text:p>S0138</text:p>
          </table:table-cell>
          <table:table-cell office:value-type="string" calcext:value-type="string">
            <text:p>GA03</text:p>
          </table:table-cell>
          <table:table-cell office:value-type="float" office:value="50" calcext:value-type="float">
            <text:p>50</text:p>
          </table:table-cell>
          <table:table-cell office:value-type="float" office:value="19.4329" calcext:value-type="float">
            <text:p>19.4329</text:p>
          </table:table-cell>
          <table:table-cell office:value-type="float" office:value="-29.38281" calcext:value-type="float">
            <text:p>-29.38281</text:p>
          </table:table-cell>
          <table:table-cell office:value-type="float" office:value="24.811" calcext:value-type="float">
            <text:p>24.811</text:p>
          </table:table-cell>
          <table:table-cell office:value-type="float" office:value="134" calcext:value-type="float">
            <text:p>134</text:p>
          </table:table-cell>
          <table:table-cell office:value-type="float" office:value="6.7" calcext:value-type="float">
            <text:p>6.7</text:p>
          </table:table-cell>
          <table:table-cell office:value-type="string" calcext:value-type="string">
            <text:p>SRR5788451</text:p>
          </table:table-cell>
          <table:table-cell table:style-name="Default" office:value-type="float" office:value="0.13879955" calcext:value-type="float">
            <text:p>0.13879955</text:p>
          </table:table-cell>
          <table:table-cell table:style-name="Default" office:value-type="float" office:value="0.0100344821294996" calcext:value-type="float">
            <text:p>0.0100344821295</text:p>
          </table:table-cell>
          <table:table-cell table:style-name="Default" table:formula="of:=[.J144]/[.K144]" office:value-type="float" office:value="13.8322584273636" calcext:value-type="float">
            <text:p>13.8322584273636</text:p>
          </table:table-cell>
          <table:table-cell table:style-name="Default" table:formula="of:=([.K144]*5.75)/((1-[.K144])+([.K144]*5.75))" office:value-type="float" office:value="0.0550732713958573" calcext:value-type="float">
            <text:p>0.055073271395857</text:p>
          </table:table-cell>
          <table:table-cell table:style-name="Default" table:formula="of:=[.J144]/[.M144]" office:value-type="float" office:value="2.52027065910671" calcext:value-type="float">
            <text:p>2.52027065910671</text:p>
          </table:table-cell>
          <table:table-cell table:style-name="Default" office:value-type="string" calcext:value-type="string">
            <text:p>S0138</text:p>
          </table:table-cell>
          <table:table-cell office:value-type="float" office:value="0.979289038031431" calcext:value-type="float">
            <text:p>0.98</text:p>
          </table:table-cell>
          <table:table-cell table:number-columns-repeated="3"/>
          <table:table-cell table:style-name="ce17"/>
          <table:table-cell office:value-type="float" office:value="3.42533014045819E-230" calcext:value-type="float">
            <text:p>3.43E-230</text:p>
          </table:table-cell>
          <table:table-cell office:value-type="float" office:value="0.007716898036219" calcext:value-type="float">
            <text:p>0.0077</text:p>
          </table:table-cell>
          <table:table-cell office:value-type="float" office:value="0.873539842963055" calcext:value-type="float">
            <text:p>0.87</text:p>
          </table:table-cell>
          <table:table-cell office:value-type="float" office:value="-0.000151606383614" calcext:value-type="float">
            <text:p>-0.00015</text:p>
          </table:table-cell>
          <table:table-cell office:value-type="string" calcext:value-type="string">
            <text:p>V4-V5_UNIV</text:p>
          </table:table-cell>
          <table:table-cell office:value-type="string" calcext:value-type="string">
            <text:p>16S</text:p>
          </table:table-cell>
          <table:table-cell office:value-type="float" office:value="0.97147473948028" calcext:value-type="float">
            <text:p>0.97</text:p>
          </table:table-cell>
          <table:table-cell table:number-columns-repeated="39"/>
        </table:table-row>
        <table:table-row table:style-name="ro2">
          <table:table-cell office:value-type="string" calcext:value-type="string">
            <text:p>S0370</text:p>
          </table:table-cell>
          <table:table-cell office:value-type="string" calcext:value-type="string">
            <text:p>GP13</text:p>
          </table:table-cell>
          <table:table-cell office:value-type="float" office:value="78" calcext:value-type="float">
            <text:p>78</text:p>
          </table:table-cell>
          <table:table-cell office:value-type="float" office:value="-32.49717" calcext:value-type="float">
            <text:p>-32.49717</text:p>
          </table:table-cell>
          <table:table-cell office:value-type="float" office:value="-167.00217" calcext:value-type="float">
            <text:p>-167.00217</text:p>
          </table:table-cell>
          <table:table-cell office:value-type="float" office:value="19.527" calcext:value-type="float">
            <text:p>19.527</text:p>
          </table:table-cell>
          <table:table-cell office:value-type="float" office:value="126" calcext:value-type="float">
            <text:p>126</text:p>
          </table:table-cell>
          <table:table-cell office:value-type="float" office:value="6.3" calcext:value-type="float">
            <text:p>6.3</text:p>
          </table:table-cell>
          <table:table-cell office:value-type="string" calcext:value-type="string">
            <text:p>SRR5788326</text:p>
          </table:table-cell>
          <table:table-cell table:style-name="Default" office:value-type="float" office:value="0.15454319" calcext:value-type="float">
            <text:p>0.15454319</text:p>
          </table:table-cell>
          <table:table-cell table:style-name="Default" office:value-type="float" office:value="0.0112278160086925" calcext:value-type="float">
            <text:p>0.011227816008693</text:p>
          </table:table-cell>
          <table:table-cell table:style-name="Default" table:formula="of:=[.J145]/[.K145]" office:value-type="float" office:value="13.7643144383871" calcext:value-type="float">
            <text:p>13.7643144383871</text:p>
          </table:table-cell>
          <table:table-cell table:style-name="Default" table:formula="of:=([.K145]*5.75)/((1-[.K145])+([.K145]*5.75))" office:value-type="float" office:value="0.0612911544743402" calcext:value-type="float">
            <text:p>0.06129115447434</text:p>
          </table:table-cell>
          <table:table-cell table:style-name="Default" table:formula="of:=[.J145]/[.M145]" office:value-type="float" office:value="2.52145992884993" calcext:value-type="float">
            <text:p>2.52145992884993</text:p>
          </table:table-cell>
          <table:table-cell table:style-name="Default" office:value-type="string" calcext:value-type="string">
            <text:p>S0370</text:p>
          </table:table-cell>
          <table:table-cell office:value-type="float" office:value="0.984795833542611" calcext:value-type="float">
            <text:p>0.98</text:p>
          </table:table-cell>
          <table:table-cell table:number-columns-repeated="3"/>
          <table:table-cell table:style-name="ce17"/>
          <table:table-cell office:value-type="float" office:value="7.89616220949117E-153" calcext:value-type="float">
            <text:p>7.90E-153</text:p>
          </table:table-cell>
          <table:table-cell office:value-type="float" office:value="0.009125743803757" calcext:value-type="float">
            <text:p>0.0091</text:p>
          </table:table-cell>
          <table:table-cell office:value-type="float" office:value="0.946267903878745" calcext:value-type="float">
            <text:p>0.95</text:p>
          </table:table-cell>
          <table:table-cell office:value-type="float" office:value="-0.000444915529479" calcext:value-type="float">
            <text:p>-0.00044</text:p>
          </table:table-cell>
          <table:table-cell office:value-type="string" calcext:value-type="string">
            <text:p>V4-V5_UNIV</text:p>
          </table:table-cell>
          <table:table-cell office:value-type="string" calcext:value-type="string">
            <text:p>16S</text:p>
          </table:table-cell>
          <table:table-cell office:value-type="float" office:value="0.980392156862745" calcext:value-type="float">
            <text:p>0.98</text:p>
          </table:table-cell>
          <table:table-cell table:number-columns-repeated="39"/>
        </table:table-row>
        <table:table-row table:style-name="ro2">
          <table:table-cell office:value-type="string" calcext:value-type="string">
            <text:p>S0356</text:p>
          </table:table-cell>
          <table:table-cell office:value-type="string" calcext:value-type="string">
            <text:p>GP13</text:p>
          </table:table-cell>
          <table:table-cell office:value-type="float" office:value="32" calcext:value-type="float">
            <text:p>32</text:p>
          </table:table-cell>
          <table:table-cell office:value-type="float" office:value="-32.50133" calcext:value-type="float">
            <text:p>-32.50133</text:p>
          </table:table-cell>
          <table:table-cell office:value-type="float" office:value="-153.99817" calcext:value-type="float">
            <text:p>-153.99817</text:p>
          </table:table-cell>
          <table:table-cell office:value-type="float" office:value="18.082" calcext:value-type="float">
            <text:p>18.082</text:p>
          </table:table-cell>
          <table:table-cell office:value-type="float" office:value="107" calcext:value-type="float">
            <text:p>107</text:p>
          </table:table-cell>
          <table:table-cell office:value-type="float" office:value="5.3" calcext:value-type="float">
            <text:p>5.3</text:p>
          </table:table-cell>
          <table:table-cell office:value-type="string" calcext:value-type="string">
            <text:p>SRR5788163</text:p>
          </table:table-cell>
          <table:table-cell table:style-name="Default" office:value-type="float" office:value="0.141429145" calcext:value-type="float">
            <text:p>0.141429145</text:p>
          </table:table-cell>
          <table:table-cell table:style-name="Default" office:value-type="float" office:value="0.0102263012726422" calcext:value-type="float">
            <text:p>0.010226301272642</text:p>
          </table:table-cell>
          <table:table-cell table:style-name="Default" table:formula="of:=[.J146]/[.K146]" office:value-type="float" office:value="13.8299411712382" calcext:value-type="float">
            <text:p>13.8299411712382</text:p>
          </table:table-cell>
          <table:table-cell table:style-name="Default" table:formula="of:=([.K146]*5.75)/((1-[.K146])+([.K146]*5.75))" office:value-type="float" office:value="0.0560772822015581" calcext:value-type="float">
            <text:p>0.056077282201558</text:p>
          </table:table-cell>
          <table:table-cell table:style-name="Default" table:formula="of:=[.J146]/[.M146]" office:value-type="float" office:value="2.52203993217186" calcext:value-type="float">
            <text:p>2.52203993217186</text:p>
          </table:table-cell>
          <table:table-cell table:style-name="Default" office:value-type="string" calcext:value-type="string">
            <text:p>S0356</text:p>
          </table:table-cell>
          <table:table-cell office:value-type="float" office:value="0.978128978023125" calcext:value-type="float">
            <text:p>0.98</text:p>
          </table:table-cell>
          <table:table-cell table:number-columns-repeated="3"/>
          <table:table-cell table:style-name="ce17"/>
          <table:table-cell office:value-type="float" office:value="1.90293367442588E-239" calcext:value-type="float">
            <text:p>1.90E-239</text:p>
          </table:table-cell>
          <table:table-cell office:value-type="float" office:value="0.008140954066729" calcext:value-type="float">
            <text:p>0.0081</text:p>
          </table:table-cell>
          <table:table-cell office:value-type="float" office:value="0.920707848283857" calcext:value-type="float">
            <text:p>0.92</text:p>
          </table:table-cell>
          <table:table-cell office:value-type="float" office:value="-0.000143595908206" calcext:value-type="float">
            <text:p>-0.00014</text:p>
          </table:table-cell>
          <table:table-cell office:value-type="string" calcext:value-type="string">
            <text:p>V4-V5_UNIV</text:p>
          </table:table-cell>
          <table:table-cell office:value-type="string" calcext:value-type="string">
            <text:p>16S</text:p>
          </table:table-cell>
          <table:table-cell office:value-type="float" office:value="0.957624011914309" calcext:value-type="float">
            <text:p>0.96</text:p>
          </table:table-cell>
          <table:table-cell table:number-columns-repeated="39"/>
        </table:table-row>
        <table:table-row table:style-name="ro2">
          <table:table-cell office:value-type="string" calcext:value-type="string">
            <text:p>S0270</text:p>
          </table:table-cell>
          <table:table-cell office:value-type="string" calcext:value-type="string">
            <text:p>GP13</text:p>
          </table:table-cell>
          <table:table-cell office:value-type="float" office:value="51.3" calcext:value-type="float">
            <text:p>51.3</text:p>
          </table:table-cell>
          <table:table-cell office:value-type="float" office:value="-30.0006" calcext:value-type="float">
            <text:p>-30.0006</text:p>
          </table:table-cell>
          <table:table-cell office:value-type="float" office:value="162.998" calcext:value-type="float">
            <text:p>162.998</text:p>
          </table:table-cell>
          <table:table-cell office:value-type="float" office:value="21.93" calcext:value-type="float">
            <text:p>21.93</text:p>
          </table:table-cell>
          <table:table-cell office:value-type="float" office:value="145" calcext:value-type="float">
            <text:p>145</text:p>
          </table:table-cell>
          <table:table-cell office:value-type="float" office:value="7.2" calcext:value-type="float">
            <text:p>7.2</text:p>
          </table:table-cell>
          <table:table-cell office:value-type="string" calcext:value-type="string">
            <text:p>SRR5788043</text:p>
          </table:table-cell>
          <table:table-cell table:style-name="Default" office:value-type="float" office:value="0.12525705" calcext:value-type="float">
            <text:p>0.12525705</text:p>
          </table:table-cell>
          <table:table-cell table:style-name="Default" office:value-type="float" office:value="0.00898147357636814" calcext:value-type="float">
            <text:p>0.008981473576368</text:p>
          </table:table-cell>
          <table:table-cell table:style-name="Default" table:formula="of:=[.J147]/[.K147]" office:value-type="float" office:value="13.9461580480038" calcext:value-type="float">
            <text:p>13.9461580480038</text:p>
          </table:table-cell>
          <table:table-cell table:style-name="Default" table:formula="of:=([.K147]*5.75)/((1-[.K147])+([.K147]*5.75))" office:value-type="float" office:value="0.0495304068715354" calcext:value-type="float">
            <text:p>0.049530406871535</text:p>
          </table:table-cell>
          <table:table-cell table:style-name="Default" table:formula="of:=[.J147]/[.M147]" office:value-type="float" office:value="2.52889200617457" calcext:value-type="float">
            <text:p>2.52889200617457</text:p>
          </table:table-cell>
          <table:table-cell table:style-name="Default" office:value-type="string" calcext:value-type="string">
            <text:p>S0270</text:p>
          </table:table-cell>
          <table:table-cell office:value-type="float" office:value="0.991900157906283" calcext:value-type="float">
            <text:p>0.99</text:p>
          </table:table-cell>
          <table:table-cell table:number-columns-repeated="3"/>
          <table:table-cell table:style-name="ce17"/>
          <table:table-cell office:value-type="float" office:value="1.5745568539421E-242" calcext:value-type="float">
            <text:p>1.57E-242</text:p>
          </table:table-cell>
          <table:table-cell office:value-type="float" office:value="0.005433842651351" calcext:value-type="float">
            <text:p>0.0054</text:p>
          </table:table-cell>
          <table:table-cell office:value-type="float" office:value="0.911940870283001" calcext:value-type="float">
            <text:p>0.91</text:p>
          </table:table-cell>
          <table:table-cell office:value-type="float" office:value="-0.000114524531223" calcext:value-type="float">
            <text:p>-0.00011</text:p>
          </table:table-cell>
          <table:table-cell office:value-type="string" calcext:value-type="string">
            <text:p>V4-V5_UNIV</text:p>
          </table:table-cell>
          <table:table-cell office:value-type="string" calcext:value-type="string">
            <text:p>16S</text:p>
          </table:table-cell>
          <table:table-cell office:value-type="float" office:value="0.972736633922296" calcext:value-type="float">
            <text:p>0.97</text:p>
          </table:table-cell>
          <table:table-cell table:number-columns-repeated="39"/>
        </table:table-row>
        <table:table-row table:style-name="ro2">
          <table:table-cell office:value-type="string" calcext:value-type="string">
            <text:p>S0069</text:p>
          </table:table-cell>
          <table:table-cell office:value-type="string" calcext:value-type="string">
            <text:p>GA03</text:p>
          </table:table-cell>
          <table:table-cell office:value-type="float" office:value="186.5" calcext:value-type="float">
            <text:p>186.5</text:p>
          </table:table-cell>
          <table:table-cell office:value-type="float" office:value="38.6683" calcext:value-type="float">
            <text:p>38.6683</text:p>
          </table:table-cell>
          <table:table-cell office:value-type="float" office:value="-69.11578" calcext:value-type="float">
            <text:p>-69.11578</text:p>
          </table:table-cell>
          <table:table-cell office:value-type="float" office:value="18.946" calcext:value-type="float">
            <text:p>18.946</text:p>
          </table:table-cell>
          <table:table-cell office:value-type="float" office:value="48" calcext:value-type="float">
            <text:p>48</text:p>
          </table:table-cell>
          <table:table-cell office:value-type="float" office:value="2.4" calcext:value-type="float">
            <text:p>2.4</text:p>
          </table:table-cell>
          <table:table-cell office:value-type="string" calcext:value-type="string">
            <text:p>SRR5788069</text:p>
          </table:table-cell>
          <table:table-cell table:style-name="Default" office:value-type="float" office:value="0.09177553" calcext:value-type="float">
            <text:p>0.09177553</text:p>
          </table:table-cell>
          <table:table-cell table:style-name="Default" office:value-type="float" office:value="0.006503917475875" calcext:value-type="float">
            <text:p>0.006503917475875</text:p>
          </table:table-cell>
          <table:table-cell table:style-name="Default" table:formula="of:=[.J148]/[.K148]" office:value-type="float" office:value="14.1108078846977" calcext:value-type="float">
            <text:p>14.1108078846977</text:p>
          </table:table-cell>
          <table:table-cell table:style-name="Default" table:formula="of:=([.K148]*5.75)/((1-[.K148])+([.K148]*5.75))" office:value-type="float" office:value="0.0362768041199298" calcext:value-type="float">
            <text:p>0.03627680411993</text:p>
          </table:table-cell>
          <table:table-cell table:style-name="Default" table:formula="of:=[.J148]/[.M148]" office:value-type="float" office:value="2.52986811342568" calcext:value-type="float">
            <text:p>2.52986811342568</text:p>
          </table:table-cell>
          <table:table-cell table:style-name="Default" office:value-type="string" calcext:value-type="string">
            <text:p>S0069</text:p>
          </table:table-cell>
          <table:table-cell office:value-type="float" office:value="0.967001669044705" calcext:value-type="float">
            <text:p>0.97</text:p>
          </table:table-cell>
          <table:table-cell table:number-columns-repeated="3"/>
          <table:table-cell table:style-name="ce17"/>
          <table:table-cell office:value-type="float" office:value="1.94067030196085E-232" calcext:value-type="float">
            <text:p>1.94E-232</text:p>
          </table:table-cell>
          <table:table-cell office:value-type="float" office:value="0.011353377480401" calcext:value-type="float">
            <text:p>0.0114</text:p>
          </table:table-cell>
          <table:table-cell office:value-type="float" office:value="1.08385927157952" calcext:value-type="float">
            <text:p>1.08</text:p>
          </table:table-cell>
          <table:table-cell office:value-type="float" office:value="-0.000711496988159" calcext:value-type="float">
            <text:p>-0.00071</text:p>
          </table:table-cell>
          <table:table-cell office:value-type="string" calcext:value-type="string">
            <text:p>V4-V5_UNIV</text:p>
          </table:table-cell>
          <table:table-cell office:value-type="string" calcext:value-type="string">
            <text:p>16S</text:p>
          </table:table-cell>
          <table:table-cell office:value-type="float" office:value="0.954926608756637" calcext:value-type="float">
            <text:p>0.95</text:p>
          </table:table-cell>
          <table:table-cell table:number-columns-repeated="39"/>
        </table:table-row>
        <table:table-row table:style-name="ro7">
          <table:table-cell office:value-type="string" calcext:value-type="string">
            <text:p>S0288</text:p>
          </table:table-cell>
          <table:table-cell office:value-type="string" calcext:value-type="string">
            <text:p>GP13</text:p>
          </table:table-cell>
          <table:table-cell office:value-type="float" office:value="999.9" calcext:value-type="float">
            <text:p>999.9</text:p>
          </table:table-cell>
          <table:table-cell office:value-type="float" office:value="-32.4995" calcext:value-type="float">
            <text:p>-32.4995</text:p>
          </table:table-cell>
          <table:table-cell office:value-type="float" office:value="-176.03" calcext:value-type="float">
            <text:p>-176.03</text:p>
          </table:table-cell>
          <table:table-cell office:value-type="float" office:value="5.315" calcext:value-type="float">
            <text:p>5.315</text:p>
          </table:table-cell>
          <table:table-cell office:value-type="float" office:value="54" calcext:value-type="float">
            <text:p>54</text:p>
          </table:table-cell>
          <table:table-cell office:value-type="float" office:value="2.7" calcext:value-type="float">
            <text:p>2.7</text:p>
          </table:table-cell>
          <table:table-cell office:value-type="string" calcext:value-type="string">
            <text:p>SRR5788265</text:p>
          </table:table-cell>
          <table:table-cell table:style-name="Default" office:value-type="float" office:value="0.472940215" calcext:value-type="float">
            <text:p>0.472940215</text:p>
          </table:table-cell>
          <table:table-cell table:style-name="Default" office:value-type="float" office:value="0.0383765320474181" calcext:value-type="float">
            <text:p>0.038376532047418</text:p>
          </table:table-cell>
          <table:table-cell table:style-name="Default" table:formula="of:=[.J149]/[.K149]" office:value-type="float" office:value="12.3236829845812" calcext:value-type="float">
            <text:p>12.3236829845812</text:p>
          </table:table-cell>
          <table:table-cell table:style-name="Default" table:formula="of:=([.K149]*5.75)/((1-[.K149])+([.K149]*5.75))" office:value-type="float" office:value="0.186642307855716" calcext:value-type="float">
            <text:p>0.186642307855716</text:p>
          </table:table-cell>
          <table:table-cell table:style-name="Default" table:formula="of:=[.J149]/[.M149]" office:value-type="float" office:value="2.53393895753585" calcext:value-type="float">
            <text:p>2.53393895753585</text:p>
          </table:table-cell>
          <table:table-cell table:style-name="Default" office:value-type="string" calcext:value-type="string">
            <text:p>S0288</text:p>
          </table:table-cell>
          <table:table-cell office:value-type="float" office:value="0.554554624023253" calcext:value-type="float">
            <text:p>0.55</text:p>
          </table:table-cell>
          <table:table-cell office:value-type="string" calcext:value-type="string">
            <text:p>Top 2 taxa same between MG and ASVs, but a lot of different things in MG like Bacilli, Legionella, Rickettsiales which may have distorted the MG profiles</text:p>
          </table:table-cell>
          <table:table-cell office:value-type="string" calcext:value-type="string">
            <text:p>yes</text:p>
          </table:table-cell>
          <table:table-cell/>
          <table:table-cell table:style-name="ce20" office:value-type="string" calcext:value-type="string">
            <text:p>tags seem good, given depth (recorded=999.9m) but not possible to verify absolutely given there are no spatially co-occurring samples</text:p>
          </table:table-cell>
          <table:table-cell office:value-type="float" office:value="7.45424815892697E-053" calcext:value-type="float">
            <text:p>7.45E-53</text:p>
          </table:table-cell>
          <table:table-cell office:value-type="float" office:value="0.060452013088763" calcext:value-type="float">
            <text:p>0.0605</text:p>
          </table:table-cell>
          <table:table-cell office:value-type="float" office:value="1.14864203284969" calcext:value-type="float">
            <text:p>1.15</text:p>
          </table:table-cell>
          <table:table-cell office:value-type="float" office:value="-0.001181878301182" calcext:value-type="float">
            <text:p>-0.00118</text:p>
          </table:table-cell>
          <table:table-cell office:value-type="string" calcext:value-type="string">
            <text:p>V4-V5_UNIV</text:p>
          </table:table-cell>
          <table:table-cell office:value-type="string" calcext:value-type="string">
            <text:p>16S</text:p>
          </table:table-cell>
          <table:table-cell office:value-type="float" office:value="0.899721448467967" calcext:value-type="float">
            <text:p>0.90</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060</text:p>
          </table:table-cell>
          <table:table-cell office:value-type="string" calcext:value-type="string">
            <text:p>GA03</text:p>
          </table:table-cell>
          <table:table-cell office:value-type="float" office:value="113.9" calcext:value-type="float">
            <text:p>113.9</text:p>
          </table:table-cell>
          <table:table-cell office:value-type="float" office:value="24.1499" calcext:value-type="float">
            <text:p>24.1499</text:p>
          </table:table-cell>
          <table:table-cell office:value-type="float" office:value="-40.21881" calcext:value-type="float">
            <text:p>-40.21881</text:p>
          </table:table-cell>
          <table:table-cell office:value-type="float" office:value="22.23" calcext:value-type="float">
            <text:p>22.23</text:p>
          </table:table-cell>
          <table:table-cell office:value-type="float" office:value="107" calcext:value-type="float">
            <text:p>107</text:p>
          </table:table-cell>
          <table:table-cell office:value-type="float" office:value="5.3" calcext:value-type="float">
            <text:p>5.3</text:p>
          </table:table-cell>
          <table:table-cell office:value-type="string" calcext:value-type="string">
            <text:p>SRR5788011</text:p>
          </table:table-cell>
          <table:table-cell table:style-name="Default" office:value-type="float" office:value="0.106171315" calcext:value-type="float">
            <text:p>0.106171315</text:p>
          </table:table-cell>
          <table:table-cell table:style-name="Default" office:value-type="float" office:value="0.00749929631267844" calcext:value-type="float">
            <text:p>0.007499296312678</text:p>
          </table:table-cell>
          <table:table-cell table:style-name="Default" table:formula="of:=[.J150]/[.K150]" office:value-type="float" office:value="14.1575036607775" calcext:value-type="float">
            <text:p>14.1575036607775</text:p>
          </table:table-cell>
          <table:table-cell table:style-name="Default" table:formula="of:=([.K150]*5.75)/((1-[.K150])+([.K150]*5.75))" office:value-type="float" office:value="0.0416377481933032" calcext:value-type="float">
            <text:p>0.041637748193303</text:p>
          </table:table-cell>
          <table:table-cell table:style-name="Default" table:formula="of:=[.J150]/[.M150]" office:value-type="float" office:value="2.54988128817869" calcext:value-type="float">
            <text:p>2.54988128817869</text:p>
          </table:table-cell>
          <table:table-cell table:style-name="Default" office:value-type="string" calcext:value-type="string">
            <text:p>S0060</text:p>
          </table:table-cell>
          <table:table-cell office:value-type="float" office:value="0.978218989086455" calcext:value-type="float">
            <text:p>0.98</text:p>
          </table:table-cell>
          <table:table-cell table:number-columns-repeated="3"/>
          <table:table-cell table:style-name="ce17"/>
          <table:table-cell office:value-type="float" office:value="4.26174394420657E-292" calcext:value-type="float">
            <text:p>4.26E-292</text:p>
          </table:table-cell>
          <table:table-cell office:value-type="float" office:value="0.008979231273394" calcext:value-type="float">
            <text:p>0.0090</text:p>
          </table:table-cell>
          <table:table-cell office:value-type="float" office:value="1.12416717314672" calcext:value-type="float">
            <text:p>1.12</text:p>
          </table:table-cell>
          <table:table-cell office:value-type="float" office:value="-0.000679163211868" calcext:value-type="float">
            <text:p>-0.00068</text:p>
          </table:table-cell>
          <table:table-cell office:value-type="string" calcext:value-type="string">
            <text:p>V4-V5_UNIV</text:p>
          </table:table-cell>
          <table:table-cell office:value-type="string" calcext:value-type="string">
            <text:p>16S</text:p>
          </table:table-cell>
          <table:table-cell office:value-type="float" office:value="0.94989498949895" calcext:value-type="float">
            <text:p>0.95</text:p>
          </table:table-cell>
          <table:table-cell table:number-columns-repeated="39"/>
        </table:table-row>
        <table:table-row table:style-name="ro2">
          <table:table-cell office:value-type="string" calcext:value-type="string">
            <text:p>S0388</text:p>
          </table:table-cell>
          <table:table-cell office:value-type="string" calcext:value-type="string">
            <text:p>GP13</text:p>
          </table:table-cell>
          <table:table-cell office:value-type="float" office:value="101" calcext:value-type="float">
            <text:p>101</text:p>
          </table:table-cell>
          <table:table-cell office:value-type="float" office:value="-32.509" calcext:value-type="float">
            <text:p>-32.509</text:p>
          </table:table-cell>
          <table:table-cell office:value-type="float" office:value="-162.009" calcext:value-type="float">
            <text:p>-162.009</text:p>
          </table:table-cell>
          <table:table-cell office:value-type="float" office:value="19.401" calcext:value-type="float">
            <text:p>19.401</text:p>
          </table:table-cell>
          <table:table-cell office:value-type="float" office:value="155" calcext:value-type="float">
            <text:p>155</text:p>
          </table:table-cell>
          <table:table-cell office:value-type="float" office:value="7.8" calcext:value-type="float">
            <text:p>7.8</text:p>
          </table:table-cell>
          <table:table-cell office:value-type="string" calcext:value-type="string">
            <text:p>SRR5788096</text:p>
          </table:table-cell>
          <table:table-cell table:style-name="Default" office:value-type="float" office:value="0.14967388" calcext:value-type="float">
            <text:p>0.14967388</text:p>
          </table:table-cell>
          <table:table-cell table:style-name="Default" office:value-type="float" office:value="0.0106951871657754" calcext:value-type="float">
            <text:p>0.010695187165775</text:p>
          </table:table-cell>
          <table:table-cell table:style-name="Default" table:formula="of:=[.J151]/[.K151]" office:value-type="float" office:value="13.99450778" calcext:value-type="float">
            <text:p>13.99450778</text:p>
          </table:table-cell>
          <table:table-cell table:style-name="Default" table:formula="of:=([.K151]*5.75)/((1-[.K151])+([.K151]*5.75))" office:value-type="float" office:value="0.0585241730279898" calcext:value-type="float">
            <text:p>0.05852417302799</text:p>
          </table:table-cell>
          <table:table-cell table:style-name="Default" table:formula="of:=[.J151]/[.M151]" office:value-type="float" office:value="2.55747108" calcext:value-type="float">
            <text:p>2.55747108</text:p>
          </table:table-cell>
          <table:table-cell table:style-name="Default" office:value-type="string" calcext:value-type="string">
            <text:p>S0388</text:p>
          </table:table-cell>
          <table:table-cell office:value-type="float" office:value="0.979299588003289" calcext:value-type="float">
            <text:p>0.98</text:p>
          </table:table-cell>
          <table:table-cell table:number-columns-repeated="3"/>
          <table:table-cell table:style-name="ce17"/>
          <table:table-cell office:value-type="float" office:value="1.65859417890177E-196" calcext:value-type="float">
            <text:p>1.66E-196</text:p>
          </table:table-cell>
          <table:table-cell office:value-type="float" office:value="0.008978147472946" calcext:value-type="float">
            <text:p>0.0090</text:p>
          </table:table-cell>
          <table:table-cell office:value-type="float" office:value="0.938557784151363" calcext:value-type="float">
            <text:p>0.94</text:p>
          </table:table-cell>
          <table:table-cell office:value-type="float" office:value="-0.000379064099119" calcext:value-type="float">
            <text:p>-0.00038</text:p>
          </table:table-cell>
          <table:table-cell office:value-type="string" calcext:value-type="string">
            <text:p>V4-V5_UNIV</text:p>
          </table:table-cell>
          <table:table-cell office:value-type="string" calcext:value-type="string">
            <text:p>16S</text:p>
          </table:table-cell>
          <table:table-cell office:value-type="float" office:value="0.948648763944287" calcext:value-type="float">
            <text:p>0.95</text:p>
          </table:table-cell>
          <table:table-cell table:number-columns-repeated="39"/>
        </table:table-row>
        <table:table-row table:style-name="ro2">
          <table:table-cell office:value-type="string" calcext:value-type="string">
            <text:p>S0257</text:p>
          </table:table-cell>
          <table:table-cell office:value-type="string" calcext:value-type="string">
            <text:p>GP13</text:p>
          </table:table-cell>
          <table:table-cell office:value-type="float" office:value="100" calcext:value-type="float">
            <text:p>100</text:p>
          </table:table-cell>
          <table:table-cell office:value-type="float" office:value="-32.495" calcext:value-type="float">
            <text:p>-32.495</text:p>
          </table:table-cell>
          <table:table-cell office:value-type="float" office:value="-157.9945" calcext:value-type="float">
            <text:p>-157.9945</text:p>
          </table:table-cell>
          <table:table-cell office:value-type="float" office:value="18.326" calcext:value-type="float">
            <text:p>18.326</text:p>
          </table:table-cell>
          <table:table-cell office:value-type="float" office:value="84" calcext:value-type="float">
            <text:p>84</text:p>
          </table:table-cell>
          <table:table-cell office:value-type="float" office:value="4.2" calcext:value-type="float">
            <text:p>4.2</text:p>
          </table:table-cell>
          <table:table-cell office:value-type="string" calcext:value-type="string">
            <text:p>SRR5788148</text:p>
          </table:table-cell>
          <table:table-cell table:style-name="Default" office:value-type="float" office:value="0.106706215" calcext:value-type="float">
            <text:p>0.106706215</text:p>
          </table:table-cell>
          <table:table-cell table:style-name="Default" office:value-type="float" office:value="0.00748022598870057" calcext:value-type="float">
            <text:p>0.007480225988701</text:p>
          </table:table-cell>
          <table:table-cell table:style-name="Default" table:formula="of:=[.J152]/[.K152]" office:value-type="float" office:value="14.265105781722" calcext:value-type="float">
            <text:p>14.265105781722</text:p>
          </table:table-cell>
          <table:table-cell table:style-name="Default" table:formula="of:=([.K152]*5.75)/((1-[.K152])+([.K152]*5.75))" office:value-type="float" office:value="0.0415354985842031" calcext:value-type="float">
            <text:p>0.041535498584203</text:p>
          </table:table-cell>
          <table:table-cell table:style-name="Default" table:formula="of:=[.J152]/[.M152]" office:value-type="float" office:value="2.56903657442992" calcext:value-type="float">
            <text:p>2.56903657442992</text:p>
          </table:table-cell>
          <table:table-cell table:style-name="Default" office:value-type="string" calcext:value-type="string">
            <text:p>S0257</text:p>
          </table:table-cell>
          <table:table-cell office:value-type="float" office:value="0.987681181710022" calcext:value-type="float">
            <text:p>0.99</text:p>
          </table:table-cell>
          <table:table-cell table:number-columns-repeated="3"/>
          <table:table-cell table:style-name="ce17"/>
          <table:table-cell office:value-type="float" office:value="5.83785073939191E-192" calcext:value-type="float">
            <text:p>5.84E-192</text:p>
          </table:table-cell>
          <table:table-cell office:value-type="float" office:value="0.007159609537173" calcext:value-type="float">
            <text:p>0.0072</text:p>
          </table:table-cell>
          <table:table-cell office:value-type="float" office:value="0.904356659780606" calcext:value-type="float">
            <text:p>0.90</text:p>
          </table:table-cell>
          <table:table-cell office:value-type="float" office:value="-0.000126110976304"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63477163314599" calcext:value-type="float">
            <text:p>0.96</text:p>
          </table:table-cell>
          <table:table-cell table:number-columns-repeated="39"/>
        </table:table-row>
        <table:table-row table:style-name="ro2">
          <table:table-cell office:value-type="string" calcext:value-type="string">
            <text:p>S0140</text:p>
          </table:table-cell>
          <table:table-cell office:value-type="string" calcext:value-type="string">
            <text:p>GA03</text:p>
          </table:table-cell>
          <table:table-cell office:value-type="float" office:value="84" calcext:value-type="float">
            <text:p>84</text:p>
          </table:table-cell>
          <table:table-cell office:value-type="float" office:value="19.4329" calcext:value-type="float">
            <text:p>19.4329</text:p>
          </table:table-cell>
          <table:table-cell office:value-type="float" office:value="-29.38281" calcext:value-type="float">
            <text:p>-29.38281</text:p>
          </table:table-cell>
          <table:table-cell office:value-type="float" office:value="23.235" calcext:value-type="float">
            <text:p>23.235</text:p>
          </table:table-cell>
          <table:table-cell office:value-type="float" office:value="144" calcext:value-type="float">
            <text:p>144</text:p>
          </table:table-cell>
          <table:table-cell office:value-type="float" office:value="7.2" calcext:value-type="float">
            <text:p>7.2</text:p>
          </table:table-cell>
          <table:table-cell office:value-type="string" calcext:value-type="string">
            <text:p>SRR5788449</text:p>
          </table:table-cell>
          <table:table-cell table:style-name="Default" office:value-type="float" office:value="0.117224155" calcext:value-type="float">
            <text:p>0.117224155</text:p>
          </table:table-cell>
          <table:table-cell table:style-name="Default" office:value-type="float" office:value="0.00817269561019346" calcext:value-type="float">
            <text:p>0.008172695610193</text:p>
          </table:table-cell>
          <table:table-cell table:style-name="Default" table:formula="of:=[.J153]/[.K153]" office:value-type="float" office:value="14.3433893284599" calcext:value-type="float">
            <text:p>14.3433893284599</text:p>
          </table:table-cell>
          <table:table-cell table:style-name="Default" table:formula="of:=([.K153]*5.75)/((1-[.K153])+([.K153]*5.75))" office:value-type="float" office:value="0.0452368899326966" calcext:value-type="float">
            <text:p>0.045236889932697</text:p>
          </table:table-cell>
          <table:table-cell table:style-name="Default" table:formula="of:=[.J153]/[.M153]" office:value-type="float" office:value="2.59133983734085" calcext:value-type="float">
            <text:p>2.59133983734085</text:p>
          </table:table-cell>
          <table:table-cell table:style-name="Default" office:value-type="string" calcext:value-type="string">
            <text:p>S0140</text:p>
          </table:table-cell>
          <table:table-cell office:value-type="float" office:value="0.98396626972233" calcext:value-type="float">
            <text:p>0.98</text:p>
          </table:table-cell>
          <table:table-cell table:number-columns-repeated="3"/>
          <table:table-cell table:style-name="ce17"/>
          <table:table-cell office:value-type="float" office:value="2.53884874765066E-209" calcext:value-type="float">
            <text:p>2.54E-209</text:p>
          </table:table-cell>
          <table:table-cell office:value-type="float" office:value="0.007602780440748" calcext:value-type="float">
            <text:p>0.0076</text:p>
          </table:table-cell>
          <table:table-cell office:value-type="float" office:value="0.905213990361854" calcext:value-type="float">
            <text:p>0.91</text:p>
          </table:table-cell>
          <table:table-cell office:value-type="float" office:value="-0.00022975881958" calcext:value-type="float">
            <text:p>-0.00023</text:p>
          </table:table-cell>
          <table:table-cell office:value-type="string" calcext:value-type="string">
            <text:p>V4-V5_UNIV</text:p>
          </table:table-cell>
          <table:table-cell office:value-type="string" calcext:value-type="string">
            <text:p>16S</text:p>
          </table:table-cell>
          <table:table-cell office:value-type="float" office:value="0.961809462915601" calcext:value-type="float">
            <text:p>0.96</text:p>
          </table:table-cell>
          <table:table-cell table:number-columns-repeated="39"/>
        </table:table-row>
        <table:table-row table:style-name="ro2">
          <table:table-cell office:value-type="string" calcext:value-type="string">
            <text:p>S0358</text:p>
          </table:table-cell>
          <table:table-cell office:value-type="string" calcext:value-type="string">
            <text:p>GP13</text:p>
          </table:table-cell>
          <table:table-cell office:value-type="float" office:value="77" calcext:value-type="float">
            <text:p>77</text:p>
          </table:table-cell>
          <table:table-cell office:value-type="float" office:value="-32.50133" calcext:value-type="float">
            <text:p>-32.50133</text:p>
          </table:table-cell>
          <table:table-cell office:value-type="float" office:value="-153.99817" calcext:value-type="float">
            <text:p>-153.99817</text:p>
          </table:table-cell>
          <table:table-cell office:value-type="float" office:value="18.094" calcext:value-type="float">
            <text:p>18.094</text:p>
          </table:table-cell>
          <table:table-cell office:value-type="float" office:value="130" calcext:value-type="float">
            <text:p>130</text:p>
          </table:table-cell>
          <table:table-cell office:value-type="float" office:value="6.5" calcext:value-type="float">
            <text:p>6.5</text:p>
          </table:table-cell>
          <table:table-cell office:value-type="string" calcext:value-type="string">
            <text:p>SRR5788159</text:p>
          </table:table-cell>
          <table:table-cell table:style-name="Default" office:value-type="float" office:value="0.11406376" calcext:value-type="float">
            <text:p>0.11406376</text:p>
          </table:table-cell>
          <table:table-cell table:style-name="Default" office:value-type="float" office:value="0.00791273802921058" calcext:value-type="float">
            <text:p>0.007912738029211</text:p>
          </table:table-cell>
          <table:table-cell table:style-name="Default" table:formula="of:=[.J154]/[.K154]" office:value-type="float" office:value="14.4152074261682" calcext:value-type="float">
            <text:p>14.4152074261682</text:p>
          </table:table-cell>
          <table:table-cell table:style-name="Default" table:formula="of:=([.K154]*5.75)/((1-[.K154])+([.K154]*5.75))" office:value-type="float" office:value="0.0438501149261444" calcext:value-type="float">
            <text:p>0.043850114926144</text:p>
          </table:table-cell>
          <table:table-cell table:style-name="Default" table:formula="of:=[.J154]/[.M154]" office:value-type="float" office:value="2.60121918020317" calcext:value-type="float">
            <text:p>2.60121918020317</text:p>
          </table:table-cell>
          <table:table-cell table:style-name="Default" office:value-type="string" calcext:value-type="string">
            <text:p>S0358</text:p>
          </table:table-cell>
          <table:table-cell office:value-type="float" office:value="0.968779745371577" calcext:value-type="float">
            <text:p>0.97</text:p>
          </table:table-cell>
          <table:table-cell table:number-columns-repeated="3"/>
          <table:table-cell table:style-name="ce17"/>
          <table:table-cell office:value-type="float" office:value="7.12305391108603E-124" calcext:value-type="float">
            <text:p>7.12E-124</text:p>
          </table:table-cell>
          <table:table-cell office:value-type="float" office:value="0.012867772226684" calcext:value-type="float">
            <text:p>0.0129</text:p>
          </table:table-cell>
          <table:table-cell office:value-type="float" office:value="0.912336766231138" calcext:value-type="float">
            <text:p>0.91</text:p>
          </table:table-cell>
          <table:table-cell office:value-type="float" office:value="-0.000246639020891" calcext:value-type="float">
            <text:p>-0.00025</text:p>
          </table:table-cell>
          <table:table-cell office:value-type="string" calcext:value-type="string">
            <text:p>V4-V5_UNIV</text:p>
          </table:table-cell>
          <table:table-cell office:value-type="string" calcext:value-type="string">
            <text:p>16S</text:p>
          </table:table-cell>
          <table:table-cell office:value-type="float" office:value="0.973244429588058" calcext:value-type="float">
            <text:p>0.97</text:p>
          </table:table-cell>
          <table:table-cell table:number-columns-repeated="39"/>
        </table:table-row>
        <table:table-row table:style-name="ro2">
          <table:table-cell office:value-type="string" calcext:value-type="string">
            <text:p>S0317</text:p>
          </table:table-cell>
          <table:table-cell office:value-type="string" calcext:value-type="string">
            <text:p>GP13</text:p>
          </table:table-cell>
          <table:table-cell office:value-type="float" office:value="28.4" calcext:value-type="float">
            <text:p>28.4</text:p>
          </table:table-cell>
          <table:table-cell office:value-type="float" office:value="-32.5001" calcext:value-type="float">
            <text:p>-32.5001</text:p>
          </table:table-cell>
          <table:table-cell office:value-type="float" office:value="-170" calcext:value-type="float">
            <text:p>-170</text:p>
          </table:table-cell>
          <table:table-cell office:value-type="float" office:value="19.654" calcext:value-type="float">
            <text:p>19.654</text:p>
          </table:table-cell>
          <table:table-cell table:number-columns-repeated="2"/>
          <table:table-cell office:value-type="string" calcext:value-type="string">
            <text:p>SRR5788276</text:p>
          </table:table-cell>
          <table:table-cell table:style-name="Default" office:value-type="float" office:value="0.111267055" calcext:value-type="float">
            <text:p>0.111267055</text:p>
          </table:table-cell>
          <table:table-cell table:style-name="Default" office:value-type="float" office:value="0.00756176603826184" calcext:value-type="float">
            <text:p>0.007561766038262</text:p>
          </table:table-cell>
          <table:table-cell table:style-name="Default" table:formula="of:=[.J155]/[.K155]" office:value-type="float" office:value="14.7144270844931" calcext:value-type="float">
            <text:p>14.7144270844931</text:p>
          </table:table-cell>
          <table:table-cell table:style-name="Default" table:formula="of:=([.K155]*5.75)/((1-[.K155])+([.K155]*5.75))" office:value-type="float" office:value="0.041972567718714" calcext:value-type="float">
            <text:p>0.041972567718714</text:p>
          </table:table-cell>
          <table:table-cell table:style-name="Default" table:formula="of:=[.J155]/[.M155]" office:value-type="float" office:value="2.65094706012923" calcext:value-type="float">
            <text:p>2.65094706012923</text:p>
          </table:table-cell>
          <table:table-cell table:style-name="Default" office:value-type="string" calcext:value-type="string">
            <text:p>S0317</text:p>
          </table:table-cell>
          <table:table-cell office:value-type="float" office:value="0.989305641334297" calcext:value-type="float">
            <text:p>0.99</text:p>
          </table:table-cell>
          <table:table-cell table:number-columns-repeated="3"/>
          <table:table-cell table:style-name="ce17"/>
          <table:table-cell office:value-type="float" office:value="2.15352080454471E-174" calcext:value-type="float">
            <text:p>2.15E-174</text:p>
          </table:table-cell>
          <table:table-cell office:value-type="float" office:value="0.007026043172855" calcext:value-type="float">
            <text:p>0.0070</text:p>
          </table:table-cell>
          <table:table-cell office:value-type="float" office:value="0.89395922130472" calcext:value-type="float">
            <text:p>0.89</text:p>
          </table:table-cell>
          <table:table-cell office:value-type="float" office:value="-0.000120475943903" calcext:value-type="float">
            <text:p>-0.00012</text:p>
          </table:table-cell>
          <table:table-cell office:value-type="string" calcext:value-type="string">
            <text:p>V4-V5_UNIV</text:p>
          </table:table-cell>
          <table:table-cell office:value-type="string" calcext:value-type="string">
            <text:p>16S</text:p>
          </table:table-cell>
          <table:table-cell office:value-type="float" office:value="0.959244632410368" calcext:value-type="float">
            <text:p>0.96</text:p>
          </table:table-cell>
          <table:table-cell table:number-columns-repeated="39"/>
        </table:table-row>
        <table:table-row table:style-name="ro2">
          <table:table-cell office:value-type="string" calcext:value-type="string">
            <text:p>S0374</text:p>
          </table:table-cell>
          <table:table-cell office:value-type="string" calcext:value-type="string">
            <text:p>GP13</text:p>
          </table:table-cell>
          <table:table-cell office:value-type="float" office:value="48" calcext:value-type="float">
            <text:p>48</text:p>
          </table:table-cell>
          <table:table-cell office:value-type="float" office:value="-32.4985" calcext:value-type="float">
            <text:p>-32.4985</text:p>
          </table:table-cell>
          <table:table-cell office:value-type="float" office:value="-165.99883" calcext:value-type="float">
            <text:p>-165.99883</text:p>
          </table:table-cell>
          <table:table-cell office:value-type="float" office:value="19.656" calcext:value-type="float">
            <text:p>19.656</text:p>
          </table:table-cell>
          <table:table-cell office:value-type="float" office:value="169" calcext:value-type="float">
            <text:p>169</text:p>
          </table:table-cell>
          <table:table-cell office:value-type="float" office:value="8.5" calcext:value-type="float">
            <text:p>8.5</text:p>
          </table:table-cell>
          <table:table-cell office:value-type="string" calcext:value-type="string">
            <text:p>SRR5788461</text:p>
          </table:table-cell>
          <table:table-cell table:style-name="Default" office:value-type="float" office:value="0.159807555" calcext:value-type="float">
            <text:p>0.159807555</text:p>
          </table:table-cell>
          <table:table-cell table:style-name="Default" office:value-type="float" office:value="0.0109767319574077" calcext:value-type="float">
            <text:p>0.010976731957408</text:p>
          </table:table-cell>
          <table:table-cell table:style-name="Default" table:formula="of:=[.J156]/[.K156]" office:value-type="float" office:value="14.5587553399401" calcext:value-type="float">
            <text:p>14.5587553399401</text:p>
          </table:table-cell>
          <table:table-cell table:style-name="Default" table:formula="of:=([.K156]*5.75)/((1-[.K156])+([.K156]*5.75))" office:value-type="float" office:value="0.0599884427368851" calcext:value-type="float">
            <text:p>0.059988442736885</text:p>
          </table:table-cell>
          <table:table-cell table:style-name="Default" table:formula="of:=[.J156]/[.M156]" office:value-type="float" office:value="2.66397238716349" calcext:value-type="float">
            <text:p>2.66397238716349</text:p>
          </table:table-cell>
          <table:table-cell table:style-name="Default" office:value-type="string" calcext:value-type="string">
            <text:p>S0374</text:p>
          </table:table-cell>
          <table:table-cell office:value-type="float" office:value="0.988847945746485" calcext:value-type="float">
            <text:p>0.99</text:p>
          </table:table-cell>
          <table:table-cell table:number-columns-repeated="3"/>
          <table:table-cell table:style-name="ce17"/>
          <table:table-cell office:value-type="float" office:value="5.87293192912357E-166" calcext:value-type="float">
            <text:p>5.87E-166</text:p>
          </table:table-cell>
          <table:table-cell office:value-type="float" office:value="0.007243803203494" calcext:value-type="float">
            <text:p>0.0072</text:p>
          </table:table-cell>
          <table:table-cell office:value-type="float" office:value="0.884114686639288" calcext:value-type="float">
            <text:p>0.88</text:p>
          </table:table-cell>
          <table:table-cell office:value-type="float" office:value="-0.000105477128" calcext:value-type="float">
            <text:p>-0.00011</text:p>
          </table:table-cell>
          <table:table-cell office:value-type="string" calcext:value-type="string">
            <text:p>V4-V5_UNIV</text:p>
          </table:table-cell>
          <table:table-cell office:value-type="string" calcext:value-type="string">
            <text:p>16S</text:p>
          </table:table-cell>
          <table:table-cell office:value-type="float" office:value="0.95777148419636" calcext:value-type="float">
            <text:p>0.96</text:p>
          </table:table-cell>
          <table:table-cell table:number-columns-repeated="39"/>
        </table:table-row>
        <table:table-row table:style-name="ro2">
          <table:table-cell office:value-type="string" calcext:value-type="string">
            <text:p>S0368</text:p>
          </table:table-cell>
          <table:table-cell office:value-type="string" calcext:value-type="string">
            <text:p>GP13</text:p>
          </table:table-cell>
          <table:table-cell office:value-type="float" office:value="31" calcext:value-type="float">
            <text:p>31</text:p>
          </table:table-cell>
          <table:table-cell office:value-type="float" office:value="-32.49717" calcext:value-type="float">
            <text:p>-32.49717</text:p>
          </table:table-cell>
          <table:table-cell office:value-type="float" office:value="-167.00217" calcext:value-type="float">
            <text:p>-167.00217</text:p>
          </table:table-cell>
          <table:table-cell office:value-type="float" office:value="19.616" calcext:value-type="float">
            <text:p>19.616</text:p>
          </table:table-cell>
          <table:table-cell office:value-type="float" office:value="163" calcext:value-type="float">
            <text:p>163</text:p>
          </table:table-cell>
          <table:table-cell office:value-type="float" office:value="8.1" calcext:value-type="float">
            <text:p>8.1</text:p>
          </table:table-cell>
          <table:table-cell office:value-type="string" calcext:value-type="string">
            <text:p>SRR5788334</text:p>
          </table:table-cell>
          <table:table-cell table:style-name="Default" office:value-type="float" office:value="0.12888825" calcext:value-type="float">
            <text:p>0.12888825</text:p>
          </table:table-cell>
          <table:table-cell table:style-name="Default" office:value-type="float" office:value="0.00875732169518778" calcext:value-type="float">
            <text:p>0.008757321695188</text:p>
          </table:table-cell>
          <table:table-cell table:style-name="Default" table:formula="of:=[.J157]/[.K157]" office:value-type="float" office:value="14.7177703967213" calcext:value-type="float">
            <text:p>14.7177703967213</text:p>
          </table:table-cell>
          <table:table-cell table:style-name="Default" table:formula="of:=([.K157]*5.75)/((1-[.K157])+([.K157]*5.75))" office:value-type="float" office:value="0.0483436360754478" calcext:value-type="float">
            <text:p>0.048343636075448</text:p>
          </table:table-cell>
          <table:table-cell table:style-name="Default" table:formula="of:=[.J157]/[.M157]" office:value-type="float" office:value="2.66608514508197" calcext:value-type="float">
            <text:p>2.66608514508197</text:p>
          </table:table-cell>
          <table:table-cell table:style-name="Default" office:value-type="string" calcext:value-type="string">
            <text:p>S0368</text:p>
          </table:table-cell>
          <table:table-cell office:value-type="float" office:value="0.987341241694859" calcext:value-type="float">
            <text:p>0.99</text:p>
          </table:table-cell>
          <table:table-cell table:number-columns-repeated="3"/>
          <table:table-cell table:style-name="ce17"/>
          <table:table-cell office:value-type="float" office:value="4.922151378478E-186" calcext:value-type="float">
            <text:p>4.92E-186</text:p>
          </table:table-cell>
          <table:table-cell office:value-type="float" office:value="0.007706760250779" calcext:value-type="float">
            <text:p>0.0077</text:p>
          </table:table-cell>
          <table:table-cell office:value-type="float" office:value="0.948005373002308" calcext:value-type="float">
            <text:p>0.95</text:p>
          </table:table-cell>
          <table:table-cell office:value-type="float" office:value="-0.000374926156385" calcext:value-type="float">
            <text:p>-0.00037</text:p>
          </table:table-cell>
          <table:table-cell office:value-type="string" calcext:value-type="string">
            <text:p>V4-V5_UNIV</text:p>
          </table:table-cell>
          <table:table-cell office:value-type="string" calcext:value-type="string">
            <text:p>16S</text:p>
          </table:table-cell>
          <table:table-cell office:value-type="float" office:value="0.962684776418004" calcext:value-type="float">
            <text:p>0.96</text:p>
          </table:table-cell>
          <table:table-cell table:number-columns-repeated="39"/>
        </table:table-row>
        <table:table-row table:style-name="ro2">
          <table:table-cell office:value-type="string" calcext:value-type="string">
            <text:p>S0118</text:p>
          </table:table-cell>
          <table:table-cell office:value-type="string" calcext:value-type="string">
            <text:p>GA03</text:p>
          </table:table-cell>
          <table:table-cell office:value-type="float" office:value="135.4" calcext:value-type="float">
            <text:p>135.4</text:p>
          </table:table-cell>
          <table:table-cell office:value-type="float" office:value="39.6924" calcext:value-type="float">
            <text:p>39.6924</text:p>
          </table:table-cell>
          <table:table-cell office:value-type="float" office:value="-69.81342" calcext:value-type="float">
            <text:p>-69.81342</text:p>
          </table:table-cell>
          <table:table-cell office:value-type="float" office:value="13.526" calcext:value-type="float">
            <text:p>13.526</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SRR5788223</text:p>
          </table:table-cell>
          <table:table-cell table:style-name="Default" office:value-type="float" office:value="0.122106125" calcext:value-type="float">
            <text:p>0.122106125</text:p>
          </table:table-cell>
          <table:table-cell table:style-name="Default" office:value-type="float" office:value="0.00827031683736958" calcext:value-type="float">
            <text:p>0.00827031683737</text:p>
          </table:table-cell>
          <table:table-cell table:style-name="Default" table:formula="of:=[.J158]/[.K158]" office:value-type="float" office:value="14.7643829615162" calcext:value-type="float">
            <text:p>14.7643829615162</text:p>
          </table:table-cell>
          <table:table-cell table:style-name="Default" table:formula="of:=([.K158]*5.75)/((1-[.K158])+([.K158]*5.75))" office:value-type="float" office:value="0.0457568110228968" calcext:value-type="float">
            <text:p>0.045756811022897</text:p>
          </table:table-cell>
          <table:table-cell table:style-name="Default" table:formula="of:=[.J158]/[.M158]" office:value-type="float" office:value="2.66858905308977" calcext:value-type="float">
            <text:p>2.66858905308977</text:p>
          </table:table-cell>
          <table:table-cell table:style-name="Default" office:value-type="string" calcext:value-type="string">
            <text:p>S0118</text:p>
          </table:table-cell>
          <table:table-cell office:value-type="float" office:value="0.974279322953026" calcext:value-type="float">
            <text:p>0.97</text:p>
          </table:table-cell>
          <table:table-cell table:number-columns-repeated="3"/>
          <table:table-cell table:style-name="ce17"/>
          <table:table-cell office:value-type="float" office:value="3.54045011876642E-265" calcext:value-type="float">
            <text:p>3.54E-265</text:p>
          </table:table-cell>
          <table:table-cell office:value-type="float" office:value="0.008814125006565" calcext:value-type="float">
            <text:p>0.0088</text:p>
          </table:table-cell>
          <table:table-cell office:value-type="float" office:value="0.986946808829478" calcext:value-type="float">
            <text:p>0.99</text:p>
          </table:table-cell>
          <table:table-cell office:value-type="float" office:value="-0.000417671201521" calcext:value-type="float">
            <text:p>-0.00042</text:p>
          </table:table-cell>
          <table:table-cell office:value-type="string" calcext:value-type="string">
            <text:p>V4-V5_UNIV</text:p>
          </table:table-cell>
          <table:table-cell office:value-type="string" calcext:value-type="string">
            <text:p>16S</text:p>
          </table:table-cell>
          <table:table-cell office:value-type="float" office:value="0.977068711466129" calcext:value-type="float">
            <text:p>0.98</text:p>
          </table:table-cell>
          <table:table-cell table:number-columns-repeated="39"/>
        </table:table-row>
        <table:table-row table:style-name="ro2">
          <table:table-cell office:value-type="string" calcext:value-type="string">
            <text:p>S0078</text:p>
          </table:table-cell>
          <table:table-cell office:value-type="string" calcext:value-type="string">
            <text:p>GA03</text:p>
          </table:table-cell>
          <table:table-cell office:value-type="float" office:value="300.8" calcext:value-type="float">
            <text:p>300.8</text:p>
          </table:table-cell>
          <table:table-cell office:value-type="float" office:value="22.3499" calcext:value-type="float">
            <text:p>22.3499</text:p>
          </table:table-cell>
          <table:table-cell office:value-type="float" office:value="-35.86749" calcext:value-type="float">
            <text:p>-35.86749</text:p>
          </table:table-cell>
          <table:table-cell office:value-type="float" office:value="16.057" calcext:value-type="float">
            <text:p>16.057</text:p>
          </table:table-cell>
          <table:table-cell office:value-type="float" office:value="36" calcext:value-type="float">
            <text:p>36</text:p>
          </table:table-cell>
          <table:table-cell office:value-type="float" office:value="1.8" calcext:value-type="float">
            <text:p>1.8</text:p>
          </table:table-cell>
          <table:table-cell office:value-type="string" calcext:value-type="string">
            <text:p>SRR5788213</text:p>
          </table:table-cell>
          <table:table-cell table:style-name="Default" office:value-type="float" office:value="0.061432945" calcext:value-type="float">
            <text:p>0.061432945</text:p>
          </table:table-cell>
          <table:table-cell table:style-name="Default" office:value-type="float" office:value="0.00405521452879998" calcext:value-type="float">
            <text:p>0.0040552145288</text:p>
          </table:table-cell>
          <table:table-cell table:style-name="Default" table:formula="of:=[.J159]/[.K159]" office:value-type="float" office:value="15.1491233234902" calcext:value-type="float">
            <text:p>15.1491233234902</text:p>
          </table:table-cell>
          <table:table-cell table:style-name="Default" table:formula="of:=([.K159]*5.75)/((1-[.K159])+([.K159]*5.75))" office:value-type="float" office:value="0.0228768240025276" calcext:value-type="float">
            <text:p>0.022876824002528</text:p>
          </table:table-cell>
          <table:table-cell table:style-name="Default" table:formula="of:=[.J159]/[.M159]" office:value-type="float" office:value="2.6853790977809" calcext:value-type="float">
            <text:p>2.6853790977809</text:p>
          </table:table-cell>
          <table:table-cell table:style-name="Default" office:value-type="string" calcext:value-type="string">
            <text:p>S0078</text:p>
          </table:table-cell>
          <table:table-cell office:value-type="float" office:value="0.972139289236334" calcext:value-type="float">
            <text:p>0.97</text:p>
          </table:table-cell>
          <table:table-cell table:number-columns-repeated="3"/>
          <table:table-cell table:style-name="ce17"/>
          <table:table-cell office:value-type="float" office:value="0" calcext:value-type="float">
            <text:p>0.00E+00</text:p>
          </table:table-cell>
          <table:table-cell office:value-type="float" office:value="0.007585173642601" calcext:value-type="float">
            <text:p>0.0076</text:p>
          </table:table-cell>
          <table:table-cell office:value-type="float" office:value="1.03442089301693" calcext:value-type="float">
            <text:p>1.03</text:p>
          </table:table-cell>
          <table:table-cell office:value-type="float" office:value="-0.000334094835506" calcext:value-type="float">
            <text:p>-0.00033</text:p>
          </table:table-cell>
          <table:table-cell office:value-type="string" calcext:value-type="string">
            <text:p>V4-V5_UNIV</text:p>
          </table:table-cell>
          <table:table-cell office:value-type="string" calcext:value-type="string">
            <text:p>16S</text:p>
          </table:table-cell>
          <table:table-cell office:value-type="float" office:value="0.941591147885474" calcext:value-type="float">
            <text:p>0.94</text:p>
          </table:table-cell>
          <table:table-cell table:number-columns-repeated="39"/>
        </table:table-row>
        <table:table-row table:style-name="ro2">
          <table:table-cell office:value-type="string" calcext:value-type="string">
            <text:p>S0349</text:p>
          </table:table-cell>
          <table:table-cell office:value-type="string" calcext:value-type="string">
            <text:p>GP13</text:p>
          </table:table-cell>
          <table:table-cell office:value-type="float" office:value="102" calcext:value-type="float">
            <text:p>102</text:p>
          </table:table-cell>
          <table:table-cell office:value-type="float" office:value="-32.50383" calcext:value-type="float">
            <text:p>-32.50383</text:p>
          </table:table-cell>
          <table:table-cell office:value-type="float" office:value="-156.01067" calcext:value-type="float">
            <text:p>-156.01067</text:p>
          </table:table-cell>
          <table:table-cell office:value-type="float" office:value="18.814" calcext:value-type="float">
            <text:p>18.814</text:p>
          </table:table-cell>
          <table:table-cell office:value-type="float" office:value="88" calcext:value-type="float">
            <text:p>88</text:p>
          </table:table-cell>
          <table:table-cell office:value-type="float" office:value="4.4" calcext:value-type="float">
            <text:p>4.4</text:p>
          </table:table-cell>
          <table:table-cell office:value-type="string" calcext:value-type="string">
            <text:p>SRR5788050</text:p>
          </table:table-cell>
          <table:table-cell table:style-name="Default" office:value-type="float" office:value="0.13287041" calcext:value-type="float">
            <text:p>0.13287041</text:p>
          </table:table-cell>
          <table:table-cell table:style-name="Default" office:value-type="float" office:value="0.00896971876896792" calcext:value-type="float">
            <text:p>0.008969718768968</text:p>
          </table:table-cell>
          <table:table-cell table:style-name="Default" table:formula="of:=[.J160]/[.K160]" office:value-type="float" office:value="14.813219167995" calcext:value-type="float">
            <text:p>14.813219167995</text:p>
          </table:table-cell>
          <table:table-cell table:style-name="Default" table:formula="of:=([.K160]*5.75)/((1-[.K160])+([.K160]*5.75))" office:value-type="float" office:value="0.0494682313368874" calcext:value-type="float">
            <text:p>0.049468231336888</text:p>
          </table:table-cell>
          <table:table-cell table:style-name="Default" table:formula="of:=[.J160]/[.M160]" office:value-type="float" office:value="2.68597454182522" calcext:value-type="float">
            <text:p>2.68597454182522</text:p>
          </table:table-cell>
          <table:table-cell table:style-name="Default" office:value-type="string" calcext:value-type="string">
            <text:p>S0349</text:p>
          </table:table-cell>
          <table:table-cell office:value-type="float" office:value="0.992200746238887" calcext:value-type="float">
            <text:p>0.99</text:p>
          </table:table-cell>
          <table:table-cell table:number-columns-repeated="3"/>
          <table:table-cell table:style-name="ce17"/>
          <table:table-cell office:value-type="float" office:value="6.350379800926E-235" calcext:value-type="float">
            <text:p>6.35E-235</text:p>
          </table:table-cell>
          <table:table-cell office:value-type="float" office:value="0.005461078261679" calcext:value-type="float">
            <text:p>0.0055</text:p>
          </table:table-cell>
          <table:table-cell office:value-type="float" office:value="0.915688555635889" calcext:value-type="float">
            <text:p>0.92</text:p>
          </table:table-cell>
          <table:table-cell office:value-type="float" office:value="-0.000126699554538"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4194398401972" calcext:value-type="float">
            <text:p>0.94</text:p>
          </table:table-cell>
          <table:table-cell table:number-columns-repeated="39"/>
        </table:table-row>
        <table:table-row table:style-name="ro2">
          <table:table-cell office:value-type="string" calcext:value-type="string">
            <text:p>S0345</text:p>
          </table:table-cell>
          <table:table-cell office:value-type="string" calcext:value-type="string">
            <text:p>GP13</text:p>
          </table:table-cell>
          <table:table-cell office:value-type="float" office:value="15" calcext:value-type="float">
            <text:p>15</text:p>
          </table:table-cell>
          <table:table-cell office:value-type="float" office:value="-32.50383" calcext:value-type="float">
            <text:p>-32.50383</text:p>
          </table:table-cell>
          <table:table-cell office:value-type="float" office:value="-156.01067" calcext:value-type="float">
            <text:p>-156.01067</text:p>
          </table:table-cell>
          <table:table-cell office:value-type="float" office:value="18.828" calcext:value-type="float">
            <text:p>18.828</text:p>
          </table:table-cell>
          <table:table-cell office:value-type="float" office:value="155" calcext:value-type="float">
            <text:p>155</text:p>
          </table:table-cell>
          <table:table-cell office:value-type="float" office:value="7.7" calcext:value-type="float">
            <text:p>7.7</text:p>
          </table:table-cell>
          <table:table-cell office:value-type="string" calcext:value-type="string">
            <text:p>SRR5788054</text:p>
          </table:table-cell>
          <table:table-cell table:style-name="Default" office:value-type="float" office:value="0.100580075" calcext:value-type="float">
            <text:p>0.100580075</text:p>
          </table:table-cell>
          <table:table-cell table:style-name="Default" office:value-type="float" office:value="0.00670854905922465" calcext:value-type="float">
            <text:p>0.006708549059225</text:p>
          </table:table-cell>
          <table:table-cell table:style-name="Default" table:formula="of:=[.J161]/[.K161]" office:value-type="float" office:value="14.992820968" calcext:value-type="float">
            <text:p>14.992820968</text:p>
          </table:table-cell>
          <table:table-cell table:style-name="Default" table:formula="of:=([.K161]*5.75)/((1-[.K161])+([.K161]*5.75))" office:value-type="float" office:value="0.0373829273796002" calcext:value-type="float">
            <text:p>0.0373829273796</text:p>
          </table:table-cell>
          <table:table-cell table:style-name="Default" table:formula="of:=[.J161]/[.M161]" office:value-type="float" office:value="2.69053501291304" calcext:value-type="float">
            <text:p>2.69053501291304</text:p>
          </table:table-cell>
          <table:table-cell table:style-name="Default" office:value-type="string" calcext:value-type="string">
            <text:p>S0345</text:p>
          </table:table-cell>
          <table:table-cell office:value-type="float" office:value="0.992773155487442" calcext:value-type="float">
            <text:p>0.99</text:p>
          </table:table-cell>
          <table:table-cell table:number-columns-repeated="3"/>
          <table:table-cell table:style-name="ce17"/>
          <table:table-cell office:value-type="float" office:value="3.17435805077408E-278" calcext:value-type="float">
            <text:p>3.17E-278</text:p>
          </table:table-cell>
          <table:table-cell office:value-type="float" office:value="0.005040251219837" calcext:value-type="float">
            <text:p>0.0050</text:p>
          </table:table-cell>
          <table:table-cell office:value-type="float" office:value="0.948883060442495" calcext:value-type="float">
            <text:p>0.95</text:p>
          </table:table-cell>
          <table:table-cell office:value-type="float" office:value="-0.000211469006588" calcext:value-type="float">
            <text:p>-0.00021</text:p>
          </table:table-cell>
          <table:table-cell office:value-type="string" calcext:value-type="string">
            <text:p>V4-V5_UNIV</text:p>
          </table:table-cell>
          <table:table-cell office:value-type="string" calcext:value-type="string">
            <text:p>16S</text:p>
          </table:table-cell>
          <table:table-cell office:value-type="float" office:value="0.953388111178738" calcext:value-type="float">
            <text:p>0.95</text:p>
          </table:table-cell>
          <table:table-cell table:number-columns-repeated="39"/>
        </table:table-row>
        <table:table-row table:style-name="ro2">
          <table:table-cell office:value-type="string" calcext:value-type="string">
            <text:p>S0333</text:p>
          </table:table-cell>
          <table:table-cell office:value-type="string" calcext:value-type="string">
            <text:p>GP13</text:p>
          </table:table-cell>
          <table:table-cell office:value-type="float" office:value="100" calcext:value-type="float">
            <text:p>100</text:p>
          </table:table-cell>
          <table:table-cell office:value-type="float" office:value="-32.49567" calcext:value-type="float">
            <text:p>-32.49567</text:p>
          </table:table-cell>
          <table:table-cell office:value-type="float" office:value="-164.99233" calcext:value-type="float">
            <text:p>-164.99233</text:p>
          </table:table-cell>
          <table:table-cell office:value-type="float" office:value="19.28" calcext:value-type="float">
            <text:p>19.28</text:p>
          </table:table-cell>
          <table:table-cell office:value-type="float" office:value="176" calcext:value-type="float">
            <text:p>176</text:p>
          </table:table-cell>
          <table:table-cell office:value-type="float" office:value="8.8" calcext:value-type="float">
            <text:p>8.8</text:p>
          </table:table-cell>
          <table:table-cell office:value-type="string" calcext:value-type="string">
            <text:p>SRR5788415</text:p>
          </table:table-cell>
          <table:table-cell table:style-name="Default" office:value-type="float" office:value="0.1217296" calcext:value-type="float">
            <text:p>0.1217296</text:p>
          </table:table-cell>
          <table:table-cell table:style-name="Default" office:value-type="float" office:value="0.00814750276685426" calcext:value-type="float">
            <text:p>0.008147502766854</text:p>
          </table:table-cell>
          <table:table-cell table:style-name="Default" table:formula="of:=[.J162]/[.K162]" office:value-type="float" office:value="14.9407252115607" calcext:value-type="float">
            <text:p>14.9407252115607</text:p>
          </table:table-cell>
          <table:table-cell table:style-name="Default" table:formula="of:=([.K162]*5.75)/((1-[.K162])+([.K162]*5.75))" office:value-type="float" office:value="0.045102639961007" calcext:value-type="float">
            <text:p>0.045102639961007</text:p>
          </table:table-cell>
          <table:table-cell table:style-name="Default" table:formula="of:=[.J162]/[.M162]" office:value-type="float" office:value="2.69894622809751" calcext:value-type="float">
            <text:p>2.69894622809751</text:p>
          </table:table-cell>
          <table:table-cell table:style-name="Default" office:value-type="string" calcext:value-type="string">
            <text:p>S0333</text:p>
          </table:table-cell>
          <table:table-cell office:value-type="float" office:value="0.990709735019823" calcext:value-type="float">
            <text:p>0.99</text:p>
          </table:table-cell>
          <table:table-cell table:number-columns-repeated="3"/>
          <table:table-cell table:style-name="ce17"/>
          <table:table-cell office:value-type="float" office:value="1.27351038646411E-172" calcext:value-type="float">
            <text:p>1.27E-172</text:p>
          </table:table-cell>
          <table:table-cell office:value-type="float" office:value="0.006526016646832" calcext:value-type="float">
            <text:p>0.0065</text:p>
          </table:table-cell>
          <table:table-cell office:value-type="float" office:value="0.873498136407613" calcext:value-type="float">
            <text:p>0.87</text:p>
          </table:table-cell>
          <table:table-cell office:value-type="float" office:value="0.0000520870868756336" calcext:value-type="float">
            <text:p>0.00005</text:p>
          </table:table-cell>
          <table:table-cell office:value-type="string" calcext:value-type="string">
            <text:p>V4-V5_UNIV</text:p>
          </table:table-cell>
          <table:table-cell office:value-type="string" calcext:value-type="string">
            <text:p>16S</text:p>
          </table:table-cell>
          <table:table-cell office:value-type="float" office:value="0.955603481849512" calcext:value-type="float">
            <text:p>0.96</text:p>
          </table:table-cell>
          <table:table-cell table:number-columns-repeated="39"/>
        </table:table-row>
        <table:table-row table:style-name="ro2">
          <table:table-cell office:value-type="string" calcext:value-type="string">
            <text:p>S0240</text:p>
          </table:table-cell>
          <table:table-cell office:value-type="string" calcext:value-type="string">
            <text:p>GA03</text:p>
          </table:table-cell>
          <table:table-cell office:value-type="float" office:value="101" calcext:value-type="float">
            <text:p>101</text:p>
          </table:table-cell>
          <table:table-cell office:value-type="float" office:value="17.3538" calcext:value-type="float">
            <text:p>17.3538</text:p>
          </table:table-cell>
          <table:table-cell office:value-type="float" office:value="-20.82111" calcext:value-type="float">
            <text:p>-20.82111</text:p>
          </table:table-cell>
          <table:table-cell office:value-type="float" office:value="14.51" calcext:value-type="float">
            <text:p>14.51</text:p>
          </table:table-cell>
          <table:table-cell office:value-type="float" office:value="85" calcext:value-type="float">
            <text:p>85</text:p>
          </table:table-cell>
          <table:table-cell office:value-type="float" office:value="4.2" calcext:value-type="float">
            <text:p>4.2</text:p>
          </table:table-cell>
          <table:table-cell office:value-type="string" calcext:value-type="string">
            <text:p>SRR5788341</text:p>
          </table:table-cell>
          <table:table-cell table:style-name="Default" office:value-type="float" office:value="0.052850675" calcext:value-type="float">
            <text:p>0.052850675</text:p>
          </table:table-cell>
          <table:table-cell table:style-name="Default" office:value-type="float" office:value="0.00341384185039252" calcext:value-type="float">
            <text:p>0.003413841850393</text:p>
          </table:table-cell>
          <table:table-cell table:style-name="Default" table:formula="of:=[.J163]/[.K163]" office:value-type="float" office:value="15.4812897949339" calcext:value-type="float">
            <text:p>15.4812897949339</text:p>
          </table:table-cell>
          <table:table-cell table:style-name="Default" table:formula="of:=([.K163]*5.75)/((1-[.K163])+([.K163]*5.75))" office:value-type="float" office:value="0.0193163613761567" calcext:value-type="float">
            <text:p>0.019316361376157</text:p>
          </table:table-cell>
          <table:table-cell table:style-name="Default" table:formula="of:=[.J163]/[.M163]" office:value-type="float" office:value="2.73605747846677" calcext:value-type="float">
            <text:p>2.73605747846677</text:p>
          </table:table-cell>
          <table:table-cell table:style-name="Default" office:value-type="string" calcext:value-type="string">
            <text:p>S0240</text:p>
          </table:table-cell>
          <table:table-cell office:value-type="float" office:value="0.967605495131815" calcext:value-type="float">
            <text:p>0.97</text:p>
          </table:table-cell>
          <table:table-cell table:number-columns-repeated="3"/>
          <table:table-cell table:style-name="ce17"/>
          <table:table-cell office:value-type="float" office:value="4.14924839914399E-162" calcext:value-type="float">
            <text:p>4.15E-162</text:p>
          </table:table-cell>
          <table:table-cell office:value-type="float" office:value="0.009628458780732" calcext:value-type="float">
            <text:p>0.0096</text:p>
          </table:table-cell>
          <table:table-cell office:value-type="float" office:value="0.771595161029075" calcext:value-type="float">
            <text:p>0.77</text:p>
          </table:table-cell>
          <table:table-cell office:value-type="float" office:value="0.000263476204476" calcext:value-type="float">
            <text:p>0.00026</text:p>
          </table:table-cell>
          <table:table-cell office:value-type="string" calcext:value-type="string">
            <text:p>V4-V5_UNIV</text:p>
          </table:table-cell>
          <table:table-cell office:value-type="string" calcext:value-type="string">
            <text:p>16S</text:p>
          </table:table-cell>
          <table:table-cell office:value-type="float" office:value="0.981365233316656" calcext:value-type="float">
            <text:p>0.98</text:p>
          </table:table-cell>
          <table:table-cell table:number-columns-repeated="39"/>
        </table:table-row>
        <table:table-row table:style-name="ro2">
          <table:table-cell office:value-type="string" calcext:value-type="string">
            <text:p>S0418</text:p>
          </table:table-cell>
          <table:table-cell office:value-type="string" calcext:value-type="string">
            <text:p>GP13</text:p>
          </table:table-cell>
          <table:table-cell office:value-type="float" office:value="74.1" calcext:value-type="float">
            <text:p>74.1</text:p>
          </table:table-cell>
          <table:table-cell office:value-type="float" office:value="-31.5988" calcext:value-type="float">
            <text:p>-31.5988</text:p>
          </table:table-cell>
          <table:table-cell office:value-type="float" office:value="178" calcext:value-type="float">
            <text:p>178</text:p>
          </table:table-cell>
          <table:table-cell office:value-type="float" office:value="20.616" calcext:value-type="float">
            <text:p>20.616</text:p>
          </table:table-cell>
          <table:table-cell office:value-type="float" office:value="59" calcext:value-type="float">
            <text:p>59</text:p>
          </table:table-cell>
          <table:table-cell office:value-type="float" office:value="2.9" calcext:value-type="float">
            <text:p>2.9</text:p>
          </table:table-cell>
          <table:table-cell office:value-type="string" calcext:value-type="string">
            <text:p>SRR5788297</text:p>
          </table:table-cell>
          <table:table-cell table:style-name="Default" office:value-type="float" office:value="0.147019775" calcext:value-type="float">
            <text:p>0.147019775</text:p>
          </table:table-cell>
          <table:table-cell table:style-name="Default" office:value-type="float" office:value="0.00975945367444705" calcext:value-type="float">
            <text:p>0.009759453674447</text:p>
          </table:table-cell>
          <table:table-cell table:style-name="Default" table:formula="of:=[.J164]/[.K164]" office:value-type="float" office:value="15.064344778329" calcext:value-type="float">
            <text:p>15.064344778329</text:p>
          </table:table-cell>
          <table:table-cell table:style-name="Default" table:formula="of:=([.K164]*5.75)/((1-[.K164])+([.K164]*5.75))" office:value-type="float" office:value="0.0536306795005266" calcext:value-type="float">
            <text:p>0.053630679500527</text:p>
          </table:table-cell>
          <table:table-cell table:style-name="Default" table:formula="of:=[.J164]/[.M164]" office:value-type="float" office:value="2.7413371668833" calcext:value-type="float">
            <text:p>2.7413371668833</text:p>
          </table:table-cell>
          <table:table-cell table:style-name="Default" office:value-type="string" calcext:value-type="string">
            <text:p>S0418</text:p>
          </table:table-cell>
          <table:table-cell office:value-type="float" office:value="0.972725750153492" calcext:value-type="float">
            <text:p>0.97</text:p>
          </table:table-cell>
          <table:table-cell table:number-columns-repeated="3"/>
          <table:table-cell table:style-name="ce17"/>
          <table:table-cell office:value-type="float" office:value="1.58243376568614E-161" calcext:value-type="float">
            <text:p>1.58E-161</text:p>
          </table:table-cell>
          <table:table-cell office:value-type="float" office:value="0.012088871204777" calcext:value-type="float">
            <text:p>0.0121</text:p>
          </table:table-cell>
          <table:table-cell office:value-type="float" office:value="1.03114474641534" calcext:value-type="float">
            <text:p>1.03</text:p>
          </table:table-cell>
          <table:table-cell office:value-type="float" office:value="-0.000740059940938" calcext:value-type="float">
            <text:p>-0.00074</text:p>
          </table:table-cell>
          <table:table-cell office:value-type="string" calcext:value-type="string">
            <text:p>V4-V5_UNIV</text:p>
          </table:table-cell>
          <table:table-cell office:value-type="string" calcext:value-type="string">
            <text:p>16S</text:p>
          </table:table-cell>
          <table:table-cell office:value-type="float" office:value="0.93227563021553" calcext:value-type="float">
            <text:p>0.93</text:p>
          </table:table-cell>
          <table:table-cell table:number-columns-repeated="39"/>
        </table:table-row>
        <table:table-row table:style-name="ro2">
          <table:table-cell office:value-type="string" calcext:value-type="string">
            <text:p>S0377</text:p>
          </table:table-cell>
          <table:table-cell office:value-type="string" calcext:value-type="string">
            <text:p>GP13</text:p>
          </table:table-cell>
          <table:table-cell office:value-type="float" office:value="15" calcext:value-type="float">
            <text:p>15</text:p>
          </table:table-cell>
          <table:table-cell office:value-type="float" office:value="-32.49567" calcext:value-type="float">
            <text:p>-32.49567</text:p>
          </table:table-cell>
          <table:table-cell office:value-type="float" office:value="-164.99233" calcext:value-type="float">
            <text:p>-164.99233</text:p>
          </table:table-cell>
          <table:table-cell office:value-type="float" office:value="19.338" calcext:value-type="float">
            <text:p>19.338</text:p>
          </table:table-cell>
          <table:table-cell office:value-type="float" office:value="120" calcext:value-type="float">
            <text:p>120</text:p>
          </table:table-cell>
          <table:table-cell office:value-type="float" office:value="6" calcext:value-type="float">
            <text:p>6</text:p>
          </table:table-cell>
          <table:table-cell office:value-type="string" calcext:value-type="string">
            <text:p>SRR5788458</text:p>
          </table:table-cell>
          <table:table-cell table:style-name="Default" office:value-type="float" office:value="0.16097795" calcext:value-type="float">
            <text:p>0.16097795</text:p>
          </table:table-cell>
          <table:table-cell table:style-name="Default" office:value-type="float" office:value="0.0107257224429955" calcext:value-type="float">
            <text:p>0.010725722442996</text:p>
          </table:table-cell>
          <table:table-cell table:style-name="Default" table:formula="of:=[.J165]/[.K165]" office:value-type="float" office:value="15.0085880793165" calcext:value-type="float">
            <text:p>15.0085880793165</text:p>
          </table:table-cell>
          <table:table-cell table:style-name="Default" table:formula="of:=([.K165]*5.75)/((1-[.K165])+([.K165]*5.75))" office:value-type="float" office:value="0.0586831623194259" calcext:value-type="float">
            <text:p>0.058683162319426</text:p>
          </table:table-cell>
          <table:table-cell table:style-name="Default" table:formula="of:=[.J165]/[.M165]" office:value-type="float" office:value="2.74317101596809" calcext:value-type="float">
            <text:p>2.74317101596809</text:p>
          </table:table-cell>
          <table:table-cell table:style-name="Default" office:value-type="string" calcext:value-type="string">
            <text:p>S0377</text:p>
          </table:table-cell>
          <table:table-cell office:value-type="float" office:value="0.989593347971679" calcext:value-type="float">
            <text:p>0.99</text:p>
          </table:table-cell>
          <table:table-cell table:number-columns-repeated="3"/>
          <table:table-cell table:style-name="ce17"/>
          <table:table-cell office:value-type="float" office:value="1.03219335427039E-136" calcext:value-type="float">
            <text:p>1.03E-136</text:p>
          </table:table-cell>
          <table:table-cell office:value-type="float" office:value="0.008198709966907" calcext:value-type="float">
            <text:p>0.0082</text:p>
          </table:table-cell>
          <table:table-cell office:value-type="float" office:value="0.932369041251499" calcext:value-type="float">
            <text:p>0.93</text:p>
          </table:table-cell>
          <table:table-cell office:value-type="float" office:value="-0.000509692294452" calcext:value-type="float">
            <text:p>-0.00051</text:p>
          </table:table-cell>
          <table:table-cell office:value-type="string" calcext:value-type="string">
            <text:p>V4-V5_UNIV</text:p>
          </table:table-cell>
          <table:table-cell office:value-type="string" calcext:value-type="string">
            <text:p>16S</text:p>
          </table:table-cell>
          <table:table-cell office:value-type="float" office:value="0.964345621712974" calcext:value-type="float">
            <text:p>0.96</text:p>
          </table:table-cell>
          <table:table-cell table:number-columns-repeated="39"/>
        </table:table-row>
        <table:table-row table:style-name="ro4">
          <table:table-cell office:value-type="string" calcext:value-type="string">
            <text:p>S0095</text:p>
          </table:table-cell>
          <table:table-cell office:value-type="string" calcext:value-type="string">
            <text:p>GA03</text:p>
          </table:table-cell>
          <table:table-cell office:value-type="float" office:value="185.7" calcext:value-type="float">
            <text:p>185.7</text:p>
          </table:table-cell>
          <table:table-cell office:value-type="float" office:value="26.1363" calcext:value-type="float">
            <text:p>26.1363</text:p>
          </table:table-cell>
          <table:table-cell office:value-type="float" office:value="-44.82642" calcext:value-type="float">
            <text:p>-44.82642</text:p>
          </table:table-cell>
          <table:table-cell office:value-type="float" office:value="18.979" calcext:value-type="float">
            <text:p>18.979</text:p>
          </table:table-cell>
          <table:table-cell office:value-type="float" office:value="79" calcext:value-type="float">
            <text:p>79</text:p>
          </table:table-cell>
          <table:table-cell office:value-type="float" office:value="3.9" calcext:value-type="float">
            <text:p>3.9</text:p>
          </table:table-cell>
          <table:table-cell office:value-type="string" calcext:value-type="string">
            <text:p>SRR5788414</text:p>
          </table:table-cell>
          <table:table-cell table:style-name="Default" office:value-type="float" office:value="0.12319112" calcext:value-type="float">
            <text:p>0.12319112</text:p>
          </table:table-cell>
          <table:table-cell table:style-name="Default" office:value-type="float" office:value="0.00807870740681491" calcext:value-type="float">
            <text:p>0.008078707406815</text:p>
          </table:table-cell>
          <table:table-cell table:style-name="Default" table:formula="of:=[.J166]/[.K166]" office:value-type="float" office:value="15.2488651706931" calcext:value-type="float">
            <text:p>15.2488651706931</text:p>
          </table:table-cell>
          <table:table-cell table:style-name="Default" table:formula="of:=([.K166]*5.75)/((1-[.K166])+([.K166]*5.75))" office:value-type="float" office:value="0.0447358792150519" calcext:value-type="float">
            <text:p>0.044735879215052</text:p>
          </table:table-cell>
          <table:table-cell table:style-name="Default" table:formula="of:=[.J166]/[.M166]" office:value-type="float" office:value="2.75374312881619" calcext:value-type="float">
            <text:p>2.75374312881619</text:p>
          </table:table-cell>
          <table:table-cell table:style-name="Default" office:value-type="string" calcext:value-type="string">
            <text:p>S0095</text:p>
          </table:table-cell>
          <table:table-cell office:value-type="float" office:value="0.850399371343834" calcext:value-type="float">
            <text:p>0.85</text:p>
          </table:table-cell>
          <table:table-cell office:value-type="string" calcext:value-type="string">
            <text:p>Similar, but SAR11 and Nitrosopumilales both off</text:p>
          </table:table-cell>
          <table:table-cell office:value-type="string" calcext:value-type="string">
            <text:p>yes</text:p>
          </table:table-cell>
          <table:table-cell/>
          <table:table-cell table:style-name="ce20" office:value-type="string" calcext:value-type="string">
            <text:p>difficult to tell, not very similar to samples that are close in water column</text:p>
          </table:table-cell>
          <table:table-cell office:value-type="float" office:value="3.23676752223583E-114" calcext:value-type="float">
            <text:p>3.24E-114</text:p>
          </table:table-cell>
          <table:table-cell office:value-type="float" office:value="0.030830113175105" calcext:value-type="float">
            <text:p>0.0308</text:p>
          </table:table-cell>
          <table:table-cell office:value-type="float" office:value="1.21228387073242" calcext:value-type="float">
            <text:p>1.21</text:p>
          </table:table-cell>
          <table:table-cell office:value-type="float" office:value="-0.001343902517649" calcext:value-type="float">
            <text:p>-0.00134</text:p>
          </table:table-cell>
          <table:table-cell office:value-type="string" calcext:value-type="string">
            <text:p>V4-V5_UNIV</text:p>
          </table:table-cell>
          <table:table-cell office:value-type="string" calcext:value-type="string">
            <text:p>16S</text:p>
          </table:table-cell>
          <table:table-cell office:value-type="float" office:value="0.948011002962336" calcext:value-type="float">
            <text:p>0.95</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245</text:p>
          </table:table-cell>
          <table:table-cell office:value-type="string" calcext:value-type="string">
            <text:p>GA03</text:p>
          </table:table-cell>
          <table:table-cell office:value-type="float" office:value="50.4" calcext:value-type="float">
            <text:p>50.4</text:p>
          </table:table-cell>
          <table:table-cell office:value-type="float" office:value="17.4018" calcext:value-type="float">
            <text:p>17.4018</text:p>
          </table:table-cell>
          <table:table-cell office:value-type="float" office:value="-24.49811" calcext:value-type="float">
            <text:p>-24.49811</text:p>
          </table:table-cell>
          <table:table-cell office:value-type="float" office:value="24" calcext:value-type="float">
            <text:p>24</text:p>
          </table:table-cell>
          <table:table-cell office:value-type="float" office:value="152" calcext:value-type="float">
            <text:p>152</text:p>
          </table:table-cell>
          <table:table-cell office:value-type="float" office:value="7.6" calcext:value-type="float">
            <text:p>7.6</text:p>
          </table:table-cell>
          <table:table-cell office:value-type="string" calcext:value-type="string">
            <text:p>SRR5788172</text:p>
          </table:table-cell>
          <table:table-cell table:style-name="Default" office:value-type="float" office:value="0.150453925" calcext:value-type="float">
            <text:p>0.150453925</text:p>
          </table:table-cell>
          <table:table-cell table:style-name="Default" office:value-type="float" office:value="0.00985577326684464" calcext:value-type="float">
            <text:p>0.009855773266845</text:p>
          </table:table-cell>
          <table:table-cell table:style-name="Default" table:formula="of:=[.J167]/[.K167]" office:value-type="float" office:value="15.2655627241482" calcext:value-type="float">
            <text:p>15.2655627241482</text:p>
          </table:table-cell>
          <table:table-cell table:style-name="Default" table:formula="of:=([.K167]*5.75)/((1-[.K167])+([.K167]*5.75))" office:value-type="float" office:value="0.054136309139537" calcext:value-type="float">
            <text:p>0.054136309139537</text:p>
          </table:table-cell>
          <table:table-cell table:style-name="Default" table:formula="of:=[.J167]/[.M167]" office:value-type="float" office:value="2.77916849876491" calcext:value-type="float">
            <text:p>2.77916849876491</text:p>
          </table:table-cell>
          <table:table-cell table:style-name="Default" office:value-type="string" calcext:value-type="string">
            <text:p>S0245</text:p>
          </table:table-cell>
          <table:table-cell office:value-type="float" office:value="0.98700951171811" calcext:value-type="float">
            <text:p>0.99</text:p>
          </table:table-cell>
          <table:table-cell table:number-columns-repeated="3"/>
          <table:table-cell table:style-name="ce17"/>
          <table:table-cell office:value-type="float" office:value="1.68931728654799E-192" calcext:value-type="float">
            <text:p>1.69E-192</text:p>
          </table:table-cell>
          <table:table-cell office:value-type="float" office:value="0.007171206254583" calcext:value-type="float">
            <text:p>0.0072</text:p>
          </table:table-cell>
          <table:table-cell office:value-type="float" office:value="0.888414891627965" calcext:value-type="float">
            <text:p>0.89</text:p>
          </table:table-cell>
          <table:table-cell office:value-type="float" office:value="-0.0000586294529279462" calcext:value-type="float">
            <text:p>-0.00006</text:p>
          </table:table-cell>
          <table:table-cell office:value-type="string" calcext:value-type="string">
            <text:p>V4-V5_UNIV</text:p>
          </table:table-cell>
          <table:table-cell office:value-type="string" calcext:value-type="string">
            <text:p>16S</text:p>
          </table:table-cell>
          <table:table-cell office:value-type="float" office:value="0.965822475832562" calcext:value-type="float">
            <text:p>0.97</text:p>
          </table:table-cell>
          <table:table-cell table:number-columns-repeated="39"/>
        </table:table-row>
        <table:table-row table:style-name="ro2">
          <table:table-cell office:value-type="string" calcext:value-type="string">
            <text:p>S0080</text:p>
          </table:table-cell>
          <table:table-cell office:value-type="string" calcext:value-type="string">
            <text:p>GA03</text:p>
          </table:table-cell>
          <table:table-cell office:value-type="float" office:value="499.6" calcext:value-type="float">
            <text:p>499.6</text:p>
          </table:table-cell>
          <table:table-cell office:value-type="float" office:value="22.3499" calcext:value-type="float">
            <text:p>22.3499</text:p>
          </table:table-cell>
          <table:table-cell office:value-type="float" office:value="-35.86749" calcext:value-type="float">
            <text:p>-35.86749</text:p>
          </table:table-cell>
          <table:table-cell office:value-type="float" office:value="12.725" calcext:value-type="float">
            <text:p>12.725</text:p>
          </table:table-cell>
          <table:table-cell office:value-type="float" office:value="37" calcext:value-type="float">
            <text:p>37</text:p>
          </table:table-cell>
          <table:table-cell office:value-type="float" office:value="1.9" calcext:value-type="float">
            <text:p>1.9</text:p>
          </table:table-cell>
          <table:table-cell office:value-type="string" calcext:value-type="string">
            <text:p>SRR5788215</text:p>
          </table:table-cell>
          <table:table-cell table:style-name="Default" office:value-type="float" office:value="0.064300535" calcext:value-type="float">
            <text:p>0.064300535</text:p>
          </table:table-cell>
          <table:table-cell table:style-name="Default" office:value-type="float" office:value="0.004102096627165" calcext:value-type="float">
            <text:p>0.004102096627165</text:p>
          </table:table-cell>
          <table:table-cell table:style-name="Default" table:formula="of:=[.J168]/[.K168]" office:value-type="float" office:value="15.6750415322222" calcext:value-type="float">
            <text:p>15.6750415322222</text:p>
          </table:table-cell>
          <table:table-cell table:style-name="Default" table:formula="of:=([.K168]*5.75)/((1-[.K168])+([.K168]*5.75))" office:value-type="float" office:value="0.0231362467866324" calcext:value-type="float">
            <text:p>0.023136246786633</text:p>
          </table:table-cell>
          <table:table-cell table:style-name="Default" table:formula="of:=[.J168]/[.M168]" office:value-type="float" office:value="2.77921201277777" calcext:value-type="float">
            <text:p>2.77921201277777</text:p>
          </table:table-cell>
          <table:table-cell table:style-name="Default" office:value-type="string" calcext:value-type="string">
            <text:p>S0080</text:p>
          </table:table-cell>
          <table:table-cell office:value-type="float" office:value="0.974524779408501" calcext:value-type="float">
            <text:p>0.97</text:p>
          </table:table-cell>
          <table:table-cell table:number-columns-repeated="3"/>
          <table:table-cell table:style-name="ce17"/>
          <table:table-cell office:value-type="float" office:value="0" calcext:value-type="float">
            <text:p>0.00E+00</text:p>
          </table:table-cell>
          <table:table-cell office:value-type="float" office:value="0.008297213495181" calcext:value-type="float">
            <text:p>0.0083</text:p>
          </table:table-cell>
          <table:table-cell office:value-type="float" office:value="1.044166852414" calcext:value-type="float">
            <text:p>1.04</text:p>
          </table:table-cell>
          <table:table-cell office:value-type="float" office:value="-0.000457012339153" calcext:value-type="float">
            <text:p>-0.00046</text:p>
          </table:table-cell>
          <table:table-cell office:value-type="string" calcext:value-type="string">
            <text:p>V4-V5_UNIV</text:p>
          </table:table-cell>
          <table:table-cell office:value-type="string" calcext:value-type="string">
            <text:p>16S</text:p>
          </table:table-cell>
          <table:table-cell office:value-type="float" office:value="0.951087465053418" calcext:value-type="float">
            <text:p>0.95</text:p>
          </table:table-cell>
          <table:table-cell table:number-columns-repeated="39"/>
        </table:table-row>
        <table:table-row table:style-name="ro2">
          <table:table-cell office:value-type="string" calcext:value-type="string">
            <text:p>S0306</text:p>
          </table:table-cell>
          <table:table-cell office:value-type="string" calcext:value-type="string">
            <text:p>GP13</text:p>
          </table:table-cell>
          <table:table-cell office:value-type="float" office:value="15.4" calcext:value-type="float">
            <text:p>15.4</text:p>
          </table:table-cell>
          <table:table-cell office:value-type="float" office:value="-30.0006" calcext:value-type="float">
            <text:p>-30.0006</text:p>
          </table:table-cell>
          <table:table-cell office:value-type="float" office:value="155.98599" calcext:value-type="float">
            <text:p>155.98599</text:p>
          </table:table-cell>
          <table:table-cell office:value-type="float" office:value="21.934" calcext:value-type="float">
            <text:p>21.934</text:p>
          </table:table-cell>
          <table:table-cell office:value-type="float" office:value="247" calcext:value-type="float">
            <text:p>247</text:p>
          </table:table-cell>
          <table:table-cell office:value-type="float" office:value="12.3" calcext:value-type="float">
            <text:p>12.3</text:p>
          </table:table-cell>
          <table:table-cell office:value-type="string" calcext:value-type="string">
            <text:p>SRR5788361</text:p>
          </table:table-cell>
          <table:table-cell table:style-name="Default" office:value-type="float" office:value="0.17239625" calcext:value-type="float">
            <text:p>0.17239625</text:p>
          </table:table-cell>
          <table:table-cell table:style-name="Default" office:value-type="float" office:value="0.0112818160972254" calcext:value-type="float">
            <text:p>0.011281816097225</text:p>
          </table:table-cell>
          <table:table-cell table:style-name="Default" table:formula="of:=[.J169]/[.K169]" office:value-type="float" office:value="15.2808952489838" calcext:value-type="float">
            <text:p>15.2808952489838</text:p>
          </table:table-cell>
          <table:table-cell table:style-name="Default" table:formula="of:=([.K169]*5.75)/((1-[.K169])+([.K169]*5.75))" office:value-type="float" office:value="0.0615709404313665" calcext:value-type="float">
            <text:p>0.061570940431367</text:p>
          </table:table-cell>
          <table:table-cell table:style-name="Default" table:formula="of:=[.J169]/[.M169]" office:value-type="float" office:value="2.79996129330152" calcext:value-type="float">
            <text:p>2.79996129330152</text:p>
          </table:table-cell>
          <table:table-cell table:style-name="Default" office:value-type="string" calcext:value-type="string">
            <text:p>S0306</text:p>
          </table:table-cell>
          <table:table-cell office:value-type="float" office:value="0.982367157194782" calcext:value-type="float">
            <text:p>0.98</text:p>
          </table:table-cell>
          <table:table-cell table:number-columns-repeated="3"/>
          <table:table-cell table:style-name="ce17"/>
          <table:table-cell office:value-type="float" office:value="1.84019842491881E-176" calcext:value-type="float">
            <text:p>1.84E-176</text:p>
          </table:table-cell>
          <table:table-cell office:value-type="float" office:value="0.009251219460983" calcext:value-type="float">
            <text:p>0.0093</text:p>
          </table:table-cell>
          <table:table-cell office:value-type="float" office:value="0.974094903590556" calcext:value-type="float">
            <text:p>0.97</text:p>
          </table:table-cell>
          <table:table-cell office:value-type="float" office:value="-0.000561798975828" calcext:value-type="float">
            <text:p>-0.00056</text:p>
          </table:table-cell>
          <table:table-cell office:value-type="string" calcext:value-type="string">
            <text:p>V4-V5_UNIV</text:p>
          </table:table-cell>
          <table:table-cell office:value-type="string" calcext:value-type="string">
            <text:p>16S</text:p>
          </table:table-cell>
          <table:table-cell office:value-type="float" office:value="0.965592883034819" calcext:value-type="float">
            <text:p>0.97</text:p>
          </table:table-cell>
          <table:table-cell table:number-columns-repeated="39"/>
        </table:table-row>
        <table:table-row table:style-name="ro2">
          <table:table-cell office:value-type="string" calcext:value-type="string">
            <text:p>S0058</text:p>
          </table:table-cell>
          <table:table-cell office:value-type="string" calcext:value-type="string">
            <text:p>GA03</text:p>
          </table:table-cell>
          <table:table-cell office:value-type="float" office:value="65.2" calcext:value-type="float">
            <text:p>65.2</text:p>
          </table:table-cell>
          <table:table-cell office:value-type="float" office:value="24.1499" calcext:value-type="float">
            <text:p>24.1499</text:p>
          </table:table-cell>
          <table:table-cell office:value-type="float" office:value="-40.21881" calcext:value-type="float">
            <text:p>-40.21881</text:p>
          </table:table-cell>
          <table:table-cell office:value-type="float" office:value="25.225" calcext:value-type="float">
            <text:p>25.225</text:p>
          </table:table-cell>
          <table:table-cell office:value-type="float" office:value="117" calcext:value-type="float">
            <text:p>117</text:p>
          </table:table-cell>
          <table:table-cell office:value-type="float" office:value="5.9" calcext:value-type="float">
            <text:p>5.9</text:p>
          </table:table-cell>
          <table:table-cell office:value-type="string" calcext:value-type="string">
            <text:p>SRR5788005</text:p>
          </table:table-cell>
          <table:table-cell table:style-name="Default" office:value-type="float" office:value="0.102283915" calcext:value-type="float">
            <text:p>0.102283915</text:p>
          </table:table-cell>
          <table:table-cell table:style-name="Default" office:value-type="float" office:value="0.00652560455192034" calcext:value-type="float">
            <text:p>0.00652560455192</text:p>
          </table:table-cell>
          <table:table-cell table:style-name="Default" table:formula="of:=[.J170]/[.K170]" office:value-type="float" office:value="15.6742435411444" calcext:value-type="float">
            <text:p>15.6742435411444</text:p>
          </table:table-cell>
          <table:table-cell table:style-name="Default" table:formula="of:=([.K170]*5.75)/((1-[.K170])+([.K170]*5.75))" office:value-type="float" office:value="0.0363941310637124" calcext:value-type="float">
            <text:p>0.036394131063712</text:p>
          </table:table-cell>
          <table:table-cell table:style-name="Default" table:formula="of:=[.J170]/[.M170]" office:value-type="float" office:value="2.81045080650338" calcext:value-type="float">
            <text:p>2.81045080650338</text:p>
          </table:table-cell>
          <table:table-cell table:style-name="Default" office:value-type="string" calcext:value-type="string">
            <text:p>S0058</text:p>
          </table:table-cell>
          <table:table-cell office:value-type="float" office:value="0.968056577972998" calcext:value-type="float">
            <text:p>0.97</text:p>
          </table:table-cell>
          <table:table-cell table:number-columns-repeated="3"/>
          <table:table-cell table:style-name="ce17"/>
          <table:table-cell office:value-type="float" office:value="1.84168052324345E-193" calcext:value-type="float">
            <text:p>1.84E-193</text:p>
          </table:table-cell>
          <table:table-cell office:value-type="float" office:value="0.011188701214796" calcext:value-type="float">
            <text:p>0.0112</text:p>
          </table:table-cell>
          <table:table-cell office:value-type="float" office:value="0.985506083947878" calcext:value-type="float">
            <text:p>0.99</text:p>
          </table:table-cell>
          <table:table-cell office:value-type="float" office:value="-0.000377160179007" calcext:value-type="float">
            <text:p>-0.00038</text:p>
          </table:table-cell>
          <table:table-cell office:value-type="string" calcext:value-type="string">
            <text:p>V4-V5_UNIV</text:p>
          </table:table-cell>
          <table:table-cell office:value-type="string" calcext:value-type="string">
            <text:p>16S</text:p>
          </table:table-cell>
          <table:table-cell office:value-type="float" office:value="0.992753623188406" calcext:value-type="float">
            <text:p>0.99</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387</text:p>
          </table:table-cell>
          <table:table-cell office:value-type="string" calcext:value-type="string">
            <text:p>GP13</text:p>
          </table:table-cell>
          <table:table-cell office:value-type="float" office:value="76" calcext:value-type="float">
            <text:p>76</text:p>
          </table:table-cell>
          <table:table-cell office:value-type="float" office:value="-32.509" calcext:value-type="float">
            <text:p>-32.509</text:p>
          </table:table-cell>
          <table:table-cell office:value-type="float" office:value="-162.009" calcext:value-type="float">
            <text:p>-162.009</text:p>
          </table:table-cell>
          <table:table-cell office:value-type="float" office:value="19.47" calcext:value-type="float">
            <text:p>19.47</text:p>
          </table:table-cell>
          <table:table-cell office:value-type="float" office:value="150" calcext:value-type="float">
            <text:p>150</text:p>
          </table:table-cell>
          <table:table-cell office:value-type="float" office:value="7.5" calcext:value-type="float">
            <text:p>7.5</text:p>
          </table:table-cell>
          <table:table-cell office:value-type="string" calcext:value-type="string">
            <text:p>SRR5788095</text:p>
          </table:table-cell>
          <table:table-cell table:style-name="Default" office:value-type="float" office:value="0.124511775" calcext:value-type="float">
            <text:p>0.124511775</text:p>
          </table:table-cell>
          <table:table-cell table:style-name="Default" office:value-type="float" office:value="0.00799270231527736" calcext:value-type="float">
            <text:p>0.007992702315277</text:p>
          </table:table-cell>
          <table:table-cell table:style-name="Default" table:formula="of:=[.J171]/[.K171]" office:value-type="float" office:value="15.5781824580163" calcext:value-type="float">
            <text:p>15.5781824580163</text:p>
          </table:table-cell>
          <table:table-cell table:style-name="Default" table:formula="of:=([.K171]*5.75)/((1-[.K171])+([.K171]*5.75))" office:value-type="float" office:value="0.0442770454069889" calcext:value-type="float">
            <text:p>0.044277045406989</text:p>
          </table:table-cell>
          <table:table-cell table:style-name="Default" table:formula="of:=[.J171]/[.M171]" office:value-type="float" office:value="2.81210667639414" calcext:value-type="float">
            <text:p>2.81210667639414</text:p>
          </table:table-cell>
          <table:table-cell table:style-name="Default" office:value-type="string" calcext:value-type="string">
            <text:p>S0387</text:p>
          </table:table-cell>
          <table:table-cell office:value-type="float" office:value="0.994196470574523" calcext:value-type="float">
            <text:p>0.99</text:p>
          </table:table-cell>
          <table:table-cell table:number-columns-repeated="3"/>
          <table:table-cell table:style-name="ce17"/>
          <table:table-cell office:value-type="float" office:value="2.1406453074376E-167" calcext:value-type="float">
            <text:p>2.14E-167</text:p>
          </table:table-cell>
          <table:table-cell office:value-type="float" office:value="0.005723752586665" calcext:value-type="float">
            <text:p>0.0057</text:p>
          </table:table-cell>
          <table:table-cell office:value-type="float" office:value="0.911384679241915" calcext:value-type="float">
            <text:p>0.91</text:p>
          </table:table-cell>
          <table:table-cell office:value-type="float" office:value="-0.000350267526096" calcext:value-type="float">
            <text:p>-0.00035</text:p>
          </table:table-cell>
          <table:table-cell office:value-type="string" calcext:value-type="string">
            <text:p>V4-V5_UNIV</text:p>
          </table:table-cell>
          <table:table-cell office:value-type="string" calcext:value-type="string">
            <text:p>16S</text:p>
          </table:table-cell>
          <table:table-cell office:value-type="float" office:value="0.963227139832644" calcext:value-type="float">
            <text:p>0.96</text:p>
          </table:table-cell>
          <table:table-cell table:number-columns-repeated="39"/>
        </table:table-row>
        <table:table-row table:style-name="ro6">
          <table:table-cell office:value-type="string" calcext:value-type="string">
            <text:p>S0243</text:p>
          </table:table-cell>
          <table:table-cell office:value-type="string" calcext:value-type="string">
            <text:p>GA03</text:p>
          </table:table-cell>
          <table:table-cell office:value-type="float" office:value="2" calcext:value-type="float">
            <text:p>2</text:p>
          </table:table-cell>
          <table:table-cell office:value-type="float" office:value="17.3538" calcext:value-type="float">
            <text:p>17.3538</text:p>
          </table:table-cell>
          <table:table-cell office:value-type="float" office:value="-20.82111" calcext:value-type="float">
            <text:p>-20.82111</text:p>
          </table:table-cell>
          <table:table-cell/>
          <table:table-cell office:value-type="float" office:value="53" calcext:value-type="float">
            <text:p>53</text:p>
          </table:table-cell>
          <table:table-cell office:value-type="float" office:value="2.6" calcext:value-type="float">
            <text:p>2.6</text:p>
          </table:table-cell>
          <table:table-cell office:value-type="string" calcext:value-type="string">
            <text:p>SRR5788344</text:p>
          </table:table-cell>
          <table:table-cell table:style-name="Default" office:value-type="float" office:value="0.026617175" calcext:value-type="float">
            <text:p>0.026617175</text:p>
          </table:table-cell>
          <table:table-cell table:style-name="Default" office:value-type="float" office:value="0.00165867143670217" calcext:value-type="float">
            <text:p>0.001658671436702</text:p>
          </table:table-cell>
          <table:table-cell table:style-name="Default" table:formula="of:=[.J172]/[.K172]" office:value-type="float" office:value="16.0472860453431" calcext:value-type="float">
            <text:p>16.0472860453431</text:p>
          </table:table-cell>
          <table:table-cell table:style-name="Default" table:formula="of:=([.K172]*5.75)/((1-[.K172])+([.K172]*5.75))" office:value-type="float" office:value="0.00946280625045377" calcext:value-type="float">
            <text:p>0.009462806250454</text:p>
          </table:table-cell>
          <table:table-cell table:style-name="Default" table:formula="of:=[.J172]/[.M172]" office:value-type="float" office:value="2.81282045679881" calcext:value-type="float">
            <text:p>2.81282045679881</text:p>
          </table:table-cell>
          <table:table-cell table:style-name="Default" office:value-type="string" calcext:value-type="string">
            <text:p>S0243</text:p>
          </table:table-cell>
          <table:table-cell office:value-type="float" office:value="0.954841176871332" calcext:value-type="float">
            <text:p>0.95</text:p>
          </table:table-cell>
          <table:table-cell office:value-type="string" calcext:value-type="string">
            <text:p>profiles generally quite similar, though gamma proportions differ significantly</text:p>
          </table:table-cell>
          <table:table-cell table:number-columns-repeated="2"/>
          <table:table-cell table:style-name="ce20" office:value-type="string" calcext:value-type="string">
            <text:p>difficult to verify - no co-occurring samples, seems to be orphan station</text:p>
          </table:table-cell>
          <table:table-cell office:value-type="float" office:value="6.61503072344376E-177" calcext:value-type="float">
            <text:p>6.62E-177</text:p>
          </table:table-cell>
          <table:table-cell office:value-type="float" office:value="0.010811497173992" calcext:value-type="float">
            <text:p>0.0108</text:p>
          </table:table-cell>
          <table:table-cell office:value-type="float" office:value="0.801616734875404" calcext:value-type="float">
            <text:p>0.80</text:p>
          </table:table-cell>
          <table:table-cell office:value-type="float" office:value="0.000183244774031" calcext:value-type="float">
            <text:p>0.00018</text:p>
          </table:table-cell>
          <table:table-cell office:value-type="string" calcext:value-type="string">
            <text:p>V4-V5_UNIV</text:p>
          </table:table-cell>
          <table:table-cell office:value-type="string" calcext:value-type="string">
            <text:p>16S</text:p>
          </table:table-cell>
          <table:table-cell office:value-type="float" office:value="0.970406784399609" calcext:value-type="float">
            <text:p>0.97</text:p>
          </table:table-cell>
          <table:table-cell table:number-columns-repeated="39"/>
        </table:table-row>
        <table:table-row table:style-name="ro2">
          <table:table-cell office:value-type="string" calcext:value-type="string">
            <text:p>S0334</text:p>
          </table:table-cell>
          <table:table-cell office:value-type="string" calcext:value-type="string">
            <text:p>GP13</text:p>
          </table:table-cell>
          <table:table-cell office:value-type="float" office:value="204" calcext:value-type="float">
            <text:p>204</text:p>
          </table:table-cell>
          <table:table-cell office:value-type="float" office:value="-32.49567" calcext:value-type="float">
            <text:p>-32.49567</text:p>
          </table:table-cell>
          <table:table-cell office:value-type="float" office:value="-164.99233" calcext:value-type="float">
            <text:p>-164.99233</text:p>
          </table:table-cell>
          <table:table-cell office:value-type="float" office:value="16.617" calcext:value-type="float">
            <text:p>16.617</text:p>
          </table:table-cell>
          <table:table-cell office:value-type="float" office:value="45" calcext:value-type="float">
            <text:p>45</text:p>
          </table:table-cell>
          <table:table-cell office:value-type="float" office:value="2.2" calcext:value-type="float">
            <text:p>2.2</text:p>
          </table:table-cell>
          <table:table-cell office:value-type="string" calcext:value-type="string">
            <text:p>SRR5788422</text:p>
          </table:table-cell>
          <table:table-cell table:style-name="Default" office:value-type="float" office:value="0.14055616" calcext:value-type="float">
            <text:p>0.14055616</text:p>
          </table:table-cell>
          <table:table-cell table:style-name="Default" office:value-type="float" office:value="0.00902116937751682" calcext:value-type="float">
            <text:p>0.009021169377517</text:p>
          </table:table-cell>
          <table:table-cell table:style-name="Default" table:formula="of:=[.J173]/[.K173]" office:value-type="float" office:value="15.5807029131172" calcext:value-type="float">
            <text:p>15.5807029131172</text:p>
          </table:table-cell>
          <table:table-cell table:style-name="Default" table:formula="of:=([.K173]*5.75)/((1-[.K173])+([.K173]*5.75))" office:value-type="float" office:value="0.0497403234765914" calcext:value-type="float">
            <text:p>0.049740323476591</text:p>
          </table:table-cell>
          <table:table-cell table:style-name="Default" table:formula="of:=[.J173]/[.M173]" office:value-type="float" office:value="2.8257990735856" calcext:value-type="float">
            <text:p>2.8257990735856</text:p>
          </table:table-cell>
          <table:table-cell table:style-name="Default" office:value-type="string" calcext:value-type="string">
            <text:p>S0334</text:p>
          </table:table-cell>
          <table:table-cell office:value-type="float" office:value="0.967612788134428" calcext:value-type="float">
            <text:p>0.97</text:p>
          </table:table-cell>
          <table:table-cell table:number-columns-repeated="3"/>
          <table:table-cell table:style-name="ce17"/>
          <table:table-cell office:value-type="float" office:value="1.20398522581626E-283" calcext:value-type="float">
            <text:p>1.20E-283</text:p>
          </table:table-cell>
          <table:table-cell office:value-type="float" office:value="0.009239458423624" calcext:value-type="float">
            <text:p>0.0092</text:p>
          </table:table-cell>
          <table:table-cell office:value-type="float" office:value="0.981875523713504" calcext:value-type="float">
            <text:p>0.98</text:p>
          </table:table-cell>
          <table:table-cell office:value-type="float" office:value="-0.000292379502971" calcext:value-type="float">
            <text:p>-0.00029</text:p>
          </table:table-cell>
          <table:table-cell office:value-type="string" calcext:value-type="string">
            <text:p>V4-V5_UNIV</text:p>
          </table:table-cell>
          <table:table-cell office:value-type="string" calcext:value-type="string">
            <text:p>16S</text:p>
          </table:table-cell>
          <table:table-cell office:value-type="float" office:value="0.967473490087598" calcext:value-type="float">
            <text:p>0.97</text:p>
          </table:table-cell>
          <table:table-cell table:number-columns-repeated="39"/>
        </table:table-row>
        <table:table-row table:style-name="ro2">
          <table:table-cell office:value-type="string" calcext:value-type="string">
            <text:p>S0065</text:p>
          </table:table-cell>
          <table:table-cell office:value-type="string" calcext:value-type="string">
            <text:p>GA03</text:p>
          </table:table-cell>
          <table:table-cell office:value-type="float" office:value="61.2" calcext:value-type="float">
            <text:p>61.2</text:p>
          </table:table-cell>
          <table:table-cell office:value-type="float" office:value="38.6683" calcext:value-type="float">
            <text:p>38.6683</text:p>
          </table:table-cell>
          <table:table-cell office:value-type="float" office:value="-69.11578" calcext:value-type="float">
            <text:p>-69.11578</text:p>
          </table:table-cell>
          <table:table-cell office:value-type="float" office:value="24.153" calcext:value-type="float">
            <text:p>24.153</text:p>
          </table:table-cell>
          <table:table-cell office:value-type="float" office:value="42" calcext:value-type="float">
            <text:p>42</text:p>
          </table:table-cell>
          <table:table-cell office:value-type="float" office:value="2.1" calcext:value-type="float">
            <text:p>2.1</text:p>
          </table:table-cell>
          <table:table-cell office:value-type="string" calcext:value-type="string">
            <text:p>SRR5788065</text:p>
          </table:table-cell>
          <table:table-cell table:style-name="Default" office:value-type="float" office:value="0.11968758" calcext:value-type="float">
            <text:p>0.11968758</text:p>
          </table:table-cell>
          <table:table-cell table:style-name="Default" office:value-type="float" office:value="0.00754765667838596" calcext:value-type="float">
            <text:p>0.007547656678386</text:p>
          </table:table-cell>
          <table:table-cell table:style-name="Default" table:formula="of:=[.J174]/[.K174]" office:value-type="float" office:value="15.8575813792308" calcext:value-type="float">
            <text:p>15.8575813792308</text:p>
          </table:table-cell>
          <table:table-cell table:style-name="Default" table:formula="of:=([.K174]*5.75)/((1-[.K174])+([.K174]*5.75))" office:value-type="float" office:value="0.0418969624313005" calcext:value-type="float">
            <text:p>0.041896962431301</text:p>
          </table:table-cell>
          <table:table-cell table:style-name="Default" table:formula="of:=[.J174]/[.M174]" office:value-type="float" office:value="2.85671258856187" calcext:value-type="float">
            <text:p>2.85671258856187</text:p>
          </table:table-cell>
          <table:table-cell table:style-name="Default" office:value-type="string" calcext:value-type="string">
            <text:p>S0065</text:p>
          </table:table-cell>
          <table:table-cell office:value-type="float" office:value="0.990493209045361" calcext:value-type="float">
            <text:p>0.99</text:p>
          </table:table-cell>
          <table:table-cell table:number-columns-repeated="3"/>
          <table:table-cell table:style-name="ce17"/>
          <table:table-cell office:value-type="float" office:value="2.37640190964593E-219" calcext:value-type="float">
            <text:p>2.38E-219</text:p>
          </table:table-cell>
          <table:table-cell office:value-type="float" office:value="0.006762048080894" calcext:value-type="float">
            <text:p>0.0068</text:p>
          </table:table-cell>
          <table:table-cell office:value-type="float" office:value="1.01206000696696" calcext:value-type="float">
            <text:p>1.01</text:p>
          </table:table-cell>
          <table:table-cell office:value-type="float" office:value="-0.000630068600569" calcext:value-type="float">
            <text:p>-0.00063</text:p>
          </table:table-cell>
          <table:table-cell office:value-type="string" calcext:value-type="string">
            <text:p>V4-V5_UNIV</text:p>
          </table:table-cell>
          <table:table-cell office:value-type="string" calcext:value-type="string">
            <text:p>16S</text:p>
          </table:table-cell>
          <table:table-cell office:value-type="float" office:value="0.940275448150724" calcext:value-type="float">
            <text:p>0.94</text:p>
          </table:table-cell>
          <table:table-cell table:number-columns-repeated="39"/>
        </table:table-row>
        <table:table-row table:style-name="ro2">
          <table:table-cell office:value-type="string" calcext:value-type="string">
            <text:p>S0082</text:p>
          </table:table-cell>
          <table:table-cell office:value-type="string" calcext:value-type="string">
            <text:p>GA03</text:p>
          </table:table-cell>
          <table:table-cell office:value-type="float" office:value="41.8" calcext:value-type="float">
            <text:p>41.8</text:p>
          </table:table-cell>
          <table:table-cell office:value-type="float" office:value="31.7501" calcext:value-type="float">
            <text:p>31.7501</text:p>
          </table:table-cell>
          <table:table-cell office:value-type="float" office:value="-64.16949" calcext:value-type="float">
            <text:p>-64.16949</text:p>
          </table:table-cell>
          <table:table-cell office:value-type="float" office:value="24.134" calcext:value-type="float">
            <text:p>24.134</text:p>
          </table:table-cell>
          <table:table-cell office:value-type="float" office:value="265" calcext:value-type="float">
            <text:p>265</text:p>
          </table:table-cell>
          <table:table-cell office:value-type="float" office:value="13.2" calcext:value-type="float">
            <text:p>13.2</text:p>
          </table:table-cell>
          <table:table-cell office:value-type="string" calcext:value-type="string">
            <text:p>SRR5788224</text:p>
          </table:table-cell>
          <table:table-cell table:style-name="Default" office:value-type="float" office:value="0.21882988" calcext:value-type="float">
            <text:p>0.21882988</text:p>
          </table:table-cell>
          <table:table-cell table:style-name="Default" office:value-type="float" office:value="0.0141120141120141" calcext:value-type="float">
            <text:p>0.014112014112014</text:p>
          </table:table-cell>
          <table:table-cell table:style-name="Default" table:formula="of:=[.J175]/[.K175]" office:value-type="float" office:value="15.5066369876786" calcext:value-type="float">
            <text:p>15.5066369876786</text:p>
          </table:table-cell>
          <table:table-cell table:style-name="Default" table:formula="of:=([.K175]*5.75)/((1-[.K175])+([.K175]*5.75))" office:value-type="float" office:value="0.0760465253586821" calcext:value-type="float">
            <text:p>0.076046525358682</text:p>
          </table:table-cell>
          <table:table-cell table:style-name="Default" table:formula="of:=[.J175]/[.M175]" office:value-type="float" office:value="2.87757894220497" calcext:value-type="float">
            <text:p>2.87757894220497</text:p>
          </table:table-cell>
          <table:table-cell table:style-name="Default" office:value-type="string" calcext:value-type="string">
            <text:p>S0082</text:p>
          </table:table-cell>
          <table:table-cell office:value-type="float" office:value="0.991135348812597" calcext:value-type="float">
            <text:p>0.99</text:p>
          </table:table-cell>
          <table:table-cell table:number-columns-repeated="3"/>
          <table:table-cell table:style-name="ce17"/>
          <table:table-cell office:value-type="float" office:value="1.06631152351411E-150" calcext:value-type="float">
            <text:p>1.07E-150</text:p>
          </table:table-cell>
          <table:table-cell office:value-type="float" office:value="0.007573079307982" calcext:value-type="float">
            <text:p>0.0076</text:p>
          </table:table-cell>
          <table:table-cell office:value-type="float" office:value="0.96425558531772" calcext:value-type="float">
            <text:p>0.96</text:p>
          </table:table-cell>
          <table:table-cell office:value-type="float" office:value="-0.000703655545289" calcext:value-type="float">
            <text:p>-0.00070</text:p>
          </table:table-cell>
          <table:table-cell office:value-type="string" calcext:value-type="string">
            <text:p>V4-V5_UNIV</text:p>
          </table:table-cell>
          <table:table-cell office:value-type="string" calcext:value-type="string">
            <text:p>16S</text:p>
          </table:table-cell>
          <table:table-cell office:value-type="float" office:value="0.95449554240346" calcext:value-type="float">
            <text:p>0.95</text:p>
          </table:table-cell>
          <table:table-cell table:number-columns-repeated="39"/>
        </table:table-row>
        <table:table-row table:style-name="ro2">
          <table:table-cell office:value-type="string" calcext:value-type="string">
            <text:p>S0389</text:p>
          </table:table-cell>
          <table:table-cell office:value-type="string" calcext:value-type="string">
            <text:p>GP13</text:p>
          </table:table-cell>
          <table:table-cell office:value-type="float" office:value="15" calcext:value-type="float">
            <text:p>15</text:p>
          </table:table-cell>
          <table:table-cell office:value-type="float" office:value="-32.49783" calcext:value-type="float">
            <text:p>-32.49783</text:p>
          </table:table-cell>
          <table:table-cell office:value-type="float" office:value="-160.99283" calcext:value-type="float">
            <text:p>-160.99283</text:p>
          </table:table-cell>
          <table:table-cell office:value-type="float" office:value="19.079" calcext:value-type="float">
            <text:p>19.079</text:p>
          </table:table-cell>
          <table:table-cell office:value-type="float" office:value="134" calcext:value-type="float">
            <text:p>134</text:p>
          </table:table-cell>
          <table:table-cell office:value-type="float" office:value="6.7" calcext:value-type="float">
            <text:p>6.7</text:p>
          </table:table-cell>
          <table:table-cell office:value-type="string" calcext:value-type="string">
            <text:p>SRR5788101</text:p>
          </table:table-cell>
          <table:table-cell table:style-name="Default" office:value-type="float" office:value="0.154377695" calcext:value-type="float">
            <text:p>0.154377695</text:p>
          </table:table-cell>
          <table:table-cell table:style-name="Default" office:value-type="float" office:value="0.00971293616738183" calcext:value-type="float">
            <text:p>0.009712936167382</text:p>
          </table:table-cell>
          <table:table-cell table:style-name="Default" table:formula="of:=[.J176]/[.K176]" office:value-type="float" office:value="15.8940296054281" calcext:value-type="float">
            <text:p>15.8940296054281</text:p>
          </table:table-cell>
          <table:table-cell table:style-name="Default" table:formula="of:=([.K176]*5.75)/((1-[.K176])+([.K176]*5.75))" office:value-type="float" office:value="0.0533863275039746" calcext:value-type="float">
            <text:p>0.053386327503975</text:p>
          </table:table-cell>
          <table:table-cell table:style-name="Default" table:formula="of:=[.J176]/[.M176]" office:value-type="float" office:value="2.89170846203097" calcext:value-type="float">
            <text:p>2.89170846203097</text:p>
          </table:table-cell>
          <table:table-cell table:style-name="Default" office:value-type="string" calcext:value-type="string">
            <text:p>S0389</text:p>
          </table:table-cell>
          <table:table-cell office:value-type="float" office:value="0.989021722065655" calcext:value-type="float">
            <text:p>0.99</text:p>
          </table:table-cell>
          <table:table-cell table:number-columns-repeated="3"/>
          <table:table-cell table:style-name="ce17"/>
          <table:table-cell office:value-type="float" office:value="9.24407118551012E-257" calcext:value-type="float">
            <text:p>9.24E-257</text:p>
          </table:table-cell>
          <table:table-cell office:value-type="float" office:value="0.005718236597749" calcext:value-type="float">
            <text:p>0.0057</text:p>
          </table:table-cell>
          <table:table-cell office:value-type="float" office:value="0.875154235691581" calcext:value-type="float">
            <text:p>0.88</text:p>
          </table:table-cell>
          <table:table-cell office:value-type="float" office:value="-0.0000263424415290164" calcext:value-type="float">
            <text:p>-0.00003</text:p>
          </table:table-cell>
          <table:table-cell office:value-type="string" calcext:value-type="string">
            <text:p>V4-V5_UNIV</text:p>
          </table:table-cell>
          <table:table-cell office:value-type="string" calcext:value-type="string">
            <text:p>16S</text:p>
          </table:table-cell>
          <table:table-cell office:value-type="float" office:value="0.93907361352031" calcext:value-type="float">
            <text:p>0.94</text:p>
          </table:table-cell>
          <table:table-cell table:number-columns-repeated="39"/>
        </table:table-row>
        <table:table-row table:style-name="ro6">
          <table:table-cell office:value-type="string" calcext:value-type="string">
            <text:p>S0440</text:p>
          </table:table-cell>
          <table:table-cell office:value-type="string" calcext:value-type="string">
            <text:p>GP13</text:p>
          </table:table-cell>
          <table:table-cell office:value-type="float" office:value="32" calcext:value-type="float">
            <text:p>32</text:p>
          </table:table-cell>
          <table:table-cell office:value-type="float" office:value="-32.499" calcext:value-type="float">
            <text:p>-32.499</text:p>
          </table:table-cell>
          <table:table-cell office:value-type="float" office:value="-169.00233" calcext:value-type="float">
            <text:p>-169.00233</text:p>
          </table:table-cell>
          <table:table-cell office:value-type="float" office:value="19.086" calcext:value-type="float">
            <text:p>19.086</text:p>
          </table:table-cell>
          <table:table-cell office:value-type="float" office:value="45" calcext:value-type="float">
            <text:p>45</text:p>
          </table:table-cell>
          <table:table-cell office:value-type="float" office:value="2.2" calcext:value-type="float">
            <text:p>2.2</text:p>
          </table:table-cell>
          <table:table-cell office:value-type="string" calcext:value-type="string">
            <text:p>SRR5788240</text:p>
          </table:table-cell>
          <table:table-cell table:style-name="Default" office:value-type="float" office:value="0.21936859" calcext:value-type="float">
            <text:p>0.21936859</text:p>
          </table:table-cell>
          <table:table-cell table:style-name="Default" office:value-type="float" office:value="0.014038293807368" calcext:value-type="float">
            <text:p>0.014038293807368</text:p>
          </table:table-cell>
          <table:table-cell table:style-name="Default" table:formula="of:=[.J177]/[.K177]" office:value-type="float" office:value="15.6264424302663" calcext:value-type="float">
            <text:p>15.6264424302663</text:p>
          </table:table-cell>
          <table:table-cell table:style-name="Default" table:formula="of:=([.K177]*5.75)/((1-[.K177])+([.K177]*5.75))" office:value-type="float" office:value="0.0756740971478632" calcext:value-type="float">
            <text:p>0.075674097147863</text:p>
          </table:table-cell>
          <table:table-cell table:style-name="Default" table:formula="of:=[.J177]/[.M177]" office:value-type="float" office:value="2.89885969265501" calcext:value-type="float">
            <text:p>2.89885969265501</text:p>
          </table:table-cell>
          <table:table-cell table:style-name="Default" office:value-type="string" calcext:value-type="string">
            <text:p>S0440</text:p>
          </table:table-cell>
          <table:table-cell office:value-type="float" office:value="0.916885129348459" calcext:value-type="float">
            <text:p>0.92</text:p>
          </table:table-cell>
          <table:table-cell office:value-type="string" calcext:value-type="string">
            <text:p>cyanobacteria and other taxa (e.g. SAR86) differ significantly between MG and tags</text:p>
          </table:table-cell>
          <table:table-cell table:number-columns-repeated="2"/>
          <table:table-cell table:style-name="ce21" office:value-type="string" calcext:value-type="string">
            <text:p>tags probably fine, since there is a good correlation with closest sample in water column (R2=0.98)</text:p>
          </table:table-cell>
          <table:table-cell office:value-type="float" office:value="1.0520925852812E-099" calcext:value-type="float">
            <text:p>1.05E-99</text:p>
          </table:table-cell>
          <table:table-cell office:value-type="float" office:value="0.019273271989801" calcext:value-type="float">
            <text:p>0.0193</text:p>
          </table:table-cell>
          <table:table-cell office:value-type="float" office:value="0.86121747921046" calcext:value-type="float">
            <text:p>0.86</text:p>
          </table:table-cell>
          <table:table-cell office:value-type="float" office:value="-0.000126907421627"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15849123653116" calcext:value-type="float">
            <text:p>0.92</text:p>
          </table:table-cell>
          <table:table-cell/>
          <table:table-cell office:value-type="string" calcext:value-type="string">
            <text:p>off on linear plot</text:p>
          </table:table-cell>
          <table:table-cell table:number-columns-repeated="37"/>
        </table:table-row>
        <table:table-row table:style-name="ro3">
          <table:table-cell office:value-type="string" calcext:value-type="string">
            <text:p>S0346</text:p>
          </table:table-cell>
          <table:table-cell office:value-type="string" calcext:value-type="string">
            <text:p>GP13</text:p>
          </table:table-cell>
          <table:table-cell office:value-type="float" office:value="31" calcext:value-type="float">
            <text:p>31</text:p>
          </table:table-cell>
          <table:table-cell office:value-type="float" office:value="-32.50383" calcext:value-type="float">
            <text:p>-32.50383</text:p>
          </table:table-cell>
          <table:table-cell office:value-type="float" office:value="-156.01067" calcext:value-type="float">
            <text:p>-156.01067</text:p>
          </table:table-cell>
          <table:table-cell office:value-type="float" office:value="18.828" calcext:value-type="float">
            <text:p>18.828</text:p>
          </table:table-cell>
          <table:table-cell office:value-type="float" office:value="116" calcext:value-type="float">
            <text:p>116</text:p>
          </table:table-cell>
          <table:table-cell office:value-type="float" office:value="5.8" calcext:value-type="float">
            <text:p>5.8</text:p>
          </table:table-cell>
          <table:table-cell office:value-type="string" calcext:value-type="string">
            <text:p>SRR5788051</text:p>
          </table:table-cell>
          <table:table-cell table:style-name="Default" office:value-type="float" office:value="0.209944465" calcext:value-type="float">
            <text:p>0.209944465</text:p>
          </table:table-cell>
          <table:table-cell table:style-name="Default" office:value-type="float" office:value="0.0133194814860758" calcext:value-type="float">
            <text:p>0.013319481486076</text:p>
          </table:table-cell>
          <table:table-cell table:style-name="Default" table:formula="of:=[.J178]/[.K178]" office:value-type="float" office:value="15.7622100544587" calcext:value-type="float">
            <text:p>15.7622100544587</text:p>
          </table:table-cell>
          <table:table-cell table:style-name="Default" table:formula="of:=([.K178]*5.75)/((1-[.K178])+([.K178]*5.75))" office:value-type="float" office:value="0.0720298663088932" calcext:value-type="float">
            <text:p>0.072029866308893</text:p>
          </table:table-cell>
          <table:table-cell table:style-name="Default" table:formula="of:=[.J178]/[.M178]" office:value-type="float" office:value="2.91468630664499" calcext:value-type="float">
            <text:p>2.91468630664499</text:p>
          </table:table-cell>
          <table:table-cell table:style-name="Default" office:value-type="string" calcext:value-type="string">
            <text:p>S0346</text:p>
          </table:table-cell>
          <table:table-cell office:value-type="float" office:value="0.891488761037208" calcext:value-type="float">
            <text:p>0.89</text:p>
          </table:table-cell>
          <table:table-cell office:value-type="string" calcext:value-type="string">
            <text:p>very big difference in phototroph abundances; MG dominated by chloroplast, whereas tags by cyanobacteria</text:p>
          </table:table-cell>
          <table:table-cell table:number-columns-repeated="2"/>
          <table:table-cell table:style-name="ce21" office:value-type="string" calcext:value-type="string">
            <text:p>probably fine, R2=0.96 with closest sample in water column</text:p>
          </table:table-cell>
          <table:table-cell office:value-type="float" office:value="2.70379752230385E-130" calcext:value-type="float">
            <text:p>2.70E-130</text:p>
          </table:table-cell>
          <table:table-cell office:value-type="float" office:value="0.025333673554715" calcext:value-type="float">
            <text:p>0.0253</text:p>
          </table:table-cell>
          <table:table-cell office:value-type="float" office:value="1.18429409382902" calcext:value-type="float">
            <text:p>1.18</text:p>
          </table:table-cell>
          <table:table-cell office:value-type="float" office:value="-0.001108601460225" calcext:value-type="float">
            <text:p>-0.00111</text:p>
          </table:table-cell>
          <table:table-cell office:value-type="string" calcext:value-type="string">
            <text:p>V4-V5_UNIV</text:p>
          </table:table-cell>
          <table:table-cell office:value-type="string" calcext:value-type="string">
            <text:p>16S</text:p>
          </table:table-cell>
          <table:table-cell office:value-type="float" office:value="0.946778353636386" calcext:value-type="float">
            <text:p>0.95</text:p>
          </table:table-cell>
          <table:table-cell office:value-type="string" calcext:value-type="string">
            <text:p>off on log-log plot</text:p>
          </table:table-cell>
          <table:table-cell office:value-type="string" calcext:value-type="string">
            <text:p>off on linear plot</text:p>
          </table:table-cell>
          <table:table-cell table:number-columns-repeated="37"/>
        </table:table-row>
        <table:table-row table:style-name="ro3">
          <table:table-cell office:value-type="string" calcext:value-type="string">
            <text:p>S0085</text:p>
          </table:table-cell>
          <table:table-cell office:value-type="string" calcext:value-type="string">
            <text:p>GA03</text:p>
          </table:table-cell>
          <table:table-cell office:value-type="float" office:value="109.7" calcext:value-type="float">
            <text:p>109.7</text:p>
          </table:table-cell>
          <table:table-cell office:value-type="float" office:value="31.7501" calcext:value-type="float">
            <text:p>31.7501</text:p>
          </table:table-cell>
          <table:table-cell office:value-type="float" office:value="-64.16949" calcext:value-type="float">
            <text:p>-64.16949</text:p>
          </table:table-cell>
          <table:table-cell office:value-type="float" office:value="20.552" calcext:value-type="float">
            <text:p>20.552</text:p>
          </table:table-cell>
          <table:table-cell office:value-type="float" office:value="116" calcext:value-type="float">
            <text:p>116</text:p>
          </table:table-cell>
          <table:table-cell office:value-type="float" office:value="5.8" calcext:value-type="float">
            <text:p>5.8</text:p>
          </table:table-cell>
          <table:table-cell office:value-type="string" calcext:value-type="string">
            <text:p>SRR5787993</text:p>
          </table:table-cell>
          <table:table-cell table:style-name="Default" office:value-type="float" office:value="0.208520515" calcext:value-type="float">
            <text:p>0.208520515</text:p>
          </table:table-cell>
          <table:table-cell table:style-name="Default" office:value-type="float" office:value="0.0131453723530811" calcext:value-type="float">
            <text:p>0.013145372353081</text:p>
          </table:table-cell>
          <table:table-cell table:style-name="Default" table:formula="of:=[.J179]/[.K179]" office:value-type="float" office:value="15.8626556478733" calcext:value-type="float">
            <text:p>15.8626556478733</text:p>
          </table:table-cell>
          <table:table-cell table:style-name="Default" table:formula="of:=([.K179]*5.75)/((1-[.K179])+([.K179]*5.75))" office:value-type="float" office:value="0.0711436449396054" calcext:value-type="float">
            <text:p>0.071143644939605</text:p>
          </table:table-cell>
          <table:table-cell table:style-name="Default" table:formula="of:=[.J179]/[.M179]" office:value-type="float" office:value="2.93097879897797" calcext:value-type="float">
            <text:p>2.93097879897797</text:p>
          </table:table-cell>
          <table:table-cell table:style-name="Default" office:value-type="string" calcext:value-type="string">
            <text:p>S0085</text:p>
          </table:table-cell>
          <table:table-cell office:value-type="float" office:value="0.930666916321178" calcext:value-type="float">
            <text:p>0.93</text:p>
          </table:table-cell>
          <table:table-cell office:value-type="string" calcext:value-type="string">
            <text:p>a number of taxa distorted</text:p>
          </table:table-cell>
          <table:table-cell table:number-columns-repeated="2"/>
          <table:table-cell table:style-name="ce20" office:value-type="string" calcext:value-type="string">
            <text:p>probably fine, R2=0.86 with closest deeper sample in water column but poor correlation with shallower sample</text:p>
          </table:table-cell>
          <table:table-cell office:value-type="float" office:value="1.9526457025661E-201" calcext:value-type="float">
            <text:p>1.95E-201</text:p>
          </table:table-cell>
          <table:table-cell office:value-type="float" office:value="0.016922956158171" calcext:value-type="float">
            <text:p>0.0169</text:p>
          </table:table-cell>
          <table:table-cell office:value-type="float" office:value="1.14995893043858" calcext:value-type="float">
            <text:p>1.15</text:p>
          </table:table-cell>
          <table:table-cell office:value-type="float" office:value="-0.000824904906848" calcext:value-type="float">
            <text:p>-0.00082</text:p>
          </table:table-cell>
          <table:table-cell office:value-type="string" calcext:value-type="string">
            <text:p>V4-V5_UNIV</text:p>
          </table:table-cell>
          <table:table-cell office:value-type="string" calcext:value-type="string">
            <text:p>16S</text:p>
          </table:table-cell>
          <table:table-cell office:value-type="float" office:value="0.944281524926686" calcext:value-type="float">
            <text:p>0.94</text:p>
          </table:table-cell>
          <table:table-cell office:value-type="string" calcext:value-type="string">
            <text:p>off on log-log plot</text:p>
          </table:table-cell>
          <table:table-cell office:value-type="string" calcext:value-type="string">
            <text:p>off on linear plot</text:p>
          </table:table-cell>
          <table:table-cell table:number-columns-repeated="37"/>
        </table:table-row>
        <table:table-row table:style-name="ro2">
          <table:table-cell office:value-type="string" calcext:value-type="string">
            <text:p>S0074</text:p>
          </table:table-cell>
          <table:table-cell office:value-type="string" calcext:value-type="string">
            <text:p>GA03</text:p>
          </table:table-cell>
          <table:table-cell office:value-type="float" office:value="99.7" calcext:value-type="float">
            <text:p>99.7</text:p>
          </table:table-cell>
          <table:table-cell office:value-type="float" office:value="22.3499" calcext:value-type="float">
            <text:p>22.3499</text:p>
          </table:table-cell>
          <table:table-cell office:value-type="float" office:value="-35.86749" calcext:value-type="float">
            <text:p>-35.86749</text:p>
          </table:table-cell>
          <table:table-cell office:value-type="float" office:value="22.44" calcext:value-type="float">
            <text:p>22.44</text:p>
          </table:table-cell>
          <table:table-cell office:value-type="float" office:value="143" calcext:value-type="float">
            <text:p>143</text:p>
          </table:table-cell>
          <table:table-cell office:value-type="float" office:value="7.2" calcext:value-type="float">
            <text:p>7.2</text:p>
          </table:table-cell>
          <table:table-cell office:value-type="string" calcext:value-type="string">
            <text:p>SRR5788062</text:p>
          </table:table-cell>
          <table:table-cell table:style-name="Default" office:value-type="float" office:value="0.083249995" calcext:value-type="float">
            <text:p>0.083249995</text:p>
          </table:table-cell>
          <table:table-cell table:style-name="Default" office:value-type="float" office:value="0.00503510968374068" calcext:value-type="float">
            <text:p>0.005035109683741</text:p>
          </table:table-cell>
          <table:table-cell table:style-name="Default" table:formula="of:=[.J180]/[.K180]" office:value-type="float" office:value="16.533899006973" calcext:value-type="float">
            <text:p>16.533899006973</text:p>
          </table:table-cell>
          <table:table-cell table:style-name="Default" table:formula="of:=([.K180]*5.75)/((1-[.K180])+([.K180]*5.75))" office:value-type="float" office:value="0.0282756191729298" calcext:value-type="float">
            <text:p>0.02827561917293</text:p>
          </table:table-cell>
          <table:table-cell table:style-name="Default" table:formula="of:=[.J180]/[.M180]" office:value-type="float" office:value="2.94423243186486" calcext:value-type="float">
            <text:p>2.94423243186486</text:p>
          </table:table-cell>
          <table:table-cell table:style-name="Default" office:value-type="string" calcext:value-type="string">
            <text:p>S0074</text:p>
          </table:table-cell>
          <table:table-cell office:value-type="float" office:value="0.988996850654196" calcext:value-type="float">
            <text:p>0.99</text:p>
          </table:table-cell>
          <table:table-cell table:number-columns-repeated="3"/>
          <table:table-cell table:style-name="ce17"/>
          <table:table-cell office:value-type="float" office:value="3.7734631868153E-231" calcext:value-type="float">
            <text:p>3.77E-231</text:p>
          </table:table-cell>
          <table:table-cell office:value-type="float" office:value="0.006808759284308" calcext:value-type="float">
            <text:p>0.0068</text:p>
          </table:table-cell>
          <table:table-cell office:value-type="float" office:value="0.987449421379916" calcext:value-type="float">
            <text:p>0.99</text:p>
          </table:table-cell>
          <table:table-cell office:value-type="float" office:value="-0.000516893363722" calcext:value-type="float">
            <text:p>-0.00052</text:p>
          </table:table-cell>
          <table:table-cell office:value-type="string" calcext:value-type="string">
            <text:p>V4-V5_UNIV</text:p>
          </table:table-cell>
          <table:table-cell office:value-type="string" calcext:value-type="string">
            <text:p>16S</text:p>
          </table:table-cell>
          <table:table-cell office:value-type="float" office:value="0.952382743328162" calcext:value-type="float">
            <text:p>0.95</text:p>
          </table:table-cell>
          <table:table-cell table:number-columns-repeated="39"/>
        </table:table-row>
        <table:table-row table:style-name="ro2">
          <table:table-cell office:value-type="string" calcext:value-type="string">
            <text:p>S0394</text:p>
          </table:table-cell>
          <table:table-cell office:value-type="string" calcext:value-type="string">
            <text:p>GP13</text:p>
          </table:table-cell>
          <table:table-cell office:value-type="float" office:value="15" calcext:value-type="float">
            <text:p>15</text:p>
          </table:table-cell>
          <table:table-cell office:value-type="float" office:value="-32.51033" calcext:value-type="float">
            <text:p>-32.51033</text:p>
          </table:table-cell>
          <table:table-cell office:value-type="float" office:value="-160.00783" calcext:value-type="float">
            <text:p>-160.00783</text:p>
          </table:table-cell>
          <table:table-cell office:value-type="float" office:value="18.904" calcext:value-type="float">
            <text:p>18.904</text:p>
          </table:table-cell>
          <table:table-cell office:value-type="float" office:value="51" calcext:value-type="float">
            <text:p>51</text:p>
          </table:table-cell>
          <table:table-cell office:value-type="float" office:value="2.5" calcext:value-type="float">
            <text:p>2.5</text:p>
          </table:table-cell>
          <table:table-cell office:value-type="string" calcext:value-type="string">
            <text:p>SRR5788257</text:p>
          </table:table-cell>
          <table:table-cell table:style-name="Default" office:value-type="float" office:value="0.14865356" calcext:value-type="float">
            <text:p>0.14865356</text:p>
          </table:table-cell>
          <table:table-cell table:style-name="Default" office:value-type="float" office:value="0.00913395345713422" calcext:value-type="float">
            <text:p>0.009133953457134</text:p>
          </table:table-cell>
          <table:table-cell table:style-name="Default" table:formula="of:=[.J181]/[.K181]" office:value-type="float" office:value="16.2748322177941" calcext:value-type="float">
            <text:p>16.2748322177941</text:p>
          </table:table-cell>
          <table:table-cell table:style-name="Default" table:formula="of:=([.K181]*5.75)/((1-[.K181])+([.K181]*5.75))" office:value-type="float" office:value="0.0503363264780664" calcext:value-type="float">
            <text:p>0.050336326478066</text:p>
          </table:table-cell>
          <table:table-cell table:style-name="Default" table:formula="of:=[.J181]/[.M181]" office:value-type="float" office:value="2.95320637005115" calcext:value-type="float">
            <text:p>2.95320637005115</text:p>
          </table:table-cell>
          <table:table-cell table:style-name="Default" office:value-type="string" calcext:value-type="string">
            <text:p>S0394</text:p>
          </table:table-cell>
          <table:table-cell office:value-type="float" office:value="0.992796728995195" calcext:value-type="float">
            <text:p>0.99</text:p>
          </table:table-cell>
          <table:table-cell table:number-columns-repeated="3"/>
          <table:table-cell table:style-name="ce17"/>
          <table:table-cell office:value-type="float" office:value="5.44059678949218E-198" calcext:value-type="float">
            <text:p>5.44E-198</text:p>
          </table:table-cell>
          <table:table-cell office:value-type="float" office:value="0.005717318236752" calcext:value-type="float">
            <text:p>0.0057</text:p>
          </table:table-cell>
          <table:table-cell office:value-type="float" office:value="0.907994469009583" calcext:value-type="float">
            <text:p>0.91</text:p>
          </table:table-cell>
          <table:table-cell office:value-type="float" office:value="-0.000202328619936"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57371057390942" calcext:value-type="float">
            <text:p>0.96</text:p>
          </table:table-cell>
          <table:table-cell table:number-columns-repeated="39"/>
        </table:table-row>
        <table:table-row table:style-name="ro2">
          <table:table-cell office:value-type="string" calcext:value-type="string">
            <text:p>S0369</text:p>
          </table:table-cell>
          <table:table-cell office:value-type="string" calcext:value-type="string">
            <text:p>GP13</text:p>
          </table:table-cell>
          <table:table-cell office:value-type="float" office:value="52" calcext:value-type="float">
            <text:p>52</text:p>
          </table:table-cell>
          <table:table-cell office:value-type="float" office:value="-32.49717" calcext:value-type="float">
            <text:p>-32.49717</text:p>
          </table:table-cell>
          <table:table-cell office:value-type="float" office:value="-167.00217" calcext:value-type="float">
            <text:p>-167.00217</text:p>
          </table:table-cell>
          <table:table-cell office:value-type="float" office:value="19.607" calcext:value-type="float">
            <text:p>19.607</text:p>
          </table:table-cell>
          <table:table-cell office:value-type="float" office:value="135" calcext:value-type="float">
            <text:p>135</text:p>
          </table:table-cell>
          <table:table-cell office:value-type="float" office:value="6.7" calcext:value-type="float">
            <text:p>6.7</text:p>
          </table:table-cell>
          <table:table-cell office:value-type="string" calcext:value-type="string">
            <text:p>SRR5788325</text:p>
          </table:table-cell>
          <table:table-cell table:style-name="Default" office:value-type="float" office:value="0.14427665" calcext:value-type="float">
            <text:p>0.14427665</text:p>
          </table:table-cell>
          <table:table-cell table:style-name="Default" office:value-type="float" office:value="0.00884630914363323" calcext:value-type="float">
            <text:p>0.008846309143633</text:p>
          </table:table-cell>
          <table:table-cell table:style-name="Default" table:formula="of:=[.J182]/[.K182]" office:value-type="float" office:value="16.3092480329875" calcext:value-type="float">
            <text:p>16.3092480329875</text:p>
          </table:table-cell>
          <table:table-cell table:style-name="Default" table:formula="of:=([.K182]*5.75)/((1-[.K182])+([.K182]*5.75))" office:value-type="float" office:value="0.0488150698804943" calcext:value-type="float">
            <text:p>0.048815069880494</text:p>
          </table:table-cell>
          <table:table-cell table:style-name="Default" table:formula="of:=[.J182]/[.M182]" office:value-type="float" office:value="2.95557602095436" calcext:value-type="float">
            <text:p>2.95557602095436</text:p>
          </table:table-cell>
          <table:table-cell table:style-name="Default" office:value-type="string" calcext:value-type="string">
            <text:p>S0369</text:p>
          </table:table-cell>
          <table:table-cell office:value-type="float" office:value="0.981928843441117" calcext:value-type="float">
            <text:p>0.98</text:p>
          </table:table-cell>
          <table:table-cell table:number-columns-repeated="3"/>
          <table:table-cell table:style-name="ce17"/>
          <table:table-cell office:value-type="float" office:value="1.08055177449382E-159" calcext:value-type="float">
            <text:p>1.08E-159</text:p>
          </table:table-cell>
          <table:table-cell office:value-type="float" office:value="0.00936047481628" calcext:value-type="float">
            <text:p>0.0094</text:p>
          </table:table-cell>
          <table:table-cell office:value-type="float" office:value="0.928291130731538" calcext:value-type="float">
            <text:p>0.93</text:p>
          </table:table-cell>
          <table:table-cell office:value-type="float" office:value="-0.000450663221871" calcext:value-type="float">
            <text:p>-0.00045</text:p>
          </table:table-cell>
          <table:table-cell office:value-type="string" calcext:value-type="string">
            <text:p>V4-V5_UNIV</text:p>
          </table:table-cell>
          <table:table-cell office:value-type="string" calcext:value-type="string">
            <text:p>16S</text:p>
          </table:table-cell>
          <table:table-cell office:value-type="float" office:value="0.95827640567525" calcext:value-type="float">
            <text:p>0.96</text:p>
          </table:table-cell>
          <table:table-cell table:number-columns-repeated="39"/>
        </table:table-row>
        <table:table-row table:style-name="ro2">
          <table:table-cell office:value-type="string" calcext:value-type="string">
            <text:p>S0305</text:p>
          </table:table-cell>
          <table:table-cell office:value-type="string" calcext:value-type="string">
            <text:p>GP13</text:p>
          </table:table-cell>
          <table:table-cell office:value-type="float" office:value="99" calcext:value-type="float">
            <text:p>99</text:p>
          </table:table-cell>
          <table:table-cell office:value-type="float" office:value="-30.0019" calcext:value-type="float">
            <text:p>-30.0019</text:p>
          </table:table-cell>
          <table:table-cell office:value-type="float" office:value="154.004" calcext:value-type="float">
            <text:p>154.004</text:p>
          </table:table-cell>
          <table:table-cell office:value-type="float" office:value="23.512" calcext:value-type="float">
            <text:p>23.512</text:p>
          </table:table-cell>
          <table:table-cell office:value-type="float" office:value="196" calcext:value-type="float">
            <text:p>196</text:p>
          </table:table-cell>
          <table:table-cell office:value-type="float" office:value="9.8" calcext:value-type="float">
            <text:p>9.8</text:p>
          </table:table-cell>
          <table:table-cell office:value-type="string" calcext:value-type="string">
            <text:p>SRR5788003</text:p>
          </table:table-cell>
          <table:table-cell table:style-name="Default" office:value-type="float" office:value="0.11816425" calcext:value-type="float">
            <text:p>0.11816425</text:p>
          </table:table-cell>
          <table:table-cell table:style-name="Default" office:value-type="float" office:value="0.00718532199139918" calcext:value-type="float">
            <text:p>0.007185321991399</text:p>
          </table:table-cell>
          <table:table-cell table:style-name="Default" table:formula="of:=[.J183]/[.K183]" office:value-type="float" office:value="16.4452268306754" calcext:value-type="float">
            <text:p>16.4452268306754</text:p>
          </table:table-cell>
          <table:table-cell table:style-name="Default" table:formula="of:=([.K183]*5.75)/((1-[.K183])+([.K183]*5.75))" office:value-type="float" office:value="0.0399520275841391" calcext:value-type="float">
            <text:p>0.039952027584139</text:p>
          </table:table-cell>
          <table:table-cell table:style-name="Default" table:formula="of:=[.J183]/[.M183]" office:value-type="float" office:value="2.95765339446529" calcext:value-type="float">
            <text:p>2.95765339446529</text:p>
          </table:table-cell>
          <table:table-cell table:style-name="Default" office:value-type="string" calcext:value-type="string">
            <text:p>S0305</text:p>
          </table:table-cell>
          <table:table-cell office:value-type="float" office:value="0.987497612249626" calcext:value-type="float">
            <text:p>0.99</text:p>
          </table:table-cell>
          <table:table-cell table:number-columns-repeated="3"/>
          <table:table-cell table:style-name="ce17"/>
          <table:table-cell office:value-type="float" office:value="5.45832763434473E-278" calcext:value-type="float">
            <text:p>5.46E-278</text:p>
          </table:table-cell>
          <table:table-cell office:value-type="float" office:value="0.006176066708194" calcext:value-type="float">
            <text:p>0.0062</text:p>
          </table:table-cell>
          <table:table-cell office:value-type="float" office:value="0.934722124156241" calcext:value-type="float">
            <text:p>0.93</text:p>
          </table:table-cell>
          <table:table-cell office:value-type="float" office:value="-0.0002118470708" calcext:value-type="float">
            <text:p>-0.00021</text:p>
          </table:table-cell>
          <table:table-cell office:value-type="string" calcext:value-type="string">
            <text:p>V4-V5_UNIV</text:p>
          </table:table-cell>
          <table:table-cell office:value-type="string" calcext:value-type="string">
            <text:p>16S</text:p>
          </table:table-cell>
          <table:table-cell office:value-type="float" office:value="0.982308977042614" calcext:value-type="float">
            <text:p>0.98</text:p>
          </table:table-cell>
          <table:table-cell table:number-columns-repeated="39"/>
        </table:table-row>
        <table:table-row table:style-name="ro4">
          <table:table-cell office:value-type="string" calcext:value-type="string">
            <text:p>S0287</text:p>
          </table:table-cell>
          <table:table-cell office:value-type="string" calcext:value-type="string">
            <text:p>GP13</text:p>
          </table:table-cell>
          <table:table-cell office:value-type="float" office:value="100.3" calcext:value-type="float">
            <text:p>100.3</text:p>
          </table:table-cell>
          <table:table-cell office:value-type="float" office:value="-32.4995" calcext:value-type="float">
            <text:p>-32.4995</text:p>
          </table:table-cell>
          <table:table-cell office:value-type="float" office:value="-176.03" calcext:value-type="float">
            <text:p>-176.03</text:p>
          </table:table-cell>
          <table:table-cell office:value-type="float" office:value="17.67" calcext:value-type="float">
            <text:p>17.67</text:p>
          </table:table-cell>
          <table:table-cell office:value-type="float" office:value="123" calcext:value-type="float">
            <text:p>123</text:p>
          </table:table-cell>
          <table:table-cell office:value-type="float" office:value="6.1" calcext:value-type="float">
            <text:p>6.1</text:p>
          </table:table-cell>
          <table:table-cell office:value-type="string" calcext:value-type="string">
            <text:p>SRR5788404</text:p>
          </table:table-cell>
          <table:table-cell table:style-name="Default" office:value-type="float" office:value="0.26075022" calcext:value-type="float">
            <text:p>0.26075022</text:p>
          </table:table-cell>
          <table:table-cell table:style-name="Default" office:value-type="float" office:value="0.0165316933568775" calcext:value-type="float">
            <text:p>0.016531693356878</text:p>
          </table:table-cell>
          <table:table-cell table:style-name="Default" table:formula="of:=[.J184]/[.K184]" office:value-type="float" office:value="15.7727471935912" calcext:value-type="float">
            <text:p>15.7727471935912</text:p>
          </table:table-cell>
          <table:table-cell table:style-name="Default" table:formula="of:=([.K184]*5.75)/((1-[.K184])+([.K184]*5.75))" office:value-type="float" office:value="0.0881362869704516" calcext:value-type="float">
            <text:p>0.088136286970452</text:p>
          </table:table-cell>
          <table:table-cell table:style-name="Default" table:formula="of:=[.J184]/[.M184]" office:value-type="float" office:value="2.95848882410282" calcext:value-type="float">
            <text:p>2.95848882410282</text:p>
          </table:table-cell>
          <table:table-cell table:style-name="Default" office:value-type="string" calcext:value-type="string">
            <text:p>S0287</text:p>
          </table:table-cell>
          <table:table-cell office:value-type="float" office:value="0.940665587046878" calcext:value-type="float">
            <text:p>0.94</text:p>
          </table:table-cell>
          <table:table-cell office:value-type="string" calcext:value-type="string">
            <text:p>top taxa (pro, MGI, SAR11) distorted</text:p>
          </table:table-cell>
          <table:table-cell table:number-columns-repeated="2"/>
          <table:table-cell table:style-name="ce20" office:value-type="string" calcext:value-type="string">
            <text:p>difficult to tell, not very similar to samples that are close in water column</text:p>
          </table:table-cell>
          <table:table-cell office:value-type="float" office:value="1.79061226269009E-169" calcext:value-type="float">
            <text:p>1.79E-169</text:p>
          </table:table-cell>
          <table:table-cell office:value-type="float" office:value="0.018457031676302" calcext:value-type="float">
            <text:p>0.0185</text:p>
          </table:table-cell>
          <table:table-cell office:value-type="float" office:value="1.21424824453125" calcext:value-type="float">
            <text:p>1.21</text:p>
          </table:table-cell>
          <table:table-cell office:value-type="float" office:value="-0.001327303198787" calcext:value-type="float">
            <text:p>-0.00133</text:p>
          </table:table-cell>
          <table:table-cell office:value-type="string" calcext:value-type="string">
            <text:p>V4-V5_UNIV</text:p>
          </table:table-cell>
          <table:table-cell office:value-type="string" calcext:value-type="string">
            <text:p>16S</text:p>
          </table:table-cell>
          <table:table-cell office:value-type="float" office:value="0.940026677919122" calcext:value-type="float">
            <text:p>0.94</text:p>
          </table:table-cell>
          <table:table-cell table:number-columns-repeated="39"/>
        </table:table-row>
        <table:table-row table:style-name="ro2">
          <table:table-cell office:value-type="string" calcext:value-type="string">
            <text:p>S0289</text:p>
          </table:table-cell>
          <table:table-cell office:value-type="string" calcext:value-type="string">
            <text:p>GP13</text:p>
          </table:table-cell>
          <table:table-cell office:value-type="float" office:value="74.5" calcext:value-type="float">
            <text:p>74.5</text:p>
          </table:table-cell>
          <table:table-cell office:value-type="float" office:value="-30.0006" calcext:value-type="float">
            <text:p>-30.0006</text:p>
          </table:table-cell>
          <table:table-cell office:value-type="float" office:value="155.98599" calcext:value-type="float">
            <text:p>155.98599</text:p>
          </table:table-cell>
          <table:table-cell office:value-type="float" office:value="21.756" calcext:value-type="float">
            <text:p>21.756</text:p>
          </table:table-cell>
          <table:table-cell office:value-type="float" office:value="219" calcext:value-type="float">
            <text:p>219</text:p>
          </table:table-cell>
          <table:table-cell office:value-type="float" office:value="11" calcext:value-type="float">
            <text:p>11</text:p>
          </table:table-cell>
          <table:table-cell office:value-type="string" calcext:value-type="string">
            <text:p>SRR5788266</text:p>
          </table:table-cell>
          <table:table-cell table:style-name="Default" office:value-type="float" office:value="0.135138535" calcext:value-type="float">
            <text:p>0.135138535</text:p>
          </table:table-cell>
          <table:table-cell table:style-name="Default" office:value-type="float" office:value="0.00825349058482508" calcext:value-type="float">
            <text:p>0.008253490584825</text:p>
          </table:table-cell>
          <table:table-cell table:style-name="Default" table:formula="of:=[.J185]/[.K185]" office:value-type="float" office:value="16.3735008371448" calcext:value-type="float">
            <text:p>16.3735008371448</text:p>
          </table:table-cell>
          <table:table-cell table:style-name="Default" table:formula="of:=([.K185]*5.75)/((1-[.K185])+([.K185]*5.75))" office:value-type="float" office:value="0.0456672291452632" calcext:value-type="float">
            <text:p>0.045667229145263</text:p>
          </table:table-cell>
          <table:table-cell table:style-name="Default" table:formula="of:=[.J185]/[.M185]" office:value-type="float" office:value="2.95920154406866" calcext:value-type="float">
            <text:p>2.95920154406866</text:p>
          </table:table-cell>
          <table:table-cell table:style-name="Default" office:value-type="string" calcext:value-type="string">
            <text:p>S0289</text:p>
          </table:table-cell>
          <table:table-cell office:value-type="float" office:value="0.983418575191257" calcext:value-type="float">
            <text:p>0.98</text:p>
          </table:table-cell>
          <table:table-cell table:number-columns-repeated="3"/>
          <table:table-cell table:style-name="ce17"/>
          <table:table-cell office:value-type="float" office:value="2.4575459190528E-177" calcext:value-type="float">
            <text:p>2.46E-177</text:p>
          </table:table-cell>
          <table:table-cell office:value-type="float" office:value="0.009381601403363" calcext:value-type="float">
            <text:p>0.0094</text:p>
          </table:table-cell>
          <table:table-cell office:value-type="float" office:value="1.01407101801687" calcext:value-type="float">
            <text:p>1.01</text:p>
          </table:table-cell>
          <table:table-cell office:value-type="float" office:value="-0.000703618605174" calcext:value-type="float">
            <text:p>-0.00070</text:p>
          </table:table-cell>
          <table:table-cell office:value-type="string" calcext:value-type="string">
            <text:p>V4-V5_UNIV</text:p>
          </table:table-cell>
          <table:table-cell office:value-type="string" calcext:value-type="string">
            <text:p>16S</text:p>
          </table:table-cell>
          <table:table-cell office:value-type="float" office:value="0.965022279861665" calcext:value-type="float">
            <text:p>0.97</text:p>
          </table:table-cell>
          <table:table-cell table:number-columns-repeated="39"/>
        </table:table-row>
        <table:table-row table:style-name="ro2">
          <table:table-cell office:value-type="string" calcext:value-type="string">
            <text:p>S0268</text:p>
          </table:table-cell>
          <table:table-cell office:value-type="string" calcext:value-type="string">
            <text:p>GP13</text:p>
          </table:table-cell>
          <table:table-cell office:value-type="float" office:value="16.1" calcext:value-type="float">
            <text:p>16.1</text:p>
          </table:table-cell>
          <table:table-cell office:value-type="float" office:value="-30.0006" calcext:value-type="float">
            <text:p>-30.0006</text:p>
          </table:table-cell>
          <table:table-cell office:value-type="float" office:value="162.998" calcext:value-type="float">
            <text:p>162.998</text:p>
          </table:table-cell>
          <table:table-cell office:value-type="float" office:value="21.925" calcext:value-type="float">
            <text:p>21.925</text:p>
          </table:table-cell>
          <table:table-cell office:value-type="float" office:value="138" calcext:value-type="float">
            <text:p>138</text:p>
          </table:table-cell>
          <table:table-cell office:value-type="float" office:value="6.9" calcext:value-type="float">
            <text:p>6.9</text:p>
          </table:table-cell>
          <table:table-cell office:value-type="string" calcext:value-type="string">
            <text:p>SRR5788037</text:p>
          </table:table-cell>
          <table:table-cell table:style-name="Default" office:value-type="float" office:value="0.11376544" calcext:value-type="float">
            <text:p>0.11376544</text:p>
          </table:table-cell>
          <table:table-cell table:style-name="Default" office:value-type="float" office:value="0.00689343087714006" calcext:value-type="float">
            <text:p>0.00689343087714</text:p>
          </table:table-cell>
          <table:table-cell table:style-name="Default" table:formula="of:=[.J186]/[.K186]" office:value-type="float" office:value="16.5034569908096" calcext:value-type="float">
            <text:p>16.5034569908096</text:p>
          </table:table-cell>
          <table:table-cell table:style-name="Default" table:formula="of:=([.K186]*5.75)/((1-[.K186])+([.K186]*5.75))" office:value-type="float" office:value="0.0383805041206735" calcext:value-type="float">
            <text:p>0.038380504120674</text:p>
          </table:table-cell>
          <table:table-cell table:style-name="Default" table:formula="of:=[.J186]/[.M186]" office:value-type="float" office:value="2.96414657927124" calcext:value-type="float">
            <text:p>2.96414657927124</text:p>
          </table:table-cell>
          <table:table-cell table:style-name="Default" office:value-type="string" calcext:value-type="string">
            <text:p>S0268</text:p>
          </table:table-cell>
          <table:table-cell office:value-type="float" office:value="0.989643648110516" calcext:value-type="float">
            <text:p>0.99</text:p>
          </table:table-cell>
          <table:table-cell table:number-columns-repeated="3"/>
          <table:table-cell table:style-name="ce17"/>
          <table:table-cell office:value-type="float" office:value="4.42699612090914E-256" calcext:value-type="float">
            <text:p>4.43E-256</text:p>
          </table:table-cell>
          <table:table-cell office:value-type="float" office:value="0.006070928961396" calcext:value-type="float">
            <text:p>0.0061</text:p>
          </table:table-cell>
          <table:table-cell office:value-type="float" office:value="0.949535388458022" calcext:value-type="float">
            <text:p>0.95</text:p>
          </table:table-cell>
          <table:table-cell office:value-type="float" office:value="-0.000289538571209" calcext:value-type="float">
            <text:p>-0.00029</text:p>
          </table:table-cell>
          <table:table-cell office:value-type="string" calcext:value-type="string">
            <text:p>V4-V5_UNIV</text:p>
          </table:table-cell>
          <table:table-cell office:value-type="string" calcext:value-type="string">
            <text:p>16S</text:p>
          </table:table-cell>
          <table:table-cell office:value-type="float" office:value="0.952030846749416" calcext:value-type="float">
            <text:p>0.95</text:p>
          </table:table-cell>
          <table:table-cell table:number-columns-repeated="39"/>
        </table:table-row>
        <table:table-row table:style-name="ro2">
          <table:table-cell office:value-type="string" calcext:value-type="string">
            <text:p>S0252</text:p>
          </table:table-cell>
          <table:table-cell office:value-type="string" calcext:value-type="string">
            <text:p>GP13</text:p>
          </table:table-cell>
          <table:table-cell office:value-type="float" office:value="101" calcext:value-type="float">
            <text:p>101</text:p>
          </table:table-cell>
          <table:table-cell office:value-type="float" office:value="-32.46367" calcext:value-type="float">
            <text:p>-32.46367</text:p>
          </table:table-cell>
          <table:table-cell office:value-type="float" office:value="-159.01933" calcext:value-type="float">
            <text:p>-159.01933</text:p>
          </table:table-cell>
          <table:table-cell/>
          <table:table-cell office:value-type="float" office:value="102" calcext:value-type="float">
            <text:p>102</text:p>
          </table:table-cell>
          <table:table-cell office:value-type="float" office:value="5.1" calcext:value-type="float">
            <text:p>5.1</text:p>
          </table:table-cell>
          <table:table-cell office:value-type="string" calcext:value-type="string">
            <text:p>SRR5788170</text:p>
          </table:table-cell>
          <table:table-cell table:style-name="Default" office:value-type="float" office:value="0.14833788" calcext:value-type="float">
            <text:p>0.14833788</text:p>
          </table:table-cell>
          <table:table-cell table:style-name="Default" office:value-type="float" office:value="0.0090272261139597" calcext:value-type="float">
            <text:p>0.00902722611396</text:p>
          </table:table-cell>
          <table:table-cell table:style-name="Default" table:formula="of:=[.J187]/[.K187]" office:value-type="float" office:value="16.43227699488" calcext:value-type="float">
            <text:p>16.43227699488</text:p>
          </table:table-cell>
          <table:table-cell table:style-name="Default" table:formula="of:=([.K187]*5.75)/((1-[.K187])+([.K187]*5.75))" office:value-type="float" office:value="0.049772345619168" calcext:value-type="float">
            <text:p>0.049772345619168</text:p>
          </table:table-cell>
          <table:table-cell table:style-name="Default" table:formula="of:=[.J187]/[.M187]" office:value-type="float" office:value="2.98032729128348" calcext:value-type="float">
            <text:p>2.98032729128348</text:p>
          </table:table-cell>
          <table:table-cell table:style-name="Default" office:value-type="string" calcext:value-type="string">
            <text:p>S0252</text:p>
          </table:table-cell>
          <table:table-cell office:value-type="float" office:value="0.986604418166862" calcext:value-type="float">
            <text:p>0.99</text:p>
          </table:table-cell>
          <table:table-cell table:number-columns-repeated="3"/>
          <table:table-cell table:style-name="ce17"/>
          <table:table-cell office:value-type="float" office:value="6.92128336050084E-300" calcext:value-type="float">
            <text:p>6.92E-300</text:p>
          </table:table-cell>
          <table:table-cell office:value-type="float" office:value="0.006399414584116" calcext:value-type="float">
            <text:p>0.0064</text:p>
          </table:table-cell>
          <table:table-cell office:value-type="float" office:value="0.979364919726632" calcext:value-type="float">
            <text:p>0.98</text:p>
          </table:table-cell>
          <table:table-cell office:value-type="float" office:value="-0.000232407339401" calcext:value-type="float">
            <text:p>-0.00023</text:p>
          </table:table-cell>
          <table:table-cell office:value-type="string" calcext:value-type="string">
            <text:p>V4-V5_UNIV</text:p>
          </table:table-cell>
          <table:table-cell office:value-type="string" calcext:value-type="string">
            <text:p>16S</text:p>
          </table:table-cell>
          <table:table-cell office:value-type="float" office:value="0.962367253328015" calcext:value-type="float">
            <text:p>0.96</text:p>
          </table:table-cell>
          <table:table-cell table:number-columns-repeated="39"/>
        </table:table-row>
        <table:table-row table:style-name="ro6">
          <table:table-cell office:value-type="string" calcext:value-type="string">
            <text:p>S0421</text:p>
          </table:table-cell>
          <table:table-cell office:value-type="string" calcext:value-type="string">
            <text:p>GP13</text:p>
          </table:table-cell>
          <table:table-cell office:value-type="float" office:value="29.5" calcext:value-type="float">
            <text:p>29.5</text:p>
          </table:table-cell>
          <table:table-cell office:value-type="float" office:value="-32.4995" calcext:value-type="float">
            <text:p>-32.4995</text:p>
          </table:table-cell>
          <table:table-cell office:value-type="float" office:value="-179.125" calcext:value-type="float">
            <text:p>-179.125</text:p>
          </table:table-cell>
          <table:table-cell office:value-type="float" office:value="20.686" calcext:value-type="float">
            <text:p>20.686</text:p>
          </table:table-cell>
          <table:table-cell office:value-type="float" office:value="50" calcext:value-type="float">
            <text:p>50</text:p>
          </table:table-cell>
          <table:table-cell office:value-type="float" office:value="2.5" calcext:value-type="float">
            <text:p>2.5</text:p>
          </table:table-cell>
          <table:table-cell office:value-type="string" calcext:value-type="string">
            <text:p>SRR5788391</text:p>
          </table:table-cell>
          <table:table-cell table:style-name="Default" office:value-type="float" office:value="0.196549005" calcext:value-type="float">
            <text:p>0.196549005</text:p>
          </table:table-cell>
          <table:table-cell table:style-name="Default" office:value-type="float" office:value="0.0121263212502432" calcext:value-type="float">
            <text:p>0.012126321250243</text:p>
          </table:table-cell>
          <table:table-cell table:style-name="Default" table:formula="of:=[.J188]/[.K188]" office:value-type="float" office:value="16.2084609952139" calcext:value-type="float">
            <text:p>16.2084609952139</text:p>
          </table:table-cell>
          <table:table-cell table:style-name="Default" table:formula="of:=([.K188]*5.75)/((1-[.K188])+([.K188]*5.75))" office:value-type="float" office:value="0.0659288440608858" calcext:value-type="float">
            <text:p>0.065928844060886</text:p>
          </table:table-cell>
          <table:table-cell table:style-name="Default" table:formula="of:=[.J188]/[.M188]" office:value-type="float" office:value="2.98122935112415" calcext:value-type="float">
            <text:p>2.98122935112415</text:p>
          </table:table-cell>
          <table:table-cell table:style-name="Default" office:value-type="string" calcext:value-type="string">
            <text:p>S0421</text:p>
          </table:table-cell>
          <table:table-cell office:value-type="float" office:value="0.922786052172432" calcext:value-type="float">
            <text:p>0.92</text:p>
          </table:table-cell>
          <table:table-cell office:value-type="string" calcext:value-type="string">
            <text:p>significant difference for cyanobacteria and other taxa such as SAR86</text:p>
          </table:table-cell>
          <table:table-cell table:number-columns-repeated="2"/>
          <table:table-cell table:style-name="ce21" office:value-type="string" calcext:value-type="string">
            <text:p>tags probably fine, since there is a good correlation with closest sample in water column (R2=0.99)</text:p>
          </table:table-cell>
          <table:table-cell office:value-type="float" office:value="3.449274468025E-113" calcext:value-type="float">
            <text:p>3.45E-113</text:p>
          </table:table-cell>
          <table:table-cell office:value-type="float" office:value="0.018475139687794" calcext:value-type="float">
            <text:p>0.0185</text:p>
          </table:table-cell>
          <table:table-cell office:value-type="float" office:value="0.903244572103972" calcext:value-type="float">
            <text:p>0.90</text:p>
          </table:table-cell>
          <table:table-cell office:value-type="float" office:value="-0.0000483101812426444" calcext:value-type="float">
            <text:p>-0.00005</text:p>
          </table:table-cell>
          <table:table-cell office:value-type="string" calcext:value-type="string">
            <text:p>V4-V5_UNIV</text:p>
          </table:table-cell>
          <table:table-cell office:value-type="string" calcext:value-type="string">
            <text:p>16S</text:p>
          </table:table-cell>
          <table:table-cell office:value-type="float" office:value="0.964940525424396" calcext:value-type="float">
            <text:p>0.96</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132</text:p>
          </table:table-cell>
          <table:table-cell office:value-type="string" calcext:value-type="string">
            <text:p>GA03</text:p>
          </table:table-cell>
          <table:table-cell office:value-type="float" office:value="89.6" calcext:value-type="float">
            <text:p>89.6</text:p>
          </table:table-cell>
          <table:table-cell office:value-type="float" office:value="37.5954" calcext:value-type="float">
            <text:p>37.5954</text:p>
          </table:table-cell>
          <table:table-cell office:value-type="float" office:value="-68.4046" calcext:value-type="float">
            <text:p>-68.4046</text:p>
          </table:table-cell>
          <table:table-cell office:value-type="float" office:value="23.463" calcext:value-type="float">
            <text:p>23.463</text:p>
          </table:table-cell>
          <table:table-cell office:value-type="float" office:value="126" calcext:value-type="float">
            <text:p>126</text:p>
          </table:table-cell>
          <table:table-cell office:value-type="float" office:value="6.3" calcext:value-type="float">
            <text:p>6.3</text:p>
          </table:table-cell>
          <table:table-cell office:value-type="string" calcext:value-type="string">
            <text:p>SRR5788317</text:p>
          </table:table-cell>
          <table:table-cell table:style-name="Default" office:value-type="float" office:value="0.084765085" calcext:value-type="float">
            <text:p>0.084765085</text:p>
          </table:table-cell>
          <table:table-cell table:style-name="Default" office:value-type="float" office:value="0.0050037087791202" calcext:value-type="float">
            <text:p>0.00500370877912</text:p>
          </table:table-cell>
          <table:table-cell table:style-name="Default" table:formula="of:=[.J189]/[.K189]" office:value-type="float" office:value="16.9404513215704" calcext:value-type="float">
            <text:p>16.9404513215704</text:p>
          </table:table-cell>
          <table:table-cell table:style-name="Default" table:formula="of:=([.K189]*5.75)/((1-[.K189])+([.K189]*5.75))" office:value-type="float" office:value="0.0281033752294873" calcext:value-type="float">
            <text:p>0.028103375229487</text:p>
          </table:table-cell>
          <table:table-cell table:style-name="Default" table:formula="of:=[.J189]/[.M189]" office:value-type="float" office:value="3.01618877831658" calcext:value-type="float">
            <text:p>3.01618877831658</text:p>
          </table:table-cell>
          <table:table-cell table:style-name="Default" office:value-type="string" calcext:value-type="string">
            <text:p>S0132</text:p>
          </table:table-cell>
          <table:table-cell office:value-type="float" office:value="0.984132592878687" calcext:value-type="float">
            <text:p>0.98</text:p>
          </table:table-cell>
          <table:table-cell table:number-columns-repeated="3"/>
          <table:table-cell table:style-name="ce17"/>
          <table:table-cell office:value-type="float" office:value="7.10783010365688E-255" calcext:value-type="float">
            <text:p>7.11E-255</text:p>
          </table:table-cell>
          <table:table-cell office:value-type="float" office:value="0.007379710215011" calcext:value-type="float">
            <text:p>0.0074</text:p>
          </table:table-cell>
          <table:table-cell office:value-type="float" office:value="0.974240755437467" calcext:value-type="float">
            <text:p>0.97</text:p>
          </table:table-cell>
          <table:table-cell office:value-type="float" office:value="-0.000439711603873" calcext:value-type="float">
            <text:p>-0.00044</text:p>
          </table:table-cell>
          <table:table-cell office:value-type="string" calcext:value-type="string">
            <text:p>V4-V5_UNIV</text:p>
          </table:table-cell>
          <table:table-cell office:value-type="string" calcext:value-type="string">
            <text:p>16S</text:p>
          </table:table-cell>
          <table:table-cell office:value-type="float" office:value="0.930724932249322" calcext:value-type="float">
            <text:p>0.93</text:p>
          </table:table-cell>
          <table:table-cell table:number-columns-repeated="39"/>
        </table:table-row>
        <table:table-row table:style-name="ro2">
          <table:table-cell office:value-type="string" calcext:value-type="string">
            <text:p>S0363</text:p>
          </table:table-cell>
          <table:table-cell office:value-type="string" calcext:value-type="string">
            <text:p>GP13</text:p>
          </table:table-cell>
          <table:table-cell office:value-type="float" office:value="15" calcext:value-type="float">
            <text:p>15</text:p>
          </table:table-cell>
          <table:table-cell office:value-type="float" office:value="-32.494" calcext:value-type="float">
            <text:p>-32.494</text:p>
          </table:table-cell>
          <table:table-cell office:value-type="float" office:value="-153.00567" calcext:value-type="float">
            <text:p>-153.00567</text:p>
          </table:table-cell>
          <table:table-cell office:value-type="float" office:value="18.51" calcext:value-type="float">
            <text:p>18.51</text:p>
          </table:table-cell>
          <table:table-cell office:value-type="float" office:value="109" calcext:value-type="float">
            <text:p>109</text:p>
          </table:table-cell>
          <table:table-cell office:value-type="float" office:value="5.5" calcext:value-type="float">
            <text:p>5.5</text:p>
          </table:table-cell>
          <table:table-cell office:value-type="string" calcext:value-type="string">
            <text:p>SRR5788330</text:p>
          </table:table-cell>
          <table:table-cell table:style-name="Default" office:value-type="float" office:value="0.144688865" calcext:value-type="float">
            <text:p>0.144688865</text:p>
          </table:table-cell>
          <table:table-cell table:style-name="Default" office:value-type="float" office:value="0.00866353563448999" calcext:value-type="float">
            <text:p>0.00866353563449</text:p>
          </table:table-cell>
          <table:table-cell table:style-name="Default" table:formula="of:=[.J190]/[.K190]" office:value-type="float" office:value="16.7009026227105" calcext:value-type="float">
            <text:p>16.7009026227105</text:p>
          </table:table-cell>
          <table:table-cell table:style-name="Default" table:formula="of:=([.K190]*5.75)/((1-[.K190])+([.K190]*5.75))" office:value-type="float" office:value="0.0478463660849191" calcext:value-type="float">
            <text:p>0.047846366084919</text:p>
          </table:table-cell>
          <table:table-cell table:style-name="Default" table:formula="of:=[.J190]/[.M190]" office:value-type="float" office:value="3.02403038808009" calcext:value-type="float">
            <text:p>3.02403038808009</text:p>
          </table:table-cell>
          <table:table-cell table:style-name="Default" office:value-type="string" calcext:value-type="string">
            <text:p>S0363</text:p>
          </table:table-cell>
          <table:table-cell office:value-type="float" office:value="0.988602262541134" calcext:value-type="float">
            <text:p>0.99</text:p>
          </table:table-cell>
          <table:table-cell table:number-columns-repeated="3"/>
          <table:table-cell table:style-name="ce17"/>
          <table:table-cell office:value-type="float" office:value="1.96361133393474E-155" calcext:value-type="float">
            <text:p>1.96E-155</text:p>
          </table:table-cell>
          <table:table-cell office:value-type="float" office:value="0.007648940192457" calcext:value-type="float">
            <text:p>0.0076</text:p>
          </table:table-cell>
          <table:table-cell office:value-type="float" office:value="0.895429264992068" calcext:value-type="float">
            <text:p>0.90</text:p>
          </table:table-cell>
          <table:table-cell office:value-type="float" office:value="-0.000288727769443" calcext:value-type="float">
            <text:p>-0.00029</text:p>
          </table:table-cell>
          <table:table-cell office:value-type="string" calcext:value-type="string">
            <text:p>V4-V5_UNIV</text:p>
          </table:table-cell>
          <table:table-cell office:value-type="string" calcext:value-type="string">
            <text:p>16S</text:p>
          </table:table-cell>
          <table:table-cell office:value-type="float" office:value="0.947204104973571" calcext:value-type="float">
            <text:p>0.95</text:p>
          </table:table-cell>
          <table:table-cell table:number-columns-repeated="39"/>
        </table:table-row>
        <table:table-row table:style-name="ro2">
          <table:table-cell office:value-type="string" calcext:value-type="string">
            <text:p>S0355</text:p>
          </table:table-cell>
          <table:table-cell office:value-type="string" calcext:value-type="string">
            <text:p>GP13</text:p>
          </table:table-cell>
          <table:table-cell office:value-type="float" office:value="15" calcext:value-type="float">
            <text:p>15</text:p>
          </table:table-cell>
          <table:table-cell office:value-type="float" office:value="-32.50133" calcext:value-type="float">
            <text:p>-32.50133</text:p>
          </table:table-cell>
          <table:table-cell office:value-type="float" office:value="-153.99817" calcext:value-type="float">
            <text:p>-153.99817</text:p>
          </table:table-cell>
          <table:table-cell office:value-type="float" office:value="18.087" calcext:value-type="float">
            <text:p>18.087</text:p>
          </table:table-cell>
          <table:table-cell office:value-type="float" office:value="103" calcext:value-type="float">
            <text:p>103</text:p>
          </table:table-cell>
          <table:table-cell office:value-type="float" office:value="5.2" calcext:value-type="float">
            <text:p>5.2</text:p>
          </table:table-cell>
          <table:table-cell office:value-type="string" calcext:value-type="string">
            <text:p>SRR5788160</text:p>
          </table:table-cell>
          <table:table-cell table:style-name="Default" office:value-type="float" office:value="0.16824874" calcext:value-type="float">
            <text:p>0.16824874</text:p>
          </table:table-cell>
          <table:table-cell table:style-name="Default" office:value-type="float" office:value="0.010100401000995" calcext:value-type="float">
            <text:p>0.010100401000995</text:p>
          </table:table-cell>
          <table:table-cell table:style-name="Default" table:formula="of:=[.J191]/[.K191]" office:value-type="float" office:value="16.6576297300895" calcext:value-type="float">
            <text:p>16.6576297300895</text:p>
          </table:table-cell>
          <table:table-cell table:style-name="Default" table:formula="of:=([.K191]*5.75)/((1-[.K191])+([.K191]*5.75))" office:value-type="float" office:value="0.0554184977667174" calcext:value-type="float">
            <text:p>0.055418497766718</text:p>
          </table:table-cell>
          <table:table-cell table:style-name="Default" table:formula="of:=[.J191]/[.M191]" office:value-type="float" office:value="3.03596717305904" calcext:value-type="float">
            <text:p>3.03596717305904</text:p>
          </table:table-cell>
          <table:table-cell table:style-name="Default" office:value-type="string" calcext:value-type="string">
            <text:p>S0355</text:p>
          </table:table-cell>
          <table:table-cell office:value-type="float" office:value="0.976944707156624" calcext:value-type="float">
            <text:p>0.98</text:p>
          </table:table-cell>
          <table:table-cell table:number-columns-repeated="3"/>
          <table:table-cell table:style-name="ce17"/>
          <table:table-cell office:value-type="float" office:value="1.09597024572294E-215" calcext:value-type="float">
            <text:p>1.10E-215</text:p>
          </table:table-cell>
          <table:table-cell office:value-type="float" office:value="0.009296319111824" calcext:value-type="float">
            <text:p>0.0093</text:p>
          </table:table-cell>
          <table:table-cell office:value-type="float" office:value="0.977644468934635" calcext:value-type="float">
            <text:p>0.98</text:p>
          </table:table-cell>
          <table:table-cell office:value-type="float" office:value="-0.000334240830798" calcext:value-type="float">
            <text:p>-0.00033</text:p>
          </table:table-cell>
          <table:table-cell office:value-type="string" calcext:value-type="string">
            <text:p>V4-V5_UNIV</text:p>
          </table:table-cell>
          <table:table-cell office:value-type="string" calcext:value-type="string">
            <text:p>16S</text:p>
          </table:table-cell>
          <table:table-cell office:value-type="float" office:value="0.955240143369176" calcext:value-type="float">
            <text:p>0.96</text:p>
          </table:table-cell>
          <table:table-cell table:number-columns-repeated="39"/>
        </table:table-row>
        <table:table-row table:style-name="ro2">
          <table:table-cell office:value-type="string" calcext:value-type="string">
            <text:p>S0108</text:p>
          </table:table-cell>
          <table:table-cell office:value-type="string" calcext:value-type="string">
            <text:p>GA03</text:p>
          </table:table-cell>
          <table:table-cell office:value-type="float" office:value="113.8" calcext:value-type="float">
            <text:p>113.8</text:p>
          </table:table-cell>
          <table:table-cell office:value-type="float" office:value="27.583" calcext:value-type="float">
            <text:p>27.583</text:p>
          </table:table-cell>
          <table:table-cell office:value-type="float" office:value="-49.6329" calcext:value-type="float">
            <text:p>-49.6329</text:p>
          </table:table-cell>
          <table:table-cell office:value-type="float" office:value="21.166" calcext:value-type="float">
            <text:p>21.166</text:p>
          </table:table-cell>
          <table:table-cell office:value-type="float" office:value="179" calcext:value-type="float">
            <text:p>179</text:p>
          </table:table-cell>
          <table:table-cell office:value-type="float" office:value="9" calcext:value-type="float">
            <text:p>9</text:p>
          </table:table-cell>
          <table:table-cell office:value-type="string" calcext:value-type="string">
            <text:p>SRR5788086</text:p>
          </table:table-cell>
          <table:table-cell table:style-name="Default" office:value-type="float" office:value="0.13714614" calcext:value-type="float">
            <text:p>0.13714614</text:p>
          </table:table-cell>
          <table:table-cell table:style-name="Default" office:value-type="float" office:value="0.00814038645710101" calcext:value-type="float">
            <text:p>0.008140386457101</text:p>
          </table:table-cell>
          <table:table-cell table:style-name="Default" table:formula="of:=[.J192]/[.K192]" office:value-type="float" office:value="16.8476202847059" calcext:value-type="float">
            <text:p>16.8476202847059</text:p>
          </table:table-cell>
          <table:table-cell table:style-name="Default" table:formula="of:=([.K192]*5.75)/((1-[.K192])+([.K192]*5.75))" office:value-type="float" office:value="0.0450647123031343" calcext:value-type="float">
            <text:p>0.045064712303134</text:p>
          </table:table-cell>
          <table:table-cell table:style-name="Default" table:formula="of:=[.J192]/[.M192]" office:value-type="float" office:value="3.04331555647059" calcext:value-type="float">
            <text:p>3.04331555647059</text:p>
          </table:table-cell>
          <table:table-cell table:style-name="Default" office:value-type="string" calcext:value-type="string">
            <text:p>S0108</text:p>
          </table:table-cell>
          <table:table-cell office:value-type="float" office:value="0.985425196911761" calcext:value-type="float">
            <text:p>0.99</text:p>
          </table:table-cell>
          <table:table-cell table:number-columns-repeated="3"/>
          <table:table-cell table:style-name="ce17"/>
          <table:table-cell office:value-type="float" office:value="1.53136113742895E-220" calcext:value-type="float">
            <text:p>1.53E-220</text:p>
          </table:table-cell>
          <table:table-cell office:value-type="float" office:value="0.008700815197835" calcext:value-type="float">
            <text:p>0.0087</text:p>
          </table:table-cell>
          <table:table-cell office:value-type="float" office:value="1.10371998519269" calcext:value-type="float">
            <text:p>1.10</text:p>
          </table:table-cell>
          <table:table-cell office:value-type="float" office:value="-0.000898671009235" calcext:value-type="float">
            <text:p>-0.00090</text:p>
          </table:table-cell>
          <table:table-cell office:value-type="string" calcext:value-type="string">
            <text:p>V4-V5_UNIV</text:p>
          </table:table-cell>
          <table:table-cell office:value-type="string" calcext:value-type="string">
            <text:p>16S</text:p>
          </table:table-cell>
          <table:table-cell office:value-type="float" office:value="0.96440842993516" calcext:value-type="float">
            <text:p>0.96</text:p>
          </table:table-cell>
          <table:table-cell table:number-columns-repeated="39"/>
        </table:table-row>
        <table:table-row table:style-name="ro2">
          <table:table-cell office:value-type="string" calcext:value-type="string">
            <text:p>S0398</text:p>
          </table:table-cell>
          <table:table-cell office:value-type="string" calcext:value-type="string">
            <text:p>GP13</text:p>
          </table:table-cell>
          <table:table-cell office:value-type="float" office:value="102" calcext:value-type="float">
            <text:p>102</text:p>
          </table:table-cell>
          <table:table-cell office:value-type="float" office:value="-32.51033" calcext:value-type="float">
            <text:p>-32.51033</text:p>
          </table:table-cell>
          <table:table-cell office:value-type="float" office:value="-160.00783" calcext:value-type="float">
            <text:p>-160.00783</text:p>
          </table:table-cell>
          <table:table-cell office:value-type="float" office:value="17.8" calcext:value-type="float">
            <text:p>17.8</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SRR5788261</text:p>
          </table:table-cell>
          <table:table-cell table:style-name="Default" office:value-type="float" office:value="0.126724355" calcext:value-type="float">
            <text:p>0.126724355</text:p>
          </table:table-cell>
          <table:table-cell table:style-name="Default" office:value-type="float" office:value="0.00746076665809107" calcext:value-type="float">
            <text:p>0.007460766658091</text:p>
          </table:table-cell>
          <table:table-cell table:style-name="Default" table:formula="of:=[.J193]/[.K193]" office:value-type="float" office:value="16.9854333753448" calcext:value-type="float">
            <text:p>16.9854333753448</text:p>
          </table:table-cell>
          <table:table-cell table:style-name="Default" table:formula="of:=([.K193]*5.75)/((1-[.K193])+([.K193]*5.75))" office:value-type="float" office:value="0.0414311447916019" calcext:value-type="float">
            <text:p>0.041431144791602</text:p>
          </table:table-cell>
          <table:table-cell table:style-name="Default" table:formula="of:=[.J193]/[.M193]" office:value-type="float" office:value="3.05867374984258" calcext:value-type="float">
            <text:p>3.05867374984258</text:p>
          </table:table-cell>
          <table:table-cell table:style-name="Default" office:value-type="string" calcext:value-type="string">
            <text:p>S0398</text:p>
          </table:table-cell>
          <table:table-cell office:value-type="float" office:value="0.986107876923131"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5260212393735" calcext:value-type="float">
            <text:p>0.0053</text:p>
          </table:table-cell>
          <table:table-cell office:value-type="float" office:value="0.861642442060273" calcext:value-type="float">
            <text:p>0.86</text:p>
          </table:table-cell>
          <table:table-cell office:value-type="float" office:value="0.0000690574357127111" calcext:value-type="float">
            <text:p>0.00007</text:p>
          </table:table-cell>
          <table:table-cell office:value-type="string" calcext:value-type="string">
            <text:p>V4-V5_UNIV</text:p>
          </table:table-cell>
          <table:table-cell office:value-type="string" calcext:value-type="string">
            <text:p>16S</text:p>
          </table:table-cell>
          <table:table-cell office:value-type="float" office:value="0.959267217930584" calcext:value-type="float">
            <text:p>0.96</text:p>
          </table:table-cell>
          <table:table-cell table:number-columns-repeated="39"/>
        </table:table-row>
        <table:table-row table:style-name="ro2">
          <table:table-cell office:value-type="string" calcext:value-type="string">
            <text:p>S0238</text:p>
          </table:table-cell>
          <table:table-cell office:value-type="string" calcext:value-type="string">
            <text:p>GA03</text:p>
          </table:table-cell>
          <table:table-cell office:value-type="float" office:value="51.8" calcext:value-type="float">
            <text:p>51.8</text:p>
          </table:table-cell>
          <table:table-cell office:value-type="float" office:value="17.3538" calcext:value-type="float">
            <text:p>17.3538</text:p>
          </table:table-cell>
          <table:table-cell office:value-type="float" office:value="-20.82111" calcext:value-type="float">
            <text:p>-20.82111</text:p>
          </table:table-cell>
          <table:table-cell office:value-type="float" office:value="17.94" calcext:value-type="float">
            <text:p>17.94</text:p>
          </table:table-cell>
          <table:table-cell office:value-type="float" office:value="198" calcext:value-type="float">
            <text:p>198</text:p>
          </table:table-cell>
          <table:table-cell office:value-type="float" office:value="9.9" calcext:value-type="float">
            <text:p>9.9</text:p>
          </table:table-cell>
          <table:table-cell office:value-type="string" calcext:value-type="string">
            <text:p>SRR5788335</text:p>
          </table:table-cell>
          <table:table-cell table:style-name="Default" office:value-type="float" office:value="0.0866241" calcext:value-type="float">
            <text:p>0.0866241</text:p>
          </table:table-cell>
          <table:table-cell table:style-name="Default" office:value-type="float" office:value="0.00493566250234076" calcext:value-type="float">
            <text:p>0.004935662502341</text:p>
          </table:table-cell>
          <table:table-cell table:style-name="Default" table:formula="of:=[.J194]/[.K194]" office:value-type="float" office:value="17.5506530195122" calcext:value-type="float">
            <text:p>17.5506530195122</text:p>
          </table:table-cell>
          <table:table-cell table:style-name="Default" table:formula="of:=([.K194]*5.75)/((1-[.K194])+([.K194]*5.75))" office:value-type="float" office:value="0.0277299474937839" calcext:value-type="float">
            <text:p>0.027729947493784</text:p>
          </table:table-cell>
          <table:table-cell table:style-name="Default" table:formula="of:=[.J194]/[.M194]" office:value-type="float" office:value="3.12384652078473" calcext:value-type="float">
            <text:p>3.12384652078473</text:p>
          </table:table-cell>
          <table:table-cell table:style-name="Default" office:value-type="string" calcext:value-type="string">
            <text:p>S0238</text:p>
          </table:table-cell>
          <table:table-cell office:value-type="float" office:value="0.992196224498604" calcext:value-type="float">
            <text:p>0.99</text:p>
          </table:table-cell>
          <table:table-cell table:number-columns-repeated="3"/>
          <table:table-cell table:style-name="ce17"/>
          <table:table-cell office:value-type="float" office:value="2.46678028098834E-243" calcext:value-type="float">
            <text:p>2.47E-243</text:p>
          </table:table-cell>
          <table:table-cell office:value-type="float" office:value="0.005309181636031" calcext:value-type="float">
            <text:p>0.0053</text:p>
          </table:table-cell>
          <table:table-cell office:value-type="float" office:value="0.905923918517584" calcext:value-type="float">
            <text:p>0.91</text:p>
          </table:table-cell>
          <table:table-cell office:value-type="float" office:value="-0.0000688861262901608" calcext:value-type="float">
            <text:p>-0.00007</text:p>
          </table:table-cell>
          <table:table-cell office:value-type="string" calcext:value-type="string">
            <text:p>V4-V5_UNIV</text:p>
          </table:table-cell>
          <table:table-cell office:value-type="string" calcext:value-type="string">
            <text:p>16S</text:p>
          </table:table-cell>
          <table:table-cell office:value-type="float" office:value="0.96559718451266" calcext:value-type="float">
            <text:p>0.97</text:p>
          </table:table-cell>
          <table:table-cell table:number-columns-repeated="39"/>
        </table:table-row>
        <table:table-row table:style-name="ro2">
          <table:table-cell office:value-type="string" calcext:value-type="string">
            <text:p>S0351</text:p>
          </table:table-cell>
          <table:table-cell office:value-type="string" calcext:value-type="string">
            <text:p>GP13</text:p>
          </table:table-cell>
          <table:table-cell office:value-type="float" office:value="30" calcext:value-type="float">
            <text:p>30</text:p>
          </table:table-cell>
          <table:table-cell office:value-type="float" office:value="-32.4995" calcext:value-type="float">
            <text:p>-32.4995</text:p>
          </table:table-cell>
          <table:table-cell office:value-type="float" office:value="-154.99933" calcext:value-type="float">
            <text:p>-154.99933</text:p>
          </table:table-cell>
          <table:table-cell office:value-type="float" office:value="19.241" calcext:value-type="float">
            <text:p>19.241</text:p>
          </table:table-cell>
          <table:table-cell office:value-type="float" office:value="108" calcext:value-type="float">
            <text:p>108</text:p>
          </table:table-cell>
          <table:table-cell office:value-type="float" office:value="5.4" calcext:value-type="float">
            <text:p>5.4</text:p>
          </table:table-cell>
          <table:table-cell office:value-type="string" calcext:value-type="string">
            <text:p>SRR5788164</text:p>
          </table:table-cell>
          <table:table-cell table:style-name="Default" office:value-type="float" office:value="0.133056455" calcext:value-type="float">
            <text:p>0.133056455</text:p>
          </table:table-cell>
          <table:table-cell table:style-name="Default" office:value-type="float" office:value="0.00767723548272177" calcext:value-type="float">
            <text:p>0.007677235482722</text:p>
          </table:table-cell>
          <table:table-cell table:style-name="Default" table:formula="of:=[.J195]/[.K195]" office:value-type="float" office:value="17.3312978740139" calcext:value-type="float">
            <text:p>17.3312978740139</text:p>
          </table:table-cell>
          <table:table-cell table:style-name="Default" table:formula="of:=([.K195]*5.75)/((1-[.K195])+([.K195]*5.75))" office:value-type="float" office:value="0.0425909456109371" calcext:value-type="float">
            <text:p>0.042590945610937</text:p>
          </table:table-cell>
          <table:table-cell table:style-name="Default" table:formula="of:=[.J195]/[.M195]" office:value-type="float" office:value="3.12405496265459" calcext:value-type="float">
            <text:p>3.12405496265459</text:p>
          </table:table-cell>
          <table:table-cell table:style-name="Default" office:value-type="string" calcext:value-type="string">
            <text:p>S0351</text:p>
          </table:table-cell>
          <table:table-cell office:value-type="float" office:value="0.988372814870978" calcext:value-type="float">
            <text:p>0.99</text:p>
          </table:table-cell>
          <table:table-cell table:number-columns-repeated="3"/>
          <table:table-cell table:style-name="ce17"/>
          <table:table-cell office:value-type="float" office:value="1.20410110411723E-249" calcext:value-type="float">
            <text:p>1.20E-249</text:p>
          </table:table-cell>
          <table:table-cell office:value-type="float" office:value="0.006539266610738" calcext:value-type="float">
            <text:p>0.0065</text:p>
          </table:table-cell>
          <table:table-cell office:value-type="float" office:value="0.96465524285956" calcext:value-type="float">
            <text:p>0.96</text:p>
          </table:table-cell>
          <table:table-cell office:value-type="float" office:value="-0.000347967251349" calcext:value-type="float">
            <text:p>-0.00035</text:p>
          </table:table-cell>
          <table:table-cell office:value-type="string" calcext:value-type="string">
            <text:p>V4-V5_UNIV</text:p>
          </table:table-cell>
          <table:table-cell office:value-type="string" calcext:value-type="string">
            <text:p>16S</text:p>
          </table:table-cell>
          <table:table-cell office:value-type="float" office:value="0.940626265924193" calcext:value-type="float">
            <text:p>0.94</text:p>
          </table:table-cell>
          <table:table-cell table:number-columns-repeated="39"/>
        </table:table-row>
        <table:table-row table:style-name="ro2">
          <table:table-cell office:value-type="string" calcext:value-type="string">
            <text:p>S0378</text:p>
          </table:table-cell>
          <table:table-cell office:value-type="string" calcext:value-type="string">
            <text:p>GP13</text:p>
          </table:table-cell>
          <table:table-cell office:value-type="float" office:value="28" calcext:value-type="float">
            <text:p>28</text:p>
          </table:table-cell>
          <table:table-cell office:value-type="float" office:value="-32.49567" calcext:value-type="float">
            <text:p>-32.49567</text:p>
          </table:table-cell>
          <table:table-cell office:value-type="float" office:value="-164.99233" calcext:value-type="float">
            <text:p>-164.99233</text:p>
          </table:table-cell>
          <table:table-cell office:value-type="float" office:value="19.38" calcext:value-type="float">
            <text:p>19.38</text:p>
          </table:table-cell>
          <table:table-cell office:value-type="float" office:value="111" calcext:value-type="float">
            <text:p>111</text:p>
          </table:table-cell>
          <table:table-cell office:value-type="float" office:value="5.6" calcext:value-type="float">
            <text:p>5.6</text:p>
          </table:table-cell>
          <table:table-cell office:value-type="string" calcext:value-type="string">
            <text:p>SRR5788457</text:p>
          </table:table-cell>
          <table:table-cell table:style-name="Default" office:value-type="float" office:value="0.14472478" calcext:value-type="float">
            <text:p>0.14472478</text:p>
          </table:table-cell>
          <table:table-cell table:style-name="Default" office:value-type="float" office:value="0.00832704782018404" calcext:value-type="float">
            <text:p>0.008327047820184</text:p>
          </table:table-cell>
          <table:table-cell table:style-name="Default" table:formula="of:=[.J196]/[.K196]" office:value-type="float" office:value="17.3800827286232" calcext:value-type="float">
            <text:p>17.3800827286232</text:p>
          </table:table-cell>
          <table:table-cell table:style-name="Default" table:formula="of:=([.K196]*5.75)/((1-[.K196])+([.K196]*5.75))" office:value-type="float" office:value="0.0460587415834688" calcext:value-type="float">
            <text:p>0.046058741583469</text:p>
          </table:table-cell>
          <table:table-cell table:style-name="Default" table:formula="of:=[.J196]/[.M196]" office:value-type="float" office:value="3.14217833628229" calcext:value-type="float">
            <text:p>3.14217833628229</text:p>
          </table:table-cell>
          <table:table-cell table:style-name="Default" office:value-type="string" calcext:value-type="string">
            <text:p>S0378</text:p>
          </table:table-cell>
          <table:table-cell office:value-type="float" office:value="0.976451837149413" calcext:value-type="float">
            <text:p>0.98</text:p>
          </table:table-cell>
          <table:table-cell table:number-columns-repeated="3"/>
          <table:table-cell table:style-name="ce17"/>
          <table:table-cell office:value-type="float" office:value="7.1360252237695E-138" calcext:value-type="float">
            <text:p>7.14E-138</text:p>
          </table:table-cell>
          <table:table-cell office:value-type="float" office:value="0.010916547894593" calcext:value-type="float">
            <text:p>0.0109</text:p>
          </table:table-cell>
          <table:table-cell office:value-type="float" office:value="0.908427887966833" calcext:value-type="float">
            <text:p>0.91</text:p>
          </table:table-cell>
          <table:table-cell office:value-type="float" office:value="-0.000232892419513" calcext:value-type="float">
            <text:p>-0.00023</text:p>
          </table:table-cell>
          <table:table-cell office:value-type="string" calcext:value-type="string">
            <text:p>V4-V5_UNIV</text:p>
          </table:table-cell>
          <table:table-cell office:value-type="string" calcext:value-type="string">
            <text:p>16S</text:p>
          </table:table-cell>
          <table:table-cell office:value-type="float" office:value="0.979404552185084" calcext:value-type="float">
            <text:p>0.98</text:p>
          </table:table-cell>
          <table:table-cell table:number-columns-repeated="39"/>
        </table:table-row>
        <table:table-row table:style-name="ro2">
          <table:table-cell office:value-type="string" calcext:value-type="string">
            <text:p>S0272</text:p>
          </table:table-cell>
          <table:table-cell office:value-type="string" calcext:value-type="string">
            <text:p>GP13</text:p>
          </table:table-cell>
          <table:table-cell office:value-type="float" office:value="100.8" calcext:value-type="float">
            <text:p>100.8</text:p>
          </table:table-cell>
          <table:table-cell office:value-type="float" office:value="-30.0006" calcext:value-type="float">
            <text:p>-30.0006</text:p>
          </table:table-cell>
          <table:table-cell office:value-type="float" office:value="162.998" calcext:value-type="float">
            <text:p>162.998</text:p>
          </table:table-cell>
          <table:table-cell office:value-type="float" office:value="21.923" calcext:value-type="float">
            <text:p>21.923</text:p>
          </table:table-cell>
          <table:table-cell office:value-type="float" office:value="249" calcext:value-type="float">
            <text:p>249</text:p>
          </table:table-cell>
          <table:table-cell office:value-type="float" office:value="12.4" calcext:value-type="float">
            <text:p>12.4</text:p>
          </table:table-cell>
          <table:table-cell office:value-type="string" calcext:value-type="string">
            <text:p>SRR5788041</text:p>
          </table:table-cell>
          <table:table-cell table:style-name="Default" office:value-type="float" office:value="0.15761709" calcext:value-type="float">
            <text:p>0.15761709</text:p>
          </table:table-cell>
          <table:table-cell table:style-name="Default" office:value-type="float" office:value="0.00907395404822688" calcext:value-type="float">
            <text:p>0.009073954048227</text:p>
          </table:table-cell>
          <table:table-cell table:style-name="Default" table:formula="of:=[.J197]/[.K197]" office:value-type="float" office:value="17.3702764155831" calcext:value-type="float">
            <text:p>17.3702764155831</text:p>
          </table:table-cell>
          <table:table-cell table:style-name="Default" table:formula="of:=([.K197]*5.75)/((1-[.K197])+([.K197]*5.75))" office:value-type="float" office:value="0.0500193381900723" calcext:value-type="float">
            <text:p>0.050019338190072</text:p>
          </table:table-cell>
          <table:table-cell table:style-name="Default" table:formula="of:=[.J197]/[.M197]" office:value-type="float" office:value="3.15112305966662" calcext:value-type="float">
            <text:p>3.15112305966662</text:p>
          </table:table-cell>
          <table:table-cell table:style-name="Default" office:value-type="string" calcext:value-type="string">
            <text:p>S0272</text:p>
          </table:table-cell>
          <table:table-cell office:value-type="float" office:value="0.992973919284204" calcext:value-type="float">
            <text:p>0.99</text:p>
          </table:table-cell>
          <table:table-cell table:number-columns-repeated="3"/>
          <table:table-cell table:style-name="ce17"/>
          <table:table-cell office:value-type="float" office:value="1.40782049803184E-290" calcext:value-type="float">
            <text:p>1.41E-290</text:p>
          </table:table-cell>
          <table:table-cell office:value-type="float" office:value="0.004388878843407" calcext:value-type="float">
            <text:p>0.0044</text:p>
          </table:table-cell>
          <table:table-cell office:value-type="float" office:value="0.854148421690381" calcext:value-type="float">
            <text:p>0.85</text:p>
          </table:table-cell>
          <table:table-cell office:value-type="float" office:value="0.0000813931325321028" calcext:value-type="float">
            <text:p>0.00008</text:p>
          </table:table-cell>
          <table:table-cell office:value-type="string" calcext:value-type="string">
            <text:p>V4-V5_UNIV</text:p>
          </table:table-cell>
          <table:table-cell office:value-type="string" calcext:value-type="string">
            <text:p>16S</text:p>
          </table:table-cell>
          <table:table-cell office:value-type="float" office:value="0.951232839941713" calcext:value-type="float">
            <text:p>0.95</text:p>
          </table:table-cell>
          <table:table-cell table:number-columns-repeated="39"/>
        </table:table-row>
        <table:table-row table:style-name="ro2">
          <table:table-cell office:value-type="string" calcext:value-type="string">
            <text:p>S0293</text:p>
          </table:table-cell>
          <table:table-cell office:value-type="string" calcext:value-type="string">
            <text:p>GP13</text:p>
          </table:table-cell>
          <table:table-cell office:value-type="float" office:value="50.4" calcext:value-type="float">
            <text:p>50.4</text:p>
          </table:table-cell>
          <table:table-cell office:value-type="float" office:value="-30.0013" calcext:value-type="float">
            <text:p>-30.0013</text:p>
          </table:table-cell>
          <table:table-cell office:value-type="float" office:value="174.00101" calcext:value-type="float">
            <text:p>174.00101</text:p>
          </table:table-cell>
          <table:table-cell office:value-type="float" office:value="21.139" calcext:value-type="float">
            <text:p>21.139</text:p>
          </table:table-cell>
          <table:table-cell office:value-type="float" office:value="233" calcext:value-type="float">
            <text:p>233</text:p>
          </table:table-cell>
          <table:table-cell office:value-type="float" office:value="11.6" calcext:value-type="float">
            <text:p>11.6</text:p>
          </table:table-cell>
          <table:table-cell office:value-type="string" calcext:value-type="string">
            <text:p>SRR5788270</text:p>
          </table:table-cell>
          <table:table-cell table:style-name="Default" office:value-type="float" office:value="0.15164219" calcext:value-type="float">
            <text:p>0.15164219</text:p>
          </table:table-cell>
          <table:table-cell table:style-name="Default" office:value-type="float" office:value="0.00871346547794224" calcext:value-type="float">
            <text:p>0.008713465477942</text:p>
          </table:table-cell>
          <table:table-cell table:style-name="Default" table:formula="of:=[.J198]/[.K198]" office:value-type="float" office:value="17.4032008715563" calcext:value-type="float">
            <text:p>17.4032008715563</text:p>
          </table:table-cell>
          <table:table-cell table:style-name="Default" table:formula="of:=([.K198]*5.75)/((1-[.K198])+([.K198]*5.75))" office:value-type="float" office:value="0.048111155748265" calcext:value-type="float">
            <text:p>0.048111155748265</text:p>
          </table:table-cell>
          <table:table-cell table:style-name="Default" table:formula="of:=[.J198]/[.M198]" office:value-type="float" office:value="3.15191326505327" calcext:value-type="float">
            <text:p>3.15191326505327</text:p>
          </table:table-cell>
          <table:table-cell table:style-name="Default" office:value-type="string" calcext:value-type="string">
            <text:p>S0293</text:p>
          </table:table-cell>
          <table:table-cell office:value-type="float" office:value="0.990468523045611" calcext:value-type="float">
            <text:p>0.99</text:p>
          </table:table-cell>
          <table:table-cell table:number-columns-repeated="3"/>
          <table:table-cell table:style-name="ce17"/>
          <table:table-cell office:value-type="float" office:value="5.63993133034996E-286" calcext:value-type="float">
            <text:p>5.64E-286</text:p>
          </table:table-cell>
          <table:table-cell office:value-type="float" office:value="0.00549530862876" calcext:value-type="float">
            <text:p>0.0055</text:p>
          </table:table-cell>
          <table:table-cell office:value-type="float" office:value="0.939043014641237" calcext:value-type="float">
            <text:p>0.94</text:p>
          </table:table-cell>
          <table:table-cell office:value-type="float" office:value="-0.000189075701224" calcext:value-type="float">
            <text:p>-0.00019</text:p>
          </table:table-cell>
          <table:table-cell office:value-type="string" calcext:value-type="string">
            <text:p>V4-V5_UNIV</text:p>
          </table:table-cell>
          <table:table-cell office:value-type="string" calcext:value-type="string">
            <text:p>16S</text:p>
          </table:table-cell>
          <table:table-cell office:value-type="float" office:value="0.969506550340842" calcext:value-type="float">
            <text:p>0.97</text:p>
          </table:table-cell>
          <table:table-cell table:number-columns-repeated="39"/>
        </table:table-row>
        <table:table-row table:style-name="ro2">
          <table:table-cell office:value-type="string" calcext:value-type="string">
            <text:p>S0067</text:p>
          </table:table-cell>
          <table:table-cell office:value-type="string" calcext:value-type="string">
            <text:p>GA03</text:p>
          </table:table-cell>
          <table:table-cell office:value-type="float" office:value="108.8" calcext:value-type="float">
            <text:p>108.8</text:p>
          </table:table-cell>
          <table:table-cell office:value-type="float" office:value="38.6683" calcext:value-type="float">
            <text:p>38.6683</text:p>
          </table:table-cell>
          <table:table-cell office:value-type="float" office:value="-69.11578" calcext:value-type="float">
            <text:p>-69.11578</text:p>
          </table:table-cell>
          <table:table-cell office:value-type="float" office:value="21.66" calcext:value-type="float">
            <text:p>21.66</text:p>
          </table:table-cell>
          <table:table-cell office:value-type="float" office:value="149" calcext:value-type="float">
            <text:p>149</text:p>
          </table:table-cell>
          <table:table-cell office:value-type="float" office:value="7.5" calcext:value-type="float">
            <text:p>7.5</text:p>
          </table:table-cell>
          <table:table-cell office:value-type="string" calcext:value-type="string">
            <text:p>SRR5788063</text:p>
          </table:table-cell>
          <table:table-cell table:style-name="Default" office:value-type="float" office:value="0.11864425" calcext:value-type="float">
            <text:p>0.11864425</text:p>
          </table:table-cell>
          <table:table-cell table:style-name="Default" office:value-type="float" office:value="0.00672035110405768" calcext:value-type="float">
            <text:p>0.006720351104058</text:p>
          </table:table-cell>
          <table:table-cell table:style-name="Default" table:formula="of:=[.J199]/[.K199]" office:value-type="float" office:value="17.6544719409621" calcext:value-type="float">
            <text:p>17.6544719409621</text:p>
          </table:table-cell>
          <table:table-cell table:style-name="Default" table:formula="of:=([.K199]*5.75)/((1-[.K199])+([.K199]*5.75))" office:value-type="float" office:value="0.0374466590403137" calcext:value-type="float">
            <text:p>0.037446659040314</text:p>
          </table:table-cell>
          <table:table-cell table:style-name="Default" table:formula="of:=[.J199]/[.M199]" office:value-type="float" office:value="3.16835341364558" calcext:value-type="float">
            <text:p>3.16835341364558</text:p>
          </table:table-cell>
          <table:table-cell table:style-name="Default" office:value-type="string" calcext:value-type="string">
            <text:p>S0067</text:p>
          </table:table-cell>
          <table:table-cell office:value-type="float" office:value="0.958366528611191" calcext:value-type="float">
            <text:p>0.96</text:p>
          </table:table-cell>
          <table:table-cell table:number-columns-repeated="3"/>
          <table:table-cell table:style-name="ce17"/>
          <table:table-cell office:value-type="float" office:value="0" calcext:value-type="float">
            <text:p>0.00E+00</text:p>
          </table:table-cell>
          <table:table-cell office:value-type="float" office:value="0.011235310253723" calcext:value-type="float">
            <text:p>0.0112</text:p>
          </table:table-cell>
          <table:table-cell office:value-type="float" office:value="1.22330060614485" calcext:value-type="float">
            <text:p>1.22</text:p>
          </table:table-cell>
          <table:table-cell office:value-type="float" office:value="-0.00068195144841" calcext:value-type="float">
            <text:p>-0.00068</text:p>
          </table:table-cell>
          <table:table-cell office:value-type="string" calcext:value-type="string">
            <text:p>V4-V5_UNIV</text:p>
          </table:table-cell>
          <table:table-cell office:value-type="string" calcext:value-type="string">
            <text:p>16S</text:p>
          </table:table-cell>
          <table:table-cell office:value-type="float" office:value="0.957539917208752" calcext:value-type="float">
            <text:p>0.96</text:p>
          </table:table-cell>
          <table:table-cell table:number-columns-repeated="39"/>
        </table:table-row>
        <table:table-row table:style-name="ro2">
          <table:table-cell office:value-type="string" calcext:value-type="string">
            <text:p>S0073</text:p>
          </table:table-cell>
          <table:table-cell office:value-type="string" calcext:value-type="string">
            <text:p>GA03</text:p>
          </table:table-cell>
          <table:table-cell office:value-type="float" office:value="74.3" calcext:value-type="float">
            <text:p>74.3</text:p>
          </table:table-cell>
          <table:table-cell office:value-type="float" office:value="22.3499" calcext:value-type="float">
            <text:p>22.3499</text:p>
          </table:table-cell>
          <table:table-cell office:value-type="float" office:value="-35.86749" calcext:value-type="float">
            <text:p>-35.86749</text:p>
          </table:table-cell>
          <table:table-cell office:value-type="float" office:value="23.994" calcext:value-type="float">
            <text:p>23.994</text:p>
          </table:table-cell>
          <table:table-cell office:value-type="float" office:value="186" calcext:value-type="float">
            <text:p>186</text:p>
          </table:table-cell>
          <table:table-cell office:value-type="float" office:value="9.3" calcext:value-type="float">
            <text:p>9.3</text:p>
          </table:table-cell>
          <table:table-cell office:value-type="string" calcext:value-type="string">
            <text:p>SRR5788061</text:p>
          </table:table-cell>
          <table:table-cell table:style-name="Default" office:value-type="float" office:value="0.087727495" calcext:value-type="float">
            <text:p>0.087727495</text:p>
          </table:table-cell>
          <table:table-cell table:style-name="Default" office:value-type="float" office:value="0.00492480143266951" calcext:value-type="float">
            <text:p>0.00492480143267</text:p>
          </table:table-cell>
          <table:table-cell table:style-name="Default" table:formula="of:=[.J200]/[.K200]" office:value-type="float" office:value="17.8134075453367" calcext:value-type="float">
            <text:p>17.8134075453367</text:p>
          </table:table-cell>
          <table:table-cell table:style-name="Default" table:formula="of:=([.K200]*5.75)/((1-[.K200])+([.K200]*5.75))" office:value-type="float" office:value="0.0276703217469853" calcext:value-type="float">
            <text:p>0.027670321746985</text:p>
          </table:table-cell>
          <table:table-cell table:style-name="Default" table:formula="of:=[.J200]/[.M200]" office:value-type="float" office:value="3.17045446027595" calcext:value-type="float">
            <text:p>3.17045446027595</text:p>
          </table:table-cell>
          <table:table-cell table:style-name="Default" office:value-type="string" calcext:value-type="string">
            <text:p>S0073</text:p>
          </table:table-cell>
          <table:table-cell office:value-type="float" office:value="0.994754978687377" calcext:value-type="float">
            <text:p>0.99</text:p>
          </table:table-cell>
          <table:table-cell table:number-columns-repeated="3"/>
          <table:table-cell table:style-name="ce17"/>
          <table:table-cell office:value-type="string" calcext:value-type="string">
            <text:p>2.69212524207e-313</text:p>
          </table:table-cell>
          <table:table-cell office:value-type="float" office:value="0.004218696948382" calcext:value-type="float">
            <text:p>0.0042</text:p>
          </table:table-cell>
          <table:table-cell office:value-type="float" office:value="0.959939990348339" calcext:value-type="float">
            <text:p>0.96</text:p>
          </table:table-cell>
          <table:table-cell office:value-type="float" office:value="-0.000251420850337" calcext:value-type="float">
            <text:p>-0.00025</text:p>
          </table:table-cell>
          <table:table-cell office:value-type="string" calcext:value-type="string">
            <text:p>V4-V5_UNIV</text:p>
          </table:table-cell>
          <table:table-cell office:value-type="string" calcext:value-type="string">
            <text:p>16S</text:p>
          </table:table-cell>
          <table:table-cell office:value-type="float" office:value="0.967098993388528" calcext:value-type="float">
            <text:p>0.97</text:p>
          </table:table-cell>
          <table:table-cell table:number-columns-repeated="39"/>
        </table:table-row>
        <table:table-row table:style-name="ro2">
          <table:table-cell office:value-type="string" calcext:value-type="string">
            <text:p>S0332</text:p>
          </table:table-cell>
          <table:table-cell office:value-type="string" calcext:value-type="string">
            <text:p>GP13</text:p>
          </table:table-cell>
          <table:table-cell office:value-type="float" office:value="75" calcext:value-type="float">
            <text:p>75</text:p>
          </table:table-cell>
          <table:table-cell office:value-type="float" office:value="-32.49567" calcext:value-type="float">
            <text:p>-32.49567</text:p>
          </table:table-cell>
          <table:table-cell office:value-type="float" office:value="-164.99233" calcext:value-type="float">
            <text:p>-164.99233</text:p>
          </table:table-cell>
          <table:table-cell office:value-type="float" office:value="19.333" calcext:value-type="float">
            <text:p>19.333</text:p>
          </table:table-cell>
          <table:table-cell office:value-type="float" office:value="141" calcext:value-type="float">
            <text:p>141</text:p>
          </table:table-cell>
          <table:table-cell office:value-type="float" office:value="7" calcext:value-type="float">
            <text:p>7</text:p>
          </table:table-cell>
          <table:table-cell office:value-type="string" calcext:value-type="string">
            <text:p>SRR5788416</text:p>
          </table:table-cell>
          <table:table-cell table:style-name="Default" office:value-type="float" office:value="0.14575602" calcext:value-type="float">
            <text:p>0.14575602</text:p>
          </table:table-cell>
          <table:table-cell table:style-name="Default" office:value-type="float" office:value="0.00801539491298527" calcext:value-type="float">
            <text:p>0.008015394912985</text:p>
          </table:table-cell>
          <table:table-cell table:style-name="Default" table:formula="of:=[.J201]/[.K201]" office:value-type="float" office:value="18.1845088835073" calcext:value-type="float">
            <text:p>18.1845088835073</text:p>
          </table:table-cell>
          <table:table-cell table:style-name="Default" table:formula="of:=([.K201]*5.75)/((1-[.K201])+([.K201]*5.75))" office:value-type="float" office:value="0.0443981446032699" calcext:value-type="float">
            <text:p>0.04439814460327</text:p>
          </table:table-cell>
          <table:table-cell table:style-name="Default" table:formula="of:=[.J201]/[.M201]" office:value-type="float" office:value="3.28293043104475" calcext:value-type="float">
            <text:p>3.28293043104475</text:p>
          </table:table-cell>
          <table:table-cell table:style-name="Default" office:value-type="string" calcext:value-type="string">
            <text:p>S0332</text:p>
          </table:table-cell>
          <table:table-cell office:value-type="float" office:value="0.987092149339844" calcext:value-type="float">
            <text:p>0.99</text:p>
          </table:table-cell>
          <table:table-cell table:number-columns-repeated="3"/>
          <table:table-cell table:style-name="ce17"/>
          <table:table-cell office:value-type="float" office:value="5.79684430728756E-259" calcext:value-type="float">
            <text:p>5.80E-259</text:p>
          </table:table-cell>
          <table:table-cell office:value-type="float" office:value="0.006307048255286" calcext:value-type="float">
            <text:p>0.0063</text:p>
          </table:table-cell>
          <table:table-cell office:value-type="float" office:value="0.909625211020102" calcext:value-type="float">
            <text:p>0.91</text:p>
          </table:table-cell>
          <table:table-cell office:value-type="float" office:value="-0.000132382392299"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52388944836075" calcext:value-type="float">
            <text:p>0.95</text:p>
          </table:table-cell>
          <table:table-cell table:number-columns-repeated="39"/>
        </table:table-row>
        <table:table-row table:style-name="ro2">
          <table:table-cell office:value-type="string" calcext:value-type="string">
            <text:p>S0264</text:p>
          </table:table-cell>
          <table:table-cell office:value-type="string" calcext:value-type="string">
            <text:p>GP13</text:p>
          </table:table-cell>
          <table:table-cell office:value-type="float" office:value="30" calcext:value-type="float">
            <text:p>30</text:p>
          </table:table-cell>
          <table:table-cell office:value-type="float" office:value="-29.9999" calcext:value-type="float">
            <text:p>-29.9999</text:p>
          </table:table-cell>
          <table:table-cell office:value-type="float" office:value="159" calcext:value-type="float">
            <text:p>159</text:p>
          </table:table-cell>
          <table:table-cell office:value-type="float" office:value="22.035" calcext:value-type="float">
            <text:p>22.035</text:p>
          </table:table-cell>
          <table:table-cell office:value-type="float" office:value="194" calcext:value-type="float">
            <text:p>194</text:p>
          </table:table-cell>
          <table:table-cell office:value-type="float" office:value="9.7" calcext:value-type="float">
            <text:p>9.7</text:p>
          </table:table-cell>
          <table:table-cell office:value-type="string" calcext:value-type="string">
            <text:p>SRR5788157</text:p>
          </table:table-cell>
          <table:table-cell table:style-name="Default" office:value-type="float" office:value="0.16582212" calcext:value-type="float">
            <text:p>0.16582212</text:p>
          </table:table-cell>
          <table:table-cell table:style-name="Default" office:value-type="float" office:value="0.00911708253358925" calcext:value-type="float">
            <text:p>0.009117082533589</text:p>
          </table:table-cell>
          <table:table-cell table:style-name="Default" table:formula="of:=[.J202]/[.K202]" office:value-type="float" office:value="18.18806832" calcext:value-type="float">
            <text:p>18.18806832</text:p>
          </table:table-cell>
          <table:table-cell table:style-name="Default" table:formula="of:=([.K202]*5.75)/((1-[.K202])+([.K202]*5.75))" office:value-type="float" office:value="0.0502472116821893" calcext:value-type="float">
            <text:p>0.050247211682189</text:p>
          </table:table-cell>
          <table:table-cell table:style-name="Default" table:formula="of:=[.J202]/[.M202]" office:value-type="float" office:value="3.30012580695652" calcext:value-type="float">
            <text:p>3.30012580695652</text:p>
          </table:table-cell>
          <table:table-cell table:style-name="Default" office:value-type="string" calcext:value-type="string">
            <text:p>S0264</text:p>
          </table:table-cell>
          <table:table-cell office:value-type="float" office:value="0.989791977005345" calcext:value-type="float">
            <text:p>0.99</text:p>
          </table:table-cell>
          <table:table-cell table:number-columns-repeated="3"/>
          <table:table-cell table:style-name="ce17"/>
          <table:table-cell office:value-type="float" office:value="6.27059998050256E-244" calcext:value-type="float">
            <text:p>6.27E-244</text:p>
          </table:table-cell>
          <table:table-cell office:value-type="float" office:value="0.005899968501862" calcext:value-type="float">
            <text:p>0.0059</text:p>
          </table:table-cell>
          <table:table-cell office:value-type="float" office:value="0.905636618904487" calcext:value-type="float">
            <text:p>0.91</text:p>
          </table:table-cell>
          <table:table-cell office:value-type="float" office:value="-0.000101094180831" calcext:value-type="float">
            <text:p>-0.00010</text:p>
          </table:table-cell>
          <table:table-cell office:value-type="string" calcext:value-type="string">
            <text:p>V4-V5_UNIV</text:p>
          </table:table-cell>
          <table:table-cell office:value-type="string" calcext:value-type="string">
            <text:p>16S</text:p>
          </table:table-cell>
          <table:table-cell office:value-type="float" office:value="0.957139244412821" calcext:value-type="float">
            <text:p>0.96</text:p>
          </table:table-cell>
          <table:table-cell table:number-columns-repeated="39"/>
        </table:table-row>
        <table:table-row table:style-name="ro2">
          <table:table-cell office:value-type="string" calcext:value-type="string">
            <text:p>S0253</text:p>
          </table:table-cell>
          <table:table-cell office:value-type="string" calcext:value-type="string">
            <text:p>GP13</text:p>
          </table:table-cell>
          <table:table-cell office:value-type="float" office:value="14" calcext:value-type="float">
            <text:p>14</text:p>
          </table:table-cell>
          <table:table-cell office:value-type="float" office:value="-32.495" calcext:value-type="float">
            <text:p>-32.495</text:p>
          </table:table-cell>
          <table:table-cell office:value-type="float" office:value="-157.9945" calcext:value-type="float">
            <text:p>-157.9945</text:p>
          </table:table-cell>
          <table:table-cell office:value-type="float" office:value="19.267" calcext:value-type="float">
            <text:p>19.267</text:p>
          </table:table-cell>
          <table:table-cell office:value-type="float" office:value="74" calcext:value-type="float">
            <text:p>74</text:p>
          </table:table-cell>
          <table:table-cell office:value-type="float" office:value="3.7" calcext:value-type="float">
            <text:p>3.7</text:p>
          </table:table-cell>
          <table:table-cell office:value-type="string" calcext:value-type="string">
            <text:p>SRR5788171</text:p>
          </table:table-cell>
          <table:table-cell table:style-name="Default" office:value-type="float" office:value="0.122815885" calcext:value-type="float">
            <text:p>0.122815885</text:p>
          </table:table-cell>
          <table:table-cell table:style-name="Default" office:value-type="float" office:value="0.00664747290514162" calcext:value-type="float">
            <text:p>0.006647472905142</text:p>
          </table:table-cell>
          <table:table-cell table:style-name="Default" table:formula="of:=[.J203]/[.K203]" office:value-type="float" office:value="18.4755751174263" calcext:value-type="float">
            <text:p>18.4755751174263</text:p>
          </table:table-cell>
          <table:table-cell table:style-name="Default" table:formula="of:=([.K203]*5.75)/((1-[.K203])+([.K203]*5.75))" office:value-type="float" office:value="0.0370530022685512" calcext:value-type="float">
            <text:p>0.037053002268551</text:p>
          </table:table-cell>
          <table:table-cell table:style-name="Default" table:formula="of:=[.J203]/[.M203]" office:value-type="float" office:value="3.31460009933501" calcext:value-type="float">
            <text:p>3.31460009933501</text:p>
          </table:table-cell>
          <table:table-cell table:style-name="Default" office:value-type="string" calcext:value-type="string">
            <text:p>S0253</text:p>
          </table:table-cell>
          <table:table-cell office:value-type="float" office:value="0.992071462536728" calcext:value-type="float">
            <text:p>0.99</text:p>
          </table:table-cell>
          <table:table-cell table:number-columns-repeated="3"/>
          <table:table-cell table:style-name="ce17"/>
          <table:table-cell office:value-type="float" office:value="3.89808956871562E-275" calcext:value-type="float">
            <text:p>3.90E-275</text:p>
          </table:table-cell>
          <table:table-cell office:value-type="float" office:value="0.005160273804909" calcext:value-type="float">
            <text:p>0.0052</text:p>
          </table:table-cell>
          <table:table-cell office:value-type="float" office:value="0.930752812440542" calcext:value-type="float">
            <text:p>0.93</text:p>
          </table:table-cell>
          <table:table-cell office:value-type="float" office:value="-0.000192343088589" calcext:value-type="float">
            <text:p>-0.00019</text:p>
          </table:table-cell>
          <table:table-cell office:value-type="string" calcext:value-type="string">
            <text:p>V4-V5_UNIV</text:p>
          </table:table-cell>
          <table:table-cell office:value-type="string" calcext:value-type="string">
            <text:p>16S</text:p>
          </table:table-cell>
          <table:table-cell office:value-type="float" office:value="0.96880336914458" calcext:value-type="float">
            <text:p>0.97</text:p>
          </table:table-cell>
          <table:table-cell table:number-columns-repeated="39"/>
        </table:table-row>
        <table:table-row table:style-name="ro2">
          <table:table-cell office:value-type="string" calcext:value-type="string">
            <text:p>S0254</text:p>
          </table:table-cell>
          <table:table-cell office:value-type="string" calcext:value-type="string">
            <text:p>GP13</text:p>
          </table:table-cell>
          <table:table-cell office:value-type="float" office:value="31" calcext:value-type="float">
            <text:p>31</text:p>
          </table:table-cell>
          <table:table-cell office:value-type="float" office:value="-32.495" calcext:value-type="float">
            <text:p>-32.495</text:p>
          </table:table-cell>
          <table:table-cell office:value-type="float" office:value="-157.9945" calcext:value-type="float">
            <text:p>-157.9945</text:p>
          </table:table-cell>
          <table:table-cell office:value-type="float" office:value="19.278" calcext:value-type="float">
            <text:p>19.278</text:p>
          </table:table-cell>
          <table:table-cell office:value-type="float" office:value="61" calcext:value-type="float">
            <text:p>61</text:p>
          </table:table-cell>
          <table:table-cell office:value-type="float" office:value="3" calcext:value-type="float">
            <text:p>3</text:p>
          </table:table-cell>
          <table:table-cell office:value-type="string" calcext:value-type="string">
            <text:p>SRR5788176</text:p>
          </table:table-cell>
          <table:table-cell table:style-name="Default" office:value-type="float" office:value="0.14424199" calcext:value-type="float">
            <text:p>0.14424199</text:p>
          </table:table-cell>
          <table:table-cell table:style-name="Default" office:value-type="float" office:value="0.00782341436155351" calcext:value-type="float">
            <text:p>0.007823414361554</text:p>
          </table:table-cell>
          <table:table-cell table:style-name="Default" table:formula="of:=[.J204]/[.K204]" office:value-type="float" office:value="18.4372172217857" calcext:value-type="float">
            <text:p>18.4372172217857</text:p>
          </table:table-cell>
          <table:table-cell table:style-name="Default" table:formula="of:=([.K204]*5.75)/((1-[.K204])+([.K204]*5.75))" office:value-type="float" office:value="0.0433728448275862" calcext:value-type="float">
            <text:p>0.043372844827586</text:p>
          </table:table-cell>
          <table:table-cell table:style-name="Default" table:formula="of:=[.J204]/[.M204]" office:value-type="float" office:value="3.3256289868323" calcext:value-type="float">
            <text:p>3.3256289868323</text:p>
          </table:table-cell>
          <table:table-cell table:style-name="Default" office:value-type="string" calcext:value-type="string">
            <text:p>S0254</text:p>
          </table:table-cell>
          <table:table-cell office:value-type="float" office:value="0.988870145858547" calcext:value-type="float">
            <text:p>0.99</text:p>
          </table:table-cell>
          <table:table-cell table:number-columns-repeated="3"/>
          <table:table-cell table:style-name="ce17"/>
          <table:table-cell office:value-type="float" office:value="7.39175980065216E-218" calcext:value-type="float">
            <text:p>7.39E-218</text:p>
          </table:table-cell>
          <table:table-cell office:value-type="float" office:value="0.006429688257855" calcext:value-type="float">
            <text:p>0.0064</text:p>
          </table:table-cell>
          <table:table-cell office:value-type="float" office:value="0.900971285551354" calcext:value-type="float">
            <text:p>0.90</text:p>
          </table:table-cell>
          <table:table-cell office:value-type="float" office:value="-0.000105436184565" calcext:value-type="float">
            <text:p>-0.00011</text:p>
          </table:table-cell>
          <table:table-cell office:value-type="string" calcext:value-type="string">
            <text:p>V4-V5_UNIV</text:p>
          </table:table-cell>
          <table:table-cell office:value-type="string" calcext:value-type="string">
            <text:p>16S</text:p>
          </table:table-cell>
          <table:table-cell office:value-type="float" office:value="0.969124350614617" calcext:value-type="float">
            <text:p>0.97</text:p>
          </table:table-cell>
          <table:table-cell table:number-columns-repeated="39"/>
        </table:table-row>
        <table:table-row table:style-name="ro2">
          <table:table-cell office:value-type="string" calcext:value-type="string">
            <text:p>S0365</text:p>
          </table:table-cell>
          <table:table-cell office:value-type="string" calcext:value-type="string">
            <text:p>GP13</text:p>
          </table:table-cell>
          <table:table-cell office:value-type="float" office:value="75" calcext:value-type="float">
            <text:p>75</text:p>
          </table:table-cell>
          <table:table-cell office:value-type="float" office:value="-32.495" calcext:value-type="float">
            <text:p>-32.495</text:p>
          </table:table-cell>
          <table:table-cell office:value-type="float" office:value="-168.002" calcext:value-type="float">
            <text:p>-168.002</text:p>
          </table:table-cell>
          <table:table-cell office:value-type="float" office:value="19.422" calcext:value-type="float">
            <text:p>19.422</text:p>
          </table:table-cell>
          <table:table-cell office:value-type="float" office:value="172" calcext:value-type="float">
            <text:p>172</text:p>
          </table:table-cell>
          <table:table-cell office:value-type="float" office:value="8.6" calcext:value-type="float">
            <text:p>8.6</text:p>
          </table:table-cell>
          <table:table-cell office:value-type="string" calcext:value-type="string">
            <text:p>SRR5788331</text:p>
          </table:table-cell>
          <table:table-cell table:style-name="Default" office:value-type="float" office:value="0.11780905" calcext:value-type="float">
            <text:p>0.11780905</text:p>
          </table:table-cell>
          <table:table-cell table:style-name="Default" office:value-type="float" office:value="0.00630084542989312" calcext:value-type="float">
            <text:p>0.006300845429893</text:p>
          </table:table-cell>
          <table:table-cell table:style-name="Default" table:formula="of:=[.J205]/[.K205]" office:value-type="float" office:value="18.6973401126582" calcext:value-type="float">
            <text:p>18.6973401126582</text:p>
          </table:table-cell>
          <table:table-cell table:style-name="Default" table:formula="of:=([.K205]*5.75)/((1-[.K205])+([.K205]*5.75))" office:value-type="float" office:value="0.0351770468317426" calcext:value-type="float">
            <text:p>0.035177046831743</text:p>
          </table:table-cell>
          <table:table-cell table:style-name="Default" table:formula="of:=[.J205]/[.M205]" office:value-type="float" office:value="3.34903184350578" calcext:value-type="float">
            <text:p>3.34903184350578</text:p>
          </table:table-cell>
          <table:table-cell table:style-name="Default" office:value-type="string" calcext:value-type="string">
            <text:p>S0365</text:p>
          </table:table-cell>
          <table:table-cell office:value-type="float" office:value="0.992932109727835" calcext:value-type="float">
            <text:p>0.99</text:p>
          </table:table-cell>
          <table:table-cell table:number-columns-repeated="3"/>
          <table:table-cell table:style-name="ce17"/>
          <table:table-cell office:value-type="float" office:value="1.92223758715713E-180" calcext:value-type="float">
            <text:p>1.92E-180</text:p>
          </table:table-cell>
          <table:table-cell office:value-type="float" office:value="0.006229300789122" calcext:value-type="float">
            <text:p>0.0062</text:p>
          </table:table-cell>
          <table:table-cell office:value-type="float" office:value="0.951279689140598" calcext:value-type="float">
            <text:p>0.95</text:p>
          </table:table-cell>
          <table:table-cell office:value-type="float" office:value="-0.000512650653622" calcext:value-type="float">
            <text:p>-0.00051</text:p>
          </table:table-cell>
          <table:table-cell office:value-type="string" calcext:value-type="string">
            <text:p>V4-V5_UNIV</text:p>
          </table:table-cell>
          <table:table-cell office:value-type="string" calcext:value-type="string">
            <text:p>16S</text:p>
          </table:table-cell>
          <table:table-cell office:value-type="float" office:value="0.945148201536617" calcext:value-type="float">
            <text:p>0.95</text:p>
          </table:table-cell>
          <table:table-cell table:number-columns-repeated="39"/>
        </table:table-row>
        <table:table-row table:style-name="ro2">
          <table:table-cell office:value-type="string" calcext:value-type="string">
            <text:p>S0261</text:p>
          </table:table-cell>
          <table:table-cell office:value-type="string" calcext:value-type="string">
            <text:p>GP13</text:p>
          </table:table-cell>
          <table:table-cell office:value-type="float" office:value="15" calcext:value-type="float">
            <text:p>15</text:p>
          </table:table-cell>
          <table:table-cell office:value-type="float" office:value="-32.494" calcext:value-type="float">
            <text:p>-32.494</text:p>
          </table:table-cell>
          <table:table-cell office:value-type="float" office:value="-157.00883" calcext:value-type="float">
            <text:p>-157.00883</text:p>
          </table:table-cell>
          <table:table-cell office:value-type="float" office:value="18.821" calcext:value-type="float">
            <text:p>18.821</text:p>
          </table:table-cell>
          <table:table-cell office:value-type="float" office:value="90" calcext:value-type="float">
            <text:p>90</text:p>
          </table:table-cell>
          <table:table-cell office:value-type="float" office:value="4.5" calcext:value-type="float">
            <text:p>4.5</text:p>
          </table:table-cell>
          <table:table-cell office:value-type="string" calcext:value-type="string">
            <text:p>SRR5788152</text:p>
          </table:table-cell>
          <table:table-cell table:style-name="Default" office:value-type="float" office:value="0.124611075" calcext:value-type="float">
            <text:p>0.124611075</text:p>
          </table:table-cell>
          <table:table-cell table:style-name="Default" office:value-type="float" office:value="0.00662123628630806" calcext:value-type="float">
            <text:p>0.006621236286308</text:p>
          </table:table-cell>
          <table:table-cell table:style-name="Default" table:formula="of:=[.J206]/[.K206]" office:value-type="float" office:value="18.819910604562" calcext:value-type="float">
            <text:p>18.819910604562</text:p>
          </table:table-cell>
          <table:table-cell table:style-name="Default" table:formula="of:=([.K206]*5.75)/((1-[.K206])+([.K206]*5.75))" office:value-type="float" office:value="0.0369112186207785" calcext:value-type="float">
            <text:p>0.036911218620779</text:p>
          </table:table-cell>
          <table:table-cell table:style-name="Default" table:formula="of:=[.J206]/[.M206]" office:value-type="float" office:value="3.37596751492383" calcext:value-type="float">
            <text:p>3.37596751492383</text:p>
          </table:table-cell>
          <table:table-cell table:style-name="Default" office:value-type="string" calcext:value-type="string">
            <text:p>S0261</text:p>
          </table:table-cell>
          <table:table-cell office:value-type="float" office:value="0.988537103326785" calcext:value-type="float">
            <text:p>0.99</text:p>
          </table:table-cell>
          <table:table-cell table:number-columns-repeated="3"/>
          <table:table-cell table:style-name="ce17"/>
          <table:table-cell office:value-type="string" calcext:value-type="string">
            <text:p>2.51e-321</text:p>
          </table:table-cell>
          <table:table-cell office:value-type="float" office:value="0.00543057817202" calcext:value-type="float">
            <text:p>0.0054</text:p>
          </table:table-cell>
          <table:table-cell office:value-type="float" office:value="0.914730830680459" calcext:value-type="float">
            <text:p>0.91</text:p>
          </table:table-cell>
          <table:table-cell office:value-type="float" office:value="-0.000116720058769" calcext:value-type="float">
            <text:p>-0.00012</text:p>
          </table:table-cell>
          <table:table-cell office:value-type="string" calcext:value-type="string">
            <text:p>V4-V5_UNIV</text:p>
          </table:table-cell>
          <table:table-cell office:value-type="string" calcext:value-type="string">
            <text:p>16S</text:p>
          </table:table-cell>
          <table:table-cell office:value-type="float" office:value="0.97044245647969" calcext:value-type="float">
            <text:p>0.97</text:p>
          </table:table-cell>
          <table:table-cell table:number-columns-repeated="39"/>
        </table:table-row>
        <table:table-row table:style-name="ro2">
          <table:table-cell office:value-type="string" calcext:value-type="string">
            <text:p>S0282</text:p>
          </table:table-cell>
          <table:table-cell office:value-type="string" calcext:value-type="string">
            <text:p>GP13</text:p>
          </table:table-cell>
          <table:table-cell office:value-type="float" office:value="100.5" calcext:value-type="float">
            <text:p>100.5</text:p>
          </table:table-cell>
          <table:table-cell office:value-type="float" office:value="-29.9997" calcext:value-type="float">
            <text:p>-29.9997</text:p>
          </table:table-cell>
          <table:table-cell office:value-type="float" office:value="171" calcext:value-type="float">
            <text:p>171</text:p>
          </table:table-cell>
          <table:table-cell office:value-type="float" office:value="21.381" calcext:value-type="float">
            <text:p>21.381</text:p>
          </table:table-cell>
          <table:table-cell office:value-type="float" office:value="203" calcext:value-type="float">
            <text:p>203</text:p>
          </table:table-cell>
          <table:table-cell office:value-type="float" office:value="10.2" calcext:value-type="float">
            <text:p>10.2</text:p>
          </table:table-cell>
          <table:table-cell office:value-type="string" calcext:value-type="string">
            <text:p>SRR5788397</text:p>
          </table:table-cell>
          <table:table-cell table:style-name="Default" office:value-type="float" office:value="0.1277524" calcext:value-type="float">
            <text:p>0.1277524</text:p>
          </table:table-cell>
          <table:table-cell table:style-name="Default" office:value-type="float" office:value="0.00678890565161889" calcext:value-type="float">
            <text:p>0.006788905651619</text:p>
          </table:table-cell>
          <table:table-cell table:style-name="Default" table:formula="of:=[.J207]/[.K207]" office:value-type="float" office:value="18.8178193299145" calcext:value-type="float">
            <text:p>18.8178193299145</text:p>
          </table:table-cell>
          <table:table-cell table:style-name="Default" table:formula="of:=([.K207]*5.75)/((1-[.K207])+([.K207]*5.75))" office:value-type="float" office:value="0.0378167203024213" calcext:value-type="float">
            <text:p>0.037816720302421</text:p>
          </table:table-cell>
          <table:table-cell table:style-name="Default" table:formula="of:=[.J207]/[.M207]" office:value-type="float" office:value="3.37819882259383" calcext:value-type="float">
            <text:p>3.37819882259383</text:p>
          </table:table-cell>
          <table:table-cell table:style-name="Default" office:value-type="string" calcext:value-type="string">
            <text:p>S0282</text:p>
          </table:table-cell>
          <table:table-cell office:value-type="float" office:value="0.9907950329223" calcext:value-type="float">
            <text:p>0.99</text:p>
          </table:table-cell>
          <table:table-cell table:number-columns-repeated="3"/>
          <table:table-cell table:style-name="ce17"/>
          <table:table-cell office:value-type="float" office:value="3.02094224810889E-188" calcext:value-type="float">
            <text:p>3.02E-188</text:p>
          </table:table-cell>
          <table:table-cell office:value-type="float" office:value="0.006789123256249" calcext:value-type="float">
            <text:p>0.0068</text:p>
          </table:table-cell>
          <table:table-cell office:value-type="float" office:value="0.952840106071261" calcext:value-type="float">
            <text:p>0.95</text:p>
          </table:table-cell>
          <table:table-cell office:value-type="float" office:value="-0.000493559428741" calcext:value-type="float">
            <text:p>-0.00049</text:p>
          </table:table-cell>
          <table:table-cell office:value-type="string" calcext:value-type="string">
            <text:p>V4-V5_UNIV</text:p>
          </table:table-cell>
          <table:table-cell office:value-type="string" calcext:value-type="string">
            <text:p>16S</text:p>
          </table:table-cell>
          <table:table-cell office:value-type="float" office:value="0.970703855233782" calcext:value-type="float">
            <text:p>0.97</text:p>
          </table:table-cell>
          <table:table-cell table:number-columns-repeated="39"/>
        </table:table-row>
        <table:table-row table:style-name="ro2">
          <table:table-cell office:value-type="string" calcext:value-type="string">
            <text:p>S0084</text:p>
          </table:table-cell>
          <table:table-cell office:value-type="string" calcext:value-type="string">
            <text:p>GA03</text:p>
          </table:table-cell>
          <table:table-cell office:value-type="float" office:value="89.1" calcext:value-type="float">
            <text:p>89.1</text:p>
          </table:table-cell>
          <table:table-cell office:value-type="float" office:value="31.7501" calcext:value-type="float">
            <text:p>31.7501</text:p>
          </table:table-cell>
          <table:table-cell office:value-type="float" office:value="-64.16949" calcext:value-type="float">
            <text:p>-64.16949</text:p>
          </table:table-cell>
          <table:table-cell office:value-type="float" office:value="22.116" calcext:value-type="float">
            <text:p>22.116</text:p>
          </table:table-cell>
          <table:table-cell office:value-type="float" office:value="247" calcext:value-type="float">
            <text:p>247</text:p>
          </table:table-cell>
          <table:table-cell office:value-type="float" office:value="12.4" calcext:value-type="float">
            <text:p>12.4</text:p>
          </table:table-cell>
          <table:table-cell office:value-type="string" calcext:value-type="string">
            <text:p>SRR5788312</text:p>
          </table:table-cell>
          <table:table-cell table:style-name="Default" office:value-type="float" office:value="0.158014335" calcext:value-type="float">
            <text:p>0.158014335</text:p>
          </table:table-cell>
          <table:table-cell table:style-name="Default" office:value-type="float" office:value="0.00845806049267228" calcext:value-type="float">
            <text:p>0.008458060492672</text:p>
          </table:table-cell>
          <table:table-cell table:style-name="Default" table:formula="of:=[.J208]/[.K208]" office:value-type="float" office:value="18.6821003629493" calcext:value-type="float">
            <text:p>18.6821003629493</text:p>
          </table:table-cell>
          <table:table-cell table:style-name="Default" table:formula="of:=([.K208]*5.75)/((1-[.K208])+([.K208]*5.75))" office:value-type="float" office:value="0.0467554123300889" calcext:value-type="float">
            <text:p>0.046755412330089</text:p>
          </table:table-cell>
          <table:table-cell table:style-name="Default" table:formula="of:=[.J208]/[.M208]" office:value-type="float" office:value="3.37959451377379" calcext:value-type="float">
            <text:p>3.37959451377379</text:p>
          </table:table-cell>
          <table:table-cell table:style-name="Default" office:value-type="string" calcext:value-type="string">
            <text:p>S0084</text:p>
          </table:table-cell>
          <table:table-cell office:value-type="float" office:value="0.990960432665846" calcext:value-type="float">
            <text:p>0.99</text:p>
          </table:table-cell>
          <table:table-cell table:number-columns-repeated="3"/>
          <table:table-cell table:style-name="ce17"/>
          <table:table-cell office:value-type="float" office:value="1.27935125346889E-173" calcext:value-type="float">
            <text:p>1.28E-173</text:p>
          </table:table-cell>
          <table:table-cell office:value-type="float" office:value="0.006944927774065" calcext:value-type="float">
            <text:p>0.0069</text:p>
          </table:table-cell>
          <table:table-cell office:value-type="float" office:value="0.94248990989609" calcext:value-type="float">
            <text:p>0.94</text:p>
          </table:table-cell>
          <table:table-cell office:value-type="float" office:value="-0.000524336946212" calcext:value-type="float">
            <text:p>-0.00052</text:p>
          </table:table-cell>
          <table:table-cell office:value-type="string" calcext:value-type="string">
            <text:p>V4-V5_UNIV</text:p>
          </table:table-cell>
          <table:table-cell office:value-type="string" calcext:value-type="string">
            <text:p>16S</text:p>
          </table:table-cell>
          <table:table-cell office:value-type="float" office:value="0.962864672258927" calcext:value-type="float">
            <text:p>0.96</text:p>
          </table:table-cell>
          <table:table-cell table:number-columns-repeated="39"/>
        </table:table-row>
        <table:table-row table:style-name="ro2">
          <table:table-cell office:value-type="string" calcext:value-type="string">
            <text:p>S0435</text:p>
          </table:table-cell>
          <table:table-cell office:value-type="string" calcext:value-type="string">
            <text:p>GP13</text:p>
          </table:table-cell>
          <table:table-cell office:value-type="float" office:value="103" calcext:value-type="float">
            <text:p>103</text:p>
          </table:table-cell>
          <table:table-cell office:value-type="float" office:value="-32.49367" calcext:value-type="float">
            <text:p>-32.49367</text:p>
          </table:table-cell>
          <table:table-cell office:value-type="float" office:value="-169.99517" calcext:value-type="float">
            <text:p>-169.99517</text:p>
          </table:table-cell>
          <table:table-cell office:value-type="float" office:value="19.011" calcext:value-type="float">
            <text:p>19.011</text:p>
          </table:table-cell>
          <table:table-cell office:value-type="float" office:value="47" calcext:value-type="float">
            <text:p>47</text:p>
          </table:table-cell>
          <table:table-cell office:value-type="float" office:value="2.3" calcext:value-type="float">
            <text:p>2.3</text:p>
          </table:table-cell>
          <table:table-cell office:value-type="string" calcext:value-type="string">
            <text:p>SRR5788241</text:p>
          </table:table-cell>
          <table:table-cell table:style-name="Default" office:value-type="float" office:value="0.14788911" calcext:value-type="float">
            <text:p>0.14788911</text:p>
          </table:table-cell>
          <table:table-cell table:style-name="Default" office:value-type="float" office:value="0.00785092408736826" calcext:value-type="float">
            <text:p>0.007850924087368</text:p>
          </table:table-cell>
          <table:table-cell table:style-name="Default" table:formula="of:=[.J209]/[.K209]" office:value-type="float" office:value="18.8371595947471" calcext:value-type="float">
            <text:p>18.8371595947471</text:p>
          </table:table-cell>
          <table:table-cell table:style-name="Default" table:formula="of:=([.K209]*5.75)/((1-[.K209])+([.K209]*5.75))" office:value-type="float" office:value="0.0435198751316051" calcext:value-type="float">
            <text:p>0.043519875131605</text:p>
          </table:table-cell>
          <table:table-cell table:style-name="Default" table:formula="of:=[.J209]/[.M209]" office:value-type="float" office:value="3.3981970203908" calcext:value-type="float">
            <text:p>3.3981970203908</text:p>
          </table:table-cell>
          <table:table-cell table:style-name="Default" office:value-type="string" calcext:value-type="string">
            <text:p>S0435</text:p>
          </table:table-cell>
          <table:table-cell office:value-type="float" office:value="0.989325265895431" calcext:value-type="float">
            <text:p>0.99</text:p>
          </table:table-cell>
          <table:table-cell table:number-columns-repeated="3"/>
          <table:table-cell table:style-name="ce17"/>
          <table:table-cell office:value-type="float" office:value="2.19341216360883E-180" calcext:value-type="float">
            <text:p>2.19E-180</text:p>
          </table:table-cell>
          <table:table-cell office:value-type="float" office:value="0.006831673913355" calcext:value-type="float">
            <text:p>0.0068</text:p>
          </table:table-cell>
          <table:table-cell office:value-type="float" office:value="0.884825098771768" calcext:value-type="float">
            <text:p>0.88</text:p>
          </table:table-cell>
          <table:table-cell office:value-type="float" office:value="-0.000102562855775" calcext:value-type="float">
            <text:p>-0.00010</text:p>
          </table:table-cell>
          <table:table-cell office:value-type="string" calcext:value-type="string">
            <text:p>V4-V5_UNIV</text:p>
          </table:table-cell>
          <table:table-cell office:value-type="string" calcext:value-type="string">
            <text:p>16S</text:p>
          </table:table-cell>
          <table:table-cell office:value-type="float" office:value="0.964675647529143" calcext:value-type="float">
            <text:p>0.96</text:p>
          </table:table-cell>
          <table:table-cell table:number-columns-repeated="39"/>
        </table:table-row>
        <table:table-row table:style-name="ro2">
          <table:table-cell office:value-type="string" calcext:value-type="string">
            <text:p>S0075</text:p>
          </table:table-cell>
          <table:table-cell office:value-type="string" calcext:value-type="string">
            <text:p>GA03</text:p>
          </table:table-cell>
          <table:table-cell office:value-type="float" office:value="134.2" calcext:value-type="float">
            <text:p>134.2</text:p>
          </table:table-cell>
          <table:table-cell office:value-type="float" office:value="22.3499" calcext:value-type="float">
            <text:p>22.3499</text:p>
          </table:table-cell>
          <table:table-cell office:value-type="float" office:value="-35.86749" calcext:value-type="float">
            <text:p>-35.86749</text:p>
          </table:table-cell>
          <table:table-cell office:value-type="float" office:value="20.269" calcext:value-type="float">
            <text:p>20.269</text:p>
          </table:table-cell>
          <table:table-cell office:value-type="float" office:value="75" calcext:value-type="float">
            <text:p>75</text:p>
          </table:table-cell>
          <table:table-cell office:value-type="float" office:value="3.7" calcext:value-type="float">
            <text:p>3.7</text:p>
          </table:table-cell>
          <table:table-cell office:value-type="string" calcext:value-type="string">
            <text:p>SRR5788107</text:p>
          </table:table-cell>
          <table:table-cell table:style-name="Default" office:value-type="float" office:value="0.09231851" calcext:value-type="float">
            <text:p>0.09231851</text:p>
          </table:table-cell>
          <table:table-cell table:style-name="Default" office:value-type="float" office:value="0.00479837901627664" calcext:value-type="float">
            <text:p>0.004798379016277</text:p>
          </table:table-cell>
          <table:table-cell table:style-name="Default" table:formula="of:=[.J210]/[.K210]" office:value-type="float" office:value="19.2395201977262" calcext:value-type="float">
            <text:p>19.2395201977262</text:p>
          </table:table-cell>
          <table:table-cell table:style-name="Default" table:formula="of:=([.K210]*5.75)/((1-[.K210])+([.K210]*5.75))" office:value-type="float" office:value="0.0269758379435992" calcext:value-type="float">
            <text:p>0.026975837943599</text:p>
          </table:table-cell>
          <table:table-cell table:style-name="Default" table:formula="of:=[.J210]/[.M210]" office:value-type="float" office:value="3.42226662960456" calcext:value-type="float">
            <text:p>3.42226662960456</text:p>
          </table:table-cell>
          <table:table-cell table:style-name="Default" office:value-type="string" calcext:value-type="string">
            <text:p>S0075</text:p>
          </table:table-cell>
          <table:table-cell office:value-type="float" office:value="0.968950724609641" calcext:value-type="float">
            <text:p>0.97</text:p>
          </table:table-cell>
          <table:table-cell table:number-columns-repeated="3"/>
          <table:table-cell table:style-name="ce17"/>
          <table:table-cell office:value-type="float" office:value="0" calcext:value-type="float">
            <text:p>0.00E+00</text:p>
          </table:table-cell>
          <table:table-cell office:value-type="float" office:value="0.008827536814644" calcext:value-type="float">
            <text:p>0.0088</text:p>
          </table:table-cell>
          <table:table-cell office:value-type="float" office:value="1.09382337516514" calcext:value-type="float">
            <text:p>1.09</text:p>
          </table:table-cell>
          <table:table-cell office:value-type="float" office:value="-0.000421153342255" calcext:value-type="float">
            <text:p>-0.00042</text:p>
          </table:table-cell>
          <table:table-cell office:value-type="string" calcext:value-type="string">
            <text:p>V4-V5_UNIV</text:p>
          </table:table-cell>
          <table:table-cell office:value-type="string" calcext:value-type="string">
            <text:p>16S</text:p>
          </table:table-cell>
          <table:table-cell office:value-type="float" office:value="0.965250380780624" calcext:value-type="float">
            <text:p>0.97</text:p>
          </table:table-cell>
          <table:table-cell table:number-columns-repeated="39"/>
        </table:table-row>
        <table:table-row table:style-name="ro2">
          <table:table-cell office:value-type="string" calcext:value-type="string">
            <text:p>S0109</text:p>
          </table:table-cell>
          <table:table-cell office:value-type="string" calcext:value-type="string">
            <text:p>GA03</text:p>
          </table:table-cell>
          <table:table-cell office:value-type="float" office:value="133.7" calcext:value-type="float">
            <text:p>133.7</text:p>
          </table:table-cell>
          <table:table-cell office:value-type="float" office:value="27.583" calcext:value-type="float">
            <text:p>27.583</text:p>
          </table:table-cell>
          <table:table-cell office:value-type="float" office:value="-49.6329" calcext:value-type="float">
            <text:p>-49.6329</text:p>
          </table:table-cell>
          <table:table-cell office:value-type="float" office:value="20.306" calcext:value-type="float">
            <text:p>20.306</text:p>
          </table:table-cell>
          <table:table-cell office:value-type="float" office:value="142" calcext:value-type="float">
            <text:p>142</text:p>
          </table:table-cell>
          <table:table-cell office:value-type="float" office:value="7.1" calcext:value-type="float">
            <text:p>7.1</text:p>
          </table:table-cell>
          <table:table-cell office:value-type="string" calcext:value-type="string">
            <text:p>SRR5788083</text:p>
          </table:table-cell>
          <table:table-cell table:style-name="Default" office:value-type="float" office:value="0.10951078" calcext:value-type="float">
            <text:p>0.10951078</text:p>
          </table:table-cell>
          <table:table-cell table:style-name="Default" office:value-type="float" office:value="0.0057134591740797" calcext:value-type="float">
            <text:p>0.00571345917408</text:p>
          </table:table-cell>
          <table:table-cell table:style-name="Default" table:formula="of:=[.J211]/[.K211]" office:value-type="float" office:value="19.1671589248101" calcext:value-type="float">
            <text:p>19.1671589248101</text:p>
          </table:table-cell>
          <table:table-cell table:style-name="Default" table:formula="of:=([.K211]*5.75)/((1-[.K211])+([.K211]*5.75))" office:value-type="float" office:value="0.0319843686739777" calcext:value-type="float">
            <text:p>0.031984368673978</text:p>
          </table:table-cell>
          <table:table-cell table:style-name="Default" table:formula="of:=[.J211]/[.M211]" office:value-type="float" office:value="3.42388437040176" calcext:value-type="float">
            <text:p>3.42388437040176</text:p>
          </table:table-cell>
          <table:table-cell table:style-name="Default" office:value-type="string" calcext:value-type="string">
            <text:p>S0109</text:p>
          </table:table-cell>
          <table:table-cell office:value-type="float" office:value="0.98349773151017" calcext:value-type="float">
            <text:p>0.98</text:p>
          </table:table-cell>
          <table:table-cell table:number-columns-repeated="3"/>
          <table:table-cell table:style-name="ce17"/>
          <table:table-cell office:value-type="float" office:value="3.13771132065087E-213" calcext:value-type="float">
            <text:p>3.14E-213</text:p>
          </table:table-cell>
          <table:table-cell office:value-type="float" office:value="0.00898438085433" calcext:value-type="float">
            <text:p>0.0090</text:p>
          </table:table-cell>
          <table:table-cell office:value-type="float" office:value="1.06776869400061" calcext:value-type="float">
            <text:p>1.07</text:p>
          </table:table-cell>
          <table:table-cell office:value-type="float" office:value="-0.000814203862833" calcext:value-type="float">
            <text:p>-0.00081</text:p>
          </table:table-cell>
          <table:table-cell office:value-type="string" calcext:value-type="string">
            <text:p>V4-V5_UNIV</text:p>
          </table:table-cell>
          <table:table-cell office:value-type="string" calcext:value-type="string">
            <text:p>16S</text:p>
          </table:table-cell>
          <table:table-cell office:value-type="float" office:value="0.959869431643625" calcext:value-type="float">
            <text:p>0.96</text:p>
          </table:table-cell>
          <table:table-cell table:number-columns-repeated="39"/>
        </table:table-row>
        <table:table-row table:style-name="ro2">
          <table:table-cell office:value-type="string" calcext:value-type="string">
            <text:p>S0325</text:p>
          </table:table-cell>
          <table:table-cell office:value-type="string" calcext:value-type="string">
            <text:p>GP13</text:p>
          </table:table-cell>
          <table:table-cell office:value-type="float" office:value="75.1" calcext:value-type="float">
            <text:p>75.1</text:p>
          </table:table-cell>
          <table:table-cell office:value-type="float" office:value="-32.4998" calcext:value-type="float">
            <text:p>-32.4998</text:p>
          </table:table-cell>
          <table:table-cell office:value-type="float" office:value="-171.99899" calcext:value-type="float">
            <text:p>-171.99899</text:p>
          </table:table-cell>
          <table:table-cell office:value-type="float" office:value="19.467" calcext:value-type="float">
            <text:p>19.467</text:p>
          </table:table-cell>
          <table:table-cell office:value-type="float" office:value="150" calcext:value-type="float">
            <text:p>150</text:p>
          </table:table-cell>
          <table:table-cell office:value-type="float" office:value="7.5" calcext:value-type="float">
            <text:p>7.5</text:p>
          </table:table-cell>
          <table:table-cell office:value-type="string" calcext:value-type="string">
            <text:p>SRR5788280</text:p>
          </table:table-cell>
          <table:table-cell table:style-name="Default" office:value-type="float" office:value="0.16279031" calcext:value-type="float">
            <text:p>0.16279031</text:p>
          </table:table-cell>
          <table:table-cell table:style-name="Default" office:value-type="float" office:value="0.0085720592563524" calcext:value-type="float">
            <text:p>0.008572059256352</text:p>
          </table:table-cell>
          <table:table-cell table:style-name="Default" table:formula="of:=[.J212]/[.K212]" office:value-type="float" office:value="18.9908054916166" calcext:value-type="float">
            <text:p>18.9908054916166</text:p>
          </table:table-cell>
          <table:table-cell table:style-name="Default" table:formula="of:=([.K212]*5.75)/((1-[.K212])+([.K212]*5.75))" office:value-type="float" office:value="0.0473609323124873" calcext:value-type="float">
            <text:p>0.047360932312487</text:p>
          </table:table-cell>
          <table:table-cell table:style-name="Default" table:formula="of:=[.J212]/[.M212]" office:value-type="float" office:value="3.43722773288984" calcext:value-type="float">
            <text:p>3.43722773288984</text:p>
          </table:table-cell>
          <table:table-cell table:style-name="Default" office:value-type="string" calcext:value-type="string">
            <text:p>S0325</text:p>
          </table:table-cell>
          <table:table-cell office:value-type="float" office:value="0.990484452749228"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4770134491871" calcext:value-type="float">
            <text:p>0.0048</text:p>
          </table:table-cell>
          <table:table-cell office:value-type="float" office:value="0.910482478460179" calcext:value-type="float">
            <text:p>0.91</text:p>
          </table:table-cell>
          <table:table-cell office:value-type="float" office:value="-0.0000989733598973663" calcext:value-type="float">
            <text:p>-0.00010</text:p>
          </table:table-cell>
          <table:table-cell office:value-type="string" calcext:value-type="string">
            <text:p>V4-V5_UNIV</text:p>
          </table:table-cell>
          <table:table-cell office:value-type="string" calcext:value-type="string">
            <text:p>16S</text:p>
          </table:table-cell>
          <table:table-cell office:value-type="float" office:value="0.962003945762646" calcext:value-type="float">
            <text:p>0.96</text:p>
          </table:table-cell>
          <table:table-cell table:number-columns-repeated="39"/>
        </table:table-row>
        <table:table-row table:style-name="ro2">
          <table:table-cell office:value-type="string" calcext:value-type="string">
            <text:p>S0340</text:p>
          </table:table-cell>
          <table:table-cell office:value-type="string" calcext:value-type="string">
            <text:p>GP13</text:p>
          </table:table-cell>
          <table:table-cell office:value-type="float" office:value="76" calcext:value-type="float">
            <text:p>76</text:p>
          </table:table-cell>
          <table:table-cell office:value-type="float" office:value="-32.50433" calcext:value-type="float">
            <text:p>-32.50433</text:p>
          </table:table-cell>
          <table:table-cell office:value-type="float" office:value="-163.98967" calcext:value-type="float">
            <text:p>-163.98967</text:p>
          </table:table-cell>
          <table:table-cell office:value-type="float" office:value="19.329" calcext:value-type="float">
            <text:p>19.329</text:p>
          </table:table-cell>
          <table:table-cell office:value-type="float" office:value="120" calcext:value-type="float">
            <text:p>120</text:p>
          </table:table-cell>
          <table:table-cell office:value-type="float" office:value="6" calcext:value-type="float">
            <text:p>6</text:p>
          </table:table-cell>
          <table:table-cell office:value-type="string" calcext:value-type="string">
            <text:p>SRR5788057</text:p>
          </table:table-cell>
          <table:table-cell table:style-name="Default" office:value-type="float" office:value="0.149294695" calcext:value-type="float">
            <text:p>0.149294695</text:p>
          </table:table-cell>
          <table:table-cell table:style-name="Default" office:value-type="float" office:value="0.00782675219207909" calcext:value-type="float">
            <text:p>0.007826752192079</text:p>
          </table:table-cell>
          <table:table-cell table:style-name="Default" table:formula="of:=[.J213]/[.K213]" office:value-type="float" office:value="19.0749229483835" calcext:value-type="float">
            <text:p>19.0749229483835</text:p>
          </table:table-cell>
          <table:table-cell table:style-name="Default" table:formula="of:=([.K213]*5.75)/((1-[.K213])+([.K213]*5.75))" office:value-type="float" office:value="0.0433906863927148" calcext:value-type="float">
            <text:p>0.043390686392715</text:p>
          </table:table-cell>
          <table:table-cell table:style-name="Default" table:formula="of:=[.J213]/[.M213]" office:value-type="float" office:value="3.44070830428408" calcext:value-type="float">
            <text:p>3.44070830428408</text:p>
          </table:table-cell>
          <table:table-cell table:style-name="Default" office:value-type="string" calcext:value-type="string">
            <text:p>S0340</text:p>
          </table:table-cell>
          <table:table-cell office:value-type="float" office:value="0.976486978816687" calcext:value-type="float">
            <text:p>0.98</text:p>
          </table:table-cell>
          <table:table-cell table:number-columns-repeated="3"/>
          <table:table-cell table:style-name="ce17"/>
          <table:table-cell office:value-type="float" office:value="6.72480226558571E-147" calcext:value-type="float">
            <text:p>6.72E-147</text:p>
          </table:table-cell>
          <table:table-cell office:value-type="float" office:value="0.010307020189328" calcext:value-type="float">
            <text:p>0.0103</text:p>
          </table:table-cell>
          <table:table-cell office:value-type="float" office:value="0.886180396383046" calcext:value-type="float">
            <text:p>0.89</text:p>
          </table:table-cell>
          <table:table-cell office:value-type="float" office:value="-0.0000840431378005477" calcext:value-type="float">
            <text:p>-0.00008</text:p>
          </table:table-cell>
          <table:table-cell office:value-type="string" calcext:value-type="string">
            <text:p>V4-V5_UNIV</text:p>
          </table:table-cell>
          <table:table-cell office:value-type="string" calcext:value-type="string">
            <text:p>16S</text:p>
          </table:table-cell>
          <table:table-cell office:value-type="float" office:value="0.959479849116538" calcext:value-type="float">
            <text:p>0.96</text:p>
          </table:table-cell>
          <table:table-cell table:number-columns-repeated="39"/>
        </table:table-row>
        <table:table-row table:style-name="ro2">
          <table:table-cell office:value-type="string" calcext:value-type="string">
            <text:p>S0266</text:p>
          </table:table-cell>
          <table:table-cell office:value-type="string" calcext:value-type="string">
            <text:p>GP13</text:p>
          </table:table-cell>
          <table:table-cell office:value-type="float" office:value="78" calcext:value-type="float">
            <text:p>78</text:p>
          </table:table-cell>
          <table:table-cell office:value-type="float" office:value="-29.9999" calcext:value-type="float">
            <text:p>-29.9999</text:p>
          </table:table-cell>
          <table:table-cell office:value-type="float" office:value="159" calcext:value-type="float">
            <text:p>159</text:p>
          </table:table-cell>
          <table:table-cell office:value-type="float" office:value="22.018" calcext:value-type="float">
            <text:p>22.018</text:p>
          </table:table-cell>
          <table:table-cell office:value-type="float" office:value="151" calcext:value-type="float">
            <text:p>151</text:p>
          </table:table-cell>
          <table:table-cell office:value-type="float" office:value="7.6" calcext:value-type="float">
            <text:p>7.6</text:p>
          </table:table-cell>
          <table:table-cell office:value-type="string" calcext:value-type="string">
            <text:p>SRR5788039</text:p>
          </table:table-cell>
          <table:table-cell table:style-name="Default" office:value-type="float" office:value="0.14753552" calcext:value-type="float">
            <text:p>0.14753552</text:p>
          </table:table-cell>
          <table:table-cell table:style-name="Default" office:value-type="float" office:value="0.00772178143109372" calcext:value-type="float">
            <text:p>0.007721781431094</text:p>
          </table:table-cell>
          <table:table-cell table:style-name="Default" table:formula="of:=[.J214]/[.K214]" office:value-type="float" office:value="19.1064097470968" calcext:value-type="float">
            <text:p>19.1064097470968</text:p>
          </table:table-cell>
          <table:table-cell table:style-name="Default" table:formula="of:=([.K214]*5.75)/((1-[.K214])+([.K214]*5.75))" office:value-type="float" office:value="0.0428293293098757" calcext:value-type="float">
            <text:p>0.042829329309876</text:p>
          </table:table-cell>
          <table:table-cell table:style-name="Default" table:formula="of:=[.J214]/[.M214]" office:value-type="float" office:value="3.44473103775596" calcext:value-type="float">
            <text:p>3.44473103775596</text:p>
          </table:table-cell>
          <table:table-cell table:style-name="Default" office:value-type="string" calcext:value-type="string">
            <text:p>S0266</text:p>
          </table:table-cell>
          <table:table-cell office:value-type="float" office:value="0.985948096255298"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5793882481306" calcext:value-type="float">
            <text:p>0.0058</text:p>
          </table:table-cell>
          <table:table-cell office:value-type="float" office:value="0.943571957210368" calcext:value-type="float">
            <text:p>0.94</text:p>
          </table:table-cell>
          <table:table-cell office:value-type="float" office:value="-0.000122962374428" calcext:value-type="float">
            <text:p>-0.00012</text:p>
          </table:table-cell>
          <table:table-cell office:value-type="string" calcext:value-type="string">
            <text:p>V4-V5_UNIV</text:p>
          </table:table-cell>
          <table:table-cell office:value-type="string" calcext:value-type="string">
            <text:p>16S</text:p>
          </table:table-cell>
          <table:table-cell office:value-type="float" office:value="0.972332155477032" calcext:value-type="float">
            <text:p>0.97</text:p>
          </table:table-cell>
          <table:table-cell table:number-columns-repeated="39"/>
        </table:table-row>
        <table:table-row table:style-name="ro2">
          <table:table-cell office:value-type="string" calcext:value-type="string">
            <text:p>S0267</text:p>
          </table:table-cell>
          <table:table-cell office:value-type="string" calcext:value-type="string">
            <text:p>GP13</text:p>
          </table:table-cell>
          <table:table-cell office:value-type="float" office:value="101" calcext:value-type="float">
            <text:p>101</text:p>
          </table:table-cell>
          <table:table-cell office:value-type="float" office:value="-29.9999" calcext:value-type="float">
            <text:p>-29.9999</text:p>
          </table:table-cell>
          <table:table-cell office:value-type="float" office:value="159" calcext:value-type="float">
            <text:p>159</text:p>
          </table:table-cell>
          <table:table-cell office:value-type="float" office:value="22.015" calcext:value-type="float">
            <text:p>22.015</text:p>
          </table:table-cell>
          <table:table-cell office:value-type="float" office:value="139" calcext:value-type="float">
            <text:p>139</text:p>
          </table:table-cell>
          <table:table-cell office:value-type="float" office:value="7" calcext:value-type="float">
            <text:p>7</text:p>
          </table:table-cell>
          <table:table-cell office:value-type="string" calcext:value-type="string">
            <text:p>SRR5788040</text:p>
          </table:table-cell>
          <table:table-cell table:style-name="Default" office:value-type="float" office:value="0.161274785" calcext:value-type="float">
            <text:p>0.161274785</text:p>
          </table:table-cell>
          <table:table-cell table:style-name="Default" office:value-type="float" office:value="0.00840468644054433" calcext:value-type="float">
            <text:p>0.008404686440544</text:p>
          </table:table-cell>
          <table:table-cell table:style-name="Default" table:formula="of:=[.J215]/[.K215]" office:value-type="float" office:value="19.1886736216604" calcext:value-type="float">
            <text:p>19.1886736216604</text:p>
          </table:table-cell>
          <table:table-cell table:style-name="Default" table:formula="of:=([.K215]*5.75)/((1-[.K215])+([.K215]*5.75))" office:value-type="float" office:value="0.0464716920335867" calcext:value-type="float">
            <text:p>0.046471692033587</text:p>
          </table:table-cell>
          <table:table-cell table:style-name="Default" table:formula="of:=[.J215]/[.M215]" office:value-type="float" office:value="3.47038762615833" calcext:value-type="float">
            <text:p>3.47038762615833</text:p>
          </table:table-cell>
          <table:table-cell table:style-name="Default" office:value-type="string" calcext:value-type="string">
            <text:p>S0267</text:p>
          </table:table-cell>
          <table:table-cell office:value-type="float" office:value="0.977231817284121" calcext:value-type="float">
            <text:p>0.98</text:p>
          </table:table-cell>
          <table:table-cell table:number-columns-repeated="3"/>
          <table:table-cell table:style-name="ce17"/>
          <table:table-cell office:value-type="float" office:value="1.56944847591521E-206" calcext:value-type="float">
            <text:p>1.57E-206</text:p>
          </table:table-cell>
          <table:table-cell office:value-type="float" office:value="0.008893722728283" calcext:value-type="float">
            <text:p>0.0089</text:p>
          </table:table-cell>
          <table:table-cell office:value-type="float" office:value="0.919428315522025" calcext:value-type="float">
            <text:p>0.92</text:p>
          </table:table-cell>
          <table:table-cell office:value-type="float" office:value="-0.000133250013877" calcext:value-type="float">
            <text:p>-0.00013</text:p>
          </table:table-cell>
          <table:table-cell office:value-type="string" calcext:value-type="string">
            <text:p>V4-V5_UNIV</text:p>
          </table:table-cell>
          <table:table-cell office:value-type="string" calcext:value-type="string">
            <text:p>16S</text:p>
          </table:table-cell>
          <table:table-cell office:value-type="float" office:value="0.965446678378554" calcext:value-type="float">
            <text:p>0.97</text:p>
          </table:table-cell>
          <table:table-cell table:number-columns-repeated="39"/>
        </table:table-row>
        <table:table-row table:style-name="ro2">
          <table:table-cell office:value-type="string" calcext:value-type="string">
            <text:p>S0271</text:p>
          </table:table-cell>
          <table:table-cell office:value-type="string" calcext:value-type="string">
            <text:p>GP13</text:p>
          </table:table-cell>
          <table:table-cell office:value-type="float" office:value="74" calcext:value-type="float">
            <text:p>74</text:p>
          </table:table-cell>
          <table:table-cell office:value-type="float" office:value="-30.0006" calcext:value-type="float">
            <text:p>-30.0006</text:p>
          </table:table-cell>
          <table:table-cell office:value-type="float" office:value="162.998" calcext:value-type="float">
            <text:p>162.998</text:p>
          </table:table-cell>
          <table:table-cell office:value-type="float" office:value="21.93" calcext:value-type="float">
            <text:p>21.93</text:p>
          </table:table-cell>
          <table:table-cell office:value-type="float" office:value="201" calcext:value-type="float">
            <text:p>201</text:p>
          </table:table-cell>
          <table:table-cell office:value-type="float" office:value="10" calcext:value-type="float">
            <text:p>10</text:p>
          </table:table-cell>
          <table:table-cell office:value-type="string" calcext:value-type="string">
            <text:p>SRR5788044</text:p>
          </table:table-cell>
          <table:table-cell table:style-name="Default" office:value-type="float" office:value="0.119379535" calcext:value-type="float">
            <text:p>0.119379535</text:p>
          </table:table-cell>
          <table:table-cell table:style-name="Default" office:value-type="float" office:value="0.00615452062185951" calcext:value-type="float">
            <text:p>0.00615452062186</text:p>
          </table:table-cell>
          <table:table-cell table:style-name="Default" table:formula="of:=[.J216]/[.K216]" office:value-type="float" office:value="19.3970485005753" calcext:value-type="float">
            <text:p>19.3970485005753</text:p>
          </table:table-cell>
          <table:table-cell table:style-name="Default" table:formula="of:=([.K216]*5.75)/((1-[.K216])+([.K216]*5.75))" office:value-type="float" office:value="0.0343833321728873" calcext:value-type="float">
            <text:p>0.034383332172887</text:p>
          </table:table-cell>
          <table:table-cell table:style-name="Default" table:formula="of:=[.J216]/[.M216]" office:value-type="float" office:value="3.47201761596962" calcext:value-type="float">
            <text:p>3.47201761596962</text:p>
          </table:table-cell>
          <table:table-cell table:style-name="Default" office:value-type="string" calcext:value-type="string">
            <text:p>S0271</text:p>
          </table:table-cell>
          <table:table-cell office:value-type="float" office:value="0.991400832742849" calcext:value-type="float">
            <text:p>0.99</text:p>
          </table:table-cell>
          <table:table-cell table:number-columns-repeated="3"/>
          <table:table-cell table:style-name="ce17"/>
          <table:table-cell office:value-type="float" office:value="1.3107784926747E-241" calcext:value-type="float">
            <text:p>1.31E-241</text:p>
          </table:table-cell>
          <table:table-cell office:value-type="float" office:value="0.005543814066635" calcext:value-type="float">
            <text:p>0.0055</text:p>
          </table:table-cell>
          <table:table-cell office:value-type="float" office:value="0.906669674578932" calcext:value-type="float">
            <text:p>0.91</text:p>
          </table:table-cell>
          <table:table-cell office:value-type="float" office:value="-0.000084465438778505" calcext:value-type="float">
            <text:p>-0.00008</text:p>
          </table:table-cell>
          <table:table-cell office:value-type="string" calcext:value-type="string">
            <text:p>V4-V5_UNIV</text:p>
          </table:table-cell>
          <table:table-cell office:value-type="string" calcext:value-type="string">
            <text:p>16S</text:p>
          </table:table-cell>
          <table:table-cell office:value-type="float" office:value="0.967165789387648" calcext:value-type="float">
            <text:p>0.97</text:p>
          </table:table-cell>
          <table:table-cell table:number-columns-repeated="39"/>
        </table:table-row>
        <table:table-row table:style-name="ro2">
          <table:table-cell office:value-type="string" calcext:value-type="string">
            <text:p>S0337</text:p>
          </table:table-cell>
          <table:table-cell office:value-type="string" calcext:value-type="string">
            <text:p>GP13</text:p>
          </table:table-cell>
          <table:table-cell office:value-type="float" office:value="17" calcext:value-type="float">
            <text:p>17</text:p>
          </table:table-cell>
          <table:table-cell office:value-type="float" office:value="-32.50433" calcext:value-type="float">
            <text:p>-32.50433</text:p>
          </table:table-cell>
          <table:table-cell office:value-type="float" office:value="-163.98967" calcext:value-type="float">
            <text:p>-163.98967</text:p>
          </table:table-cell>
          <table:table-cell office:value-type="float" office:value="19.398" calcext:value-type="float">
            <text:p>19.398</text:p>
          </table:table-cell>
          <table:table-cell office:value-type="float" office:value="108" calcext:value-type="float">
            <text:p>108</text:p>
          </table:table-cell>
          <table:table-cell office:value-type="float" office:value="5.4" calcext:value-type="float">
            <text:p>5.4</text:p>
          </table:table-cell>
          <table:table-cell office:value-type="string" calcext:value-type="string">
            <text:p>SRR5788419</text:p>
          </table:table-cell>
          <table:table-cell table:style-name="Default" office:value-type="float" office:value="0.19927709" calcext:value-type="float">
            <text:p>0.19927709</text:p>
          </table:table-cell>
          <table:table-cell table:style-name="Default" office:value-type="float" office:value="0.0102839665525563" calcext:value-type="float">
            <text:p>0.010283966552556</text:p>
          </table:table-cell>
          <table:table-cell table:style-name="Default" table:formula="of:=[.J217]/[.K217]" office:value-type="float" office:value="19.3774541157434" calcext:value-type="float">
            <text:p>19.3774541157434</text:p>
          </table:table-cell>
          <table:table-cell table:style-name="Default" table:formula="of:=([.K217]*5.75)/((1-[.K217])+([.K217]*5.75))" office:value-type="float" office:value="0.0563787700940707" calcext:value-type="float">
            <text:p>0.056378770094071</text:p>
          </table:table-cell>
          <table:table-cell table:style-name="Default" table:formula="of:=[.J217]/[.M217]" office:value-type="float" office:value="3.5346122249119" calcext:value-type="float">
            <text:p>3.5346122249119</text:p>
          </table:table-cell>
          <table:table-cell table:style-name="Default" office:value-type="string" calcext:value-type="string">
            <text:p>S0337</text:p>
          </table:table-cell>
          <table:table-cell office:value-type="float" office:value="0.985782981927586" calcext:value-type="float">
            <text:p>0.99</text:p>
          </table:table-cell>
          <table:table-cell table:number-columns-repeated="3"/>
          <table:table-cell table:style-name="ce17"/>
          <table:table-cell office:value-type="float" office:value="1.23395882194154E-248" calcext:value-type="float">
            <text:p>1.23E-248</text:p>
          </table:table-cell>
          <table:table-cell office:value-type="float" office:value="0.006235123605117" calcext:value-type="float">
            <text:p>0.0062</text:p>
          </table:table-cell>
          <table:table-cell office:value-type="float" office:value="0.848373508173818" calcext:value-type="float">
            <text:p>0.85</text:p>
          </table:table-cell>
          <table:table-cell office:value-type="float" office:value="0.0000917653318137199" calcext:value-type="float">
            <text:p>0.00009</text:p>
          </table:table-cell>
          <table:table-cell office:value-type="string" calcext:value-type="string">
            <text:p>V4-V5_UNIV</text:p>
          </table:table-cell>
          <table:table-cell office:value-type="string" calcext:value-type="string">
            <text:p>16S</text:p>
          </table:table-cell>
          <table:table-cell office:value-type="float" office:value="0.949337888610579" calcext:value-type="float">
            <text:p>0.95</text:p>
          </table:table-cell>
          <table:table-cell table:number-columns-repeated="39"/>
        </table:table-row>
        <table:table-row table:style-name="ro2">
          <table:table-cell office:value-type="string" calcext:value-type="string">
            <text:p>S0341</text:p>
          </table:table-cell>
          <table:table-cell office:value-type="string" calcext:value-type="string">
            <text:p>GP13</text:p>
          </table:table-cell>
          <table:table-cell office:value-type="float" office:value="102" calcext:value-type="float">
            <text:p>102</text:p>
          </table:table-cell>
          <table:table-cell office:value-type="float" office:value="-32.50433" calcext:value-type="float">
            <text:p>-32.50433</text:p>
          </table:table-cell>
          <table:table-cell office:value-type="float" office:value="-163.98967" calcext:value-type="float">
            <text:p>-163.98967</text:p>
          </table:table-cell>
          <table:table-cell office:value-type="float" office:value="19.269" calcext:value-type="float">
            <text:p>19.269</text:p>
          </table:table-cell>
          <table:table-cell office:value-type="float" office:value="118" calcext:value-type="float">
            <text:p>118</text:p>
          </table:table-cell>
          <table:table-cell office:value-type="float" office:value="5.9" calcext:value-type="float">
            <text:p>5.9</text:p>
          </table:table-cell>
          <table:table-cell office:value-type="string" calcext:value-type="string">
            <text:p>SRR5788058</text:p>
          </table:table-cell>
          <table:table-cell table:style-name="Default" office:value-type="float" office:value="0.113162645" calcext:value-type="float">
            <text:p>0.113162645</text:p>
          </table:table-cell>
          <table:table-cell table:style-name="Default" office:value-type="float" office:value="0.00567181693721885" calcext:value-type="float">
            <text:p>0.005671816937219</text:p>
          </table:table-cell>
          <table:table-cell table:style-name="Default" table:formula="of:=[.J218]/[.K218]" office:value-type="float" office:value="19.9517449615517" calcext:value-type="float">
            <text:p>19.9517449615517</text:p>
          </table:table-cell>
          <table:table-cell table:style-name="Default" table:formula="of:=([.K218]*5.75)/((1-[.K218])+([.K218]*5.75))" office:value-type="float" office:value="0.0317573679950483" calcext:value-type="float">
            <text:p>0.031757367995048</text:p>
          </table:table-cell>
          <table:table-cell table:style-name="Default" table:formula="of:=[.J218]/[.M218]" office:value-type="float" office:value="3.56335087396552" calcext:value-type="float">
            <text:p>3.56335087396552</text:p>
          </table:table-cell>
          <table:table-cell table:style-name="Default" office:value-type="string" calcext:value-type="string">
            <text:p>S0341</text:p>
          </table:table-cell>
          <table:table-cell office:value-type="float" office:value="0.991989407913763" calcext:value-type="float">
            <text:p>0.99</text:p>
          </table:table-cell>
          <table:table-cell table:number-columns-repeated="3"/>
          <table:table-cell table:style-name="ce17"/>
          <table:table-cell office:value-type="float" office:value="1.95995552302814E-165" calcext:value-type="float">
            <text:p>1.96E-165</text:p>
          </table:table-cell>
          <table:table-cell office:value-type="float" office:value="0.006473661696229" calcext:value-type="float">
            <text:p>0.0065</text:p>
          </table:table-cell>
          <table:table-cell office:value-type="float" office:value="0.899774142004695" calcext:value-type="float">
            <text:p>0.90</text:p>
          </table:table-cell>
          <table:table-cell office:value-type="float" office:value="-0.000183453631561" calcext:value-type="float">
            <text:p>-0.00018</text:p>
          </table:table-cell>
          <table:table-cell office:value-type="string" calcext:value-type="string">
            <text:p>V4-V5_UNIV</text:p>
          </table:table-cell>
          <table:table-cell office:value-type="string" calcext:value-type="string">
            <text:p>16S</text:p>
          </table:table-cell>
          <table:table-cell office:value-type="float" office:value="0.949814591238358" calcext:value-type="float">
            <text:p>0.95</text:p>
          </table:table-cell>
          <table:table-cell table:number-columns-repeated="39"/>
        </table:table-row>
        <table:table-row table:style-name="ro2">
          <table:table-cell office:value-type="string" calcext:value-type="string">
            <text:p>S0130</text:p>
          </table:table-cell>
          <table:table-cell office:value-type="string" calcext:value-type="string">
            <text:p>GA03</text:p>
          </table:table-cell>
          <table:table-cell office:value-type="float" office:value="39.6" calcext:value-type="float">
            <text:p>39.6</text:p>
          </table:table-cell>
          <table:table-cell office:value-type="float" office:value="37.5954" calcext:value-type="float">
            <text:p>37.5954</text:p>
          </table:table-cell>
          <table:table-cell office:value-type="float" office:value="-68.4046" calcext:value-type="float">
            <text:p>-68.4046</text:p>
          </table:table-cell>
          <table:table-cell office:value-type="float" office:value="23.395" calcext:value-type="float">
            <text:p>23.395</text:p>
          </table:table-cell>
          <table:table-cell office:value-type="float" office:value="109" calcext:value-type="float">
            <text:p>109</text:p>
          </table:table-cell>
          <table:table-cell office:value-type="float" office:value="5.5" calcext:value-type="float">
            <text:p>5.5</text:p>
          </table:table-cell>
          <table:table-cell office:value-type="string" calcext:value-type="string">
            <text:p>SRR5788323</text:p>
          </table:table-cell>
          <table:table-cell table:style-name="Default" office:value-type="float" office:value="0.094651055" calcext:value-type="float">
            <text:p>0.094651055</text:p>
          </table:table-cell>
          <table:table-cell table:style-name="Default" office:value-type="float" office:value="0.00466491458607096" calcext:value-type="float">
            <text:p>0.004664914586071</text:p>
          </table:table-cell>
          <table:table-cell table:style-name="Default" table:formula="of:=[.J219]/[.K219]" office:value-type="float" office:value="20.2899867197183" calcext:value-type="float">
            <text:p>20.2899867197183</text:p>
          </table:table-cell>
          <table:table-cell table:style-name="Default" table:formula="of:=([.K219]*5.75)/((1-[.K219])+([.K219]*5.75))" office:value-type="float" office:value="0.0262417843770589" calcext:value-type="float">
            <text:p>0.026241784377059</text:p>
          </table:table-cell>
          <table:table-cell table:style-name="Default" table:formula="of:=[.J219]/[.M219]" office:value-type="float" office:value="3.60688334451623" calcext:value-type="float">
            <text:p>3.60688334451623</text:p>
          </table:table-cell>
          <table:table-cell table:style-name="Default" office:value-type="string" calcext:value-type="string">
            <text:p>S0130</text:p>
          </table:table-cell>
          <table:table-cell office:value-type="float" office:value="0.988133650322358" calcext:value-type="float">
            <text:p>0.99</text:p>
          </table:table-cell>
          <table:table-cell table:number-columns-repeated="3"/>
          <table:table-cell table:style-name="ce17"/>
          <table:table-cell office:value-type="float" office:value="2.27494085784924E-172" calcext:value-type="float">
            <text:p>2.27E-172</text:p>
          </table:table-cell>
          <table:table-cell office:value-type="float" office:value="0.008596378244309" calcext:value-type="float">
            <text:p>0.0086</text:p>
          </table:table-cell>
          <table:table-cell office:value-type="float" office:value="1.04364169908593" calcext:value-type="float">
            <text:p>1.04</text:p>
          </table:table-cell>
          <table:table-cell office:value-type="float" office:value="-0.000950669365616" calcext:value-type="float">
            <text:p>-0.00095</text:p>
          </table:table-cell>
          <table:table-cell office:value-type="string" calcext:value-type="string">
            <text:p>V4-V5_UNIV</text:p>
          </table:table-cell>
          <table:table-cell office:value-type="string" calcext:value-type="string">
            <text:p>16S</text:p>
          </table:table-cell>
          <table:table-cell office:value-type="float" office:value="0.939622466346898" calcext:value-type="float">
            <text:p>0.94</text:p>
          </table:table-cell>
          <table:table-cell table:number-columns-repeated="39"/>
        </table:table-row>
        <table:table-row table:style-name="ro2">
          <table:table-cell office:value-type="string" calcext:value-type="string">
            <text:p>S0379</text:p>
          </table:table-cell>
          <table:table-cell office:value-type="string" calcext:value-type="string">
            <text:p>GP13</text:p>
          </table:table-cell>
          <table:table-cell office:value-type="float" office:value="15" calcext:value-type="float">
            <text:p>15</text:p>
          </table:table-cell>
          <table:table-cell office:value-type="float" office:value="-32.50633" calcext:value-type="float">
            <text:p>-32.50633</text:p>
          </table:table-cell>
          <table:table-cell office:value-type="float" office:value="-162.9935" calcext:value-type="float">
            <text:p>-162.9935</text:p>
          </table:table-cell>
          <table:table-cell office:value-type="float" office:value="19.463" calcext:value-type="float">
            <text:p>19.463</text:p>
          </table:table-cell>
          <table:table-cell office:value-type="float" office:value="138" calcext:value-type="float">
            <text:p>138</text:p>
          </table:table-cell>
          <table:table-cell office:value-type="float" office:value="6.9" calcext:value-type="float">
            <text:p>6.9</text:p>
          </table:table-cell>
          <table:table-cell office:value-type="string" calcext:value-type="string">
            <text:p>SRR5788191</text:p>
          </table:table-cell>
          <table:table-cell table:style-name="Default" office:value-type="float" office:value="0.16087663" calcext:value-type="float">
            <text:p>0.16087663</text:p>
          </table:table-cell>
          <table:table-cell table:style-name="Default" office:value-type="float" office:value="0.00805033315994154" calcext:value-type="float">
            <text:p>0.008050333159942</text:p>
          </table:table-cell>
          <table:table-cell table:style-name="Default" table:formula="of:=[.J220]/[.K220]" office:value-type="float" office:value="19.9838474760923" calcext:value-type="float">
            <text:p>19.9838474760923</text:p>
          </table:table-cell>
          <table:table-cell table:style-name="Default" table:formula="of:=([.K220]*5.75)/((1-[.K220])+([.K220]*5.75))" office:value-type="float" office:value="0.0445845436272434" calcext:value-type="float">
            <text:p>0.044584543627243</text:p>
          </table:table-cell>
          <table:table-cell table:style-name="Default" table:formula="of:=[.J220]/[.M220]" office:value-type="float" office:value="3.60834982062475" calcext:value-type="float">
            <text:p>3.60834982062475</text:p>
          </table:table-cell>
          <table:table-cell table:style-name="Default" office:value-type="string" calcext:value-type="string">
            <text:p>S0379</text:p>
          </table:table-cell>
          <table:table-cell office:value-type="float" office:value="0.989117128965241" calcext:value-type="float">
            <text:p>0.99</text:p>
          </table:table-cell>
          <table:table-cell table:number-columns-repeated="3"/>
          <table:table-cell table:style-name="ce17"/>
          <table:table-cell office:value-type="float" office:value="1.7987629488829E-188" calcext:value-type="float">
            <text:p>1.80E-188</text:p>
          </table:table-cell>
          <table:table-cell office:value-type="float" office:value="0.006693944820018" calcext:value-type="float">
            <text:p>0.0067</text:p>
          </table:table-cell>
          <table:table-cell office:value-type="float" office:value="0.879652312135022" calcext:value-type="float">
            <text:p>0.88</text:p>
          </table:table-cell>
          <table:table-cell office:value-type="float" office:value="-0.0000604607670747987" calcext:value-type="float">
            <text:p>-0.00006</text:p>
          </table:table-cell>
          <table:table-cell office:value-type="string" calcext:value-type="string">
            <text:p>V4-V5_UNIV</text:p>
          </table:table-cell>
          <table:table-cell office:value-type="string" calcext:value-type="string">
            <text:p>16S</text:p>
          </table:table-cell>
          <table:table-cell office:value-type="float" office:value="0.964800259450618" calcext:value-type="float">
            <text:p>0.96</text:p>
          </table:table-cell>
          <table:table-cell table:number-columns-repeated="39"/>
        </table:table-row>
        <table:table-row table:style-name="ro2">
          <table:table-cell office:value-type="string" calcext:value-type="string">
            <text:p>S0133</text:p>
          </table:table-cell>
          <table:table-cell office:value-type="string" calcext:value-type="string">
            <text:p>GA03</text:p>
          </table:table-cell>
          <table:table-cell office:value-type="float" office:value="111.1" calcext:value-type="float">
            <text:p>111.1</text:p>
          </table:table-cell>
          <table:table-cell office:value-type="float" office:value="37.5954" calcext:value-type="float">
            <text:p>37.5954</text:p>
          </table:table-cell>
          <table:table-cell office:value-type="float" office:value="-68.4046" calcext:value-type="float">
            <text:p>-68.4046</text:p>
          </table:table-cell>
          <table:table-cell office:value-type="float" office:value="23.458" calcext:value-type="float">
            <text:p>23.458</text:p>
          </table:table-cell>
          <table:table-cell office:value-type="float" office:value="79" calcext:value-type="float">
            <text:p>79</text:p>
          </table:table-cell>
          <table:table-cell office:value-type="float" office:value="3.9" calcext:value-type="float">
            <text:p>3.9</text:p>
          </table:table-cell>
          <table:table-cell office:value-type="string" calcext:value-type="string">
            <text:p>SRR5788318</text:p>
          </table:table-cell>
          <table:table-cell table:style-name="Default" office:value-type="float" office:value="0.065331295" calcext:value-type="float">
            <text:p>0.065331295</text:p>
          </table:table-cell>
          <table:table-cell table:style-name="Default" office:value-type="float" office:value="0.00317877315118876" calcext:value-type="float">
            <text:p>0.003178773151189</text:p>
          </table:table-cell>
          <table:table-cell table:style-name="Default" table:formula="of:=[.J221]/[.K221]" office:value-type="float" office:value="20.5523615221074" calcext:value-type="float">
            <text:p>20.5523615221074</text:p>
          </table:table-cell>
          <table:table-cell table:style-name="Default" table:formula="of:=([.K221]*5.75)/((1-[.K221])+([.K221]*5.75))" office:value-type="float" office:value="0.0180060688798453" calcext:value-type="float">
            <text:p>0.018006068879845</text:p>
          </table:table-cell>
          <table:table-cell table:style-name="Default" table:formula="of:=[.J221]/[.M221]" office:value-type="float" office:value="3.62829307362738" calcext:value-type="float">
            <text:p>3.62829307362738</text:p>
          </table:table-cell>
          <table:table-cell table:style-name="Default" office:value-type="string" calcext:value-type="string">
            <text:p>S0133</text:p>
          </table:table-cell>
          <table:table-cell office:value-type="float" office:value="0.993000499230273" calcext:value-type="float">
            <text:p>0.99</text:p>
          </table:table-cell>
          <table:table-cell table:number-columns-repeated="3"/>
          <table:table-cell table:style-name="ce17"/>
          <table:table-cell office:value-type="float" office:value="4.11994542518651E-295" calcext:value-type="float">
            <text:p>4.12E-295</text:p>
          </table:table-cell>
          <table:table-cell office:value-type="float" office:value="0.004723441272869" calcext:value-type="float">
            <text:p>0.0047</text:p>
          </table:table-cell>
          <table:table-cell office:value-type="float" office:value="0.927863674739771" calcext:value-type="float">
            <text:p>0.93</text:p>
          </table:table-cell>
          <table:table-cell office:value-type="float" office:value="-0.000174132434376" calcext:value-type="float">
            <text:p>-0.00017</text:p>
          </table:table-cell>
          <table:table-cell office:value-type="string" calcext:value-type="string">
            <text:p>V4-V5_UNIV</text:p>
          </table:table-cell>
          <table:table-cell office:value-type="string" calcext:value-type="string">
            <text:p>16S</text:p>
          </table:table-cell>
          <table:table-cell office:value-type="float" office:value="0.965426184234416" calcext:value-type="float">
            <text:p>0.97</text:p>
          </table:table-cell>
          <table:table-cell table:number-columns-repeated="39"/>
        </table:table-row>
        <table:table-row table:style-name="ro2">
          <table:table-cell office:value-type="string" calcext:value-type="string">
            <text:p>S0342</text:p>
          </table:table-cell>
          <table:table-cell office:value-type="string" calcext:value-type="string">
            <text:p>GP13</text:p>
          </table:table-cell>
          <table:table-cell office:value-type="float" office:value="49" calcext:value-type="float">
            <text:p>49</text:p>
          </table:table-cell>
          <table:table-cell office:value-type="float" office:value="-32.494" calcext:value-type="float">
            <text:p>-32.494</text:p>
          </table:table-cell>
          <table:table-cell office:value-type="float" office:value="-157.00883" calcext:value-type="float">
            <text:p>-157.00883</text:p>
          </table:table-cell>
          <table:table-cell office:value-type="float" office:value="18.832" calcext:value-type="float">
            <text:p>18.832</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SRR5788055</text:p>
          </table:table-cell>
          <table:table-cell table:style-name="Default" office:value-type="float" office:value="0.09971297" calcext:value-type="float">
            <text:p>0.09971297</text:p>
          </table:table-cell>
          <table:table-cell table:style-name="Default" office:value-type="float" office:value="0.00488258986245155" calcext:value-type="float">
            <text:p>0.004882589862452</text:p>
          </table:table-cell>
          <table:table-cell table:style-name="Default" table:formula="of:=[.J222]/[.K222]" office:value-type="float" office:value="20.4221474277043" calcext:value-type="float">
            <text:p>20.4221474277043</text:p>
          </table:table-cell>
          <table:table-cell table:style-name="Default" table:formula="of:=([.K222]*5.75)/((1-[.K222])+([.K222]*5.75))" office:value-type="float" office:value="0.0274385290608883" calcext:value-type="float">
            <text:p>0.027438529060888</text:p>
          </table:table-cell>
          <table:table-cell table:style-name="Default" table:formula="of:=[.J222]/[.M222]" office:value-type="float" office:value="3.63404939742683" calcext:value-type="float">
            <text:p>3.63404939742683</text:p>
          </table:table-cell>
          <table:table-cell table:style-name="Default" office:value-type="string" calcext:value-type="string">
            <text:p>S0342</text:p>
          </table:table-cell>
          <table:table-cell office:value-type="float" office:value="0.993640639509142" calcext:value-type="float">
            <text:p>0.99</text:p>
          </table:table-cell>
          <table:table-cell table:number-columns-repeated="3"/>
          <table:table-cell table:style-name="ce17"/>
          <table:table-cell office:value-type="float" office:value="1.32546791674141E-265" calcext:value-type="float">
            <text:p>1.33E-265</text:p>
          </table:table-cell>
          <table:table-cell office:value-type="float" office:value="0.00494990014905" calcext:value-type="float">
            <text:p>0.0049</text:p>
          </table:table-cell>
          <table:table-cell office:value-type="float" office:value="0.958539490238272" calcext:value-type="float">
            <text:p>0.96</text:p>
          </table:table-cell>
          <table:table-cell office:value-type="float" office:value="-0.000331384333194" calcext:value-type="float">
            <text:p>-0.00033</text:p>
          </table:table-cell>
          <table:table-cell office:value-type="string" calcext:value-type="string">
            <text:p>V4-V5_UNIV</text:p>
          </table:table-cell>
          <table:table-cell office:value-type="string" calcext:value-type="string">
            <text:p>16S</text:p>
          </table:table-cell>
          <table:table-cell office:value-type="float" office:value="0.936522689994532" calcext:value-type="float">
            <text:p>0.94</text:p>
          </table:table-cell>
          <table:table-cell table:number-columns-repeated="39"/>
        </table:table-row>
        <table:table-row table:style-name="ro2">
          <table:table-cell office:value-type="string" calcext:value-type="string">
            <text:p>S0107</text:p>
          </table:table-cell>
          <table:table-cell office:value-type="string" calcext:value-type="string">
            <text:p>GA03</text:p>
          </table:table-cell>
          <table:table-cell office:value-type="float" office:value="99" calcext:value-type="float">
            <text:p>99</text:p>
          </table:table-cell>
          <table:table-cell office:value-type="float" office:value="27.583" calcext:value-type="float">
            <text:p>27.583</text:p>
          </table:table-cell>
          <table:table-cell office:value-type="float" office:value="-49.6329" calcext:value-type="float">
            <text:p>-49.6329</text:p>
          </table:table-cell>
          <table:table-cell office:value-type="float" office:value="21.882" calcext:value-type="float">
            <text:p>21.882</text:p>
          </table:table-cell>
          <table:table-cell office:value-type="float" office:value="263" calcext:value-type="float">
            <text:p>263</text:p>
          </table:table-cell>
          <table:table-cell office:value-type="float" office:value="13.1" calcext:value-type="float">
            <text:p>13.1</text:p>
          </table:table-cell>
          <table:table-cell office:value-type="string" calcext:value-type="string">
            <text:p>SRR5788085</text:p>
          </table:table-cell>
          <table:table-cell table:style-name="Default" office:value-type="float" office:value="0.1337394" calcext:value-type="float">
            <text:p>0.1337394</text:p>
          </table:table-cell>
          <table:table-cell table:style-name="Default" office:value-type="float" office:value="0.00658502498993297" calcext:value-type="float">
            <text:p>0.006585024989933</text:p>
          </table:table-cell>
          <table:table-cell table:style-name="Default" table:formula="of:=[.J223]/[.K223]" office:value-type="float" office:value="20.3096267978417" calcext:value-type="float">
            <text:p>20.3096267978417</text:p>
          </table:table-cell>
          <table:table-cell table:style-name="Default" table:formula="of:=([.K223]*5.75)/((1-[.K223])+([.K223]*5.75))" office:value-type="float" office:value="0.0367154751650876" calcext:value-type="float">
            <text:p>0.036715475165088</text:p>
          </table:table-cell>
          <table:table-cell table:style-name="Default" table:formula="of:=[.J223]/[.M223]" office:value-type="float" office:value="3.64258938223334" calcext:value-type="float">
            <text:p>3.64258938223334</text:p>
          </table:table-cell>
          <table:table-cell table:style-name="Default" office:value-type="string" calcext:value-type="string">
            <text:p>S0107</text:p>
          </table:table-cell>
          <table:table-cell office:value-type="float" office:value="0.982647209193449" calcext:value-type="float">
            <text:p>0.98</text:p>
          </table:table-cell>
          <table:table-cell table:number-columns-repeated="3"/>
          <table:table-cell table:style-name="ce17"/>
          <table:table-cell office:value-type="float" office:value="9.92005100027355E-188" calcext:value-type="float">
            <text:p>9.92E-188</text:p>
          </table:table-cell>
          <table:table-cell office:value-type="float" office:value="0.008686958728334" calcext:value-type="float">
            <text:p>0.0087</text:p>
          </table:table-cell>
          <table:table-cell office:value-type="float" office:value="0.949561576343249" calcext:value-type="float">
            <text:p>0.95</text:p>
          </table:table-cell>
          <table:table-cell office:value-type="float" office:value="-0.000370737804488" calcext:value-type="float">
            <text:p>-0.00037</text:p>
          </table:table-cell>
          <table:table-cell office:value-type="string" calcext:value-type="string">
            <text:p>V4-V5_UNIV</text:p>
          </table:table-cell>
          <table:table-cell office:value-type="string" calcext:value-type="string">
            <text:p>16S</text:p>
          </table:table-cell>
          <table:table-cell office:value-type="float" office:value="0.944355231143552" calcext:value-type="float">
            <text:p>0.94</text:p>
          </table:table-cell>
          <table:table-cell table:number-columns-repeated="39"/>
        </table:table-row>
        <table:table-row table:style-name="ro2">
          <table:table-cell office:value-type="string" calcext:value-type="string">
            <text:p>S0275</text:p>
          </table:table-cell>
          <table:table-cell office:value-type="string" calcext:value-type="string">
            <text:p>GP13</text:p>
          </table:table-cell>
          <table:table-cell office:value-type="float" office:value="51.1" calcext:value-type="float">
            <text:p>51.1</text:p>
          </table:table-cell>
          <table:table-cell office:value-type="float" office:value="-30" calcext:value-type="float">
            <text:p>-30</text:p>
          </table:table-cell>
          <table:table-cell office:value-type="float" office:value="166.987" calcext:value-type="float">
            <text:p>166.987</text:p>
          </table:table-cell>
          <table:table-cell office:value-type="float" office:value="22.172" calcext:value-type="float">
            <text:p>22.172</text:p>
          </table:table-cell>
          <table:table-cell office:value-type="float" office:value="175" calcext:value-type="float">
            <text:p>175</text:p>
          </table:table-cell>
          <table:table-cell office:value-type="float" office:value="8.8" calcext:value-type="float">
            <text:p>8.8</text:p>
          </table:table-cell>
          <table:table-cell office:value-type="string" calcext:value-type="string">
            <text:p>SRR5788046</text:p>
          </table:table-cell>
          <table:table-cell table:style-name="Default" office:value-type="float" office:value="0.121339585" calcext:value-type="float">
            <text:p>0.121339585</text:p>
          </table:table-cell>
          <table:table-cell table:style-name="Default" office:value-type="float" office:value="0.00589311115626905" calcext:value-type="float">
            <text:p>0.005893111156269</text:p>
          </table:table-cell>
          <table:table-cell table:style-name="Default" table:formula="of:=[.J224]/[.K224]" office:value-type="float" office:value="20.5900723374138" calcext:value-type="float">
            <text:p>20.5900723374138</text:p>
          </table:table-cell>
          <table:table-cell table:style-name="Default" table:formula="of:=([.K224]*5.75)/((1-[.K224])+([.K224]*5.75))" office:value-type="float" office:value="0.0329626884111688" calcext:value-type="float">
            <text:p>0.032962688411169</text:p>
          </table:table-cell>
          <table:table-cell table:style-name="Default" table:formula="of:=[.J224]/[.M224]" office:value-type="float" office:value="3.68111919411544" calcext:value-type="float">
            <text:p>3.68111919411544</text:p>
          </table:table-cell>
          <table:table-cell table:style-name="Default" office:value-type="string" calcext:value-type="string">
            <text:p>S0275</text:p>
          </table:table-cell>
          <table:table-cell office:value-type="float" office:value="0.988708187378137" calcext:value-type="float">
            <text:p>0.99</text:p>
          </table:table-cell>
          <table:table-cell table:number-columns-repeated="3"/>
          <table:table-cell table:style-name="ce17"/>
          <table:table-cell office:value-type="float" office:value="9.94729447789177E-157" calcext:value-type="float">
            <text:p>9.95E-157</text:p>
          </table:table-cell>
          <table:table-cell office:value-type="float" office:value="0.007327751998421" calcext:value-type="float">
            <text:p>0.0073</text:p>
          </table:table-cell>
          <table:table-cell office:value-type="float" office:value="0.864612596787718" calcext:value-type="float">
            <text:p>0.86</text:p>
          </table:table-cell>
          <table:table-cell office:value-type="float" office:value="-0.0000225754569034035" calcext:value-type="float">
            <text:p>-0.00002</text:p>
          </table:table-cell>
          <table:table-cell office:value-type="string" calcext:value-type="string">
            <text:p>V4-V5_UNIV</text:p>
          </table:table-cell>
          <table:table-cell office:value-type="string" calcext:value-type="string">
            <text:p>16S</text:p>
          </table:table-cell>
          <table:table-cell office:value-type="float" office:value="0.940218161212636" calcext:value-type="float">
            <text:p>0.94</text:p>
          </table:table-cell>
          <table:table-cell table:number-columns-repeated="39"/>
        </table:table-row>
        <table:table-row table:style-name="ro2">
          <table:table-cell office:value-type="string" calcext:value-type="string">
            <text:p>S0397</text:p>
          </table:table-cell>
          <table:table-cell office:value-type="string" calcext:value-type="string">
            <text:p>GP13</text:p>
          </table:table-cell>
          <table:table-cell office:value-type="float" office:value="72" calcext:value-type="float">
            <text:p>72</text:p>
          </table:table-cell>
          <table:table-cell office:value-type="float" office:value="-32.51033" calcext:value-type="float">
            <text:p>-32.51033</text:p>
          </table:table-cell>
          <table:table-cell office:value-type="float" office:value="-160.00783" calcext:value-type="float">
            <text:p>-160.00783</text:p>
          </table:table-cell>
          <table:table-cell office:value-type="float" office:value="18.651" calcext:value-type="float">
            <text:p>18.651</text:p>
          </table:table-cell>
          <table:table-cell office:value-type="float" office:value="58" calcext:value-type="float">
            <text:p>58</text:p>
          </table:table-cell>
          <table:table-cell office:value-type="float" office:value="2.9" calcext:value-type="float">
            <text:p>2.9</text:p>
          </table:table-cell>
          <table:table-cell office:value-type="string" calcext:value-type="string">
            <text:p>SRR5788262</text:p>
          </table:table-cell>
          <table:table-cell table:style-name="Default" office:value-type="float" office:value="0.175504315" calcext:value-type="float">
            <text:p>0.175504315</text:p>
          </table:table-cell>
          <table:table-cell table:style-name="Default" office:value-type="float" office:value="0.00860723690627133" calcext:value-type="float">
            <text:p>0.008607236906271</text:p>
          </table:table-cell>
          <table:table-cell table:style-name="Default" table:formula="of:=[.J225]/[.K225]" office:value-type="float" office:value="20.3903200192068" calcext:value-type="float">
            <text:p>20.3903200192068</text:p>
          </table:table-cell>
          <table:table-cell table:style-name="Default" table:formula="of:=([.K225]*5.75)/((1-[.K225])+([.K225]*5.75))" office:value-type="float" office:value="0.0475476559983602" calcext:value-type="float">
            <text:p>0.04754765599836</text:p>
          </table:table-cell>
          <table:table-cell table:style-name="Default" table:formula="of:=[.J225]/[.M225]" office:value-type="float" office:value="3.69112443747075" calcext:value-type="float">
            <text:p>3.69112443747075</text:p>
          </table:table-cell>
          <table:table-cell table:style-name="Default" office:value-type="string" calcext:value-type="string">
            <text:p>S0397</text:p>
          </table:table-cell>
          <table:table-cell office:value-type="float" office:value="0.983826249275928" calcext:value-type="float">
            <text:p>0.98</text:p>
          </table:table-cell>
          <table:table-cell table:number-columns-repeated="3"/>
          <table:table-cell table:style-name="ce17"/>
          <table:table-cell office:value-type="float" office:value="2.28480512153537E-187" calcext:value-type="float">
            <text:p>2.28E-187</text:p>
          </table:table-cell>
          <table:table-cell office:value-type="float" office:value="0.007605867745186" calcext:value-type="float">
            <text:p>0.0076</text:p>
          </table:table-cell>
          <table:table-cell office:value-type="float" office:value="0.85346904162777" calcext:value-type="float">
            <text:p>0.85</text:p>
          </table:table-cell>
          <table:table-cell office:value-type="float" office:value="-0.0000170109956794508" calcext:value-type="float">
            <text:p>-0.00002</text:p>
          </table:table-cell>
          <table:table-cell office:value-type="string" calcext:value-type="string">
            <text:p>V4-V5_UNIV</text:p>
          </table:table-cell>
          <table:table-cell office:value-type="string" calcext:value-type="string">
            <text:p>16S</text:p>
          </table:table-cell>
          <table:table-cell office:value-type="float" office:value="0.946169155874586" calcext:value-type="float">
            <text:p>0.95</text:p>
          </table:table-cell>
          <table:table-cell table:number-columns-repeated="39"/>
        </table:table-row>
        <table:table-row table:style-name="ro2">
          <table:table-cell office:value-type="string" calcext:value-type="string">
            <text:p>S0320</text:p>
          </table:table-cell>
          <table:table-cell office:value-type="string" calcext:value-type="string">
            <text:p>GP13</text:p>
          </table:table-cell>
          <table:table-cell office:value-type="float" office:value="100.3" calcext:value-type="float">
            <text:p>100.3</text:p>
          </table:table-cell>
          <table:table-cell office:value-type="float" office:value="-32.5001" calcext:value-type="float">
            <text:p>-32.5001</text:p>
          </table:table-cell>
          <table:table-cell office:value-type="float" office:value="-170" calcext:value-type="float">
            <text:p>-170</text:p>
          </table:table-cell>
          <table:table-cell office:value-type="float" office:value="17.727" calcext:value-type="float">
            <text:p>17.727</text:p>
          </table:table-cell>
          <table:table-cell office:value-type="float" office:value="76" calcext:value-type="float">
            <text:p>76</text:p>
          </table:table-cell>
          <table:table-cell office:value-type="float" office:value="3.8" calcext:value-type="float">
            <text:p>3.8</text:p>
          </table:table-cell>
          <table:table-cell office:value-type="string" calcext:value-type="string">
            <text:p>SRR5788271</text:p>
          </table:table-cell>
          <table:table-cell table:style-name="Default" office:value-type="float" office:value="0.20282457" calcext:value-type="float">
            <text:p>0.20282457</text:p>
          </table:table-cell>
          <table:table-cell table:style-name="Default" office:value-type="float" office:value="0.0100023715525299" calcext:value-type="float">
            <text:p>0.01000237155253</text:p>
          </table:table-cell>
          <table:table-cell table:style-name="Default" table:formula="of:=[.J226]/[.K226]" office:value-type="float" office:value="20.2776480492468" calcext:value-type="float">
            <text:p>20.2776480492468</text:p>
          </table:table-cell>
          <table:table-cell table:style-name="Default" table:formula="of:=([.K226]*5.75)/((1-[.K226])+([.K226]*5.75))" office:value-type="float" office:value="0.0549050290489588" calcext:value-type="float">
            <text:p>0.054905029048959</text:p>
          </table:table-cell>
          <table:table-cell table:style-name="Default" table:formula="of:=[.J226]/[.M226]" office:value-type="float" office:value="3.69409821856467" calcext:value-type="float">
            <text:p>3.69409821856467</text:p>
          </table:table-cell>
          <table:table-cell table:style-name="Default" office:value-type="string" calcext:value-type="string">
            <text:p>S0320</text:p>
          </table:table-cell>
          <table:table-cell office:value-type="float" office:value="0.990798102726229" calcext:value-type="float">
            <text:p>0.99</text:p>
          </table:table-cell>
          <table:table-cell table:number-columns-repeated="3"/>
          <table:table-cell table:style-name="ce17"/>
          <table:table-cell office:value-type="float" office:value="0" calcext:value-type="float">
            <text:p>0.00E+00</text:p>
          </table:table-cell>
          <table:table-cell office:value-type="float" office:value="0.004482926755036" calcext:value-type="float">
            <text:p>0.0045</text:p>
          </table:table-cell>
          <table:table-cell office:value-type="float" office:value="0.909174439331342" calcext:value-type="float">
            <text:p>0.91</text:p>
          </table:table-cell>
          <table:table-cell office:value-type="float" office:value="-0.000101521772183" calcext:value-type="float">
            <text:p>-0.00010</text:p>
          </table:table-cell>
          <table:table-cell office:value-type="string" calcext:value-type="string">
            <text:p>V4-V5_UNIV</text:p>
          </table:table-cell>
          <table:table-cell office:value-type="string" calcext:value-type="string">
            <text:p>16S</text:p>
          </table:table-cell>
          <table:table-cell office:value-type="float" office:value="0.94863502130944" calcext:value-type="float">
            <text:p>0.95</text:p>
          </table:table-cell>
          <table:table-cell table:number-columns-repeated="39"/>
        </table:table-row>
        <table:table-row table:style-name="ro2">
          <table:table-cell office:value-type="string" calcext:value-type="string">
            <text:p>S0105</text:p>
          </table:table-cell>
          <table:table-cell office:value-type="string" calcext:value-type="string">
            <text:p>GA03</text:p>
          </table:table-cell>
          <table:table-cell office:value-type="float" office:value="40.1" calcext:value-type="float">
            <text:p>40.1</text:p>
          </table:table-cell>
          <table:table-cell office:value-type="float" office:value="27.583" calcext:value-type="float">
            <text:p>27.583</text:p>
          </table:table-cell>
          <table:table-cell office:value-type="float" office:value="-49.6329" calcext:value-type="float">
            <text:p>-49.6329</text:p>
          </table:table-cell>
          <table:table-cell office:value-type="float" office:value="25.357" calcext:value-type="float">
            <text:p>25.357</text:p>
          </table:table-cell>
          <table:table-cell office:value-type="float" office:value="202" calcext:value-type="float">
            <text:p>202</text:p>
          </table:table-cell>
          <table:table-cell office:value-type="float" office:value="10.1" calcext:value-type="float">
            <text:p>10.1</text:p>
          </table:table-cell>
          <table:table-cell office:value-type="string" calcext:value-type="string">
            <text:p>SRR5788087</text:p>
          </table:table-cell>
          <table:table-cell table:style-name="Default" office:value-type="float" office:value="0.140165355" calcext:value-type="float">
            <text:p>0.140165355</text:p>
          </table:table-cell>
          <table:table-cell table:style-name="Default" office:value-type="float" office:value="0.00673573357951243" calcext:value-type="float">
            <text:p>0.006735733579512</text:p>
          </table:table-cell>
          <table:table-cell table:style-name="Default" table:formula="of:=[.J227]/[.K227]" office:value-type="float" office:value="20.8092189730203" calcext:value-type="float">
            <text:p>20.8092189730203</text:p>
          </table:table-cell>
          <table:table-cell table:style-name="Default" table:formula="of:=([.K227]*5.75)/((1-[.K227])+([.K227]*5.75))" office:value-type="float" office:value="0.0375297148205515" calcext:value-type="float">
            <text:p>0.037529714820552</text:p>
          </table:table-cell>
          <table:table-cell table:style-name="Default" table:formula="of:=[.J227]/[.M227]" office:value-type="float" office:value="3.73478337552527" calcext:value-type="float">
            <text:p>3.73478337552527</text:p>
          </table:table-cell>
          <table:table-cell table:style-name="Default" office:value-type="string" calcext:value-type="string">
            <text:p>S0105</text:p>
          </table:table-cell>
          <table:table-cell office:value-type="float" office:value="0.976207677171745" calcext:value-type="float">
            <text:p>0.98</text:p>
          </table:table-cell>
          <table:table-cell table:number-columns-repeated="3"/>
          <table:table-cell table:style-name="ce17"/>
          <table:table-cell office:value-type="float" office:value="4.9069565746255E-109" calcext:value-type="float">
            <text:p>4.91E-109</text:p>
          </table:table-cell>
          <table:table-cell office:value-type="float" office:value="0.012432555222069" calcext:value-type="float">
            <text:p>0.0124</text:p>
          </table:table-cell>
          <table:table-cell office:value-type="float" office:value="0.914955663878626" calcext:value-type="float">
            <text:p>0.91</text:p>
          </table:table-cell>
          <table:table-cell office:value-type="float" office:value="-0.000243303900762" calcext:value-type="float">
            <text:p>-0.00024</text:p>
          </table:table-cell>
          <table:table-cell office:value-type="string" calcext:value-type="string">
            <text:p>V4-V5_UNIV</text:p>
          </table:table-cell>
          <table:table-cell office:value-type="string" calcext:value-type="string">
            <text:p>16S</text:p>
          </table:table-cell>
          <table:table-cell office:value-type="float" office:value="0.973703020372354" calcext:value-type="float">
            <text:p>0.97</text:p>
          </table:table-cell>
          <table:table-cell table:number-columns-repeated="39"/>
        </table:table-row>
        <table:table-row table:style-name="ro2">
          <table:table-cell office:value-type="string" calcext:value-type="string">
            <text:p>S0283</text:p>
          </table:table-cell>
          <table:table-cell office:value-type="string" calcext:value-type="string">
            <text:p>GP13</text:p>
          </table:table-cell>
          <table:table-cell office:value-type="float" office:value="14.9" calcext:value-type="float">
            <text:p>14.9</text:p>
          </table:table-cell>
          <table:table-cell office:value-type="float" office:value="-32.4995" calcext:value-type="float">
            <text:p>-32.4995</text:p>
          </table:table-cell>
          <table:table-cell office:value-type="float" office:value="-176.03" calcext:value-type="float">
            <text:p>-176.03</text:p>
          </table:table-cell>
          <table:table-cell office:value-type="float" office:value="20.118" calcext:value-type="float">
            <text:p>20.118</text:p>
          </table:table-cell>
          <table:table-cell office:value-type="float" office:value="140" calcext:value-type="float">
            <text:p>140</text:p>
          </table:table-cell>
          <table:table-cell office:value-type="float" office:value="7" calcext:value-type="float">
            <text:p>7</text:p>
          </table:table-cell>
          <table:table-cell office:value-type="string" calcext:value-type="string">
            <text:p>SRR5788396</text:p>
          </table:table-cell>
          <table:table-cell table:style-name="Default" office:value-type="float" office:value="0.13849176" calcext:value-type="float">
            <text:p>0.13849176</text:p>
          </table:table-cell>
          <table:table-cell table:style-name="Default" office:value-type="float" office:value="0.00658393054827245" calcext:value-type="float">
            <text:p>0.006583930548272</text:p>
          </table:table-cell>
          <table:table-cell table:style-name="Default" table:formula="of:=[.J228]/[.K228]" office:value-type="float" office:value="21.034814839646" calcext:value-type="float">
            <text:p>21.034814839646</text:p>
          </table:table-cell>
          <table:table-cell table:style-name="Default" table:formula="of:=([.K228]*5.75)/((1-[.K228])+([.K228]*5.75))" office:value-type="float" office:value="0.0367095580446052" calcext:value-type="float">
            <text:p>0.036709558044605</text:p>
          </table:table-cell>
          <table:table-cell table:style-name="Default" table:formula="of:=[.J228]/[.M228]" office:value-type="float" office:value="3.77263490428626" calcext:value-type="float">
            <text:p>3.77263490428626</text:p>
          </table:table-cell>
          <table:table-cell table:style-name="Default" office:value-type="string" calcext:value-type="string">
            <text:p>S0283</text:p>
          </table:table-cell>
          <table:table-cell office:value-type="float" office:value="0.991472212309822" calcext:value-type="float">
            <text:p>0.99</text:p>
          </table:table-cell>
          <table:table-cell table:number-columns-repeated="3"/>
          <table:table-cell table:style-name="ce17"/>
          <table:table-cell office:value-type="float" office:value="2.78204723363168E-220" calcext:value-type="float">
            <text:p>2.78E-220</text:p>
          </table:table-cell>
          <table:table-cell office:value-type="float" office:value="0.005898957217093" calcext:value-type="float">
            <text:p>0.0059</text:p>
          </table:table-cell>
          <table:table-cell office:value-type="float" office:value="0.923928912578684" calcext:value-type="float">
            <text:p>0.92</text:p>
          </table:table-cell>
          <table:table-cell office:value-type="float" office:value="-0.000198102777002"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55558859442121" calcext:value-type="float">
            <text:p>0.96</text:p>
          </table:table-cell>
          <table:table-cell table:number-columns-repeated="39"/>
        </table:table-row>
        <table:table-row table:style-name="ro2">
          <table:table-cell office:value-type="string" calcext:value-type="string">
            <text:p>S0291</text:p>
          </table:table-cell>
          <table:table-cell office:value-type="string" calcext:value-type="string">
            <text:p>GP13</text:p>
          </table:table-cell>
          <table:table-cell office:value-type="float" office:value="14.9" calcext:value-type="float">
            <text:p>14.9</text:p>
          </table:table-cell>
          <table:table-cell office:value-type="float" office:value="-30.0013" calcext:value-type="float">
            <text:p>-30.0013</text:p>
          </table:table-cell>
          <table:table-cell office:value-type="float" office:value="174.00101" calcext:value-type="float">
            <text:p>174.00101</text:p>
          </table:table-cell>
          <table:table-cell office:value-type="float" office:value="21.519" calcext:value-type="float">
            <text:p>21.519</text:p>
          </table:table-cell>
          <table:table-cell office:value-type="float" office:value="222" calcext:value-type="float">
            <text:p>222</text:p>
          </table:table-cell>
          <table:table-cell office:value-type="float" office:value="11.1" calcext:value-type="float">
            <text:p>11.1</text:p>
          </table:table-cell>
          <table:table-cell office:value-type="string" calcext:value-type="string">
            <text:p>SRR5788268</text:p>
          </table:table-cell>
          <table:table-cell table:style-name="Default" office:value-type="float" office:value="0.15831381" calcext:value-type="float">
            <text:p>0.15831381</text:p>
          </table:table-cell>
          <table:table-cell table:style-name="Default" office:value-type="float" office:value="0.0073574009124232" calcext:value-type="float">
            <text:p>0.007357400912423</text:p>
          </table:table-cell>
          <table:table-cell table:style-name="Default" table:formula="of:=[.J229]/[.K229]" office:value-type="float" office:value="21.5176272007527" calcext:value-type="float">
            <text:p>21.5176272007527</text:p>
          </table:table-cell>
          <table:table-cell table:style-name="Default" table:formula="of:=([.K229]*5.75)/((1-[.K229])+([.K229]*5.75))" office:value-type="float" office:value="0.0408765168646686" calcext:value-type="float">
            <text:p>0.040876516864669</text:p>
          </table:table-cell>
          <table:table-cell table:style-name="Default" table:formula="of:=[.J229]/[.M229]" office:value-type="float" office:value="3.87297700839177" calcext:value-type="float">
            <text:p>3.87297700839177</text:p>
          </table:table-cell>
          <table:table-cell table:style-name="Default" office:value-type="string" calcext:value-type="string">
            <text:p>S0291</text:p>
          </table:table-cell>
          <table:table-cell office:value-type="float" office:value="0.983545826607237" calcext:value-type="float">
            <text:p>0.98</text:p>
          </table:table-cell>
          <table:table-cell table:number-columns-repeated="3"/>
          <table:table-cell table:style-name="ce17"/>
          <table:table-cell office:value-type="float" office:value="7.02827229728197E-176" calcext:value-type="float">
            <text:p>7.03E-176</text:p>
          </table:table-cell>
          <table:table-cell office:value-type="float" office:value="0.008382419379407" calcext:value-type="float">
            <text:p>0.0084</text:p>
          </table:table-cell>
          <table:table-cell office:value-type="float" office:value="0.904994533720564" calcext:value-type="float">
            <text:p>0.90</text:p>
          </table:table-cell>
          <table:table-cell office:value-type="float" office:value="-0.000159277970957" calcext:value-type="float">
            <text:p>-0.00016</text:p>
          </table:table-cell>
          <table:table-cell office:value-type="string" calcext:value-type="string">
            <text:p>V4-V5_UNIV</text:p>
          </table:table-cell>
          <table:table-cell office:value-type="string" calcext:value-type="string">
            <text:p>16S</text:p>
          </table:table-cell>
          <table:table-cell office:value-type="float" office:value="0.961626446157019" calcext:value-type="float">
            <text:p>0.96</text:p>
          </table:table-cell>
          <table:table-cell table:number-columns-repeated="39"/>
        </table:table-row>
        <table:table-row table:style-name="ro2">
          <table:table-cell office:value-type="string" calcext:value-type="string">
            <text:p>S0403</text:p>
          </table:table-cell>
          <table:table-cell office:value-type="string" calcext:value-type="string">
            <text:p>GP13</text:p>
          </table:table-cell>
          <table:table-cell office:value-type="float" office:value="52" calcext:value-type="float">
            <text:p>52</text:p>
          </table:table-cell>
          <table:table-cell office:value-type="float" office:value="-32.494" calcext:value-type="float">
            <text:p>-32.494</text:p>
          </table:table-cell>
          <table:table-cell office:value-type="float" office:value="-153.00567" calcext:value-type="float">
            <text:p>-153.00567</text:p>
          </table:table-cell>
          <table:table-cell office:value-type="float" office:value="18.523" calcext:value-type="float">
            <text:p>18.523</text:p>
          </table:table-cell>
          <table:table-cell table:number-columns-repeated="2"/>
          <table:table-cell office:value-type="string" calcext:value-type="string">
            <text:p>SRR5788126</text:p>
          </table:table-cell>
          <table:table-cell table:style-name="Default" office:value-type="float" office:value="0.223857785" calcext:value-type="float">
            <text:p>0.223857785</text:p>
          </table:table-cell>
          <table:table-cell table:style-name="Default" office:value-type="float" office:value="0.0104379396414795" calcext:value-type="float">
            <text:p>0.01043793964148</text:p>
          </table:table-cell>
          <table:table-cell table:style-name="Default" table:formula="of:=[.J230]/[.K230]" office:value-type="float" office:value="21.4465490977173" calcext:value-type="float">
            <text:p>21.4465490977173</text:p>
          </table:table-cell>
          <table:table-cell table:style-name="Default" table:formula="of:=([.K230]*5.75)/((1-[.K230])+([.K230]*5.75))" office:value-type="float" office:value="0.0571830072424605" calcext:value-type="float">
            <text:p>0.057183007242461</text:p>
          </table:table-cell>
          <table:table-cell table:style-name="Default" table:formula="of:=[.J230]/[.M230]" office:value-type="float" office:value="3.91476062199432" calcext:value-type="float">
            <text:p>3.91476062199432</text:p>
          </table:table-cell>
          <table:table-cell table:style-name="Default" office:value-type="string" calcext:value-type="string">
            <text:p>S0403</text:p>
          </table:table-cell>
          <table:table-cell office:value-type="float" office:value="0.984951332756019" calcext:value-type="float">
            <text:p>0.98</text:p>
          </table:table-cell>
          <table:table-cell table:number-columns-repeated="3"/>
          <table:table-cell table:style-name="ce17"/>
          <table:table-cell office:value-type="float" office:value="1.07161343966307E-189" calcext:value-type="float">
            <text:p>1.07E-189</text:p>
          </table:table-cell>
          <table:table-cell office:value-type="float" office:value="0.006981458294818" calcext:value-type="float">
            <text:p>0.0070</text:p>
          </table:table-cell>
          <table:table-cell office:value-type="float" office:value="0.810658843326171" calcext:value-type="float">
            <text:p>0.81</text:p>
          </table:table-cell>
          <table:table-cell office:value-type="float" office:value="0.000278652765829" calcext:value-type="float">
            <text:p>0.00028</text:p>
          </table:table-cell>
          <table:table-cell office:value-type="string" calcext:value-type="string">
            <text:p>V4-V5_UNIV</text:p>
          </table:table-cell>
          <table:table-cell office:value-type="string" calcext:value-type="string">
            <text:p>16S</text:p>
          </table:table-cell>
          <table:table-cell office:value-type="float" office:value="0.958735404274069" calcext:value-type="float">
            <text:p>0.96</text:p>
          </table:table-cell>
          <table:table-cell table:number-columns-repeated="39"/>
        </table:table-row>
        <table:table-row table:style-name="ro2">
          <table:table-cell office:value-type="string" calcext:value-type="string">
            <text:p>S0079</text:p>
          </table:table-cell>
          <table:table-cell office:value-type="string" calcext:value-type="string">
            <text:p>GA03</text:p>
          </table:table-cell>
          <table:table-cell office:value-type="float" office:value="374.3" calcext:value-type="float">
            <text:p>374.3</text:p>
          </table:table-cell>
          <table:table-cell office:value-type="float" office:value="22.3499" calcext:value-type="float">
            <text:p>22.3499</text:p>
          </table:table-cell>
          <table:table-cell office:value-type="float" office:value="-35.86749" calcext:value-type="float">
            <text:p>-35.86749</text:p>
          </table:table-cell>
          <table:table-cell office:value-type="float" office:value="14.843" calcext:value-type="float">
            <text:p>14.843</text:p>
          </table:table-cell>
          <table:table-cell office:value-type="float" office:value="53" calcext:value-type="float">
            <text:p>53</text:p>
          </table:table-cell>
          <table:table-cell office:value-type="float" office:value="2.6" calcext:value-type="float">
            <text:p>2.6</text:p>
          </table:table-cell>
          <table:table-cell office:value-type="string" calcext:value-type="string">
            <text:p>SRR5788036</text:p>
          </table:table-cell>
          <table:table-cell table:style-name="Default" office:value-type="float" office:value="0.068123235" calcext:value-type="float">
            <text:p>0.068123235</text:p>
          </table:table-cell>
          <table:table-cell table:style-name="Default" office:value-type="float" office:value="0.00306371488411542" calcext:value-type="float">
            <text:p>0.003063714884115</text:p>
          </table:table-cell>
          <table:table-cell table:style-name="Default" table:formula="of:=[.J231]/[.K231]" office:value-type="float" office:value="22.2355008794068" calcext:value-type="float">
            <text:p>22.2355008794068</text:p>
          </table:table-cell>
          <table:table-cell table:style-name="Default" table:formula="of:=([.K231]*5.75)/((1-[.K231])+([.K231]*5.75))" office:value-type="float" office:value="0.0173636731995479" calcext:value-type="float">
            <text:p>0.017363673199548</text:p>
          </table:table-cell>
          <table:table-cell table:style-name="Default" table:formula="of:=[.J231]/[.M231]" office:value-type="float" office:value="3.92331934707074" calcext:value-type="float">
            <text:p>3.92331934707074</text:p>
          </table:table-cell>
          <table:table-cell table:style-name="Default" office:value-type="string" calcext:value-type="string">
            <text:p>S0079</text:p>
          </table:table-cell>
          <table:table-cell office:value-type="float" office:value="0.959261776140764" calcext:value-type="float">
            <text:p>0.96</text:p>
          </table:table-cell>
          <table:table-cell table:number-columns-repeated="3"/>
          <table:table-cell table:style-name="ce17"/>
          <table:table-cell office:value-type="float" office:value="0" calcext:value-type="float">
            <text:p>0.00E+00</text:p>
          </table:table-cell>
          <table:table-cell office:value-type="float" office:value="0.00946803892361" calcext:value-type="float">
            <text:p>0.0095</text:p>
          </table:table-cell>
          <table:table-cell office:value-type="float" office:value="0.99285539377754" calcext:value-type="float">
            <text:p>0.99</text:p>
          </table:table-cell>
          <table:table-cell office:value-type="float" office:value="-0.000286024377971" calcext:value-type="float">
            <text:p>-0.00029</text:p>
          </table:table-cell>
          <table:table-cell office:value-type="string" calcext:value-type="string">
            <text:p>V4-V5_UNIV</text:p>
          </table:table-cell>
          <table:table-cell office:value-type="string" calcext:value-type="string">
            <text:p>16S</text:p>
          </table:table-cell>
          <table:table-cell office:value-type="float" office:value="0.95875761740784" calcext:value-type="float">
            <text:p>0.96</text:p>
          </table:table-cell>
          <table:table-cell table:number-columns-repeated="39"/>
        </table:table-row>
        <table:table-row table:style-name="ro2">
          <table:table-cell office:value-type="string" calcext:value-type="string">
            <text:p>S0122</text:p>
          </table:table-cell>
          <table:table-cell office:value-type="string" calcext:value-type="string">
            <text:p>GA03</text:p>
          </table:table-cell>
          <table:table-cell office:value-type="float" office:value="39.4" calcext:value-type="float">
            <text:p>39.4</text:p>
          </table:table-cell>
          <table:table-cell office:value-type="float" office:value="38.3269" calcext:value-type="float">
            <text:p>38.3269</text:p>
          </table:table-cell>
          <table:table-cell office:value-type="float" office:value="-68.8696" calcext:value-type="float">
            <text:p>-68.8696</text:p>
          </table:table-cell>
          <table:table-cell office:value-type="float" office:value="23.536" calcext:value-type="float">
            <text:p>23.536</text:p>
          </table:table-cell>
          <table:table-cell office:value-type="float" office:value="199" calcext:value-type="float">
            <text:p>199</text:p>
          </table:table-cell>
          <table:table-cell office:value-type="float" office:value="9.9" calcext:value-type="float">
            <text:p>9.9</text:p>
          </table:table-cell>
          <table:table-cell office:value-type="string" calcext:value-type="string">
            <text:p>SRR5788216</text:p>
          </table:table-cell>
          <table:table-cell table:style-name="Default" office:value-type="float" office:value="0.089414535" calcext:value-type="float">
            <text:p>0.089414535</text:p>
          </table:table-cell>
          <table:table-cell table:style-name="Default" office:value-type="float" office:value="0.00400684412293431" calcext:value-type="float">
            <text:p>0.004006844122934</text:p>
          </table:table-cell>
          <table:table-cell table:style-name="Default" table:formula="of:=[.J232]/[.K232]" office:value-type="float" office:value="22.3154513269459" calcext:value-type="float">
            <text:p>22.3154513269459</text:p>
          </table:table-cell>
          <table:table-cell table:style-name="Default" table:formula="of:=([.K232]*5.75)/((1-[.K232])+([.K232]*5.75))" office:value-type="float" office:value="0.0226090468068374" calcext:value-type="float">
            <text:p>0.022609046806838</text:p>
          </table:table-cell>
          <table:table-cell table:style-name="Default" table:formula="of:=[.J232]/[.M232]" office:value-type="float" office:value="3.95481223794712" calcext:value-type="float">
            <text:p>3.95481223794712</text:p>
          </table:table-cell>
          <table:table-cell table:style-name="Default" office:value-type="string" calcext:value-type="string">
            <text:p>S0122</text:p>
          </table:table-cell>
          <table:table-cell office:value-type="float" office:value="0.977100100423714" calcext:value-type="float">
            <text:p>0.98</text:p>
          </table:table-cell>
          <table:table-cell table:number-columns-repeated="3"/>
          <table:table-cell table:style-name="ce17"/>
          <table:table-cell office:value-type="float" office:value="9.79912886132871E-172" calcext:value-type="float">
            <text:p>9.80E-172</text:p>
          </table:table-cell>
          <table:table-cell office:value-type="float" office:value="0.009775002253693" calcext:value-type="float">
            <text:p>0.0098</text:p>
          </table:table-cell>
          <table:table-cell office:value-type="float" office:value="0.918659940987012" calcext:value-type="float">
            <text:p>0.92</text:p>
          </table:table-cell>
          <table:table-cell office:value-type="float" office:value="-0.000196874618669"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74438914109646" calcext:value-type="float">
            <text:p>0.97</text:p>
          </table:table-cell>
          <table:table-cell table:number-columns-repeated="39"/>
        </table:table-row>
        <table:table-row table:style-name="ro2">
          <table:table-cell office:value-type="string" calcext:value-type="string">
            <text:p>S0255</text:p>
          </table:table-cell>
          <table:table-cell office:value-type="string" calcext:value-type="string">
            <text:p>GP13</text:p>
          </table:table-cell>
          <table:table-cell office:value-type="float" office:value="51" calcext:value-type="float">
            <text:p>51</text:p>
          </table:table-cell>
          <table:table-cell office:value-type="float" office:value="-32.495" calcext:value-type="float">
            <text:p>-32.495</text:p>
          </table:table-cell>
          <table:table-cell office:value-type="float" office:value="-157.9945" calcext:value-type="float">
            <text:p>-157.9945</text:p>
          </table:table-cell>
          <table:table-cell office:value-type="float" office:value="19.272" calcext:value-type="float">
            <text:p>19.272</text:p>
          </table:table-cell>
          <table:table-cell office:value-type="float" office:value="74" calcext:value-type="float">
            <text:p>74</text:p>
          </table:table-cell>
          <table:table-cell office:value-type="float" office:value="3.7" calcext:value-type="float">
            <text:p>3.7</text:p>
          </table:table-cell>
          <table:table-cell office:value-type="string" calcext:value-type="string">
            <text:p>SRR5788177</text:p>
          </table:table-cell>
          <table:table-cell table:style-name="Default" office:value-type="float" office:value="0.088390315" calcext:value-type="float">
            <text:p>0.088390315</text:p>
          </table:table-cell>
          <table:table-cell table:style-name="Default" office:value-type="float" office:value="0.0039500255198278" calcext:value-type="float">
            <text:p>0.003950025519828</text:p>
          </table:table-cell>
          <table:table-cell table:style-name="Default" table:formula="of:=[.J233]/[.K233]" office:value-type="float" office:value="22.3771503642977" calcext:value-type="float">
            <text:p>22.3771503642977</text:p>
          </table:table-cell>
          <table:table-cell table:style-name="Default" table:formula="of:=([.K233]*5.75)/((1-[.K233])+([.K233]*5.75))" office:value-type="float" office:value="0.022294346362874" calcext:value-type="float">
            <text:p>0.022294346362874</text:p>
          </table:table-cell>
          <table:table-cell table:style-name="Default" table:formula="of:=[.J233]/[.M233]" office:value-type="float" office:value="3.96469641053004" calcext:value-type="float">
            <text:p>3.96469641053004</text:p>
          </table:table-cell>
          <table:table-cell table:style-name="Default" office:value-type="string" calcext:value-type="string">
            <text:p>S0255</text:p>
          </table:table-cell>
          <table:table-cell office:value-type="float" office:value="0.987724788356042" calcext:value-type="float">
            <text:p>0.99</text:p>
          </table:table-cell>
          <table:table-cell table:number-columns-repeated="3"/>
          <table:table-cell table:style-name="ce17"/>
          <table:table-cell office:value-type="float" office:value="6.79636887450035E-175" calcext:value-type="float">
            <text:p>6.80E-175</text:p>
          </table:table-cell>
          <table:table-cell office:value-type="float" office:value="0.00752947574611" calcext:value-type="float">
            <text:p>0.0075</text:p>
          </table:table-cell>
          <table:table-cell office:value-type="float" office:value="0.908672758411511" calcext:value-type="float">
            <text:p>0.91</text:p>
          </table:table-cell>
          <table:table-cell office:value-type="float" office:value="-0.000162888698819" calcext:value-type="float">
            <text:p>-0.00016</text:p>
          </table:table-cell>
          <table:table-cell office:value-type="string" calcext:value-type="string">
            <text:p>V4-V5_UNIV</text:p>
          </table:table-cell>
          <table:table-cell office:value-type="string" calcext:value-type="string">
            <text:p>16S</text:p>
          </table:table-cell>
          <table:table-cell office:value-type="float" office:value="0.967749897687743" calcext:value-type="float">
            <text:p>0.97</text:p>
          </table:table-cell>
          <table:table-cell table:number-columns-repeated="39"/>
        </table:table-row>
        <table:table-row table:style-name="ro2">
          <table:table-cell office:value-type="string" calcext:value-type="string">
            <text:p>S0405</text:p>
          </table:table-cell>
          <table:table-cell office:value-type="string" calcext:value-type="string">
            <text:p>GP13</text:p>
          </table:table-cell>
          <table:table-cell office:value-type="float" office:value="101" calcext:value-type="float">
            <text:p>101</text:p>
          </table:table-cell>
          <table:table-cell office:value-type="float" office:value="-32.494" calcext:value-type="float">
            <text:p>-32.494</text:p>
          </table:table-cell>
          <table:table-cell office:value-type="float" office:value="-153.00567" calcext:value-type="float">
            <text:p>-153.00567</text:p>
          </table:table-cell>
          <table:table-cell office:value-type="float" office:value="18.534" calcext:value-type="float">
            <text:p>18.534</text:p>
          </table:table-cell>
          <table:table-cell table:number-columns-repeated="2"/>
          <table:table-cell office:value-type="string" calcext:value-type="string">
            <text:p>SRR5788120</text:p>
          </table:table-cell>
          <table:table-cell table:style-name="Default" office:value-type="float" office:value="0.14499776" calcext:value-type="float">
            <text:p>0.14499776</text:p>
          </table:table-cell>
          <table:table-cell table:style-name="Default" office:value-type="float" office:value="0.00655429109266707" calcext:value-type="float">
            <text:p>0.006554291092667</text:p>
          </table:table-cell>
          <table:table-cell table:style-name="Default" table:formula="of:=[.J234]/[.K234]" office:value-type="float" office:value="22.1225694663185" calcext:value-type="float">
            <text:p>22.1225694663185</text:p>
          </table:table-cell>
          <table:table-cell table:style-name="Default" table:formula="of:=([.K234]*5.75)/((1-[.K234])+([.K234]*5.75))" office:value-type="float" office:value="0.0365492890542991" calcext:value-type="float">
            <text:p>0.036549289054299</text:p>
          </table:table-cell>
          <table:table-cell table:style-name="Default" table:formula="of:=[.J234]/[.M234]" office:value-type="float" office:value="3.96718414370757" calcext:value-type="float">
            <text:p>3.96718414370757</text:p>
          </table:table-cell>
          <table:table-cell table:style-name="Default" office:value-type="string" calcext:value-type="string">
            <text:p>S0405</text:p>
          </table:table-cell>
          <table:table-cell office:value-type="float" office:value="0.988954294419314" calcext:value-type="float">
            <text:p>0.99</text:p>
          </table:table-cell>
          <table:table-cell table:number-columns-repeated="3"/>
          <table:table-cell table:style-name="ce17"/>
          <table:table-cell office:value-type="float" office:value="1.61362923441632E-251" calcext:value-type="float">
            <text:p>1.61E-251</text:p>
          </table:table-cell>
          <table:table-cell office:value-type="float" office:value="0.005870924257451" calcext:value-type="float">
            <text:p>0.0059</text:p>
          </table:table-cell>
          <table:table-cell office:value-type="float" office:value="0.887090537028857" calcext:value-type="float">
            <text:p>0.89</text:p>
          </table:table-cell>
          <table:table-cell office:value-type="float" office:value="-0.0000443577015332712" calcext:value-type="float">
            <text:p>-0.00004</text:p>
          </table:table-cell>
          <table:table-cell office:value-type="string" calcext:value-type="string">
            <text:p>V4-V5_UNIV</text:p>
          </table:table-cell>
          <table:table-cell office:value-type="string" calcext:value-type="string">
            <text:p>16S</text:p>
          </table:table-cell>
          <table:table-cell office:value-type="float" office:value="0.94527188422088" calcext:value-type="float">
            <text:p>0.95</text:p>
          </table:table-cell>
          <table:table-cell table:number-columns-repeated="39"/>
        </table:table-row>
        <table:table-row table:style-name="ro2">
          <table:table-cell office:value-type="string" calcext:value-type="string">
            <text:p>S0076</text:p>
          </table:table-cell>
          <table:table-cell office:value-type="string" calcext:value-type="string">
            <text:p>GA03</text:p>
          </table:table-cell>
          <table:table-cell office:value-type="float" office:value="183.8" calcext:value-type="float">
            <text:p>183.8</text:p>
          </table:table-cell>
          <table:table-cell office:value-type="float" office:value="22.3499" calcext:value-type="float">
            <text:p>22.3499</text:p>
          </table:table-cell>
          <table:table-cell office:value-type="float" office:value="-35.86749" calcext:value-type="float">
            <text:p>-35.86749</text:p>
          </table:table-cell>
          <table:table-cell office:value-type="float" office:value="18.195" calcext:value-type="float">
            <text:p>18.195</text:p>
          </table:table-cell>
          <table:table-cell office:value-type="float" office:value="68" calcext:value-type="float">
            <text:p>68</text:p>
          </table:table-cell>
          <table:table-cell office:value-type="float" office:value="3.4" calcext:value-type="float">
            <text:p>3.4</text:p>
          </table:table-cell>
          <table:table-cell office:value-type="string" calcext:value-type="string">
            <text:p>SRR5788204</text:p>
          </table:table-cell>
          <table:table-cell table:style-name="Default" office:value-type="float" office:value="0.133028235" calcext:value-type="float">
            <text:p>0.133028235</text:p>
          </table:table-cell>
          <table:table-cell table:style-name="Default" office:value-type="float" office:value="0.00592848032500354" calcext:value-type="float">
            <text:p>0.005928480325004</text:p>
          </table:table-cell>
          <table:table-cell table:style-name="Default" table:formula="of:=[.J235]/[.K235]" office:value-type="float" office:value="22.4388422845817" calcext:value-type="float">
            <text:p>22.4388422845817</text:p>
          </table:table-cell>
          <table:table-cell table:style-name="Default" table:formula="of:=([.K235]*5.75)/((1-[.K235])+([.K235]*5.75))" office:value-type="float" office:value="0.0331551047834552" calcext:value-type="float">
            <text:p>0.033155104783455</text:p>
          </table:table-cell>
          <table:table-cell table:style-name="Default" table:formula="of:=[.J235]/[.M235]" office:value-type="float" office:value="4.0123002436229" calcext:value-type="float">
            <text:p>4.0123002436229</text:p>
          </table:table-cell>
          <table:table-cell table:style-name="Default" office:value-type="string" calcext:value-type="string">
            <text:p>S0076</text:p>
          </table:table-cell>
          <table:table-cell office:value-type="float" office:value="0.961106556885057" calcext:value-type="float">
            <text:p>0.96</text:p>
          </table:table-cell>
          <table:table-cell table:number-columns-repeated="3"/>
          <table:table-cell table:style-name="ce17"/>
          <table:table-cell office:value-type="float" office:value="1.663928989893E-254" calcext:value-type="float">
            <text:p>1.66E-254</text:p>
          </table:table-cell>
          <table:table-cell office:value-type="float" office:value="0.011169190576501" calcext:value-type="float">
            <text:p>0.0112</text:p>
          </table:table-cell>
          <table:table-cell office:value-type="float" office:value="1.05053563553284" calcext:value-type="float">
            <text:p>1.05</text:p>
          </table:table-cell>
          <table:table-cell office:value-type="float" office:value="-0.000518405169713" calcext:value-type="float">
            <text:p>-0.00052</text:p>
          </table:table-cell>
          <table:table-cell office:value-type="string" calcext:value-type="string">
            <text:p>V4-V5_UNIV</text:p>
          </table:table-cell>
          <table:table-cell office:value-type="string" calcext:value-type="string">
            <text:p>16S</text:p>
          </table:table-cell>
          <table:table-cell office:value-type="float" office:value="0.96190014114326" calcext:value-type="float">
            <text:p>0.96</text:p>
          </table:table-cell>
          <table:table-cell table:number-columns-repeated="39"/>
        </table:table-row>
        <table:table-row table:style-name="ro2">
          <table:table-cell office:value-type="string" calcext:value-type="string">
            <text:p>S0406</text:p>
          </table:table-cell>
          <table:table-cell office:value-type="string" calcext:value-type="string">
            <text:p>GP13</text:p>
          </table:table-cell>
          <table:table-cell office:value-type="float" office:value="15" calcext:value-type="float">
            <text:p>15</text:p>
          </table:table-cell>
          <table:table-cell office:value-type="float" office:value="-32.4885" calcext:value-type="float">
            <text:p>-32.4885</text:p>
          </table:table-cell>
          <table:table-cell office:value-type="float" office:value="-151.9995" calcext:value-type="float">
            <text:p>-151.9995</text:p>
          </table:table-cell>
          <table:table-cell office:value-type="float" office:value="18.995" calcext:value-type="float">
            <text:p>18.995</text:p>
          </table:table-cell>
          <table:table-cell table:number-columns-repeated="2"/>
          <table:table-cell office:value-type="string" calcext:value-type="string">
            <text:p>SRR5788121</text:p>
          </table:table-cell>
          <table:table-cell table:style-name="Default" office:value-type="float" office:value="0.1723159" calcext:value-type="float">
            <text:p>0.1723159</text:p>
          </table:table-cell>
          <table:table-cell table:style-name="Default" office:value-type="float" office:value="0.00769881045830566" calcext:value-type="float">
            <text:p>0.007698810458306</text:p>
          </table:table-cell>
          <table:table-cell table:style-name="Default" table:formula="of:=[.J236]/[.K236]" office:value-type="float" office:value="22.3821460384314" calcext:value-type="float">
            <text:p>22.3821460384314</text:p>
          </table:table-cell>
          <table:table-cell table:style-name="Default" table:formula="of:=([.K236]*5.75)/((1-[.K236])+([.K236]*5.75))" office:value-type="float" office:value="0.0427064143359571" calcext:value-type="float">
            <text:p>0.042706414335957</text:p>
          </table:table-cell>
          <table:table-cell table:style-name="Default" table:formula="of:=[.J236]/[.M236]" office:value-type="float" office:value="4.0348950545098" calcext:value-type="float">
            <text:p>4.0348950545098</text:p>
          </table:table-cell>
          <table:table-cell table:style-name="Default" office:value-type="string" calcext:value-type="string">
            <text:p>S0406</text:p>
          </table:table-cell>
          <table:table-cell office:value-type="float" office:value="0.988248728618287" calcext:value-type="float">
            <text:p>0.99</text:p>
          </table:table-cell>
          <table:table-cell table:number-columns-repeated="3"/>
          <table:table-cell table:style-name="ce17"/>
          <table:table-cell office:value-type="float" office:value="8.13308468171429E-256" calcext:value-type="float">
            <text:p>8.13E-256</text:p>
          </table:table-cell>
          <table:table-cell office:value-type="float" office:value="0.005808268016476" calcext:value-type="float">
            <text:p>0.0058</text:p>
          </table:table-cell>
          <table:table-cell office:value-type="float" office:value="0.863804031561535" calcext:value-type="float">
            <text:p>0.86</text:p>
          </table:table-cell>
          <table:table-cell office:value-type="float" office:value="-0.00000205753063789752" calcext:value-type="float">
            <text:p>0.00000</text:p>
          </table:table-cell>
          <table:table-cell office:value-type="string" calcext:value-type="string">
            <text:p>V4-V5_UNIV</text:p>
          </table:table-cell>
          <table:table-cell office:value-type="string" calcext:value-type="string">
            <text:p>16S</text:p>
          </table:table-cell>
          <table:table-cell office:value-type="float" office:value="0.957574282527127" calcext:value-type="float">
            <text:p>0.96</text:p>
          </table:table-cell>
          <table:table-cell table:number-columns-repeated="39"/>
        </table:table-row>
        <table:table-row table:style-name="ro2">
          <table:table-cell office:value-type="string" calcext:value-type="string">
            <text:p>S0353</text:p>
          </table:table-cell>
          <table:table-cell office:value-type="string" calcext:value-type="string">
            <text:p>GP13</text:p>
          </table:table-cell>
          <table:table-cell office:value-type="float" office:value="74" calcext:value-type="float">
            <text:p>74</text:p>
          </table:table-cell>
          <table:table-cell office:value-type="float" office:value="-32.4995" calcext:value-type="float">
            <text:p>-32.4995</text:p>
          </table:table-cell>
          <table:table-cell office:value-type="float" office:value="-154.99933" calcext:value-type="float">
            <text:p>-154.99933</text:p>
          </table:table-cell>
          <table:table-cell office:value-type="float" office:value="19.147" calcext:value-type="float">
            <text:p>19.147</text:p>
          </table:table-cell>
          <table:table-cell office:value-type="float" office:value="110" calcext:value-type="float">
            <text:p>110</text:p>
          </table:table-cell>
          <table:table-cell office:value-type="float" office:value="5.5" calcext:value-type="float">
            <text:p>5.5</text:p>
          </table:table-cell>
          <table:table-cell office:value-type="string" calcext:value-type="string">
            <text:p>SRR5788166</text:p>
          </table:table-cell>
          <table:table-cell table:style-name="Default" office:value-type="float" office:value="0.129603055" calcext:value-type="float">
            <text:p>0.129603055</text:p>
          </table:table-cell>
          <table:table-cell table:style-name="Default" office:value-type="float" office:value="0.00569411403576088" calcext:value-type="float">
            <text:p>0.005694114035761</text:p>
          </table:table-cell>
          <table:table-cell table:style-name="Default" table:formula="of:=[.J237]/[.K237]" office:value-type="float" office:value="22.7608815324124" calcext:value-type="float">
            <text:p>22.7608815324124</text:p>
          </table:table-cell>
          <table:table-cell table:style-name="Default" table:formula="of:=([.K237]*5.75)/((1-[.K237])+([.K237]*5.75))" office:value-type="float" office:value="0.0318789250903168" calcext:value-type="float">
            <text:p>0.031878925090317</text:p>
          </table:table-cell>
          <table:table-cell table:style-name="Default" table:formula="of:=[.J237]/[.M237]" office:value-type="float" office:value="4.06547757281085" calcext:value-type="float">
            <text:p>4.06547757281085</text:p>
          </table:table-cell>
          <table:table-cell table:style-name="Default" office:value-type="string" calcext:value-type="string">
            <text:p>S0353</text:p>
          </table:table-cell>
          <table:table-cell office:value-type="float" office:value="0.985161804242219" calcext:value-type="float">
            <text:p>0.99</text:p>
          </table:table-cell>
          <table:table-cell table:number-columns-repeated="3"/>
          <table:table-cell table:style-name="ce17"/>
          <table:table-cell office:value-type="float" office:value="1.46251809483554E-252" calcext:value-type="float">
            <text:p>1.46E-252</text:p>
          </table:table-cell>
          <table:table-cell office:value-type="float" office:value="0.007210347902973" calcext:value-type="float">
            <text:p>0.0072</text:p>
          </table:table-cell>
          <table:table-cell office:value-type="float" office:value="0.972511478782671" calcext:value-type="float">
            <text:p>0.97</text:p>
          </table:table-cell>
          <table:table-cell office:value-type="float" office:value="-0.000348411546283" calcext:value-type="float">
            <text:p>-0.00035</text:p>
          </table:table-cell>
          <table:table-cell office:value-type="string" calcext:value-type="string">
            <text:p>V4-V5_UNIV</text:p>
          </table:table-cell>
          <table:table-cell office:value-type="string" calcext:value-type="string">
            <text:p>16S</text:p>
          </table:table-cell>
          <table:table-cell office:value-type="float" office:value="0.963020488283646" calcext:value-type="float">
            <text:p>0.96</text:p>
          </table:table-cell>
          <table:table-cell table:number-columns-repeated="39"/>
        </table:table-row>
        <table:table-row table:style-name="ro2">
          <table:table-cell office:value-type="string" calcext:value-type="string">
            <text:p>S0091</text:p>
          </table:table-cell>
          <table:table-cell office:value-type="string" calcext:value-type="string">
            <text:p>GA03</text:p>
          </table:table-cell>
          <table:table-cell office:value-type="float" office:value="60.7" calcext:value-type="float">
            <text:p>60.7</text:p>
          </table:table-cell>
          <table:table-cell office:value-type="float" office:value="26.1363" calcext:value-type="float">
            <text:p>26.1363</text:p>
          </table:table-cell>
          <table:table-cell office:value-type="float" office:value="-44.82642" calcext:value-type="float">
            <text:p>-44.82642</text:p>
          </table:table-cell>
          <table:table-cell office:value-type="float" office:value="25.14" calcext:value-type="float">
            <text:p>25.14</text:p>
          </table:table-cell>
          <table:table-cell office:value-type="float" office:value="135" calcext:value-type="float">
            <text:p>135</text:p>
          </table:table-cell>
          <table:table-cell office:value-type="float" office:value="6.8" calcext:value-type="float">
            <text:p>6.8</text:p>
          </table:table-cell>
          <table:table-cell office:value-type="string" calcext:value-type="string">
            <text:p>SRR5788253</text:p>
          </table:table-cell>
          <table:table-cell table:style-name="Default" office:value-type="float" office:value="0.12000776" calcext:value-type="float">
            <text:p>0.12000776</text:p>
          </table:table-cell>
          <table:table-cell table:style-name="Default" office:value-type="float" office:value="0.00525384360137153" calcext:value-type="float">
            <text:p>0.005253843601372</text:p>
          </table:table-cell>
          <table:table-cell table:style-name="Default" table:formula="of:=[.J238]/[.K238]" office:value-type="float" office:value="22.8418980665263" calcext:value-type="float">
            <text:p>22.8418980665263</text:p>
          </table:table-cell>
          <table:table-cell table:style-name="Default" table:formula="of:=([.K238]*5.75)/((1-[.K238])+([.K238]*5.75))" office:value-type="float" office:value="0.0294740533905278" calcext:value-type="float">
            <text:p>0.029474053390528</text:p>
          </table:table-cell>
          <table:table-cell table:style-name="Default" table:formula="of:=[.J238]/[.M238]" office:value-type="float" office:value="4.07164085678719" calcext:value-type="float">
            <text:p>4.07164085678719</text:p>
          </table:table-cell>
          <table:table-cell table:style-name="Default" office:value-type="string" calcext:value-type="string">
            <text:p>S0091</text:p>
          </table:table-cell>
          <table:table-cell office:value-type="float" office:value="0.977555234134413" calcext:value-type="float">
            <text:p>0.98</text:p>
          </table:table-cell>
          <table:table-cell table:number-columns-repeated="3"/>
          <table:table-cell table:style-name="ce17"/>
          <table:table-cell office:value-type="float" office:value="4.73616470938913E-199" calcext:value-type="float">
            <text:p>4.74E-199</text:p>
          </table:table-cell>
          <table:table-cell office:value-type="float" office:value="0.010735199222829" calcext:value-type="float">
            <text:p>0.0107</text:p>
          </table:table-cell>
          <table:table-cell office:value-type="float" office:value="1.09527247061417" calcext:value-type="float">
            <text:p>1.10</text:p>
          </table:table-cell>
          <table:table-cell office:value-type="float" office:value="-0.000811448147575" calcext:value-type="float">
            <text:p>-0.00081</text:p>
          </table:table-cell>
          <table:table-cell office:value-type="string" calcext:value-type="string">
            <text:p>V4-V5_UNIV</text:p>
          </table:table-cell>
          <table:table-cell office:value-type="string" calcext:value-type="string">
            <text:p>16S</text:p>
          </table:table-cell>
          <table:table-cell office:value-type="float" office:value="0.957666850523994" calcext:value-type="float">
            <text:p>0.96</text:p>
          </table:table-cell>
          <table:table-cell table:number-columns-repeated="39"/>
        </table:table-row>
        <table:table-row table:style-name="ro4">
          <table:table-cell office:value-type="string" calcext:value-type="string">
            <text:p>S0097</text:p>
          </table:table-cell>
          <table:table-cell office:value-type="string" calcext:value-type="string">
            <text:p>GA03</text:p>
          </table:table-cell>
          <table:table-cell office:value-type="float" office:value="284.8" calcext:value-type="float">
            <text:p>284.8</text:p>
          </table:table-cell>
          <table:table-cell office:value-type="float" office:value="26.1363" calcext:value-type="float">
            <text:p>26.1363</text:p>
          </table:table-cell>
          <table:table-cell office:value-type="float" office:value="-44.82642" calcext:value-type="float">
            <text:p>-44.82642</text:p>
          </table:table-cell>
          <table:table-cell office:value-type="float" office:value="17.261" calcext:value-type="float">
            <text:p>17.261</text:p>
          </table:table-cell>
          <table:table-cell office:value-type="float" office:value="56" calcext:value-type="float">
            <text:p>56</text:p>
          </table:table-cell>
          <table:table-cell office:value-type="float" office:value="2.8" calcext:value-type="float">
            <text:p>2.8</text:p>
          </table:table-cell>
          <table:table-cell office:value-type="string" calcext:value-type="string">
            <text:p>SRR5788412</text:p>
          </table:table-cell>
          <table:table-cell table:style-name="Default" office:value-type="float" office:value="0.08553827" calcext:value-type="float">
            <text:p>0.08553827</text:p>
          </table:table-cell>
          <table:table-cell table:style-name="Default" office:value-type="float" office:value="0.00364989622844056" calcext:value-type="float">
            <text:p>0.003649896228441</text:p>
          </table:table-cell>
          <table:table-cell table:style-name="Default" table:formula="of:=[.J239]/[.K239]" office:value-type="float" office:value="23.4358087590196" calcext:value-type="float">
            <text:p>23.4358087590196</text:p>
          </table:table-cell>
          <table:table-cell table:style-name="Default" table:formula="of:=([.K239]*5.75)/((1-[.K239])+([.K239]*5.75))" office:value-type="float" office:value="0.0206292537943406" calcext:value-type="float">
            <text:p>0.020629253794341</text:p>
          </table:table-cell>
          <table:table-cell table:style-name="Default" table:formula="of:=[.J239]/[.M239]" office:value-type="float" office:value="4.14645487678602" calcext:value-type="float">
            <text:p>4.14645487678602</text:p>
          </table:table-cell>
          <table:table-cell table:style-name="Default" office:value-type="string" calcext:value-type="string">
            <text:p>S0097</text:p>
          </table:table-cell>
          <table:table-cell office:value-type="float" office:value="0.905660581437458" calcext:value-type="float">
            <text:p>0.91</text:p>
          </table:table-cell>
          <table:table-cell office:value-type="string" calcext:value-type="string">
            <text:p>generally similar profiles, SAR11 proportions different</text:p>
          </table:table-cell>
          <table:table-cell table:number-columns-repeated="2"/>
          <table:table-cell table:style-name="ce20" office:value-type="string" calcext:value-type="string">
            <text:p>hard to tell, poor correlation with closest sample in water column</text:p>
          </table:table-cell>
          <table:table-cell office:value-type="float" office:value="6.88300003569931E-101" calcext:value-type="float">
            <text:p>6.88E-101</text:p>
          </table:table-cell>
          <table:table-cell office:value-type="float" office:value="0.024701453943059" calcext:value-type="float">
            <text:p>0.0247</text:p>
          </table:table-cell>
          <table:table-cell office:value-type="float" office:value="1.06325468876934" calcext:value-type="float">
            <text:p>1.06</text:p>
          </table:table-cell>
          <table:table-cell office:value-type="float" office:value="-0.00131230344683" calcext:value-type="float">
            <text:p>-0.00131</text:p>
          </table:table-cell>
          <table:table-cell office:value-type="string" calcext:value-type="string">
            <text:p>V4-V5_UNIV</text:p>
          </table:table-cell>
          <table:table-cell office:value-type="string" calcext:value-type="string">
            <text:p>16S</text:p>
          </table:table-cell>
          <table:table-cell office:value-type="float" office:value="0.9217507307457" calcext:value-type="float">
            <text:p>0.92</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256</text:p>
          </table:table-cell>
          <table:table-cell office:value-type="string" calcext:value-type="string">
            <text:p>GP13</text:p>
          </table:table-cell>
          <table:table-cell office:value-type="float" office:value="76" calcext:value-type="float">
            <text:p>76</text:p>
          </table:table-cell>
          <table:table-cell office:value-type="float" office:value="-32.495" calcext:value-type="float">
            <text:p>-32.495</text:p>
          </table:table-cell>
          <table:table-cell office:value-type="float" office:value="-157.9945" calcext:value-type="float">
            <text:p>-157.9945</text:p>
          </table:table-cell>
          <table:table-cell office:value-type="float" office:value="19.283" calcext:value-type="float">
            <text:p>19.283</text:p>
          </table:table-cell>
          <table:table-cell office:value-type="float" office:value="77" calcext:value-type="float">
            <text:p>77</text:p>
          </table:table-cell>
          <table:table-cell office:value-type="float" office:value="3.9" calcext:value-type="float">
            <text:p>3.9</text:p>
          </table:table-cell>
          <table:table-cell office:value-type="string" calcext:value-type="string">
            <text:p>SRR5788149</text:p>
          </table:table-cell>
          <table:table-cell table:style-name="Default" office:value-type="float" office:value="0.117283865" calcext:value-type="float">
            <text:p>0.117283865</text:p>
          </table:table-cell>
          <table:table-cell table:style-name="Default" office:value-type="float" office:value="0.00498830634417834" calcext:value-type="float">
            <text:p>0.004988306344178</text:p>
          </table:table-cell>
          <table:table-cell table:style-name="Default" table:formula="of:=[.J240]/[.K240]" office:value-type="float" office:value="23.511760687448" calcext:value-type="float">
            <text:p>23.511760687448</text:p>
          </table:table-cell>
          <table:table-cell table:style-name="Default" table:formula="of:=([.K240]*5.75)/((1-[.K240])+([.K240]*5.75))" office:value-type="float" office:value="0.0280188696296564" calcext:value-type="float">
            <text:p>0.028018869629657</text:p>
          </table:table-cell>
          <table:table-cell table:style-name="Default" table:formula="of:=[.J240]/[.M240]" office:value-type="float" office:value="4.18588852977357" calcext:value-type="float">
            <text:p>4.18588852977357</text:p>
          </table:table-cell>
          <table:table-cell table:style-name="Default" office:value-type="string" calcext:value-type="string">
            <text:p>S0256</text:p>
          </table:table-cell>
          <table:table-cell office:value-type="float" office:value="0.970632813653816" calcext:value-type="float">
            <text:p>0.97</text:p>
          </table:table-cell>
          <table:table-cell table:number-columns-repeated="3"/>
          <table:table-cell table:style-name="ce17"/>
          <table:table-cell office:value-type="float" office:value="6.11271137758171E-212" calcext:value-type="float">
            <text:p>6.11E-212</text:p>
          </table:table-cell>
          <table:table-cell office:value-type="float" office:value="0.00946791799736" calcext:value-type="float">
            <text:p>0.0095</text:p>
          </table:table-cell>
          <table:table-cell office:value-type="float" office:value="0.901002683172819" calcext:value-type="float">
            <text:p>0.90</text:p>
          </table:table-cell>
          <table:table-cell office:value-type="float" office:value="-0.0000957073348802312" calcext:value-type="float">
            <text:p>-0.00010</text:p>
          </table:table-cell>
          <table:table-cell office:value-type="string" calcext:value-type="string">
            <text:p>V4-V5_UNIV</text:p>
          </table:table-cell>
          <table:table-cell office:value-type="string" calcext:value-type="string">
            <text:p>16S</text:p>
          </table:table-cell>
          <table:table-cell office:value-type="float" office:value="0.961440389051997" calcext:value-type="float">
            <text:p>0.96</text:p>
          </table:table-cell>
          <table:table-cell table:number-columns-repeated="39"/>
        </table:table-row>
        <table:table-row table:style-name="ro4">
          <table:table-cell office:value-type="string" calcext:value-type="string">
            <text:p>S0099</text:p>
          </table:table-cell>
          <table:table-cell office:value-type="string" calcext:value-type="string">
            <text:p>GA03</text:p>
          </table:table-cell>
          <table:table-cell office:value-type="float" office:value="71.6" calcext:value-type="float">
            <text:p>71.6</text:p>
          </table:table-cell>
          <table:table-cell office:value-type="float" office:value="17.3999" calcext:value-type="float">
            <text:p>17.3999</text:p>
          </table:table-cell>
          <table:table-cell office:value-type="float" office:value="-24.49991" calcext:value-type="float">
            <text:p>-24.49991</text:p>
          </table:table-cell>
          <table:table-cell office:value-type="float" office:value="20.199" calcext:value-type="float">
            <text:p>20.199</text:p>
          </table:table-cell>
          <table:table-cell office:value-type="float" office:value="198" calcext:value-type="float">
            <text:p>198</text:p>
          </table:table-cell>
          <table:table-cell office:value-type="float" office:value="9.9" calcext:value-type="float">
            <text:p>9.9</text:p>
          </table:table-cell>
          <table:table-cell office:value-type="string" calcext:value-type="string">
            <text:p>SRR5788410</text:p>
          </table:table-cell>
          <table:table-cell table:style-name="Default" office:value-type="float" office:value="0.126477985" calcext:value-type="float">
            <text:p>0.126477985</text:p>
          </table:table-cell>
          <table:table-cell table:style-name="Default" office:value-type="float" office:value="0.00530921246681742" calcext:value-type="float">
            <text:p>0.005309212466817</text:p>
          </table:table-cell>
          <table:table-cell table:style-name="Default" table:formula="of:=[.J241]/[.K241]" office:value-type="float" office:value="23.8223626932408" calcext:value-type="float">
            <text:p>23.8223626932408</text:p>
          </table:table-cell>
          <table:table-cell table:style-name="Default" table:formula="of:=([.K241]*5.75)/((1-[.K241])+([.K241]*5.75))" office:value-type="float" office:value="0.0297770318868377" calcext:value-type="float">
            <text:p>0.029777031886838</text:p>
          </table:table-cell>
          <table:table-cell table:style-name="Default" table:formula="of:=[.J241]/[.M241]" office:value-type="float" office:value="4.24750141252013" calcext:value-type="float">
            <text:p>4.24750141252013</text:p>
          </table:table-cell>
          <table:table-cell table:style-name="Default" office:value-type="string" calcext:value-type="string">
            <text:p>S0099</text:p>
          </table:table-cell>
          <table:table-cell office:value-type="float" office:value="0.939716906936609" calcext:value-type="float">
            <text:p>0.94</text:p>
          </table:table-cell>
          <table:table-cell office:value-type="string" calcext:value-type="string">
            <text:p>very similar, MGI SAR324 off</text:p>
          </table:table-cell>
          <table:table-cell table:number-columns-repeated="2"/>
          <table:table-cell table:style-name="ce20" office:value-type="string" calcext:value-type="string">
            <text:p>difficult to tell, not very similar to samples that are close in water column</text:p>
          </table:table-cell>
          <table:table-cell office:value-type="float" office:value="5.72384213795403E-240" calcext:value-type="float">
            <text:p>5.72E-240</text:p>
          </table:table-cell>
          <table:table-cell office:value-type="float" office:value="0.014723900142819" calcext:value-type="float">
            <text:p>0.0147</text:p>
          </table:table-cell>
          <table:table-cell office:value-type="float" office:value="1.14803710138453" calcext:value-type="float">
            <text:p>1.15</text:p>
          </table:table-cell>
          <table:table-cell office:value-type="float" office:value="-0.000788232064945" calcext:value-type="float">
            <text:p>-0.00079</text:p>
          </table:table-cell>
          <table:table-cell office:value-type="string" calcext:value-type="string">
            <text:p>V4-V5_UNIV</text:p>
          </table:table-cell>
          <table:table-cell office:value-type="string" calcext:value-type="string">
            <text:p>16S</text:p>
          </table:table-cell>
          <table:table-cell office:value-type="float" office:value="0.983240223463687" calcext:value-type="float">
            <text:p>0.98</text:p>
          </table:table-cell>
          <table:table-cell table:number-columns-repeated="39"/>
        </table:table-row>
        <table:table-row table:style-name="ro2">
          <table:table-cell office:value-type="string" calcext:value-type="string">
            <text:p>S0139</text:p>
          </table:table-cell>
          <table:table-cell office:value-type="string" calcext:value-type="string">
            <text:p>GA03</text:p>
          </table:table-cell>
          <table:table-cell office:value-type="float" office:value="74.5" calcext:value-type="float">
            <text:p>74.5</text:p>
          </table:table-cell>
          <table:table-cell office:value-type="float" office:value="19.4329" calcext:value-type="float">
            <text:p>19.4329</text:p>
          </table:table-cell>
          <table:table-cell office:value-type="float" office:value="-29.38281" calcext:value-type="float">
            <text:p>-29.38281</text:p>
          </table:table-cell>
          <table:table-cell office:value-type="float" office:value="24.807" calcext:value-type="float">
            <text:p>24.807</text:p>
          </table:table-cell>
          <table:table-cell office:value-type="float" office:value="129" calcext:value-type="float">
            <text:p>129</text:p>
          </table:table-cell>
          <table:table-cell office:value-type="float" office:value="6.5" calcext:value-type="float">
            <text:p>6.5</text:p>
          </table:table-cell>
          <table:table-cell office:value-type="string" calcext:value-type="string">
            <text:p>SRR5788450</text:p>
          </table:table-cell>
          <table:table-cell table:style-name="Default" office:value-type="float" office:value="0.14005531" calcext:value-type="float">
            <text:p>0.14005531</text:p>
          </table:table-cell>
          <table:table-cell table:style-name="Default" office:value-type="float" office:value="0.00586725997165055" calcext:value-type="float">
            <text:p>0.005867259971651</text:p>
          </table:table-cell>
          <table:table-cell table:style-name="Default" table:formula="of:=[.J242]/[.K242]" office:value-type="float" office:value="23.8706501291437" calcext:value-type="float">
            <text:p>23.8706501291437</text:p>
          </table:table-cell>
          <table:table-cell table:style-name="Default" table:formula="of:=([.K242]*5.75)/((1-[.K242])+([.K242]*5.75))" office:value-type="float" office:value="0.0328220122629776" calcext:value-type="float">
            <text:p>0.032822012262978</text:p>
          </table:table-cell>
          <table:table-cell table:style-name="Default" table:formula="of:=[.J242]/[.M242]" office:value-type="float" office:value="4.26711527854674" calcext:value-type="float">
            <text:p>4.26711527854674</text:p>
          </table:table-cell>
          <table:table-cell table:style-name="Default" office:value-type="string" calcext:value-type="string">
            <text:p>S0139</text:p>
          </table:table-cell>
          <table:table-cell office:value-type="float" office:value="0.991697240283706" calcext:value-type="float">
            <text:p>0.99</text:p>
          </table:table-cell>
          <table:table-cell table:number-columns-repeated="3"/>
          <table:table-cell table:style-name="ce17"/>
          <table:table-cell office:value-type="float" office:value="2.83953900545733E-291" calcext:value-type="float">
            <text:p>2.84E-291</text:p>
          </table:table-cell>
          <table:table-cell office:value-type="float" office:value="0.004729108433297" calcext:value-type="float">
            <text:p>0.0047</text:p>
          </table:table-cell>
          <table:table-cell office:value-type="float" office:value="0.861747411505673" calcext:value-type="float">
            <text:p>0.86</text:p>
          </table:table-cell>
          <table:table-cell office:value-type="float" office:value="-0.000108373500367" calcext:value-type="float">
            <text:p>-0.00011</text:p>
          </table:table-cell>
          <table:table-cell office:value-type="string" calcext:value-type="string">
            <text:p>V4-V5_UNIV</text:p>
          </table:table-cell>
          <table:table-cell office:value-type="string" calcext:value-type="string">
            <text:p>16S</text:p>
          </table:table-cell>
          <table:table-cell office:value-type="float" office:value="0.97910447761194" calcext:value-type="float">
            <text:p>0.98</text:p>
          </table:table-cell>
          <table:table-cell table:number-columns-repeated="39"/>
        </table:table-row>
        <table:table-row table:style-name="ro6">
          <table:table-cell office:value-type="string" calcext:value-type="string">
            <text:p>S0100</text:p>
          </table:table-cell>
          <table:table-cell office:value-type="string" calcext:value-type="string">
            <text:p>GA03</text:p>
          </table:table-cell>
          <table:table-cell office:value-type="float" office:value="89.3" calcext:value-type="float">
            <text:p>89.3</text:p>
          </table:table-cell>
          <table:table-cell office:value-type="float" office:value="17.3999" calcext:value-type="float">
            <text:p>17.3999</text:p>
          </table:table-cell>
          <table:table-cell office:value-type="float" office:value="-24.49991" calcext:value-type="float">
            <text:p>-24.49991</text:p>
          </table:table-cell>
          <table:table-cell office:value-type="float" office:value="19.688" calcext:value-type="float">
            <text:p>19.688</text:p>
          </table:table-cell>
          <table:table-cell office:value-type="float" office:value="126" calcext:value-type="float">
            <text:p>126</text:p>
          </table:table-cell>
          <table:table-cell office:value-type="float" office:value="6.3" calcext:value-type="float">
            <text:p>6.3</text:p>
          </table:table-cell>
          <table:table-cell office:value-type="string" calcext:value-type="string">
            <text:p>SRR5788409</text:p>
          </table:table-cell>
          <table:table-cell table:style-name="Default" office:value-type="float" office:value="0.115045915" calcext:value-type="float">
            <text:p>0.115045915</text:p>
          </table:table-cell>
          <table:table-cell table:style-name="Default" office:value-type="float" office:value="0.00475189618934479" calcext:value-type="float">
            <text:p>0.004751896189345</text:p>
          </table:table-cell>
          <table:table-cell table:style-name="Default" table:formula="of:=[.J243]/[.K243]" office:value-type="float" office:value="24.2105278431731" calcext:value-type="float">
            <text:p>24.2105278431731</text:p>
          </table:table-cell>
          <table:table-cell table:style-name="Default" table:formula="of:=([.K243]*5.75)/((1-[.K243])+([.K243]*5.75))" office:value-type="float" office:value="0.0267202859696157" calcext:value-type="float">
            <text:p>0.026720285969616</text:p>
          </table:table-cell>
          <table:table-cell table:style-name="Default" table:formula="of:=[.J243]/[.M243]" office:value-type="float" office:value="4.30556451120401" calcext:value-type="float">
            <text:p>4.30556451120401</text:p>
          </table:table-cell>
          <table:table-cell table:style-name="Default" office:value-type="string" calcext:value-type="string">
            <text:p>S0100</text:p>
          </table:table-cell>
          <table:table-cell office:value-type="float" office:value="0.917810537973538" calcext:value-type="float">
            <text:p>0.92</text:p>
          </table:table-cell>
          <table:table-cell office:value-type="string" calcext:value-type="string">
            <text:p>similar profiles; top taxa distorted</text:p>
          </table:table-cell>
          <table:table-cell table:number-columns-repeated="2"/>
          <table:table-cell table:style-name="ce20" office:value-type="string" calcext:value-type="string">
            <text:p>probably fine, R2=0.92 with next deepest sample, but very different from closest sample in water column</text:p>
          </table:table-cell>
          <table:table-cell office:value-type="float" office:value="1.02142593445104E-119" calcext:value-type="float">
            <text:p>1.02E-119</text:p>
          </table:table-cell>
          <table:table-cell office:value-type="float" office:value="0.02491301265461" calcext:value-type="float">
            <text:p>0.0249</text:p>
          </table:table-cell>
          <table:table-cell office:value-type="float" office:value="1.2263786084064" calcext:value-type="float">
            <text:p>1.23</text:p>
          </table:table-cell>
          <table:table-cell office:value-type="float" office:value="-0.001703224540588" calcext:value-type="float">
            <text:p>-0.00170</text:p>
          </table:table-cell>
          <table:table-cell office:value-type="string" calcext:value-type="string">
            <text:p>V4-V5_UNIV</text:p>
          </table:table-cell>
          <table:table-cell office:value-type="string" calcext:value-type="string">
            <text:p>16S</text:p>
          </table:table-cell>
          <table:table-cell office:value-type="float" office:value="0.963676417849275" calcext:value-type="float">
            <text:p>0.96</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331</text:p>
          </table:table-cell>
          <table:table-cell office:value-type="string" calcext:value-type="string">
            <text:p>GP13</text:p>
          </table:table-cell>
          <table:table-cell office:value-type="float" office:value="50" calcext:value-type="float">
            <text:p>50</text:p>
          </table:table-cell>
          <table:table-cell office:value-type="float" office:value="-32.49567" calcext:value-type="float">
            <text:p>-32.49567</text:p>
          </table:table-cell>
          <table:table-cell office:value-type="float" office:value="-164.99233" calcext:value-type="float">
            <text:p>-164.99233</text:p>
          </table:table-cell>
          <table:table-cell office:value-type="float" office:value="19.378" calcext:value-type="float">
            <text:p>19.378</text:p>
          </table:table-cell>
          <table:table-cell office:value-type="float" office:value="148" calcext:value-type="float">
            <text:p>148</text:p>
          </table:table-cell>
          <table:table-cell office:value-type="float" office:value="7.4" calcext:value-type="float">
            <text:p>7.4</text:p>
          </table:table-cell>
          <table:table-cell office:value-type="string" calcext:value-type="string">
            <text:p>SRR5788417</text:p>
          </table:table-cell>
          <table:table-cell table:style-name="Default" office:value-type="float" office:value="0.129041555" calcext:value-type="float">
            <text:p>0.129041555</text:p>
          </table:table-cell>
          <table:table-cell table:style-name="Default" office:value-type="float" office:value="0.00532130412468599" calcext:value-type="float">
            <text:p>0.005321304124686</text:p>
          </table:table-cell>
          <table:table-cell table:style-name="Default" table:formula="of:=[.J244]/[.K244]" office:value-type="float" office:value="24.2499868408883" calcext:value-type="float">
            <text:p>24.2499868408883</text:p>
          </table:table-cell>
          <table:table-cell table:style-name="Default" table:formula="of:=([.K244]*5.75)/((1-[.K244])+([.K244]*5.75))" office:value-type="float" office:value="0.0298431767735647" calcext:value-type="float">
            <text:p>0.029843176773565</text:p>
          </table:table-cell>
          <table:table-cell table:style-name="Default" table:formula="of:=[.J244]/[.M244]" office:value-type="float" office:value="4.32398856124145" calcext:value-type="float">
            <text:p>4.32398856124145</text:p>
          </table:table-cell>
          <table:table-cell table:style-name="Default" office:value-type="string" calcext:value-type="string">
            <text:p>S0331</text:p>
          </table:table-cell>
          <table:table-cell office:value-type="float" office:value="0.961476860927316" calcext:value-type="float">
            <text:p>0.96</text:p>
          </table:table-cell>
          <table:table-cell table:number-columns-repeated="3"/>
          <table:table-cell table:style-name="ce17"/>
          <table:table-cell office:value-type="float" office:value="6.34167670703717E-181" calcext:value-type="float">
            <text:p>6.34E-181</text:p>
          </table:table-cell>
          <table:table-cell office:value-type="float" office:value="0.011670330040568" calcext:value-type="float">
            <text:p>0.0117</text:p>
          </table:table-cell>
          <table:table-cell office:value-type="float" office:value="0.927367737401104" calcext:value-type="float">
            <text:p>0.93</text:p>
          </table:table-cell>
          <table:table-cell office:value-type="float" office:value="-0.000137473924762" calcext:value-type="float">
            <text:p>-0.00014</text:p>
          </table:table-cell>
          <table:table-cell office:value-type="string" calcext:value-type="string">
            <text:p>V4-V5_UNIV</text:p>
          </table:table-cell>
          <table:table-cell office:value-type="string" calcext:value-type="string">
            <text:p>16S</text:p>
          </table:table-cell>
          <table:table-cell office:value-type="float" office:value="0.968047289926673" calcext:value-type="float">
            <text:p>0.97</text:p>
          </table:table-cell>
          <table:table-cell table:number-columns-repeated="39"/>
        </table:table-row>
        <table:table-row table:style-name="ro2">
          <table:table-cell office:value-type="string" calcext:value-type="string">
            <text:p>S0286</text:p>
          </table:table-cell>
          <table:table-cell office:value-type="string" calcext:value-type="string">
            <text:p>GP13</text:p>
          </table:table-cell>
          <table:table-cell office:value-type="float" office:value="76.8" calcext:value-type="float">
            <text:p>76.8</text:p>
          </table:table-cell>
          <table:table-cell office:value-type="float" office:value="-32.4995" calcext:value-type="float">
            <text:p>-32.4995</text:p>
          </table:table-cell>
          <table:table-cell office:value-type="float" office:value="-176.03" calcext:value-type="float">
            <text:p>-176.03</text:p>
          </table:table-cell>
          <table:table-cell office:value-type="float" office:value="19.996" calcext:value-type="float">
            <text:p>19.996</text:p>
          </table:table-cell>
          <table:table-cell office:value-type="float" office:value="116" calcext:value-type="float">
            <text:p>116</text:p>
          </table:table-cell>
          <table:table-cell office:value-type="float" office:value="5.8" calcext:value-type="float">
            <text:p>5.8</text:p>
          </table:table-cell>
          <table:table-cell office:value-type="string" calcext:value-type="string">
            <text:p>SRR5788301</text:p>
          </table:table-cell>
          <table:table-cell table:style-name="Default" office:value-type="float" office:value="0.15496003" calcext:value-type="float">
            <text:p>0.15496003</text:p>
          </table:table-cell>
          <table:table-cell table:style-name="Default" office:value-type="float" office:value="0.00638745014975757" calcext:value-type="float">
            <text:p>0.006387450149758</text:p>
          </table:table-cell>
          <table:table-cell table:style-name="Default" table:formula="of:=[.J245]/[.K245]" office:value-type="float" office:value="24.2600766138083" calcext:value-type="float">
            <text:p>24.2600766138083</text:p>
          </table:table-cell>
          <table:table-cell table:style-name="Default" table:formula="of:=([.K245]*5.75)/((1-[.K245])+([.K245]*5.75))" office:value-type="float" office:value="0.0356463153161111" calcext:value-type="float">
            <text:p>0.035646315316111</text:p>
          </table:table-cell>
          <table:table-cell table:style-name="Default" table:formula="of:=[.J245]/[.M245]" office:value-type="float" office:value="4.3471542184884" calcext:value-type="float">
            <text:p>4.3471542184884</text:p>
          </table:table-cell>
          <table:table-cell table:style-name="Default" office:value-type="string" calcext:value-type="string">
            <text:p>S0286</text:p>
          </table:table-cell>
          <table:table-cell office:value-type="float" office:value="0.990139719202129" calcext:value-type="float">
            <text:p>0.99</text:p>
          </table:table-cell>
          <table:table-cell table:number-columns-repeated="3"/>
          <table:table-cell table:style-name="ce17"/>
          <table:table-cell office:value-type="float" office:value="9.82022529757065E-240" calcext:value-type="float">
            <text:p>9.82E-240</text:p>
          </table:table-cell>
          <table:table-cell office:value-type="float" office:value="0.00584927010599" calcext:value-type="float">
            <text:p>0.0058</text:p>
          </table:table-cell>
          <table:table-cell office:value-type="float" office:value="0.9023591976142" calcext:value-type="float">
            <text:p>0.90</text:p>
          </table:table-cell>
          <table:table-cell office:value-type="float" office:value="-0.0000664507747983457" calcext:value-type="float">
            <text:p>-0.00007</text:p>
          </table:table-cell>
          <table:table-cell office:value-type="string" calcext:value-type="string">
            <text:p>V4-V5_UNIV</text:p>
          </table:table-cell>
          <table:table-cell office:value-type="string" calcext:value-type="string">
            <text:p>16S</text:p>
          </table:table-cell>
          <table:table-cell office:value-type="float" office:value="0.965079048196749" calcext:value-type="float">
            <text:p>0.97</text:p>
          </table:table-cell>
          <table:table-cell table:number-columns-repeated="39"/>
        </table:table-row>
        <table:table-row table:style-name="ro2">
          <table:table-cell office:value-type="string" calcext:value-type="string">
            <text:p>S0324</text:p>
          </table:table-cell>
          <table:table-cell office:value-type="string" calcext:value-type="string">
            <text:p>GP13</text:p>
          </table:table-cell>
          <table:table-cell office:value-type="float" office:value="49.8" calcext:value-type="float">
            <text:p>49.8</text:p>
          </table:table-cell>
          <table:table-cell office:value-type="float" office:value="-32.4998" calcext:value-type="float">
            <text:p>-32.4998</text:p>
          </table:table-cell>
          <table:table-cell office:value-type="float" office:value="-171.99899" calcext:value-type="float">
            <text:p>-171.99899</text:p>
          </table:table-cell>
          <table:table-cell office:value-type="float" office:value="19.564" calcext:value-type="float">
            <text:p>19.564</text:p>
          </table:table-cell>
          <table:table-cell office:value-type="float" office:value="166" calcext:value-type="float">
            <text:p>166</text:p>
          </table:table-cell>
          <table:table-cell office:value-type="float" office:value="8.3" calcext:value-type="float">
            <text:p>8.3</text:p>
          </table:table-cell>
          <table:table-cell office:value-type="string" calcext:value-type="string">
            <text:p>SRR5788279</text:p>
          </table:table-cell>
          <table:table-cell table:style-name="Default" office:value-type="float" office:value="0.13569341" calcext:value-type="float">
            <text:p>0.13569341</text:p>
          </table:table-cell>
          <table:table-cell table:style-name="Default" office:value-type="float" office:value="0.00554918716131722" calcext:value-type="float">
            <text:p>0.005549187161317</text:p>
          </table:table-cell>
          <table:table-cell table:style-name="Default" table:formula="of:=[.J246]/[.K246]" office:value-type="float" office:value="24.4528443635681" calcext:value-type="float">
            <text:p>24.4528443635681</text:p>
          </table:table-cell>
          <table:table-cell table:style-name="Default" table:formula="of:=([.K246]*5.75)/((1-[.K246])+([.K246]*5.75))" office:value-type="float" office:value="0.0310883788225888" calcext:value-type="float">
            <text:p>0.031088378822589</text:p>
          </table:table-cell>
          <table:table-cell table:style-name="Default" table:formula="of:=[.J246]/[.M246]" office:value-type="float" office:value="4.36476314105531" calcext:value-type="float">
            <text:p>4.36476314105531</text:p>
          </table:table-cell>
          <table:table-cell table:style-name="Default" office:value-type="string" calcext:value-type="string">
            <text:p>S0324</text:p>
          </table:table-cell>
          <table:table-cell office:value-type="float" office:value="0.98120101586744" calcext:value-type="float">
            <text:p>0.98</text:p>
          </table:table-cell>
          <table:table-cell table:number-columns-repeated="3"/>
          <table:table-cell table:style-name="ce17"/>
          <table:table-cell office:value-type="float" office:value="4.61895197414669E-184" calcext:value-type="float">
            <text:p>4.62E-184</text:p>
          </table:table-cell>
          <table:table-cell office:value-type="float" office:value="0.008813322609457" calcext:value-type="float">
            <text:p>0.0088</text:p>
          </table:table-cell>
          <table:table-cell office:value-type="float" office:value="0.924895569864135" calcext:value-type="float">
            <text:p>0.92</text:p>
          </table:table-cell>
          <table:table-cell office:value-type="float" office:value="-0.000198069497403"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44758680483877" calcext:value-type="float">
            <text:p>0.94</text:p>
          </table:table-cell>
          <table:table-cell table:number-columns-repeated="39"/>
        </table:table-row>
        <table:table-row table:style-name="ro2">
          <table:table-cell office:value-type="string" calcext:value-type="string">
            <text:p>S0242</text:p>
          </table:table-cell>
          <table:table-cell office:value-type="string" calcext:value-type="string">
            <text:p>GA03</text:p>
          </table:table-cell>
          <table:table-cell office:value-type="float" office:value="185" calcext:value-type="float">
            <text:p>185</text:p>
          </table:table-cell>
          <table:table-cell office:value-type="float" office:value="17.3538" calcext:value-type="float">
            <text:p>17.3538</text:p>
          </table:table-cell>
          <table:table-cell office:value-type="float" office:value="-20.82111" calcext:value-type="float">
            <text:p>-20.82111</text:p>
          </table:table-cell>
          <table:table-cell office:value-type="float" office:value="12.93" calcext:value-type="float">
            <text:p>12.93</text:p>
          </table:table-cell>
          <table:table-cell office:value-type="float" office:value="77" calcext:value-type="float">
            <text:p>77</text:p>
          </table:table-cell>
          <table:table-cell office:value-type="float" office:value="3.8" calcext:value-type="float">
            <text:p>3.8</text:p>
          </table:table-cell>
          <table:table-cell office:value-type="string" calcext:value-type="string">
            <text:p>SRR5788339</text:p>
          </table:table-cell>
          <table:table-cell table:style-name="Default" office:value-type="float" office:value="0.02401108" calcext:value-type="float">
            <text:p>0.02401108</text:p>
          </table:table-cell>
          <table:table-cell table:style-name="Default" office:value-type="float" office:value="0.000955794504181601" calcext:value-type="float">
            <text:p>0.000955794504182</text:p>
          </table:table-cell>
          <table:table-cell table:style-name="Default" table:formula="of:=[.J247]/[.K247]" office:value-type="float" office:value="25.12159245" calcext:value-type="float">
            <text:p>25.12159245</text:p>
          </table:table-cell>
          <table:table-cell table:style-name="Default" table:formula="of:=([.K247]*5.75)/((1-[.K247])+([.K247]*5.75))" office:value-type="float" office:value="0.0054709800190295" calcext:value-type="float">
            <text:p>0.00547098001903</text:p>
          </table:table-cell>
          <table:table-cell table:style-name="Default" table:formula="of:=[.J247]/[.M247]" office:value-type="float" office:value="4.38880784" calcext:value-type="float">
            <text:p>4.38880784</text:p>
          </table:table-cell>
          <table:table-cell table:style-name="Default" office:value-type="string" calcext:value-type="string">
            <text:p>S0242</text:p>
          </table:table-cell>
          <table:table-cell office:value-type="float" office:value="0.993173336965726" calcext:value-type="float">
            <text:p>0.99</text:p>
          </table:table-cell>
          <table:table-cell table:number-columns-repeated="3"/>
          <table:table-cell table:style-name="ce17"/>
          <table:table-cell office:value-type="float" office:value="3.10534318959553E-137" calcext:value-type="float">
            <text:p>3.11E-137</text:p>
          </table:table-cell>
          <table:table-cell office:value-type="float" office:value="0.006151182649675" calcext:value-type="float">
            <text:p>0.0062</text:p>
          </table:table-cell>
          <table:table-cell office:value-type="float" office:value="0.82951056561572" calcext:value-type="float">
            <text:p>0.83</text:p>
          </table:table-cell>
          <table:table-cell office:value-type="float" office:value="0.000201221263193" calcext:value-type="float">
            <text:p>0.00020</text:p>
          </table:table-cell>
          <table:table-cell office:value-type="string" calcext:value-type="string">
            <text:p>V4-V5_UNIV</text:p>
          </table:table-cell>
          <table:table-cell office:value-type="string" calcext:value-type="string">
            <text:p>16S</text:p>
          </table:table-cell>
          <table:table-cell office:value-type="float" office:value="0.982419465372816" calcext:value-type="float">
            <text:p>0.98</text:p>
          </table:table-cell>
          <table:table-cell table:number-columns-repeated="39"/>
        </table:table-row>
        <table:table-row table:style-name="ro2">
          <table:table-cell office:value-type="string" calcext:value-type="string">
            <text:p>S0262</text:p>
          </table:table-cell>
          <table:table-cell office:value-type="string" calcext:value-type="string">
            <text:p>GP13</text:p>
          </table:table-cell>
          <table:table-cell office:value-type="float" office:value="30" calcext:value-type="float">
            <text:p>30</text:p>
          </table:table-cell>
          <table:table-cell office:value-type="float" office:value="-32.494" calcext:value-type="float">
            <text:p>-32.494</text:p>
          </table:table-cell>
          <table:table-cell office:value-type="float" office:value="-157.00883" calcext:value-type="float">
            <text:p>-157.00883</text:p>
          </table:table-cell>
          <table:table-cell office:value-type="float" office:value="18.83" calcext:value-type="float">
            <text:p>18.83</text:p>
          </table:table-cell>
          <table:table-cell office:value-type="float" office:value="104" calcext:value-type="float">
            <text:p>104</text:p>
          </table:table-cell>
          <table:table-cell office:value-type="float" office:value="5.2" calcext:value-type="float">
            <text:p>5.2</text:p>
          </table:table-cell>
          <table:table-cell office:value-type="string" calcext:value-type="string">
            <text:p>SRR5788155</text:p>
          </table:table-cell>
          <table:table-cell table:style-name="Default" office:value-type="float" office:value="0.12718906" calcext:value-type="float">
            <text:p>0.12718906</text:p>
          </table:table-cell>
          <table:table-cell table:style-name="Default" office:value-type="float" office:value="0.00490845344760421" calcext:value-type="float">
            <text:p>0.004908453447604</text:p>
          </table:table-cell>
          <table:table-cell table:style-name="Default" table:formula="of:=[.J248]/[.K248]" office:value-type="float" office:value="25.9122473825397" calcext:value-type="float">
            <text:p>25.9122473825397</text:p>
          </table:table-cell>
          <table:table-cell table:style-name="Default" table:formula="of:=([.K248]*5.75)/((1-[.K248])+([.K248]*5.75))" office:value-type="float" office:value="0.0275805622703999" calcext:value-type="float">
            <text:p>0.0275805622704</text:p>
          </table:table-cell>
          <table:table-cell table:style-name="Default" table:formula="of:=[.J248]/[.M248]" office:value-type="float" office:value="4.61154702913733" calcext:value-type="float">
            <text:p>4.61154702913733</text:p>
          </table:table-cell>
          <table:table-cell table:style-name="Default" office:value-type="string" calcext:value-type="string">
            <text:p>S0262</text:p>
          </table:table-cell>
          <table:table-cell office:value-type="float" office:value="0.986822725245071" calcext:value-type="float">
            <text:p>0.99</text:p>
          </table:table-cell>
          <table:table-cell table:number-columns-repeated="3"/>
          <table:table-cell table:style-name="ce17"/>
          <table:table-cell office:value-type="float" office:value="9.52502739764928E-242" calcext:value-type="float">
            <text:p>9.53E-242</text:p>
          </table:table-cell>
          <table:table-cell office:value-type="float" office:value="0.006658317027776" calcext:value-type="float">
            <text:p>0.0067</text:p>
          </table:table-cell>
          <table:table-cell office:value-type="float" office:value="0.920113346575676" calcext:value-type="float">
            <text:p>0.92</text:p>
          </table:table-cell>
          <table:table-cell office:value-type="float" office:value="-0.0001677354046" calcext:value-type="float">
            <text:p>-0.00017</text:p>
          </table:table-cell>
          <table:table-cell office:value-type="string" calcext:value-type="string">
            <text:p>V4-V5_UNIV</text:p>
          </table:table-cell>
          <table:table-cell office:value-type="string" calcext:value-type="string">
            <text:p>16S</text:p>
          </table:table-cell>
          <table:table-cell office:value-type="float" office:value="0.952624311869026" calcext:value-type="float">
            <text:p>0.95</text:p>
          </table:table-cell>
          <table:table-cell table:number-columns-repeated="39"/>
        </table:table-row>
        <table:table-row table:style-name="ro5">
          <table:table-cell office:value-type="string" calcext:value-type="string">
            <text:p>S0323</text:p>
          </table:table-cell>
          <table:table-cell office:value-type="string" calcext:value-type="string">
            <text:p>GP13</text:p>
          </table:table-cell>
          <table:table-cell office:value-type="float" office:value="30.9" calcext:value-type="float">
            <text:p>30.9</text:p>
          </table:table-cell>
          <table:table-cell office:value-type="float" office:value="-32.4998" calcext:value-type="float">
            <text:p>-32.4998</text:p>
          </table:table-cell>
          <table:table-cell office:value-type="float" office:value="-171.99899" calcext:value-type="float">
            <text:p>-171.99899</text:p>
          </table:table-cell>
          <table:table-cell office:value-type="float" office:value="19.661" calcext:value-type="float">
            <text:p>19.661</text:p>
          </table:table-cell>
          <table:table-cell office:value-type="float" office:value="204" calcext:value-type="float">
            <text:p>204</text:p>
          </table:table-cell>
          <table:table-cell office:value-type="float" office:value="10.2" calcext:value-type="float">
            <text:p>10.2</text:p>
          </table:table-cell>
          <table:table-cell office:value-type="string" calcext:value-type="string">
            <text:p>SRR5788274</text:p>
          </table:table-cell>
          <table:table-cell table:style-name="Default" office:value-type="float" office:value="0.174901115" calcext:value-type="float">
            <text:p>0.174901115</text:p>
          </table:table-cell>
          <table:table-cell table:style-name="Default" office:value-type="float" office:value="0.00680311664146994" calcext:value-type="float">
            <text:p>0.00680311664147</text:p>
          </table:table-cell>
          <table:table-cell table:style-name="Default" table:formula="of:=[.J249]/[.K249]" office:value-type="float" office:value="25.7089690236752" calcext:value-type="float">
            <text:p>25.7089690236752</text:p>
          </table:table-cell>
          <table:table-cell table:style-name="Default" table:formula="of:=([.K249]*5.75)/((1-[.K249])+([.K249]*5.75))" office:value-type="float" office:value="0.0378934028022249" calcext:value-type="float">
            <text:p>0.037893402802225</text:p>
          </table:table-cell>
          <table:table-cell table:style-name="Default" table:formula="of:=[.J249]/[.M249]" office:value-type="float" office:value="4.6156085773783" calcext:value-type="float">
            <text:p>4.6156085773783</text:p>
          </table:table-cell>
          <table:table-cell table:style-name="Default" office:value-type="string" calcext:value-type="string">
            <text:p>S0323</text:p>
          </table:table-cell>
          <table:table-cell office:value-type="float" office:value="0.816523327995872" calcext:value-type="float">
            <text:p>0.82</text:p>
          </table:table-cell>
          <table:table-cell office:value-type="string" calcext:value-type="string">
            <text:p>Similar profiles</text:p>
          </table:table-cell>
          <table:table-cell office:value-type="string" calcext:value-type="string">
            <text:p>yes</text:p>
          </table:table-cell>
          <table:table-cell/>
          <table:table-cell table:style-name="ce21" office:value-type="string" calcext:value-type="string">
            <text:p>Tags seem fine, since there is a very strong correlation with co-occurring samples ~50m. R2_ASV_S0323_S0322=0.99, MG2ASV_322=0.98</text:p>
          </table:table-cell>
          <table:table-cell office:value-type="float" office:value="1.32717150867386E-089" calcext:value-type="float">
            <text:p>1.33E-89</text:p>
          </table:table-cell>
          <table:table-cell office:value-type="float" office:value="0.031728621732163" calcext:value-type="float">
            <text:p>0.0317</text:p>
          </table:table-cell>
          <table:table-cell office:value-type="float" office:value="1.03260341517215" calcext:value-type="float">
            <text:p>1.03</text:p>
          </table:table-cell>
          <table:table-cell office:value-type="float" office:value="-0.000680919451223" calcext:value-type="float">
            <text:p>-0.00068</text:p>
          </table:table-cell>
          <table:table-cell office:value-type="string" calcext:value-type="string">
            <text:p>V4-V5_UNIV</text:p>
          </table:table-cell>
          <table:table-cell office:value-type="string" calcext:value-type="string">
            <text:p>16S</text:p>
          </table:table-cell>
          <table:table-cell office:value-type="float" office:value="0.954598930481283" calcext:value-type="float">
            <text:p>0.95</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419</text:p>
          </table:table-cell>
          <table:table-cell office:value-type="string" calcext:value-type="string">
            <text:p>GP13</text:p>
          </table:table-cell>
          <table:table-cell office:value-type="float" office:value="99.8" calcext:value-type="float">
            <text:p>99.8</text:p>
          </table:table-cell>
          <table:table-cell office:value-type="float" office:value="-31.5988" calcext:value-type="float">
            <text:p>-31.5988</text:p>
          </table:table-cell>
          <table:table-cell office:value-type="float" office:value="178" calcext:value-type="float">
            <text:p>178</text:p>
          </table:table-cell>
          <table:table-cell office:value-type="float" office:value="18.63" calcext:value-type="float">
            <text:p>18.63</text:p>
          </table:table-cell>
          <table:table-cell office:value-type="float" office:value="64" calcext:value-type="float">
            <text:p>64</text:p>
          </table:table-cell>
          <table:table-cell office:value-type="float" office:value="3.2" calcext:value-type="float">
            <text:p>3.2</text:p>
          </table:table-cell>
          <table:table-cell office:value-type="string" calcext:value-type="string">
            <text:p>SRR5788292</text:p>
          </table:table-cell>
          <table:table-cell table:style-name="Default" office:value-type="float" office:value="0.20594996" calcext:value-type="float">
            <text:p>0.20594996</text:p>
          </table:table-cell>
          <table:table-cell table:style-name="Default" office:value-type="float" office:value="0.00803228587101324" calcext:value-type="float">
            <text:p>0.008032285871013</text:p>
          </table:table-cell>
          <table:table-cell table:style-name="Default" table:formula="of:=[.J250]/[.K250]" office:value-type="float" office:value="25.6402677030244" calcext:value-type="float">
            <text:p>25.6402677030244</text:p>
          </table:table-cell>
          <table:table-cell table:style-name="Default" table:formula="of:=([.K250]*5.75)/((1-[.K250])+([.K250]*5.75))" office:value-type="float" office:value="0.0444882669862148" calcext:value-type="float">
            <text:p>0.044488266986215</text:p>
          </table:table-cell>
          <table:table-cell table:style-name="Default" table:formula="of:=[.J250]/[.M250]" office:value-type="float" office:value="4.6293095674825" calcext:value-type="float">
            <text:p>4.6293095674825</text:p>
          </table:table-cell>
          <table:table-cell table:style-name="Default" office:value-type="string" calcext:value-type="string">
            <text:p>S0419</text:p>
          </table:table-cell>
          <table:table-cell office:value-type="float" office:value="0.99042447888815" calcext:value-type="float">
            <text:p>0.99</text:p>
          </table:table-cell>
          <table:table-cell table:number-columns-repeated="3"/>
          <table:table-cell table:style-name="ce17"/>
          <table:table-cell office:value-type="float" office:value="4.79719732268774E-222" calcext:value-type="float">
            <text:p>4.80E-222</text:p>
          </table:table-cell>
          <table:table-cell office:value-type="float" office:value="0.006356755093588" calcext:value-type="float">
            <text:p>0.0064</text:p>
          </table:table-cell>
          <table:table-cell office:value-type="float" office:value="0.954537951641237" calcext:value-type="float">
            <text:p>0.95</text:p>
          </table:table-cell>
          <table:table-cell office:value-type="float" office:value="-0.000515529346882" calcext:value-type="float">
            <text:p>-0.00052</text:p>
          </table:table-cell>
          <table:table-cell office:value-type="string" calcext:value-type="string">
            <text:p>V4-V5_UNIV</text:p>
          </table:table-cell>
          <table:table-cell office:value-type="string" calcext:value-type="string">
            <text:p>16S</text:p>
          </table:table-cell>
          <table:table-cell office:value-type="float" office:value="0.946113387854826" calcext:value-type="float">
            <text:p>0.95</text:p>
          </table:table-cell>
          <table:table-cell table:number-columns-repeated="39"/>
        </table:table-row>
        <table:table-row table:style-name="ro2">
          <table:table-cell office:value-type="string" calcext:value-type="string">
            <text:p>S0433</text:p>
          </table:table-cell>
          <table:table-cell office:value-type="string" calcext:value-type="string">
            <text:p>GP13</text:p>
          </table:table-cell>
          <table:table-cell office:value-type="float" office:value="51" calcext:value-type="float">
            <text:p>51</text:p>
          </table:table-cell>
          <table:table-cell office:value-type="float" office:value="-32.49367" calcext:value-type="float">
            <text:p>-32.49367</text:p>
          </table:table-cell>
          <table:table-cell office:value-type="float" office:value="-169.99517" calcext:value-type="float">
            <text:p>-169.99517</text:p>
          </table:table-cell>
          <table:table-cell office:value-type="float" office:value="19.328" calcext:value-type="float">
            <text:p>19.328</text:p>
          </table:table-cell>
          <table:table-cell office:value-type="float" office:value="36" calcext:value-type="float">
            <text:p>36</text:p>
          </table:table-cell>
          <table:table-cell office:value-type="float" office:value="1.8" calcext:value-type="float">
            <text:p>1.8</text:p>
          </table:table-cell>
          <table:table-cell office:value-type="string" calcext:value-type="string">
            <text:p>SRR5788247</text:p>
          </table:table-cell>
          <table:table-cell table:style-name="Default" office:value-type="float" office:value="0.25363573" calcext:value-type="float">
            <text:p>0.25363573</text:p>
          </table:table-cell>
          <table:table-cell table:style-name="Default" office:value-type="float" office:value="0.00993073712215036" calcext:value-type="float">
            <text:p>0.00993073712215</text:p>
          </table:table-cell>
          <table:table-cell table:style-name="Default" table:formula="of:=[.J251]/[.K251]" office:value-type="float" office:value="25.5404736708083" calcext:value-type="float">
            <text:p>25.5404736708083</text:p>
          </table:table-cell>
          <table:table-cell table:style-name="Default" table:formula="of:=([.K251]*5.75)/((1-[.K251])+([.K251]*5.75))" office:value-type="float" office:value="0.0545295261039779" calcext:value-type="float">
            <text:p>0.054529526103978</text:p>
          </table:table-cell>
          <table:table-cell table:style-name="Default" table:formula="of:=[.J251]/[.M251]" office:value-type="float" office:value="4.65134667622753" calcext:value-type="float">
            <text:p>4.65134667622753</text:p>
          </table:table-cell>
          <table:table-cell table:style-name="Default" office:value-type="string" calcext:value-type="string">
            <text:p>S0433</text:p>
          </table:table-cell>
          <table:table-cell office:value-type="float" office:value="0.959166354419573" calcext:value-type="float">
            <text:p>0.96</text:p>
          </table:table-cell>
          <table:table-cell table:number-columns-repeated="3"/>
          <table:table-cell table:style-name="ce17"/>
          <table:table-cell office:value-type="float" office:value="6.00383734518463E-159" calcext:value-type="float">
            <text:p>6.00E-159</text:p>
          </table:table-cell>
          <table:table-cell office:value-type="float" office:value="0.013320517769216" calcext:value-type="float">
            <text:p>0.0133</text:p>
          </table:table-cell>
          <table:table-cell office:value-type="float" office:value="0.970539502156049" calcext:value-type="float">
            <text:p>0.97</text:p>
          </table:table-cell>
          <table:table-cell office:value-type="float" office:value="-0.000446089181249" calcext:value-type="float">
            <text:p>-0.00045</text:p>
          </table:table-cell>
          <table:table-cell office:value-type="string" calcext:value-type="string">
            <text:p>V4-V5_UNIV</text:p>
          </table:table-cell>
          <table:table-cell office:value-type="string" calcext:value-type="string">
            <text:p>16S</text:p>
          </table:table-cell>
          <table:table-cell office:value-type="float" office:value="0.940947721847703" calcext:value-type="float">
            <text:p>0.94</text:p>
          </table:table-cell>
          <table:table-cell table:number-columns-repeated="39"/>
        </table:table-row>
        <table:table-row table:style-name="ro2">
          <table:table-cell office:value-type="string" calcext:value-type="string">
            <text:p>S0263</text:p>
          </table:table-cell>
          <table:table-cell office:value-type="string" calcext:value-type="string">
            <text:p>GP13</text:p>
          </table:table-cell>
          <table:table-cell office:value-type="float" office:value="15.5" calcext:value-type="float">
            <text:p>15.5</text:p>
          </table:table-cell>
          <table:table-cell office:value-type="float" office:value="-29.9999" calcext:value-type="float">
            <text:p>-29.9999</text:p>
          </table:table-cell>
          <table:table-cell office:value-type="float" office:value="159" calcext:value-type="float">
            <text:p>159</text:p>
          </table:table-cell>
          <table:table-cell office:value-type="float" office:value="22.027" calcext:value-type="float">
            <text:p>22.027</text:p>
          </table:table-cell>
          <table:table-cell office:value-type="float" office:value="183" calcext:value-type="float">
            <text:p>183</text:p>
          </table:table-cell>
          <table:table-cell office:value-type="float" office:value="9.2" calcext:value-type="float">
            <text:p>9.2</text:p>
          </table:table-cell>
          <table:table-cell office:value-type="string" calcext:value-type="string">
            <text:p>SRR5788154</text:p>
          </table:table-cell>
          <table:table-cell table:style-name="Default" office:value-type="float" office:value="0.212820265" calcext:value-type="float">
            <text:p>0.212820265</text:p>
          </table:table-cell>
          <table:table-cell table:style-name="Default" office:value-type="float" office:value="0.00808681588146293" calcext:value-type="float">
            <text:p>0.008086815881463</text:p>
          </table:table-cell>
          <table:table-cell table:style-name="Default" table:formula="of:=[.J252]/[.K252]" office:value-type="float" office:value="26.3169420597097" calcext:value-type="float">
            <text:p>26.3169420597097</text:p>
          </table:table-cell>
          <table:table-cell table:style-name="Default" table:formula="of:=([.K252]*5.75)/((1-[.K252])+([.K252]*5.75))" office:value-type="float" office:value="0.044779118988105" calcext:value-type="float">
            <text:p>0.044779118988105</text:p>
          </table:table-cell>
          <table:table-cell table:style-name="Default" table:formula="of:=[.J252]/[.M252]" office:value-type="float" office:value="4.75266753364516" calcext:value-type="float">
            <text:p>4.75266753364516</text:p>
          </table:table-cell>
          <table:table-cell table:style-name="Default" office:value-type="string" calcext:value-type="string">
            <text:p>S0263</text:p>
          </table:table-cell>
          <table:table-cell office:value-type="float" office:value="0.987092376253445" calcext:value-type="float">
            <text:p>0.99</text:p>
          </table:table-cell>
          <table:table-cell table:number-columns-repeated="3"/>
          <table:table-cell table:style-name="ce17"/>
          <table:table-cell office:value-type="float" office:value="4.307117325576E-222" calcext:value-type="float">
            <text:p>4.31E-222</text:p>
          </table:table-cell>
          <table:table-cell office:value-type="float" office:value="0.006943639274094" calcext:value-type="float">
            <text:p>0.0069</text:p>
          </table:table-cell>
          <table:table-cell office:value-type="float" office:value="0.926874345254092" calcext:value-type="float">
            <text:p>0.93</text:p>
          </table:table-cell>
          <table:table-cell office:value-type="float" office:value="-0.000221625963774" calcext:value-type="float">
            <text:p>-0.00022</text:p>
          </table:table-cell>
          <table:table-cell office:value-type="string" calcext:value-type="string">
            <text:p>V4-V5_UNIV</text:p>
          </table:table-cell>
          <table:table-cell office:value-type="string" calcext:value-type="string">
            <text:p>16S</text:p>
          </table:table-cell>
          <table:table-cell office:value-type="float" office:value="0.966703949066506" calcext:value-type="float">
            <text:p>0.97</text:p>
          </table:table-cell>
          <table:table-cell table:number-columns-repeated="39"/>
        </table:table-row>
        <table:table-row table:style-name="ro2">
          <table:table-cell office:value-type="string" calcext:value-type="string">
            <text:p>S0077</text:p>
          </table:table-cell>
          <table:table-cell office:value-type="string" calcext:value-type="string">
            <text:p>GA03</text:p>
          </table:table-cell>
          <table:table-cell office:value-type="float" office:value="234.1" calcext:value-type="float">
            <text:p>234.1</text:p>
          </table:table-cell>
          <table:table-cell office:value-type="float" office:value="22.3499" calcext:value-type="float">
            <text:p>22.3499</text:p>
          </table:table-cell>
          <table:table-cell office:value-type="float" office:value="-35.86749" calcext:value-type="float">
            <text:p>-35.86749</text:p>
          </table:table-cell>
          <table:table-cell office:value-type="float" office:value="17.353" calcext:value-type="float">
            <text:p>17.353</text:p>
          </table:table-cell>
          <table:table-cell office:value-type="float" office:value="57" calcext:value-type="float">
            <text:p>57</text:p>
          </table:table-cell>
          <table:table-cell office:value-type="float" office:value="2.8" calcext:value-type="float">
            <text:p>2.8</text:p>
          </table:table-cell>
          <table:table-cell office:value-type="string" calcext:value-type="string">
            <text:p>SRR5788214</text:p>
          </table:table-cell>
          <table:table-cell table:style-name="Default" office:value-type="float" office:value="0.075538445" calcext:value-type="float">
            <text:p>0.075538445</text:p>
          </table:table-cell>
          <table:table-cell table:style-name="Default" office:value-type="float" office:value="0.0027944524943076" calcext:value-type="float">
            <text:p>0.002794452494308</text:p>
          </table:table-cell>
          <table:table-cell table:style-name="Default" table:formula="of:=[.J253]/[.K253]" office:value-type="float" office:value="27.0315724292592" calcext:value-type="float">
            <text:p>27.0315724292592</text:p>
          </table:table-cell>
          <table:table-cell table:style-name="Default" table:formula="of:=([.K253]*5.75)/((1-[.K253])+([.K253]*5.75))" office:value-type="float" office:value="0.0158576134419448" calcext:value-type="float">
            <text:p>0.015857613441945</text:p>
          </table:table-cell>
          <table:table-cell table:style-name="Default" table:formula="of:=[.J253]/[.M253]" office:value-type="float" office:value="4.76354435530595" calcext:value-type="float">
            <text:p>4.76354435530595</text:p>
          </table:table-cell>
          <table:table-cell table:style-name="Default" office:value-type="string" calcext:value-type="string">
            <text:p>S0077</text:p>
          </table:table-cell>
          <table:table-cell office:value-type="float" office:value="0.960576307548693" calcext:value-type="float">
            <text:p>0.96</text:p>
          </table:table-cell>
          <table:table-cell table:number-columns-repeated="3"/>
          <table:table-cell table:style-name="ce17"/>
          <table:table-cell office:value-type="float" office:value="8.02175253062936E-196" calcext:value-type="float">
            <text:p>8.02E-196</text:p>
          </table:table-cell>
          <table:table-cell office:value-type="float" office:value="0.012762849368858" calcext:value-type="float">
            <text:p>0.0128</text:p>
          </table:table-cell>
          <table:table-cell office:value-type="float" office:value="1.04662106368184" calcext:value-type="float">
            <text:p>1.05</text:p>
          </table:table-cell>
          <table:table-cell office:value-type="float" office:value="-0.000720098178659" calcext:value-type="float">
            <text:p>-0.00072</text:p>
          </table:table-cell>
          <table:table-cell office:value-type="string" calcext:value-type="string">
            <text:p>V4-V5_UNIV</text:p>
          </table:table-cell>
          <table:table-cell office:value-type="string" calcext:value-type="string">
            <text:p>16S</text:p>
          </table:table-cell>
          <table:table-cell office:value-type="float" office:value="0.950442905046293" calcext:value-type="float">
            <text:p>0.95</text:p>
          </table:table-cell>
          <table:table-cell table:number-columns-repeated="39"/>
        </table:table-row>
        <table:table-row table:style-name="ro2">
          <table:table-cell office:value-type="string" calcext:value-type="string">
            <text:p>S0125</text:p>
          </table:table-cell>
          <table:table-cell office:value-type="string" calcext:value-type="string">
            <text:p>GA03</text:p>
          </table:table-cell>
          <table:table-cell office:value-type="float" office:value="111.1" calcext:value-type="float">
            <text:p>111.1</text:p>
          </table:table-cell>
          <table:table-cell office:value-type="float" office:value="38.3269" calcext:value-type="float">
            <text:p>38.3269</text:p>
          </table:table-cell>
          <table:table-cell office:value-type="float" office:value="-68.8696" calcext:value-type="float">
            <text:p>-68.8696</text:p>
          </table:table-cell>
          <table:table-cell office:value-type="float" office:value="23.745" calcext:value-type="float">
            <text:p>23.745</text:p>
          </table:table-cell>
          <table:table-cell office:value-type="float" office:value="163" calcext:value-type="float">
            <text:p>163</text:p>
          </table:table-cell>
          <table:table-cell office:value-type="float" office:value="8.2" calcext:value-type="float">
            <text:p>8.2</text:p>
          </table:table-cell>
          <table:table-cell office:value-type="string" calcext:value-type="string">
            <text:p>SRR5788227</text:p>
          </table:table-cell>
          <table:table-cell table:style-name="Default" office:value-type="float" office:value="0.103420845" calcext:value-type="float">
            <text:p>0.103420845</text:p>
          </table:table-cell>
          <table:table-cell table:style-name="Default" office:value-type="float" office:value="0.00357465005178231" calcext:value-type="float">
            <text:p>0.003574650051782</text:p>
          </table:table-cell>
          <table:table-cell table:style-name="Default" table:formula="of:=[.J254]/[.K254]" office:value-type="float" office:value="28.9317397512617" calcext:value-type="float">
            <text:p>28.9317397512617</text:p>
          </table:table-cell>
          <table:table-cell table:style-name="Default" table:formula="of:=([.K254]*5.75)/((1-[.K254])+([.K254]*5.75))" office:value-type="float" office:value="0.02021106229212" calcext:value-type="float">
            <text:p>0.02021106229212</text:p>
          </table:table-cell>
          <table:table-cell table:style-name="Default" table:formula="of:=[.J254]/[.M254]" office:value-type="float" office:value="5.11704152434986" calcext:value-type="float">
            <text:p>5.11704152434986</text:p>
          </table:table-cell>
          <table:table-cell table:style-name="Default" office:value-type="string" calcext:value-type="string">
            <text:p>S0125</text:p>
          </table:table-cell>
          <table:table-cell office:value-type="float" office:value="0.989414152241101" calcext:value-type="float">
            <text:p>0.99</text:p>
          </table:table-cell>
          <table:table-cell table:number-columns-repeated="3"/>
          <table:table-cell table:style-name="ce17"/>
          <table:table-cell office:value-type="float" office:value="1.40252496489883E-192" calcext:value-type="float">
            <text:p>1.40E-192</text:p>
          </table:table-cell>
          <table:table-cell office:value-type="float" office:value="0.007322141848168" calcext:value-type="float">
            <text:p>0.0073</text:p>
          </table:table-cell>
          <table:table-cell office:value-type="float" office:value="0.983429042343645" calcext:value-type="float">
            <text:p>0.98</text:p>
          </table:table-cell>
          <table:table-cell office:value-type="float" office:value="-0.000663738678685" calcext:value-type="float">
            <text:p>-0.00066</text:p>
          </table:table-cell>
          <table:table-cell office:value-type="string" calcext:value-type="string">
            <text:p>V4-V5_UNIV</text:p>
          </table:table-cell>
          <table:table-cell office:value-type="string" calcext:value-type="string">
            <text:p>16S</text:p>
          </table:table-cell>
          <table:table-cell office:value-type="float" office:value="0.961517010596765" calcext:value-type="float">
            <text:p>0.96</text:p>
          </table:table-cell>
          <table:table-cell table:number-columns-repeated="39"/>
        </table:table-row>
        <table:table-row table:style-name="ro2">
          <table:table-cell office:value-type="string" calcext:value-type="string">
            <text:p>S0362-redo</text:p>
          </table:table-cell>
          <table:table-cell office:value-type="string" calcext:value-type="string">
            <text:p>GP13</text:p>
          </table:table-cell>
          <table:table-cell office:value-type="float" office:value="5095" calcext:value-type="float">
            <text:p>5095</text:p>
          </table:table-cell>
          <table:table-cell office:value-type="float" office:value="-32.49483" calcext:value-type="float">
            <text:p>-32.49483</text:p>
          </table:table-cell>
          <table:table-cell office:value-type="float" office:value="-154.00417" calcext:value-type="float">
            <text:p>-154.00417</text:p>
          </table:table-cell>
          <table:table-cell office:value-type="float" office:value="1.116" calcext:value-type="float">
            <text:p>1.116</text:p>
          </table:table-cell>
          <table:table-cell table:number-columns-repeated="2"/>
          <table:table-cell office:value-type="string" calcext:value-type="string">
            <text:p>SRR5788329</text:p>
          </table:table-cell>
          <table:table-cell table:style-name="Default" office:value-type="float" office:value="0.17628493" calcext:value-type="float">
            <text:p>0.17628493</text:p>
          </table:table-cell>
          <table:table-cell table:style-name="Default" office:value-type="float" office:value="0.00584940883634101" calcext:value-type="float">
            <text:p>0.005849408836341</text:p>
          </table:table-cell>
          <table:table-cell table:style-name="Default" table:formula="of:=[.J255]/[.K255]" office:value-type="float" office:value="30.137221543617" calcext:value-type="float">
            <text:p>30.137221543617</text:p>
          </table:table-cell>
          <table:table-cell table:style-name="Default" table:formula="of:=([.K255]*5.75)/((1-[.K255])+([.K255]*5.75))" office:value-type="float" office:value="0.0327248509066691" calcext:value-type="float">
            <text:p>0.032724850906669</text:p>
          </table:table-cell>
          <table:table-cell table:style-name="Default" table:formula="of:=[.J255]/[.M255]" office:value-type="float" office:value="5.38688260193339" calcext:value-type="float">
            <text:p>5.38688260193339</text:p>
          </table:table-cell>
          <table:table-cell table:style-name="Default" office:value-type="string" calcext:value-type="string">
            <text:p>S0362-redo</text:p>
          </table:table-cell>
          <table:table-cell office:value-type="float" office:value="0.961406383707086" calcext:value-type="float">
            <text:p>0.96</text:p>
          </table:table-cell>
          <table:table-cell table:number-columns-repeated="3"/>
          <table:table-cell table:style-name="ce17"/>
          <table:table-cell office:value-type="float" office:value="6.28962042152952E-200" calcext:value-type="float">
            <text:p>6.29E-200</text:p>
          </table:table-cell>
          <table:table-cell office:value-type="float" office:value="0.009550735983572" calcext:value-type="float">
            <text:p>0.0096</text:p>
          </table:table-cell>
          <table:table-cell office:value-type="float" office:value="0.797648621293055" calcext:value-type="float">
            <text:p>0.80</text:p>
          </table:table-cell>
          <table:table-cell office:value-type="float" office:value="-0.000242499555986" calcext:value-type="float">
            <text:p>-0.00024</text:p>
          </table:table-cell>
          <table:table-cell office:value-type="string" calcext:value-type="string">
            <text:p>V4-V5_UNIV</text:p>
          </table:table-cell>
          <table:table-cell office:value-type="string" calcext:value-type="string">
            <text:p>16S</text:p>
          </table:table-cell>
          <table:table-cell office:value-type="float" office:value="0.735276415127161" calcext:value-type="float">
            <text:p>0.74</text:p>
          </table:table-cell>
          <table:table-cell table:number-columns-repeated="39"/>
        </table:table-row>
        <table:table-row table:style-name="ro2">
          <table:table-cell office:value-type="string" calcext:value-type="string">
            <text:p>S0083</text:p>
          </table:table-cell>
          <table:table-cell office:value-type="string" calcext:value-type="string">
            <text:p>GA03</text:p>
          </table:table-cell>
          <table:table-cell office:value-type="float" office:value="75.7" calcext:value-type="float">
            <text:p>75.7</text:p>
          </table:table-cell>
          <table:table-cell office:value-type="float" office:value="31.7501" calcext:value-type="float">
            <text:p>31.7501</text:p>
          </table:table-cell>
          <table:table-cell office:value-type="float" office:value="-64.16949" calcext:value-type="float">
            <text:p>-64.16949</text:p>
          </table:table-cell>
          <table:table-cell office:value-type="float" office:value="24.189" calcext:value-type="float">
            <text:p>24.189</text:p>
          </table:table-cell>
          <table:table-cell office:value-type="float" office:value="214" calcext:value-type="float">
            <text:p>214</text:p>
          </table:table-cell>
          <table:table-cell office:value-type="float" office:value="10.7" calcext:value-type="float">
            <text:p>10.7</text:p>
          </table:table-cell>
          <table:table-cell office:value-type="string" calcext:value-type="string">
            <text:p>SRR5788313</text:p>
          </table:table-cell>
          <table:table-cell table:style-name="Default" office:value-type="float" office:value="0.123671595" calcext:value-type="float">
            <text:p>0.123671595</text:p>
          </table:table-cell>
          <table:table-cell table:style-name="Default" office:value-type="float" office:value="0.00406124662613829" calcext:value-type="float">
            <text:p>0.004061246626138</text:p>
          </table:table-cell>
          <table:table-cell table:style-name="Default" table:formula="of:=[.J256]/[.K256]" office:value-type="float" office:value="30.4516337924534" calcext:value-type="float">
            <text:p>30.4516337924534</text:p>
          </table:table-cell>
          <table:table-cell table:style-name="Default" table:formula="of:=([.K256]*5.75)/((1-[.K256])+([.K256]*5.75))" office:value-type="float" office:value="0.022910209056431" calcext:value-type="float">
            <text:p>0.022910209056431</text:p>
          </table:table-cell>
          <table:table-cell table:style-name="Default" table:formula="of:=[.J256]/[.M256]" office:value-type="float" office:value="5.39809980325276" calcext:value-type="float">
            <text:p>5.39809980325276</text:p>
          </table:table-cell>
          <table:table-cell table:style-name="Default" office:value-type="string" calcext:value-type="string">
            <text:p>S0083</text:p>
          </table:table-cell>
          <table:table-cell office:value-type="float" office:value="0.9849885982813" calcext:value-type="float">
            <text:p>0.98</text:p>
          </table:table-cell>
          <table:table-cell table:number-columns-repeated="3"/>
          <table:table-cell table:style-name="ce17"/>
          <table:table-cell office:value-type="float" office:value="1.50229807383235E-150" calcext:value-type="float">
            <text:p>1.50E-150</text:p>
          </table:table-cell>
          <table:table-cell office:value-type="float" office:value="0.009292991877317" calcext:value-type="float">
            <text:p>0.0093</text:p>
          </table:table-cell>
          <table:table-cell office:value-type="float" office:value="0.961068488442342" calcext:value-type="float">
            <text:p>0.96</text:p>
          </table:table-cell>
          <table:table-cell office:value-type="float" office:value="-0.00053848805991" calcext:value-type="float">
            <text:p>-0.00054</text:p>
          </table:table-cell>
          <table:table-cell office:value-type="string" calcext:value-type="string">
            <text:p>V4-V5_UNIV</text:p>
          </table:table-cell>
          <table:table-cell office:value-type="string" calcext:value-type="string">
            <text:p>16S</text:p>
          </table:table-cell>
          <table:table-cell office:value-type="float" office:value="0.963824588224546" calcext:value-type="float">
            <text:p>0.96</text:p>
          </table:table-cell>
          <table:table-cell table:number-columns-repeated="39"/>
        </table:table-row>
        <table:table-row table:style-name="ro2">
          <table:table-cell office:value-type="string" calcext:value-type="string">
            <text:p>S0072</text:p>
          </table:table-cell>
          <table:table-cell office:value-type="string" calcext:value-type="string">
            <text:p>GA03</text:p>
          </table:table-cell>
          <table:table-cell office:value-type="float" office:value="39.9" calcext:value-type="float">
            <text:p>39.9</text:p>
          </table:table-cell>
          <table:table-cell office:value-type="float" office:value="22.3499" calcext:value-type="float">
            <text:p>22.3499</text:p>
          </table:table-cell>
          <table:table-cell office:value-type="float" office:value="-35.86749" calcext:value-type="float">
            <text:p>-35.86749</text:p>
          </table:table-cell>
          <table:table-cell office:value-type="float" office:value="25.324" calcext:value-type="float">
            <text:p>25.324</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SRR5788068</text:p>
          </table:table-cell>
          <table:table-cell table:style-name="Default" office:value-type="float" office:value="0.072001795" calcext:value-type="float">
            <text:p>0.072001795</text:p>
          </table:table-cell>
          <table:table-cell table:style-name="Default" office:value-type="float" office:value="0.00229694965086365" calcext:value-type="float">
            <text:p>0.002296949650864</text:p>
          </table:table-cell>
          <table:table-cell table:style-name="Default" table:formula="of:=[.J257]/[.K257]" office:value-type="float" office:value="31.3467014712" calcext:value-type="float">
            <text:p>31.3467014712</text:p>
          </table:table-cell>
          <table:table-cell table:style-name="Default" table:formula="of:=([.K257]*5.75)/((1-[.K257])+([.K257]*5.75))" office:value-type="float" office:value="0.0130649155892845" calcext:value-type="float">
            <text:p>0.013064915589285</text:p>
          </table:table-cell>
          <table:table-cell table:style-name="Default" table:formula="of:=[.J257]/[.M257]" office:value-type="float" office:value="5.51107999955653" calcext:value-type="float">
            <text:p>5.51107999955653</text:p>
          </table:table-cell>
          <table:table-cell table:style-name="Default" office:value-type="string" calcext:value-type="string">
            <text:p>S0072</text:p>
          </table:table-cell>
          <table:table-cell office:value-type="float" office:value="0.991205005826061" calcext:value-type="float">
            <text:p>0.99</text:p>
          </table:table-cell>
          <table:table-cell table:number-columns-repeated="3"/>
          <table:table-cell table:style-name="ce17"/>
          <table:table-cell office:value-type="float" office:value="3.34444356144406E-195" calcext:value-type="float">
            <text:p>3.34E-195</text:p>
          </table:table-cell>
          <table:table-cell office:value-type="float" office:value="0.006477594754605" calcext:value-type="float">
            <text:p>0.0065</text:p>
          </table:table-cell>
          <table:table-cell office:value-type="float" office:value="0.942880522681308" calcext:value-type="float">
            <text:p>0.94</text:p>
          </table:table-cell>
          <table:table-cell office:value-type="float" office:value="-0.000322299641013" calcext:value-type="float">
            <text:p>-0.00032</text:p>
          </table:table-cell>
          <table:table-cell office:value-type="string" calcext:value-type="string">
            <text:p>V4-V5_UNIV</text:p>
          </table:table-cell>
          <table:table-cell office:value-type="string" calcext:value-type="string">
            <text:p>16S</text:p>
          </table:table-cell>
          <table:table-cell office:value-type="float" office:value="0.976014877654222" calcext:value-type="float">
            <text:p>0.98</text:p>
          </table:table-cell>
          <table:table-cell table:number-columns-repeated="39"/>
        </table:table-row>
        <table:table-row table:style-name="ro6">
          <table:table-cell office:value-type="string" calcext:value-type="string">
            <text:p>S0444</text:p>
          </table:table-cell>
          <table:table-cell office:value-type="string" calcext:value-type="string">
            <text:p>GP13</text:p>
          </table:table-cell>
          <table:table-cell office:value-type="float" office:value="15" calcext:value-type="float">
            <text:p>15</text:p>
          </table:table-cell>
          <table:table-cell office:value-type="float" office:value="-32.495" calcext:value-type="float">
            <text:p>-32.495</text:p>
          </table:table-cell>
          <table:table-cell office:value-type="float" office:value="-168.002" calcext:value-type="float">
            <text:p>-168.002</text:p>
          </table:table-cell>
          <table:table-cell office:value-type="float" office:value="19.686" calcext:value-type="float">
            <text:p>19.686</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SRR5788134</text:p>
          </table:table-cell>
          <table:table-cell table:style-name="Default" office:value-type="float" office:value="0.248229455" calcext:value-type="float">
            <text:p>0.248229455</text:p>
          </table:table-cell>
          <table:table-cell table:style-name="Default" office:value-type="float" office:value="0.00775211525268694" calcext:value-type="float">
            <text:p>0.007752115252687</text:p>
          </table:table-cell>
          <table:table-cell table:style-name="Default" table:formula="of:=[.J258]/[.K258]" office:value-type="float" office:value="32.0208674547198" calcext:value-type="float">
            <text:p>32.0208674547198</text:p>
          </table:table-cell>
          <table:table-cell table:style-name="Default" table:formula="of:=([.K258]*5.75)/((1-[.K258])+([.K258]*5.75))" office:value-type="float" office:value="0.042991602384195" calcext:value-type="float">
            <text:p>0.042991602384195</text:p>
          </table:table-cell>
          <table:table-cell table:style-name="Default" table:formula="of:=[.J258]/[.M258]" office:value-type="float" office:value="5.77390562886431" calcext:value-type="float">
            <text:p>5.77390562886431</text:p>
          </table:table-cell>
          <table:table-cell table:style-name="Default" office:value-type="string" calcext:value-type="string">
            <text:p>S0444</text:p>
          </table:table-cell>
          <table:table-cell office:value-type="float" office:value="0.87238615285328" calcext:value-type="float">
            <text:p>0.87</text:p>
          </table:table-cell>
          <table:table-cell office:value-type="string" calcext:value-type="string">
            <text:p>cyanobacteria and other taxa differ significantly between MG and tags</text:p>
          </table:table-cell>
          <table:table-cell table:number-columns-repeated="2"/>
          <table:table-cell table:style-name="ce21" office:value-type="string" calcext:value-type="string">
            <text:p>tags probably fine, since there is a good correlation with closest sample in water column (R2=0.993)</text:p>
          </table:table-cell>
          <table:table-cell office:value-type="float" office:value="4.87880833624674E-107" calcext:value-type="float">
            <text:p>4.88E-107</text:p>
          </table:table-cell>
          <table:table-cell office:value-type="float" office:value="0.022255179007836" calcext:value-type="float">
            <text:p>0.0223</text:p>
          </table:table-cell>
          <table:table-cell office:value-type="float" office:value="0.892011603915075" calcext:value-type="float">
            <text:p>0.89</text:p>
          </table:table-cell>
          <table:table-cell office:value-type="float" office:value="-0.00022090800561" calcext:value-type="float">
            <text:p>-0.00022</text:p>
          </table:table-cell>
          <table:table-cell office:value-type="string" calcext:value-type="string">
            <text:p>V4-V5_UNIV</text:p>
          </table:table-cell>
          <table:table-cell office:value-type="string" calcext:value-type="string">
            <text:p>16S</text:p>
          </table:table-cell>
          <table:table-cell office:value-type="float" office:value="0.958247508768023" calcext:value-type="float">
            <text:p>0.96</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441</text:p>
          </table:table-cell>
          <table:table-cell office:value-type="string" calcext:value-type="string">
            <text:p>GP13</text:p>
          </table:table-cell>
          <table:table-cell office:value-type="float" office:value="52" calcext:value-type="float">
            <text:p>52</text:p>
          </table:table-cell>
          <table:table-cell office:value-type="float" office:value="-32.499" calcext:value-type="float">
            <text:p>-32.499</text:p>
          </table:table-cell>
          <table:table-cell office:value-type="float" office:value="-169.00233" calcext:value-type="float">
            <text:p>-169.00233</text:p>
          </table:table-cell>
          <table:table-cell office:value-type="float" office:value="19.035" calcext:value-type="float">
            <text:p>19.035</text:p>
          </table:table-cell>
          <table:table-cell office:value-type="float" office:value="37" calcext:value-type="float">
            <text:p>37</text:p>
          </table:table-cell>
          <table:table-cell office:value-type="float" office:value="1.8" calcext:value-type="float">
            <text:p>1.8</text:p>
          </table:table-cell>
          <table:table-cell office:value-type="string" calcext:value-type="string">
            <text:p>SRR5788133</text:p>
          </table:table-cell>
          <table:table-cell table:style-name="Default" office:value-type="float" office:value="0.260961935" calcext:value-type="float">
            <text:p>0.260961935</text:p>
          </table:table-cell>
          <table:table-cell table:style-name="Default" office:value-type="float" office:value="0.00803919105639995" calcext:value-type="float">
            <text:p>0.0080391910564</text:p>
          </table:table-cell>
          <table:table-cell table:style-name="Default" table:formula="of:=[.J259]/[.K259]" office:value-type="float" office:value="32.4612181958594" calcext:value-type="float">
            <text:p>32.4612181958594</text:p>
          </table:table-cell>
          <table:table-cell table:style-name="Default" table:formula="of:=([.K259]*5.75)/((1-[.K259])+([.K259]*5.75))" office:value-type="float" office:value="0.0445251058681186" calcext:value-type="float">
            <text:p>0.044525105868119</text:p>
          </table:table-cell>
          <table:table-cell table:style-name="Default" table:formula="of:=[.J259]/[.M259]" office:value-type="float" office:value="5.86100650210598" calcext:value-type="float">
            <text:p>5.86100650210598</text:p>
          </table:table-cell>
          <table:table-cell table:style-name="Default" office:value-type="string" calcext:value-type="string">
            <text:p>S0441</text:p>
          </table:table-cell>
          <table:table-cell office:value-type="float" office:value="0.972086389701793" calcext:value-type="float">
            <text:p>0.97</text:p>
          </table:table-cell>
          <table:table-cell table:number-columns-repeated="3"/>
          <table:table-cell table:style-name="ce17"/>
          <table:table-cell office:value-type="float" office:value="4.58623096754248E-183" calcext:value-type="float">
            <text:p>4.59E-183</text:p>
          </table:table-cell>
          <table:table-cell office:value-type="float" office:value="0.009569386101952" calcext:value-type="float">
            <text:p>0.0096</text:p>
          </table:table-cell>
          <table:table-cell office:value-type="float" office:value="0.861998408455096" calcext:value-type="float">
            <text:p>0.86</text:p>
          </table:table-cell>
          <table:table-cell office:value-type="float" office:value="0.0000131354888383067" calcext:value-type="float">
            <text:p>0.00001</text:p>
          </table:table-cell>
          <table:table-cell office:value-type="string" calcext:value-type="string">
            <text:p>V4-V5_UNIV</text:p>
          </table:table-cell>
          <table:table-cell office:value-type="string" calcext:value-type="string">
            <text:p>16S</text:p>
          </table:table-cell>
          <table:table-cell office:value-type="float" office:value="0.943747609333163" calcext:value-type="float">
            <text:p>0.94</text:p>
          </table:table-cell>
          <table:table-cell table:number-columns-repeated="39"/>
        </table:table-row>
        <table:table-row table:style-name="ro4">
          <table:table-cell office:value-type="string" calcext:value-type="string">
            <text:p>S0439</text:p>
          </table:table-cell>
          <table:table-cell office:value-type="string" calcext:value-type="string">
            <text:p>GP13</text:p>
          </table:table-cell>
          <table:table-cell office:value-type="float" office:value="17" calcext:value-type="float">
            <text:p>17</text:p>
          </table:table-cell>
          <table:table-cell office:value-type="float" office:value="-32.499" calcext:value-type="float">
            <text:p>-32.499</text:p>
          </table:table-cell>
          <table:table-cell office:value-type="float" office:value="-169.00233" calcext:value-type="float">
            <text:p>-169.00233</text:p>
          </table:table-cell>
          <table:table-cell office:value-type="float" office:value="19.142" calcext:value-type="float">
            <text:p>19.142</text:p>
          </table:table-cell>
          <table:table-cell office:value-type="float" office:value="58" calcext:value-type="float">
            <text:p>58</text:p>
          </table:table-cell>
          <table:table-cell office:value-type="float" office:value="2.9" calcext:value-type="float">
            <text:p>2.9</text:p>
          </table:table-cell>
          <table:table-cell office:value-type="string" calcext:value-type="string">
            <text:p>SRR5788239</text:p>
          </table:table-cell>
          <table:table-cell table:style-name="Default" office:value-type="float" office:value="0.27810557" calcext:value-type="float">
            <text:p>0.27810557</text:p>
          </table:table-cell>
          <table:table-cell table:style-name="Default" office:value-type="float" office:value="0.00810728898317927" calcext:value-type="float">
            <text:p>0.008107288983179</text:p>
          </table:table-cell>
          <table:table-cell table:style-name="Default" table:formula="of:=[.J260]/[.K260]" office:value-type="float" office:value="34.3031524566355" calcext:value-type="float">
            <text:p>34.3031524566355</text:p>
          </table:table-cell>
          <table:table-cell table:style-name="Default" table:formula="of:=([.K260]*5.75)/((1-[.K260])+([.K260]*5.75))" office:value-type="float" office:value="0.0448882808937529" calcext:value-type="float">
            <text:p>0.044888280893753</text:p>
          </table:table-cell>
          <table:table-cell table:style-name="Default" table:formula="of:=[.J260]/[.M260]" office:value-type="float" office:value="6.19550502854531" calcext:value-type="float">
            <text:p>6.19550502854531</text:p>
          </table:table-cell>
          <table:table-cell table:style-name="Default" office:value-type="string" calcext:value-type="string">
            <text:p>S0439</text:p>
          </table:table-cell>
          <table:table-cell office:value-type="float" office:value="0.947395740667612" calcext:value-type="float">
            <text:p>0.95</text:p>
          </table:table-cell>
          <table:table-cell office:value-type="string" calcext:value-type="string">
            <text:p>rhodo, pro, SAR86 differ, but otherwise generally similar</text:p>
          </table:table-cell>
          <table:table-cell table:number-columns-repeated="2"/>
          <table:table-cell table:style-name="ce20"/>
          <table:table-cell office:value-type="float" office:value="6.67040634513016E-096" calcext:value-type="float">
            <text:p>6.67E-96</text:p>
          </table:table-cell>
          <table:table-cell office:value-type="float" office:value="0.016731092687898" calcext:value-type="float">
            <text:p>0.0167</text:p>
          </table:table-cell>
          <table:table-cell office:value-type="float" office:value="0.860871303948917" calcext:value-type="float">
            <text:p>0.86</text:p>
          </table:table-cell>
          <table:table-cell office:value-type="float" office:value="-0.0000697247572911232" calcext:value-type="float">
            <text:p>-0.00007</text:p>
          </table:table-cell>
          <table:table-cell office:value-type="string" calcext:value-type="string">
            <text:p>V4-V5_UNIV</text:p>
          </table:table-cell>
          <table:table-cell office:value-type="string" calcext:value-type="string">
            <text:p>16S</text:p>
          </table:table-cell>
          <table:table-cell office:value-type="float" office:value="0.951613975283555" calcext:value-type="float">
            <text:p>0.95</text:p>
          </table:table-cell>
          <table:table-cell/>
          <table:table-cell office:value-type="string" calcext:value-type="string">
            <text:p>off on linear plot</text:p>
          </table:table-cell>
          <table:table-cell table:number-columns-repeated="37"/>
        </table:table-row>
        <table:table-row table:style-name="ro9">
          <table:table-cell office:value-type="string" calcext:value-type="string">
            <text:p>S0352</text:p>
          </table:table-cell>
          <table:table-cell office:value-type="string" calcext:value-type="string">
            <text:p>GP13</text:p>
          </table:table-cell>
          <table:table-cell office:value-type="float" office:value="51" calcext:value-type="float">
            <text:p>51</text:p>
          </table:table-cell>
          <table:table-cell office:value-type="float" office:value="-32.4995" calcext:value-type="float">
            <text:p>-32.4995</text:p>
          </table:table-cell>
          <table:table-cell office:value-type="float" office:value="-154.99933" calcext:value-type="float">
            <text:p>-154.99933</text:p>
          </table:table-cell>
          <table:table-cell office:value-type="float" office:value="19.234" calcext:value-type="float">
            <text:p>19.234</text:p>
          </table:table-cell>
          <table:table-cell office:value-type="float" office:value="124" calcext:value-type="float">
            <text:p>124</text:p>
          </table:table-cell>
          <table:table-cell office:value-type="float" office:value="6.2" calcext:value-type="float">
            <text:p>6.2</text:p>
          </table:table-cell>
          <table:table-cell office:value-type="string" calcext:value-type="string">
            <text:p>SRR5788167</text:p>
          </table:table-cell>
          <table:table-cell table:style-name="Default" office:value-type="float" office:value="0.20505087" calcext:value-type="float">
            <text:p>0.20505087</text:p>
          </table:table-cell>
          <table:table-cell table:style-name="Default" office:value-type="float" office:value="0.0059133475989968" calcext:value-type="float">
            <text:p>0.005913347598997</text:p>
          </table:table-cell>
          <table:table-cell table:style-name="Default" table:formula="of:=[.J261]/[.K261]" office:value-type="float" office:value="34.675937202607" calcext:value-type="float">
            <text:p>34.675937202607</text:p>
          </table:table-cell>
          <table:table-cell table:style-name="Default" table:formula="of:=([.K261]*5.75)/((1-[.K261])+([.K261]*5.75))" office:value-type="float" office:value="0.0330727869879761" calcext:value-type="float">
            <text:p>0.033072786987976</text:p>
          </table:table-cell>
          <table:table-cell table:style-name="Default" table:formula="of:=[.J261]/[.M261]" office:value-type="float" office:value="6.19998762349687" calcext:value-type="float">
            <text:p>6.19998762349687</text:p>
          </table:table-cell>
          <table:table-cell table:style-name="Default" office:value-type="string" calcext:value-type="string">
            <text:p>S0352</text:p>
          </table:table-cell>
          <table:table-cell office:value-type="float" office:value="0.851192123391933" calcext:value-type="float">
            <text:p>0.85</text:p>
          </table:table-cell>
          <table:table-cell office:value-type="string" calcext:value-type="string">
            <text:p>Fraction of cyanobacteria differs significantly between MG and tags, so does SAR86, Rhodobacteraceae, making me wonder whether these are the same samples</text:p>
          </table:table-cell>
          <table:table-cell table:number-columns-repeated="2"/>
          <table:table-cell table:style-name="ce21" office:value-type="string" calcext:value-type="string">
            <text:p>good correlation with samples close in water column (0.97), so probably it’s real. MG cyano fraction does seem artificially low, but perhaps it’s due to the presence of organisms with larger genomes</text:p>
          </table:table-cell>
          <table:table-cell office:value-type="float" office:value="3.62355537915654E-104" calcext:value-type="float">
            <text:p>3.62E-104</text:p>
          </table:table-cell>
          <table:table-cell office:value-type="float" office:value="0.027692073500908" calcext:value-type="float">
            <text:p>0.0277</text:p>
          </table:table-cell>
          <table:table-cell office:value-type="float" office:value="1.04088989056087" calcext:value-type="float">
            <text:p>1.04</text:p>
          </table:table-cell>
          <table:table-cell office:value-type="float" office:value="-0.000663537714749" calcext:value-type="float">
            <text:p>-0.00066</text:p>
          </table:table-cell>
          <table:table-cell office:value-type="string" calcext:value-type="string">
            <text:p>V4-V5_UNIV</text:p>
          </table:table-cell>
          <table:table-cell office:value-type="string" calcext:value-type="string">
            <text:p>16S</text:p>
          </table:table-cell>
          <table:table-cell office:value-type="float" office:value="0.95226869156984" calcext:value-type="float">
            <text:p>0.95</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422</text:p>
          </table:table-cell>
          <table:table-cell office:value-type="string" calcext:value-type="string">
            <text:p>GP13</text:p>
          </table:table-cell>
          <table:table-cell office:value-type="float" office:value="51.1" calcext:value-type="float">
            <text:p>51.1</text:p>
          </table:table-cell>
          <table:table-cell office:value-type="float" office:value="-32.4995" calcext:value-type="float">
            <text:p>-32.4995</text:p>
          </table:table-cell>
          <table:table-cell office:value-type="float" office:value="-179.125" calcext:value-type="float">
            <text:p>-179.125</text:p>
          </table:table-cell>
          <table:table-cell office:value-type="float" office:value="20.689" calcext:value-type="float">
            <text:p>20.689</text:p>
          </table:table-cell>
          <table:table-cell office:value-type="float" office:value="86" calcext:value-type="float">
            <text:p>86</text:p>
          </table:table-cell>
          <table:table-cell office:value-type="float" office:value="4.3" calcext:value-type="float">
            <text:p>4.3</text:p>
          </table:table-cell>
          <table:table-cell office:value-type="string" calcext:value-type="string">
            <text:p>SRR5788390</text:p>
          </table:table-cell>
          <table:table-cell table:style-name="Default" office:value-type="float" office:value="0.156667765" calcext:value-type="float">
            <text:p>0.156667765</text:p>
          </table:table-cell>
          <table:table-cell table:style-name="Default" office:value-type="float" office:value="0.00447669033652362" calcext:value-type="float">
            <text:p>0.004476690336524</text:p>
          </table:table-cell>
          <table:table-cell table:style-name="Default" table:formula="of:=[.J262]/[.K262]" office:value-type="float" office:value="34.9963372989655" calcext:value-type="float">
            <text:p>34.9963372989655</text:p>
          </table:table-cell>
          <table:table-cell table:style-name="Default" table:formula="of:=([.K262]*5.75)/((1-[.K262])+([.K262]*5.75))" office:value-type="float" office:value="0.0252050032120319" calcext:value-type="float">
            <text:p>0.025205003212032</text:p>
          </table:table-cell>
          <table:table-cell table:style-name="Default" table:formula="of:=[.J262]/[.M262]" office:value-type="float" office:value="6.21574072742878" calcext:value-type="float">
            <text:p>6.21574072742878</text:p>
          </table:table-cell>
          <table:table-cell table:style-name="Default" office:value-type="string" calcext:value-type="string">
            <text:p>S0422</text:p>
          </table:table-cell>
          <table:table-cell office:value-type="float" office:value="0.974658936281687" calcext:value-type="float">
            <text:p>0.97</text:p>
          </table:table-cell>
          <table:table-cell table:number-columns-repeated="3"/>
          <table:table-cell table:style-name="ce17"/>
          <table:table-cell office:value-type="float" office:value="8.1846239754081E-133" calcext:value-type="float">
            <text:p>8.18E-133</text:p>
          </table:table-cell>
          <table:table-cell office:value-type="float" office:value="0.012059509484016" calcext:value-type="float">
            <text:p>0.0121</text:p>
          </table:table-cell>
          <table:table-cell office:value-type="float" office:value="0.957779376886441" calcext:value-type="float">
            <text:p>0.96</text:p>
          </table:table-cell>
          <table:table-cell office:value-type="float" office:value="-0.000510808470054" calcext:value-type="float">
            <text:p>-0.00051</text:p>
          </table:table-cell>
          <table:table-cell office:value-type="string" calcext:value-type="string">
            <text:p>V4-V5_UNIV</text:p>
          </table:table-cell>
          <table:table-cell office:value-type="string" calcext:value-type="string">
            <text:p>16S</text:p>
          </table:table-cell>
          <table:table-cell office:value-type="float" office:value="0.953072974472808" calcext:value-type="float">
            <text:p>0.95</text:p>
          </table:table-cell>
          <table:table-cell table:number-columns-repeated="39"/>
        </table:table-row>
        <table:table-row table:style-name="ro6">
          <table:table-cell office:value-type="string" calcext:value-type="string">
            <text:p>S0408</text:p>
          </table:table-cell>
          <table:table-cell office:value-type="string" calcext:value-type="string">
            <text:p>GP13</text:p>
          </table:table-cell>
          <table:table-cell office:value-type="float" office:value="52" calcext:value-type="float">
            <text:p>52</text:p>
          </table:table-cell>
          <table:table-cell office:value-type="float" office:value="-32.4885" calcext:value-type="float">
            <text:p>-32.4885</text:p>
          </table:table-cell>
          <table:table-cell office:value-type="float" office:value="-151.9995" calcext:value-type="float">
            <text:p>-151.9995</text:p>
          </table:table-cell>
          <table:table-cell office:value-type="float" office:value="18.947" calcext:value-type="float">
            <text:p>18.947</text:p>
          </table:table-cell>
          <table:table-cell office:value-type="float" office:value="36" calcext:value-type="float">
            <text:p>36</text:p>
          </table:table-cell>
          <table:table-cell office:value-type="float" office:value="1.8" calcext:value-type="float">
            <text:p>1.8</text:p>
          </table:table-cell>
          <table:table-cell office:value-type="string" calcext:value-type="string">
            <text:p>SRR5788123</text:p>
          </table:table-cell>
          <table:table-cell table:style-name="Default" office:value-type="float" office:value="0.239352875" calcext:value-type="float">
            <text:p>0.239352875</text:p>
          </table:table-cell>
          <table:table-cell table:style-name="Default" office:value-type="float" office:value="0.00665716178138015" calcext:value-type="float">
            <text:p>0.00665716178138</text:p>
          </table:table-cell>
          <table:table-cell table:style-name="Default" table:formula="of:=[.J263]/[.K263]" office:value-type="float" office:value="35.9541923210371" calcext:value-type="float">
            <text:p>35.9541923210371</text:p>
          </table:table-cell>
          <table:table-cell table:style-name="Default" table:formula="of:=([.K263]*5.75)/((1-[.K263])+([.K263]*5.75))" office:value-type="float" office:value="0.0371053526491192" calcext:value-type="float">
            <text:p>0.037105352649119</text:p>
          </table:table-cell>
          <table:table-cell table:style-name="Default" table:formula="of:=[.J263]/[.M263]" office:value-type="float" office:value="6.45062930039776" calcext:value-type="float">
            <text:p>6.45062930039776</text:p>
          </table:table-cell>
          <table:table-cell table:style-name="Default" office:value-type="string" calcext:value-type="string">
            <text:p>S0408</text:p>
          </table:table-cell>
          <table:table-cell office:value-type="float" office:value="0.86767565681122" calcext:value-type="float">
            <text:p>0.87</text:p>
          </table:table-cell>
          <table:table-cell office:value-type="string" calcext:value-type="string">
            <text:p>cyanobacteria and other taxa differ significantly between MG and tags</text:p>
          </table:table-cell>
          <table:table-cell table:number-columns-repeated="2"/>
          <table:table-cell table:style-name="ce21" office:value-type="string" calcext:value-type="string">
            <text:p>tags probably fine, since there is a good correlation with closest sample in water column (R2=0.98)</text:p>
          </table:table-cell>
          <table:table-cell office:value-type="float" office:value="4.2999784866652E-168" calcext:value-type="float">
            <text:p>4.30E-168</text:p>
          </table:table-cell>
          <table:table-cell office:value-type="float" office:value="0.017786594263443" calcext:value-type="float">
            <text:p>0.0178</text:p>
          </table:table-cell>
          <table:table-cell office:value-type="float" office:value="0.885518280979663" calcext:value-type="float">
            <text:p>0.89</text:p>
          </table:table-cell>
          <table:table-cell office:value-type="float" office:value="-0.0000215349663324031" calcext:value-type="float">
            <text:p>-0.00002</text:p>
          </table:table-cell>
          <table:table-cell office:value-type="string" calcext:value-type="string">
            <text:p>V4-V5_UNIV</text:p>
          </table:table-cell>
          <table:table-cell office:value-type="string" calcext:value-type="string">
            <text:p>16S</text:p>
          </table:table-cell>
          <table:table-cell office:value-type="float" office:value="0.965994691154315" calcext:value-type="float">
            <text:p>0.97</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434</text:p>
          </table:table-cell>
          <table:table-cell office:value-type="string" calcext:value-type="string">
            <text:p>GP13</text:p>
          </table:table-cell>
          <table:table-cell office:value-type="float" office:value="75" calcext:value-type="float">
            <text:p>75</text:p>
          </table:table-cell>
          <table:table-cell office:value-type="float" office:value="-32.49367" calcext:value-type="float">
            <text:p>-32.49367</text:p>
          </table:table-cell>
          <table:table-cell office:value-type="float" office:value="-169.99517" calcext:value-type="float">
            <text:p>-169.99517</text:p>
          </table:table-cell>
          <table:table-cell office:value-type="float" office:value="19.056" calcext:value-type="float">
            <text:p>19.056</text:p>
          </table:table-cell>
          <table:table-cell office:value-type="float" office:value="37" calcext:value-type="float">
            <text:p>37</text:p>
          </table:table-cell>
          <table:table-cell office:value-type="float" office:value="1.9" calcext:value-type="float">
            <text:p>1.9</text:p>
          </table:table-cell>
          <table:table-cell office:value-type="string" calcext:value-type="string">
            <text:p>SRR5788248</text:p>
          </table:table-cell>
          <table:table-cell table:style-name="Default" office:value-type="float" office:value="0.220253375" calcext:value-type="float">
            <text:p>0.220253375</text:p>
          </table:table-cell>
          <table:table-cell table:style-name="Default" office:value-type="float" office:value="0.00604456210015442" calcext:value-type="float">
            <text:p>0.006044562100154</text:p>
          </table:table-cell>
          <table:table-cell table:style-name="Default" table:formula="of:=[.J264]/[.K264]" office:value-type="float" office:value="36.4382682071168" calcext:value-type="float">
            <text:p>36.4382682071168</text:p>
          </table:table-cell>
          <table:table-cell table:style-name="Default" table:formula="of:=([.K264]*5.75)/((1-[.K264])+([.K264]*5.75))" office:value-type="float" office:value="0.0337861745815597" calcext:value-type="float">
            <text:p>0.03378617458156</text:p>
          </table:table-cell>
          <table:table-cell table:style-name="Default" table:formula="of:=[.J264]/[.M264]" office:value-type="float" office:value="6.51903856319423" calcext:value-type="float">
            <text:p>6.51903856319423</text:p>
          </table:table-cell>
          <table:table-cell table:style-name="Default" office:value-type="string" calcext:value-type="string">
            <text:p>S0434</text:p>
          </table:table-cell>
          <table:table-cell office:value-type="float" office:value="0.961448416011713" calcext:value-type="float">
            <text:p>0.96</text:p>
          </table:table-cell>
          <table:table-cell table:number-columns-repeated="3"/>
          <table:table-cell table:style-name="ce17"/>
          <table:table-cell office:value-type="float" office:value="2.12446212805018E-155" calcext:value-type="float">
            <text:p>2.12E-155</text:p>
          </table:table-cell>
          <table:table-cell office:value-type="float" office:value="0.011925238868986" calcext:value-type="float">
            <text:p>0.0119</text:p>
          </table:table-cell>
          <table:table-cell office:value-type="float" office:value="0.877281224245671" calcext:value-type="float">
            <text:p>0.88</text:p>
          </table:table-cell>
          <table:table-cell office:value-type="float" office:value="0.0000244998510949088" calcext:value-type="float">
            <text:p>0.00002</text:p>
          </table:table-cell>
          <table:table-cell office:value-type="string" calcext:value-type="string">
            <text:p>V4-V5_UNIV</text:p>
          </table:table-cell>
          <table:table-cell office:value-type="string" calcext:value-type="string">
            <text:p>16S</text:p>
          </table:table-cell>
          <table:table-cell office:value-type="float" office:value="0.959259259259259" calcext:value-type="float">
            <text:p>0.96</text:p>
          </table:table-cell>
          <table:table-cell table:number-columns-repeated="39"/>
        </table:table-row>
        <table:table-row table:style-name="ro2">
          <table:table-cell office:value-type="string" calcext:value-type="string">
            <text:p>S0443</text:p>
          </table:table-cell>
          <table:table-cell office:value-type="string" calcext:value-type="string">
            <text:p>GP13</text:p>
          </table:table-cell>
          <table:table-cell office:value-type="float" office:value="101" calcext:value-type="float">
            <text:p>101</text:p>
          </table:table-cell>
          <table:table-cell office:value-type="float" office:value="-32.499" calcext:value-type="float">
            <text:p>-32.499</text:p>
          </table:table-cell>
          <table:table-cell office:value-type="float" office:value="-169.00233" calcext:value-type="float">
            <text:p>-169.00233</text:p>
          </table:table-cell>
          <table:table-cell office:value-type="float" office:value="18.876" calcext:value-type="float">
            <text:p>18.876</text:p>
          </table:table-cell>
          <table:table-cell office:value-type="float" office:value="43" calcext:value-type="float">
            <text:p>43</text:p>
          </table:table-cell>
          <table:table-cell office:value-type="float" office:value="2.1" calcext:value-type="float">
            <text:p>2.1</text:p>
          </table:table-cell>
          <table:table-cell office:value-type="string" calcext:value-type="string">
            <text:p>SRR5788135</text:p>
          </table:table-cell>
          <table:table-cell table:style-name="Default" office:value-type="float" office:value="0.21770439" calcext:value-type="float">
            <text:p>0.21770439</text:p>
          </table:table-cell>
          <table:table-cell table:style-name="Default" office:value-type="float" office:value="0.00436912819476715" calcext:value-type="float">
            <text:p>0.004369128194767</text:p>
          </table:table-cell>
          <table:table-cell table:style-name="Default" table:formula="of:=[.J265]/[.K265]" office:value-type="float" office:value="49.8278787655491" calcext:value-type="float">
            <text:p>49.8278787655491</text:p>
          </table:table-cell>
          <table:table-cell table:style-name="Default" table:formula="of:=([.K265]*5.75)/((1-[.K265])+([.K265]*5.75))" office:value-type="float" office:value="0.0246117114386625" calcext:value-type="float">
            <text:p>0.024611711438663</text:p>
          </table:table-cell>
          <table:table-cell table:style-name="Default" table:formula="of:=[.J265]/[.M265]" office:value-type="float" office:value="8.84556080313898" calcext:value-type="float">
            <text:p>8.84556080313898</text:p>
          </table:table-cell>
          <table:table-cell table:style-name="Default" office:value-type="string" calcext:value-type="string">
            <text:p>S0443</text:p>
          </table:table-cell>
          <table:table-cell office:value-type="float" office:value="0.983084875369663" calcext:value-type="float">
            <text:p>0.98</text:p>
          </table:table-cell>
          <table:table-cell table:number-columns-repeated="3"/>
          <table:table-cell table:style-name="ce17"/>
          <table:table-cell office:value-type="float" office:value="5.41204178310772E-243" calcext:value-type="float">
            <text:p>5.41E-243</text:p>
          </table:table-cell>
          <table:table-cell office:value-type="float" office:value="0.00737337946134" calcext:value-type="float">
            <text:p>0.0074</text:p>
          </table:table-cell>
          <table:table-cell office:value-type="float" office:value="0.927062348685247" calcext:value-type="float">
            <text:p>0.93</text:p>
          </table:table-cell>
          <table:table-cell office:value-type="float" office:value="-0.000213902345682" calcext:value-type="float">
            <text:p>-0.00021</text:p>
          </table:table-cell>
          <table:table-cell office:value-type="string" calcext:value-type="string">
            <text:p>V4-V5_UNIV</text:p>
          </table:table-cell>
          <table:table-cell office:value-type="string" calcext:value-type="string">
            <text:p>16S</text:p>
          </table:table-cell>
          <table:table-cell office:value-type="float" office:value="0.919577589807853" calcext:value-type="float">
            <text:p>0.92</text:p>
          </table:table-cell>
          <table:table-cell table:number-columns-repeated="39"/>
        </table:table-row>
        <table:table-row table:style-name="ro2">
          <table:table-cell office:value-type="string" calcext:value-type="string">
            <text:p>S0402</text:p>
          </table:table-cell>
          <table:table-cell office:value-type="string" calcext:value-type="string">
            <text:p>GP13</text:p>
          </table:table-cell>
          <table:table-cell office:value-type="float" office:value="76" calcext:value-type="float">
            <text:p>76</text:p>
          </table:table-cell>
          <table:table-cell office:value-type="float" office:value="-32.46367" calcext:value-type="float">
            <text:p>-32.46367</text:p>
          </table:table-cell>
          <table:table-cell office:value-type="float" office:value="-159.01933" calcext:value-type="float">
            <text:p>-159.01933</text:p>
          </table:table-cell>
          <table:table-cell office:value-type="float" office:value="19.528" calcext:value-type="float">
            <text:p>19.528</text:p>
          </table:table-cell>
          <table:table-cell office:value-type="float" office:value="71" calcext:value-type="float">
            <text:p>71</text:p>
          </table:table-cell>
          <table:table-cell office:value-type="float" office:value="3.6" calcext:value-type="float">
            <text:p>3.6</text:p>
          </table:table-cell>
          <table:table-cell office:value-type="string" calcext:value-type="string">
            <text:p>SRR5788125</text:p>
          </table:table-cell>
          <table:table-cell table:style-name="Default" office:value-type="float" office:value="0.150009435" calcext:value-type="float">
            <text:p>0.150009435</text:p>
          </table:table-cell>
          <table:table-cell table:style-name="Default" office:value-type="float" office:value="0.00283912238773787" calcext:value-type="float">
            <text:p>0.002839122387738</text:p>
          </table:table-cell>
          <table:table-cell table:style-name="Default" table:formula="of:=[.J266]/[.K266]" office:value-type="float" office:value="52.8365510581328" calcext:value-type="float">
            <text:p>52.8365510581328</text:p>
          </table:table-cell>
          <table:table-cell table:style-name="Default" table:formula="of:=([.K266]*5.75)/((1-[.K266])+([.K266]*5.75))" office:value-type="float" office:value="0.0161077276313573" calcext:value-type="float">
            <text:p>0.016107727631357</text:p>
          </table:table-cell>
          <table:table-cell table:style-name="Default" table:formula="of:=[.J266]/[.M266]" office:value-type="float" office:value="9.3128862390231" calcext:value-type="float">
            <text:p>9.3128862390231</text:p>
          </table:table-cell>
          <table:table-cell table:style-name="Default" office:value-type="string" calcext:value-type="string">
            <text:p>S0402</text:p>
          </table:table-cell>
          <table:table-cell office:value-type="float" office:value="0.957042628053282" calcext:value-type="float">
            <text:p>0.96</text:p>
          </table:table-cell>
          <table:table-cell table:number-columns-repeated="3"/>
          <table:table-cell table:style-name="ce17"/>
          <table:table-cell office:value-type="float" office:value="1.01136296204344E-153" calcext:value-type="float">
            <text:p>1.01E-153</text:p>
          </table:table-cell>
          <table:table-cell office:value-type="float" office:value="0.011672952269954" calcext:value-type="float">
            <text:p>0.0117</text:p>
          </table:table-cell>
          <table:table-cell office:value-type="float" office:value="0.820925953414362" calcext:value-type="float">
            <text:p>0.82</text:p>
          </table:table-cell>
          <table:table-cell office:value-type="float" office:value="0.000162030156395" calcext:value-type="float">
            <text:p>0.00016</text:p>
          </table:table-cell>
          <table:table-cell office:value-type="string" calcext:value-type="string">
            <text:p>V4-V5_UNIV</text:p>
          </table:table-cell>
          <table:table-cell office:value-type="string" calcext:value-type="string">
            <text:p>16S</text:p>
          </table:table-cell>
          <table:table-cell office:value-type="float" office:value="0.952331270402074" calcext:value-type="float">
            <text:p>0.95</text:p>
          </table:table-cell>
          <table:table-cell table:number-columns-repeated="39"/>
        </table:table-row>
        <table:table-row table:style-name="ro5">
          <table:table-cell office:value-type="string" calcext:value-type="string">
            <text:p>S0399</text:p>
          </table:table-cell>
          <table:table-cell office:value-type="string" calcext:value-type="string">
            <text:p>GP13</text:p>
          </table:table-cell>
          <table:table-cell office:value-type="float" office:value="15" calcext:value-type="float">
            <text:p>15</text:p>
          </table:table-cell>
          <table:table-cell office:value-type="float" office:value="-32.46367" calcext:value-type="float">
            <text:p>-32.46367</text:p>
          </table:table-cell>
          <table:table-cell office:value-type="float" office:value="-159.01933" calcext:value-type="float">
            <text:p>-159.01933</text:p>
          </table:table-cell>
          <table:table-cell office:value-type="float" office:value="19.512" calcext:value-type="float">
            <text:p>19.512</text:p>
          </table:table-cell>
          <table:table-cell office:value-type="float" office:value="56" calcext:value-type="float">
            <text:p>56</text:p>
          </table:table-cell>
          <table:table-cell office:value-type="float" office:value="2.8" calcext:value-type="float">
            <text:p>2.8</text:p>
          </table:table-cell>
          <table:table-cell office:value-type="string" calcext:value-type="string">
            <text:p>SRR5788264</text:p>
          </table:table-cell>
          <table:table-cell table:style-name="Default" office:value-type="float" office:value="0.2120811" calcext:value-type="float">
            <text:p>0.2120811</text:p>
          </table:table-cell>
          <table:table-cell table:style-name="Default" office:value-type="float" office:value="0.003997936548878" calcext:value-type="float">
            <text:p>0.003997936548878</text:p>
          </table:table-cell>
          <table:table-cell table:style-name="Default" table:formula="of:=[.J267]/[.K267]" office:value-type="float" office:value="53.0476403032258" calcext:value-type="float">
            <text:p>53.0476403032258</text:p>
          </table:table-cell>
          <table:table-cell table:style-name="Default" table:formula="of:=([.K267]*5.75)/((1-[.K267])+([.K267]*5.75))" office:value-type="float" office:value="0.0225597215630438" calcext:value-type="float">
            <text:p>0.022559721563044</text:p>
          </table:table-cell>
          <table:table-cell table:style-name="Default" table:formula="of:=[.J267]/[.M267]" office:value-type="float" office:value="9.40087400490883" calcext:value-type="float">
            <text:p>9.40087400490883</text:p>
          </table:table-cell>
          <table:table-cell table:style-name="Default" office:value-type="string" calcext:value-type="string">
            <text:p>S0399</text:p>
          </table:table-cell>
          <table:table-cell office:value-type="float" office:value="0.808616763389655" calcext:value-type="float">
            <text:p>0.81</text:p>
          </table:table-cell>
          <table:table-cell office:value-type="string" calcext:value-type="string">
            <text:p>Similar, some potentially contaminating sequences in MG, Roseobacters differ ~3x</text:p>
          </table:table-cell>
          <table:table-cell office:value-type="string" calcext:value-type="string">
            <text:p>yes</text:p>
          </table:table-cell>
          <table:table-cell/>
          <table:table-cell table:style-name="ce21" office:value-type="string" calcext:value-type="string">
            <text:p>Tags seem fine, since there is a very strong correlation between ASVs with S0401 which is ~50m. R2_ASV_S0399_S0401=0.99, MG2ASV_S401=0.97</text:p>
          </table:table-cell>
          <table:table-cell office:value-type="float" office:value="5.57118108495943E-077" calcext:value-type="float">
            <text:p>5.57E-77</text:p>
          </table:table-cell>
          <table:table-cell office:value-type="float" office:value="0.031492162404799" calcext:value-type="float">
            <text:p>0.0315</text:p>
          </table:table-cell>
          <table:table-cell office:value-type="float" office:value="0.935825873335043" calcext:value-type="float">
            <text:p>0.94</text:p>
          </table:table-cell>
          <table:table-cell office:value-type="float" office:value="-0.000194926473653" calcext:value-type="float">
            <text:p>-0.00019</text:p>
          </table:table-cell>
          <table:table-cell office:value-type="string" calcext:value-type="string">
            <text:p>V4-V5_UNIV</text:p>
          </table:table-cell>
          <table:table-cell office:value-type="string" calcext:value-type="string">
            <text:p>16S</text:p>
          </table:table-cell>
          <table:table-cell office:value-type="float" office:value="0.932691484809585" calcext:value-type="float">
            <text:p>0.93</text:p>
          </table:table-cell>
          <table:table-cell/>
          <table:table-cell office:value-type="string" calcext:value-type="string">
            <text:p>off on linear plot</text:p>
          </table:table-cell>
          <table:table-cell table:number-columns-repeated="37"/>
        </table:table-row>
        <table:table-row table:style-name="ro4">
          <table:table-cell office:value-type="string" calcext:value-type="string">
            <text:p>S0339</text:p>
          </table:table-cell>
          <table:table-cell office:value-type="string" calcext:value-type="string">
            <text:p>GP13</text:p>
          </table:table-cell>
          <table:table-cell office:value-type="float" office:value="51" calcext:value-type="float">
            <text:p>51</text:p>
          </table:table-cell>
          <table:table-cell office:value-type="float" office:value="-32.50433" calcext:value-type="float">
            <text:p>-32.50433</text:p>
          </table:table-cell>
          <table:table-cell office:value-type="float" office:value="-163.98967" calcext:value-type="float">
            <text:p>-163.98967</text:p>
          </table:table-cell>
          <table:table-cell office:value-type="float" office:value="19.404" calcext:value-type="float">
            <text:p>19.404</text:p>
          </table:table-cell>
          <table:table-cell office:value-type="float" office:value="25" calcext:value-type="float">
            <text:p>25</text:p>
          </table:table-cell>
          <table:table-cell office:value-type="float" office:value="1.3" calcext:value-type="float">
            <text:p>1.3</text:p>
          </table:table-cell>
          <table:table-cell office:value-type="string" calcext:value-type="string">
            <text:p>SRR5788423</text:p>
          </table:table-cell>
          <table:table-cell table:style-name="Default" office:value-type="float" office:value="0.176938855" calcext:value-type="float">
            <text:p>0.176938855</text:p>
          </table:table-cell>
          <table:table-cell table:style-name="Default" office:value-type="float" office:value="0.00326733320264001" calcext:value-type="float">
            <text:p>0.00326733320264</text:p>
          </table:table-cell>
          <table:table-cell table:style-name="Default" table:formula="of:=[.J268]/[.K268]" office:value-type="float" office:value="54.1539059612999" calcext:value-type="float">
            <text:p>54.1539059612999</text:p>
          </table:table-cell>
          <table:table-cell table:style-name="Default" table:formula="of:=([.K268]*5.75)/((1-[.K268])+([.K268]*5.75))" office:value-type="float" office:value="0.0185000482609955" calcext:value-type="float">
            <text:p>0.018500048260996</text:p>
          </table:table-cell>
          <table:table-cell table:style-name="Default" table:formula="of:=[.J268]/[.M268]" office:value-type="float" office:value="9.56423748218259" calcext:value-type="float">
            <text:p>9.56423748218259</text:p>
          </table:table-cell>
          <table:table-cell table:style-name="Default" office:value-type="string" calcext:value-type="string">
            <text:p>S0339</text:p>
          </table:table-cell>
          <table:table-cell office:value-type="float" office:value="0.902833035381818" calcext:value-type="float">
            <text:p>0.90</text:p>
          </table:table-cell>
          <table:table-cell office:value-type="string" calcext:value-type="string">
            <text:p>very big difference in phototroph abundances similar to below</text:p>
          </table:table-cell>
          <table:table-cell table:number-columns-repeated="2"/>
          <table:table-cell table:style-name="ce21" office:value-type="string" calcext:value-type="string">
            <text:p>probably fine, R2=0.97 with closest sample in water column</text:p>
          </table:table-cell>
          <table:table-cell office:value-type="float" office:value="1.05482229340234E-069" calcext:value-type="float">
            <text:p>1.05E-69</text:p>
          </table:table-cell>
          <table:table-cell office:value-type="float" office:value="0.025256671557023" calcext:value-type="float">
            <text:p>0.0253</text:p>
          </table:table-cell>
          <table:table-cell office:value-type="float" office:value="0.891195364125672" calcext:value-type="float">
            <text:p>0.89</text:p>
          </table:table-cell>
          <table:table-cell office:value-type="float" office:value="-0.000415785813102" calcext:value-type="float">
            <text:p>-0.00042</text:p>
          </table:table-cell>
          <table:table-cell office:value-type="string" calcext:value-type="string">
            <text:p>V4-V5_UNIV</text:p>
          </table:table-cell>
          <table:table-cell office:value-type="string" calcext:value-type="string">
            <text:p>16S</text:p>
          </table:table-cell>
          <table:table-cell office:value-type="float" office:value="0.970985412418374" calcext:value-type="float">
            <text:p>0.97</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090</text:p>
          </table:table-cell>
          <table:table-cell office:value-type="string" calcext:value-type="string">
            <text:p>GA03</text:p>
          </table:table-cell>
          <table:table-cell office:value-type="float" office:value="39.7" calcext:value-type="float">
            <text:p>39.7</text:p>
          </table:table-cell>
          <table:table-cell office:value-type="float" office:value="26.1363" calcext:value-type="float">
            <text:p>26.1363</text:p>
          </table:table-cell>
          <table:table-cell office:value-type="float" office:value="-44.82642" calcext:value-type="float">
            <text:p>-44.82642</text:p>
          </table:table-cell>
          <table:table-cell office:value-type="float" office:value="25.137" calcext:value-type="float">
            <text:p>25.137</text:p>
          </table:table-cell>
          <table:table-cell office:value-type="float" office:value="138" calcext:value-type="float">
            <text:p>138</text:p>
          </table:table-cell>
          <table:table-cell office:value-type="float" office:value="6.9" calcext:value-type="float">
            <text:p>6.9</text:p>
          </table:table-cell>
          <table:table-cell office:value-type="string" calcext:value-type="string">
            <text:p>SRR5788252</text:p>
          </table:table-cell>
          <table:table-cell table:style-name="Default" office:value-type="float" office:value="0.111909505" calcext:value-type="float">
            <text:p>0.111909505</text:p>
          </table:table-cell>
          <table:table-cell table:style-name="Default" office:value-type="float" office:value="0.00181521992087503" calcext:value-type="float">
            <text:p>0.001815219920875</text:p>
          </table:table-cell>
          <table:table-cell table:style-name="Default" table:formula="of:=[.J269]/[.K269]" office:value-type="float" office:value="61.6506593570512" calcext:value-type="float">
            <text:p>61.6506593570512</text:p>
          </table:table-cell>
          <table:table-cell table:style-name="Default" table:formula="of:=([.K269]*5.75)/((1-[.K269])+([.K269]*5.75))" office:value-type="float" office:value="0.0103482885522779" calcext:value-type="float">
            <text:p>0.010348288552278</text:p>
          </table:table-cell>
          <table:table-cell table:style-name="Default" table:formula="of:=[.J269]/[.M269]" office:value-type="float" office:value="10.8143007836176" calcext:value-type="float">
            <text:p>10.8143007836176</text:p>
          </table:table-cell>
          <table:table-cell table:style-name="Default" office:value-type="string" calcext:value-type="string">
            <text:p>S0090</text:p>
          </table:table-cell>
          <table:table-cell office:value-type="float" office:value="0.984255974384022" calcext:value-type="float">
            <text:p>0.98</text:p>
          </table:table-cell>
          <table:table-cell table:number-columns-repeated="3"/>
          <table:table-cell table:style-name="ce17"/>
          <table:table-cell office:value-type="float" office:value="2.60847414494122E-200" calcext:value-type="float">
            <text:p>2.61E-200</text:p>
          </table:table-cell>
          <table:table-cell office:value-type="float" office:value="0.008486404017621" calcext:value-type="float">
            <text:p>0.0085</text:p>
          </table:table-cell>
          <table:table-cell office:value-type="float" office:value="0.995247694077854" calcext:value-type="float">
            <text:p>1.00</text:p>
          </table:table-cell>
          <table:table-cell office:value-type="float" office:value="-0.000581169477038" calcext:value-type="float">
            <text:p>-0.00058</text:p>
          </table:table-cell>
          <table:table-cell office:value-type="string" calcext:value-type="string">
            <text:p>V4-V5_UNIV</text:p>
          </table:table-cell>
          <table:table-cell office:value-type="string" calcext:value-type="string">
            <text:p>16S</text:p>
          </table:table-cell>
          <table:table-cell office:value-type="float" office:value="0.945759009828904" calcext:value-type="float">
            <text:p>0.95</text:p>
          </table:table-cell>
          <table:table-cell table:number-columns-repeated="39"/>
        </table:table-row>
        <table:table-row table:style-name="ro2">
          <table:table-cell office:value-type="string" calcext:value-type="string">
            <text:p>S0404</text:p>
          </table:table-cell>
          <table:table-cell office:value-type="string" calcext:value-type="string">
            <text:p>GP13</text:p>
          </table:table-cell>
          <table:table-cell office:value-type="float" office:value="77" calcext:value-type="float">
            <text:p>77</text:p>
          </table:table-cell>
          <table:table-cell office:value-type="float" office:value="-32.494" calcext:value-type="float">
            <text:p>-32.494</text:p>
          </table:table-cell>
          <table:table-cell office:value-type="float" office:value="-153.00567" calcext:value-type="float">
            <text:p>-153.00567</text:p>
          </table:table-cell>
          <table:table-cell office:value-type="float" office:value="18.529" calcext:value-type="float">
            <text:p>18.529</text:p>
          </table:table-cell>
          <table:table-cell table:number-columns-repeated="2"/>
          <table:table-cell office:value-type="string" calcext:value-type="string">
            <text:p>SRR5788127</text:p>
          </table:table-cell>
          <table:table-cell table:style-name="Default" office:value-type="float" office:value="0.156812205" calcext:value-type="float">
            <text:p>0.156812205</text:p>
          </table:table-cell>
          <table:table-cell table:style-name="Default" office:value-type="float" office:value="0.00201894134057705" calcext:value-type="float">
            <text:p>0.002018941340577</text:p>
          </table:table-cell>
          <table:table-cell table:style-name="Default" table:formula="of:=[.J270]/[.K270]" office:value-type="float" office:value="77.670510702" calcext:value-type="float">
            <text:p>77.670510702</text:p>
          </table:table-cell>
          <table:table-cell table:style-name="Default" table:formula="of:=([.K270]*5.75)/((1-[.K270])+([.K270]*5.75))" office:value-type="float" office:value="0.0114986410696918" calcext:value-type="float">
            <text:p>0.011498641069692</text:p>
          </table:table-cell>
          <table:table-cell table:style-name="Default" table:formula="of:=[.J270]/[.M270]" office:value-type="float" office:value="13.6374554218696" calcext:value-type="float">
            <text:p>13.6374554218696</text:p>
          </table:table-cell>
          <table:table-cell table:style-name="Default" office:value-type="string" calcext:value-type="string">
            <text:p>S0404</text:p>
          </table:table-cell>
          <table:table-cell office:value-type="float" office:value="0.988554675053053" calcext:value-type="float">
            <text:p>0.99</text:p>
          </table:table-cell>
          <table:table-cell table:number-columns-repeated="3"/>
          <table:table-cell table:style-name="ce17"/>
          <table:table-cell office:value-type="float" office:value="1.5607806177983E-181" calcext:value-type="float">
            <text:p>1.56E-181</text:p>
          </table:table-cell>
          <table:table-cell office:value-type="float" office:value="0.007073618343637" calcext:value-type="float">
            <text:p>0.0071</text:p>
          </table:table-cell>
          <table:table-cell office:value-type="float" office:value="0.894156980770895" calcext:value-type="float">
            <text:p>0.89</text:p>
          </table:table-cell>
          <table:table-cell office:value-type="float" office:value="-0.0000700767336467758" calcext:value-type="float">
            <text:p>-0.00007</text:p>
          </table:table-cell>
          <table:table-cell office:value-type="string" calcext:value-type="string">
            <text:p>V4-V5_UNIV</text:p>
          </table:table-cell>
          <table:table-cell office:value-type="string" calcext:value-type="string">
            <text:p>16S</text:p>
          </table:table-cell>
          <table:table-cell office:value-type="float" office:value="0.975438596491228" calcext:value-type="float">
            <text:p>0.98</text:p>
          </table:table-cell>
          <table:table-cell table:number-columns-repeated="39"/>
        </table:table-row>
        <table:table-row table:style-name="ro4">
          <table:table-cell office:value-type="string" calcext:value-type="string">
            <text:p>S0057</text:p>
          </table:table-cell>
          <table:table-cell office:value-type="string" calcext:value-type="string">
            <text:p>GA03</text:p>
          </table:table-cell>
          <table:table-cell office:value-type="float" office:value="38.9" calcext:value-type="float">
            <text:p>38.9</text:p>
          </table:table-cell>
          <table:table-cell office:value-type="float" office:value="24.1499" calcext:value-type="float">
            <text:p>24.1499</text:p>
          </table:table-cell>
          <table:table-cell office:value-type="float" office:value="-40.21881" calcext:value-type="float">
            <text:p>-40.21881</text:p>
          </table:table-cell>
          <table:table-cell office:value-type="float" office:value="25.242" calcext:value-type="float">
            <text:p>25.242</text:p>
          </table:table-cell>
          <table:table-cell office:value-type="float" office:value="118" calcext:value-type="float">
            <text:p>118</text:p>
          </table:table-cell>
          <table:table-cell office:value-type="float" office:value="5.9" calcext:value-type="float">
            <text:p>5.9</text:p>
          </table:table-cell>
          <table:table-cell office:value-type="string" calcext:value-type="string">
            <text:p>SRR5788006</text:p>
          </table:table-cell>
          <table:table-cell table:style-name="Default" office:value-type="float" office:value="0.120228665" calcext:value-type="float">
            <text:p>0.120228665</text:p>
          </table:table-cell>
          <table:table-cell table:style-name="Default" office:value-type="float" office:value="0.000326690623979092" calcext:value-type="float">
            <text:p>0.000326690623979</text:p>
          </table:table-cell>
          <table:table-cell table:style-name="Default" table:formula="of:=[.J271]/[.K271]" office:value-type="float" office:value="368.019943565" calcext:value-type="float">
            <text:p>368.019943565</text:p>
          </table:table-cell>
          <table:table-cell table:style-name="Default" table:formula="of:=([.K271]*5.75)/((1-[.K271])+([.K271]*5.75))" office:value-type="float" office:value="0.001875560629536" calcext:value-type="float">
            <text:p>0.001875560629536</text:p>
          </table:table-cell>
          <table:table-cell table:style-name="Default" table:formula="of:=[.J271]/[.M271]" office:value-type="float" office:value="64.1027877780435" calcext:value-type="float">
            <text:p>64.1027877780435</text:p>
          </table:table-cell>
          <table:table-cell table:style-name="Default" office:value-type="string" calcext:value-type="string">
            <text:p>S0057</text:p>
          </table:table-cell>
          <table:table-cell office:value-type="float" office:value="0.949677612728392" calcext:value-type="float">
            <text:p>0.95</text:p>
          </table:table-cell>
          <table:table-cell office:value-type="string" calcext:value-type="string">
            <text:p>pro, rhodobacteraceae, SAR116 all differ significantly</text:p>
          </table:table-cell>
          <table:table-cell table:number-columns-repeated="2"/>
          <table:table-cell table:style-name="ce21" office:value-type="string" calcext:value-type="string">
            <text:p>probably fine, R2=0.93 with closest sample in water column</text:p>
          </table:table-cell>
          <table:table-cell office:value-type="float" office:value="4.85330884340826E-038" calcext:value-type="float">
            <text:p>4.85E-38</text:p>
          </table:table-cell>
          <table:table-cell office:value-type="float" office:value="0.030686752854315" calcext:value-type="float">
            <text:p>0.0307</text:p>
          </table:table-cell>
          <table:table-cell office:value-type="float" office:value="0.997590791004432" calcext:value-type="float">
            <text:p>1.00</text:p>
          </table:table-cell>
          <table:table-cell office:value-type="float" office:value="-0.003354491171968" calcext:value-type="float">
            <text:p>-0.00335</text:p>
          </table:table-cell>
          <table:table-cell office:value-type="string" calcext:value-type="string">
            <text:p>V4-V5_UNIV</text:p>
          </table:table-cell>
          <table:table-cell office:value-type="string" calcext:value-type="string">
            <text:p>16S</text:p>
          </table:table-cell>
          <table:table-cell office:value-type="float" office:value="0.976600871096284" calcext:value-type="float">
            <text:p>0.98</text:p>
          </table:table-cell>
          <table:table-cell office:value-type="string" calcext:value-type="string">
            <text:p>off on log-log plot</text:p>
          </table:table-cell>
          <table:table-cell office:value-type="string" calcext:value-type="string">
            <text:p>off on linear plot</text:p>
          </table:table-cell>
          <table:table-cell table:number-columns-repeated="37"/>
        </table:table-row>
        <table:table-row table:style-name="ro9">
          <table:table-cell office:value-type="string" calcext:value-type="string">
            <text:p>S0446</text:p>
          </table:table-cell>
          <table:table-cell office:value-type="string" calcext:value-type="string">
            <text:p>GP13</text:p>
          </table:table-cell>
          <table:table-cell office:value-type="float" office:value="50" calcext:value-type="float">
            <text:p>50</text:p>
          </table:table-cell>
          <table:table-cell office:value-type="float" office:value="-32.495" calcext:value-type="float">
            <text:p>-32.495</text:p>
          </table:table-cell>
          <table:table-cell office:value-type="float" office:value="-168.002" calcext:value-type="float">
            <text:p>-168.002</text:p>
          </table:table-cell>
          <table:table-cell office:value-type="float" office:value="19.492" calcext:value-type="float">
            <text:p>19.492</text:p>
          </table:table-cell>
          <table:table-cell office:value-type="float" office:value="50" calcext:value-type="float">
            <text:p>50</text:p>
          </table:table-cell>
          <table:table-cell office:value-type="float" office:value="2.5" calcext:value-type="float">
            <text:p>2.5</text:p>
          </table:table-cell>
          <table:table-cell office:value-type="string" calcext:value-type="string">
            <text:p>SRR5788128</text:p>
          </table:table-cell>
          <table:table-cell table:style-name="Default" office:value-type="float" office:value="0.320792505" calcext:value-type="float">
            <text:p>0.320792505</text:p>
          </table:table-cell>
          <table:table-cell table:style-name="Default" table:number-columns-repeated="4"/>
          <table:table-cell table:style-name="Default" office:value-type="string" calcext:value-type="string">
            <text:p>S0446</text:p>
          </table:table-cell>
          <table:table-cell office:value-type="float" office:value="0.831206153388626" calcext:value-type="float">
            <text:p>0.83</text:p>
          </table:table-cell>
          <table:table-cell office:value-type="string" calcext:value-type="string">
            <text:p>Fraction of cyanobacteria differs significantly between MG and tags, so does SAR86, Rhodobacteraceae, making me wonder whether these are the same samples</text:p>
          </table:table-cell>
          <table:table-cell office:value-type="string" calcext:value-type="string">
            <text:p>yes</text:p>
          </table:table-cell>
          <table:table-cell/>
          <table:table-cell table:style-name="ce21" office:value-type="string" calcext:value-type="string">
            <text:p>Tags probably fine, since there is a decent correlation between co-occurring samples R2_ASV_S0445_S0446=0.98 (with Pro proportions differing) MG2ASV_S0445=0.99</text:p>
          </table:table-cell>
          <table:table-cell office:value-type="float" office:value="2.26190427309916E-104" calcext:value-type="float">
            <text:p>2.26E-104</text:p>
          </table:table-cell>
          <table:table-cell office:value-type="float" office:value="0.024947890099462" calcext:value-type="float">
            <text:p>0.0249</text:p>
          </table:table-cell>
          <table:table-cell office:value-type="float" office:value="0.901224166367978" calcext:value-type="float">
            <text:p>0.90</text:p>
          </table:table-cell>
          <table:table-cell office:value-type="float" office:value="-0.0000402031940947927" calcext:value-type="float">
            <text:p>-0.00004</text:p>
          </table:table-cell>
          <table:table-cell office:value-type="string" calcext:value-type="string">
            <text:p>V4-V5_UNIV</text:p>
          </table:table-cell>
          <table:table-cell office:value-type="string" calcext:value-type="string">
            <text:p>16S</text:p>
          </table:table-cell>
          <table:table-cell office:value-type="float" office:value="0.977351462582376" calcext:value-type="float">
            <text:p>0.98</text:p>
          </table:table-cell>
          <table:table-cell/>
          <table:table-cell office:value-type="string" calcext:value-type="string">
            <text:p>off on linear plot</text:p>
          </table:table-cell>
          <table:table-cell table:number-columns-repeated="37"/>
        </table:table-row>
        <table:table-row table:style-name="ro2">
          <table:table-cell office:value-type="string" calcext:value-type="string">
            <text:p>S0336</text:p>
          </table:table-cell>
          <table:table-cell office:value-type="string" calcext:value-type="string">
            <text:p>GP13</text:p>
          </table:table-cell>
          <table:table-cell office:value-type="float" office:value="5100" calcext:value-type="float">
            <text:p>5100</text:p>
          </table:table-cell>
          <table:table-cell office:value-type="float" office:value="-32.515" calcext:value-type="float">
            <text:p>-32.515</text:p>
          </table:table-cell>
          <table:table-cell office:value-type="float" office:value="-164.98117" calcext:value-type="float">
            <text:p>-164.98117</text:p>
          </table:table-cell>
          <table:table-cell office:value-type="float" office:value="1.043" calcext:value-type="float">
            <text:p>1.043</text:p>
          </table:table-cell>
          <table:table-cell office:value-type="float" office:value="13" calcext:value-type="float">
            <text:p>13</text:p>
          </table:table-cell>
          <table:table-cell office:value-type="float" office:value="0.6" calcext:value-type="float">
            <text:p>0.6</text:p>
          </table:table-cell>
          <table:table-cell office:value-type="string" calcext:value-type="string">
            <text:p>SRR5788420</text:p>
          </table:table-cell>
          <table:table-cell table:style-name="Default" office:value-type="float" office:value="0.108022665" calcext:value-type="float">
            <text:p>0.108022665</text:p>
          </table:table-cell>
          <table:table-cell table:style-name="Default" table:number-columns-repeated="5"/>
          <table:table-cell office:value-type="float" office:value="0.974861328234257" calcext:value-type="float">
            <text:p>0.97</text:p>
          </table:table-cell>
          <table:table-cell table:number-columns-repeated="3"/>
          <table:table-cell table:style-name="ce17"/>
          <table:table-cell office:value-type="float" office:value="3.6831957826791E-185" calcext:value-type="float">
            <text:p>3.68E-185</text:p>
          </table:table-cell>
          <table:table-cell office:value-type="float" office:value="0.008955299462728" calcext:value-type="float">
            <text:p>0.0090</text:p>
          </table:table-cell>
          <table:table-cell office:value-type="float" office:value="0.843913845129195" calcext:value-type="float">
            <text:p>0.84</text:p>
          </table:table-cell>
          <table:table-cell office:value-type="float" office:value="0.0000388384413063242" calcext:value-type="float">
            <text:p>0.00004</text:p>
          </table:table-cell>
          <table:table-cell office:value-type="string" calcext:value-type="string">
            <text:p>V4-V5_UNIV</text:p>
          </table:table-cell>
          <table:table-cell office:value-type="string" calcext:value-type="string">
            <text:p>16S</text:p>
          </table:table-cell>
          <table:table-cell office:value-type="float" office:value="0.946631720354348" calcext:value-type="float">
            <text:p>0.95</text:p>
          </table:table-cell>
          <table:table-cell table:number-columns-repeated="39"/>
        </table:table-row>
        <table:table-row table:style-name="ro2">
          <table:table-cell table:number-columns-repeated="66"/>
        </table:table-row>
        <table:table-row table:style-name="ro8">
          <table:table-cell table:style-name="ce15" office:value-type="string" calcext:value-type="string">
            <text:p>AVG depth for R^2 &lt;0.95</text:p>
          </table:table-cell>
          <table:table-cell table:style-name="ce15" table:formula="of:=AVERAGE([.C2:.C233])" office:value-type="float" office:value="165.576724137931" calcext:value-type="float">
            <text:p>165.576724137931</text:p>
          </table:table-cell>
          <table:table-cell table:style-name="ce15" table:number-columns-repeated="13"/>
          <table:table-cell table:style-name="ce17" table:formula="of:=AVERAGE([.P1:.P273])" office:value-type="float" office:value="0.96722981959803" calcext:value-type="float">
            <text:p>0.97</text:p>
          </table:table-cell>
          <table:table-cell/>
          <table:table-cell table:style-name="ce17" table:number-columns-repeated="2"/>
          <table:table-cell/>
          <table:table-cell table:style-name="ce23"/>
          <table:table-cell table:style-name="ce25"/>
          <table:table-cell table:style-name="ce17"/>
          <table:table-cell table:style-name="ce27"/>
          <table:table-cell table:style-name="ce15" table:number-columns-repeated="2"/>
          <table:table-cell table:style-name="ce17"/>
          <table:table-cell table:style-name="ce15" table:number-columns-repeated="39"/>
        </table:table-row>
        <table:table-row table:style-name="ro8">
          <table:table-cell table:style-name="ce15" office:value-type="string" calcext:value-type="string">
            <text:p>AVG depth for R^2 &gt;0.95</text:p>
          </table:table-cell>
          <table:table-cell table:style-name="ce15" table:formula="of:=AVERAGE([.C234:.C273])" office:value-type="float" office:value="325.925" calcext:value-type="float">
            <text:p>325.925</text:p>
          </table:table-cell>
          <table:table-cell table:style-name="ce15" table:number-columns-repeated="13"/>
          <table:table-cell table:style-name="ce17" table:formula="of:=MEDIAN([.P1:.P273])" office:value-type="float" office:value="0.983314003843157" calcext:value-type="float">
            <text:p>0.98</text:p>
          </table:table-cell>
          <table:table-cell/>
          <table:table-cell table:style-name="ce17" table:number-columns-repeated="2"/>
          <table:table-cell/>
          <table:table-cell table:style-name="ce23"/>
          <table:table-cell table:style-name="ce25"/>
          <table:table-cell table:style-name="ce17"/>
          <table:table-cell table:style-name="ce27"/>
          <table:table-cell table:style-name="ce15" table:number-columns-repeated="2"/>
          <table:table-cell table:style-name="ce17"/>
          <table:table-cell table:style-name="ce15" table:number-columns-repeated="39"/>
        </table:table-row>
        <table:table-row table:style-name="ro2">
          <table:table-cell table:number-columns-repeated="15"/>
          <table:table-cell table:formula="of:=MIN([.P1:.P273])" office:value-type="float" office:value="0.554554624023253" calcext:value-type="float">
            <text:p>0.55</text:p>
          </table:table-cell>
          <table:table-cell table:number-columns-repeated="50"/>
        </table:table-row>
        <table:table-row table:style-name="ro2">
          <table:table-cell table:number-columns-repeated="15"/>
          <table:table-cell table:formula="of:=MAX([.P1:.P273])" office:value-type="float" office:value="0.995485129003186" calcext:value-type="float">
            <text:p>1.00</text:p>
          </table:table-cell>
          <table:table-cell table:number-columns-repeated="50"/>
        </table:table-row>
        <table:table-row table:style-name="ro2" table:number-rows-repeated="1048297">
          <table:table-cell table:number-columns-repeated="66"/>
        </table:table-row>
        <table:table-row table:style-name="ro2">
          <table:table-cell table:number-columns-repeated="66"/>
        </table:table-row>
      </table:table>
      <table:table table:name="Conclusions" table:style-name="ta1">
        <table:table-column table:style-name="co19" table:default-cell-style-name="Default"/>
        <table:table-row table:style-name="ro2">
          <table:table-cell office:value-type="string" calcext:value-type="string">
            <text:p>No obvious patterns with depth</text:p>
          </table:table-cell>
        </table:table-row>
        <table:table-row table:style-name="ro2">
          <table:table-cell office:value-type="string" calcext:value-type="string">
            <text:p>Lower DNA yields may generally have poorer R2, but hard to say</text:p>
          </table:table-cell>
        </table:table-row>
        <table:table-row table:style-name="ro2">
          <table:table-cell office:value-type="string" calcext:value-type="string">
            <text:p>Some graphs have particular taxa that have a ~2x difference</text:p>
          </table:table-cell>
        </table:table-row>
      </table:table>
      <table:table table:name="Corrected_5.75_vs_depth" table:style-name="ta1">
        <office:forms form:automatic-focus="false" form:apply-design-mode="false"/>
        <table:shapes>
          <draw:frame draw:z-index="0" draw:style-name="gr1" draw:text-style-name="P1" svg:width="15.999cm" svg:height="8.999cm" svg:x="12.326cm" svg:y="0.02cm">
            <draw:object draw:notify-on-update-of-ranges="'Corrected_5.75_vs_depth'.A1:'Corrected_5.75_vs_depth'.A1 'Corrected_5.75_vs_depth'.A2:'Corrected_5.75_vs_depth'.A256 'Corrected_5.75_vs_depth'.B1:'Corrected_5.75_vs_depth'.B1 'Corrected_5.75_vs_depth'.B2:'Corrected_5.75_vs_depth'.B256" xlink:href="./Object 5" xlink:type="simple" xlink:show="embed" xlink:actuate="onLoad">
              <loext:p/>
            </draw:object>
            <draw:image xlink:href="./ObjectReplacements/Object 5" xlink:type="simple" xlink:show="embed" xlink:actuate="onLoad"/>
          </draw:frame>
        </table:shapes>
        <table:table-column table:style-name="co19" table:default-cell-style-name="Default"/>
        <table:table-column table:style-name="co19" table:default-cell-style-name="ce16"/>
        <table:table-row table:style-name="ro2">
          <table:table-cell office:value-type="string" calcext:value-type="string">
            <text:p>corrected_ratio</text:p>
          </table:table-cell>
          <table:table-cell table:style-name="ce15" office:value-type="string" calcext:value-type="string">
            <text:p>depth</text:p>
          </table:table-cell>
        </table:table-row>
        <table:table-row table:style-name="ro2">
          <table:table-cell office:value-type="float" office:value="1.83513634916533" calcext:value-type="float">
            <text:p>1.83513634916533</text:p>
          </table:table-cell>
          <table:table-cell office:value-type="float" office:value="2" calcext:value-type="float">
            <text:p>2</text:p>
          </table:table-cell>
        </table:table-row>
        <table:table-row table:style-name="ro2">
          <table:table-cell office:value-type="float" office:value="2.45237093618601" calcext:value-type="float">
            <text:p>2.45237093618601</text:p>
          </table:table-cell>
          <table:table-cell office:value-type="float" office:value="2" calcext:value-type="float">
            <text:p>2</text:p>
          </table:table-cell>
        </table:table-row>
        <table:table-row table:style-name="ro2">
          <table:table-cell office:value-type="float" office:value="2.81282045679881" calcext:value-type="float">
            <text:p>2.81282045679881</text:p>
          </table:table-cell>
          <table:table-cell office:value-type="float" office:value="2" calcext:value-type="float">
            <text:p>2</text:p>
          </table:table-cell>
        </table:table-row>
        <table:table-row table:style-name="ro2">
          <table:table-cell office:value-type="float" office:value="2.11078944968007" calcext:value-type="float">
            <text:p>2.11078944968007</text:p>
          </table:table-cell>
          <table:table-cell office:value-type="float" office:value="14" calcext:value-type="float">
            <text:p>14</text:p>
          </table:table-cell>
        </table:table-row>
        <table:table-row table:style-name="ro2">
          <table:table-cell office:value-type="float" office:value="2.16741564257832" calcext:value-type="float">
            <text:p>2.16741564257832</text:p>
          </table:table-cell>
          <table:table-cell office:value-type="float" office:value="14" calcext:value-type="float">
            <text:p>14</text:p>
          </table:table-cell>
        </table:table-row>
        <table:table-row table:style-name="ro2">
          <table:table-cell office:value-type="float" office:value="3.31460009933501" calcext:value-type="float">
            <text:p>3.31460009933501</text:p>
          </table:table-cell>
          <table:table-cell office:value-type="float" office:value="14" calcext:value-type="float">
            <text:p>14</text:p>
          </table:table-cell>
        </table:table-row>
        <table:table-row table:style-name="ro2">
          <table:table-cell office:value-type="float" office:value="3.77263490428626" calcext:value-type="float">
            <text:p>3.77263490428626</text:p>
          </table:table-cell>
          <table:table-cell office:value-type="float" office:value="14.9" calcext:value-type="float">
            <text:p>14.9</text:p>
          </table:table-cell>
        </table:table-row>
        <table:table-row table:style-name="ro2">
          <table:table-cell office:value-type="float" office:value="3.87297700839177" calcext:value-type="float">
            <text:p>3.87297700839177</text:p>
          </table:table-cell>
          <table:table-cell office:value-type="float" office:value="14.9" calcext:value-type="float">
            <text:p>14.9</text:p>
          </table:table-cell>
        </table:table-row>
        <table:table-row table:style-name="ro2">
          <table:table-cell office:value-type="float" office:value="0.938000207903485" calcext:value-type="float">
            <text:p>0.938000207903485</text:p>
          </table:table-cell>
          <table:table-cell office:value-type="float" office:value="15" calcext:value-type="float">
            <text:p>15</text:p>
          </table:table-cell>
        </table:table-row>
        <table:table-row table:style-name="ro2">
          <table:table-cell office:value-type="float" office:value="1.60898154262286" calcext:value-type="float">
            <text:p>1.60898154262286</text:p>
          </table:table-cell>
          <table:table-cell office:value-type="float" office:value="15" calcext:value-type="float">
            <text:p>15</text:p>
          </table:table-cell>
        </table:table-row>
        <table:table-row table:style-name="ro2">
          <table:table-cell office:value-type="float" office:value="2.69053501291304" calcext:value-type="float">
            <text:p>2.69053501291304</text:p>
          </table:table-cell>
          <table:table-cell office:value-type="float" office:value="15" calcext:value-type="float">
            <text:p>15</text:p>
          </table:table-cell>
        </table:table-row>
        <table:table-row table:style-name="ro2">
          <table:table-cell office:value-type="float" office:value="2.74317101596809" calcext:value-type="float">
            <text:p>2.74317101596809</text:p>
          </table:table-cell>
          <table:table-cell office:value-type="float" office:value="15" calcext:value-type="float">
            <text:p>15</text:p>
          </table:table-cell>
        </table:table-row>
        <table:table-row table:style-name="ro2">
          <table:table-cell office:value-type="float" office:value="2.89170846203097" calcext:value-type="float">
            <text:p>2.89170846203097</text:p>
          </table:table-cell>
          <table:table-cell office:value-type="float" office:value="15" calcext:value-type="float">
            <text:p>15</text:p>
          </table:table-cell>
        </table:table-row>
        <table:table-row table:style-name="ro2">
          <table:table-cell office:value-type="float" office:value="2.95320637005115" calcext:value-type="float">
            <text:p>2.95320637005115</text:p>
          </table:table-cell>
          <table:table-cell office:value-type="float" office:value="15" calcext:value-type="float">
            <text:p>15</text:p>
          </table:table-cell>
        </table:table-row>
        <table:table-row table:style-name="ro2">
          <table:table-cell office:value-type="float" office:value="3.02403038808009" calcext:value-type="float">
            <text:p>3.02403038808009</text:p>
          </table:table-cell>
          <table:table-cell office:value-type="float" office:value="15" calcext:value-type="float">
            <text:p>15</text:p>
          </table:table-cell>
        </table:table-row>
        <table:table-row table:style-name="ro2">
          <table:table-cell office:value-type="float" office:value="3.03596717305904" calcext:value-type="float">
            <text:p>3.03596717305904</text:p>
          </table:table-cell>
          <table:table-cell office:value-type="float" office:value="15" calcext:value-type="float">
            <text:p>15</text:p>
          </table:table-cell>
        </table:table-row>
        <table:table-row table:style-name="ro2">
          <table:table-cell office:value-type="float" office:value="3.37596751492383" calcext:value-type="float">
            <text:p>3.37596751492383</text:p>
          </table:table-cell>
          <table:table-cell office:value-type="float" office:value="15" calcext:value-type="float">
            <text:p>15</text:p>
          </table:table-cell>
        </table:table-row>
        <table:table-row table:style-name="ro2">
          <table:table-cell office:value-type="float" office:value="3.60834982062475" calcext:value-type="float">
            <text:p>3.60834982062475</text:p>
          </table:table-cell>
          <table:table-cell office:value-type="float" office:value="15" calcext:value-type="float">
            <text:p>15</text:p>
          </table:table-cell>
        </table:table-row>
        <table:table-row table:style-name="ro2">
          <table:table-cell office:value-type="float" office:value="4.0348950545098" calcext:value-type="float">
            <text:p>4.0348950545098</text:p>
          </table:table-cell>
          <table:table-cell office:value-type="float" office:value="15" calcext:value-type="float">
            <text:p>15</text:p>
          </table:table-cell>
        </table:table-row>
        <table:table-row table:style-name="ro2">
          <table:table-cell office:value-type="float" office:value="5.77390562886431" calcext:value-type="float">
            <text:p>5.77390562886431</text:p>
          </table:table-cell>
          <table:table-cell office:value-type="float" office:value="15" calcext:value-type="float">
            <text:p>15</text:p>
          </table:table-cell>
        </table:table-row>
        <table:table-row table:style-name="ro2">
          <table:table-cell office:value-type="float" office:value="9.40087400490883" calcext:value-type="float">
            <text:p>9.40087400490883</text:p>
          </table:table-cell>
          <table:table-cell office:value-type="float" office:value="15" calcext:value-type="float">
            <text:p>15</text:p>
          </table:table-cell>
        </table:table-row>
        <table:table-row table:style-name="ro2">
          <table:table-cell office:value-type="float" office:value="1.35167117550246" calcext:value-type="float">
            <text:p>1.35167117550246</text:p>
          </table:table-cell>
          <table:table-cell office:value-type="float" office:value="15.1" calcext:value-type="float">
            <text:p>15.1</text:p>
          </table:table-cell>
        </table:table-row>
        <table:table-row table:style-name="ro2">
          <table:table-cell office:value-type="float" office:value="2.48817653377561" calcext:value-type="float">
            <text:p>2.48817653377561</text:p>
          </table:table-cell>
          <table:table-cell office:value-type="float" office:value="15.1" calcext:value-type="float">
            <text:p>15.1</text:p>
          </table:table-cell>
        </table:table-row>
        <table:table-row table:style-name="ro2">
          <table:table-cell office:value-type="float" office:value="1.83034501579388" calcext:value-type="float">
            <text:p>1.83034501579388</text:p>
          </table:table-cell>
          <table:table-cell office:value-type="float" office:value="15.2" calcext:value-type="float">
            <text:p>15.2</text:p>
          </table:table-cell>
        </table:table-row>
        <table:table-row table:style-name="ro2">
          <table:table-cell office:value-type="float" office:value="2.79996129330152" calcext:value-type="float">
            <text:p>2.79996129330152</text:p>
          </table:table-cell>
          <table:table-cell office:value-type="float" office:value="15.4" calcext:value-type="float">
            <text:p>15.4</text:p>
          </table:table-cell>
        </table:table-row>
        <table:table-row table:style-name="ro2">
          <table:table-cell office:value-type="float" office:value="1.40798098078862" calcext:value-type="float">
            <text:p>1.40798098078862</text:p>
          </table:table-cell>
          <table:table-cell office:value-type="float" office:value="15.5" calcext:value-type="float">
            <text:p>15.5</text:p>
          </table:table-cell>
        </table:table-row>
        <table:table-row table:style-name="ro2">
          <table:table-cell office:value-type="float" office:value="1.43982788210278" calcext:value-type="float">
            <text:p>1.43982788210278</text:p>
          </table:table-cell>
          <table:table-cell office:value-type="float" office:value="15.5" calcext:value-type="float">
            <text:p>15.5</text:p>
          </table:table-cell>
        </table:table-row>
        <table:table-row table:style-name="ro2">
          <table:table-cell office:value-type="float" office:value="4.75266753364516" calcext:value-type="float">
            <text:p>4.75266753364516</text:p>
          </table:table-cell>
          <table:table-cell office:value-type="float" office:value="15.5" calcext:value-type="float">
            <text:p>15.5</text:p>
          </table:table-cell>
        </table:table-row>
        <table:table-row table:style-name="ro2">
          <table:table-cell office:value-type="float" office:value="0.974826303769617" calcext:value-type="float">
            <text:p>0.974826303769617</text:p>
          </table:table-cell>
          <table:table-cell office:value-type="float" office:value="15.6" calcext:value-type="float">
            <text:p>15.6</text:p>
          </table:table-cell>
        </table:table-row>
        <table:table-row table:style-name="ro2">
          <table:table-cell office:value-type="float" office:value="1.61989933421839" calcext:value-type="float">
            <text:p>1.61989933421839</text:p>
          </table:table-cell>
          <table:table-cell office:value-type="float" office:value="15.6" calcext:value-type="float">
            <text:p>15.6</text:p>
          </table:table-cell>
        </table:table-row>
        <table:table-row table:style-name="ro2">
          <table:table-cell office:value-type="float" office:value="1.12794642863043" calcext:value-type="float">
            <text:p>1.12794642863043</text:p>
          </table:table-cell>
          <table:table-cell office:value-type="float" office:value="16" calcext:value-type="float">
            <text:p>16</text:p>
          </table:table-cell>
        </table:table-row>
        <table:table-row table:style-name="ro2">
          <table:table-cell office:value-type="float" office:value="1.87945170450903" calcext:value-type="float">
            <text:p>1.87945170450903</text:p>
          </table:table-cell>
          <table:table-cell office:value-type="float" office:value="16" calcext:value-type="float">
            <text:p>16</text:p>
          </table:table-cell>
        </table:table-row>
        <table:table-row table:style-name="ro2">
          <table:table-cell office:value-type="float" office:value="2.02427628198008" calcext:value-type="float">
            <text:p>2.02427628198008</text:p>
          </table:table-cell>
          <table:table-cell office:value-type="float" office:value="16" calcext:value-type="float">
            <text:p>16</text:p>
          </table:table-cell>
        </table:table-row>
        <table:table-row table:style-name="ro2">
          <table:table-cell office:value-type="float" office:value="2.47549695263057" calcext:value-type="float">
            <text:p>2.47549695263057</text:p>
          </table:table-cell>
          <table:table-cell office:value-type="float" office:value="16" calcext:value-type="float">
            <text:p>16</text:p>
          </table:table-cell>
        </table:table-row>
        <table:table-row table:style-name="ro2">
          <table:table-cell office:value-type="float" office:value="2.96414657927124" calcext:value-type="float">
            <text:p>2.96414657927124</text:p>
          </table:table-cell>
          <table:table-cell office:value-type="float" office:value="16.1" calcext:value-type="float">
            <text:p>16.1</text:p>
          </table:table-cell>
        </table:table-row>
        <table:table-row table:style-name="ro2">
          <table:table-cell office:value-type="float" office:value="3.5346122249119" calcext:value-type="float">
            <text:p>3.5346122249119</text:p>
          </table:table-cell>
          <table:table-cell office:value-type="float" office:value="17" calcext:value-type="float">
            <text:p>17</text:p>
          </table:table-cell>
        </table:table-row>
        <table:table-row table:style-name="ro2">
          <table:table-cell office:value-type="float" office:value="6.19550502854531" calcext:value-type="float">
            <text:p>6.19550502854531</text:p>
          </table:table-cell>
          <table:table-cell office:value-type="float" office:value="17" calcext:value-type="float">
            <text:p>17</text:p>
          </table:table-cell>
        </table:table-row>
        <table:table-row table:style-name="ro2">
          <table:table-cell office:value-type="float" office:value="3.14217833628229" calcext:value-type="float">
            <text:p>3.14217833628229</text:p>
          </table:table-cell>
          <table:table-cell office:value-type="float" office:value="28" calcext:value-type="float">
            <text:p>28</text:p>
          </table:table-cell>
        </table:table-row>
        <table:table-row table:style-name="ro2">
          <table:table-cell office:value-type="float" office:value="1.92856379148936" calcext:value-type="float">
            <text:p>1.92856379148936</text:p>
          </table:table-cell>
          <table:table-cell office:value-type="float" office:value="28.4" calcext:value-type="float">
            <text:p>28.4</text:p>
          </table:table-cell>
        </table:table-row>
        <table:table-row table:style-name="ro2">
          <table:table-cell office:value-type="float" office:value="2.65094706012923" calcext:value-type="float">
            <text:p>2.65094706012923</text:p>
          </table:table-cell>
          <table:table-cell office:value-type="float" office:value="28.4" calcext:value-type="float">
            <text:p>28.4</text:p>
          </table:table-cell>
        </table:table-row>
        <table:table-row table:style-name="ro2">
          <table:table-cell office:value-type="float" office:value="2.13417778202598" calcext:value-type="float">
            <text:p>2.13417778202598</text:p>
          </table:table-cell>
          <table:table-cell office:value-type="float" office:value="29.3" calcext:value-type="float">
            <text:p>29.3</text:p>
          </table:table-cell>
        </table:table-row>
        <table:table-row table:style-name="ro2">
          <table:table-cell office:value-type="float" office:value="2.98122935112415" calcext:value-type="float">
            <text:p>2.98122935112415</text:p>
          </table:table-cell>
          <table:table-cell office:value-type="float" office:value="29.5" calcext:value-type="float">
            <text:p>29.5</text:p>
          </table:table-cell>
        </table:table-row>
        <table:table-row table:style-name="ro2">
          <table:table-cell office:value-type="float" office:value="1.60102301865065" calcext:value-type="float">
            <text:p>1.60102301865065</text:p>
          </table:table-cell>
          <table:table-cell office:value-type="float" office:value="29.9" calcext:value-type="float">
            <text:p>29.9</text:p>
          </table:table-cell>
        </table:table-row>
        <table:table-row table:style-name="ro2">
          <table:table-cell office:value-type="float" office:value="1.09187396575399" calcext:value-type="float">
            <text:p>1.09187396575399</text:p>
          </table:table-cell>
          <table:table-cell office:value-type="float" office:value="30" calcext:value-type="float">
            <text:p>30</text:p>
          </table:table-cell>
        </table:table-row>
        <table:table-row table:style-name="ro2">
          <table:table-cell office:value-type="float" office:value="1.14966648497317" calcext:value-type="float">
            <text:p>1.14966648497317</text:p>
          </table:table-cell>
          <table:table-cell office:value-type="float" office:value="30" calcext:value-type="float">
            <text:p>30</text:p>
          </table:table-cell>
        </table:table-row>
        <table:table-row table:style-name="ro2">
          <table:table-cell office:value-type="float" office:value="1.45617050452302" calcext:value-type="float">
            <text:p>1.45617050452302</text:p>
          </table:table-cell>
          <table:table-cell office:value-type="float" office:value="30" calcext:value-type="float">
            <text:p>30</text:p>
          </table:table-cell>
        </table:table-row>
        <table:table-row table:style-name="ro2">
          <table:table-cell office:value-type="float" office:value="1.57613273314847" calcext:value-type="float">
            <text:p>1.57613273314847</text:p>
          </table:table-cell>
          <table:table-cell office:value-type="float" office:value="30" calcext:value-type="float">
            <text:p>30</text:p>
          </table:table-cell>
        </table:table-row>
        <table:table-row table:style-name="ro2">
          <table:table-cell office:value-type="float" office:value="2.3005432271159" calcext:value-type="float">
            <text:p>2.3005432271159</text:p>
          </table:table-cell>
          <table:table-cell office:value-type="float" office:value="30" calcext:value-type="float">
            <text:p>30</text:p>
          </table:table-cell>
        </table:table-row>
        <table:table-row table:style-name="ro2">
          <table:table-cell office:value-type="float" office:value="2.38373196413601" calcext:value-type="float">
            <text:p>2.38373196413601</text:p>
          </table:table-cell>
          <table:table-cell office:value-type="float" office:value="30" calcext:value-type="float">
            <text:p>30</text:p>
          </table:table-cell>
        </table:table-row>
        <table:table-row table:style-name="ro2">
          <table:table-cell office:value-type="float" office:value="3.12405496265459" calcext:value-type="float">
            <text:p>3.12405496265459</text:p>
          </table:table-cell>
          <table:table-cell office:value-type="float" office:value="30" calcext:value-type="float">
            <text:p>30</text:p>
          </table:table-cell>
        </table:table-row>
        <table:table-row table:style-name="ro2">
          <table:table-cell office:value-type="float" office:value="3.30012580695652" calcext:value-type="float">
            <text:p>3.30012580695652</text:p>
          </table:table-cell>
          <table:table-cell office:value-type="float" office:value="30" calcext:value-type="float">
            <text:p>30</text:p>
          </table:table-cell>
        </table:table-row>
        <table:table-row table:style-name="ro2">
          <table:table-cell office:value-type="float" office:value="4.61154702913733" calcext:value-type="float">
            <text:p>4.61154702913733</text:p>
          </table:table-cell>
          <table:table-cell office:value-type="float" office:value="30" calcext:value-type="float">
            <text:p>30</text:p>
          </table:table-cell>
        </table:table-row>
        <table:table-row table:style-name="ro2">
          <table:table-cell office:value-type="float" office:value="1.0362888462089" calcext:value-type="float">
            <text:p>1.0362888462089</text:p>
          </table:table-cell>
          <table:table-cell office:value-type="float" office:value="30.1" calcext:value-type="float">
            <text:p>30.1</text:p>
          </table:table-cell>
        </table:table-row>
        <table:table-row table:style-name="ro2">
          <table:table-cell office:value-type="float" office:value="2.21239674517683" calcext:value-type="float">
            <text:p>2.21239674517683</text:p>
          </table:table-cell>
          <table:table-cell office:value-type="float" office:value="30.6" calcext:value-type="float">
            <text:p>30.6</text:p>
          </table:table-cell>
        </table:table-row>
        <table:table-row table:style-name="ro2">
          <table:table-cell office:value-type="float" office:value="1.74584317962927" calcext:value-type="float">
            <text:p>1.74584317962927</text:p>
          </table:table-cell>
          <table:table-cell office:value-type="float" office:value="30.7" calcext:value-type="float">
            <text:p>30.7</text:p>
          </table:table-cell>
        </table:table-row>
        <table:table-row table:style-name="ro2">
          <table:table-cell office:value-type="float" office:value="1.90710143743961" calcext:value-type="float">
            <text:p>1.90710143743961</text:p>
          </table:table-cell>
          <table:table-cell office:value-type="float" office:value="30.8" calcext:value-type="float">
            <text:p>30.8</text:p>
          </table:table-cell>
        </table:table-row>
        <table:table-row table:style-name="ro2">
          <table:table-cell office:value-type="float" office:value="1.94707105375082" calcext:value-type="float">
            <text:p>1.94707105375082</text:p>
          </table:table-cell>
          <table:table-cell office:value-type="float" office:value="30.8" calcext:value-type="float">
            <text:p>30.8</text:p>
          </table:table-cell>
        </table:table-row>
        <table:table-row table:style-name="ro2">
          <table:table-cell office:value-type="float" office:value="1.30741312296195" calcext:value-type="float">
            <text:p>1.30741312296195</text:p>
          </table:table-cell>
          <table:table-cell office:value-type="float" office:value="30.9" calcext:value-type="float">
            <text:p>30.9</text:p>
          </table:table-cell>
        </table:table-row>
        <table:table-row table:style-name="ro2">
          <table:table-cell office:value-type="float" office:value="4.6156085773783" calcext:value-type="float">
            <text:p>4.6156085773783</text:p>
          </table:table-cell>
          <table:table-cell office:value-type="float" office:value="30.9" calcext:value-type="float">
            <text:p>30.9</text:p>
          </table:table-cell>
        </table:table-row>
        <table:table-row table:style-name="ro2">
          <table:table-cell office:value-type="float" office:value="2.66608514508197" calcext:value-type="float">
            <text:p>2.66608514508197</text:p>
          </table:table-cell>
          <table:table-cell office:value-type="float" office:value="31" calcext:value-type="float">
            <text:p>31</text:p>
          </table:table-cell>
        </table:table-row>
        <table:table-row table:style-name="ro2">
          <table:table-cell office:value-type="float" office:value="2.91468630664499" calcext:value-type="float">
            <text:p>2.91468630664499</text:p>
          </table:table-cell>
          <table:table-cell office:value-type="float" office:value="31" calcext:value-type="float">
            <text:p>31</text:p>
          </table:table-cell>
        </table:table-row>
        <table:table-row table:style-name="ro2">
          <table:table-cell office:value-type="float" office:value="3.3256289868323" calcext:value-type="float">
            <text:p>3.3256289868323</text:p>
          </table:table-cell>
          <table:table-cell office:value-type="float" office:value="31" calcext:value-type="float">
            <text:p>31</text:p>
          </table:table-cell>
        </table:table-row>
        <table:table-row table:style-name="ro2">
          <table:table-cell office:value-type="float" office:value="2.5162628144132" calcext:value-type="float">
            <text:p>2.5162628144132</text:p>
          </table:table-cell>
          <table:table-cell office:value-type="float" office:value="31.8" calcext:value-type="float">
            <text:p>31.8</text:p>
          </table:table-cell>
        </table:table-row>
        <table:table-row table:style-name="ro2">
          <table:table-cell office:value-type="float" office:value="1.72311426805445" calcext:value-type="float">
            <text:p>1.72311426805445</text:p>
          </table:table-cell>
          <table:table-cell office:value-type="float" office:value="32" calcext:value-type="float">
            <text:p>32</text:p>
          </table:table-cell>
        </table:table-row>
        <table:table-row table:style-name="ro2">
          <table:table-cell office:value-type="float" office:value="2.01247342506775" calcext:value-type="float">
            <text:p>2.01247342506775</text:p>
          </table:table-cell>
          <table:table-cell office:value-type="float" office:value="32" calcext:value-type="float">
            <text:p>32</text:p>
          </table:table-cell>
        </table:table-row>
        <table:table-row table:style-name="ro2">
          <table:table-cell office:value-type="float" office:value="2.18695670747472" calcext:value-type="float">
            <text:p>2.18695670747472</text:p>
          </table:table-cell>
          <table:table-cell office:value-type="float" office:value="32" calcext:value-type="float">
            <text:p>32</text:p>
          </table:table-cell>
        </table:table-row>
        <table:table-row table:style-name="ro2">
          <table:table-cell office:value-type="float" office:value="2.52203993217186" calcext:value-type="float">
            <text:p>2.52203993217186</text:p>
          </table:table-cell>
          <table:table-cell office:value-type="float" office:value="32" calcext:value-type="float">
            <text:p>32</text:p>
          </table:table-cell>
        </table:table-row>
        <table:table-row table:style-name="ro2">
          <table:table-cell office:value-type="float" office:value="2.89885969265501" calcext:value-type="float">
            <text:p>2.89885969265501</text:p>
          </table:table-cell>
          <table:table-cell office:value-type="float" office:value="32" calcext:value-type="float">
            <text:p>32</text:p>
          </table:table-cell>
        </table:table-row>
        <table:table-row table:style-name="ro2">
          <table:table-cell office:value-type="float" office:value="1.98456451749516" calcext:value-type="float">
            <text:p>1.98456451749516</text:p>
          </table:table-cell>
          <table:table-cell office:value-type="float" office:value="33" calcext:value-type="float">
            <text:p>33</text:p>
          </table:table-cell>
        </table:table-row>
        <table:table-row table:style-name="ro2">
          <table:table-cell office:value-type="float" office:value="1.37359928191406" calcext:value-type="float">
            <text:p>1.37359928191406</text:p>
          </table:table-cell>
          <table:table-cell office:value-type="float" office:value="33.2" calcext:value-type="float">
            <text:p>33.2</text:p>
          </table:table-cell>
        </table:table-row>
        <table:table-row table:style-name="ro2">
          <table:table-cell office:value-type="float" office:value="64.1027877780435" calcext:value-type="float">
            <text:p>64.1027877780435</text:p>
          </table:table-cell>
          <table:table-cell office:value-type="float" office:value="38.9" calcext:value-type="float">
            <text:p>38.9</text:p>
          </table:table-cell>
        </table:table-row>
        <table:table-row table:style-name="ro2">
          <table:table-cell office:value-type="float" office:value="3.95481223794712" calcext:value-type="float">
            <text:p>3.95481223794712</text:p>
          </table:table-cell>
          <table:table-cell office:value-type="float" office:value="39.4" calcext:value-type="float">
            <text:p>39.4</text:p>
          </table:table-cell>
        </table:table-row>
        <table:table-row table:style-name="ro2">
          <table:table-cell office:value-type="float" office:value="3.60688334451623" calcext:value-type="float">
            <text:p>3.60688334451623</text:p>
          </table:table-cell>
          <table:table-cell office:value-type="float" office:value="39.6" calcext:value-type="float">
            <text:p>39.6</text:p>
          </table:table-cell>
        </table:table-row>
        <table:table-row table:style-name="ro2">
          <table:table-cell office:value-type="float" office:value="10.8143007836176" calcext:value-type="float">
            <text:p>10.8143007836176</text:p>
          </table:table-cell>
          <table:table-cell office:value-type="float" office:value="39.7" calcext:value-type="float">
            <text:p>39.7</text:p>
          </table:table-cell>
        </table:table-row>
        <table:table-row table:style-name="ro2">
          <table:table-cell office:value-type="float" office:value="5.51107999955653" calcext:value-type="float">
            <text:p>5.51107999955653</text:p>
          </table:table-cell>
          <table:table-cell office:value-type="float" office:value="39.9" calcext:value-type="float">
            <text:p>39.9</text:p>
          </table:table-cell>
        </table:table-row>
        <table:table-row table:style-name="ro2">
          <table:table-cell office:value-type="float" office:value="3.73478337552527" calcext:value-type="float">
            <text:p>3.73478337552527</text:p>
          </table:table-cell>
          <table:table-cell office:value-type="float" office:value="40.1" calcext:value-type="float">
            <text:p>40.1</text:p>
          </table:table-cell>
        </table:table-row>
        <table:table-row table:style-name="ro2">
          <table:table-cell office:value-type="float" office:value="2.87757894220497" calcext:value-type="float">
            <text:p>2.87757894220497</text:p>
          </table:table-cell>
          <table:table-cell office:value-type="float" office:value="41.8" calcext:value-type="float">
            <text:p>41.8</text:p>
          </table:table-cell>
        </table:table-row>
        <table:table-row table:style-name="ro2">
          <table:table-cell office:value-type="float" office:value="2.66397238716349" calcext:value-type="float">
            <text:p>2.66397238716349</text:p>
          </table:table-cell>
          <table:table-cell office:value-type="float" office:value="48" calcext:value-type="float">
            <text:p>48</text:p>
          </table:table-cell>
        </table:table-row>
        <table:table-row table:style-name="ro2">
          <table:table-cell office:value-type="float" office:value="1.11801602242408" calcext:value-type="float">
            <text:p>1.11801602242408</text:p>
          </table:table-cell>
          <table:table-cell office:value-type="float" office:value="48.1" calcext:value-type="float">
            <text:p>48.1</text:p>
          </table:table-cell>
        </table:table-row>
        <table:table-row table:style-name="ro2">
          <table:table-cell office:value-type="float" office:value="2.40430940869565" calcext:value-type="float">
            <text:p>2.40430940869565</text:p>
          </table:table-cell>
          <table:table-cell office:value-type="float" office:value="48.6" calcext:value-type="float">
            <text:p>48.6</text:p>
          </table:table-cell>
        </table:table-row>
        <table:table-row table:style-name="ro2">
          <table:table-cell office:value-type="float" office:value="1.79868385186873" calcext:value-type="float">
            <text:p>1.79868385186873</text:p>
          </table:table-cell>
          <table:table-cell office:value-type="float" office:value="49" calcext:value-type="float">
            <text:p>49</text:p>
          </table:table-cell>
        </table:table-row>
        <table:table-row table:style-name="ro2">
          <table:table-cell office:value-type="float" office:value="3.63404939742683" calcext:value-type="float">
            <text:p>3.63404939742683</text:p>
          </table:table-cell>
          <table:table-cell office:value-type="float" office:value="49" calcext:value-type="float">
            <text:p>49</text:p>
          </table:table-cell>
        </table:table-row>
        <table:table-row table:style-name="ro2">
          <table:table-cell office:value-type="float" office:value="1.55844375767436" calcext:value-type="float">
            <text:p>1.55844375767436</text:p>
          </table:table-cell>
          <table:table-cell office:value-type="float" office:value="49.8" calcext:value-type="float">
            <text:p>49.8</text:p>
          </table:table-cell>
        </table:table-row>
        <table:table-row table:style-name="ro2">
          <table:table-cell office:value-type="float" office:value="4.36476314105531" calcext:value-type="float">
            <text:p>4.36476314105531</text:p>
          </table:table-cell>
          <table:table-cell office:value-type="float" office:value="49.8" calcext:value-type="float">
            <text:p>49.8</text:p>
          </table:table-cell>
        </table:table-row>
        <table:table-row table:style-name="ro2">
          <table:table-cell office:value-type="float" office:value="1.89658227209988" calcext:value-type="float">
            <text:p>1.89658227209988</text:p>
          </table:table-cell>
          <table:table-cell office:value-type="float" office:value="50" calcext:value-type="float">
            <text:p>50</text:p>
          </table:table-cell>
        </table:table-row>
        <table:table-row table:style-name="ro2">
          <table:table-cell office:value-type="float" office:value="2.03888975718319" calcext:value-type="float">
            <text:p>2.03888975718319</text:p>
          </table:table-cell>
          <table:table-cell office:value-type="float" office:value="50" calcext:value-type="float">
            <text:p>50</text:p>
          </table:table-cell>
        </table:table-row>
        <table:table-row table:style-name="ro2">
          <table:table-cell office:value-type="float" office:value="2.27208531514813" calcext:value-type="float">
            <text:p>2.27208531514813</text:p>
          </table:table-cell>
          <table:table-cell office:value-type="float" office:value="50" calcext:value-type="float">
            <text:p>50</text:p>
          </table:table-cell>
        </table:table-row>
        <table:table-row table:style-name="ro2">
          <table:table-cell office:value-type="float" office:value="2.52027065910671" calcext:value-type="float">
            <text:p>2.52027065910671</text:p>
          </table:table-cell>
          <table:table-cell office:value-type="float" office:value="50" calcext:value-type="float">
            <text:p>50</text:p>
          </table:table-cell>
        </table:table-row>
        <table:table-row table:style-name="ro2">
          <table:table-cell office:value-type="float" office:value="4.32398856124145" calcext:value-type="float">
            <text:p>4.32398856124145</text:p>
          </table:table-cell>
          <table:table-cell office:value-type="float" office:value="50" calcext:value-type="float">
            <text:p>50</text:p>
          </table:table-cell>
        </table:table-row>
        <table:table-row table:style-name="ro2">
          <table:table-cell office:value-type="float" office:value="1.95930635545753" calcext:value-type="float">
            <text:p>1.95930635545753</text:p>
          </table:table-cell>
          <table:table-cell office:value-type="float" office:value="50.3" calcext:value-type="float">
            <text:p>50.3</text:p>
          </table:table-cell>
        </table:table-row>
        <table:table-row table:style-name="ro2">
          <table:table-cell office:value-type="float" office:value="1.2196514818384" calcext:value-type="float">
            <text:p>1.2196514818384</text:p>
          </table:table-cell>
          <table:table-cell office:value-type="float" office:value="50.4" calcext:value-type="float">
            <text:p>50.4</text:p>
          </table:table-cell>
        </table:table-row>
        <table:table-row table:style-name="ro2">
          <table:table-cell office:value-type="float" office:value="2.77916849876491" calcext:value-type="float">
            <text:p>2.77916849876491</text:p>
          </table:table-cell>
          <table:table-cell office:value-type="float" office:value="50.4" calcext:value-type="float">
            <text:p>50.4</text:p>
          </table:table-cell>
        </table:table-row>
        <table:table-row table:style-name="ro2">
          <table:table-cell office:value-type="float" office:value="3.15191326505327" calcext:value-type="float">
            <text:p>3.15191326505327</text:p>
          </table:table-cell>
          <table:table-cell office:value-type="float" office:value="50.4" calcext:value-type="float">
            <text:p>50.4</text:p>
          </table:table-cell>
        </table:table-row>
        <table:table-row table:style-name="ro2">
          <table:table-cell office:value-type="float" office:value="1.13109360328182" calcext:value-type="float">
            <text:p>1.13109360328182</text:p>
          </table:table-cell>
          <table:table-cell office:value-type="float" office:value="50.6" calcext:value-type="float">
            <text:p>50.6</text:p>
          </table:table-cell>
        </table:table-row>
        <table:table-row table:style-name="ro2">
          <table:table-cell office:value-type="float" office:value="2.21599379527531" calcext:value-type="float">
            <text:p>2.21599379527531</text:p>
          </table:table-cell>
          <table:table-cell office:value-type="float" office:value="51" calcext:value-type="float">
            <text:p>51</text:p>
          </table:table-cell>
        </table:table-row>
        <table:table-row table:style-name="ro2">
          <table:table-cell office:value-type="float" office:value="3.96469641053004" calcext:value-type="float">
            <text:p>3.96469641053004</text:p>
          </table:table-cell>
          <table:table-cell office:value-type="float" office:value="51" calcext:value-type="float">
            <text:p>51</text:p>
          </table:table-cell>
        </table:table-row>
        <table:table-row table:style-name="ro2">
          <table:table-cell office:value-type="float" office:value="4.65134667622753" calcext:value-type="float">
            <text:p>4.65134667622753</text:p>
          </table:table-cell>
          <table:table-cell office:value-type="float" office:value="51" calcext:value-type="float">
            <text:p>51</text:p>
          </table:table-cell>
        </table:table-row>
        <table:table-row table:style-name="ro2">
          <table:table-cell office:value-type="float" office:value="6.19998762349687" calcext:value-type="float">
            <text:p>6.19998762349687</text:p>
          </table:table-cell>
          <table:table-cell office:value-type="float" office:value="51" calcext:value-type="float">
            <text:p>51</text:p>
          </table:table-cell>
        </table:table-row>
        <table:table-row table:style-name="ro2">
          <table:table-cell office:value-type="float" office:value="9.56423748218259" calcext:value-type="float">
            <text:p>9.56423748218259</text:p>
          </table:table-cell>
          <table:table-cell office:value-type="float" office:value="51" calcext:value-type="float">
            <text:p>51</text:p>
          </table:table-cell>
        </table:table-row>
        <table:table-row table:style-name="ro2">
          <table:table-cell office:value-type="float" office:value="3.68111919411544" calcext:value-type="float">
            <text:p>3.68111919411544</text:p>
          </table:table-cell>
          <table:table-cell office:value-type="float" office:value="51.1" calcext:value-type="float">
            <text:p>51.1</text:p>
          </table:table-cell>
        </table:table-row>
        <table:table-row table:style-name="ro2">
          <table:table-cell office:value-type="float" office:value="6.21574072742878" calcext:value-type="float">
            <text:p>6.21574072742878</text:p>
          </table:table-cell>
          <table:table-cell office:value-type="float" office:value="51.1" calcext:value-type="float">
            <text:p>51.1</text:p>
          </table:table-cell>
        </table:table-row>
        <table:table-row table:style-name="ro2">
          <table:table-cell office:value-type="float" office:value="2.25040783519078" calcext:value-type="float">
            <text:p>2.25040783519078</text:p>
          </table:table-cell>
          <table:table-cell office:value-type="float" office:value="51.2" calcext:value-type="float">
            <text:p>51.2</text:p>
          </table:table-cell>
        </table:table-row>
        <table:table-row table:style-name="ro2">
          <table:table-cell office:value-type="float" office:value="2.52889200617457" calcext:value-type="float">
            <text:p>2.52889200617457</text:p>
          </table:table-cell>
          <table:table-cell office:value-type="float" office:value="51.3" calcext:value-type="float">
            <text:p>51.3</text:p>
          </table:table-cell>
        </table:table-row>
        <table:table-row table:style-name="ro2">
          <table:table-cell office:value-type="float" office:value="1.95736972856216" calcext:value-type="float">
            <text:p>1.95736972856216</text:p>
          </table:table-cell>
          <table:table-cell office:value-type="float" office:value="51.7" calcext:value-type="float">
            <text:p>51.7</text:p>
          </table:table-cell>
        </table:table-row>
        <table:table-row table:style-name="ro2">
          <table:table-cell office:value-type="float" office:value="3.12384652078473" calcext:value-type="float">
            <text:p>3.12384652078473</text:p>
          </table:table-cell>
          <table:table-cell office:value-type="float" office:value="51.8" calcext:value-type="float">
            <text:p>51.8</text:p>
          </table:table-cell>
        </table:table-row>
        <table:table-row table:style-name="ro2">
          <table:table-cell office:value-type="float" office:value="1.69174473291875" calcext:value-type="float">
            <text:p>1.69174473291875</text:p>
          </table:table-cell>
          <table:table-cell office:value-type="float" office:value="52" calcext:value-type="float">
            <text:p>52</text:p>
          </table:table-cell>
        </table:table-row>
        <table:table-row table:style-name="ro2">
          <table:table-cell office:value-type="float" office:value="2.12250898038255" calcext:value-type="float">
            <text:p>2.12250898038255</text:p>
          </table:table-cell>
          <table:table-cell office:value-type="float" office:value="52" calcext:value-type="float">
            <text:p>52</text:p>
          </table:table-cell>
        </table:table-row>
        <table:table-row table:style-name="ro2">
          <table:table-cell office:value-type="float" office:value="2.30256154463782" calcext:value-type="float">
            <text:p>2.30256154463782</text:p>
          </table:table-cell>
          <table:table-cell office:value-type="float" office:value="52" calcext:value-type="float">
            <text:p>52</text:p>
          </table:table-cell>
        </table:table-row>
        <table:table-row table:style-name="ro2">
          <table:table-cell office:value-type="float" office:value="2.95557602095436" calcext:value-type="float">
            <text:p>2.95557602095436</text:p>
          </table:table-cell>
          <table:table-cell office:value-type="float" office:value="52" calcext:value-type="float">
            <text:p>52</text:p>
          </table:table-cell>
        </table:table-row>
        <table:table-row table:style-name="ro2">
          <table:table-cell office:value-type="float" office:value="3.91476062199432" calcext:value-type="float">
            <text:p>3.91476062199432</text:p>
          </table:table-cell>
          <table:table-cell office:value-type="float" office:value="52" calcext:value-type="float">
            <text:p>52</text:p>
          </table:table-cell>
        </table:table-row>
        <table:table-row table:style-name="ro2">
          <table:table-cell office:value-type="float" office:value="5.86100650210598" calcext:value-type="float">
            <text:p>5.86100650210598</text:p>
          </table:table-cell>
          <table:table-cell office:value-type="float" office:value="52" calcext:value-type="float">
            <text:p>52</text:p>
          </table:table-cell>
        </table:table-row>
        <table:table-row table:style-name="ro2">
          <table:table-cell office:value-type="float" office:value="6.45062930039776" calcext:value-type="float">
            <text:p>6.45062930039776</text:p>
          </table:table-cell>
          <table:table-cell office:value-type="float" office:value="52" calcext:value-type="float">
            <text:p>52</text:p>
          </table:table-cell>
        </table:table-row>
        <table:table-row table:style-name="ro2">
          <table:table-cell office:value-type="float" office:value="1.69920593572692" calcext:value-type="float">
            <text:p>1.69920593572692</text:p>
          </table:table-cell>
          <table:table-cell office:value-type="float" office:value="57.8" calcext:value-type="float">
            <text:p>57.8</text:p>
          </table:table-cell>
        </table:table-row>
        <table:table-row table:style-name="ro2">
          <table:table-cell office:value-type="float" office:value="4.07164085678719" calcext:value-type="float">
            <text:p>4.07164085678719</text:p>
          </table:table-cell>
          <table:table-cell office:value-type="float" office:value="60.7" calcext:value-type="float">
            <text:p>60.7</text:p>
          </table:table-cell>
        </table:table-row>
        <table:table-row table:style-name="ro2">
          <table:table-cell office:value-type="float" office:value="2.85671258856187" calcext:value-type="float">
            <text:p>2.85671258856187</text:p>
          </table:table-cell>
          <table:table-cell office:value-type="float" office:value="61.2" calcext:value-type="float">
            <text:p>61.2</text:p>
          </table:table-cell>
        </table:table-row>
        <table:table-row table:style-name="ro2">
          <table:table-cell office:value-type="float" office:value="1.54987511240462" calcext:value-type="float">
            <text:p>1.54987511240462</text:p>
          </table:table-cell>
          <table:table-cell office:value-type="float" office:value="64.6" calcext:value-type="float">
            <text:p>64.6</text:p>
          </table:table-cell>
        </table:table-row>
        <table:table-row table:style-name="ro2">
          <table:table-cell office:value-type="float" office:value="2.81045080650338" calcext:value-type="float">
            <text:p>2.81045080650338</text:p>
          </table:table-cell>
          <table:table-cell office:value-type="float" office:value="65.2" calcext:value-type="float">
            <text:p>65.2</text:p>
          </table:table-cell>
        </table:table-row>
        <table:table-row table:style-name="ro2">
          <table:table-cell office:value-type="float" office:value="1.69553629410308" calcext:value-type="float">
            <text:p>1.69553629410308</text:p>
          </table:table-cell>
          <table:table-cell office:value-type="float" office:value="68" calcext:value-type="float">
            <text:p>68</text:p>
          </table:table-cell>
        </table:table-row>
        <table:table-row table:style-name="ro2">
          <table:table-cell office:value-type="float" office:value="1.52572013295486" calcext:value-type="float">
            <text:p>1.52572013295486</text:p>
          </table:table-cell>
          <table:table-cell office:value-type="float" office:value="69.4" calcext:value-type="float">
            <text:p>69.4</text:p>
          </table:table-cell>
        </table:table-row>
        <table:table-row table:style-name="ro2">
          <table:table-cell office:value-type="float" office:value="4.24750141252013" calcext:value-type="float">
            <text:p>4.24750141252013</text:p>
          </table:table-cell>
          <table:table-cell office:value-type="float" office:value="71.6" calcext:value-type="float">
            <text:p>71.6</text:p>
          </table:table-cell>
        </table:table-row>
        <table:table-row table:style-name="ro2">
          <table:table-cell office:value-type="float" office:value="2.39612286240409" calcext:value-type="float">
            <text:p>2.39612286240409</text:p>
          </table:table-cell>
          <table:table-cell office:value-type="float" office:value="71.9" calcext:value-type="float">
            <text:p>71.9</text:p>
          </table:table-cell>
        </table:table-row>
        <table:table-row table:style-name="ro2">
          <table:table-cell office:value-type="float" office:value="3.69112443747075" calcext:value-type="float">
            <text:p>3.69112443747075</text:p>
          </table:table-cell>
          <table:table-cell office:value-type="float" office:value="72" calcext:value-type="float">
            <text:p>72</text:p>
          </table:table-cell>
        </table:table-row>
        <table:table-row table:style-name="ro2">
          <table:table-cell office:value-type="float" office:value="2.21219587100571" calcext:value-type="float">
            <text:p>2.21219587100571</text:p>
          </table:table-cell>
          <table:table-cell office:value-type="float" office:value="72.9" calcext:value-type="float">
            <text:p>72.9</text:p>
          </table:table-cell>
        </table:table-row>
        <table:table-row table:style-name="ro2">
          <table:table-cell office:value-type="float" office:value="2.402271019864" calcext:value-type="float">
            <text:p>2.402271019864</text:p>
          </table:table-cell>
          <table:table-cell office:value-type="float" office:value="73" calcext:value-type="float">
            <text:p>73</text:p>
          </table:table-cell>
        </table:table-row>
        <table:table-row table:style-name="ro2">
          <table:table-cell office:value-type="float" office:value="3.47201761596962" calcext:value-type="float">
            <text:p>3.47201761596962</text:p>
          </table:table-cell>
          <table:table-cell office:value-type="float" office:value="74" calcext:value-type="float">
            <text:p>74</text:p>
          </table:table-cell>
        </table:table-row>
        <table:table-row table:style-name="ro2">
          <table:table-cell office:value-type="float" office:value="4.06547757281085" calcext:value-type="float">
            <text:p>4.06547757281085</text:p>
          </table:table-cell>
          <table:table-cell office:value-type="float" office:value="74" calcext:value-type="float">
            <text:p>74</text:p>
          </table:table-cell>
        </table:table-row>
        <table:table-row table:style-name="ro2">
          <table:table-cell office:value-type="float" office:value="2.7413371668833" calcext:value-type="float">
            <text:p>2.7413371668833</text:p>
          </table:table-cell>
          <table:table-cell office:value-type="float" office:value="74.1" calcext:value-type="float">
            <text:p>74.1</text:p>
          </table:table-cell>
        </table:table-row>
        <table:table-row table:style-name="ro2">
          <table:table-cell office:value-type="float" office:value="3.17045446027595" calcext:value-type="float">
            <text:p>3.17045446027595</text:p>
          </table:table-cell>
          <table:table-cell office:value-type="float" office:value="74.3" calcext:value-type="float">
            <text:p>74.3</text:p>
          </table:table-cell>
        </table:table-row>
        <table:table-row table:style-name="ro2">
          <table:table-cell office:value-type="float" office:value="2.3977863724035" calcext:value-type="float">
            <text:p>2.3977863724035</text:p>
          </table:table-cell>
          <table:table-cell office:value-type="float" office:value="74.5" calcext:value-type="float">
            <text:p>74.5</text:p>
          </table:table-cell>
        </table:table-row>
        <table:table-row table:style-name="ro2">
          <table:table-cell office:value-type="float" office:value="2.95920154406866" calcext:value-type="float">
            <text:p>2.95920154406866</text:p>
          </table:table-cell>
          <table:table-cell office:value-type="float" office:value="74.5" calcext:value-type="float">
            <text:p>74.5</text:p>
          </table:table-cell>
        </table:table-row>
        <table:table-row table:style-name="ro2">
          <table:table-cell office:value-type="float" office:value="4.26711527854674" calcext:value-type="float">
            <text:p>4.26711527854674</text:p>
          </table:table-cell>
          <table:table-cell office:value-type="float" office:value="74.5" calcext:value-type="float">
            <text:p>74.5</text:p>
          </table:table-cell>
        </table:table-row>
        <table:table-row table:style-name="ro2">
          <table:table-cell office:value-type="float" office:value="1.49781929826087" calcext:value-type="float">
            <text:p>1.49781929826087</text:p>
          </table:table-cell>
          <table:table-cell office:value-type="float" office:value="74.7" calcext:value-type="float">
            <text:p>74.7</text:p>
          </table:table-cell>
        </table:table-row>
        <table:table-row table:style-name="ro2">
          <table:table-cell office:value-type="float" office:value="1.4231573463122" calcext:value-type="float">
            <text:p>1.4231573463122</text:p>
          </table:table-cell>
          <table:table-cell office:value-type="float" office:value="74.8" calcext:value-type="float">
            <text:p>74.8</text:p>
          </table:table-cell>
        </table:table-row>
        <table:table-row table:style-name="ro2">
          <table:table-cell office:value-type="float" office:value="1.63500192157302" calcext:value-type="float">
            <text:p>1.63500192157302</text:p>
          </table:table-cell>
          <table:table-cell office:value-type="float" office:value="75" calcext:value-type="float">
            <text:p>75</text:p>
          </table:table-cell>
        </table:table-row>
        <table:table-row table:style-name="ro2">
          <table:table-cell office:value-type="float" office:value="2.33649023925259" calcext:value-type="float">
            <text:p>2.33649023925259</text:p>
          </table:table-cell>
          <table:table-cell office:value-type="float" office:value="75" calcext:value-type="float">
            <text:p>75</text:p>
          </table:table-cell>
        </table:table-row>
        <table:table-row table:style-name="ro2">
          <table:table-cell office:value-type="float" office:value="2.48098640618642" calcext:value-type="float">
            <text:p>2.48098640618642</text:p>
          </table:table-cell>
          <table:table-cell office:value-type="float" office:value="75" calcext:value-type="float">
            <text:p>75</text:p>
          </table:table-cell>
        </table:table-row>
        <table:table-row table:style-name="ro2">
          <table:table-cell office:value-type="float" office:value="3.28293043104475" calcext:value-type="float">
            <text:p>3.28293043104475</text:p>
          </table:table-cell>
          <table:table-cell office:value-type="float" office:value="75" calcext:value-type="float">
            <text:p>75</text:p>
          </table:table-cell>
        </table:table-row>
        <table:table-row table:style-name="ro2">
          <table:table-cell office:value-type="float" office:value="3.34903184350578" calcext:value-type="float">
            <text:p>3.34903184350578</text:p>
          </table:table-cell>
          <table:table-cell office:value-type="float" office:value="75" calcext:value-type="float">
            <text:p>75</text:p>
          </table:table-cell>
        </table:table-row>
        <table:table-row table:style-name="ro2">
          <table:table-cell office:value-type="float" office:value="6.51903856319423" calcext:value-type="float">
            <text:p>6.51903856319423</text:p>
          </table:table-cell>
          <table:table-cell office:value-type="float" office:value="75" calcext:value-type="float">
            <text:p>75</text:p>
          </table:table-cell>
        </table:table-row>
        <table:table-row table:style-name="ro2">
          <table:table-cell office:value-type="float" office:value="1.28803779559112" calcext:value-type="float">
            <text:p>1.28803779559112</text:p>
          </table:table-cell>
          <table:table-cell office:value-type="float" office:value="75.1" calcext:value-type="float">
            <text:p>75.1</text:p>
          </table:table-cell>
        </table:table-row>
        <table:table-row table:style-name="ro2">
          <table:table-cell office:value-type="float" office:value="1.87930451778233" calcext:value-type="float">
            <text:p>1.87930451778233</text:p>
          </table:table-cell>
          <table:table-cell office:value-type="float" office:value="75.1" calcext:value-type="float">
            <text:p>75.1</text:p>
          </table:table-cell>
        </table:table-row>
        <table:table-row table:style-name="ro2">
          <table:table-cell office:value-type="float" office:value="3.43722773288984" calcext:value-type="float">
            <text:p>3.43722773288984</text:p>
          </table:table-cell>
          <table:table-cell office:value-type="float" office:value="75.1" calcext:value-type="float">
            <text:p>75.1</text:p>
          </table:table-cell>
        </table:table-row>
        <table:table-row table:style-name="ro2">
          <table:table-cell office:value-type="float" office:value="5.39809980325276" calcext:value-type="float">
            <text:p>5.39809980325276</text:p>
          </table:table-cell>
          <table:table-cell office:value-type="float" office:value="75.7" calcext:value-type="float">
            <text:p>75.7</text:p>
          </table:table-cell>
        </table:table-row>
        <table:table-row table:style-name="ro2">
          <table:table-cell office:value-type="float" office:value="1.88742493966547" calcext:value-type="float">
            <text:p>1.88742493966547</text:p>
          </table:table-cell>
          <table:table-cell office:value-type="float" office:value="76" calcext:value-type="float">
            <text:p>76</text:p>
          </table:table-cell>
        </table:table-row>
        <table:table-row table:style-name="ro2">
          <table:table-cell office:value-type="float" office:value="2.03980536719891" calcext:value-type="float">
            <text:p>2.03980536719891</text:p>
          </table:table-cell>
          <table:table-cell office:value-type="float" office:value="76" calcext:value-type="float">
            <text:p>76</text:p>
          </table:table-cell>
        </table:table-row>
        <table:table-row table:style-name="ro2">
          <table:table-cell office:value-type="float" office:value="2.34198662635543" calcext:value-type="float">
            <text:p>2.34198662635543</text:p>
          </table:table-cell>
          <table:table-cell office:value-type="float" office:value="76" calcext:value-type="float">
            <text:p>76</text:p>
          </table:table-cell>
        </table:table-row>
        <table:table-row table:style-name="ro2">
          <table:table-cell office:value-type="float" office:value="2.81210667639414" calcext:value-type="float">
            <text:p>2.81210667639414</text:p>
          </table:table-cell>
          <table:table-cell office:value-type="float" office:value="76" calcext:value-type="float">
            <text:p>76</text:p>
          </table:table-cell>
        </table:table-row>
        <table:table-row table:style-name="ro2">
          <table:table-cell office:value-type="float" office:value="3.44070830428408" calcext:value-type="float">
            <text:p>3.44070830428408</text:p>
          </table:table-cell>
          <table:table-cell office:value-type="float" office:value="76" calcext:value-type="float">
            <text:p>76</text:p>
          </table:table-cell>
        </table:table-row>
        <table:table-row table:style-name="ro2">
          <table:table-cell office:value-type="float" office:value="4.18588852977357" calcext:value-type="float">
            <text:p>4.18588852977357</text:p>
          </table:table-cell>
          <table:table-cell office:value-type="float" office:value="76" calcext:value-type="float">
            <text:p>76</text:p>
          </table:table-cell>
        </table:table-row>
        <table:table-row table:style-name="ro2">
          <table:table-cell office:value-type="float" office:value="9.3128862390231" calcext:value-type="float">
            <text:p>9.3128862390231</text:p>
          </table:table-cell>
          <table:table-cell office:value-type="float" office:value="76" calcext:value-type="float">
            <text:p>76</text:p>
          </table:table-cell>
        </table:table-row>
        <table:table-row table:style-name="ro2">
          <table:table-cell office:value-type="float" office:value="4.3471542184884" calcext:value-type="float">
            <text:p>4.3471542184884</text:p>
          </table:table-cell>
          <table:table-cell office:value-type="float" office:value="76.8" calcext:value-type="float">
            <text:p>76.8</text:p>
          </table:table-cell>
        </table:table-row>
        <table:table-row table:style-name="ro2">
          <table:table-cell office:value-type="float" office:value="2.30481615898672" calcext:value-type="float">
            <text:p>2.30481615898672</text:p>
          </table:table-cell>
          <table:table-cell office:value-type="float" office:value="77" calcext:value-type="float">
            <text:p>77</text:p>
          </table:table-cell>
        </table:table-row>
        <table:table-row table:style-name="ro2">
          <table:table-cell office:value-type="float" office:value="2.60121918020317" calcext:value-type="float">
            <text:p>2.60121918020317</text:p>
          </table:table-cell>
          <table:table-cell office:value-type="float" office:value="77" calcext:value-type="float">
            <text:p>77</text:p>
          </table:table-cell>
        </table:table-row>
        <table:table-row table:style-name="ro2">
          <table:table-cell office:value-type="float" office:value="13.6374554218696" calcext:value-type="float">
            <text:p>13.6374554218696</text:p>
          </table:table-cell>
          <table:table-cell office:value-type="float" office:value="77" calcext:value-type="float">
            <text:p>77</text:p>
          </table:table-cell>
        </table:table-row>
        <table:table-row table:style-name="ro2">
          <table:table-cell office:value-type="float" office:value="2.52145992884993" calcext:value-type="float">
            <text:p>2.52145992884993</text:p>
          </table:table-cell>
          <table:table-cell office:value-type="float" office:value="78" calcext:value-type="float">
            <text:p>78</text:p>
          </table:table-cell>
        </table:table-row>
        <table:table-row table:style-name="ro2">
          <table:table-cell office:value-type="float" office:value="3.44473103775596" calcext:value-type="float">
            <text:p>3.44473103775596</text:p>
          </table:table-cell>
          <table:table-cell office:value-type="float" office:value="78" calcext:value-type="float">
            <text:p>78</text:p>
          </table:table-cell>
        </table:table-row>
        <table:table-row table:style-name="ro2">
          <table:table-cell office:value-type="float" office:value="2.59133983734085" calcext:value-type="float">
            <text:p>2.59133983734085</text:p>
          </table:table-cell>
          <table:table-cell office:value-type="float" office:value="84" calcext:value-type="float">
            <text:p>84</text:p>
          </table:table-cell>
        </table:table-row>
        <table:table-row table:style-name="ro2">
          <table:table-cell office:value-type="float" office:value="2.47302823797275" calcext:value-type="float">
            <text:p>2.47302823797275</text:p>
          </table:table-cell>
          <table:table-cell office:value-type="float" office:value="86.4" calcext:value-type="float">
            <text:p>86.4</text:p>
          </table:table-cell>
        </table:table-row>
        <table:table-row table:style-name="ro2">
          <table:table-cell office:value-type="float" office:value="1.95534071898497" calcext:value-type="float">
            <text:p>1.95534071898497</text:p>
          </table:table-cell>
          <table:table-cell office:value-type="float" office:value="86.6" calcext:value-type="float">
            <text:p>86.6</text:p>
          </table:table-cell>
        </table:table-row>
        <table:table-row table:style-name="ro2">
          <table:table-cell office:value-type="float" office:value="3.37959451377379" calcext:value-type="float">
            <text:p>3.37959451377379</text:p>
          </table:table-cell>
          <table:table-cell office:value-type="float" office:value="89.1" calcext:value-type="float">
            <text:p>89.1</text:p>
          </table:table-cell>
        </table:table-row>
        <table:table-row table:style-name="ro2">
          <table:table-cell office:value-type="float" office:value="1.50218076838055" calcext:value-type="float">
            <text:p>1.50218076838055</text:p>
          </table:table-cell>
          <table:table-cell office:value-type="float" office:value="89.2" calcext:value-type="float">
            <text:p>89.2</text:p>
          </table:table-cell>
        </table:table-row>
        <table:table-row table:style-name="ro2">
          <table:table-cell office:value-type="float" office:value="4.30556451120401" calcext:value-type="float">
            <text:p>4.30556451120401</text:p>
          </table:table-cell>
          <table:table-cell office:value-type="float" office:value="89.3" calcext:value-type="float">
            <text:p>89.3</text:p>
          </table:table-cell>
        </table:table-row>
        <table:table-row table:style-name="ro2">
          <table:table-cell office:value-type="float" office:value="3.01618877831658" calcext:value-type="float">
            <text:p>3.01618877831658</text:p>
          </table:table-cell>
          <table:table-cell office:value-type="float" office:value="89.6" calcext:value-type="float">
            <text:p>89.6</text:p>
          </table:table-cell>
        </table:table-row>
        <table:table-row table:style-name="ro2">
          <table:table-cell office:value-type="float" office:value="2.31975920456864" calcext:value-type="float">
            <text:p>2.31975920456864</text:p>
          </table:table-cell>
          <table:table-cell office:value-type="float" office:value="89.9" calcext:value-type="float">
            <text:p>89.9</text:p>
          </table:table-cell>
        </table:table-row>
        <table:table-row table:style-name="ro2">
          <table:table-cell office:value-type="float" office:value="1.41211183074147" calcext:value-type="float">
            <text:p>1.41211183074147</text:p>
          </table:table-cell>
          <table:table-cell office:value-type="float" office:value="90.8" calcext:value-type="float">
            <text:p>90.8</text:p>
          </table:table-cell>
        </table:table-row>
        <table:table-row table:style-name="ro2">
          <table:table-cell office:value-type="float" office:value="1.60702443302566" calcext:value-type="float">
            <text:p>1.60702443302566</text:p>
          </table:table-cell>
          <table:table-cell office:value-type="float" office:value="91.6" calcext:value-type="float">
            <text:p>91.6</text:p>
          </table:table-cell>
        </table:table-row>
        <table:table-row table:style-name="ro2">
          <table:table-cell office:value-type="float" office:value="2.95765339446529" calcext:value-type="float">
            <text:p>2.95765339446529</text:p>
          </table:table-cell>
          <table:table-cell office:value-type="float" office:value="99" calcext:value-type="float">
            <text:p>99</text:p>
          </table:table-cell>
        </table:table-row>
        <table:table-row table:style-name="ro2">
          <table:table-cell office:value-type="float" office:value="3.64258938223334" calcext:value-type="float">
            <text:p>3.64258938223334</text:p>
          </table:table-cell>
          <table:table-cell office:value-type="float" office:value="99" calcext:value-type="float">
            <text:p>99</text:p>
          </table:table-cell>
        </table:table-row>
        <table:table-row table:style-name="ro2">
          <table:table-cell office:value-type="float" office:value="0.478551526615251" calcext:value-type="float">
            <text:p>0.478551526615251</text:p>
          </table:table-cell>
          <table:table-cell office:value-type="float" office:value="99.7" calcext:value-type="float">
            <text:p>99.7</text:p>
          </table:table-cell>
        </table:table-row>
        <table:table-row table:style-name="ro2">
          <table:table-cell office:value-type="float" office:value="2.94423243186486" calcext:value-type="float">
            <text:p>2.94423243186486</text:p>
          </table:table-cell>
          <table:table-cell office:value-type="float" office:value="99.7" calcext:value-type="float">
            <text:p>99.7</text:p>
          </table:table-cell>
        </table:table-row>
        <table:table-row table:style-name="ro2">
          <table:table-cell office:value-type="float" office:value="4.6293095674825" calcext:value-type="float">
            <text:p>4.6293095674825</text:p>
          </table:table-cell>
          <table:table-cell office:value-type="float" office:value="99.8" calcext:value-type="float">
            <text:p>99.8</text:p>
          </table:table-cell>
        </table:table-row>
        <table:table-row table:style-name="ro2">
          <table:table-cell office:value-type="float" office:value="1.0256186582566" calcext:value-type="float">
            <text:p>1.0256186582566</text:p>
          </table:table-cell>
          <table:table-cell office:value-type="float" office:value="99.9" calcext:value-type="float">
            <text:p>99.9</text:p>
          </table:table-cell>
        </table:table-row>
        <table:table-row table:style-name="ro2">
          <table:table-cell office:value-type="float" office:value="1.81828417842857" calcext:value-type="float">
            <text:p>1.81828417842857</text:p>
          </table:table-cell>
          <table:table-cell office:value-type="float" office:value="100" calcext:value-type="float">
            <text:p>100</text:p>
          </table:table-cell>
        </table:table-row>
        <table:table-row table:style-name="ro2">
          <table:table-cell office:value-type="float" office:value="2.56903657442992" calcext:value-type="float">
            <text:p>2.56903657442992</text:p>
          </table:table-cell>
          <table:table-cell office:value-type="float" office:value="100" calcext:value-type="float">
            <text:p>100</text:p>
          </table:table-cell>
        </table:table-row>
        <table:table-row table:style-name="ro2">
          <table:table-cell office:value-type="float" office:value="2.69894622809751" calcext:value-type="float">
            <text:p>2.69894622809751</text:p>
          </table:table-cell>
          <table:table-cell office:value-type="float" office:value="100" calcext:value-type="float">
            <text:p>100</text:p>
          </table:table-cell>
        </table:table-row>
        <table:table-row table:style-name="ro2">
          <table:table-cell office:value-type="float" office:value="2.43506816916601" calcext:value-type="float">
            <text:p>2.43506816916601</text:p>
          </table:table-cell>
          <table:table-cell office:value-type="float" office:value="100.3" calcext:value-type="float">
            <text:p>100.3</text:p>
          </table:table-cell>
        </table:table-row>
        <table:table-row table:style-name="ro2">
          <table:table-cell office:value-type="float" office:value="2.95848882410282" calcext:value-type="float">
            <text:p>2.95848882410282</text:p>
          </table:table-cell>
          <table:table-cell office:value-type="float" office:value="100.3" calcext:value-type="float">
            <text:p>100.3</text:p>
          </table:table-cell>
        </table:table-row>
        <table:table-row table:style-name="ro2">
          <table:table-cell office:value-type="float" office:value="3.69409821856467" calcext:value-type="float">
            <text:p>3.69409821856467</text:p>
          </table:table-cell>
          <table:table-cell office:value-type="float" office:value="100.3" calcext:value-type="float">
            <text:p>100.3</text:p>
          </table:table-cell>
        </table:table-row>
        <table:table-row table:style-name="ro2">
          <table:table-cell office:value-type="float" office:value="3.37819882259383" calcext:value-type="float">
            <text:p>3.37819882259383</text:p>
          </table:table-cell>
          <table:table-cell office:value-type="float" office:value="100.5" calcext:value-type="float">
            <text:p>100.5</text:p>
          </table:table-cell>
        </table:table-row>
        <table:table-row table:style-name="ro2">
          <table:table-cell office:value-type="float" office:value="3.15112305966662" calcext:value-type="float">
            <text:p>3.15112305966662</text:p>
          </table:table-cell>
          <table:table-cell office:value-type="float" office:value="100.8" calcext:value-type="float">
            <text:p>100.8</text:p>
          </table:table-cell>
        </table:table-row>
        <table:table-row table:style-name="ro2">
          <table:table-cell office:value-type="float" office:value="2.19087926279804" calcext:value-type="float">
            <text:p>2.19087926279804</text:p>
          </table:table-cell>
          <table:table-cell office:value-type="float" office:value="100.9" calcext:value-type="float">
            <text:p>100.9</text:p>
          </table:table-cell>
        </table:table-row>
        <table:table-row table:style-name="ro2">
          <table:table-cell office:value-type="float" office:value="1.83581794476858" calcext:value-type="float">
            <text:p>1.83581794476858</text:p>
          </table:table-cell>
          <table:table-cell office:value-type="float" office:value="101" calcext:value-type="float">
            <text:p>101</text:p>
          </table:table-cell>
        </table:table-row>
        <table:table-row table:style-name="ro2">
          <table:table-cell office:value-type="float" office:value="2.24798267205062" calcext:value-type="float">
            <text:p>2.24798267205062</text:p>
          </table:table-cell>
          <table:table-cell office:value-type="float" office:value="101" calcext:value-type="float">
            <text:p>101</text:p>
          </table:table-cell>
        </table:table-row>
        <table:table-row table:style-name="ro2">
          <table:table-cell office:value-type="float" office:value="2.55747108" calcext:value-type="float">
            <text:p>2.55747108</text:p>
          </table:table-cell>
          <table:table-cell office:value-type="float" office:value="101" calcext:value-type="float">
            <text:p>101</text:p>
          </table:table-cell>
        </table:table-row>
        <table:table-row table:style-name="ro2">
          <table:table-cell office:value-type="float" office:value="2.73605747846677" calcext:value-type="float">
            <text:p>2.73605747846677</text:p>
          </table:table-cell>
          <table:table-cell office:value-type="float" office:value="101" calcext:value-type="float">
            <text:p>101</text:p>
          </table:table-cell>
        </table:table-row>
        <table:table-row table:style-name="ro2">
          <table:table-cell office:value-type="float" office:value="2.98032729128348" calcext:value-type="float">
            <text:p>2.98032729128348</text:p>
          </table:table-cell>
          <table:table-cell office:value-type="float" office:value="101" calcext:value-type="float">
            <text:p>101</text:p>
          </table:table-cell>
        </table:table-row>
        <table:table-row table:style-name="ro2">
          <table:table-cell office:value-type="float" office:value="3.47038762615833" calcext:value-type="float">
            <text:p>3.47038762615833</text:p>
          </table:table-cell>
          <table:table-cell office:value-type="float" office:value="101" calcext:value-type="float">
            <text:p>101</text:p>
          </table:table-cell>
        </table:table-row>
        <table:table-row table:style-name="ro2">
          <table:table-cell office:value-type="float" office:value="3.96718414370757" calcext:value-type="float">
            <text:p>3.96718414370757</text:p>
          </table:table-cell>
          <table:table-cell office:value-type="float" office:value="101" calcext:value-type="float">
            <text:p>101</text:p>
          </table:table-cell>
        </table:table-row>
        <table:table-row table:style-name="ro2">
          <table:table-cell office:value-type="float" office:value="8.84556080313898" calcext:value-type="float">
            <text:p>8.84556080313898</text:p>
          </table:table-cell>
          <table:table-cell office:value-type="float" office:value="101" calcext:value-type="float">
            <text:p>101</text:p>
          </table:table-cell>
        </table:table-row>
        <table:table-row table:style-name="ro2">
          <table:table-cell office:value-type="float" office:value="1.17327151951777" calcext:value-type="float">
            <text:p>1.17327151951777</text:p>
          </table:table-cell>
          <table:table-cell office:value-type="float" office:value="101.7" calcext:value-type="float">
            <text:p>101.7</text:p>
          </table:table-cell>
        </table:table-row>
        <table:table-row table:style-name="ro2">
          <table:table-cell office:value-type="float" office:value="1.09073207470556" calcext:value-type="float">
            <text:p>1.09073207470556</text:p>
          </table:table-cell>
          <table:table-cell office:value-type="float" office:value="102" calcext:value-type="float">
            <text:p>102</text:p>
          </table:table-cell>
        </table:table-row>
        <table:table-row table:style-name="ro2">
          <table:table-cell office:value-type="float" office:value="1.60300014883158" calcext:value-type="float">
            <text:p>1.60300014883158</text:p>
          </table:table-cell>
          <table:table-cell office:value-type="float" office:value="102" calcext:value-type="float">
            <text:p>102</text:p>
          </table:table-cell>
        </table:table-row>
        <table:table-row table:style-name="ro2">
          <table:table-cell office:value-type="float" office:value="1.61484333737183" calcext:value-type="float">
            <text:p>1.61484333737183</text:p>
          </table:table-cell>
          <table:table-cell office:value-type="float" office:value="102" calcext:value-type="float">
            <text:p>102</text:p>
          </table:table-cell>
        </table:table-row>
        <table:table-row table:style-name="ro2">
          <table:table-cell office:value-type="float" office:value="2.22453136994305" calcext:value-type="float">
            <text:p>2.22453136994305</text:p>
          </table:table-cell>
          <table:table-cell office:value-type="float" office:value="102" calcext:value-type="float">
            <text:p>102</text:p>
          </table:table-cell>
        </table:table-row>
        <table:table-row table:style-name="ro2">
          <table:table-cell office:value-type="float" office:value="2.46209366417575" calcext:value-type="float">
            <text:p>2.46209366417575</text:p>
          </table:table-cell>
          <table:table-cell office:value-type="float" office:value="102" calcext:value-type="float">
            <text:p>102</text:p>
          </table:table-cell>
        </table:table-row>
        <table:table-row table:style-name="ro2">
          <table:table-cell office:value-type="float" office:value="2.68597454182522" calcext:value-type="float">
            <text:p>2.68597454182522</text:p>
          </table:table-cell>
          <table:table-cell office:value-type="float" office:value="102" calcext:value-type="float">
            <text:p>102</text:p>
          </table:table-cell>
        </table:table-row>
        <table:table-row table:style-name="ro2">
          <table:table-cell office:value-type="float" office:value="3.05867374984258" calcext:value-type="float">
            <text:p>3.05867374984258</text:p>
          </table:table-cell>
          <table:table-cell office:value-type="float" office:value="102" calcext:value-type="float">
            <text:p>102</text:p>
          </table:table-cell>
        </table:table-row>
        <table:table-row table:style-name="ro2">
          <table:table-cell office:value-type="float" office:value="3.56335087396552" calcext:value-type="float">
            <text:p>3.56335087396552</text:p>
          </table:table-cell>
          <table:table-cell office:value-type="float" office:value="102" calcext:value-type="float">
            <text:p>102</text:p>
          </table:table-cell>
        </table:table-row>
        <table:table-row table:style-name="ro2">
          <table:table-cell office:value-type="float" office:value="2.22593519871116" calcext:value-type="float">
            <text:p>2.22593519871116</text:p>
          </table:table-cell>
          <table:table-cell office:value-type="float" office:value="103" calcext:value-type="float">
            <text:p>103</text:p>
          </table:table-cell>
        </table:table-row>
        <table:table-row table:style-name="ro2">
          <table:table-cell office:value-type="float" office:value="3.3981970203908" calcext:value-type="float">
            <text:p>3.3981970203908</text:p>
          </table:table-cell>
          <table:table-cell office:value-type="float" office:value="103" calcext:value-type="float">
            <text:p>103</text:p>
          </table:table-cell>
        </table:table-row>
        <table:table-row table:style-name="ro2">
          <table:table-cell office:value-type="float" office:value="3.16835341364558" calcext:value-type="float">
            <text:p>3.16835341364558</text:p>
          </table:table-cell>
          <table:table-cell office:value-type="float" office:value="108.8" calcext:value-type="float">
            <text:p>108.8</text:p>
          </table:table-cell>
        </table:table-row>
        <table:table-row table:style-name="ro2">
          <table:table-cell office:value-type="float" office:value="2.93097879897797" calcext:value-type="float">
            <text:p>2.93097879897797</text:p>
          </table:table-cell>
          <table:table-cell office:value-type="float" office:value="109.7" calcext:value-type="float">
            <text:p>109.7</text:p>
          </table:table-cell>
        </table:table-row>
        <table:table-row table:style-name="ro2">
          <table:table-cell office:value-type="float" office:value="1.57188565921559" calcext:value-type="float">
            <text:p>1.57188565921559</text:p>
          </table:table-cell>
          <table:table-cell office:value-type="float" office:value="109.9" calcext:value-type="float">
            <text:p>109.9</text:p>
          </table:table-cell>
        </table:table-row>
        <table:table-row table:style-name="ro2">
          <table:table-cell office:value-type="float" office:value="1.05180386722792" calcext:value-type="float">
            <text:p>1.05180386722792</text:p>
          </table:table-cell>
          <table:table-cell office:value-type="float" office:value="110.7" calcext:value-type="float">
            <text:p>110.7</text:p>
          </table:table-cell>
        </table:table-row>
        <table:table-row table:style-name="ro2">
          <table:table-cell office:value-type="float" office:value="3.62829307362738" calcext:value-type="float">
            <text:p>3.62829307362738</text:p>
          </table:table-cell>
          <table:table-cell office:value-type="float" office:value="111.1" calcext:value-type="float">
            <text:p>111.1</text:p>
          </table:table-cell>
        </table:table-row>
        <table:table-row table:style-name="ro2">
          <table:table-cell office:value-type="float" office:value="5.11704152434986" calcext:value-type="float">
            <text:p>5.11704152434986</text:p>
          </table:table-cell>
          <table:table-cell office:value-type="float" office:value="111.1" calcext:value-type="float">
            <text:p>111.1</text:p>
          </table:table-cell>
        </table:table-row>
        <table:table-row table:style-name="ro2">
          <table:table-cell office:value-type="float" office:value="3.04331555647059" calcext:value-type="float">
            <text:p>3.04331555647059</text:p>
          </table:table-cell>
          <table:table-cell office:value-type="float" office:value="113.8" calcext:value-type="float">
            <text:p>113.8</text:p>
          </table:table-cell>
        </table:table-row>
        <table:table-row table:style-name="ro2">
          <table:table-cell office:value-type="float" office:value="2.54988128817869" calcext:value-type="float">
            <text:p>2.54988128817869</text:p>
          </table:table-cell>
          <table:table-cell office:value-type="float" office:value="113.9" calcext:value-type="float">
            <text:p>113.9</text:p>
          </table:table-cell>
        </table:table-row>
        <table:table-row table:style-name="ro2">
          <table:table-cell office:value-type="float" office:value="1.01988617937763" calcext:value-type="float">
            <text:p>1.01988617937763</text:p>
          </table:table-cell>
          <table:table-cell office:value-type="float" office:value="123.8" calcext:value-type="float">
            <text:p>123.8</text:p>
          </table:table-cell>
        </table:table-row>
        <table:table-row table:style-name="ro2">
          <table:table-cell office:value-type="float" office:value="3.42388437040176" calcext:value-type="float">
            <text:p>3.42388437040176</text:p>
          </table:table-cell>
          <table:table-cell office:value-type="float" office:value="133.7" calcext:value-type="float">
            <text:p>133.7</text:p>
          </table:table-cell>
        </table:table-row>
        <table:table-row table:style-name="ro2">
          <table:table-cell office:value-type="float" office:value="3.42226662960456" calcext:value-type="float">
            <text:p>3.42226662960456</text:p>
          </table:table-cell>
          <table:table-cell office:value-type="float" office:value="134.2" calcext:value-type="float">
            <text:p>134.2</text:p>
          </table:table-cell>
        </table:table-row>
        <table:table-row table:style-name="ro2">
          <table:table-cell office:value-type="float" office:value="2.66858905308977" calcext:value-type="float">
            <text:p>2.66858905308977</text:p>
          </table:table-cell>
          <table:table-cell office:value-type="float" office:value="135.4" calcext:value-type="float">
            <text:p>135.4</text:p>
          </table:table-cell>
        </table:table-row>
        <table:table-row table:style-name="ro2">
          <table:table-cell office:value-type="float" office:value="1.36192146509509" calcext:value-type="float">
            <text:p>1.36192146509509</text:p>
          </table:table-cell>
          <table:table-cell office:value-type="float" office:value="135.6" calcext:value-type="float">
            <text:p>135.6</text:p>
          </table:table-cell>
        </table:table-row>
        <table:table-row table:style-name="ro2">
          <table:table-cell office:value-type="float" office:value="1.99315225148561" calcext:value-type="float">
            <text:p>1.99315225148561</text:p>
          </table:table-cell>
          <table:table-cell office:value-type="float" office:value="135.6" calcext:value-type="float">
            <text:p>135.6</text:p>
          </table:table-cell>
        </table:table-row>
        <table:table-row table:style-name="ro2">
          <table:table-cell office:value-type="float" office:value="1.45509096065713" calcext:value-type="float">
            <text:p>1.45509096065713</text:p>
          </table:table-cell>
          <table:table-cell office:value-type="float" office:value="135.8" calcext:value-type="float">
            <text:p>135.8</text:p>
          </table:table-cell>
        </table:table-row>
        <table:table-row table:style-name="ro2">
          <table:table-cell office:value-type="float" office:value="1.89737401330677" calcext:value-type="float">
            <text:p>1.89737401330677</text:p>
          </table:table-cell>
          <table:table-cell office:value-type="float" office:value="136.5" calcext:value-type="float">
            <text:p>136.5</text:p>
          </table:table-cell>
        </table:table-row>
        <table:table-row table:style-name="ro2">
          <table:table-cell office:value-type="float" office:value="1.72687728730278" calcext:value-type="float">
            <text:p>1.72687728730278</text:p>
          </table:table-cell>
          <table:table-cell office:value-type="float" office:value="139.6" calcext:value-type="float">
            <text:p>139.6</text:p>
          </table:table-cell>
        </table:table-row>
        <table:table-row table:style-name="ro2">
          <table:table-cell office:value-type="float" office:value="1.69820211068109" calcext:value-type="float">
            <text:p>1.69820211068109</text:p>
          </table:table-cell>
          <table:table-cell office:value-type="float" office:value="151.8" calcext:value-type="float">
            <text:p>151.8</text:p>
          </table:table-cell>
        </table:table-row>
        <table:table-row table:style-name="ro2">
          <table:table-cell office:value-type="float" office:value="1.8762853165398" calcext:value-type="float">
            <text:p>1.8762853165398</text:p>
          </table:table-cell>
          <table:table-cell office:value-type="float" office:value="160" calcext:value-type="float">
            <text:p>160</text:p>
          </table:table-cell>
        </table:table-row>
        <table:table-row table:style-name="ro2">
          <table:table-cell office:value-type="float" office:value="2.23912101274599" calcext:value-type="float">
            <text:p>2.23912101274599</text:p>
          </table:table-cell>
          <table:table-cell office:value-type="float" office:value="182.4" calcext:value-type="float">
            <text:p>182.4</text:p>
          </table:table-cell>
        </table:table-row>
        <table:table-row table:style-name="ro2">
          <table:table-cell office:value-type="float" office:value="1.83204141870149" calcext:value-type="float">
            <text:p>1.83204141870149</text:p>
          </table:table-cell>
          <table:table-cell office:value-type="float" office:value="183.7" calcext:value-type="float">
            <text:p>183.7</text:p>
          </table:table-cell>
        </table:table-row>
        <table:table-row table:style-name="ro2">
          <table:table-cell office:value-type="float" office:value="1.77675028634451" calcext:value-type="float">
            <text:p>1.77675028634451</text:p>
          </table:table-cell>
          <table:table-cell office:value-type="float" office:value="183.8" calcext:value-type="float">
            <text:p>183.8</text:p>
          </table:table-cell>
        </table:table-row>
        <table:table-row table:style-name="ro2">
          <table:table-cell office:value-type="float" office:value="4.0123002436229" calcext:value-type="float">
            <text:p>4.0123002436229</text:p>
          </table:table-cell>
          <table:table-cell office:value-type="float" office:value="183.8" calcext:value-type="float">
            <text:p>183.8</text:p>
          </table:table-cell>
        </table:table-row>
        <table:table-row table:style-name="ro2">
          <table:table-cell office:value-type="float" office:value="1.25234643496057" calcext:value-type="float">
            <text:p>1.25234643496057</text:p>
          </table:table-cell>
          <table:table-cell office:value-type="float" office:value="183.9" calcext:value-type="float">
            <text:p>183.9</text:p>
          </table:table-cell>
        </table:table-row>
        <table:table-row table:style-name="ro2">
          <table:table-cell office:value-type="float" office:value="4.38880784" calcext:value-type="float">
            <text:p>4.38880784</text:p>
          </table:table-cell>
          <table:table-cell office:value-type="float" office:value="185" calcext:value-type="float">
            <text:p>185</text:p>
          </table:table-cell>
        </table:table-row>
        <table:table-row table:style-name="ro2">
          <table:table-cell office:value-type="float" office:value="1.00380307453683" calcext:value-type="float">
            <text:p>1.00380307453683</text:p>
          </table:table-cell>
          <table:table-cell office:value-type="float" office:value="185.4" calcext:value-type="float">
            <text:p>185.4</text:p>
          </table:table-cell>
        </table:table-row>
        <table:table-row table:style-name="ro2">
          <table:table-cell office:value-type="float" office:value="2.75374312881619" calcext:value-type="float">
            <text:p>2.75374312881619</text:p>
          </table:table-cell>
          <table:table-cell office:value-type="float" office:value="185.7" calcext:value-type="float">
            <text:p>185.7</text:p>
          </table:table-cell>
        </table:table-row>
        <table:table-row table:style-name="ro2">
          <table:table-cell office:value-type="float" office:value="1.01883652405143" calcext:value-type="float">
            <text:p>1.01883652405143</text:p>
          </table:table-cell>
          <table:table-cell office:value-type="float" office:value="185.8" calcext:value-type="float">
            <text:p>185.8</text:p>
          </table:table-cell>
        </table:table-row>
        <table:table-row table:style-name="ro2">
          <table:table-cell office:value-type="float" office:value="1.6597078706755" calcext:value-type="float">
            <text:p>1.6597078706755</text:p>
          </table:table-cell>
          <table:table-cell office:value-type="float" office:value="186.3" calcext:value-type="float">
            <text:p>186.3</text:p>
          </table:table-cell>
        </table:table-row>
        <table:table-row table:style-name="ro2">
          <table:table-cell office:value-type="float" office:value="2.52986811342568" calcext:value-type="float">
            <text:p>2.52986811342568</text:p>
          </table:table-cell>
          <table:table-cell office:value-type="float" office:value="186.5" calcext:value-type="float">
            <text:p>186.5</text:p>
          </table:table-cell>
        </table:table-row>
        <table:table-row table:style-name="ro2">
          <table:table-cell office:value-type="float" office:value="1.90065372302365" calcext:value-type="float">
            <text:p>1.90065372302365</text:p>
          </table:table-cell>
          <table:table-cell office:value-type="float" office:value="201" calcext:value-type="float">
            <text:p>201</text:p>
          </table:table-cell>
        </table:table-row>
        <table:table-row table:style-name="ro2">
          <table:table-cell office:value-type="float" office:value="1.19209230024823" calcext:value-type="float">
            <text:p>1.19209230024823</text:p>
          </table:table-cell>
          <table:table-cell office:value-type="float" office:value="201.1" calcext:value-type="float">
            <text:p>201.1</text:p>
          </table:table-cell>
        </table:table-row>
        <table:table-row table:style-name="ro2">
          <table:table-cell office:value-type="float" office:value="1.69365568027958" calcext:value-type="float">
            <text:p>1.69365568027958</text:p>
          </table:table-cell>
          <table:table-cell office:value-type="float" office:value="202" calcext:value-type="float">
            <text:p>202</text:p>
          </table:table-cell>
        </table:table-row>
        <table:table-row table:style-name="ro2">
          <table:table-cell office:value-type="float" office:value="1.59935108741713" calcext:value-type="float">
            <text:p>1.59935108741713</text:p>
          </table:table-cell>
          <table:table-cell office:value-type="float" office:value="203" calcext:value-type="float">
            <text:p>203</text:p>
          </table:table-cell>
        </table:table-row>
        <table:table-row table:style-name="ro2">
          <table:table-cell office:value-type="float" office:value="2.8257990735856" calcext:value-type="float">
            <text:p>2.8257990735856</text:p>
          </table:table-cell>
          <table:table-cell office:value-type="float" office:value="204" calcext:value-type="float">
            <text:p>204</text:p>
          </table:table-cell>
        </table:table-row>
        <table:table-row table:style-name="ro2">
          <table:table-cell office:value-type="float" office:value="1.04938068346623" calcext:value-type="float">
            <text:p>1.04938068346623</text:p>
          </table:table-cell>
          <table:table-cell office:value-type="float" office:value="232.9" calcext:value-type="float">
            <text:p>232.9</text:p>
          </table:table-cell>
        </table:table-row>
        <table:table-row table:style-name="ro2">
          <table:table-cell office:value-type="float" office:value="2.17867754342609" calcext:value-type="float">
            <text:p>2.17867754342609</text:p>
          </table:table-cell>
          <table:table-cell office:value-type="float" office:value="233" calcext:value-type="float">
            <text:p>233</text:p>
          </table:table-cell>
        </table:table-row>
        <table:table-row table:style-name="ro2">
          <table:table-cell office:value-type="float" office:value="1.11430314568891" calcext:value-type="float">
            <text:p>1.11430314568891</text:p>
          </table:table-cell>
          <table:table-cell office:value-type="float" office:value="233.1" calcext:value-type="float">
            <text:p>233.1</text:p>
          </table:table-cell>
        </table:table-row>
        <table:table-row table:style-name="ro2">
          <table:table-cell office:value-type="float" office:value="1.6381379537341" calcext:value-type="float">
            <text:p>1.6381379537341</text:p>
          </table:table-cell>
          <table:table-cell office:value-type="float" office:value="233.3" calcext:value-type="float">
            <text:p>233.3</text:p>
          </table:table-cell>
        </table:table-row>
        <table:table-row table:style-name="ro2">
          <table:table-cell office:value-type="float" office:value="4.76354435530595" calcext:value-type="float">
            <text:p>4.76354435530595</text:p>
          </table:table-cell>
          <table:table-cell office:value-type="float" office:value="234.1" calcext:value-type="float">
            <text:p>234.1</text:p>
          </table:table-cell>
        </table:table-row>
        <table:table-row table:style-name="ro2">
          <table:table-cell office:value-type="float" office:value="1.75573257586433" calcext:value-type="float">
            <text:p>1.75573257586433</text:p>
          </table:table-cell>
          <table:table-cell office:value-type="float" office:value="234.5" calcext:value-type="float">
            <text:p>234.5</text:p>
          </table:table-cell>
        </table:table-row>
        <table:table-row table:style-name="ro2">
          <table:table-cell office:value-type="float" office:value="1.93334223707633" calcext:value-type="float">
            <text:p>1.93334223707633</text:p>
          </table:table-cell>
          <table:table-cell office:value-type="float" office:value="234.7" calcext:value-type="float">
            <text:p>234.7</text:p>
          </table:table-cell>
        </table:table-row>
        <table:table-row table:style-name="ro2">
          <table:table-cell office:value-type="float" office:value="1.09225186026446" calcext:value-type="float">
            <text:p>1.09225186026446</text:p>
          </table:table-cell>
          <table:table-cell office:value-type="float" office:value="237.3" calcext:value-type="float">
            <text:p>237.3</text:p>
          </table:table-cell>
        </table:table-row>
        <table:table-row table:style-name="ro2">
          <table:table-cell office:value-type="float" office:value="1.8641505124273" calcext:value-type="float">
            <text:p>1.8641505124273</text:p>
          </table:table-cell>
          <table:table-cell office:value-type="float" office:value="281.4" calcext:value-type="float">
            <text:p>281.4</text:p>
          </table:table-cell>
        </table:table-row>
        <table:table-row table:style-name="ro2">
          <table:table-cell office:value-type="float" office:value="1.42371876487105" calcext:value-type="float">
            <text:p>1.42371876487105</text:p>
          </table:table-cell>
          <table:table-cell office:value-type="float" office:value="283.3" calcext:value-type="float">
            <text:p>283.3</text:p>
          </table:table-cell>
        </table:table-row>
        <table:table-row table:style-name="ro2">
          <table:table-cell office:value-type="float" office:value="1.44057960965016" calcext:value-type="float">
            <text:p>1.44057960965016</text:p>
          </table:table-cell>
          <table:table-cell office:value-type="float" office:value="283.9" calcext:value-type="float">
            <text:p>283.9</text:p>
          </table:table-cell>
        </table:table-row>
        <table:table-row table:style-name="ro2">
          <table:table-cell office:value-type="float" office:value="0.841968239198246" calcext:value-type="float">
            <text:p>0.841968239198246</text:p>
          </table:table-cell>
          <table:table-cell office:value-type="float" office:value="284.7" calcext:value-type="float">
            <text:p>284.7</text:p>
          </table:table-cell>
        </table:table-row>
        <table:table-row table:style-name="ro2">
          <table:table-cell office:value-type="float" office:value="4.14645487678602" calcext:value-type="float">
            <text:p>4.14645487678602</text:p>
          </table:table-cell>
          <table:table-cell office:value-type="float" office:value="284.8" calcext:value-type="float">
            <text:p>284.8</text:p>
          </table:table-cell>
        </table:table-row>
        <table:table-row table:style-name="ro2">
          <table:table-cell office:value-type="float" office:value="1.78162178365307" calcext:value-type="float">
            <text:p>1.78162178365307</text:p>
          </table:table-cell>
          <table:table-cell office:value-type="float" office:value="285" calcext:value-type="float">
            <text:p>285</text:p>
          </table:table-cell>
        </table:table-row>
        <table:table-row table:style-name="ro2">
          <table:table-cell office:value-type="float" office:value="2.29675760068449" calcext:value-type="float">
            <text:p>2.29675760068449</text:p>
          </table:table-cell>
          <table:table-cell office:value-type="float" office:value="285.3" calcext:value-type="float">
            <text:p>285.3</text:p>
          </table:table-cell>
        </table:table-row>
        <table:table-row table:style-name="ro2">
          <table:table-cell office:value-type="float" office:value="1.51128382324162" calcext:value-type="float">
            <text:p>1.51128382324162</text:p>
          </table:table-cell>
          <table:table-cell office:value-type="float" office:value="285.9" calcext:value-type="float">
            <text:p>285.9</text:p>
          </table:table-cell>
        </table:table-row>
        <table:table-row table:style-name="ro2">
          <table:table-cell office:value-type="float" office:value="2.36841676815848" calcext:value-type="float">
            <text:p>2.36841676815848</text:p>
          </table:table-cell>
          <table:table-cell office:value-type="float" office:value="285.9" calcext:value-type="float">
            <text:p>285.9</text:p>
          </table:table-cell>
        </table:table-row>
        <table:table-row table:style-name="ro2">
          <table:table-cell office:value-type="float" office:value="2.34610601399304" calcext:value-type="float">
            <text:p>2.34610601399304</text:p>
          </table:table-cell>
          <table:table-cell office:value-type="float" office:value="288.8" calcext:value-type="float">
            <text:p>288.8</text:p>
          </table:table-cell>
        </table:table-row>
        <table:table-row table:style-name="ro2">
          <table:table-cell office:value-type="float" office:value="1.27188316569969" calcext:value-type="float">
            <text:p>1.27188316569969</text:p>
          </table:table-cell>
          <table:table-cell office:value-type="float" office:value="291.5" calcext:value-type="float">
            <text:p>291.5</text:p>
          </table:table-cell>
        </table:table-row>
        <table:table-row table:style-name="ro2">
          <table:table-cell office:value-type="float" office:value="2.6853790977809" calcext:value-type="float">
            <text:p>2.6853790977809</text:p>
          </table:table-cell>
          <table:table-cell office:value-type="float" office:value="300.8" calcext:value-type="float">
            <text:p>300.8</text:p>
          </table:table-cell>
        </table:table-row>
        <table:table-row table:style-name="ro2">
          <table:table-cell office:value-type="float" office:value="1.45922667706822" calcext:value-type="float">
            <text:p>1.45922667706822</text:p>
          </table:table-cell>
          <table:table-cell office:value-type="float" office:value="349" calcext:value-type="float">
            <text:p>349</text:p>
          </table:table-cell>
        </table:table-row>
        <table:table-row table:style-name="ro2">
          <table:table-cell office:value-type="float" office:value="3.92331934707074" calcext:value-type="float">
            <text:p>3.92331934707074</text:p>
          </table:table-cell>
          <table:table-cell office:value-type="float" office:value="374.3" calcext:value-type="float">
            <text:p>374.3</text:p>
          </table:table-cell>
        </table:table-row>
        <table:table-row table:style-name="ro2">
          <table:table-cell office:value-type="float" office:value="1.18909644649444" calcext:value-type="float">
            <text:p>1.18909644649444</text:p>
          </table:table-cell>
          <table:table-cell office:value-type="float" office:value="389.4" calcext:value-type="float">
            <text:p>389.4</text:p>
          </table:table-cell>
        </table:table-row>
        <table:table-row table:style-name="ro2">
          <table:table-cell office:value-type="float" office:value="1.6132111338577" calcext:value-type="float">
            <text:p>1.6132111338577</text:p>
          </table:table-cell>
          <table:table-cell office:value-type="float" office:value="414.2" calcext:value-type="float">
            <text:p>414.2</text:p>
          </table:table-cell>
        </table:table-row>
        <table:table-row table:style-name="ro2">
          <table:table-cell office:value-type="float" office:value="2.77921201277777" calcext:value-type="float">
            <text:p>2.77921201277777</text:p>
          </table:table-cell>
          <table:table-cell office:value-type="float" office:value="499.6" calcext:value-type="float">
            <text:p>499.6</text:p>
          </table:table-cell>
        </table:table-row>
        <table:table-row table:style-name="ro2">
          <table:table-cell office:value-type="float" office:value="2.53393895753585" calcext:value-type="float">
            <text:p>2.53393895753585</text:p>
          </table:table-cell>
          <table:table-cell office:value-type="float" office:value="999.9" calcext:value-type="float">
            <text:p>999.9</text:p>
          </table:table-cell>
        </table:table-row>
        <table:table-row table:style-name="ro2">
          <table:table-cell office:value-type="float" office:value="1.43513333317738" calcext:value-type="float">
            <text:p>1.43513333317738</text:p>
          </table:table-cell>
          <table:table-cell office:value-type="float" office:value="1001.5" calcext:value-type="float">
            <text:p>1001.5</text:p>
          </table:table-cell>
        </table:table-row>
        <table:table-row table:style-name="ro2">
          <table:table-cell office:value-type="float" office:value="1.66789425515258" calcext:value-type="float">
            <text:p>1.66789425515258</text:p>
          </table:table-cell>
          <table:table-cell office:value-type="float" office:value="1001.5" calcext:value-type="float">
            <text:p>1001.5</text:p>
          </table:table-cell>
        </table:table-row>
        <table:table-row table:style-name="ro2">
          <table:table-cell office:value-type="float" office:value="0.586229059100112" calcext:value-type="float">
            <text:p>0.586229059100112</text:p>
          </table:table-cell>
          <table:table-cell office:value-type="float" office:value="1008" calcext:value-type="float">
            <text:p>1008</text:p>
          </table:table-cell>
        </table:table-row>
        <table:table-row table:style-name="ro2">
          <table:table-cell office:value-type="float" office:value="1.04706723904628" calcext:value-type="float">
            <text:p>1.04706723904628</text:p>
          </table:table-cell>
          <table:table-cell office:value-type="float" office:value="1012" calcext:value-type="float">
            <text:p>1012</text:p>
          </table:table-cell>
        </table:table-row>
        <table:table-row table:style-name="ro2">
          <table:table-cell office:value-type="float" office:value="1.33052559246336" calcext:value-type="float">
            <text:p>1.33052559246336</text:p>
          </table:table-cell>
          <table:table-cell office:value-type="float" office:value="1023" calcext:value-type="float">
            <text:p>1023</text:p>
          </table:table-cell>
        </table:table-row>
        <table:table-row table:style-name="ro2">
          <table:table-cell office:value-type="float" office:value="2.09899218347551" calcext:value-type="float">
            <text:p>2.09899218347551</text:p>
          </table:table-cell>
          <table:table-cell office:value-type="float" office:value="1055.2" calcext:value-type="float">
            <text:p>1055.2</text:p>
          </table:table-cell>
        </table:table-row>
        <table:table-row table:style-name="ro2">
          <table:table-cell office:value-type="float" office:value="0.647417786772006" calcext:value-type="float">
            <text:p>0.647417786772006</text:p>
          </table:table-cell>
          <table:table-cell office:value-type="float" office:value="4580" calcext:value-type="float">
            <text:p>4580</text:p>
          </table:table-cell>
        </table:table-row>
        <table:table-row table:style-name="ro2">
          <table:table-cell office:value-type="float" office:value="5.38688260193339" calcext:value-type="float">
            <text:p>5.38688260193339</text:p>
          </table:table-cell>
          <table:table-cell office:value-type="float" office:value="5095" calcext:value-type="float">
            <text:p>5095</text:p>
          </table:table-cell>
        </table:table-row>
        <table:table-row table:style-name="ro2">
          <table:table-cell office:value-type="float" office:value="2.44213897573083" calcext:value-type="float">
            <text:p>2.44213897573083</text:p>
          </table:table-cell>
          <table:table-cell office:value-type="float" office:value="5601" calcext:value-type="float">
            <text:p>5601</text:p>
          </table:table-cell>
        </table:table-row>
        <table:table-row table:style-name="ro2">
          <table:table-cell table:number-columns-repeated="2"/>
        </table:table-row>
        <table:table-row table:style-name="ro2">
          <table:table-cell table:number-columns-repeated="2"/>
        </table:table-row>
      </table:table>
      <table:named-expressions/>
      <table:database-ranges>
        <table:database-range table:name="__Anonymous_Sheet_DB__0" table:target-range-address="200521_MG2ASV_correlation_summary_16S_edited.A1:200521_MG2ASV_correlation_summary_16S_edited.AC273">
          <table:sort>
            <table:sort-by table:field-number="13" table:data-type="automatic"/>
          </table:sort>
        </table:database-range>
        <table:database-range table:name="__Anonymous_Sheet_DB__2" table:target-range-address="'Corrected_5.75_vs_depth'.A1:'Corrected_5.75_vs_depth'.B271">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9">
      <number:number number:decimal-places="5" loext:min-decimal-places="5" number:min-integer-digits="1"/>
    </number:number-style>
    <number:number-style style:name="N110">
      <number:number number:decimal-places="4" loext:min-decimal-places="4" number:min-integer-digits="1"/>
    </number:number-style>
    <number:number-style style:name="N11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3">0000-00-00</text:date>, <text:time style:data-style-name="N2" text:time-value="15:33:19.2856323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13T15:47:21.404611155</dc:date>
    <dc:creator>Jesse McNichol</dc:creator>
    <meta:editing-duration>P2DT21H47M32S</meta:editing-duration>
    <meta:editing-cycles>114</meta:editing-cycles>
    <meta:generator>LibreOffice/6.4.6.2$Linux_X86_64 LibreOffice_project/40$Build-2</meta:generator>
    <meta:document-statistic meta:table-count="3" meta:cell-count="6952" meta:object-count="5"/>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300"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inimum="0.8" chart:maximum="1"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tar"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1.448cm" svg:y="0.316cm" chart:style-name="ch2">
          <text:p>Metagenome-16S amplicon correspondence across depth (GA03)</text:p>
        </chart:title>
        <chart:plot-area chart:style-name="ch3" table:cell-range-address="200521_MG2ASV_correlation_summary_16S_edited.C2:200521_MG2ASV_correlation_summary_16S_edited.C102 200521_MG2ASV_correlation_summary_16S_edited.P1:200521_MG2ASV_correlation_summary_16S_edited.P102" chart:data-source-has-labels="row" svg:x="1.331cm" svg:y="1.275cm" svg:width="14.349cm" svg:height="6.564cm">
          <chartooo:coordinate-region svg:x="2.243cm" svg:y="1.474cm" svg:width="13.157cm" svg:height="5.718cm"/>
          <chart:axis chart:dimension="x" chart:name="primary-x" chart:style-name="ch4">
            <chart:title svg:x="7.76cm" svg:y="8.019cm" chart:style-name="ch5">
              <text:p>depth (m)</text:p>
            </chart:title>
          </chart:axis>
          <chart:axis chart:dimension="y" chart:name="primary-y" chart:style-name="ch6">
            <chart:title svg:x="0.451cm" svg:y="6.189cm" chart:style-name="ch7">
              <text:p>R^2 (16S MG vs ASV)</text:p>
            </chart:title>
            <chart:grid chart:style-name="ch8" chart:class="major"/>
          </chart:axis>
          <chart:series chart:style-name="ch9" chart:values-cell-range-address="200521_MG2ASV_correlation_summary_16S_edited.P2:200521_MG2ASV_correlation_summary_16S_edited.P102" chart:label-cell-address="200521_MG2ASV_correlation_summary_16S_edited.P1:200521_MG2ASV_correlation_summary_16S_edited.P1" chart:class="chart:scatter">
            <chart:domain table:cell-range-address="200521_MG2ASV_correlation_summary_16S_edited.C2:200521_MG2ASV_correlation_summary_16S_edited.C102"/>
            <chart:data-point chart:repeated="10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C</text:p>
              </table:table-cell>
              <table:table-cell office:value-type="string">
                <text:p>R^2</text:p>
                <draw:g>
                  <svg:desc>200521_MG2ASV_correlation_summary_16S_edited.P1:200521_MG2ASV_correlation_summary_16S_edited.P1</svg:desc>
                </draw:g>
              </table:table-cell>
            </table:table-row>
          </table:table-header-rows>
          <table:table-rows>
            <table:table-row>
              <table:table-cell office:value-type="string">
                <text:p>1</text:p>
              </table:table-cell>
              <table:table-cell office:value-type="float" office:value="99.7">
                <text:p>99.7</text:p>
                <draw:g>
                  <svg:desc>200521_MG2ASV_correlation_summary_16S_edited.C2:200521_MG2ASV_correlation_summary_16S_edited.C102</svg:desc>
                </draw:g>
              </table:table-cell>
              <table:table-cell office:value-type="float" office:value="0.979868923735441">
                <text:p>0.979868923735441</text:p>
                <draw:g>
                  <svg:desc>200521_MG2ASV_correlation_summary_16S_edited.P2:200521_MG2ASV_correlation_summary_16S_edited.P102</svg:desc>
                </draw:g>
              </table:table-cell>
            </table:table-row>
            <table:table-row>
              <table:table-cell office:value-type="string">
                <text:p>2</text:p>
              </table:table-cell>
              <table:table-cell office:value-type="float" office:value="1008">
                <text:p>1008</text:p>
              </table:table-cell>
              <table:table-cell office:value-type="float" office:value="0.840802062102797">
                <text:p>0.840802062102797</text:p>
              </table:table-cell>
            </table:table-row>
            <table:table-row>
              <table:table-cell office:value-type="string">
                <text:p>3</text:p>
              </table:table-cell>
              <table:table-cell office:value-type="float" office:value="4580">
                <text:p>4580</text:p>
              </table:table-cell>
              <table:table-cell office:value-type="float" office:value="0.965964938964011">
                <text:p>0.965964938964011</text:p>
              </table:table-cell>
            </table:table-row>
            <table:table-row>
              <table:table-cell office:value-type="string">
                <text:p>4</text:p>
              </table:table-cell>
              <table:table-cell office:value-type="float" office:value="284.7">
                <text:p>284.7</text:p>
              </table:table-cell>
              <table:table-cell office:value-type="float" office:value="0.95764817592123">
                <text:p>0.95764817592123</text:p>
              </table:table-cell>
            </table:table-row>
            <table:table-row>
              <table:table-cell office:value-type="string">
                <text:p>5</text:p>
              </table:table-cell>
              <table:table-cell office:value-type="float" office:value="15">
                <text:p>15</text:p>
              </table:table-cell>
              <table:table-cell office:value-type="float" office:value="0.98203177850077">
                <text:p>0.98203177850077</text:p>
              </table:table-cell>
            </table:table-row>
            <table:table-row>
              <table:table-cell office:value-type="string">
                <text:p>6</text:p>
              </table:table-cell>
              <table:table-cell office:value-type="float" office:value="15.6">
                <text:p>15.6</text:p>
              </table:table-cell>
              <table:table-cell office:value-type="float" office:value="0.936548565404709">
                <text:p>0.936548565404709</text:p>
              </table:table-cell>
            </table:table-row>
            <table:table-row>
              <table:table-cell office:value-type="string">
                <text:p>7</text:p>
              </table:table-cell>
              <table:table-cell office:value-type="float" office:value="185.4">
                <text:p>185.4</text:p>
              </table:table-cell>
              <table:table-cell office:value-type="float" office:value="0.989362681146517">
                <text:p>0.989362681146517</text:p>
              </table:table-cell>
            </table:table-row>
            <table:table-row>
              <table:table-cell office:value-type="string">
                <text:p>8</text:p>
              </table:table-cell>
              <table:table-cell office:value-type="float" office:value="185.8">
                <text:p>185.8</text:p>
              </table:table-cell>
              <table:table-cell office:value-type="float" office:value="0.965156219493965">
                <text:p>0.965156219493965</text:p>
              </table:table-cell>
            </table:table-row>
            <table:table-row>
              <table:table-cell office:value-type="string">
                <text:p>9</text:p>
              </table:table-cell>
              <table:table-cell office:value-type="float" office:value="123.8">
                <text:p>123.8</text:p>
              </table:table-cell>
              <table:table-cell office:value-type="float" office:value="0.962640631199646">
                <text:p>0.962640631199646</text:p>
              </table:table-cell>
            </table:table-row>
            <table:table-row>
              <table:table-cell office:value-type="string">
                <text:p>10</text:p>
              </table:table-cell>
              <table:table-cell office:value-type="float" office:value="99.9">
                <text:p>99.9</text:p>
              </table:table-cell>
              <table:table-cell office:value-type="float" office:value="0.969249547565948">
                <text:p>0.969249547565948</text:p>
              </table:table-cell>
            </table:table-row>
            <table:table-row>
              <table:table-cell office:value-type="string">
                <text:p>11</text:p>
              </table:table-cell>
              <table:table-cell office:value-type="float" office:value="30.1">
                <text:p>30.1</text:p>
              </table:table-cell>
              <table:table-cell office:value-type="float" office:value="0.991664576973743">
                <text:p>0.991664576973743</text:p>
              </table:table-cell>
            </table:table-row>
            <table:table-row>
              <table:table-cell office:value-type="string">
                <text:p>12</text:p>
              </table:table-cell>
              <table:table-cell office:value-type="float" office:value="1012">
                <text:p>1012</text:p>
              </table:table-cell>
              <table:table-cell office:value-type="float" office:value="0.929227797343344">
                <text:p>0.929227797343344</text:p>
              </table:table-cell>
            </table:table-row>
            <table:table-row>
              <table:table-cell office:value-type="string">
                <text:p>13</text:p>
              </table:table-cell>
              <table:table-cell office:value-type="float" office:value="232.9">
                <text:p>232.9</text:p>
              </table:table-cell>
              <table:table-cell office:value-type="float" office:value="0.987834761056688">
                <text:p>0.987834761056688</text:p>
              </table:table-cell>
            </table:table-row>
            <table:table-row>
              <table:table-cell office:value-type="string">
                <text:p>14</text:p>
              </table:table-cell>
              <table:table-cell office:value-type="float" office:value="110.7">
                <text:p>110.7</text:p>
              </table:table-cell>
              <table:table-cell office:value-type="float" office:value="0.982435589933345">
                <text:p>0.982435589933345</text:p>
              </table:table-cell>
            </table:table-row>
            <table:table-row>
              <table:table-cell office:value-type="string">
                <text:p>15</text:p>
              </table:table-cell>
              <table:table-cell office:value-type="float" office:value="102">
                <text:p>102</text:p>
              </table:table-cell>
              <table:table-cell office:value-type="float" office:value="0.99132468986623">
                <text:p>0.99132468986623</text:p>
              </table:table-cell>
            </table:table-row>
            <table:table-row>
              <table:table-cell office:value-type="string">
                <text:p>16</text:p>
              </table:table-cell>
              <table:table-cell office:value-type="float" office:value="30">
                <text:p>30</text:p>
              </table:table-cell>
              <table:table-cell office:value-type="float" office:value="0.99498732289231">
                <text:p>0.99498732289231</text:p>
              </table:table-cell>
            </table:table-row>
            <table:table-row>
              <table:table-cell office:value-type="string">
                <text:p>17</text:p>
              </table:table-cell>
              <table:table-cell office:value-type="float" office:value="237.3">
                <text:p>237.3</text:p>
              </table:table-cell>
              <table:table-cell office:value-type="float" office:value="0.903520538252462">
                <text:p>0.903520538252462</text:p>
              </table:table-cell>
            </table:table-row>
            <table:table-row>
              <table:table-cell office:value-type="string">
                <text:p>18</text:p>
              </table:table-cell>
              <table:table-cell office:value-type="float" office:value="233.1">
                <text:p>233.1</text:p>
              </table:table-cell>
              <table:table-cell office:value-type="float" office:value="0.972698310424591">
                <text:p>0.972698310424591</text:p>
              </table:table-cell>
            </table:table-row>
            <table:table-row>
              <table:table-cell office:value-type="string">
                <text:p>19</text:p>
              </table:table-cell>
              <table:table-cell office:value-type="float" office:value="48.1">
                <text:p>48.1</text:p>
              </table:table-cell>
              <table:table-cell office:value-type="float" office:value="0.949564211450794">
                <text:p>0.949564211450794</text:p>
              </table:table-cell>
            </table:table-row>
            <table:table-row>
              <table:table-cell office:value-type="string">
                <text:p>20</text:p>
              </table:table-cell>
              <table:table-cell office:value-type="float" office:value="16">
                <text:p>16</text:p>
              </table:table-cell>
              <table:table-cell office:value-type="float" office:value="0.992344242937272">
                <text:p>0.992344242937272</text:p>
              </table:table-cell>
            </table:table-row>
            <table:table-row>
              <table:table-cell office:value-type="string">
                <text:p>21</text:p>
              </table:table-cell>
              <table:table-cell office:value-type="float" office:value="50.6">
                <text:p>50.6</text:p>
              </table:table-cell>
              <table:table-cell office:value-type="float" office:value="0.989522596300314">
                <text:p>0.989522596300314</text:p>
              </table:table-cell>
            </table:table-row>
            <table:table-row>
              <table:table-cell office:value-type="string">
                <text:p>22</text:p>
              </table:table-cell>
              <table:table-cell office:value-type="float" office:value="30">
                <text:p>30</text:p>
              </table:table-cell>
              <table:table-cell office:value-type="float" office:value="0.990595378164685">
                <text:p>0.990595378164685</text:p>
              </table:table-cell>
            </table:table-row>
            <table:table-row>
              <table:table-cell office:value-type="string">
                <text:p>23</text:p>
              </table:table-cell>
              <table:table-cell office:value-type="float" office:value="101.7">
                <text:p>101.7</text:p>
              </table:table-cell>
              <table:table-cell office:value-type="float" office:value="0.988418250444772">
                <text:p>0.988418250444772</text:p>
              </table:table-cell>
            </table:table-row>
            <table:table-row>
              <table:table-cell office:value-type="string">
                <text:p>24</text:p>
              </table:table-cell>
              <table:table-cell office:value-type="float" office:value="389.4">
                <text:p>389.4</text:p>
              </table:table-cell>
              <table:table-cell office:value-type="float" office:value="0.971242497724609">
                <text:p>0.971242497724609</text:p>
              </table:table-cell>
            </table:table-row>
            <table:table-row>
              <table:table-cell office:value-type="string">
                <text:p>25</text:p>
              </table:table-cell>
              <table:table-cell office:value-type="float" office:value="201.1">
                <text:p>201.1</text:p>
              </table:table-cell>
              <table:table-cell office:value-type="float" office:value="0.972942723514307">
                <text:p>0.972942723514307</text:p>
              </table:table-cell>
            </table:table-row>
            <table:table-row>
              <table:table-cell office:value-type="string">
                <text:p>26</text:p>
              </table:table-cell>
              <table:table-cell office:value-type="float" office:value="50.4">
                <text:p>50.4</text:p>
              </table:table-cell>
              <table:table-cell office:value-type="float" office:value="0.992133841068907">
                <text:p>0.992133841068907</text:p>
              </table:table-cell>
            </table:table-row>
            <table:table-row>
              <table:table-cell office:value-type="string">
                <text:p>27</text:p>
              </table:table-cell>
              <table:table-cell office:value-type="float" office:value="183.9">
                <text:p>183.9</text:p>
              </table:table-cell>
              <table:table-cell office:value-type="float" office:value="0.962249308034913">
                <text:p>0.962249308034913</text:p>
              </table:table-cell>
            </table:table-row>
            <table:table-row>
              <table:table-cell office:value-type="string">
                <text:p>28</text:p>
              </table:table-cell>
              <table:table-cell office:value-type="float" office:value="291.5">
                <text:p>291.5</text:p>
              </table:table-cell>
              <table:table-cell office:value-type="float" office:value="0.845684410644326">
                <text:p>0.845684410644326</text:p>
              </table:table-cell>
            </table:table-row>
            <table:table-row>
              <table:table-cell office:value-type="string">
                <text:p>29</text:p>
              </table:table-cell>
              <table:table-cell office:value-type="float" office:value="75.1">
                <text:p>75.1</text:p>
              </table:table-cell>
              <table:table-cell office:value-type="float" office:value="0.974589725721529">
                <text:p>0.974589725721529</text:p>
              </table:table-cell>
            </table:table-row>
            <table:table-row>
              <table:table-cell office:value-type="string">
                <text:p>30</text:p>
              </table:table-cell>
              <table:table-cell office:value-type="float" office:value="30.9">
                <text:p>30.9</text:p>
              </table:table-cell>
              <table:table-cell office:value-type="float" office:value="0.987046354147331">
                <text:p>0.987046354147331</text:p>
              </table:table-cell>
            </table:table-row>
            <table:table-row>
              <table:table-cell office:value-type="string">
                <text:p>31</text:p>
              </table:table-cell>
              <table:table-cell office:value-type="float" office:value="1023">
                <text:p>1023</text:p>
              </table:table-cell>
              <table:table-cell office:value-type="float" office:value="0.971066320073739">
                <text:p>0.971066320073739</text:p>
              </table:table-cell>
            </table:table-row>
            <table:table-row>
              <table:table-cell office:value-type="string">
                <text:p>32</text:p>
              </table:table-cell>
              <table:table-cell office:value-type="float" office:value="15.1">
                <text:p>15.1</text:p>
              </table:table-cell>
              <table:table-cell office:value-type="float" office:value="0.983209432495056">
                <text:p>0.983209432495056</text:p>
              </table:table-cell>
            </table:table-row>
            <table:table-row>
              <table:table-cell office:value-type="string">
                <text:p>33</text:p>
              </table:table-cell>
              <table:table-cell office:value-type="float" office:value="135.6">
                <text:p>135.6</text:p>
              </table:table-cell>
              <table:table-cell office:value-type="float" office:value="0.973056107500537">
                <text:p>0.973056107500537</text:p>
              </table:table-cell>
            </table:table-row>
            <table:table-row>
              <table:table-cell office:value-type="string">
                <text:p>34</text:p>
              </table:table-cell>
              <table:table-cell office:value-type="float" office:value="33.2">
                <text:p>33.2</text:p>
              </table:table-cell>
              <table:table-cell office:value-type="float" office:value="0.989014505774824">
                <text:p>0.989014505774824</text:p>
              </table:table-cell>
            </table:table-row>
            <table:table-row>
              <table:table-cell office:value-type="string">
                <text:p>35</text:p>
              </table:table-cell>
              <table:table-cell office:value-type="float" office:value="15.5">
                <text:p>15.5</text:p>
              </table:table-cell>
              <table:table-cell office:value-type="float" office:value="0.988612120599598">
                <text:p>0.988612120599598</text:p>
              </table:table-cell>
            </table:table-row>
            <table:table-row>
              <table:table-cell office:value-type="string">
                <text:p>36</text:p>
              </table:table-cell>
              <table:table-cell office:value-type="float" office:value="90.8">
                <text:p>90.8</text:p>
              </table:table-cell>
              <table:table-cell office:value-type="float" office:value="0.990772487715422">
                <text:p>0.990772487715422</text:p>
              </table:table-cell>
            </table:table-row>
            <table:table-row>
              <table:table-cell office:value-type="string">
                <text:p>37</text:p>
              </table:table-cell>
              <table:table-cell office:value-type="float" office:value="74.8">
                <text:p>74.8</text:p>
              </table:table-cell>
              <table:table-cell office:value-type="float" office:value="0.942617342958166">
                <text:p>0.942617342958166</text:p>
              </table:table-cell>
            </table:table-row>
            <table:table-row>
              <table:table-cell office:value-type="string">
                <text:p>38</text:p>
              </table:table-cell>
              <table:table-cell office:value-type="float" office:value="283.3">
                <text:p>283.3</text:p>
              </table:table-cell>
              <table:table-cell office:value-type="float" office:value="0.96505680314656">
                <text:p>0.96505680314656</text:p>
              </table:table-cell>
            </table:table-row>
            <table:table-row>
              <table:table-cell office:value-type="string">
                <text:p>39</text:p>
              </table:table-cell>
              <table:table-cell office:value-type="float" office:value="1001.5">
                <text:p>1001.5</text:p>
              </table:table-cell>
              <table:table-cell office:value-type="float" office:value="0.959520311398384">
                <text:p>0.959520311398384</text:p>
              </table:table-cell>
            </table:table-row>
            <table:table-row>
              <table:table-cell office:value-type="string">
                <text:p>40</text:p>
              </table:table-cell>
              <table:table-cell office:value-type="float" office:value="15.5">
                <text:p>15.5</text:p>
              </table:table-cell>
              <table:table-cell office:value-type="float" office:value="0.995485129003186">
                <text:p>0.995485129003186</text:p>
              </table:table-cell>
            </table:table-row>
            <table:table-row>
              <table:table-cell office:value-type="string">
                <text:p>41</text:p>
              </table:table-cell>
              <table:table-cell office:value-type="float" office:value="283.9">
                <text:p>283.9</text:p>
              </table:table-cell>
              <table:table-cell office:value-type="float" office:value="0.878776956993207">
                <text:p>0.878776956993207</text:p>
              </table:table-cell>
            </table:table-row>
            <table:table-row>
              <table:table-cell office:value-type="string">
                <text:p>42</text:p>
              </table:table-cell>
              <table:table-cell office:value-type="float" office:value="135.8">
                <text:p>135.8</text:p>
              </table:table-cell>
              <table:table-cell office:value-type="float" office:value="0.881694759187303">
                <text:p>0.881694759187303</text:p>
              </table:table-cell>
            </table:table-row>
            <table:table-row>
              <table:table-cell office:value-type="string">
                <text:p>43</text:p>
              </table:table-cell>
              <table:table-cell office:value-type="float" office:value="30">
                <text:p>30</text:p>
              </table:table-cell>
              <table:table-cell office:value-type="float" office:value="0.994756372515465">
                <text:p>0.994756372515465</text:p>
              </table:table-cell>
            </table:table-row>
            <table:table-row>
              <table:table-cell office:value-type="string">
                <text:p>44</text:p>
              </table:table-cell>
              <table:table-cell office:value-type="float" office:value="349">
                <text:p>349</text:p>
              </table:table-cell>
              <table:table-cell office:value-type="float" office:value="0.975272074921175">
                <text:p>0.975272074921175</text:p>
              </table:table-cell>
            </table:table-row>
            <table:table-row>
              <table:table-cell office:value-type="string">
                <text:p>45</text:p>
              </table:table-cell>
              <table:table-cell office:value-type="float" office:value="74.7">
                <text:p>74.7</text:p>
              </table:table-cell>
              <table:table-cell office:value-type="float" office:value="0.97574128651526">
                <text:p>0.97574128651526</text:p>
              </table:table-cell>
            </table:table-row>
            <table:table-row>
              <table:table-cell office:value-type="string">
                <text:p>46</text:p>
              </table:table-cell>
              <table:table-cell office:value-type="float" office:value="89.2">
                <text:p>89.2</text:p>
              </table:table-cell>
              <table:table-cell office:value-type="float" office:value="0.969572603450802">
                <text:p>0.969572603450802</text:p>
              </table:table-cell>
            </table:table-row>
            <table:table-row>
              <table:table-cell office:value-type="string">
                <text:p>47</text:p>
              </table:table-cell>
              <table:table-cell office:value-type="float" office:value="285.9">
                <text:p>285.9</text:p>
              </table:table-cell>
              <table:table-cell office:value-type="float" office:value="0.907575976179019">
                <text:p>0.907575976179019</text:p>
              </table:table-cell>
            </table:table-row>
            <table:table-row>
              <table:table-cell office:value-type="string">
                <text:p>48</text:p>
              </table:table-cell>
              <table:table-cell office:value-type="float" office:value="69.4">
                <text:p>69.4</text:p>
              </table:table-cell>
              <table:table-cell office:value-type="float" office:value="0.994003353499265">
                <text:p>0.994003353499265</text:p>
              </table:table-cell>
            </table:table-row>
            <table:table-row>
              <table:table-cell office:value-type="string">
                <text:p>49</text:p>
              </table:table-cell>
              <table:table-cell office:value-type="float" office:value="64.6">
                <text:p>64.6</text:p>
              </table:table-cell>
              <table:table-cell office:value-type="float" office:value="0.963057489686327">
                <text:p>0.963057489686327</text:p>
              </table:table-cell>
            </table:table-row>
            <table:table-row>
              <table:table-cell office:value-type="string">
                <text:p>50</text:p>
              </table:table-cell>
              <table:table-cell office:value-type="float" office:value="49.8">
                <text:p>49.8</text:p>
              </table:table-cell>
              <table:table-cell office:value-type="float" office:value="0.982154674072693">
                <text:p>0.982154674072693</text:p>
              </table:table-cell>
            </table:table-row>
            <table:table-row>
              <table:table-cell office:value-type="string">
                <text:p>51</text:p>
              </table:table-cell>
              <table:table-cell office:value-type="float" office:value="109.9">
                <text:p>109.9</text:p>
              </table:table-cell>
              <table:table-cell office:value-type="float" office:value="0.976605303841733">
                <text:p>0.976605303841733</text:p>
              </table:table-cell>
            </table:table-row>
            <table:table-row>
              <table:table-cell office:value-type="string">
                <text:p>52</text:p>
              </table:table-cell>
              <table:table-cell office:value-type="float" office:value="30">
                <text:p>30</text:p>
              </table:table-cell>
              <table:table-cell office:value-type="float" office:value="0.991955392831179">
                <text:p>0.991955392831179</text:p>
              </table:table-cell>
            </table:table-row>
            <table:table-row>
              <table:table-cell office:value-type="string">
                <text:p>53</text:p>
              </table:table-cell>
              <table:table-cell office:value-type="float" office:value="203">
                <text:p>203</text:p>
              </table:table-cell>
              <table:table-cell office:value-type="float" office:value="0.979272012041387">
                <text:p>0.979272012041387</text:p>
              </table:table-cell>
            </table:table-row>
            <table:table-row>
              <table:table-cell office:value-type="string">
                <text:p>54</text:p>
              </table:table-cell>
              <table:table-cell office:value-type="float" office:value="29.9">
                <text:p>29.9</text:p>
              </table:table-cell>
              <table:table-cell office:value-type="float" office:value="0.993773235177677">
                <text:p>0.993773235177677</text:p>
              </table:table-cell>
            </table:table-row>
            <table:table-row>
              <table:table-cell office:value-type="string">
                <text:p>55</text:p>
              </table:table-cell>
              <table:table-cell office:value-type="float" office:value="102">
                <text:p>102</text:p>
              </table:table-cell>
              <table:table-cell office:value-type="float" office:value="0.986591278039155">
                <text:p>0.986591278039155</text:p>
              </table:table-cell>
            </table:table-row>
            <table:table-row>
              <table:table-cell office:value-type="string">
                <text:p>56</text:p>
              </table:table-cell>
              <table:table-cell office:value-type="float" office:value="91.6">
                <text:p>91.6</text:p>
              </table:table-cell>
              <table:table-cell office:value-type="float" office:value="0.990237706322282">
                <text:p>0.990237706322282</text:p>
              </table:table-cell>
            </table:table-row>
            <table:table-row>
              <table:table-cell office:value-type="string">
                <text:p>57</text:p>
              </table:table-cell>
              <table:table-cell office:value-type="float" office:value="15">
                <text:p>15</text:p>
              </table:table-cell>
              <table:table-cell office:value-type="float" office:value="0.989185542905354">
                <text:p>0.989185542905354</text:p>
              </table:table-cell>
            </table:table-row>
            <table:table-row>
              <table:table-cell office:value-type="string">
                <text:p>58</text:p>
              </table:table-cell>
              <table:table-cell office:value-type="float" office:value="414.2">
                <text:p>414.2</text:p>
              </table:table-cell>
              <table:table-cell office:value-type="float" office:value="0.905111582714257">
                <text:p>0.905111582714257</text:p>
              </table:table-cell>
            </table:table-row>
            <table:table-row>
              <table:table-cell office:value-type="string">
                <text:p>59</text:p>
              </table:table-cell>
              <table:table-cell office:value-type="float" office:value="102">
                <text:p>102</text:p>
              </table:table-cell>
              <table:table-cell office:value-type="float" office:value="0.991016347136779">
                <text:p>0.991016347136779</text:p>
              </table:table-cell>
            </table:table-row>
            <table:table-row>
              <table:table-cell office:value-type="string">
                <text:p>60</text:p>
              </table:table-cell>
              <table:table-cell office:value-type="float" office:value="15.6">
                <text:p>15.6</text:p>
              </table:table-cell>
              <table:table-cell office:value-type="float" office:value="0.992564496220344">
                <text:p>0.992564496220344</text:p>
              </table:table-cell>
            </table:table-row>
            <table:table-row>
              <table:table-cell office:value-type="string">
                <text:p>61</text:p>
              </table:table-cell>
              <table:table-cell office:value-type="float" office:value="75">
                <text:p>75</text:p>
              </table:table-cell>
              <table:table-cell office:value-type="float" office:value="0.951640510701417">
                <text:p>0.951640510701417</text:p>
              </table:table-cell>
            </table:table-row>
            <table:table-row>
              <table:table-cell office:value-type="string">
                <text:p>62</text:p>
              </table:table-cell>
              <table:table-cell office:value-type="float" office:value="233.3">
                <text:p>233.3</text:p>
              </table:table-cell>
              <table:table-cell office:value-type="float" office:value="0.938336139662276">
                <text:p>0.938336139662276</text:p>
              </table:table-cell>
            </table:table-row>
            <table:table-row>
              <table:table-cell office:value-type="string">
                <text:p>63</text:p>
              </table:table-cell>
              <table:table-cell office:value-type="float" office:value="186.3">
                <text:p>186.3</text:p>
              </table:table-cell>
              <table:table-cell office:value-type="float" office:value="0.930457157337915">
                <text:p>0.930457157337915</text:p>
              </table:table-cell>
            </table:table-row>
            <table:table-row>
              <table:table-cell office:value-type="string">
                <text:p>64</text:p>
              </table:table-cell>
              <table:table-cell office:value-type="float" office:value="1001.5">
                <text:p>1001.5</text:p>
              </table:table-cell>
              <table:table-cell office:value-type="float" office:value="0.86879363606878">
                <text:p>0.86879363606878</text:p>
              </table:table-cell>
            </table:table-row>
            <table:table-row>
              <table:table-cell office:value-type="string">
                <text:p>65</text:p>
              </table:table-cell>
              <table:table-cell office:value-type="float" office:value="52">
                <text:p>52</text:p>
              </table:table-cell>
              <table:table-cell office:value-type="float" office:value="0.986435600092722">
                <text:p>0.986435600092722</text:p>
              </table:table-cell>
            </table:table-row>
            <table:table-row>
              <table:table-cell office:value-type="string">
                <text:p>66</text:p>
              </table:table-cell>
              <table:table-cell office:value-type="float" office:value="202">
                <text:p>202</text:p>
              </table:table-cell>
              <table:table-cell office:value-type="float" office:value="0.978426994222944">
                <text:p>0.978426994222944</text:p>
              </table:table-cell>
            </table:table-row>
            <table:table-row>
              <table:table-cell office:value-type="string">
                <text:p>67</text:p>
              </table:table-cell>
              <table:table-cell office:value-type="float" office:value="68">
                <text:p>68</text:p>
              </table:table-cell>
              <table:table-cell office:value-type="float" office:value="0.985082121079665">
                <text:p>0.985082121079665</text:p>
              </table:table-cell>
            </table:table-row>
            <table:table-row>
              <table:table-cell office:value-type="string">
                <text:p>68</text:p>
              </table:table-cell>
              <table:table-cell office:value-type="float" office:value="151.8">
                <text:p>151.8</text:p>
              </table:table-cell>
              <table:table-cell office:value-type="float" office:value="0.992378075921447">
                <text:p>0.992378075921447</text:p>
              </table:table-cell>
            </table:table-row>
            <table:table-row>
              <table:table-cell office:value-type="string">
                <text:p>69</text:p>
              </table:table-cell>
              <table:table-cell office:value-type="float" office:value="57.8">
                <text:p>57.8</text:p>
              </table:table-cell>
              <table:table-cell office:value-type="float" office:value="0.977606002124594">
                <text:p>0.977606002124594</text:p>
              </table:table-cell>
            </table:table-row>
            <table:table-row>
              <table:table-cell office:value-type="string">
                <text:p>70</text:p>
              </table:table-cell>
              <table:table-cell office:value-type="float" office:value="32">
                <text:p>32</text:p>
              </table:table-cell>
              <table:table-cell office:value-type="float" office:value="0.99153345013662">
                <text:p>0.99153345013662</text:p>
              </table:table-cell>
            </table:table-row>
            <table:table-row>
              <table:table-cell office:value-type="string">
                <text:p>71</text:p>
              </table:table-cell>
              <table:table-cell office:value-type="float" office:value="139.6">
                <text:p>139.6</text:p>
              </table:table-cell>
              <table:table-cell office:value-type="float" office:value="0.983496162254579">
                <text:p>0.983496162254579</text:p>
              </table:table-cell>
            </table:table-row>
            <table:table-row>
              <table:table-cell office:value-type="string">
                <text:p>72</text:p>
              </table:table-cell>
              <table:table-cell office:value-type="float" office:value="30.7">
                <text:p>30.7</text:p>
              </table:table-cell>
              <table:table-cell office:value-type="float" office:value="0.992107402000902">
                <text:p>0.992107402000902</text:p>
              </table:table-cell>
            </table:table-row>
            <table:table-row>
              <table:table-cell office:value-type="string">
                <text:p>73</text:p>
              </table:table-cell>
              <table:table-cell office:value-type="float" office:value="234.5">
                <text:p>234.5</text:p>
              </table:table-cell>
              <table:table-cell office:value-type="float" office:value="0.872953293342344">
                <text:p>0.872953293342344</text:p>
              </table:table-cell>
            </table:table-row>
            <table:table-row>
              <table:table-cell office:value-type="string">
                <text:p>74</text:p>
              </table:table-cell>
              <table:table-cell office:value-type="float" office:value="183.8">
                <text:p>183.8</text:p>
              </table:table-cell>
              <table:table-cell office:value-type="float" office:value="0.957443014958617">
                <text:p>0.957443014958617</text:p>
              </table:table-cell>
            </table:table-row>
            <table:table-row>
              <table:table-cell office:value-type="string">
                <text:p>75</text:p>
              </table:table-cell>
              <table:table-cell office:value-type="float" office:value="285">
                <text:p>285</text:p>
              </table:table-cell>
              <table:table-cell office:value-type="float" office:value="0.959821932352323">
                <text:p>0.959821932352323</text:p>
              </table:table-cell>
            </table:table-row>
            <table:table-row>
              <table:table-cell office:value-type="string">
                <text:p>76</text:p>
              </table:table-cell>
              <table:table-cell office:value-type="float" office:value="49">
                <text:p>49</text:p>
              </table:table-cell>
              <table:table-cell office:value-type="float" office:value="0.969599183636927">
                <text:p>0.969599183636927</text:p>
              </table:table-cell>
            </table:table-row>
            <table:table-row>
              <table:table-cell office:value-type="string">
                <text:p>77</text:p>
              </table:table-cell>
              <table:table-cell office:value-type="float" office:value="100">
                <text:p>100</text:p>
              </table:table-cell>
              <table:table-cell office:value-type="float" office:value="0.969447574192937">
                <text:p>0.969447574192937</text:p>
              </table:table-cell>
            </table:table-row>
            <table:table-row>
              <table:table-cell office:value-type="string">
                <text:p>78</text:p>
              </table:table-cell>
              <table:table-cell office:value-type="float" office:value="15.2">
                <text:p>15.2</text:p>
              </table:table-cell>
              <table:table-cell office:value-type="float" office:value="0.988744695468283">
                <text:p>0.988744695468283</text:p>
              </table:table-cell>
            </table:table-row>
            <table:table-row>
              <table:table-cell office:value-type="string">
                <text:p>79</text:p>
              </table:table-cell>
              <table:table-cell office:value-type="float" office:value="183.7">
                <text:p>183.7</text:p>
              </table:table-cell>
              <table:table-cell office:value-type="float" office:value="0.825788086875593">
                <text:p>0.825788086875593</text:p>
              </table:table-cell>
            </table:table-row>
            <table:table-row>
              <table:table-cell office:value-type="string">
                <text:p>80</text:p>
              </table:table-cell>
              <table:table-cell office:value-type="float" office:value="2">
                <text:p>2</text:p>
              </table:table-cell>
              <table:table-cell office:value-type="float" office:value="0.983741067304903">
                <text:p>0.983741067304903</text:p>
              </table:table-cell>
            </table:table-row>
            <table:table-row>
              <table:table-cell office:value-type="string">
                <text:p>81</text:p>
              </table:table-cell>
              <table:table-cell office:value-type="float" office:value="101">
                <text:p>101</text:p>
              </table:table-cell>
              <table:table-cell office:value-type="float" office:value="0.988143830690415">
                <text:p>0.988143830690415</text:p>
              </table:table-cell>
            </table:table-row>
            <table:table-row>
              <table:table-cell office:value-type="string">
                <text:p>82</text:p>
              </table:table-cell>
              <table:table-cell office:value-type="float" office:value="281.4">
                <text:p>281.4</text:p>
              </table:table-cell>
              <table:table-cell office:value-type="float" office:value="0.862166790849644">
                <text:p>0.862166790849644</text:p>
              </table:table-cell>
            </table:table-row>
            <table:table-row>
              <table:table-cell office:value-type="string">
                <text:p>83</text:p>
              </table:table-cell>
              <table:table-cell office:value-type="float" office:value="160">
                <text:p>160</text:p>
              </table:table-cell>
              <table:table-cell office:value-type="float" office:value="0.987885663639062">
                <text:p>0.987885663639062</text:p>
              </table:table-cell>
            </table:table-row>
            <table:table-row>
              <table:table-cell office:value-type="string">
                <text:p>84</text:p>
              </table:table-cell>
              <table:table-cell office:value-type="float" office:value="75.1">
                <text:p>75.1</text:p>
              </table:table-cell>
              <table:table-cell office:value-type="float" office:value="0.987149658322405">
                <text:p>0.987149658322405</text:p>
              </table:table-cell>
            </table:table-row>
            <table:table-row>
              <table:table-cell office:value-type="string">
                <text:p>85</text:p>
              </table:table-cell>
              <table:table-cell office:value-type="float" office:value="16">
                <text:p>16</text:p>
              </table:table-cell>
              <table:table-cell office:value-type="float" office:value="0.983912123814397">
                <text:p>0.983912123814397</text:p>
              </table:table-cell>
            </table:table-row>
            <table:table-row>
              <table:table-cell office:value-type="string">
                <text:p>86</text:p>
              </table:table-cell>
              <table:table-cell office:value-type="float" office:value="76">
                <text:p>76</text:p>
              </table:table-cell>
              <table:table-cell office:value-type="float" office:value="0.993859779459807">
                <text:p>0.993859779459807</text:p>
              </table:table-cell>
            </table:table-row>
            <table:table-row>
              <table:table-cell office:value-type="string">
                <text:p>87</text:p>
              </table:table-cell>
              <table:table-cell office:value-type="float" office:value="50">
                <text:p>50</text:p>
              </table:table-cell>
              <table:table-cell office:value-type="float" office:value="0.98568317646551">
                <text:p>0.98568317646551</text:p>
              </table:table-cell>
            </table:table-row>
            <table:table-row>
              <table:table-cell office:value-type="string">
                <text:p>88</text:p>
              </table:table-cell>
              <table:table-cell office:value-type="float" office:value="136.5">
                <text:p>136.5</text:p>
              </table:table-cell>
              <table:table-cell office:value-type="float" office:value="0.99326625456102">
                <text:p>0.99326625456102</text:p>
              </table:table-cell>
            </table:table-row>
            <table:table-row>
              <table:table-cell office:value-type="string">
                <text:p>89</text:p>
              </table:table-cell>
              <table:table-cell office:value-type="float" office:value="201">
                <text:p>201</text:p>
              </table:table-cell>
              <table:table-cell office:value-type="float" office:value="0.897563136595727">
                <text:p>0.897563136595727</text:p>
              </table:table-cell>
            </table:table-row>
            <table:table-row>
              <table:table-cell office:value-type="string">
                <text:p>90</text:p>
              </table:table-cell>
              <table:table-cell office:value-type="float" office:value="30.8">
                <text:p>30.8</text:p>
              </table:table-cell>
              <table:table-cell office:value-type="float" office:value="0.991019663196815">
                <text:p>0.991019663196815</text:p>
              </table:table-cell>
            </table:table-row>
            <table:table-row>
              <table:table-cell office:value-type="string">
                <text:p>91</text:p>
              </table:table-cell>
              <table:table-cell office:value-type="float" office:value="28.4">
                <text:p>28.4</text:p>
              </table:table-cell>
              <table:table-cell office:value-type="float" office:value="0.991714872014798">
                <text:p>0.991714872014798</text:p>
              </table:table-cell>
            </table:table-row>
            <table:table-row>
              <table:table-cell office:value-type="string">
                <text:p>92</text:p>
              </table:table-cell>
              <table:table-cell office:value-type="float" office:value="234.7">
                <text:p>234.7</text:p>
              </table:table-cell>
              <table:table-cell office:value-type="float" office:value="0.96868238463874">
                <text:p>0.96868238463874</text:p>
              </table:table-cell>
            </table:table-row>
            <table:table-row>
              <table:table-cell office:value-type="string">
                <text:p>93</text:p>
              </table:table-cell>
              <table:table-cell office:value-type="float" office:value="30.8">
                <text:p>30.8</text:p>
              </table:table-cell>
              <table:table-cell office:value-type="float" office:value="0.989278869061848">
                <text:p>0.989278869061848</text:p>
              </table:table-cell>
            </table:table-row>
            <table:table-row>
              <table:table-cell office:value-type="string">
                <text:p>94</text:p>
              </table:table-cell>
              <table:table-cell office:value-type="float" office:value="86.6">
                <text:p>86.6</text:p>
              </table:table-cell>
              <table:table-cell office:value-type="float" office:value="0.981488418530595">
                <text:p>0.981488418530595</text:p>
              </table:table-cell>
            </table:table-row>
            <table:table-row>
              <table:table-cell office:value-type="string">
                <text:p>95</text:p>
              </table:table-cell>
              <table:table-cell office:value-type="float" office:value="51.7">
                <text:p>51.7</text:p>
              </table:table-cell>
              <table:table-cell office:value-type="float" office:value="0.991939442098752">
                <text:p>0.991939442098752</text:p>
              </table:table-cell>
            </table:table-row>
            <table:table-row>
              <table:table-cell office:value-type="string">
                <text:p>96</text:p>
              </table:table-cell>
              <table:table-cell office:value-type="float" office:value="50.3">
                <text:p>50.3</text:p>
              </table:table-cell>
              <table:table-cell office:value-type="float" office:value="0.992173857932044">
                <text:p>0.992173857932044</text:p>
              </table:table-cell>
            </table:table-row>
            <table:table-row>
              <table:table-cell office:value-type="string">
                <text:p>97</text:p>
              </table:table-cell>
              <table:table-cell office:value-type="float" office:value="33">
                <text:p>33</text:p>
              </table:table-cell>
              <table:table-cell office:value-type="float" office:value="0.981941821861661">
                <text:p>0.981941821861661</text:p>
              </table:table-cell>
            </table:table-row>
            <table:table-row>
              <table:table-cell office:value-type="string">
                <text:p>98</text:p>
              </table:table-cell>
              <table:table-cell office:value-type="float" office:value="135.6">
                <text:p>135.6</text:p>
              </table:table-cell>
              <table:table-cell office:value-type="float" office:value="0.890160980993229">
                <text:p>0.890160980993229</text:p>
              </table:table-cell>
            </table:table-row>
            <table:table-row>
              <table:table-cell office:value-type="string">
                <text:p>99</text:p>
              </table:table-cell>
              <table:table-cell office:value-type="float" office:value="32">
                <text:p>32</text:p>
              </table:table-cell>
              <table:table-cell office:value-type="float" office:value="0.892393338487769">
                <text:p>0.892393338487769</text:p>
              </table:table-cell>
            </table:table-row>
            <table:table-row>
              <table:table-cell office:value-type="string">
                <text:p>100</text:p>
              </table:table-cell>
              <table:table-cell office:value-type="float" office:value="16">
                <text:p>16</text:p>
              </table:table-cell>
              <table:table-cell office:value-type="float" office:value="0.985439797375222">
                <text:p>0.985439797375222</text:p>
              </table:table-cell>
            </table:table-row>
            <table:table-row>
              <table:table-cell office:value-type="string">
                <text:p>101</text:p>
              </table:table-cell>
              <table:table-cell office:value-type="float" office:value="50">
                <text:p>50</text:p>
              </table:table-cell>
              <table:table-cell office:value-type="float" office:value="0.96562434975183">
                <text:p>0.96562434975183</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inimum="0.8" chart:maximum="1"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tar"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1.051cm" svg:y="0.316cm" chart:style-name="ch2">
          <text:p>Predicted Primer Performance vs. MG-16S amplicon correspondence</text:p>
        </chart:title>
        <chart:plot-area chart:style-name="ch3" table:cell-range-address="200521_MG2ASV_correlation_summary_16S_edited.AA1:200521_MG2ASV_correlation_summary_16S_edited.AA102 200521_MG2ASV_correlation_summary_16S_edited.P1:200521_MG2ASV_correlation_summary_16S_edited.P102" chart:data-source-has-labels="row" svg:x="1.331cm" svg:y="1.275cm" svg:width="14.349cm" svg:height="6.564cm">
          <chartooo:coordinate-region svg:x="2.243cm" svg:y="1.474cm" svg:width="13.105cm" svg:height="5.718cm"/>
          <chart:axis chart:dimension="x" chart:name="primary-x" chart:style-name="ch4">
            <chart:title svg:x="3.95cm" svg:y="8.019cm" chart:style-name="ch5">
              <text:p>Worst-Case Primer Performance (fraction sequences matched)</text:p>
            </chart:title>
          </chart:axis>
          <chart:axis chart:dimension="y" chart:name="primary-y" chart:style-name="ch6">
            <chart:title svg:x="0.451cm" svg:y="6.189cm" chart:style-name="ch7">
              <text:p>R^2 (16S MG vs ASV)</text:p>
            </chart:title>
            <chart:grid chart:style-name="ch8" chart:class="major"/>
          </chart:axis>
          <chart:series chart:style-name="ch9" chart:values-cell-range-address="200521_MG2ASV_correlation_summary_16S_edited.P1:200521_MG2ASV_correlation_summary_16S_edited.P102" chart:label-cell-address="200521_MG2ASV_correlation_summary_16S_edited.AA1:200521_MG2ASV_correlation_summary_16S_edited.AA1" chart:class="chart:scatter">
            <chart:domain table:cell-range-address="200521_MG2ASV_correlation_summary_16S_edited.AA2:200521_MG2ASV_correlation_summary_16S_edited.AA102"/>
            <chart:data-point chart:repeated="10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A</text:p>
              </table:table-cell>
              <table:table-cell office:value-type="string">
                <text:p>worst-case_primer_performance</text:p>
                <draw:g>
                  <svg:desc>200521_MG2ASV_correlation_summary_16S_edited.AA1:200521_MG2ASV_correlation_summary_16S_edited.AA1</svg:desc>
                </draw:g>
              </table:table-cell>
            </table:table-row>
          </table:table-header-rows>
          <table:table-rows>
            <table:table-row>
              <table:table-cell office:value-type="string">
                <text:p>1</text:p>
              </table:table-cell>
              <table:table-cell office:value-type="float" office:value="0.956555734740752">
                <text:p>0.956555734740752</text:p>
                <draw:g>
                  <svg:desc>200521_MG2ASV_correlation_summary_16S_edited.AA2:200521_MG2ASV_correlation_summary_16S_edited.AA102</svg:desc>
                </draw:g>
              </table:table-cell>
              <table:table-cell office:value-type="float" office:value="NaN">
                <text:p>NaN</text:p>
                <draw:g>
                  <svg:desc>200521_MG2ASV_correlation_summary_16S_edited.P1:200521_MG2ASV_correlation_summary_16S_edited.P102</svg:desc>
                </draw:g>
              </table:table-cell>
            </table:table-row>
            <table:table-row>
              <table:table-cell office:value-type="string">
                <text:p>2</text:p>
              </table:table-cell>
              <table:table-cell office:value-type="float" office:value="0.933993803000652">
                <text:p>0.933993803000652</text:p>
              </table:table-cell>
              <table:table-cell office:value-type="float" office:value="0.979868923735441">
                <text:p>0.979868923735441</text:p>
              </table:table-cell>
            </table:table-row>
            <table:table-row>
              <table:table-cell office:value-type="string">
                <text:p>3</text:p>
              </table:table-cell>
              <table:table-cell office:value-type="float" office:value="0.937960308090178">
                <text:p>0.937960308090178</text:p>
              </table:table-cell>
              <table:table-cell office:value-type="float" office:value="0.840802062102797">
                <text:p>0.840802062102797</text:p>
              </table:table-cell>
            </table:table-row>
            <table:table-row>
              <table:table-cell office:value-type="string">
                <text:p>4</text:p>
              </table:table-cell>
              <table:table-cell office:value-type="float" office:value="0.960586095569223">
                <text:p>0.960586095569223</text:p>
              </table:table-cell>
              <table:table-cell office:value-type="float" office:value="0.965964938964011">
                <text:p>0.965964938964011</text:p>
              </table:table-cell>
            </table:table-row>
            <table:table-row>
              <table:table-cell office:value-type="string">
                <text:p>5</text:p>
              </table:table-cell>
              <table:table-cell office:value-type="float" office:value="0.951327724414082">
                <text:p>0.951327724414082</text:p>
              </table:table-cell>
              <table:table-cell office:value-type="float" office:value="0.95764817592123">
                <text:p>0.95764817592123</text:p>
              </table:table-cell>
            </table:table-row>
            <table:table-row>
              <table:table-cell office:value-type="string">
                <text:p>6</text:p>
              </table:table-cell>
              <table:table-cell office:value-type="float" office:value="0.948482268082548">
                <text:p>0.948482268082548</text:p>
              </table:table-cell>
              <table:table-cell office:value-type="float" office:value="0.98203177850077">
                <text:p>0.98203177850077</text:p>
              </table:table-cell>
            </table:table-row>
            <table:table-row>
              <table:table-cell office:value-type="string">
                <text:p>7</text:p>
              </table:table-cell>
              <table:table-cell office:value-type="float" office:value="0.982330827067669">
                <text:p>0.982330827067669</text:p>
              </table:table-cell>
              <table:table-cell office:value-type="float" office:value="0.936548565404709">
                <text:p>0.936548565404709</text:p>
              </table:table-cell>
            </table:table-row>
            <table:table-row>
              <table:table-cell office:value-type="string">
                <text:p>8</text:p>
              </table:table-cell>
              <table:table-cell office:value-type="float" office:value="0.976451162790698">
                <text:p>0.976451162790698</text:p>
              </table:table-cell>
              <table:table-cell office:value-type="float" office:value="0.989362681146517">
                <text:p>0.989362681146517</text:p>
              </table:table-cell>
            </table:table-row>
            <table:table-row>
              <table:table-cell office:value-type="string">
                <text:p>9</text:p>
              </table:table-cell>
              <table:table-cell office:value-type="float" office:value="0.953890524544854">
                <text:p>0.953890524544854</text:p>
              </table:table-cell>
              <table:table-cell office:value-type="float" office:value="0.965156219493965">
                <text:p>0.965156219493965</text:p>
              </table:table-cell>
            </table:table-row>
            <table:table-row>
              <table:table-cell office:value-type="string">
                <text:p>10</text:p>
              </table:table-cell>
              <table:table-cell office:value-type="float" office:value="0.9675">
                <text:p>0.9675</text:p>
              </table:table-cell>
              <table:table-cell office:value-type="float" office:value="0.962640631199646">
                <text:p>0.962640631199646</text:p>
              </table:table-cell>
            </table:table-row>
            <table:table-row>
              <table:table-cell office:value-type="string">
                <text:p>11</text:p>
              </table:table-cell>
              <table:table-cell office:value-type="float" office:value="0.969944128961348">
                <text:p>0.969944128961348</text:p>
              </table:table-cell>
              <table:table-cell office:value-type="float" office:value="0.969249547565948">
                <text:p>0.969249547565948</text:p>
              </table:table-cell>
            </table:table-row>
            <table:table-row>
              <table:table-cell office:value-type="string">
                <text:p>12</text:p>
              </table:table-cell>
              <table:table-cell office:value-type="float" office:value="0.919692313271143">
                <text:p>0.919692313271143</text:p>
              </table:table-cell>
              <table:table-cell office:value-type="float" office:value="0.991664576973743">
                <text:p>0.991664576973743</text:p>
              </table:table-cell>
            </table:table-row>
            <table:table-row>
              <table:table-cell office:value-type="string">
                <text:p>13</text:p>
              </table:table-cell>
              <table:table-cell office:value-type="float" office:value="0.970846605326279">
                <text:p>0.970846605326279</text:p>
              </table:table-cell>
              <table:table-cell office:value-type="float" office:value="0.929227797343344">
                <text:p>0.929227797343344</text:p>
              </table:table-cell>
            </table:table-row>
            <table:table-row>
              <table:table-cell office:value-type="string">
                <text:p>14</text:p>
              </table:table-cell>
              <table:table-cell office:value-type="float" office:value="0.969706263204525">
                <text:p>0.969706263204525</text:p>
              </table:table-cell>
              <table:table-cell office:value-type="float" office:value="0.987834761056688">
                <text:p>0.987834761056688</text:p>
              </table:table-cell>
            </table:table-row>
            <table:table-row>
              <table:table-cell office:value-type="string">
                <text:p>15</text:p>
              </table:table-cell>
              <table:table-cell office:value-type="float" office:value="0.947167204053432">
                <text:p>0.947167204053432</text:p>
              </table:table-cell>
              <table:table-cell office:value-type="float" office:value="0.982435589933345">
                <text:p>0.982435589933345</text:p>
              </table:table-cell>
            </table:table-row>
            <table:table-row>
              <table:table-cell office:value-type="string">
                <text:p>16</text:p>
              </table:table-cell>
              <table:table-cell office:value-type="float" office:value="0.947612401881773">
                <text:p>0.947612401881773</text:p>
              </table:table-cell>
              <table:table-cell office:value-type="float" office:value="0.99132468986623">
                <text:p>0.99132468986623</text:p>
              </table:table-cell>
            </table:table-row>
            <table:table-row>
              <table:table-cell office:value-type="string">
                <text:p>17</text:p>
              </table:table-cell>
              <table:table-cell office:value-type="float" office:value="0.951743532058493">
                <text:p>0.951743532058493</text:p>
              </table:table-cell>
              <table:table-cell office:value-type="float" office:value="0.99498732289231">
                <text:p>0.99498732289231</text:p>
              </table:table-cell>
            </table:table-row>
            <table:table-row>
              <table:table-cell office:value-type="string">
                <text:p>18</text:p>
              </table:table-cell>
              <table:table-cell office:value-type="float" office:value="0.970541642399534">
                <text:p>0.970541642399534</text:p>
              </table:table-cell>
              <table:table-cell office:value-type="float" office:value="0.903520538252462">
                <text:p>0.903520538252462</text:p>
              </table:table-cell>
            </table:table-row>
            <table:table-row>
              <table:table-cell office:value-type="string">
                <text:p>19</text:p>
              </table:table-cell>
              <table:table-cell office:value-type="float" office:value="0.972751410554265">
                <text:p>0.972751410554265</text:p>
              </table:table-cell>
              <table:table-cell office:value-type="float" office:value="0.972698310424591">
                <text:p>0.972698310424591</text:p>
              </table:table-cell>
            </table:table-row>
            <table:table-row>
              <table:table-cell office:value-type="string">
                <text:p>20</text:p>
              </table:table-cell>
              <table:table-cell office:value-type="float" office:value="0.956694767221083">
                <text:p>0.956694767221083</text:p>
              </table:table-cell>
              <table:table-cell office:value-type="float" office:value="0.949564211450794">
                <text:p>0.949564211450794</text:p>
              </table:table-cell>
            </table:table-row>
            <table:table-row>
              <table:table-cell office:value-type="string">
                <text:p>21</text:p>
              </table:table-cell>
              <table:table-cell office:value-type="float" office:value="0.953030831540802">
                <text:p>0.953030831540802</text:p>
              </table:table-cell>
              <table:table-cell office:value-type="float" office:value="0.992344242937272">
                <text:p>0.992344242937272</text:p>
              </table:table-cell>
            </table:table-row>
            <table:table-row>
              <table:table-cell office:value-type="string">
                <text:p>22</text:p>
              </table:table-cell>
              <table:table-cell office:value-type="float" office:value="0.937546444990239">
                <text:p>0.937546444990239</text:p>
              </table:table-cell>
              <table:table-cell office:value-type="float" office:value="0.989522596300314">
                <text:p>0.989522596300314</text:p>
              </table:table-cell>
            </table:table-row>
            <table:table-row>
              <table:table-cell office:value-type="string">
                <text:p>23</text:p>
              </table:table-cell>
              <table:table-cell office:value-type="float" office:value="0.974489674795921">
                <text:p>0.974489674795921</text:p>
              </table:table-cell>
              <table:table-cell office:value-type="float" office:value="0.990595378164685">
                <text:p>0.990595378164685</text:p>
              </table:table-cell>
            </table:table-row>
            <table:table-row>
              <table:table-cell office:value-type="string">
                <text:p>24</text:p>
              </table:table-cell>
              <table:table-cell office:value-type="float" office:value="0.962146530957703">
                <text:p>0.962146530957703</text:p>
              </table:table-cell>
              <table:table-cell office:value-type="float" office:value="0.988418250444772">
                <text:p>0.988418250444772</text:p>
              </table:table-cell>
            </table:table-row>
            <table:table-row>
              <table:table-cell office:value-type="string">
                <text:p>25</text:p>
              </table:table-cell>
              <table:table-cell office:value-type="float" office:value="0.970688729874776">
                <text:p>0.970688729874776</text:p>
              </table:table-cell>
              <table:table-cell office:value-type="float" office:value="0.971242497724609">
                <text:p>0.971242497724609</text:p>
              </table:table-cell>
            </table:table-row>
            <table:table-row>
              <table:table-cell office:value-type="string">
                <text:p>26</text:p>
              </table:table-cell>
              <table:table-cell office:value-type="float" office:value="0.949077561578805">
                <text:p>0.949077561578805</text:p>
              </table:table-cell>
              <table:table-cell office:value-type="float" office:value="0.972942723514307">
                <text:p>0.972942723514307</text:p>
              </table:table-cell>
            </table:table-row>
            <table:table-row>
              <table:table-cell office:value-type="string">
                <text:p>27</text:p>
              </table:table-cell>
              <table:table-cell office:value-type="float" office:value="0.951497990500548">
                <text:p>0.951497990500548</text:p>
              </table:table-cell>
              <table:table-cell office:value-type="float" office:value="0.992133841068907">
                <text:p>0.992133841068907</text:p>
              </table:table-cell>
            </table:table-row>
            <table:table-row>
              <table:table-cell office:value-type="string">
                <text:p>28</text:p>
              </table:table-cell>
              <table:table-cell office:value-type="float" office:value="0.948194631403912">
                <text:p>0.948194631403912</text:p>
              </table:table-cell>
              <table:table-cell office:value-type="float" office:value="0.962249308034913">
                <text:p>0.962249308034913</text:p>
              </table:table-cell>
            </table:table-row>
            <table:table-row>
              <table:table-cell office:value-type="string">
                <text:p>29</text:p>
              </table:table-cell>
              <table:table-cell office:value-type="float" office:value="0.954018615395068">
                <text:p>0.954018615395068</text:p>
              </table:table-cell>
              <table:table-cell office:value-type="float" office:value="0.845684410644326">
                <text:p>0.845684410644326</text:p>
              </table:table-cell>
            </table:table-row>
            <table:table-row>
              <table:table-cell office:value-type="string">
                <text:p>30</text:p>
              </table:table-cell>
              <table:table-cell office:value-type="float" office:value="0.959011537550125">
                <text:p>0.959011537550125</text:p>
              </table:table-cell>
              <table:table-cell office:value-type="float" office:value="0.974589725721529">
                <text:p>0.974589725721529</text:p>
              </table:table-cell>
            </table:table-row>
            <table:table-row>
              <table:table-cell office:value-type="string">
                <text:p>31</text:p>
              </table:table-cell>
              <table:table-cell office:value-type="float" office:value="0.936426380880476">
                <text:p>0.936426380880476</text:p>
              </table:table-cell>
              <table:table-cell office:value-type="float" office:value="0.987046354147331">
                <text:p>0.987046354147331</text:p>
              </table:table-cell>
            </table:table-row>
            <table:table-row>
              <table:table-cell office:value-type="string">
                <text:p>32</text:p>
              </table:table-cell>
              <table:table-cell office:value-type="float" office:value="0.955457991096324">
                <text:p>0.955457991096324</text:p>
              </table:table-cell>
              <table:table-cell office:value-type="float" office:value="0.971066320073739">
                <text:p>0.971066320073739</text:p>
              </table:table-cell>
            </table:table-row>
            <table:table-row>
              <table:table-cell office:value-type="string">
                <text:p>33</text:p>
              </table:table-cell>
              <table:table-cell office:value-type="float" office:value="0.961884222389462">
                <text:p>0.961884222389462</text:p>
              </table:table-cell>
              <table:table-cell office:value-type="float" office:value="0.983209432495056">
                <text:p>0.983209432495056</text:p>
              </table:table-cell>
            </table:table-row>
            <table:table-row>
              <table:table-cell office:value-type="string">
                <text:p>34</text:p>
              </table:table-cell>
              <table:table-cell office:value-type="float" office:value="0.960647030420087">
                <text:p>0.960647030420087</text:p>
              </table:table-cell>
              <table:table-cell office:value-type="float" office:value="0.973056107500537">
                <text:p>0.973056107500537</text:p>
              </table:table-cell>
            </table:table-row>
            <table:table-row>
              <table:table-cell office:value-type="string">
                <text:p>35</text:p>
              </table:table-cell>
              <table:table-cell office:value-type="float" office:value="0.966314656159802">
                <text:p>0.966314656159802</text:p>
              </table:table-cell>
              <table:table-cell office:value-type="float" office:value="0.989014505774824">
                <text:p>0.989014505774824</text:p>
              </table:table-cell>
            </table:table-row>
            <table:table-row>
              <table:table-cell office:value-type="string">
                <text:p>36</text:p>
              </table:table-cell>
              <table:table-cell office:value-type="float" office:value="0.976097130242826">
                <text:p>0.976097130242826</text:p>
              </table:table-cell>
              <table:table-cell office:value-type="float" office:value="0.988612120599598">
                <text:p>0.988612120599598</text:p>
              </table:table-cell>
            </table:table-row>
            <table:table-row>
              <table:table-cell office:value-type="string">
                <text:p>37</text:p>
              </table:table-cell>
              <table:table-cell office:value-type="float" office:value="0.951865309206029">
                <text:p>0.951865309206029</text:p>
              </table:table-cell>
              <table:table-cell office:value-type="float" office:value="0.990772487715422">
                <text:p>0.990772487715422</text:p>
              </table:table-cell>
            </table:table-row>
            <table:table-row>
              <table:table-cell office:value-type="string">
                <text:p>38</text:p>
              </table:table-cell>
              <table:table-cell office:value-type="float" office:value="0.957338232292305">
                <text:p>0.957338232292305</text:p>
              </table:table-cell>
              <table:table-cell office:value-type="float" office:value="0.942617342958166">
                <text:p>0.942617342958166</text:p>
              </table:table-cell>
            </table:table-row>
            <table:table-row>
              <table:table-cell office:value-type="string">
                <text:p>39</text:p>
              </table:table-cell>
              <table:table-cell office:value-type="float" office:value="0.955140897389381">
                <text:p>0.955140897389381</text:p>
              </table:table-cell>
              <table:table-cell office:value-type="float" office:value="0.96505680314656">
                <text:p>0.96505680314656</text:p>
              </table:table-cell>
            </table:table-row>
            <table:table-row>
              <table:table-cell office:value-type="string">
                <text:p>40</text:p>
              </table:table-cell>
              <table:table-cell office:value-type="float" office:value="0.972453949475032">
                <text:p>0.972453949475032</text:p>
              </table:table-cell>
              <table:table-cell office:value-type="float" office:value="0.959520311398384">
                <text:p>0.959520311398384</text:p>
              </table:table-cell>
            </table:table-row>
            <table:table-row>
              <table:table-cell office:value-type="string">
                <text:p>41</text:p>
              </table:table-cell>
              <table:table-cell office:value-type="float" office:value="0.979324494949495">
                <text:p>0.979324494949495</text:p>
              </table:table-cell>
              <table:table-cell office:value-type="float" office:value="0.995485129003186">
                <text:p>0.995485129003186</text:p>
              </table:table-cell>
            </table:table-row>
            <table:table-row>
              <table:table-cell office:value-type="string">
                <text:p>42</text:p>
              </table:table-cell>
              <table:table-cell office:value-type="float" office:value="0.964702223604416">
                <text:p>0.964702223604416</text:p>
              </table:table-cell>
              <table:table-cell office:value-type="float" office:value="0.878776956993207">
                <text:p>0.878776956993207</text:p>
              </table:table-cell>
            </table:table-row>
            <table:table-row>
              <table:table-cell office:value-type="string">
                <text:p>43</text:p>
              </table:table-cell>
              <table:table-cell office:value-type="float" office:value="0.951598817305197">
                <text:p>0.951598817305197</text:p>
              </table:table-cell>
              <table:table-cell office:value-type="float" office:value="0.881694759187303">
                <text:p>0.881694759187303</text:p>
              </table:table-cell>
            </table:table-row>
            <table:table-row>
              <table:table-cell office:value-type="string">
                <text:p>44</text:p>
              </table:table-cell>
              <table:table-cell office:value-type="float" office:value="0.966110116518995">
                <text:p>0.966110116518995</text:p>
              </table:table-cell>
              <table:table-cell office:value-type="float" office:value="0.994756372515465">
                <text:p>0.994756372515465</text:p>
              </table:table-cell>
            </table:table-row>
            <table:table-row>
              <table:table-cell office:value-type="string">
                <text:p>45</text:p>
              </table:table-cell>
              <table:table-cell office:value-type="float" office:value="0.941071740268808">
                <text:p>0.941071740268808</text:p>
              </table:table-cell>
              <table:table-cell office:value-type="float" office:value="0.975272074921175">
                <text:p>0.975272074921175</text:p>
              </table:table-cell>
            </table:table-row>
            <table:table-row>
              <table:table-cell office:value-type="string">
                <text:p>46</text:p>
              </table:table-cell>
              <table:table-cell office:value-type="float" office:value="0.94362778561568">
                <text:p>0.94362778561568</text:p>
              </table:table-cell>
              <table:table-cell office:value-type="float" office:value="0.97574128651526">
                <text:p>0.97574128651526</text:p>
              </table:table-cell>
            </table:table-row>
            <table:table-row>
              <table:table-cell office:value-type="string">
                <text:p>47</text:p>
              </table:table-cell>
              <table:table-cell office:value-type="float" office:value="0.957690691415645">
                <text:p>0.957690691415645</text:p>
              </table:table-cell>
              <table:table-cell office:value-type="float" office:value="0.969572603450802">
                <text:p>0.969572603450802</text:p>
              </table:table-cell>
            </table:table-row>
            <table:table-row>
              <table:table-cell office:value-type="string">
                <text:p>48</text:p>
              </table:table-cell>
              <table:table-cell office:value-type="float" office:value="0.967998306041784">
                <text:p>0.967998306041784</text:p>
              </table:table-cell>
              <table:table-cell office:value-type="float" office:value="0.907575976179019">
                <text:p>0.907575976179019</text:p>
              </table:table-cell>
            </table:table-row>
            <table:table-row>
              <table:table-cell office:value-type="string">
                <text:p>49</text:p>
              </table:table-cell>
              <table:table-cell office:value-type="float" office:value="0.951886727134252">
                <text:p>0.951886727134252</text:p>
              </table:table-cell>
              <table:table-cell office:value-type="float" office:value="0.994003353499265">
                <text:p>0.994003353499265</text:p>
              </table:table-cell>
            </table:table-row>
            <table:table-row>
              <table:table-cell office:value-type="string">
                <text:p>50</text:p>
              </table:table-cell>
              <table:table-cell office:value-type="float" office:value="0.951743157595314">
                <text:p>0.951743157595314</text:p>
              </table:table-cell>
              <table:table-cell office:value-type="float" office:value="0.963057489686327">
                <text:p>0.963057489686327</text:p>
              </table:table-cell>
            </table:table-row>
            <table:table-row>
              <table:table-cell office:value-type="string">
                <text:p>51</text:p>
              </table:table-cell>
              <table:table-cell office:value-type="float" office:value="0.975869709163144">
                <text:p>0.975869709163144</text:p>
              </table:table-cell>
              <table:table-cell office:value-type="float" office:value="0.982154674072693">
                <text:p>0.982154674072693</text:p>
              </table:table-cell>
            </table:table-row>
            <table:table-row>
              <table:table-cell office:value-type="string">
                <text:p>52</text:p>
              </table:table-cell>
              <table:table-cell office:value-type="float" office:value="0.956411009482252">
                <text:p>0.956411009482252</text:p>
              </table:table-cell>
              <table:table-cell office:value-type="float" office:value="0.976605303841733">
                <text:p>0.976605303841733</text:p>
              </table:table-cell>
            </table:table-row>
            <table:table-row>
              <table:table-cell office:value-type="string">
                <text:p>53</text:p>
              </table:table-cell>
              <table:table-cell office:value-type="float" office:value="0.97061520260278">
                <text:p>0.97061520260278</text:p>
              </table:table-cell>
              <table:table-cell office:value-type="float" office:value="0.991955392831179">
                <text:p>0.991955392831179</text:p>
              </table:table-cell>
            </table:table-row>
            <table:table-row>
              <table:table-cell office:value-type="string">
                <text:p>54</text:p>
              </table:table-cell>
              <table:table-cell office:value-type="float" office:value="0.979674194742688">
                <text:p>0.979674194742688</text:p>
              </table:table-cell>
              <table:table-cell office:value-type="float" office:value="0.979272012041387">
                <text:p>0.979272012041387</text:p>
              </table:table-cell>
            </table:table-row>
            <table:table-row>
              <table:table-cell office:value-type="string">
                <text:p>55</text:p>
              </table:table-cell>
              <table:table-cell office:value-type="float" office:value="0.965415525920692">
                <text:p>0.965415525920692</text:p>
              </table:table-cell>
              <table:table-cell office:value-type="float" office:value="0.993773235177677">
                <text:p>0.993773235177677</text:p>
              </table:table-cell>
            </table:table-row>
            <table:table-row>
              <table:table-cell office:value-type="string">
                <text:p>56</text:p>
              </table:table-cell>
              <table:table-cell office:value-type="float" office:value="0.956494933582278">
                <text:p>0.956494933582278</text:p>
              </table:table-cell>
              <table:table-cell office:value-type="float" office:value="0.986591278039155">
                <text:p>0.986591278039155</text:p>
              </table:table-cell>
            </table:table-row>
            <table:table-row>
              <table:table-cell office:value-type="string">
                <text:p>57</text:p>
              </table:table-cell>
              <table:table-cell office:value-type="float" office:value="0.970692225772098">
                <text:p>0.970692225772098</text:p>
              </table:table-cell>
              <table:table-cell office:value-type="float" office:value="0.990237706322282">
                <text:p>0.990237706322282</text:p>
              </table:table-cell>
            </table:table-row>
            <table:table-row>
              <table:table-cell office:value-type="string">
                <text:p>58</text:p>
              </table:table-cell>
              <table:table-cell office:value-type="float" office:value="0.956955046649703">
                <text:p>0.956955046649703</text:p>
              </table:table-cell>
              <table:table-cell office:value-type="float" office:value="0.989185542905354">
                <text:p>0.989185542905354</text:p>
              </table:table-cell>
            </table:table-row>
            <table:table-row>
              <table:table-cell office:value-type="string">
                <text:p>59</text:p>
              </table:table-cell>
              <table:table-cell office:value-type="float" office:value="0.971592160317111">
                <text:p>0.971592160317111</text:p>
              </table:table-cell>
              <table:table-cell office:value-type="float" office:value="0.905111582714257">
                <text:p>0.905111582714257</text:p>
              </table:table-cell>
            </table:table-row>
            <table:table-row>
              <table:table-cell office:value-type="string">
                <text:p>60</text:p>
              </table:table-cell>
              <table:table-cell office:value-type="float" office:value="0.959422046631349">
                <text:p>0.959422046631349</text:p>
              </table:table-cell>
              <table:table-cell office:value-type="float" office:value="0.991016347136779">
                <text:p>0.991016347136779</text:p>
              </table:table-cell>
            </table:table-row>
            <table:table-row>
              <table:table-cell office:value-type="string">
                <text:p>61</text:p>
              </table:table-cell>
              <table:table-cell office:value-type="float" office:value="0.969642276092085">
                <text:p>0.969642276092085</text:p>
              </table:table-cell>
              <table:table-cell office:value-type="float" office:value="0.992564496220344">
                <text:p>0.992564496220344</text:p>
              </table:table-cell>
            </table:table-row>
            <table:table-row>
              <table:table-cell office:value-type="string">
                <text:p>62</text:p>
              </table:table-cell>
              <table:table-cell office:value-type="float" office:value="0.95188679245283">
                <text:p>0.95188679245283</text:p>
              </table:table-cell>
              <table:table-cell office:value-type="float" office:value="0.951640510701417">
                <text:p>0.951640510701417</text:p>
              </table:table-cell>
            </table:table-row>
            <table:table-row>
              <table:table-cell office:value-type="string">
                <text:p>63</text:p>
              </table:table-cell>
              <table:table-cell office:value-type="float" office:value="0.930537974683544">
                <text:p>0.930537974683544</text:p>
              </table:table-cell>
              <table:table-cell office:value-type="float" office:value="0.938336139662276">
                <text:p>0.938336139662276</text:p>
              </table:table-cell>
            </table:table-row>
            <table:table-row>
              <table:table-cell office:value-type="string">
                <text:p>64</text:p>
              </table:table-cell>
              <table:table-cell office:value-type="float" office:value="0.97156410571173">
                <text:p>0.97156410571173</text:p>
              </table:table-cell>
              <table:table-cell office:value-type="float" office:value="0.930457157337915">
                <text:p>0.930457157337915</text:p>
              </table:table-cell>
            </table:table-row>
            <table:table-row>
              <table:table-cell office:value-type="string">
                <text:p>65</text:p>
              </table:table-cell>
              <table:table-cell office:value-type="float" office:value="0.951887603672575">
                <text:p>0.951887603672575</text:p>
              </table:table-cell>
              <table:table-cell office:value-type="float" office:value="0.86879363606878">
                <text:p>0.86879363606878</text:p>
              </table:table-cell>
            </table:table-row>
            <table:table-row>
              <table:table-cell office:value-type="string">
                <text:p>66</text:p>
              </table:table-cell>
              <table:table-cell office:value-type="float" office:value="0.959894356726822">
                <text:p>0.959894356726822</text:p>
              </table:table-cell>
              <table:table-cell office:value-type="float" office:value="0.986435600092722">
                <text:p>0.986435600092722</text:p>
              </table:table-cell>
            </table:table-row>
            <table:table-row>
              <table:table-cell office:value-type="string">
                <text:p>67</text:p>
              </table:table-cell>
              <table:table-cell office:value-type="float" office:value="0.925170068027211">
                <text:p>0.925170068027211</text:p>
              </table:table-cell>
              <table:table-cell office:value-type="float" office:value="0.978426994222944">
                <text:p>0.978426994222944</text:p>
              </table:table-cell>
            </table:table-row>
            <table:table-row>
              <table:table-cell office:value-type="string">
                <text:p>68</text:p>
              </table:table-cell>
              <table:table-cell office:value-type="float" office:value="0.96526508226691">
                <text:p>0.96526508226691</text:p>
              </table:table-cell>
              <table:table-cell office:value-type="float" office:value="0.985082121079665">
                <text:p>0.985082121079665</text:p>
              </table:table-cell>
            </table:table-row>
            <table:table-row>
              <table:table-cell office:value-type="string">
                <text:p>69</text:p>
              </table:table-cell>
              <table:table-cell office:value-type="float" office:value="0.968744532150132">
                <text:p>0.968744532150132</text:p>
              </table:table-cell>
              <table:table-cell office:value-type="float" office:value="0.992378075921447">
                <text:p>0.992378075921447</text:p>
              </table:table-cell>
            </table:table-row>
            <table:table-row>
              <table:table-cell office:value-type="string">
                <text:p>70</text:p>
              </table:table-cell>
              <table:table-cell office:value-type="float" office:value="0.960084565694374">
                <text:p>0.960084565694374</text:p>
              </table:table-cell>
              <table:table-cell office:value-type="float" office:value="0.977606002124594">
                <text:p>0.977606002124594</text:p>
              </table:table-cell>
            </table:table-row>
            <table:table-row>
              <table:table-cell office:value-type="string">
                <text:p>71</text:p>
              </table:table-cell>
              <table:table-cell office:value-type="float" office:value="0.971103162650602">
                <text:p>0.971103162650602</text:p>
              </table:table-cell>
              <table:table-cell office:value-type="float" office:value="0.99153345013662">
                <text:p>0.99153345013662</text:p>
              </table:table-cell>
            </table:table-row>
            <table:table-row>
              <table:table-cell office:value-type="string">
                <text:p>72</text:p>
              </table:table-cell>
              <table:table-cell office:value-type="float" office:value="0.963441759909364">
                <text:p>0.963441759909364</text:p>
              </table:table-cell>
              <table:table-cell office:value-type="float" office:value="0.983496162254579">
                <text:p>0.983496162254579</text:p>
              </table:table-cell>
            </table:table-row>
            <table:table-row>
              <table:table-cell office:value-type="string">
                <text:p>73</text:p>
              </table:table-cell>
              <table:table-cell office:value-type="float" office:value="0.946990171990172">
                <text:p>0.946990171990172</text:p>
              </table:table-cell>
              <table:table-cell office:value-type="float" office:value="0.992107402000902">
                <text:p>0.992107402000902</text:p>
              </table:table-cell>
            </table:table-row>
            <table:table-row>
              <table:table-cell office:value-type="string">
                <text:p>74</text:p>
              </table:table-cell>
              <table:table-cell office:value-type="float" office:value="0.976711057822692">
                <text:p>0.976711057822692</text:p>
              </table:table-cell>
              <table:table-cell office:value-type="float" office:value="0.872953293342344">
                <text:p>0.872953293342344</text:p>
              </table:table-cell>
            </table:table-row>
            <table:table-row>
              <table:table-cell office:value-type="string">
                <text:p>75</text:p>
              </table:table-cell>
              <table:table-cell office:value-type="float" office:value="0.941176293685474">
                <text:p>0.941176293685474</text:p>
              </table:table-cell>
              <table:table-cell office:value-type="float" office:value="0.957443014958617">
                <text:p>0.957443014958617</text:p>
              </table:table-cell>
            </table:table-row>
            <table:table-row>
              <table:table-cell office:value-type="string">
                <text:p>76</text:p>
              </table:table-cell>
              <table:table-cell office:value-type="float" office:value="0.95575860996461">
                <text:p>0.95575860996461</text:p>
              </table:table-cell>
              <table:table-cell office:value-type="float" office:value="0.959821932352323">
                <text:p>0.959821932352323</text:p>
              </table:table-cell>
            </table:table-row>
            <table:table-row>
              <table:table-cell office:value-type="string">
                <text:p>77</text:p>
              </table:table-cell>
              <table:table-cell office:value-type="float" office:value="0.93687324820928">
                <text:p>0.93687324820928</text:p>
              </table:table-cell>
              <table:table-cell office:value-type="float" office:value="0.969599183636927">
                <text:p>0.969599183636927</text:p>
              </table:table-cell>
            </table:table-row>
            <table:table-row>
              <table:table-cell office:value-type="string">
                <text:p>78</text:p>
              </table:table-cell>
              <table:table-cell office:value-type="float" office:value="0.947931586485803">
                <text:p>0.947931586485803</text:p>
              </table:table-cell>
              <table:table-cell office:value-type="float" office:value="0.969447574192937">
                <text:p>0.969447574192937</text:p>
              </table:table-cell>
            </table:table-row>
            <table:table-row>
              <table:table-cell office:value-type="string">
                <text:p>79</text:p>
              </table:table-cell>
              <table:table-cell office:value-type="float" office:value="0.967937323767712">
                <text:p>0.967937323767712</text:p>
              </table:table-cell>
              <table:table-cell office:value-type="float" office:value="0.988744695468283">
                <text:p>0.988744695468283</text:p>
              </table:table-cell>
            </table:table-row>
            <table:table-row>
              <table:table-cell office:value-type="string">
                <text:p>80</text:p>
              </table:table-cell>
              <table:table-cell office:value-type="float" office:value="0.965871375055832">
                <text:p>0.965871375055832</text:p>
              </table:table-cell>
              <table:table-cell office:value-type="float" office:value="0.825788086875593">
                <text:p>0.825788086875593</text:p>
              </table:table-cell>
            </table:table-row>
            <table:table-row>
              <table:table-cell office:value-type="string">
                <text:p>81</text:p>
              </table:table-cell>
              <table:table-cell office:value-type="float" office:value="0.948837175771732">
                <text:p>0.948837175771732</text:p>
              </table:table-cell>
              <table:table-cell office:value-type="float" office:value="0.983741067304903">
                <text:p>0.983741067304903</text:p>
              </table:table-cell>
            </table:table-row>
            <table:table-row>
              <table:table-cell office:value-type="string">
                <text:p>82</text:p>
              </table:table-cell>
              <table:table-cell office:value-type="float" office:value="0.946440112936694">
                <text:p>0.946440112936694</text:p>
              </table:table-cell>
              <table:table-cell office:value-type="float" office:value="0.988143830690415">
                <text:p>0.988143830690415</text:p>
              </table:table-cell>
            </table:table-row>
            <table:table-row>
              <table:table-cell office:value-type="string">
                <text:p>83</text:p>
              </table:table-cell>
              <table:table-cell office:value-type="float" office:value="0.955790127978866">
                <text:p>0.955790127978866</text:p>
              </table:table-cell>
              <table:table-cell office:value-type="float" office:value="0.862166790849644">
                <text:p>0.862166790849644</text:p>
              </table:table-cell>
            </table:table-row>
            <table:table-row>
              <table:table-cell office:value-type="string">
                <text:p>84</text:p>
              </table:table-cell>
              <table:table-cell office:value-type="float" office:value="0.949940341248061">
                <text:p>0.949940341248061</text:p>
              </table:table-cell>
              <table:table-cell office:value-type="float" office:value="0.987885663639062">
                <text:p>0.987885663639062</text:p>
              </table:table-cell>
            </table:table-row>
            <table:table-row>
              <table:table-cell office:value-type="string">
                <text:p>85</text:p>
              </table:table-cell>
              <table:table-cell office:value-type="float" office:value="0.954648157089543">
                <text:p>0.954648157089543</text:p>
              </table:table-cell>
              <table:table-cell office:value-type="float" office:value="0.987149658322405">
                <text:p>0.987149658322405</text:p>
              </table:table-cell>
            </table:table-row>
            <table:table-row>
              <table:table-cell office:value-type="string">
                <text:p>86</text:p>
              </table:table-cell>
              <table:table-cell office:value-type="float" office:value="0.954540825883569">
                <text:p>0.954540825883569</text:p>
              </table:table-cell>
              <table:table-cell office:value-type="float" office:value="0.983912123814397">
                <text:p>0.983912123814397</text:p>
              </table:table-cell>
            </table:table-row>
            <table:table-row>
              <table:table-cell office:value-type="string">
                <text:p>87</text:p>
              </table:table-cell>
              <table:table-cell office:value-type="float" office:value="0.974455514365153">
                <text:p>0.974455514365153</text:p>
              </table:table-cell>
              <table:table-cell office:value-type="float" office:value="0.993859779459807">
                <text:p>0.993859779459807</text:p>
              </table:table-cell>
            </table:table-row>
            <table:table-row>
              <table:table-cell office:value-type="string">
                <text:p>88</text:p>
              </table:table-cell>
              <table:table-cell office:value-type="float" office:value="0.963752596748977">
                <text:p>0.963752596748977</text:p>
              </table:table-cell>
              <table:table-cell office:value-type="float" office:value="0.98568317646551">
                <text:p>0.98568317646551</text:p>
              </table:table-cell>
            </table:table-row>
            <table:table-row>
              <table:table-cell office:value-type="string">
                <text:p>89</text:p>
              </table:table-cell>
              <table:table-cell office:value-type="float" office:value="0.969671388821729">
                <text:p>0.969671388821729</text:p>
              </table:table-cell>
              <table:table-cell office:value-type="float" office:value="0.99326625456102">
                <text:p>0.99326625456102</text:p>
              </table:table-cell>
            </table:table-row>
            <table:table-row>
              <table:table-cell office:value-type="string">
                <text:p>90</text:p>
              </table:table-cell>
              <table:table-cell office:value-type="float" office:value="0.967202100601249">
                <text:p>0.967202100601249</text:p>
              </table:table-cell>
              <table:table-cell office:value-type="float" office:value="0.897563136595727">
                <text:p>0.897563136595727</text:p>
              </table:table-cell>
            </table:table-row>
            <table:table-row>
              <table:table-cell office:value-type="string">
                <text:p>91</text:p>
              </table:table-cell>
              <table:table-cell office:value-type="float" office:value="0.960634271228924">
                <text:p>0.960634271228924</text:p>
              </table:table-cell>
              <table:table-cell office:value-type="float" office:value="0.991019663196815">
                <text:p>0.991019663196815</text:p>
              </table:table-cell>
            </table:table-row>
            <table:table-row>
              <table:table-cell office:value-type="string">
                <text:p>92</text:p>
              </table:table-cell>
              <table:table-cell office:value-type="float" office:value="0.957535137353843">
                <text:p>0.957535137353843</text:p>
              </table:table-cell>
              <table:table-cell office:value-type="float" office:value="0.991714872014798">
                <text:p>0.991714872014798</text:p>
              </table:table-cell>
            </table:table-row>
            <table:table-row>
              <table:table-cell office:value-type="string">
                <text:p>93</text:p>
              </table:table-cell>
              <table:table-cell office:value-type="float" office:value="0.955411376773866">
                <text:p>0.955411376773866</text:p>
              </table:table-cell>
              <table:table-cell office:value-type="float" office:value="0.96868238463874">
                <text:p>0.96868238463874</text:p>
              </table:table-cell>
            </table:table-row>
            <table:table-row>
              <table:table-cell office:value-type="string">
                <text:p>94</text:p>
              </table:table-cell>
              <table:table-cell office:value-type="float" office:value="0.947814784727864">
                <text:p>0.947814784727864</text:p>
              </table:table-cell>
              <table:table-cell office:value-type="float" office:value="0.989278869061848">
                <text:p>0.989278869061848</text:p>
              </table:table-cell>
            </table:table-row>
            <table:table-row>
              <table:table-cell office:value-type="string">
                <text:p>95</text:p>
              </table:table-cell>
              <table:table-cell office:value-type="float" office:value="0.959103279763205">
                <text:p>0.959103279763205</text:p>
              </table:table-cell>
              <table:table-cell office:value-type="float" office:value="0.981488418530595">
                <text:p>0.981488418530595</text:p>
              </table:table-cell>
            </table:table-row>
            <table:table-row>
              <table:table-cell office:value-type="string">
                <text:p>96</text:p>
              </table:table-cell>
              <table:table-cell office:value-type="float" office:value="0.955739063348287">
                <text:p>0.955739063348287</text:p>
              </table:table-cell>
              <table:table-cell office:value-type="float" office:value="0.991939442098752">
                <text:p>0.991939442098752</text:p>
              </table:table-cell>
            </table:table-row>
            <table:table-row>
              <table:table-cell office:value-type="string">
                <text:p>97</text:p>
              </table:table-cell>
              <table:table-cell office:value-type="float" office:value="0.96692547264991">
                <text:p>0.96692547264991</text:p>
              </table:table-cell>
              <table:table-cell office:value-type="float" office:value="0.992173857932044">
                <text:p>0.992173857932044</text:p>
              </table:table-cell>
            </table:table-row>
            <table:table-row>
              <table:table-cell office:value-type="string">
                <text:p>98</text:p>
              </table:table-cell>
              <table:table-cell office:value-type="float" office:value="0.959616415510155">
                <text:p>0.959616415510155</text:p>
              </table:table-cell>
              <table:table-cell office:value-type="float" office:value="0.981941821861661">
                <text:p>0.981941821861661</text:p>
              </table:table-cell>
            </table:table-row>
            <table:table-row>
              <table:table-cell office:value-type="string">
                <text:p>99</text:p>
              </table:table-cell>
              <table:table-cell office:value-type="float" office:value="0.962207122774133">
                <text:p>0.962207122774133</text:p>
              </table:table-cell>
              <table:table-cell office:value-type="float" office:value="0.890160980993229">
                <text:p>0.890160980993229</text:p>
              </table:table-cell>
            </table:table-row>
            <table:table-row>
              <table:table-cell office:value-type="string">
                <text:p>100</text:p>
              </table:table-cell>
              <table:table-cell office:value-type="float" office:value="0.961876075731498">
                <text:p>0.961876075731498</text:p>
              </table:table-cell>
              <table:table-cell office:value-type="float" office:value="0.892393338487769">
                <text:p>0.892393338487769</text:p>
              </table:table-cell>
            </table:table-row>
            <table:table-row>
              <table:table-cell office:value-type="string">
                <text:p>101</text:p>
              </table:table-cell>
              <table:table-cell office:value-type="float" office:value="0.970344509384188">
                <text:p>0.970344509384188</text:p>
              </table:table-cell>
              <table:table-cell office:value-type="float" office:value="0.985439797375222">
                <text:p>0.985439797375222</text:p>
              </table:table-cell>
            </table:table-row>
            <table:table-row>
              <table:table-cell office:value-type="string">
                <text:p>102</text:p>
              </table:table-cell>
              <table:table-cell office:value-type="float" office:value="NaN">
                <text:p>NaN</text:p>
              </table:table-cell>
              <table:table-cell office:value-type="float" office:value="0.96562434975183">
                <text:p>0.9656243497518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300"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2">
      <style:chart-properties chart:display-label="true" chart:logarithmic="false" chart:minimum="0.8" chart:maximum="1"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tar"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2.837cm" svg:y="0.316cm" chart:style-name="ch2">
          <text:p>Predicted primer performance across depth (GA03)</text:p>
        </chart:title>
        <chart:plot-area chart:style-name="ch3" table:cell-range-address="200521_MG2ASV_correlation_summary_16S_edited.C2:200521_MG2ASV_correlation_summary_16S_edited.C102 200521_MG2ASV_correlation_summary_16S_edited.P1:200521_MG2ASV_correlation_summary_16S_edited.P1 200521_MG2ASV_correlation_summary_16S_edited.AA2:200521_MG2ASV_correlation_summary_16S_edited.AA102" chart:data-source-has-labels="row" svg:x="1.331cm" svg:y="1.275cm" svg:width="14.349cm" svg:height="6.564cm">
          <chartooo:coordinate-region svg:x="2.243cm" svg:y="1.474cm" svg:width="13.157cm" svg:height="5.718cm"/>
          <chart:axis chart:dimension="x" chart:name="primary-x" chart:style-name="ch4">
            <chart:title svg:x="7.76cm" svg:y="8.019cm" chart:style-name="ch5">
              <text:p>depth (m)</text:p>
            </chart:title>
          </chart:axis>
          <chart:axis chart:dimension="y" chart:name="primary-y" chart:style-name="ch6">
            <chart:title svg:x="0.451cm" svg:y="8.279cm" chart:style-name="ch7">
              <text:p>Worst-Case Primer Performance (fraction matched)</text:p>
            </chart:title>
            <chart:grid chart:style-name="ch8" chart:class="major"/>
          </chart:axis>
          <chart:series chart:style-name="ch9" chart:values-cell-range-address="200521_MG2ASV_correlation_summary_16S_edited.AA2:200521_MG2ASV_correlation_summary_16S_edited.AA102" chart:label-cell-address="200521_MG2ASV_correlation_summary_16S_edited.P1:200521_MG2ASV_correlation_summary_16S_edited.P1" chart:class="chart:scatter">
            <chart:domain table:cell-range-address="200521_MG2ASV_correlation_summary_16S_edited.C2:200521_MG2ASV_correlation_summary_16S_edited.C102"/>
            <chart:data-point chart:repeated="10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C</text:p>
              </table:table-cell>
              <table:table-cell office:value-type="string">
                <text:p>R^2</text:p>
                <draw:g>
                  <svg:desc>200521_MG2ASV_correlation_summary_16S_edited.P1:200521_MG2ASV_correlation_summary_16S_edited.P1</svg:desc>
                </draw:g>
              </table:table-cell>
            </table:table-row>
          </table:table-header-rows>
          <table:table-rows>
            <table:table-row>
              <table:table-cell office:value-type="string">
                <text:p>1</text:p>
              </table:table-cell>
              <table:table-cell office:value-type="float" office:value="99.7">
                <text:p>99.7</text:p>
                <draw:g>
                  <svg:desc>200521_MG2ASV_correlation_summary_16S_edited.C2:200521_MG2ASV_correlation_summary_16S_edited.C102</svg:desc>
                </draw:g>
              </table:table-cell>
              <table:table-cell office:value-type="float" office:value="0.956555734740752">
                <text:p>0.956555734740752</text:p>
                <draw:g>
                  <svg:desc>200521_MG2ASV_correlation_summary_16S_edited.AA2:200521_MG2ASV_correlation_summary_16S_edited.AA102</svg:desc>
                </draw:g>
              </table:table-cell>
            </table:table-row>
            <table:table-row>
              <table:table-cell office:value-type="string">
                <text:p>2</text:p>
              </table:table-cell>
              <table:table-cell office:value-type="float" office:value="1008">
                <text:p>1008</text:p>
              </table:table-cell>
              <table:table-cell office:value-type="float" office:value="0.933993803000652">
                <text:p>0.933993803000652</text:p>
              </table:table-cell>
            </table:table-row>
            <table:table-row>
              <table:table-cell office:value-type="string">
                <text:p>3</text:p>
              </table:table-cell>
              <table:table-cell office:value-type="float" office:value="4580">
                <text:p>4580</text:p>
              </table:table-cell>
              <table:table-cell office:value-type="float" office:value="0.937960308090178">
                <text:p>0.937960308090178</text:p>
              </table:table-cell>
            </table:table-row>
            <table:table-row>
              <table:table-cell office:value-type="string">
                <text:p>4</text:p>
              </table:table-cell>
              <table:table-cell office:value-type="float" office:value="284.7">
                <text:p>284.7</text:p>
              </table:table-cell>
              <table:table-cell office:value-type="float" office:value="0.960586095569223">
                <text:p>0.960586095569223</text:p>
              </table:table-cell>
            </table:table-row>
            <table:table-row>
              <table:table-cell office:value-type="string">
                <text:p>5</text:p>
              </table:table-cell>
              <table:table-cell office:value-type="float" office:value="15">
                <text:p>15</text:p>
              </table:table-cell>
              <table:table-cell office:value-type="float" office:value="0.951327724414082">
                <text:p>0.951327724414082</text:p>
              </table:table-cell>
            </table:table-row>
            <table:table-row>
              <table:table-cell office:value-type="string">
                <text:p>6</text:p>
              </table:table-cell>
              <table:table-cell office:value-type="float" office:value="15.6">
                <text:p>15.6</text:p>
              </table:table-cell>
              <table:table-cell office:value-type="float" office:value="0.948482268082548">
                <text:p>0.948482268082548</text:p>
              </table:table-cell>
            </table:table-row>
            <table:table-row>
              <table:table-cell office:value-type="string">
                <text:p>7</text:p>
              </table:table-cell>
              <table:table-cell office:value-type="float" office:value="185.4">
                <text:p>185.4</text:p>
              </table:table-cell>
              <table:table-cell office:value-type="float" office:value="0.982330827067669">
                <text:p>0.982330827067669</text:p>
              </table:table-cell>
            </table:table-row>
            <table:table-row>
              <table:table-cell office:value-type="string">
                <text:p>8</text:p>
              </table:table-cell>
              <table:table-cell office:value-type="float" office:value="185.8">
                <text:p>185.8</text:p>
              </table:table-cell>
              <table:table-cell office:value-type="float" office:value="0.976451162790698">
                <text:p>0.976451162790698</text:p>
              </table:table-cell>
            </table:table-row>
            <table:table-row>
              <table:table-cell office:value-type="string">
                <text:p>9</text:p>
              </table:table-cell>
              <table:table-cell office:value-type="float" office:value="123.8">
                <text:p>123.8</text:p>
              </table:table-cell>
              <table:table-cell office:value-type="float" office:value="0.953890524544854">
                <text:p>0.953890524544854</text:p>
              </table:table-cell>
            </table:table-row>
            <table:table-row>
              <table:table-cell office:value-type="string">
                <text:p>10</text:p>
              </table:table-cell>
              <table:table-cell office:value-type="float" office:value="99.9">
                <text:p>99.9</text:p>
              </table:table-cell>
              <table:table-cell office:value-type="float" office:value="0.9675">
                <text:p>0.9675</text:p>
              </table:table-cell>
            </table:table-row>
            <table:table-row>
              <table:table-cell office:value-type="string">
                <text:p>11</text:p>
              </table:table-cell>
              <table:table-cell office:value-type="float" office:value="30.1">
                <text:p>30.1</text:p>
              </table:table-cell>
              <table:table-cell office:value-type="float" office:value="0.969944128961348">
                <text:p>0.969944128961348</text:p>
              </table:table-cell>
            </table:table-row>
            <table:table-row>
              <table:table-cell office:value-type="string">
                <text:p>12</text:p>
              </table:table-cell>
              <table:table-cell office:value-type="float" office:value="1012">
                <text:p>1012</text:p>
              </table:table-cell>
              <table:table-cell office:value-type="float" office:value="0.919692313271143">
                <text:p>0.919692313271143</text:p>
              </table:table-cell>
            </table:table-row>
            <table:table-row>
              <table:table-cell office:value-type="string">
                <text:p>13</text:p>
              </table:table-cell>
              <table:table-cell office:value-type="float" office:value="232.9">
                <text:p>232.9</text:p>
              </table:table-cell>
              <table:table-cell office:value-type="float" office:value="0.970846605326279">
                <text:p>0.970846605326279</text:p>
              </table:table-cell>
            </table:table-row>
            <table:table-row>
              <table:table-cell office:value-type="string">
                <text:p>14</text:p>
              </table:table-cell>
              <table:table-cell office:value-type="float" office:value="110.7">
                <text:p>110.7</text:p>
              </table:table-cell>
              <table:table-cell office:value-type="float" office:value="0.969706263204525">
                <text:p>0.969706263204525</text:p>
              </table:table-cell>
            </table:table-row>
            <table:table-row>
              <table:table-cell office:value-type="string">
                <text:p>15</text:p>
              </table:table-cell>
              <table:table-cell office:value-type="float" office:value="102">
                <text:p>102</text:p>
              </table:table-cell>
              <table:table-cell office:value-type="float" office:value="0.947167204053432">
                <text:p>0.947167204053432</text:p>
              </table:table-cell>
            </table:table-row>
            <table:table-row>
              <table:table-cell office:value-type="string">
                <text:p>16</text:p>
              </table:table-cell>
              <table:table-cell office:value-type="float" office:value="30">
                <text:p>30</text:p>
              </table:table-cell>
              <table:table-cell office:value-type="float" office:value="0.947612401881773">
                <text:p>0.947612401881773</text:p>
              </table:table-cell>
            </table:table-row>
            <table:table-row>
              <table:table-cell office:value-type="string">
                <text:p>17</text:p>
              </table:table-cell>
              <table:table-cell office:value-type="float" office:value="237.3">
                <text:p>237.3</text:p>
              </table:table-cell>
              <table:table-cell office:value-type="float" office:value="0.951743532058493">
                <text:p>0.951743532058493</text:p>
              </table:table-cell>
            </table:table-row>
            <table:table-row>
              <table:table-cell office:value-type="string">
                <text:p>18</text:p>
              </table:table-cell>
              <table:table-cell office:value-type="float" office:value="233.1">
                <text:p>233.1</text:p>
              </table:table-cell>
              <table:table-cell office:value-type="float" office:value="0.970541642399534">
                <text:p>0.970541642399534</text:p>
              </table:table-cell>
            </table:table-row>
            <table:table-row>
              <table:table-cell office:value-type="string">
                <text:p>19</text:p>
              </table:table-cell>
              <table:table-cell office:value-type="float" office:value="48.1">
                <text:p>48.1</text:p>
              </table:table-cell>
              <table:table-cell office:value-type="float" office:value="0.972751410554265">
                <text:p>0.972751410554265</text:p>
              </table:table-cell>
            </table:table-row>
            <table:table-row>
              <table:table-cell office:value-type="string">
                <text:p>20</text:p>
              </table:table-cell>
              <table:table-cell office:value-type="float" office:value="16">
                <text:p>16</text:p>
              </table:table-cell>
              <table:table-cell office:value-type="float" office:value="0.956694767221083">
                <text:p>0.956694767221083</text:p>
              </table:table-cell>
            </table:table-row>
            <table:table-row>
              <table:table-cell office:value-type="string">
                <text:p>21</text:p>
              </table:table-cell>
              <table:table-cell office:value-type="float" office:value="50.6">
                <text:p>50.6</text:p>
              </table:table-cell>
              <table:table-cell office:value-type="float" office:value="0.953030831540802">
                <text:p>0.953030831540802</text:p>
              </table:table-cell>
            </table:table-row>
            <table:table-row>
              <table:table-cell office:value-type="string">
                <text:p>22</text:p>
              </table:table-cell>
              <table:table-cell office:value-type="float" office:value="30">
                <text:p>30</text:p>
              </table:table-cell>
              <table:table-cell office:value-type="float" office:value="0.937546444990239">
                <text:p>0.937546444990239</text:p>
              </table:table-cell>
            </table:table-row>
            <table:table-row>
              <table:table-cell office:value-type="string">
                <text:p>23</text:p>
              </table:table-cell>
              <table:table-cell office:value-type="float" office:value="101.7">
                <text:p>101.7</text:p>
              </table:table-cell>
              <table:table-cell office:value-type="float" office:value="0.974489674795921">
                <text:p>0.974489674795921</text:p>
              </table:table-cell>
            </table:table-row>
            <table:table-row>
              <table:table-cell office:value-type="string">
                <text:p>24</text:p>
              </table:table-cell>
              <table:table-cell office:value-type="float" office:value="389.4">
                <text:p>389.4</text:p>
              </table:table-cell>
              <table:table-cell office:value-type="float" office:value="0.962146530957703">
                <text:p>0.962146530957703</text:p>
              </table:table-cell>
            </table:table-row>
            <table:table-row>
              <table:table-cell office:value-type="string">
                <text:p>25</text:p>
              </table:table-cell>
              <table:table-cell office:value-type="float" office:value="201.1">
                <text:p>201.1</text:p>
              </table:table-cell>
              <table:table-cell office:value-type="float" office:value="0.970688729874776">
                <text:p>0.970688729874776</text:p>
              </table:table-cell>
            </table:table-row>
            <table:table-row>
              <table:table-cell office:value-type="string">
                <text:p>26</text:p>
              </table:table-cell>
              <table:table-cell office:value-type="float" office:value="50.4">
                <text:p>50.4</text:p>
              </table:table-cell>
              <table:table-cell office:value-type="float" office:value="0.949077561578805">
                <text:p>0.949077561578805</text:p>
              </table:table-cell>
            </table:table-row>
            <table:table-row>
              <table:table-cell office:value-type="string">
                <text:p>27</text:p>
              </table:table-cell>
              <table:table-cell office:value-type="float" office:value="183.9">
                <text:p>183.9</text:p>
              </table:table-cell>
              <table:table-cell office:value-type="float" office:value="0.951497990500548">
                <text:p>0.951497990500548</text:p>
              </table:table-cell>
            </table:table-row>
            <table:table-row>
              <table:table-cell office:value-type="string">
                <text:p>28</text:p>
              </table:table-cell>
              <table:table-cell office:value-type="float" office:value="291.5">
                <text:p>291.5</text:p>
              </table:table-cell>
              <table:table-cell office:value-type="float" office:value="0.948194631403912">
                <text:p>0.948194631403912</text:p>
              </table:table-cell>
            </table:table-row>
            <table:table-row>
              <table:table-cell office:value-type="string">
                <text:p>29</text:p>
              </table:table-cell>
              <table:table-cell office:value-type="float" office:value="75.1">
                <text:p>75.1</text:p>
              </table:table-cell>
              <table:table-cell office:value-type="float" office:value="0.954018615395068">
                <text:p>0.954018615395068</text:p>
              </table:table-cell>
            </table:table-row>
            <table:table-row>
              <table:table-cell office:value-type="string">
                <text:p>30</text:p>
              </table:table-cell>
              <table:table-cell office:value-type="float" office:value="30.9">
                <text:p>30.9</text:p>
              </table:table-cell>
              <table:table-cell office:value-type="float" office:value="0.959011537550125">
                <text:p>0.959011537550125</text:p>
              </table:table-cell>
            </table:table-row>
            <table:table-row>
              <table:table-cell office:value-type="string">
                <text:p>31</text:p>
              </table:table-cell>
              <table:table-cell office:value-type="float" office:value="1023">
                <text:p>1023</text:p>
              </table:table-cell>
              <table:table-cell office:value-type="float" office:value="0.936426380880476">
                <text:p>0.936426380880476</text:p>
              </table:table-cell>
            </table:table-row>
            <table:table-row>
              <table:table-cell office:value-type="string">
                <text:p>32</text:p>
              </table:table-cell>
              <table:table-cell office:value-type="float" office:value="15.1">
                <text:p>15.1</text:p>
              </table:table-cell>
              <table:table-cell office:value-type="float" office:value="0.955457991096324">
                <text:p>0.955457991096324</text:p>
              </table:table-cell>
            </table:table-row>
            <table:table-row>
              <table:table-cell office:value-type="string">
                <text:p>33</text:p>
              </table:table-cell>
              <table:table-cell office:value-type="float" office:value="135.6">
                <text:p>135.6</text:p>
              </table:table-cell>
              <table:table-cell office:value-type="float" office:value="0.961884222389462">
                <text:p>0.961884222389462</text:p>
              </table:table-cell>
            </table:table-row>
            <table:table-row>
              <table:table-cell office:value-type="string">
                <text:p>34</text:p>
              </table:table-cell>
              <table:table-cell office:value-type="float" office:value="33.2">
                <text:p>33.2</text:p>
              </table:table-cell>
              <table:table-cell office:value-type="float" office:value="0.960647030420087">
                <text:p>0.960647030420087</text:p>
              </table:table-cell>
            </table:table-row>
            <table:table-row>
              <table:table-cell office:value-type="string">
                <text:p>35</text:p>
              </table:table-cell>
              <table:table-cell office:value-type="float" office:value="15.5">
                <text:p>15.5</text:p>
              </table:table-cell>
              <table:table-cell office:value-type="float" office:value="0.966314656159802">
                <text:p>0.966314656159802</text:p>
              </table:table-cell>
            </table:table-row>
            <table:table-row>
              <table:table-cell office:value-type="string">
                <text:p>36</text:p>
              </table:table-cell>
              <table:table-cell office:value-type="float" office:value="90.8">
                <text:p>90.8</text:p>
              </table:table-cell>
              <table:table-cell office:value-type="float" office:value="0.976097130242826">
                <text:p>0.976097130242826</text:p>
              </table:table-cell>
            </table:table-row>
            <table:table-row>
              <table:table-cell office:value-type="string">
                <text:p>37</text:p>
              </table:table-cell>
              <table:table-cell office:value-type="float" office:value="74.8">
                <text:p>74.8</text:p>
              </table:table-cell>
              <table:table-cell office:value-type="float" office:value="0.951865309206029">
                <text:p>0.951865309206029</text:p>
              </table:table-cell>
            </table:table-row>
            <table:table-row>
              <table:table-cell office:value-type="string">
                <text:p>38</text:p>
              </table:table-cell>
              <table:table-cell office:value-type="float" office:value="283.3">
                <text:p>283.3</text:p>
              </table:table-cell>
              <table:table-cell office:value-type="float" office:value="0.957338232292305">
                <text:p>0.957338232292305</text:p>
              </table:table-cell>
            </table:table-row>
            <table:table-row>
              <table:table-cell office:value-type="string">
                <text:p>39</text:p>
              </table:table-cell>
              <table:table-cell office:value-type="float" office:value="1001.5">
                <text:p>1001.5</text:p>
              </table:table-cell>
              <table:table-cell office:value-type="float" office:value="0.955140897389381">
                <text:p>0.955140897389381</text:p>
              </table:table-cell>
            </table:table-row>
            <table:table-row>
              <table:table-cell office:value-type="string">
                <text:p>40</text:p>
              </table:table-cell>
              <table:table-cell office:value-type="float" office:value="15.5">
                <text:p>15.5</text:p>
              </table:table-cell>
              <table:table-cell office:value-type="float" office:value="0.972453949475032">
                <text:p>0.972453949475032</text:p>
              </table:table-cell>
            </table:table-row>
            <table:table-row>
              <table:table-cell office:value-type="string">
                <text:p>41</text:p>
              </table:table-cell>
              <table:table-cell office:value-type="float" office:value="283.9">
                <text:p>283.9</text:p>
              </table:table-cell>
              <table:table-cell office:value-type="float" office:value="0.979324494949495">
                <text:p>0.979324494949495</text:p>
              </table:table-cell>
            </table:table-row>
            <table:table-row>
              <table:table-cell office:value-type="string">
                <text:p>42</text:p>
              </table:table-cell>
              <table:table-cell office:value-type="float" office:value="135.8">
                <text:p>135.8</text:p>
              </table:table-cell>
              <table:table-cell office:value-type="float" office:value="0.964702223604416">
                <text:p>0.964702223604416</text:p>
              </table:table-cell>
            </table:table-row>
            <table:table-row>
              <table:table-cell office:value-type="string">
                <text:p>43</text:p>
              </table:table-cell>
              <table:table-cell office:value-type="float" office:value="30">
                <text:p>30</text:p>
              </table:table-cell>
              <table:table-cell office:value-type="float" office:value="0.951598817305197">
                <text:p>0.951598817305197</text:p>
              </table:table-cell>
            </table:table-row>
            <table:table-row>
              <table:table-cell office:value-type="string">
                <text:p>44</text:p>
              </table:table-cell>
              <table:table-cell office:value-type="float" office:value="349">
                <text:p>349</text:p>
              </table:table-cell>
              <table:table-cell office:value-type="float" office:value="0.966110116518995">
                <text:p>0.966110116518995</text:p>
              </table:table-cell>
            </table:table-row>
            <table:table-row>
              <table:table-cell office:value-type="string">
                <text:p>45</text:p>
              </table:table-cell>
              <table:table-cell office:value-type="float" office:value="74.7">
                <text:p>74.7</text:p>
              </table:table-cell>
              <table:table-cell office:value-type="float" office:value="0.941071740268808">
                <text:p>0.941071740268808</text:p>
              </table:table-cell>
            </table:table-row>
            <table:table-row>
              <table:table-cell office:value-type="string">
                <text:p>46</text:p>
              </table:table-cell>
              <table:table-cell office:value-type="float" office:value="89.2">
                <text:p>89.2</text:p>
              </table:table-cell>
              <table:table-cell office:value-type="float" office:value="0.94362778561568">
                <text:p>0.94362778561568</text:p>
              </table:table-cell>
            </table:table-row>
            <table:table-row>
              <table:table-cell office:value-type="string">
                <text:p>47</text:p>
              </table:table-cell>
              <table:table-cell office:value-type="float" office:value="285.9">
                <text:p>285.9</text:p>
              </table:table-cell>
              <table:table-cell office:value-type="float" office:value="0.957690691415645">
                <text:p>0.957690691415645</text:p>
              </table:table-cell>
            </table:table-row>
            <table:table-row>
              <table:table-cell office:value-type="string">
                <text:p>48</text:p>
              </table:table-cell>
              <table:table-cell office:value-type="float" office:value="69.4">
                <text:p>69.4</text:p>
              </table:table-cell>
              <table:table-cell office:value-type="float" office:value="0.967998306041784">
                <text:p>0.967998306041784</text:p>
              </table:table-cell>
            </table:table-row>
            <table:table-row>
              <table:table-cell office:value-type="string">
                <text:p>49</text:p>
              </table:table-cell>
              <table:table-cell office:value-type="float" office:value="64.6">
                <text:p>64.6</text:p>
              </table:table-cell>
              <table:table-cell office:value-type="float" office:value="0.951886727134252">
                <text:p>0.951886727134252</text:p>
              </table:table-cell>
            </table:table-row>
            <table:table-row>
              <table:table-cell office:value-type="string">
                <text:p>50</text:p>
              </table:table-cell>
              <table:table-cell office:value-type="float" office:value="49.8">
                <text:p>49.8</text:p>
              </table:table-cell>
              <table:table-cell office:value-type="float" office:value="0.951743157595314">
                <text:p>0.951743157595314</text:p>
              </table:table-cell>
            </table:table-row>
            <table:table-row>
              <table:table-cell office:value-type="string">
                <text:p>51</text:p>
              </table:table-cell>
              <table:table-cell office:value-type="float" office:value="109.9">
                <text:p>109.9</text:p>
              </table:table-cell>
              <table:table-cell office:value-type="float" office:value="0.975869709163144">
                <text:p>0.975869709163144</text:p>
              </table:table-cell>
            </table:table-row>
            <table:table-row>
              <table:table-cell office:value-type="string">
                <text:p>52</text:p>
              </table:table-cell>
              <table:table-cell office:value-type="float" office:value="30">
                <text:p>30</text:p>
              </table:table-cell>
              <table:table-cell office:value-type="float" office:value="0.956411009482252">
                <text:p>0.956411009482252</text:p>
              </table:table-cell>
            </table:table-row>
            <table:table-row>
              <table:table-cell office:value-type="string">
                <text:p>53</text:p>
              </table:table-cell>
              <table:table-cell office:value-type="float" office:value="203">
                <text:p>203</text:p>
              </table:table-cell>
              <table:table-cell office:value-type="float" office:value="0.97061520260278">
                <text:p>0.97061520260278</text:p>
              </table:table-cell>
            </table:table-row>
            <table:table-row>
              <table:table-cell office:value-type="string">
                <text:p>54</text:p>
              </table:table-cell>
              <table:table-cell office:value-type="float" office:value="29.9">
                <text:p>29.9</text:p>
              </table:table-cell>
              <table:table-cell office:value-type="float" office:value="0.979674194742688">
                <text:p>0.979674194742688</text:p>
              </table:table-cell>
            </table:table-row>
            <table:table-row>
              <table:table-cell office:value-type="string">
                <text:p>55</text:p>
              </table:table-cell>
              <table:table-cell office:value-type="float" office:value="102">
                <text:p>102</text:p>
              </table:table-cell>
              <table:table-cell office:value-type="float" office:value="0.965415525920692">
                <text:p>0.965415525920692</text:p>
              </table:table-cell>
            </table:table-row>
            <table:table-row>
              <table:table-cell office:value-type="string">
                <text:p>56</text:p>
              </table:table-cell>
              <table:table-cell office:value-type="float" office:value="91.6">
                <text:p>91.6</text:p>
              </table:table-cell>
              <table:table-cell office:value-type="float" office:value="0.956494933582278">
                <text:p>0.956494933582278</text:p>
              </table:table-cell>
            </table:table-row>
            <table:table-row>
              <table:table-cell office:value-type="string">
                <text:p>57</text:p>
              </table:table-cell>
              <table:table-cell office:value-type="float" office:value="15">
                <text:p>15</text:p>
              </table:table-cell>
              <table:table-cell office:value-type="float" office:value="0.970692225772098">
                <text:p>0.970692225772098</text:p>
              </table:table-cell>
            </table:table-row>
            <table:table-row>
              <table:table-cell office:value-type="string">
                <text:p>58</text:p>
              </table:table-cell>
              <table:table-cell office:value-type="float" office:value="414.2">
                <text:p>414.2</text:p>
              </table:table-cell>
              <table:table-cell office:value-type="float" office:value="0.956955046649703">
                <text:p>0.956955046649703</text:p>
              </table:table-cell>
            </table:table-row>
            <table:table-row>
              <table:table-cell office:value-type="string">
                <text:p>59</text:p>
              </table:table-cell>
              <table:table-cell office:value-type="float" office:value="102">
                <text:p>102</text:p>
              </table:table-cell>
              <table:table-cell office:value-type="float" office:value="0.971592160317111">
                <text:p>0.971592160317111</text:p>
              </table:table-cell>
            </table:table-row>
            <table:table-row>
              <table:table-cell office:value-type="string">
                <text:p>60</text:p>
              </table:table-cell>
              <table:table-cell office:value-type="float" office:value="15.6">
                <text:p>15.6</text:p>
              </table:table-cell>
              <table:table-cell office:value-type="float" office:value="0.959422046631349">
                <text:p>0.959422046631349</text:p>
              </table:table-cell>
            </table:table-row>
            <table:table-row>
              <table:table-cell office:value-type="string">
                <text:p>61</text:p>
              </table:table-cell>
              <table:table-cell office:value-type="float" office:value="75">
                <text:p>75</text:p>
              </table:table-cell>
              <table:table-cell office:value-type="float" office:value="0.969642276092085">
                <text:p>0.969642276092085</text:p>
              </table:table-cell>
            </table:table-row>
            <table:table-row>
              <table:table-cell office:value-type="string">
                <text:p>62</text:p>
              </table:table-cell>
              <table:table-cell office:value-type="float" office:value="233.3">
                <text:p>233.3</text:p>
              </table:table-cell>
              <table:table-cell office:value-type="float" office:value="0.95188679245283">
                <text:p>0.95188679245283</text:p>
              </table:table-cell>
            </table:table-row>
            <table:table-row>
              <table:table-cell office:value-type="string">
                <text:p>63</text:p>
              </table:table-cell>
              <table:table-cell office:value-type="float" office:value="186.3">
                <text:p>186.3</text:p>
              </table:table-cell>
              <table:table-cell office:value-type="float" office:value="0.930537974683544">
                <text:p>0.930537974683544</text:p>
              </table:table-cell>
            </table:table-row>
            <table:table-row>
              <table:table-cell office:value-type="string">
                <text:p>64</text:p>
              </table:table-cell>
              <table:table-cell office:value-type="float" office:value="1001.5">
                <text:p>1001.5</text:p>
              </table:table-cell>
              <table:table-cell office:value-type="float" office:value="0.97156410571173">
                <text:p>0.97156410571173</text:p>
              </table:table-cell>
            </table:table-row>
            <table:table-row>
              <table:table-cell office:value-type="string">
                <text:p>65</text:p>
              </table:table-cell>
              <table:table-cell office:value-type="float" office:value="52">
                <text:p>52</text:p>
              </table:table-cell>
              <table:table-cell office:value-type="float" office:value="0.951887603672575">
                <text:p>0.951887603672575</text:p>
              </table:table-cell>
            </table:table-row>
            <table:table-row>
              <table:table-cell office:value-type="string">
                <text:p>66</text:p>
              </table:table-cell>
              <table:table-cell office:value-type="float" office:value="202">
                <text:p>202</text:p>
              </table:table-cell>
              <table:table-cell office:value-type="float" office:value="0.959894356726822">
                <text:p>0.959894356726822</text:p>
              </table:table-cell>
            </table:table-row>
            <table:table-row>
              <table:table-cell office:value-type="string">
                <text:p>67</text:p>
              </table:table-cell>
              <table:table-cell office:value-type="float" office:value="68">
                <text:p>68</text:p>
              </table:table-cell>
              <table:table-cell office:value-type="float" office:value="0.925170068027211">
                <text:p>0.925170068027211</text:p>
              </table:table-cell>
            </table:table-row>
            <table:table-row>
              <table:table-cell office:value-type="string">
                <text:p>68</text:p>
              </table:table-cell>
              <table:table-cell office:value-type="float" office:value="151.8">
                <text:p>151.8</text:p>
              </table:table-cell>
              <table:table-cell office:value-type="float" office:value="0.96526508226691">
                <text:p>0.96526508226691</text:p>
              </table:table-cell>
            </table:table-row>
            <table:table-row>
              <table:table-cell office:value-type="string">
                <text:p>69</text:p>
              </table:table-cell>
              <table:table-cell office:value-type="float" office:value="57.8">
                <text:p>57.8</text:p>
              </table:table-cell>
              <table:table-cell office:value-type="float" office:value="0.968744532150132">
                <text:p>0.968744532150132</text:p>
              </table:table-cell>
            </table:table-row>
            <table:table-row>
              <table:table-cell office:value-type="string">
                <text:p>70</text:p>
              </table:table-cell>
              <table:table-cell office:value-type="float" office:value="32">
                <text:p>32</text:p>
              </table:table-cell>
              <table:table-cell office:value-type="float" office:value="0.960084565694374">
                <text:p>0.960084565694374</text:p>
              </table:table-cell>
            </table:table-row>
            <table:table-row>
              <table:table-cell office:value-type="string">
                <text:p>71</text:p>
              </table:table-cell>
              <table:table-cell office:value-type="float" office:value="139.6">
                <text:p>139.6</text:p>
              </table:table-cell>
              <table:table-cell office:value-type="float" office:value="0.971103162650602">
                <text:p>0.971103162650602</text:p>
              </table:table-cell>
            </table:table-row>
            <table:table-row>
              <table:table-cell office:value-type="string">
                <text:p>72</text:p>
              </table:table-cell>
              <table:table-cell office:value-type="float" office:value="30.7">
                <text:p>30.7</text:p>
              </table:table-cell>
              <table:table-cell office:value-type="float" office:value="0.963441759909364">
                <text:p>0.963441759909364</text:p>
              </table:table-cell>
            </table:table-row>
            <table:table-row>
              <table:table-cell office:value-type="string">
                <text:p>73</text:p>
              </table:table-cell>
              <table:table-cell office:value-type="float" office:value="234.5">
                <text:p>234.5</text:p>
              </table:table-cell>
              <table:table-cell office:value-type="float" office:value="0.946990171990172">
                <text:p>0.946990171990172</text:p>
              </table:table-cell>
            </table:table-row>
            <table:table-row>
              <table:table-cell office:value-type="string">
                <text:p>74</text:p>
              </table:table-cell>
              <table:table-cell office:value-type="float" office:value="183.8">
                <text:p>183.8</text:p>
              </table:table-cell>
              <table:table-cell office:value-type="float" office:value="0.976711057822692">
                <text:p>0.976711057822692</text:p>
              </table:table-cell>
            </table:table-row>
            <table:table-row>
              <table:table-cell office:value-type="string">
                <text:p>75</text:p>
              </table:table-cell>
              <table:table-cell office:value-type="float" office:value="285">
                <text:p>285</text:p>
              </table:table-cell>
              <table:table-cell office:value-type="float" office:value="0.941176293685474">
                <text:p>0.941176293685474</text:p>
              </table:table-cell>
            </table:table-row>
            <table:table-row>
              <table:table-cell office:value-type="string">
                <text:p>76</text:p>
              </table:table-cell>
              <table:table-cell office:value-type="float" office:value="49">
                <text:p>49</text:p>
              </table:table-cell>
              <table:table-cell office:value-type="float" office:value="0.95575860996461">
                <text:p>0.95575860996461</text:p>
              </table:table-cell>
            </table:table-row>
            <table:table-row>
              <table:table-cell office:value-type="string">
                <text:p>77</text:p>
              </table:table-cell>
              <table:table-cell office:value-type="float" office:value="100">
                <text:p>100</text:p>
              </table:table-cell>
              <table:table-cell office:value-type="float" office:value="0.93687324820928">
                <text:p>0.93687324820928</text:p>
              </table:table-cell>
            </table:table-row>
            <table:table-row>
              <table:table-cell office:value-type="string">
                <text:p>78</text:p>
              </table:table-cell>
              <table:table-cell office:value-type="float" office:value="15.2">
                <text:p>15.2</text:p>
              </table:table-cell>
              <table:table-cell office:value-type="float" office:value="0.947931586485803">
                <text:p>0.947931586485803</text:p>
              </table:table-cell>
            </table:table-row>
            <table:table-row>
              <table:table-cell office:value-type="string">
                <text:p>79</text:p>
              </table:table-cell>
              <table:table-cell office:value-type="float" office:value="183.7">
                <text:p>183.7</text:p>
              </table:table-cell>
              <table:table-cell office:value-type="float" office:value="0.967937323767712">
                <text:p>0.967937323767712</text:p>
              </table:table-cell>
            </table:table-row>
            <table:table-row>
              <table:table-cell office:value-type="string">
                <text:p>80</text:p>
              </table:table-cell>
              <table:table-cell office:value-type="float" office:value="2">
                <text:p>2</text:p>
              </table:table-cell>
              <table:table-cell office:value-type="float" office:value="0.965871375055832">
                <text:p>0.965871375055832</text:p>
              </table:table-cell>
            </table:table-row>
            <table:table-row>
              <table:table-cell office:value-type="string">
                <text:p>81</text:p>
              </table:table-cell>
              <table:table-cell office:value-type="float" office:value="101">
                <text:p>101</text:p>
              </table:table-cell>
              <table:table-cell office:value-type="float" office:value="0.948837175771732">
                <text:p>0.948837175771732</text:p>
              </table:table-cell>
            </table:table-row>
            <table:table-row>
              <table:table-cell office:value-type="string">
                <text:p>82</text:p>
              </table:table-cell>
              <table:table-cell office:value-type="float" office:value="281.4">
                <text:p>281.4</text:p>
              </table:table-cell>
              <table:table-cell office:value-type="float" office:value="0.946440112936694">
                <text:p>0.946440112936694</text:p>
              </table:table-cell>
            </table:table-row>
            <table:table-row>
              <table:table-cell office:value-type="string">
                <text:p>83</text:p>
              </table:table-cell>
              <table:table-cell office:value-type="float" office:value="160">
                <text:p>160</text:p>
              </table:table-cell>
              <table:table-cell office:value-type="float" office:value="0.955790127978866">
                <text:p>0.955790127978866</text:p>
              </table:table-cell>
            </table:table-row>
            <table:table-row>
              <table:table-cell office:value-type="string">
                <text:p>84</text:p>
              </table:table-cell>
              <table:table-cell office:value-type="float" office:value="75.1">
                <text:p>75.1</text:p>
              </table:table-cell>
              <table:table-cell office:value-type="float" office:value="0.949940341248061">
                <text:p>0.949940341248061</text:p>
              </table:table-cell>
            </table:table-row>
            <table:table-row>
              <table:table-cell office:value-type="string">
                <text:p>85</text:p>
              </table:table-cell>
              <table:table-cell office:value-type="float" office:value="16">
                <text:p>16</text:p>
              </table:table-cell>
              <table:table-cell office:value-type="float" office:value="0.954648157089543">
                <text:p>0.954648157089543</text:p>
              </table:table-cell>
            </table:table-row>
            <table:table-row>
              <table:table-cell office:value-type="string">
                <text:p>86</text:p>
              </table:table-cell>
              <table:table-cell office:value-type="float" office:value="76">
                <text:p>76</text:p>
              </table:table-cell>
              <table:table-cell office:value-type="float" office:value="0.954540825883569">
                <text:p>0.954540825883569</text:p>
              </table:table-cell>
            </table:table-row>
            <table:table-row>
              <table:table-cell office:value-type="string">
                <text:p>87</text:p>
              </table:table-cell>
              <table:table-cell office:value-type="float" office:value="50">
                <text:p>50</text:p>
              </table:table-cell>
              <table:table-cell office:value-type="float" office:value="0.974455514365153">
                <text:p>0.974455514365153</text:p>
              </table:table-cell>
            </table:table-row>
            <table:table-row>
              <table:table-cell office:value-type="string">
                <text:p>88</text:p>
              </table:table-cell>
              <table:table-cell office:value-type="float" office:value="136.5">
                <text:p>136.5</text:p>
              </table:table-cell>
              <table:table-cell office:value-type="float" office:value="0.963752596748977">
                <text:p>0.963752596748977</text:p>
              </table:table-cell>
            </table:table-row>
            <table:table-row>
              <table:table-cell office:value-type="string">
                <text:p>89</text:p>
              </table:table-cell>
              <table:table-cell office:value-type="float" office:value="201">
                <text:p>201</text:p>
              </table:table-cell>
              <table:table-cell office:value-type="float" office:value="0.969671388821729">
                <text:p>0.969671388821729</text:p>
              </table:table-cell>
            </table:table-row>
            <table:table-row>
              <table:table-cell office:value-type="string">
                <text:p>90</text:p>
              </table:table-cell>
              <table:table-cell office:value-type="float" office:value="30.8">
                <text:p>30.8</text:p>
              </table:table-cell>
              <table:table-cell office:value-type="float" office:value="0.967202100601249">
                <text:p>0.967202100601249</text:p>
              </table:table-cell>
            </table:table-row>
            <table:table-row>
              <table:table-cell office:value-type="string">
                <text:p>91</text:p>
              </table:table-cell>
              <table:table-cell office:value-type="float" office:value="28.4">
                <text:p>28.4</text:p>
              </table:table-cell>
              <table:table-cell office:value-type="float" office:value="0.960634271228924">
                <text:p>0.960634271228924</text:p>
              </table:table-cell>
            </table:table-row>
            <table:table-row>
              <table:table-cell office:value-type="string">
                <text:p>92</text:p>
              </table:table-cell>
              <table:table-cell office:value-type="float" office:value="234.7">
                <text:p>234.7</text:p>
              </table:table-cell>
              <table:table-cell office:value-type="float" office:value="0.957535137353843">
                <text:p>0.957535137353843</text:p>
              </table:table-cell>
            </table:table-row>
            <table:table-row>
              <table:table-cell office:value-type="string">
                <text:p>93</text:p>
              </table:table-cell>
              <table:table-cell office:value-type="float" office:value="30.8">
                <text:p>30.8</text:p>
              </table:table-cell>
              <table:table-cell office:value-type="float" office:value="0.955411376773866">
                <text:p>0.955411376773866</text:p>
              </table:table-cell>
            </table:table-row>
            <table:table-row>
              <table:table-cell office:value-type="string">
                <text:p>94</text:p>
              </table:table-cell>
              <table:table-cell office:value-type="float" office:value="86.6">
                <text:p>86.6</text:p>
              </table:table-cell>
              <table:table-cell office:value-type="float" office:value="0.947814784727864">
                <text:p>0.947814784727864</text:p>
              </table:table-cell>
            </table:table-row>
            <table:table-row>
              <table:table-cell office:value-type="string">
                <text:p>95</text:p>
              </table:table-cell>
              <table:table-cell office:value-type="float" office:value="51.7">
                <text:p>51.7</text:p>
              </table:table-cell>
              <table:table-cell office:value-type="float" office:value="0.959103279763205">
                <text:p>0.959103279763205</text:p>
              </table:table-cell>
            </table:table-row>
            <table:table-row>
              <table:table-cell office:value-type="string">
                <text:p>96</text:p>
              </table:table-cell>
              <table:table-cell office:value-type="float" office:value="50.3">
                <text:p>50.3</text:p>
              </table:table-cell>
              <table:table-cell office:value-type="float" office:value="0.955739063348287">
                <text:p>0.955739063348287</text:p>
              </table:table-cell>
            </table:table-row>
            <table:table-row>
              <table:table-cell office:value-type="string">
                <text:p>97</text:p>
              </table:table-cell>
              <table:table-cell office:value-type="float" office:value="33">
                <text:p>33</text:p>
              </table:table-cell>
              <table:table-cell office:value-type="float" office:value="0.96692547264991">
                <text:p>0.96692547264991</text:p>
              </table:table-cell>
            </table:table-row>
            <table:table-row>
              <table:table-cell office:value-type="string">
                <text:p>98</text:p>
              </table:table-cell>
              <table:table-cell office:value-type="float" office:value="135.6">
                <text:p>135.6</text:p>
              </table:table-cell>
              <table:table-cell office:value-type="float" office:value="0.959616415510155">
                <text:p>0.959616415510155</text:p>
              </table:table-cell>
            </table:table-row>
            <table:table-row>
              <table:table-cell office:value-type="string">
                <text:p>99</text:p>
              </table:table-cell>
              <table:table-cell office:value-type="float" office:value="32">
                <text:p>32</text:p>
              </table:table-cell>
              <table:table-cell office:value-type="float" office:value="0.962207122774133">
                <text:p>0.962207122774133</text:p>
              </table:table-cell>
            </table:table-row>
            <table:table-row>
              <table:table-cell office:value-type="string">
                <text:p>100</text:p>
              </table:table-cell>
              <table:table-cell office:value-type="float" office:value="16">
                <text:p>16</text:p>
              </table:table-cell>
              <table:table-cell office:value-type="float" office:value="0.961876075731498">
                <text:p>0.961876075731498</text:p>
              </table:table-cell>
            </table:table-row>
            <table:table-row>
              <table:table-cell office:value-type="string">
                <text:p>101</text:p>
              </table:table-cell>
              <table:table-cell office:value-type="float" office:value="50">
                <text:p>50</text:p>
              </table:table-cell>
              <table:table-cell office:value-type="float" office:value="0.970344509384188">
                <text:p>0.970344509384188</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0.12"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4.318cm" svg:y="0.316cm" chart:style-name="ch2">
          <text:p>EukFrac MG vs Tag (GA03 + GP13)</text:p>
        </chart:title>
        <chart:plot-area chart:style-name="ch3" table:cell-range-address="200521_MG2ASV_correlation_summary_16S_edited.J2:200521_MG2ASV_correlation_summary_16S_edited.K273 200521_MG2ASV_correlation_summary_16S_edited.K1:200521_MG2ASV_correlation_summary_16S_edited.K1" chart:data-source-has-labels="row" svg:x="1.331cm" svg:y="1.275cm" svg:width="14.349cm" svg:height="6.564cm">
          <chartooo:coordinate-region svg:x="2.243cm" svg:y="1.474cm" svg:width="13.198cm" svg:height="5.718cm"/>
          <chart:axis chart:dimension="x" chart:name="primary-x" chart:style-name="ch4">
            <chart:title svg:x="7.561cm" svg:y="8.019cm" chart:style-name="ch5">
              <text:p>MG EukFrac</text:p>
            </chart:title>
          </chart:axis>
          <chart:axis chart:dimension="y" chart:name="primary-y" chart:style-name="ch6">
            <chart:title svg:x="0.451cm" svg:y="5.527cm" chart:style-name="ch7">
              <text:p>Tag EukFrac</text:p>
            </chart:title>
            <chart:grid chart:style-name="ch8" chart:class="major"/>
          </chart:axis>
          <chart:series chart:style-name="ch9" chart:values-cell-range-address="200521_MG2ASV_correlation_summary_16S_edited.K2:200521_MG2ASV_correlation_summary_16S_edited.K273" chart:label-cell-address="200521_MG2ASV_correlation_summary_16S_edited.K1:200521_MG2ASV_correlation_summary_16S_edited.K1" chart:class="chart:scatter">
            <chart:domain table:cell-range-address="200521_MG2ASV_correlation_summary_16S_edited.J2:200521_MG2ASV_correlation_summary_16S_edited.J273"/>
            <chart:regression-curve chart:style-name="ch10">
              <chart:equation chart:display-equation="true" chart:display-r-square="true"/>
            </chart:regression-curve>
            <chart:data-point chart:repeated="27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J</text:p>
              </table:table-cell>
              <table:table-cell office:value-type="string">
                <text:p>Tag_euk_frac</text:p>
                <draw:g>
                  <svg:desc>200521_MG2ASV_correlation_summary_16S_edited.K1:200521_MG2ASV_correlation_summary_16S_edited.K1</svg:desc>
                </draw:g>
              </table:table-cell>
            </table:table-row>
          </table:table-header-rows>
          <table:table-rows>
            <table:table-row>
              <table:table-cell office:value-type="string">
                <text:p>1</text:p>
              </table:table-cell>
              <table:table-cell office:value-type="float" office:value="0.26922741">
                <text:p>0.26922741</text:p>
                <draw:g>
                  <svg:desc>200521_MG2ASV_correlation_summary_16S_edited.J2:200521_MG2ASV_correlation_summary_16S_edited.J273</svg:desc>
                </draw:g>
              </table:table-cell>
              <table:table-cell office:value-type="float" office:value="0.182794609382916">
                <text:p>0.182794609382916</text:p>
                <draw:g>
                  <svg:desc>200521_MG2ASV_correlation_summary_16S_edited.K2:200521_MG2ASV_correlation_summary_16S_edited.K273</svg:desc>
                </draw:g>
              </table:table-cell>
            </table:table-row>
            <table:table-row>
              <table:table-cell office:value-type="string">
                <text:p>2</text:p>
              </table:table-cell>
              <table:table-cell office:value-type="float" office:value="0.238870335">
                <text:p>0.238870335</text:p>
              </table:table-cell>
              <table:table-cell office:value-type="float" office:value="0.106820566631689">
                <text:p>0.106820566631689</text:p>
              </table:table-cell>
            </table:table-row>
            <table:table-row>
              <table:table-cell office:value-type="string">
                <text:p>3</text:p>
              </table:table-cell>
              <table:table-cell office:value-type="float" office:value="0.083275705">
                <text:p>0.083275705</text:p>
              </table:table-cell>
              <table:table-cell office:value-type="float" office:value="0.0250295718003312">
                <text:p>0.0250295718003312</text:p>
              </table:table-cell>
            </table:table-row>
            <table:table-row>
              <table:table-cell office:value-type="string">
                <text:p>4</text:p>
              </table:table-cell>
              <table:table-cell office:value-type="float" office:value="0.07820631">
                <text:p>0.07820631</text:p>
              </table:table-cell>
              <table:table-cell office:value-type="float" office:value="0.0174964552288718">
                <text:p>0.0174964552288718</text:p>
              </table:table-cell>
            </table:table-row>
            <table:table-row>
              <table:table-cell office:value-type="string">
                <text:p>5</text:p>
              </table:table-cell>
              <table:table-cell office:value-type="float" office:value="0.181470245">
                <text:p>0.181470245</text:p>
              </table:table-cell>
              <table:table-cell office:value-type="float" office:value="0.0400462414038416">
                <text:p>0.0400462414038416</text:p>
              </table:table-cell>
            </table:table-row>
            <table:table-row>
              <table:table-cell office:value-type="string">
                <text:p>6</text:p>
              </table:table-cell>
              <table:table-cell office:value-type="float" office:value="0.384412485">
                <text:p>0.384412485</text:p>
              </table:table-cell>
              <table:table-cell office:value-type="float" office:value="0.101715477609399">
                <text:p>0.101715477609399</text:p>
              </table:table-cell>
            </table:table-row>
            <table:table-row>
              <table:table-cell office:value-type="string">
                <text:p>7</text:p>
              </table:table-cell>
              <table:table-cell office:value-type="float" office:value="0.28591415">
                <text:p>0.28591415</text:p>
              </table:table-cell>
              <table:table-cell office:value-type="float" office:value="0.0647776834587126">
                <text:p>0.0647776834587126</text:p>
              </table:table-cell>
            </table:table-row>
            <table:table-row>
              <table:table-cell office:value-type="string">
                <text:p>8</text:p>
              </table:table-cell>
              <table:table-cell office:value-type="float" office:value="0.184721255">
                <text:p>0.184721255</text:p>
              </table:table-cell>
              <table:table-cell office:value-type="float" office:value="0.037086037954273">
                <text:p>0.037086037954273</text:p>
              </table:table-cell>
            </table:table-row>
            <table:table-row>
              <table:table-cell office:value-type="string">
                <text:p>9</text:p>
              </table:table-cell>
              <table:table-cell office:value-type="float" office:value="0.30169025">
                <text:p>0.30169025</text:p>
              </table:table-cell>
              <table:table-cell office:value-type="float" office:value="0.068081398966955">
                <text:p>0.068081398966955</text:p>
              </table:table-cell>
            </table:table-row>
            <table:table-row>
              <table:table-cell office:value-type="string">
                <text:p>10</text:p>
              </table:table-cell>
              <table:table-cell office:value-type="float" office:value="0.203428175">
                <text:p>0.203428175</text:p>
              </table:table-cell>
              <table:table-cell office:value-type="float" office:value="0.0412547571328845">
                <text:p>0.0412547571328845</text:p>
              </table:table-cell>
            </table:table-row>
            <table:table-row>
              <table:table-cell office:value-type="string">
                <text:p>11</text:p>
              </table:table-cell>
              <table:table-cell office:value-type="float" office:value="0.386111705">
                <text:p>0.386111705</text:p>
              </table:table-cell>
              <table:table-cell office:value-type="float" office:value="0.0936112281611617">
                <text:p>0.0936112281611617</text:p>
              </table:table-cell>
            </table:table-row>
            <table:table-row>
              <table:table-cell office:value-type="string">
                <text:p>12</text:p>
              </table:table-cell>
              <table:table-cell office:value-type="float" office:value="0.14955107">
                <text:p>0.14955107</text:p>
              </table:table-cell>
              <table:table-cell office:value-type="float" office:value="0.0281626163979105">
                <text:p>0.0281626163979105</text:p>
              </table:table-cell>
            </table:table-row>
            <table:table-row>
              <table:table-cell office:value-type="string">
                <text:p>13</text:p>
              </table:table-cell>
              <table:table-cell office:value-type="float" office:value="0.084849985">
                <text:p>0.084849985</text:p>
              </table:table-cell>
              <table:table-cell office:value-type="float" office:value="0.0150686324351805">
                <text:p>0.0150686324351805</text:p>
              </table:table-cell>
            </table:table-row>
            <table:table-row>
              <table:table-cell office:value-type="string">
                <text:p>14</text:p>
              </table:table-cell>
              <table:table-cell office:value-type="float" office:value="0.14824559">
                <text:p>0.14824559</text:p>
              </table:table-cell>
              <table:table-cell office:value-type="float" office:value="0.0277420948616601">
                <text:p>0.0277420948616601</text:p>
              </table:table-cell>
            </table:table-row>
            <table:table-row>
              <table:table-cell office:value-type="string">
                <text:p>15</text:p>
              </table:table-cell>
              <table:table-cell office:value-type="float" office:value="0.19812658">
                <text:p>0.19812658</text:p>
              </table:table-cell>
              <table:table-cell office:value-type="float" office:value="0.0371677252411197">
                <text:p>0.0371677252411197</text:p>
              </table:table-cell>
            </table:table-row>
            <table:table-row>
              <table:table-cell office:value-type="string">
                <text:p>16</text:p>
              </table:table-cell>
              <table:table-cell office:value-type="float" office:value="0.16315156">
                <text:p>0.16315156</text:p>
              </table:table-cell>
              <table:table-cell office:value-type="float" office:value="0.0296461032682266">
                <text:p>0.0296461032682266</text:p>
              </table:table-cell>
            </table:table-row>
            <table:table-row>
              <table:table-cell office:value-type="string">
                <text:p>17</text:p>
              </table:table-cell>
              <table:table-cell office:value-type="float" office:value="0.13753065">
                <text:p>0.13753065</text:p>
              </table:table-cell>
              <table:table-cell office:value-type="float" office:value="0.0244404316969722">
                <text:p>0.0244404316969722</text:p>
              </table:table-cell>
            </table:table-row>
            <table:table-row>
              <table:table-cell office:value-type="string">
                <text:p>18</text:p>
              </table:table-cell>
              <table:table-cell office:value-type="float" office:value="0.10765428">
                <text:p>0.10765428</text:p>
              </table:table-cell>
              <table:table-cell office:value-type="float" office:value="0.0182592223719413">
                <text:p>0.0182592223719413</text:p>
              </table:table-cell>
            </table:table-row>
            <table:table-row>
              <table:table-cell office:value-type="string">
                <text:p>19</text:p>
              </table:table-cell>
              <table:table-cell office:value-type="float" office:value="0.452160085">
                <text:p>0.452160085</text:p>
              </table:table-cell>
              <table:table-cell office:value-type="float" office:value="0.10562435387018">
                <text:p>0.10562435387018</text:p>
              </table:table-cell>
            </table:table-row>
            <table:table-row>
              <table:table-cell office:value-type="string">
                <text:p>20</text:p>
              </table:table-cell>
              <table:table-cell office:value-type="float" office:value="0.262951225">
                <text:p>0.262951225</text:p>
              </table:table-cell>
              <table:table-cell office:value-type="float" office:value="0.0502134069796636">
                <text:p>0.0502134069796636</text:p>
              </table:table-cell>
            </table:table-row>
            <table:table-row>
              <table:table-cell office:value-type="string">
                <text:p>21</text:p>
              </table:table-cell>
              <table:table-cell office:value-type="float" office:value="0.32100761">
                <text:p>0.32100761</text:p>
              </table:table-cell>
              <table:table-cell office:value-type="float" office:value="0.0644722788620254">
                <text:p>0.0644722788620254</text:p>
              </table:table-cell>
            </table:table-row>
            <table:table-row>
              <table:table-cell office:value-type="string">
                <text:p>22</text:p>
              </table:table-cell>
              <table:table-cell office:value-type="float" office:value="0.18007266">
                <text:p>0.18007266</text:p>
              </table:table-cell>
              <table:table-cell office:value-type="float" office:value="0.0312884865026795">
                <text:p>0.0312884865026795</text:p>
              </table:table-cell>
            </table:table-row>
            <table:table-row>
              <table:table-cell office:value-type="string">
                <text:p>23</text:p>
              </table:table-cell>
              <table:table-cell office:value-type="float" office:value="0.206800095">
                <text:p>0.206800095</text:p>
              </table:table-cell>
              <table:table-cell office:value-type="float" office:value="0.0358778119401004">
                <text:p>0.0358778119401004</text:p>
              </table:table-cell>
            </table:table-row>
            <table:table-row>
              <table:table-cell office:value-type="string">
                <text:p>24</text:p>
              </table:table-cell>
              <table:table-cell office:value-type="float" office:value="0.097860555">
                <text:p>0.097860555</text:p>
              </table:table-cell>
              <table:table-cell office:value-type="float" office:value="0.01535677721959">
                <text:p>0.01535677721959</text:p>
              </table:table-cell>
            </table:table-row>
            <table:table-row>
              <table:table-cell office:value-type="string">
                <text:p>25</text:p>
              </table:table-cell>
              <table:table-cell office:value-type="float" office:value="0.15587224">
                <text:p>0.15587224</text:p>
              </table:table-cell>
              <table:table-cell office:value-type="float" office:value="0.0254937409890839">
                <text:p>0.0254937409890839</text:p>
              </table:table-cell>
            </table:table-row>
            <table:table-row>
              <table:table-cell office:value-type="string">
                <text:p>26</text:p>
              </table:table-cell>
              <table:table-cell office:value-type="float" office:value="0.274474135">
                <text:p>0.274474135</text:p>
              </table:table-cell>
              <table:table-cell office:value-type="float" office:value="0.0480753915582692">
                <text:p>0.0480753915582692</text:p>
              </table:table-cell>
            </table:table-row>
            <table:table-row>
              <table:table-cell office:value-type="string">
                <text:p>27</text:p>
              </table:table-cell>
              <table:table-cell office:value-type="float" office:value="0.17453215">
                <text:p>0.17453215</text:p>
              </table:table-cell>
              <table:table-cell office:value-type="float" office:value="0.0273906353044625">
                <text:p>0.0273906353044625</text:p>
              </table:table-cell>
            </table:table-row>
            <table:table-row>
              <table:table-cell office:value-type="string">
                <text:p>28</text:p>
              </table:table-cell>
              <table:table-cell office:value-type="float" office:value="0.113238065">
                <text:p>0.113238065</text:p>
              </table:table-cell>
              <table:table-cell office:value-type="float" office:value="0.0167130018749596">
                <text:p>0.0167130018749596</text:p>
              </table:table-cell>
            </table:table-row>
            <table:table-row>
              <table:table-cell office:value-type="string">
                <text:p>29</text:p>
              </table:table-cell>
              <table:table-cell office:value-type="float" office:value="0.42814221">
                <text:p>0.42814221</text:p>
              </table:table-cell>
              <table:table-cell office:value-type="float" office:value="0.0796908100066301">
                <text:p>0.0796908100066301</text:p>
              </table:table-cell>
            </table:table-row>
            <table:table-row>
              <table:table-cell office:value-type="string">
                <text:p>30</text:p>
              </table:table-cell>
              <table:table-cell office:value-type="float" office:value="0.406274395">
                <text:p>0.406274395</text:p>
              </table:table-cell>
              <table:table-cell office:value-type="float" office:value="0.0727071100558739">
                <text:p>0.0727071100558739</text:p>
              </table:table-cell>
            </table:table-row>
            <table:table-row>
              <table:table-cell office:value-type="string">
                <text:p>31</text:p>
              </table:table-cell>
              <table:table-cell office:value-type="float" office:value="0.1616721">
                <text:p>0.1616721</text:p>
              </table:table-cell>
              <table:table-cell office:value-type="float" office:value="0.0234900440645396">
                <text:p>0.0234900440645396</text:p>
              </table:table-cell>
            </table:table-row>
            <table:table-row>
              <table:table-cell office:value-type="string">
                <text:p>32</text:p>
              </table:table-cell>
              <table:table-cell office:value-type="float" office:value="0.279618135">
                <text:p>0.279618135</text:p>
              </table:table-cell>
              <table:table-cell office:value-type="float" office:value="0.0433925312087824">
                <text:p>0.0433925312087824</text:p>
              </table:table-cell>
            </table:table-row>
            <table:table-row>
              <table:table-cell office:value-type="string">
                <text:p>33</text:p>
              </table:table-cell>
              <table:table-cell office:value-type="float" office:value="0.123004715">
                <text:p>0.123004715</text:p>
              </table:table-cell>
              <table:table-cell office:value-type="float" office:value="0.0169737155562614">
                <text:p>0.0169737155562614</text:p>
              </table:table-cell>
            </table:table-row>
            <table:table-row>
              <table:table-cell office:value-type="string">
                <text:p>34</text:p>
              </table:table-cell>
              <table:table-cell office:value-type="float" office:value="0.139208795">
                <text:p>0.139208795</text:p>
              </table:table-cell>
              <table:table-cell office:value-type="float" office:value="0.0192358267272796">
                <text:p>0.0192358267272796</text:p>
              </table:table-cell>
            </table:table-row>
            <table:table-row>
              <table:table-cell office:value-type="string">
                <text:p>35</text:p>
              </table:table-cell>
              <table:table-cell office:value-type="float" office:value="0.138960205">
                <text:p>0.138960205</text:p>
              </table:table-cell>
              <table:table-cell office:value-type="float" office:value="0.0186879220269684">
                <text:p>0.0186879220269684</text:p>
              </table:table-cell>
            </table:table-row>
            <table:table-row>
              <table:table-cell office:value-type="string">
                <text:p>36</text:p>
              </table:table-cell>
              <table:table-cell office:value-type="float" office:value="0.1194302">
                <text:p>0.1194302</text:p>
              </table:table-cell>
              <table:table-cell office:value-type="float" office:value="0.0158136482939633">
                <text:p>0.0158136482939633</text:p>
              </table:table-cell>
            </table:table-row>
            <table:table-row>
              <table:table-cell office:value-type="string">
                <text:p>37</text:p>
              </table:table-cell>
              <table:table-cell office:value-type="float" office:value="0.16404851">
                <text:p>0.16404851</text:p>
              </table:table-cell>
              <table:table-cell office:value-type="float" office:value="0.0221569674319274">
                <text:p>0.0221569674319274</text:p>
              </table:table-cell>
            </table:table-row>
            <table:table-row>
              <table:table-cell office:value-type="string">
                <text:p>38</text:p>
              </table:table-cell>
              <table:table-cell office:value-type="float" office:value="0.102213925">
                <text:p>0.102213925</text:p>
              </table:table-cell>
              <table:table-cell office:value-type="float" office:value="0.013273041627876">
                <text:p>0.013273041627876</text:p>
              </table:table-cell>
            </table:table-row>
            <table:table-row>
              <table:table-cell office:value-type="string">
                <text:p>39</text:p>
              </table:table-cell>
              <table:table-cell office:value-type="float" office:value="0.127993915">
                <text:p>0.127993915</text:p>
              </table:table-cell>
              <table:table-cell office:value-type="float" office:value="0.0167442637325929">
                <text:p>0.0167442637325929</text:p>
              </table:table-cell>
            </table:table-row>
            <table:table-row>
              <table:table-cell office:value-type="string">
                <text:p>40</text:p>
              </table:table-cell>
              <table:table-cell office:value-type="float" office:value="0.15099997">
                <text:p>0.15099997</text:p>
              </table:table-cell>
              <table:table-cell office:value-type="float" office:value="0.0199688909357919">
                <text:p>0.0199688909357919</text:p>
              </table:table-cell>
            </table:table-row>
            <table:table-row>
              <table:table-cell office:value-type="string">
                <text:p>41</text:p>
              </table:table-cell>
              <table:table-cell office:value-type="float" office:value="0.12139969">
                <text:p>0.12139969</text:p>
              </table:table-cell>
              <table:table-cell office:value-type="float" office:value="0.0157525190352437">
                <text:p>0.0157525190352437</text:p>
              </table:table-cell>
            </table:table-row>
            <table:table-row>
              <table:table-cell office:value-type="string">
                <text:p>42</text:p>
              </table:table-cell>
              <table:table-cell office:value-type="float" office:value="0.14046616">
                <text:p>0.14046616</text:p>
              </table:table-cell>
              <table:table-cell office:value-type="float" office:value="0.018243403850725">
                <text:p>0.018243403850725</text:p>
              </table:table-cell>
            </table:table-row>
            <table:table-row>
              <table:table-cell office:value-type="string">
                <text:p>43</text:p>
              </table:table-cell>
              <table:table-cell office:value-type="float" office:value="0.184708105">
                <text:p>0.184708105</text:p>
              </table:table-cell>
              <table:table-cell office:value-type="float" office:value="0.0246421485260771">
                <text:p>0.0246421485260771</text:p>
              </table:table-cell>
            </table:table-row>
            <table:table-row>
              <table:table-cell office:value-type="string">
                <text:p>44</text:p>
              </table:table-cell>
              <table:table-cell office:value-type="float" office:value="0.094931485">
                <text:p>0.094931485</text:p>
              </table:table-cell>
              <table:table-cell office:value-type="float" office:value="0.0119566653454882">
                <text:p>0.0119566653454882</text:p>
              </table:table-cell>
            </table:table-row>
            <table:table-row>
              <table:table-cell office:value-type="string">
                <text:p>45</text:p>
              </table:table-cell>
              <table:table-cell office:value-type="float" office:value="0.18119937">
                <text:p>0.18119937</text:p>
              </table:table-cell>
              <table:table-cell office:value-type="float" office:value="0.0233752434921197">
                <text:p>0.0233752434921197</text:p>
              </table:table-cell>
            </table:table-row>
            <table:table-row>
              <table:table-cell office:value-type="string">
                <text:p>46</text:p>
              </table:table-cell>
              <table:table-cell office:value-type="float" office:value="0.20019967">
                <text:p>0.20019967</text:p>
              </table:table-cell>
              <table:table-cell office:value-type="float" office:value="0.0260453132439018">
                <text:p>0.0260453132439018</text:p>
              </table:table-cell>
            </table:table-row>
            <table:table-row>
              <table:table-cell office:value-type="string">
                <text:p>47</text:p>
              </table:table-cell>
              <table:table-cell office:value-type="float" office:value="0.082164445">
                <text:p>0.082164445</text:p>
              </table:table-cell>
              <table:table-cell office:value-type="float" office:value="0.00989980678445511">
                <text:p>0.00989980678445511</text:p>
              </table:table-cell>
            </table:table-row>
            <table:table-row>
              <table:table-cell office:value-type="string">
                <text:p>48</text:p>
              </table:table-cell>
              <table:table-cell office:value-type="float" office:value="0.2259654">
                <text:p>0.2259654</text:p>
              </table:table-cell>
              <table:table-cell office:value-type="float" office:value="0.0293478514849172">
                <text:p>0.0293478514849172</text:p>
              </table:table-cell>
            </table:table-row>
            <table:table-row>
              <table:table-cell office:value-type="string">
                <text:p>49</text:p>
              </table:table-cell>
              <table:table-cell office:value-type="float" office:value="0.11782982">
                <text:p>0.11782982</text:p>
              </table:table-cell>
              <table:table-cell office:value-type="float" office:value="0.0141078240840711">
                <text:p>0.0141078240840711</text:p>
              </table:table-cell>
            </table:table-row>
            <table:table-row>
              <table:table-cell office:value-type="string">
                <text:p>50</text:p>
              </table:table-cell>
              <table:table-cell office:value-type="float" office:value="0.169800365">
                <text:p>0.169800365</text:p>
              </table:table-cell>
              <table:table-cell office:value-type="float" office:value="0.0208229036295369">
                <text:p>0.0208229036295369</text:p>
              </table:table-cell>
            </table:table-row>
            <table:table-row>
              <table:table-cell office:value-type="string">
                <text:p>51</text:p>
              </table:table-cell>
              <table:table-cell office:value-type="float" office:value="0.12160189">
                <text:p>0.12160189</text:p>
              </table:table-cell>
              <table:table-cell office:value-type="float" office:value="0.0143724996295748">
                <text:p>0.0143724996295748</text:p>
              </table:table-cell>
            </table:table-row>
            <table:table-row>
              <table:table-cell office:value-type="string">
                <text:p>52</text:p>
              </table:table-cell>
              <table:table-cell office:value-type="float" office:value="0.14695095">
                <text:p>0.14695095</text:p>
              </table:table-cell>
              <table:table-cell office:value-type="float" office:value="0.0175678910551374">
                <text:p>0.0175678910551374</text:p>
              </table:table-cell>
            </table:table-row>
            <table:table-row>
              <table:table-cell office:value-type="string">
                <text:p>53</text:p>
              </table:table-cell>
              <table:table-cell office:value-type="float" office:value="0.172556405">
                <text:p>0.172556405</text:p>
              </table:table-cell>
              <table:table-cell office:value-type="float" office:value="0.0205997508453461">
                <text:p>0.0205997508453461</text:p>
              </table:table-cell>
            </table:table-row>
            <table:table-row>
              <table:table-cell office:value-type="string">
                <text:p>54</text:p>
              </table:table-cell>
              <table:table-cell office:value-type="float" office:value="0.151554665">
                <text:p>0.151554665</text:p>
              </table:table-cell>
              <table:table-cell office:value-type="float" office:value="0.0178593808747963">
                <text:p>0.0178593808747963</text:p>
              </table:table-cell>
            </table:table-row>
            <table:table-row>
              <table:table-cell office:value-type="string">
                <text:p>55</text:p>
              </table:table-cell>
              <table:table-cell office:value-type="float" office:value="0.158511465">
                <text:p>0.158511465</text:p>
              </table:table-cell>
              <table:table-cell office:value-type="float" office:value="0.0187270139642369">
                <text:p>0.0187270139642369</text:p>
              </table:table-cell>
            </table:table-row>
            <table:table-row>
              <table:table-cell office:value-type="string">
                <text:p>56</text:p>
              </table:table-cell>
              <table:table-cell office:value-type="float" office:value="0.123934365">
                <text:p>0.123934365</text:p>
              </table:table-cell>
              <table:table-cell office:value-type="float" office:value="0.0143248532289628">
                <text:p>0.0143248532289628</text:p>
              </table:table-cell>
            </table:table-row>
            <table:table-row>
              <table:table-cell office:value-type="string">
                <text:p>57</text:p>
              </table:table-cell>
              <table:table-cell office:value-type="float" office:value="0.14863913">
                <text:p>0.14863913</text:p>
              </table:table-cell>
              <table:table-cell office:value-type="float" office:value="0.0173936283942698">
                <text:p>0.0173936283942698</text:p>
              </table:table-cell>
            </table:table-row>
            <table:table-row>
              <table:table-cell office:value-type="string">
                <text:p>58</text:p>
              </table:table-cell>
              <table:table-cell office:value-type="float" office:value="0.136475765">
                <text:p>0.136475765</text:p>
              </table:table-cell>
              <table:table-cell office:value-type="float" office:value="0.0158183176949265">
                <text:p>0.0158183176949265</text:p>
              </table:table-cell>
            </table:table-row>
            <table:table-row>
              <table:table-cell office:value-type="string">
                <text:p>59</text:p>
              </table:table-cell>
              <table:table-cell office:value-type="float" office:value="0.21548114">
                <text:p>0.21548114</text:p>
              </table:table-cell>
              <table:table-cell office:value-type="float" office:value="0.0260815779526477">
                <text:p>0.0260815779526477</text:p>
              </table:table-cell>
            </table:table-row>
            <table:table-row>
              <table:table-cell office:value-type="string">
                <text:p>60</text:p>
              </table:table-cell>
              <table:table-cell office:value-type="float" office:value="0.2341452">
                <text:p>0.2341452</text:p>
              </table:table-cell>
              <table:table-cell office:value-type="float" office:value="0.0285465242972325">
                <text:p>0.0285465242972325</text:p>
              </table:table-cell>
            </table:table-row>
            <table:table-row>
              <table:table-cell office:value-type="string">
                <text:p>61</text:p>
              </table:table-cell>
              <table:table-cell office:value-type="float" office:value="0.1610926">
                <text:p>0.1610926</text:p>
              </table:table-cell>
              <table:table-cell office:value-type="float" office:value="0.0186534589962408">
                <text:p>0.0186534589962408</text:p>
              </table:table-cell>
            </table:table-row>
            <table:table-row>
              <table:table-cell office:value-type="string">
                <text:p>62</text:p>
              </table:table-cell>
              <table:table-cell office:value-type="float" office:value="0.17469922">
                <text:p>0.17469922</text:p>
              </table:table-cell>
              <table:table-cell office:value-type="float" office:value="0.0203387613628932">
                <text:p>0.0203387613628932</text:p>
              </table:table-cell>
            </table:table-row>
            <table:table-row>
              <table:table-cell office:value-type="string">
                <text:p>63</text:p>
              </table:table-cell>
              <table:table-cell office:value-type="float" office:value="0.11400008">
                <text:p>0.11400008</text:p>
              </table:table-cell>
              <table:table-cell office:value-type="float" office:value="0.0126641147640683">
                <text:p>0.0126641147640683</text:p>
              </table:table-cell>
            </table:table-row>
            <table:table-row>
              <table:table-cell office:value-type="string">
                <text:p>64</text:p>
              </table:table-cell>
              <table:table-cell office:value-type="float" office:value="0.125412545">
                <text:p>0.125412545</text:p>
              </table:table-cell>
              <table:table-cell office:value-type="float" office:value="0.0139429653793539">
                <text:p>0.0139429653793539</text:p>
              </table:table-cell>
            </table:table-row>
            <table:table-row>
              <table:table-cell office:value-type="string">
                <text:p>65</text:p>
              </table:table-cell>
              <table:table-cell office:value-type="float" office:value="0.18287557">
                <text:p>0.18287557</text:p>
              </table:table-cell>
              <table:table-cell office:value-type="float" office:value="0.0206432087579514">
                <text:p>0.0206432087579514</text:p>
              </table:table-cell>
            </table:table-row>
            <table:table-row>
              <table:table-cell office:value-type="string">
                <text:p>66</text:p>
              </table:table-cell>
              <table:table-cell office:value-type="float" office:value="0.12643953">
                <text:p>0.12643953</text:p>
              </table:table-cell>
              <table:table-cell office:value-type="float" office:value="0.013836776695955">
                <text:p>0.013836776695955</text:p>
              </table:table-cell>
            </table:table-row>
            <table:table-row>
              <table:table-cell office:value-type="string">
                <text:p>67</text:p>
              </table:table-cell>
              <table:table-cell office:value-type="float" office:value="0.10165198">
                <text:p>0.10165198</text:p>
              </table:table-cell>
              <table:table-cell office:value-type="float" office:value="0.0109698510715583">
                <text:p>0.0109698510715583</text:p>
              </table:table-cell>
            </table:table-row>
            <table:table-row>
              <table:table-cell office:value-type="string">
                <text:p>68</text:p>
              </table:table-cell>
              <table:table-cell office:value-type="float" office:value="0.136901515">
                <text:p>0.136901515</text:p>
              </table:table-cell>
              <table:table-cell office:value-type="float" office:value="0.0150203871134104">
                <text:p>0.0150203871134104</text:p>
              </table:table-cell>
            </table:table-row>
            <table:table-row>
              <table:table-cell office:value-type="string">
                <text:p>69</text:p>
              </table:table-cell>
              <table:table-cell office:value-type="float" office:value="0.185660065">
                <text:p>0.185660065</text:p>
              </table:table-cell>
              <table:table-cell office:value-type="float" office:value="0.0208875564194643">
                <text:p>0.0208875564194643</text:p>
              </table:table-cell>
            </table:table-row>
            <table:table-row>
              <table:table-cell office:value-type="string">
                <text:p>70</text:p>
              </table:table-cell>
              <table:table-cell office:value-type="float" office:value="0.13122411">
                <text:p>0.13122411</text:p>
              </table:table-cell>
              <table:table-cell office:value-type="float" office:value="0.0141335346418386">
                <text:p>0.0141335346418386</text:p>
              </table:table-cell>
            </table:table-row>
            <table:table-row>
              <table:table-cell office:value-type="string">
                <text:p>71</text:p>
              </table:table-cell>
              <table:table-cell office:value-type="float" office:value="0.108011095">
                <text:p>0.108011095</text:p>
              </table:table-cell>
              <table:table-cell office:value-type="float" office:value="0.0114704179043136">
                <text:p>0.0114704179043136</text:p>
              </table:table-cell>
            </table:table-row>
            <table:table-row>
              <table:table-cell office:value-type="string">
                <text:p>72</text:p>
              </table:table-cell>
              <table:table-cell office:value-type="float" office:value="0.116676405">
                <text:p>0.116676405</text:p>
              </table:table-cell>
              <table:table-cell office:value-type="float" office:value="0.0123019468929346">
                <text:p>0.0123019468929346</text:p>
              </table:table-cell>
            </table:table-row>
            <table:table-row>
              <table:table-cell office:value-type="string">
                <text:p>73</text:p>
              </table:table-cell>
              <table:table-cell office:value-type="float" office:value="0.077738455">
                <text:p>0.077738455</text:p>
              </table:table-cell>
              <table:table-cell office:value-type="float" office:value="0.00799268140016371">
                <text:p>0.00799268140016371</text:p>
              </table:table-cell>
            </table:table-row>
            <table:table-row>
              <table:table-cell office:value-type="string">
                <text:p>74</text:p>
              </table:table-cell>
              <table:table-cell office:value-type="float" office:value="0.10874867">
                <text:p>0.10874867</text:p>
              </table:table-cell>
              <table:table-cell office:value-type="float" office:value="0.0112114828435748">
                <text:p>0.0112114828435748</text:p>
              </table:table-cell>
            </table:table-row>
            <table:table-row>
              <table:table-cell office:value-type="string">
                <text:p>75</text:p>
              </table:table-cell>
              <table:table-cell office:value-type="float" office:value="0.09712871">
                <text:p>0.09712871</text:p>
              </table:table-cell>
              <table:table-cell office:value-type="float" office:value="0.00992835209825998">
                <text:p>0.00992835209825998</text:p>
              </table:table-cell>
            </table:table-row>
            <table:table-row>
              <table:table-cell office:value-type="string">
                <text:p>76</text:p>
              </table:table-cell>
              <table:table-cell office:value-type="float" office:value="0.2513895">
                <text:p>0.2513895</text:p>
              </table:table-cell>
              <table:table-cell office:value-type="float" office:value="0.0274792715613336">
                <text:p>0.0274792715613336</text:p>
              </table:table-cell>
            </table:table-row>
            <table:table-row>
              <table:table-cell office:value-type="string">
                <text:p>77</text:p>
              </table:table-cell>
              <table:table-cell office:value-type="float" office:value="0.15399866">
                <text:p>0.15399866</text:p>
              </table:table-cell>
              <table:table-cell office:value-type="float" office:value="0.0158375519669674">
                <text:p>0.0158375519669674</text:p>
              </table:table-cell>
            </table:table-row>
            <table:table-row>
              <table:table-cell office:value-type="string">
                <text:p>78</text:p>
              </table:table-cell>
              <table:table-cell office:value-type="float" office:value="0.156061025">
                <text:p>0.156061025</text:p>
              </table:table-cell>
              <table:table-cell office:value-type="float" office:value="0.0159519504004133">
                <text:p>0.0159519504004133</text:p>
              </table:table-cell>
            </table:table-row>
            <table:table-row>
              <table:table-cell office:value-type="string">
                <text:p>79</text:p>
              </table:table-cell>
              <table:table-cell office:value-type="float" office:value="0.1179001">
                <text:p>0.1179001</text:p>
              </table:table-cell>
              <table:table-cell office:value-type="float" office:value="0.0118204918776659">
                <text:p>0.0118204918776659</text:p>
              </table:table-cell>
            </table:table-row>
            <table:table-row>
              <table:table-cell office:value-type="string">
                <text:p>80</text:p>
              </table:table-cell>
              <table:table-cell office:value-type="float" office:value="0.081923505">
                <text:p>0.081923505</text:p>
              </table:table-cell>
              <table:table-cell office:value-type="float" office:value="0.00806103831481174">
                <text:p>0.00806103831481174</text:p>
              </table:table-cell>
            </table:table-row>
            <table:table-row>
              <table:table-cell office:value-type="string">
                <text:p>81</text:p>
              </table:table-cell>
              <table:table-cell office:value-type="float" office:value="0.17435502">
                <text:p>0.17435502</text:p>
              </table:table-cell>
              <table:table-cell office:value-type="float" office:value="0.0179234374049054">
                <text:p>0.0179234374049054</text:p>
              </table:table-cell>
            </table:table-row>
            <table:table-row>
              <table:table-cell office:value-type="string">
                <text:p>82</text:p>
              </table:table-cell>
              <table:table-cell office:value-type="float" office:value="0.150151625">
                <text:p>0.150151625</text:p>
              </table:table-cell>
              <table:table-cell office:value-type="float" office:value="0.0150066908812847">
                <text:p>0.0150066908812847</text:p>
              </table:table-cell>
            </table:table-row>
            <table:table-row>
              <table:table-cell office:value-type="string">
                <text:p>83</text:p>
              </table:table-cell>
              <table:table-cell office:value-type="float" office:value="0.065732905">
                <text:p>0.065732905</text:p>
              </table:table-cell>
              <table:table-cell office:value-type="float" office:value="0.00627437352793544">
                <text:p>0.00627437352793544</text:p>
              </table:table-cell>
            </table:table-row>
            <table:table-row>
              <table:table-cell office:value-type="string">
                <text:p>84</text:p>
              </table:table-cell>
              <table:table-cell office:value-type="float" office:value="0.22488516">
                <text:p>0.22488516</text:p>
              </table:table-cell>
              <table:table-cell office:value-type="float" office:value="0.0230940501535811">
                <text:p>0.0230940501535811</text:p>
              </table:table-cell>
            </table:table-row>
            <table:table-row>
              <table:table-cell office:value-type="string">
                <text:p>85</text:p>
              </table:table-cell>
              <table:table-cell office:value-type="float" office:value="0.111973875">
                <text:p>0.111973875</text:p>
              </table:table-cell>
              <table:table-cell office:value-type="float" office:value="0.0108977310689166">
                <text:p>0.0108977310689166</text:p>
              </table:table-cell>
            </table:table-row>
            <table:table-row>
              <table:table-cell office:value-type="string">
                <text:p>86</text:p>
              </table:table-cell>
              <table:table-cell office:value-type="float" office:value="0.1510709">
                <text:p>0.1510709</text:p>
              </table:table-cell>
              <table:table-cell office:value-type="float" office:value="0.0149057040585543">
                <text:p>0.0149057040585543</text:p>
              </table:table-cell>
            </table:table-row>
            <table:table-row>
              <table:table-cell office:value-type="string">
                <text:p>87</text:p>
              </table:table-cell>
              <table:table-cell office:value-type="float" office:value="0.139386585">
                <text:p>0.139386585</text:p>
              </table:table-cell>
              <table:table-cell office:value-type="float" office:value="0.0136076366995616">
                <text:p>0.0136076366995616</text:p>
              </table:table-cell>
            </table:table-row>
            <table:table-row>
              <table:table-cell office:value-type="string">
                <text:p>88</text:p>
              </table:table-cell>
              <table:table-cell office:value-type="float" office:value="0.12305553">
                <text:p>0.12305553</text:p>
              </table:table-cell>
              <table:table-cell office:value-type="float" office:value="0.0119177646587123">
                <text:p>0.0119177646587123</text:p>
              </table:table-cell>
            </table:table-row>
            <table:table-row>
              <table:table-cell office:value-type="string">
                <text:p>89</text:p>
              </table:table-cell>
              <table:table-cell office:value-type="float" office:value="0.10809659">
                <text:p>0.10809659</text:p>
              </table:table-cell>
              <table:table-cell office:value-type="float" office:value="0.0103786342123056">
                <text:p>0.0103786342123056</text:p>
              </table:table-cell>
            </table:table-row>
            <table:table-row>
              <table:table-cell office:value-type="string">
                <text:p>90</text:p>
              </table:table-cell>
              <table:table-cell office:value-type="float" office:value="0.135473575">
                <text:p>0.135473575</text:p>
              </table:table-cell>
              <table:table-cell office:value-type="float" office:value="0.013124316441852">
                <text:p>0.013124316441852</text:p>
              </table:table-cell>
            </table:table-row>
            <table:table-row>
              <table:table-cell office:value-type="string">
                <text:p>91</text:p>
              </table:table-cell>
              <table:table-cell office:value-type="float" office:value="0.16096596">
                <text:p>0.16096596</text:p>
              </table:table-cell>
              <table:table-cell office:value-type="float" office:value="0.0155904467049978">
                <text:p>0.0155904467049978</text:p>
              </table:table-cell>
            </table:table-row>
            <table:table-row>
              <table:table-cell office:value-type="string">
                <text:p>92</text:p>
              </table:table-cell>
              <table:table-cell office:value-type="float" office:value="0.08400613">
                <text:p>0.08400613</text:p>
              </table:table-cell>
              <table:table-cell office:value-type="float" office:value="0.00783808263080889">
                <text:p>0.00783808263080889</text:p>
              </table:table-cell>
            </table:table-row>
            <table:table-row>
              <table:table-cell office:value-type="string">
                <text:p>93</text:p>
              </table:table-cell>
              <table:table-cell office:value-type="float" office:value="0.14994835">
                <text:p>0.14994835</text:p>
              </table:table-cell>
              <table:table-cell office:value-type="float" office:value="0.0143034029289953">
                <text:p>0.0143034029289953</text:p>
              </table:table-cell>
            </table:table-row>
            <table:table-row>
              <table:table-cell office:value-type="string">
                <text:p>94</text:p>
              </table:table-cell>
              <table:table-cell office:value-type="float" office:value="0.154521875">
                <text:p>0.154521875</text:p>
              </table:table-cell>
              <table:table-cell office:value-type="float" office:value="0.0147034437012879">
                <text:p>0.0147034437012879</text:p>
              </table:table-cell>
            </table:table-row>
            <table:table-row>
              <table:table-cell office:value-type="string">
                <text:p>95</text:p>
              </table:table-cell>
              <table:table-cell office:value-type="float" office:value="0.13697906">
                <text:p>0.13697906</text:p>
              </table:table-cell>
              <table:table-cell office:value-type="float" office:value="0.0129174036554644">
                <text:p>0.0129174036554644</text:p>
              </table:table-cell>
            </table:table-row>
            <table:table-row>
              <table:table-cell office:value-type="string">
                <text:p>96</text:p>
              </table:table-cell>
              <table:table-cell office:value-type="float" office:value="0.14783615">
                <text:p>0.14783615</text:p>
              </table:table-cell>
              <table:table-cell office:value-type="float" office:value="0.0139946129523363">
                <text:p>0.0139946129523363</text:p>
              </table:table-cell>
            </table:table-row>
            <table:table-row>
              <table:table-cell office:value-type="string">
                <text:p>97</text:p>
              </table:table-cell>
              <table:table-cell office:value-type="float" office:value="0.149847645">
                <text:p>0.149847645</text:p>
              </table:table-cell>
              <table:table-cell office:value-type="float" office:value="0.0140051469592307">
                <text:p>0.0140051469592307</text:p>
              </table:table-cell>
            </table:table-row>
            <table:table-row>
              <table:table-cell office:value-type="string">
                <text:p>98</text:p>
              </table:table-cell>
              <table:table-cell office:value-type="float" office:value="0.08410338">
                <text:p>0.08410338</text:p>
              </table:table-cell>
              <table:table-cell office:value-type="float" office:value="0.00760350403735355">
                <text:p>0.00760350403735355</text:p>
              </table:table-cell>
            </table:table-row>
            <table:table-row>
              <table:table-cell office:value-type="string">
                <text:p>99</text:p>
              </table:table-cell>
              <table:table-cell office:value-type="float" office:value="0.468988375">
                <text:p>0.468988375</text:p>
              </table:table-cell>
              <table:table-cell office:value-type="float" office:value="0.0501912456242429">
                <text:p>0.0501912456242429</text:p>
              </table:table-cell>
            </table:table-row>
            <table:table-row>
              <table:table-cell office:value-type="string">
                <text:p>100</text:p>
              </table:table-cell>
              <table:table-cell office:value-type="float" office:value="0.14975899">
                <text:p>0.14975899</text:p>
              </table:table-cell>
              <table:table-cell office:value-type="float" office:value="0.0137038608400509">
                <text:p>0.0137038608400509</text:p>
              </table:table-cell>
            </table:table-row>
            <table:table-row>
              <table:table-cell office:value-type="string">
                <text:p>101</text:p>
              </table:table-cell>
              <table:table-cell office:value-type="float" office:value="0.177964305">
                <text:p>0.177964305</text:p>
              </table:table-cell>
              <table:table-cell office:value-type="float" office:value="0.0163595910829322">
                <text:p>0.0163595910829322</text:p>
              </table:table-cell>
            </table:table-row>
            <table:table-row>
              <table:table-cell office:value-type="string">
                <text:p>102</text:p>
              </table:table-cell>
              <table:table-cell office:value-type="float" office:value="0.206274725">
                <text:p>0.206274725</text:p>
              </table:table-cell>
              <table:table-cell office:value-type="float" office:value="0.0191899961057505">
                <text:p>0.0191899961057505</text:p>
              </table:table-cell>
            </table:table-row>
            <table:table-row>
              <table:table-cell office:value-type="string">
                <text:p>103</text:p>
              </table:table-cell>
              <table:table-cell office:value-type="float" office:value="0.083226815">
                <text:p>0.083226815</text:p>
              </table:table-cell>
              <table:table-cell office:value-type="float" office:value="0.00712932045844238">
                <text:p>0.00712932045844238</text:p>
              </table:table-cell>
            </table:table-row>
            <table:table-row>
              <table:table-cell office:value-type="string">
                <text:p>104</text:p>
              </table:table-cell>
              <table:table-cell office:value-type="float" office:value="0.161340515">
                <text:p>0.161340515</text:p>
              </table:table-cell>
              <table:table-cell office:value-type="float" office:value="0.0141891804256754">
                <text:p>0.0141891804256754</text:p>
              </table:table-cell>
            </table:table-row>
            <table:table-row>
              <table:table-cell office:value-type="string">
                <text:p>105</text:p>
              </table:table-cell>
              <table:table-cell office:value-type="float" office:value="0.150511325">
                <text:p>0.150511325</text:p>
              </table:table-cell>
              <table:table-cell office:value-type="float" office:value="0.0130999045433312">
                <text:p>0.0130999045433312</text:p>
              </table:table-cell>
            </table:table-row>
            <table:table-row>
              <table:table-cell office:value-type="string">
                <text:p>106</text:p>
              </table:table-cell>
              <table:table-cell office:value-type="float" office:value="0.16893161">
                <text:p>0.16893161</text:p>
              </table:table-cell>
              <table:table-cell office:value-type="float" office:value="0.0147292858835879">
                <text:p>0.0147292858835879</text:p>
              </table:table-cell>
            </table:table-row>
            <table:table-row>
              <table:table-cell office:value-type="string">
                <text:p>107</text:p>
              </table:table-cell>
              <table:table-cell office:value-type="float" office:value="0.142777755">
                <text:p>0.142777755</text:p>
              </table:table-cell>
              <table:table-cell office:value-type="float" office:value="0.0121157803890327">
                <text:p>0.0121157803890327</text:p>
              </table:table-cell>
            </table:table-row>
            <table:table-row>
              <table:table-cell office:value-type="string">
                <text:p>108</text:p>
              </table:table-cell>
              <table:table-cell office:value-type="float" office:value="0.080396585">
                <text:p>0.080396585</text:p>
              </table:table-cell>
              <table:table-cell office:value-type="float" office:value="0.00661944793804197">
                <text:p>0.00661944793804197</text:p>
              </table:table-cell>
            </table:table-row>
            <table:table-row>
              <table:table-cell office:value-type="string">
                <text:p>109</text:p>
              </table:table-cell>
              <table:table-cell office:value-type="float" office:value="0.153287705">
                <text:p>0.153287705</text:p>
              </table:table-cell>
              <table:table-cell office:value-type="float" office:value="0.0129390731713591">
                <text:p>0.0129390731713591</text:p>
              </table:table-cell>
            </table:table-row>
            <table:table-row>
              <table:table-cell office:value-type="string">
                <text:p>110</text:p>
              </table:table-cell>
              <table:table-cell office:value-type="float" office:value="0.161847375">
                <text:p>0.161847375</text:p>
              </table:table-cell>
              <table:table-cell office:value-type="float" office:value="0.0136825069883772">
                <text:p>0.0136825069883772</text:p>
              </table:table-cell>
            </table:table-row>
            <table:table-row>
              <table:table-cell office:value-type="string">
                <text:p>111</text:p>
              </table:table-cell>
              <table:table-cell office:value-type="float" office:value="0.10798718">
                <text:p>0.10798718</text:p>
              </table:table-cell>
              <table:table-cell office:value-type="float" office:value="0.00884619680554004">
                <text:p>0.00884619680554004</text:p>
              </table:table-cell>
            </table:table-row>
            <table:table-row>
              <table:table-cell office:value-type="string">
                <text:p>112</text:p>
              </table:table-cell>
              <table:table-cell office:value-type="float" office:value="0.14369029">
                <text:p>0.14369029</text:p>
              </table:table-cell>
              <table:table-cell office:value-type="float" office:value="0.0119356462479672">
                <text:p>0.0119356462479672</text:p>
              </table:table-cell>
            </table:table-row>
            <table:table-row>
              <table:table-cell office:value-type="string">
                <text:p>113</text:p>
              </table:table-cell>
              <table:table-cell office:value-type="float" office:value="0.17446574">
                <text:p>0.17446574</text:p>
              </table:table-cell>
              <table:table-cell office:value-type="float" office:value="0.0146446779731558">
                <text:p>0.0146446779731558</text:p>
              </table:table-cell>
            </table:table-row>
            <table:table-row>
              <table:table-cell office:value-type="string">
                <text:p>114</text:p>
              </table:table-cell>
              <table:table-cell office:value-type="float" office:value="0.137514905">
                <text:p>0.137514905</text:p>
              </table:table-cell>
              <table:table-cell office:value-type="float" office:value="0.0113294196650998">
                <text:p>0.0113294196650998</text:p>
              </table:table-cell>
            </table:table-row>
            <table:table-row>
              <table:table-cell office:value-type="string">
                <text:p>115</text:p>
              </table:table-cell>
              <table:table-cell office:value-type="float" office:value="0.22842705">
                <text:p>0.22842705</text:p>
              </table:table-cell>
              <table:table-cell office:value-type="float" office:value="0.0195001810938066">
                <text:p>0.0195001810938066</text:p>
              </table:table-cell>
            </table:table-row>
            <table:table-row>
              <table:table-cell office:value-type="string">
                <text:p>116</text:p>
              </table:table-cell>
              <table:table-cell office:value-type="float" office:value="0.14236809">
                <text:p>0.14236809</text:p>
              </table:table-cell>
              <table:table-cell office:value-type="float" office:value="0.0116707616707617">
                <text:p>0.0116707616707617</text:p>
              </table:table-cell>
            </table:table-row>
            <table:table-row>
              <table:table-cell office:value-type="string">
                <text:p>117</text:p>
              </table:table-cell>
              <table:table-cell office:value-type="float" office:value="0.195411975">
                <text:p>0.195411975</text:p>
              </table:table-cell>
              <table:table-cell office:value-type="float" office:value="0.0162874618589163">
                <text:p>0.0162874618589163</text:p>
              </table:table-cell>
            </table:table-row>
            <table:table-row>
              <table:table-cell office:value-type="string">
                <text:p>118</text:p>
              </table:table-cell>
              <table:table-cell office:value-type="float" office:value="0.190944735">
                <text:p>0.190944735</text:p>
              </table:table-cell>
              <table:table-cell office:value-type="float" office:value="0.0158686109289066">
                <text:p>0.0158686109289066</text:p>
              </table:table-cell>
            </table:table-row>
            <table:table-row>
              <table:table-cell office:value-type="string">
                <text:p>119</text:p>
              </table:table-cell>
              <table:table-cell office:value-type="float" office:value="0.15479289">
                <text:p>0.15479289</text:p>
              </table:table-cell>
              <table:table-cell office:value-type="float" office:value="0.012554957700427">
                <text:p>0.012554957700427</text:p>
              </table:table-cell>
            </table:table-row>
            <table:table-row>
              <table:table-cell office:value-type="string">
                <text:p>120</text:p>
              </table:table-cell>
              <table:table-cell office:value-type="float" office:value="0.077402955">
                <text:p>0.077402955</text:p>
              </table:table-cell>
              <table:table-cell office:value-type="float" office:value="0.00602888160172719">
                <text:p>0.00602888160172719</text:p>
              </table:table-cell>
            </table:table-row>
            <table:table-row>
              <table:table-cell office:value-type="string">
                <text:p>121</text:p>
              </table:table-cell>
              <table:table-cell office:value-type="float" office:value="0.11412203">
                <text:p>0.11412203</text:p>
              </table:table-cell>
              <table:table-cell office:value-type="float" office:value="0.00899587221823403">
                <text:p>0.00899587221823403</text:p>
              </table:table-cell>
            </table:table-row>
            <table:table-row>
              <table:table-cell office:value-type="string">
                <text:p>122</text:p>
              </table:table-cell>
              <table:table-cell office:value-type="float" office:value="0.146191895">
                <text:p>0.146191895</text:p>
              </table:table-cell>
              <table:table-cell office:value-type="float" office:value="0.0116531045462586">
                <text:p>0.0116531045462586</text:p>
              </table:table-cell>
            </table:table-row>
            <table:table-row>
              <table:table-cell office:value-type="string">
                <text:p>123</text:p>
              </table:table-cell>
              <table:table-cell office:value-type="float" office:value="0.11873459">
                <text:p>0.11873459</text:p>
              </table:table-cell>
              <table:table-cell office:value-type="float" office:value="0.00935750362162797">
                <text:p>0.00935750362162797</text:p>
              </table:table-cell>
            </table:table-row>
            <table:table-row>
              <table:table-cell office:value-type="string">
                <text:p>124</text:p>
              </table:table-cell>
              <table:table-cell office:value-type="float" office:value="0.133491715">
                <text:p>0.133491715</text:p>
              </table:table-cell>
              <table:table-cell office:value-type="float" office:value="0.0105074109244044">
                <text:p>0.0105074109244044</text:p>
              </table:table-cell>
            </table:table-row>
            <table:table-row>
              <table:table-cell office:value-type="string">
                <text:p>125</text:p>
              </table:table-cell>
              <table:table-cell office:value-type="float" office:value="0.22985198">
                <text:p>0.22985198</text:p>
              </table:table-cell>
              <table:table-cell office:value-type="float" office:value="0.0186220182177088">
                <text:p>0.0186220182177088</text:p>
              </table:table-cell>
            </table:table-row>
            <table:table-row>
              <table:table-cell office:value-type="string">
                <text:p>126</text:p>
              </table:table-cell>
              <table:table-cell office:value-type="float" office:value="0.1071912">
                <text:p>0.1071912</text:p>
              </table:table-cell>
              <table:table-cell office:value-type="float" office:value="0.00827267180338569">
                <text:p>0.00827267180338569</text:p>
              </table:table-cell>
            </table:table-row>
            <table:table-row>
              <table:table-cell office:value-type="string">
                <text:p>127</text:p>
              </table:table-cell>
              <table:table-cell office:value-type="float" office:value="0.080295685">
                <text:p>0.080295685</text:p>
              </table:table-cell>
              <table:table-cell office:value-type="float" office:value="0.00612537123462028">
                <text:p>0.00612537123462028</text:p>
              </table:table-cell>
            </table:table-row>
            <table:table-row>
              <table:table-cell office:value-type="string">
                <text:p>128</text:p>
              </table:table-cell>
              <table:table-cell office:value-type="float" office:value="0.107302785">
                <text:p>0.107302785</text:p>
              </table:table-cell>
              <table:table-cell office:value-type="float" office:value="0.00818561092823068">
                <text:p>0.00818561092823068</text:p>
              </table:table-cell>
            </table:table-row>
            <table:table-row>
              <table:table-cell office:value-type="string">
                <text:p>129</text:p>
              </table:table-cell>
              <table:table-cell office:value-type="float" office:value="0.13776223">
                <text:p>0.13776223</text:p>
              </table:table-cell>
              <table:table-cell office:value-type="float" office:value="0.0105548037889039">
                <text:p>0.0105548037889039</text:p>
              </table:table-cell>
            </table:table-row>
            <table:table-row>
              <table:table-cell office:value-type="string">
                <text:p>130</text:p>
              </table:table-cell>
              <table:table-cell office:value-type="float" office:value="0.1488798">
                <text:p>0.1488798</text:p>
              </table:table-cell>
              <table:table-cell office:value-type="float" office:value="0.0113904967522195">
                <text:p>0.0113904967522195</text:p>
              </table:table-cell>
            </table:table-row>
            <table:table-row>
              <table:table-cell office:value-type="string">
                <text:p>131</text:p>
              </table:table-cell>
              <table:table-cell office:value-type="float" office:value="0.12877456">
                <text:p>0.12877456</text:p>
              </table:table-cell>
              <table:table-cell office:value-type="float" office:value="0.0097737206264213">
                <text:p>0.0097737206264213</text:p>
              </table:table-cell>
            </table:table-row>
            <table:table-row>
              <table:table-cell office:value-type="string">
                <text:p>132</text:p>
              </table:table-cell>
              <table:table-cell office:value-type="float" office:value="0.1221562">
                <text:p>0.1221562</text:p>
              </table:table-cell>
              <table:table-cell office:value-type="float" office:value="0.0092313076956731">
                <text:p>0.0092313076956731</text:p>
              </table:table-cell>
            </table:table-row>
            <table:table-row>
              <table:table-cell office:value-type="string">
                <text:p>133</text:p>
              </table:table-cell>
              <table:table-cell office:value-type="float" office:value="0.12615768">
                <text:p>0.12615768</text:p>
              </table:table-cell>
              <table:table-cell office:value-type="float" office:value="0.0095389507154213">
                <text:p>0.0095389507154213</text:p>
              </table:table-cell>
            </table:table-row>
            <table:table-row>
              <table:table-cell office:value-type="string">
                <text:p>134</text:p>
              </table:table-cell>
              <table:table-cell office:value-type="float" office:value="0.18864998">
                <text:p>0.18864998</text:p>
              </table:table-cell>
              <table:table-cell office:value-type="float" office:value="0.0143946583126579">
                <text:p>0.0143946583126579</text:p>
              </table:table-cell>
            </table:table-row>
            <table:table-row>
              <table:table-cell office:value-type="string">
                <text:p>135</text:p>
              </table:table-cell>
              <table:table-cell office:value-type="float" office:value="0.104739275">
                <text:p>0.104739275</text:p>
              </table:table-cell>
              <table:table-cell office:value-type="float" office:value="0.00773281046903571">
                <text:p>0.00773281046903571</text:p>
              </table:table-cell>
            </table:table-row>
            <table:table-row>
              <table:table-cell office:value-type="string">
                <text:p>136</text:p>
              </table:table-cell>
              <table:table-cell office:value-type="float" office:value="0.055957205">
                <text:p>0.055957205</text:p>
              </table:table-cell>
              <table:table-cell office:value-type="float" office:value="0.00404451358142874">
                <text:p>0.00404451358142874</text:p>
              </table:table-cell>
            </table:table-row>
            <table:table-row>
              <table:table-cell office:value-type="string">
                <text:p>137</text:p>
              </table:table-cell>
              <table:table-cell office:value-type="float" office:value="0.12190929">
                <text:p>0.12190929</text:p>
              </table:table-cell>
              <table:table-cell office:value-type="float" office:value="0.00897846254000977">
                <text:p>0.00897846254000977</text:p>
              </table:table-cell>
            </table:table-row>
            <table:table-row>
              <table:table-cell office:value-type="string">
                <text:p>138</text:p>
              </table:table-cell>
              <table:table-cell office:value-type="float" office:value="0.201525715">
                <text:p>0.201525715</text:p>
              </table:table-cell>
              <table:table-cell office:value-type="float" office:value="0.0151949635782326">
                <text:p>0.0151949635782326</text:p>
              </table:table-cell>
            </table:table-row>
            <table:table-row>
              <table:table-cell office:value-type="string">
                <text:p>139</text:p>
              </table:table-cell>
              <table:table-cell office:value-type="float" office:value="0.24559874">
                <text:p>0.24559874</text:p>
              </table:table-cell>
              <table:table-cell office:value-type="float" office:value="0.0187946039391835">
                <text:p>0.0187946039391835</text:p>
              </table:table-cell>
            </table:table-row>
            <table:table-row>
              <table:table-cell office:value-type="string">
                <text:p>140</text:p>
              </table:table-cell>
              <table:table-cell office:value-type="float" office:value="0.15665598">
                <text:p>0.15665598</text:p>
              </table:table-cell>
              <table:table-cell office:value-type="float" office:value="0.0115856474509568">
                <text:p>0.0115856474509568</text:p>
              </table:table-cell>
            </table:table-row>
            <table:table-row>
              <table:table-cell office:value-type="string">
                <text:p>141</text:p>
              </table:table-cell>
              <table:table-cell office:value-type="float" office:value="0.16352825">
                <text:p>0.16352825</text:p>
              </table:table-cell>
              <table:table-cell office:value-type="float" office:value="0.0120861165841703">
                <text:p>0.0120861165841703</text:p>
              </table:table-cell>
            </table:table-row>
            <table:table-row>
              <table:table-cell office:value-type="string">
                <text:p>142</text:p>
              </table:table-cell>
              <table:table-cell office:value-type="float" office:value="0.1574165">
                <text:p>0.1574165</text:p>
              </table:table-cell>
              <table:table-cell office:value-type="float" office:value="0.011472851236275">
                <text:p>0.011472851236275</text:p>
              </table:table-cell>
            </table:table-row>
            <table:table-row>
              <table:table-cell office:value-type="string">
                <text:p>143</text:p>
              </table:table-cell>
              <table:table-cell office:value-type="float" office:value="0.13879955">
                <text:p>0.13879955</text:p>
              </table:table-cell>
              <table:table-cell office:value-type="float" office:value="0.0100344821294996">
                <text:p>0.0100344821294996</text:p>
              </table:table-cell>
            </table:table-row>
            <table:table-row>
              <table:table-cell office:value-type="string">
                <text:p>144</text:p>
              </table:table-cell>
              <table:table-cell office:value-type="float" office:value="0.15454319">
                <text:p>0.15454319</text:p>
              </table:table-cell>
              <table:table-cell office:value-type="float" office:value="0.0112278160086925">
                <text:p>0.0112278160086925</text:p>
              </table:table-cell>
            </table:table-row>
            <table:table-row>
              <table:table-cell office:value-type="string">
                <text:p>145</text:p>
              </table:table-cell>
              <table:table-cell office:value-type="float" office:value="0.141429145">
                <text:p>0.141429145</text:p>
              </table:table-cell>
              <table:table-cell office:value-type="float" office:value="0.0102263012726422">
                <text:p>0.0102263012726422</text:p>
              </table:table-cell>
            </table:table-row>
            <table:table-row>
              <table:table-cell office:value-type="string">
                <text:p>146</text:p>
              </table:table-cell>
              <table:table-cell office:value-type="float" office:value="0.12525705">
                <text:p>0.12525705</text:p>
              </table:table-cell>
              <table:table-cell office:value-type="float" office:value="0.00898147357636814">
                <text:p>0.00898147357636814</text:p>
              </table:table-cell>
            </table:table-row>
            <table:table-row>
              <table:table-cell office:value-type="string">
                <text:p>147</text:p>
              </table:table-cell>
              <table:table-cell office:value-type="float" office:value="0.09177553">
                <text:p>0.09177553</text:p>
              </table:table-cell>
              <table:table-cell office:value-type="float" office:value="0.006503917475875">
                <text:p>0.006503917475875</text:p>
              </table:table-cell>
            </table:table-row>
            <table:table-row>
              <table:table-cell office:value-type="string">
                <text:p>148</text:p>
              </table:table-cell>
              <table:table-cell office:value-type="float" office:value="0.472940215">
                <text:p>0.472940215</text:p>
              </table:table-cell>
              <table:table-cell office:value-type="float" office:value="0.0383765320474181">
                <text:p>0.0383765320474181</text:p>
              </table:table-cell>
            </table:table-row>
            <table:table-row>
              <table:table-cell office:value-type="string">
                <text:p>149</text:p>
              </table:table-cell>
              <table:table-cell office:value-type="float" office:value="0.106171315">
                <text:p>0.106171315</text:p>
              </table:table-cell>
              <table:table-cell office:value-type="float" office:value="0.00749929631267844">
                <text:p>0.00749929631267844</text:p>
              </table:table-cell>
            </table:table-row>
            <table:table-row>
              <table:table-cell office:value-type="string">
                <text:p>150</text:p>
              </table:table-cell>
              <table:table-cell office:value-type="float" office:value="0.14967388">
                <text:p>0.14967388</text:p>
              </table:table-cell>
              <table:table-cell office:value-type="float" office:value="0.0106951871657754">
                <text:p>0.0106951871657754</text:p>
              </table:table-cell>
            </table:table-row>
            <table:table-row>
              <table:table-cell office:value-type="string">
                <text:p>151</text:p>
              </table:table-cell>
              <table:table-cell office:value-type="float" office:value="0.106706215">
                <text:p>0.106706215</text:p>
              </table:table-cell>
              <table:table-cell office:value-type="float" office:value="0.00748022598870057">
                <text:p>0.00748022598870057</text:p>
              </table:table-cell>
            </table:table-row>
            <table:table-row>
              <table:table-cell office:value-type="string">
                <text:p>152</text:p>
              </table:table-cell>
              <table:table-cell office:value-type="float" office:value="0.117224155">
                <text:p>0.117224155</text:p>
              </table:table-cell>
              <table:table-cell office:value-type="float" office:value="0.00817269561019346">
                <text:p>0.00817269561019346</text:p>
              </table:table-cell>
            </table:table-row>
            <table:table-row>
              <table:table-cell office:value-type="string">
                <text:p>153</text:p>
              </table:table-cell>
              <table:table-cell office:value-type="float" office:value="0.11406376">
                <text:p>0.11406376</text:p>
              </table:table-cell>
              <table:table-cell office:value-type="float" office:value="0.00791273802921058">
                <text:p>0.00791273802921058</text:p>
              </table:table-cell>
            </table:table-row>
            <table:table-row>
              <table:table-cell office:value-type="string">
                <text:p>154</text:p>
              </table:table-cell>
              <table:table-cell office:value-type="float" office:value="0.111267055">
                <text:p>0.111267055</text:p>
              </table:table-cell>
              <table:table-cell office:value-type="float" office:value="0.00756176603826184">
                <text:p>0.00756176603826184</text:p>
              </table:table-cell>
            </table:table-row>
            <table:table-row>
              <table:table-cell office:value-type="string">
                <text:p>155</text:p>
              </table:table-cell>
              <table:table-cell office:value-type="float" office:value="0.159807555">
                <text:p>0.159807555</text:p>
              </table:table-cell>
              <table:table-cell office:value-type="float" office:value="0.0109767319574077">
                <text:p>0.0109767319574077</text:p>
              </table:table-cell>
            </table:table-row>
            <table:table-row>
              <table:table-cell office:value-type="string">
                <text:p>156</text:p>
              </table:table-cell>
              <table:table-cell office:value-type="float" office:value="0.12888825">
                <text:p>0.12888825</text:p>
              </table:table-cell>
              <table:table-cell office:value-type="float" office:value="0.00875732169518778">
                <text:p>0.00875732169518778</text:p>
              </table:table-cell>
            </table:table-row>
            <table:table-row>
              <table:table-cell office:value-type="string">
                <text:p>157</text:p>
              </table:table-cell>
              <table:table-cell office:value-type="float" office:value="0.122106125">
                <text:p>0.122106125</text:p>
              </table:table-cell>
              <table:table-cell office:value-type="float" office:value="0.00827031683736958">
                <text:p>0.00827031683736958</text:p>
              </table:table-cell>
            </table:table-row>
            <table:table-row>
              <table:table-cell office:value-type="string">
                <text:p>158</text:p>
              </table:table-cell>
              <table:table-cell office:value-type="float" office:value="0.061432945">
                <text:p>0.061432945</text:p>
              </table:table-cell>
              <table:table-cell office:value-type="float" office:value="0.00405521452879998">
                <text:p>0.00405521452879998</text:p>
              </table:table-cell>
            </table:table-row>
            <table:table-row>
              <table:table-cell office:value-type="string">
                <text:p>159</text:p>
              </table:table-cell>
              <table:table-cell office:value-type="float" office:value="0.13287041">
                <text:p>0.13287041</text:p>
              </table:table-cell>
              <table:table-cell office:value-type="float" office:value="0.00896971876896792">
                <text:p>0.00896971876896792</text:p>
              </table:table-cell>
            </table:table-row>
            <table:table-row>
              <table:table-cell office:value-type="string">
                <text:p>160</text:p>
              </table:table-cell>
              <table:table-cell office:value-type="float" office:value="0.100580075">
                <text:p>0.100580075</text:p>
              </table:table-cell>
              <table:table-cell office:value-type="float" office:value="0.00670854905922465">
                <text:p>0.00670854905922465</text:p>
              </table:table-cell>
            </table:table-row>
            <table:table-row>
              <table:table-cell office:value-type="string">
                <text:p>161</text:p>
              </table:table-cell>
              <table:table-cell office:value-type="float" office:value="0.1217296">
                <text:p>0.1217296</text:p>
              </table:table-cell>
              <table:table-cell office:value-type="float" office:value="0.00814750276685426">
                <text:p>0.00814750276685426</text:p>
              </table:table-cell>
            </table:table-row>
            <table:table-row>
              <table:table-cell office:value-type="string">
                <text:p>162</text:p>
              </table:table-cell>
              <table:table-cell office:value-type="float" office:value="0.052850675">
                <text:p>0.052850675</text:p>
              </table:table-cell>
              <table:table-cell office:value-type="float" office:value="0.00341384185039252">
                <text:p>0.00341384185039252</text:p>
              </table:table-cell>
            </table:table-row>
            <table:table-row>
              <table:table-cell office:value-type="string">
                <text:p>163</text:p>
              </table:table-cell>
              <table:table-cell office:value-type="float" office:value="0.147019775">
                <text:p>0.147019775</text:p>
              </table:table-cell>
              <table:table-cell office:value-type="float" office:value="0.00975945367444705">
                <text:p>0.00975945367444705</text:p>
              </table:table-cell>
            </table:table-row>
            <table:table-row>
              <table:table-cell office:value-type="string">
                <text:p>164</text:p>
              </table:table-cell>
              <table:table-cell office:value-type="float" office:value="0.16097795">
                <text:p>0.16097795</text:p>
              </table:table-cell>
              <table:table-cell office:value-type="float" office:value="0.0107257224429955">
                <text:p>0.0107257224429955</text:p>
              </table:table-cell>
            </table:table-row>
            <table:table-row>
              <table:table-cell office:value-type="string">
                <text:p>165</text:p>
              </table:table-cell>
              <table:table-cell office:value-type="float" office:value="0.12319112">
                <text:p>0.12319112</text:p>
              </table:table-cell>
              <table:table-cell office:value-type="float" office:value="0.00807870740681491">
                <text:p>0.00807870740681491</text:p>
              </table:table-cell>
            </table:table-row>
            <table:table-row>
              <table:table-cell office:value-type="string">
                <text:p>166</text:p>
              </table:table-cell>
              <table:table-cell office:value-type="float" office:value="0.150453925">
                <text:p>0.150453925</text:p>
              </table:table-cell>
              <table:table-cell office:value-type="float" office:value="0.00985577326684464">
                <text:p>0.00985577326684464</text:p>
              </table:table-cell>
            </table:table-row>
            <table:table-row>
              <table:table-cell office:value-type="string">
                <text:p>167</text:p>
              </table:table-cell>
              <table:table-cell office:value-type="float" office:value="0.064300535">
                <text:p>0.064300535</text:p>
              </table:table-cell>
              <table:table-cell office:value-type="float" office:value="0.004102096627165">
                <text:p>0.004102096627165</text:p>
              </table:table-cell>
            </table:table-row>
            <table:table-row>
              <table:table-cell office:value-type="string">
                <text:p>168</text:p>
              </table:table-cell>
              <table:table-cell office:value-type="float" office:value="0.17239625">
                <text:p>0.17239625</text:p>
              </table:table-cell>
              <table:table-cell office:value-type="float" office:value="0.0112818160972254">
                <text:p>0.0112818160972254</text:p>
              </table:table-cell>
            </table:table-row>
            <table:table-row>
              <table:table-cell office:value-type="string">
                <text:p>169</text:p>
              </table:table-cell>
              <table:table-cell office:value-type="float" office:value="0.102283915">
                <text:p>0.102283915</text:p>
              </table:table-cell>
              <table:table-cell office:value-type="float" office:value="0.00652560455192034">
                <text:p>0.00652560455192034</text:p>
              </table:table-cell>
            </table:table-row>
            <table:table-row>
              <table:table-cell office:value-type="string">
                <text:p>170</text:p>
              </table:table-cell>
              <table:table-cell office:value-type="float" office:value="0.124511775">
                <text:p>0.124511775</text:p>
              </table:table-cell>
              <table:table-cell office:value-type="float" office:value="0.00799270231527736">
                <text:p>0.00799270231527736</text:p>
              </table:table-cell>
            </table:table-row>
            <table:table-row>
              <table:table-cell office:value-type="string">
                <text:p>171</text:p>
              </table:table-cell>
              <table:table-cell office:value-type="float" office:value="0.026617175">
                <text:p>0.026617175</text:p>
              </table:table-cell>
              <table:table-cell office:value-type="float" office:value="0.00165867143670217">
                <text:p>0.00165867143670217</text:p>
              </table:table-cell>
            </table:table-row>
            <table:table-row>
              <table:table-cell office:value-type="string">
                <text:p>172</text:p>
              </table:table-cell>
              <table:table-cell office:value-type="float" office:value="0.14055616">
                <text:p>0.14055616</text:p>
              </table:table-cell>
              <table:table-cell office:value-type="float" office:value="0.00902116937751682">
                <text:p>0.00902116937751682</text:p>
              </table:table-cell>
            </table:table-row>
            <table:table-row>
              <table:table-cell office:value-type="string">
                <text:p>173</text:p>
              </table:table-cell>
              <table:table-cell office:value-type="float" office:value="0.11968758">
                <text:p>0.11968758</text:p>
              </table:table-cell>
              <table:table-cell office:value-type="float" office:value="0.00754765667838596">
                <text:p>0.00754765667838596</text:p>
              </table:table-cell>
            </table:table-row>
            <table:table-row>
              <table:table-cell office:value-type="string">
                <text:p>174</text:p>
              </table:table-cell>
              <table:table-cell office:value-type="float" office:value="0.21882988">
                <text:p>0.21882988</text:p>
              </table:table-cell>
              <table:table-cell office:value-type="float" office:value="0.0141120141120141">
                <text:p>0.0141120141120141</text:p>
              </table:table-cell>
            </table:table-row>
            <table:table-row>
              <table:table-cell office:value-type="string">
                <text:p>175</text:p>
              </table:table-cell>
              <table:table-cell office:value-type="float" office:value="0.154377695">
                <text:p>0.154377695</text:p>
              </table:table-cell>
              <table:table-cell office:value-type="float" office:value="0.00971293616738183">
                <text:p>0.00971293616738183</text:p>
              </table:table-cell>
            </table:table-row>
            <table:table-row>
              <table:table-cell office:value-type="string">
                <text:p>176</text:p>
              </table:table-cell>
              <table:table-cell office:value-type="float" office:value="0.21936859">
                <text:p>0.21936859</text:p>
              </table:table-cell>
              <table:table-cell office:value-type="float" office:value="0.014038293807368">
                <text:p>0.014038293807368</text:p>
              </table:table-cell>
            </table:table-row>
            <table:table-row>
              <table:table-cell office:value-type="string">
                <text:p>177</text:p>
              </table:table-cell>
              <table:table-cell office:value-type="float" office:value="0.209944465">
                <text:p>0.209944465</text:p>
              </table:table-cell>
              <table:table-cell office:value-type="float" office:value="0.0133194814860758">
                <text:p>0.0133194814860758</text:p>
              </table:table-cell>
            </table:table-row>
            <table:table-row>
              <table:table-cell office:value-type="string">
                <text:p>178</text:p>
              </table:table-cell>
              <table:table-cell office:value-type="float" office:value="0.208520515">
                <text:p>0.208520515</text:p>
              </table:table-cell>
              <table:table-cell office:value-type="float" office:value="0.0131453723530811">
                <text:p>0.0131453723530811</text:p>
              </table:table-cell>
            </table:table-row>
            <table:table-row>
              <table:table-cell office:value-type="string">
                <text:p>179</text:p>
              </table:table-cell>
              <table:table-cell office:value-type="float" office:value="0.083249995">
                <text:p>0.083249995</text:p>
              </table:table-cell>
              <table:table-cell office:value-type="float" office:value="0.00503510968374068">
                <text:p>0.00503510968374068</text:p>
              </table:table-cell>
            </table:table-row>
            <table:table-row>
              <table:table-cell office:value-type="string">
                <text:p>180</text:p>
              </table:table-cell>
              <table:table-cell office:value-type="float" office:value="0.14865356">
                <text:p>0.14865356</text:p>
              </table:table-cell>
              <table:table-cell office:value-type="float" office:value="0.00913395345713422">
                <text:p>0.00913395345713422</text:p>
              </table:table-cell>
            </table:table-row>
            <table:table-row>
              <table:table-cell office:value-type="string">
                <text:p>181</text:p>
              </table:table-cell>
              <table:table-cell office:value-type="float" office:value="0.14427665">
                <text:p>0.14427665</text:p>
              </table:table-cell>
              <table:table-cell office:value-type="float" office:value="0.00884630914363323">
                <text:p>0.00884630914363323</text:p>
              </table:table-cell>
            </table:table-row>
            <table:table-row>
              <table:table-cell office:value-type="string">
                <text:p>182</text:p>
              </table:table-cell>
              <table:table-cell office:value-type="float" office:value="0.11816425">
                <text:p>0.11816425</text:p>
              </table:table-cell>
              <table:table-cell office:value-type="float" office:value="0.00718532199139918">
                <text:p>0.00718532199139918</text:p>
              </table:table-cell>
            </table:table-row>
            <table:table-row>
              <table:table-cell office:value-type="string">
                <text:p>183</text:p>
              </table:table-cell>
              <table:table-cell office:value-type="float" office:value="0.26075022">
                <text:p>0.26075022</text:p>
              </table:table-cell>
              <table:table-cell office:value-type="float" office:value="0.0165316933568775">
                <text:p>0.0165316933568775</text:p>
              </table:table-cell>
            </table:table-row>
            <table:table-row>
              <table:table-cell office:value-type="string">
                <text:p>184</text:p>
              </table:table-cell>
              <table:table-cell office:value-type="float" office:value="0.135138535">
                <text:p>0.135138535</text:p>
              </table:table-cell>
              <table:table-cell office:value-type="float" office:value="0.00825349058482508">
                <text:p>0.00825349058482508</text:p>
              </table:table-cell>
            </table:table-row>
            <table:table-row>
              <table:table-cell office:value-type="string">
                <text:p>185</text:p>
              </table:table-cell>
              <table:table-cell office:value-type="float" office:value="0.11376544">
                <text:p>0.11376544</text:p>
              </table:table-cell>
              <table:table-cell office:value-type="float" office:value="0.00689343087714006">
                <text:p>0.00689343087714006</text:p>
              </table:table-cell>
            </table:table-row>
            <table:table-row>
              <table:table-cell office:value-type="string">
                <text:p>186</text:p>
              </table:table-cell>
              <table:table-cell office:value-type="float" office:value="0.14833788">
                <text:p>0.14833788</text:p>
              </table:table-cell>
              <table:table-cell office:value-type="float" office:value="0.0090272261139597">
                <text:p>0.0090272261139597</text:p>
              </table:table-cell>
            </table:table-row>
            <table:table-row>
              <table:table-cell office:value-type="string">
                <text:p>187</text:p>
              </table:table-cell>
              <table:table-cell office:value-type="float" office:value="0.196549005">
                <text:p>0.196549005</text:p>
              </table:table-cell>
              <table:table-cell office:value-type="float" office:value="0.0121263212502432">
                <text:p>0.0121263212502432</text:p>
              </table:table-cell>
            </table:table-row>
            <table:table-row>
              <table:table-cell office:value-type="string">
                <text:p>188</text:p>
              </table:table-cell>
              <table:table-cell office:value-type="float" office:value="0.084765085">
                <text:p>0.084765085</text:p>
              </table:table-cell>
              <table:table-cell office:value-type="float" office:value="0.0050037087791202">
                <text:p>0.0050037087791202</text:p>
              </table:table-cell>
            </table:table-row>
            <table:table-row>
              <table:table-cell office:value-type="string">
                <text:p>189</text:p>
              </table:table-cell>
              <table:table-cell office:value-type="float" office:value="0.144688865">
                <text:p>0.144688865</text:p>
              </table:table-cell>
              <table:table-cell office:value-type="float" office:value="0.00866353563448999">
                <text:p>0.00866353563448999</text:p>
              </table:table-cell>
            </table:table-row>
            <table:table-row>
              <table:table-cell office:value-type="string">
                <text:p>190</text:p>
              </table:table-cell>
              <table:table-cell office:value-type="float" office:value="0.16824874">
                <text:p>0.16824874</text:p>
              </table:table-cell>
              <table:table-cell office:value-type="float" office:value="0.010100401000995">
                <text:p>0.010100401000995</text:p>
              </table:table-cell>
            </table:table-row>
            <table:table-row>
              <table:table-cell office:value-type="string">
                <text:p>191</text:p>
              </table:table-cell>
              <table:table-cell office:value-type="float" office:value="0.13714614">
                <text:p>0.13714614</text:p>
              </table:table-cell>
              <table:table-cell office:value-type="float" office:value="0.00814038645710101">
                <text:p>0.00814038645710101</text:p>
              </table:table-cell>
            </table:table-row>
            <table:table-row>
              <table:table-cell office:value-type="string">
                <text:p>192</text:p>
              </table:table-cell>
              <table:table-cell office:value-type="float" office:value="0.126724355">
                <text:p>0.126724355</text:p>
              </table:table-cell>
              <table:table-cell office:value-type="float" office:value="0.00746076665809107">
                <text:p>0.00746076665809107</text:p>
              </table:table-cell>
            </table:table-row>
            <table:table-row>
              <table:table-cell office:value-type="string">
                <text:p>193</text:p>
              </table:table-cell>
              <table:table-cell office:value-type="float" office:value="0.0866241">
                <text:p>0.0866241</text:p>
              </table:table-cell>
              <table:table-cell office:value-type="float" office:value="0.00493566250234076">
                <text:p>0.00493566250234076</text:p>
              </table:table-cell>
            </table:table-row>
            <table:table-row>
              <table:table-cell office:value-type="string">
                <text:p>194</text:p>
              </table:table-cell>
              <table:table-cell office:value-type="float" office:value="0.133056455">
                <text:p>0.133056455</text:p>
              </table:table-cell>
              <table:table-cell office:value-type="float" office:value="0.00767723548272177">
                <text:p>0.00767723548272177</text:p>
              </table:table-cell>
            </table:table-row>
            <table:table-row>
              <table:table-cell office:value-type="string">
                <text:p>195</text:p>
              </table:table-cell>
              <table:table-cell office:value-type="float" office:value="0.14472478">
                <text:p>0.14472478</text:p>
              </table:table-cell>
              <table:table-cell office:value-type="float" office:value="0.00832704782018404">
                <text:p>0.00832704782018404</text:p>
              </table:table-cell>
            </table:table-row>
            <table:table-row>
              <table:table-cell office:value-type="string">
                <text:p>196</text:p>
              </table:table-cell>
              <table:table-cell office:value-type="float" office:value="0.15761709">
                <text:p>0.15761709</text:p>
              </table:table-cell>
              <table:table-cell office:value-type="float" office:value="0.00907395404822688">
                <text:p>0.00907395404822688</text:p>
              </table:table-cell>
            </table:table-row>
            <table:table-row>
              <table:table-cell office:value-type="string">
                <text:p>197</text:p>
              </table:table-cell>
              <table:table-cell office:value-type="float" office:value="0.15164219">
                <text:p>0.15164219</text:p>
              </table:table-cell>
              <table:table-cell office:value-type="float" office:value="0.00871346547794224">
                <text:p>0.00871346547794224</text:p>
              </table:table-cell>
            </table:table-row>
            <table:table-row>
              <table:table-cell office:value-type="string">
                <text:p>198</text:p>
              </table:table-cell>
              <table:table-cell office:value-type="float" office:value="0.11864425">
                <text:p>0.11864425</text:p>
              </table:table-cell>
              <table:table-cell office:value-type="float" office:value="0.00672035110405768">
                <text:p>0.00672035110405768</text:p>
              </table:table-cell>
            </table:table-row>
            <table:table-row>
              <table:table-cell office:value-type="string">
                <text:p>199</text:p>
              </table:table-cell>
              <table:table-cell office:value-type="float" office:value="0.087727495">
                <text:p>0.087727495</text:p>
              </table:table-cell>
              <table:table-cell office:value-type="float" office:value="0.00492480143266951">
                <text:p>0.00492480143266951</text:p>
              </table:table-cell>
            </table:table-row>
            <table:table-row>
              <table:table-cell office:value-type="string">
                <text:p>200</text:p>
              </table:table-cell>
              <table:table-cell office:value-type="float" office:value="0.14575602">
                <text:p>0.14575602</text:p>
              </table:table-cell>
              <table:table-cell office:value-type="float" office:value="0.00801539491298527">
                <text:p>0.00801539491298527</text:p>
              </table:table-cell>
            </table:table-row>
            <table:table-row>
              <table:table-cell office:value-type="string">
                <text:p>201</text:p>
              </table:table-cell>
              <table:table-cell office:value-type="float" office:value="0.16582212">
                <text:p>0.16582212</text:p>
              </table:table-cell>
              <table:table-cell office:value-type="float" office:value="0.00911708253358925">
                <text:p>0.00911708253358925</text:p>
              </table:table-cell>
            </table:table-row>
            <table:table-row>
              <table:table-cell office:value-type="string">
                <text:p>202</text:p>
              </table:table-cell>
              <table:table-cell office:value-type="float" office:value="0.122815885">
                <text:p>0.122815885</text:p>
              </table:table-cell>
              <table:table-cell office:value-type="float" office:value="0.00664747290514162">
                <text:p>0.00664747290514162</text:p>
              </table:table-cell>
            </table:table-row>
            <table:table-row>
              <table:table-cell office:value-type="string">
                <text:p>203</text:p>
              </table:table-cell>
              <table:table-cell office:value-type="float" office:value="0.14424199">
                <text:p>0.14424199</text:p>
              </table:table-cell>
              <table:table-cell office:value-type="float" office:value="0.00782341436155351">
                <text:p>0.00782341436155351</text:p>
              </table:table-cell>
            </table:table-row>
            <table:table-row>
              <table:table-cell office:value-type="string">
                <text:p>204</text:p>
              </table:table-cell>
              <table:table-cell office:value-type="float" office:value="0.11780905">
                <text:p>0.11780905</text:p>
              </table:table-cell>
              <table:table-cell office:value-type="float" office:value="0.00630084542989312">
                <text:p>0.00630084542989312</text:p>
              </table:table-cell>
            </table:table-row>
            <table:table-row>
              <table:table-cell office:value-type="string">
                <text:p>205</text:p>
              </table:table-cell>
              <table:table-cell office:value-type="float" office:value="0.124611075">
                <text:p>0.124611075</text:p>
              </table:table-cell>
              <table:table-cell office:value-type="float" office:value="0.00662123628630806">
                <text:p>0.00662123628630806</text:p>
              </table:table-cell>
            </table:table-row>
            <table:table-row>
              <table:table-cell office:value-type="string">
                <text:p>206</text:p>
              </table:table-cell>
              <table:table-cell office:value-type="float" office:value="0.1277524">
                <text:p>0.1277524</text:p>
              </table:table-cell>
              <table:table-cell office:value-type="float" office:value="0.00678890565161889">
                <text:p>0.00678890565161889</text:p>
              </table:table-cell>
            </table:table-row>
            <table:table-row>
              <table:table-cell office:value-type="string">
                <text:p>207</text:p>
              </table:table-cell>
              <table:table-cell office:value-type="float" office:value="0.158014335">
                <text:p>0.158014335</text:p>
              </table:table-cell>
              <table:table-cell office:value-type="float" office:value="0.00845806049267228">
                <text:p>0.00845806049267228</text:p>
              </table:table-cell>
            </table:table-row>
            <table:table-row>
              <table:table-cell office:value-type="string">
                <text:p>208</text:p>
              </table:table-cell>
              <table:table-cell office:value-type="float" office:value="0.14788911">
                <text:p>0.14788911</text:p>
              </table:table-cell>
              <table:table-cell office:value-type="float" office:value="0.00785092408736826">
                <text:p>0.00785092408736826</text:p>
              </table:table-cell>
            </table:table-row>
            <table:table-row>
              <table:table-cell office:value-type="string">
                <text:p>209</text:p>
              </table:table-cell>
              <table:table-cell office:value-type="float" office:value="0.09231851">
                <text:p>0.09231851</text:p>
              </table:table-cell>
              <table:table-cell office:value-type="float" office:value="0.00479837901627664">
                <text:p>0.00479837901627664</text:p>
              </table:table-cell>
            </table:table-row>
            <table:table-row>
              <table:table-cell office:value-type="string">
                <text:p>210</text:p>
              </table:table-cell>
              <table:table-cell office:value-type="float" office:value="0.10951078">
                <text:p>0.10951078</text:p>
              </table:table-cell>
              <table:table-cell office:value-type="float" office:value="0.0057134591740797">
                <text:p>0.0057134591740797</text:p>
              </table:table-cell>
            </table:table-row>
            <table:table-row>
              <table:table-cell office:value-type="string">
                <text:p>211</text:p>
              </table:table-cell>
              <table:table-cell office:value-type="float" office:value="0.16279031">
                <text:p>0.16279031</text:p>
              </table:table-cell>
              <table:table-cell office:value-type="float" office:value="0.0085720592563524">
                <text:p>0.0085720592563524</text:p>
              </table:table-cell>
            </table:table-row>
            <table:table-row>
              <table:table-cell office:value-type="string">
                <text:p>212</text:p>
              </table:table-cell>
              <table:table-cell office:value-type="float" office:value="0.149294695">
                <text:p>0.149294695</text:p>
              </table:table-cell>
              <table:table-cell office:value-type="float" office:value="0.00782675219207909">
                <text:p>0.00782675219207909</text:p>
              </table:table-cell>
            </table:table-row>
            <table:table-row>
              <table:table-cell office:value-type="string">
                <text:p>213</text:p>
              </table:table-cell>
              <table:table-cell office:value-type="float" office:value="0.14753552">
                <text:p>0.14753552</text:p>
              </table:table-cell>
              <table:table-cell office:value-type="float" office:value="0.00772178143109372">
                <text:p>0.00772178143109372</text:p>
              </table:table-cell>
            </table:table-row>
            <table:table-row>
              <table:table-cell office:value-type="string">
                <text:p>214</text:p>
              </table:table-cell>
              <table:table-cell office:value-type="float" office:value="0.161274785">
                <text:p>0.161274785</text:p>
              </table:table-cell>
              <table:table-cell office:value-type="float" office:value="0.00840468644054433">
                <text:p>0.00840468644054433</text:p>
              </table:table-cell>
            </table:table-row>
            <table:table-row>
              <table:table-cell office:value-type="string">
                <text:p>215</text:p>
              </table:table-cell>
              <table:table-cell office:value-type="float" office:value="0.119379535">
                <text:p>0.119379535</text:p>
              </table:table-cell>
              <table:table-cell office:value-type="float" office:value="0.00615452062185951">
                <text:p>0.00615452062185951</text:p>
              </table:table-cell>
            </table:table-row>
            <table:table-row>
              <table:table-cell office:value-type="string">
                <text:p>216</text:p>
              </table:table-cell>
              <table:table-cell office:value-type="float" office:value="0.19927709">
                <text:p>0.19927709</text:p>
              </table:table-cell>
              <table:table-cell office:value-type="float" office:value="0.0102839665525563">
                <text:p>0.0102839665525563</text:p>
              </table:table-cell>
            </table:table-row>
            <table:table-row>
              <table:table-cell office:value-type="string">
                <text:p>217</text:p>
              </table:table-cell>
              <table:table-cell office:value-type="float" office:value="0.113162645">
                <text:p>0.113162645</text:p>
              </table:table-cell>
              <table:table-cell office:value-type="float" office:value="0.00567181693721885">
                <text:p>0.00567181693721885</text:p>
              </table:table-cell>
            </table:table-row>
            <table:table-row>
              <table:table-cell office:value-type="string">
                <text:p>218</text:p>
              </table:table-cell>
              <table:table-cell office:value-type="float" office:value="0.094651055">
                <text:p>0.094651055</text:p>
              </table:table-cell>
              <table:table-cell office:value-type="float" office:value="0.00466491458607096">
                <text:p>0.00466491458607096</text:p>
              </table:table-cell>
            </table:table-row>
            <table:table-row>
              <table:table-cell office:value-type="string">
                <text:p>219</text:p>
              </table:table-cell>
              <table:table-cell office:value-type="float" office:value="0.16087663">
                <text:p>0.16087663</text:p>
              </table:table-cell>
              <table:table-cell office:value-type="float" office:value="0.00805033315994154">
                <text:p>0.00805033315994154</text:p>
              </table:table-cell>
            </table:table-row>
            <table:table-row>
              <table:table-cell office:value-type="string">
                <text:p>220</text:p>
              </table:table-cell>
              <table:table-cell office:value-type="float" office:value="0.065331295">
                <text:p>0.065331295</text:p>
              </table:table-cell>
              <table:table-cell office:value-type="float" office:value="0.00317877315118876">
                <text:p>0.00317877315118876</text:p>
              </table:table-cell>
            </table:table-row>
            <table:table-row>
              <table:table-cell office:value-type="string">
                <text:p>221</text:p>
              </table:table-cell>
              <table:table-cell office:value-type="float" office:value="0.09971297">
                <text:p>0.09971297</text:p>
              </table:table-cell>
              <table:table-cell office:value-type="float" office:value="0.00488258986245155">
                <text:p>0.00488258986245155</text:p>
              </table:table-cell>
            </table:table-row>
            <table:table-row>
              <table:table-cell office:value-type="string">
                <text:p>222</text:p>
              </table:table-cell>
              <table:table-cell office:value-type="float" office:value="0.1337394">
                <text:p>0.1337394</text:p>
              </table:table-cell>
              <table:table-cell office:value-type="float" office:value="0.00658502498993297">
                <text:p>0.00658502498993297</text:p>
              </table:table-cell>
            </table:table-row>
            <table:table-row>
              <table:table-cell office:value-type="string">
                <text:p>223</text:p>
              </table:table-cell>
              <table:table-cell office:value-type="float" office:value="0.121339585">
                <text:p>0.121339585</text:p>
              </table:table-cell>
              <table:table-cell office:value-type="float" office:value="0.00589311115626905">
                <text:p>0.00589311115626905</text:p>
              </table:table-cell>
            </table:table-row>
            <table:table-row>
              <table:table-cell office:value-type="string">
                <text:p>224</text:p>
              </table:table-cell>
              <table:table-cell office:value-type="float" office:value="0.175504315">
                <text:p>0.175504315</text:p>
              </table:table-cell>
              <table:table-cell office:value-type="float" office:value="0.00860723690627133">
                <text:p>0.00860723690627133</text:p>
              </table:table-cell>
            </table:table-row>
            <table:table-row>
              <table:table-cell office:value-type="string">
                <text:p>225</text:p>
              </table:table-cell>
              <table:table-cell office:value-type="float" office:value="0.20282457">
                <text:p>0.20282457</text:p>
              </table:table-cell>
              <table:table-cell office:value-type="float" office:value="0.0100023715525299">
                <text:p>0.0100023715525299</text:p>
              </table:table-cell>
            </table:table-row>
            <table:table-row>
              <table:table-cell office:value-type="string">
                <text:p>226</text:p>
              </table:table-cell>
              <table:table-cell office:value-type="float" office:value="0.140165355">
                <text:p>0.140165355</text:p>
              </table:table-cell>
              <table:table-cell office:value-type="float" office:value="0.00673573357951243">
                <text:p>0.00673573357951243</text:p>
              </table:table-cell>
            </table:table-row>
            <table:table-row>
              <table:table-cell office:value-type="string">
                <text:p>227</text:p>
              </table:table-cell>
              <table:table-cell office:value-type="float" office:value="0.13849176">
                <text:p>0.13849176</text:p>
              </table:table-cell>
              <table:table-cell office:value-type="float" office:value="0.00658393054827245">
                <text:p>0.00658393054827245</text:p>
              </table:table-cell>
            </table:table-row>
            <table:table-row>
              <table:table-cell office:value-type="string">
                <text:p>228</text:p>
              </table:table-cell>
              <table:table-cell office:value-type="float" office:value="0.15831381">
                <text:p>0.15831381</text:p>
              </table:table-cell>
              <table:table-cell office:value-type="float" office:value="0.0073574009124232">
                <text:p>0.0073574009124232</text:p>
              </table:table-cell>
            </table:table-row>
            <table:table-row>
              <table:table-cell office:value-type="string">
                <text:p>229</text:p>
              </table:table-cell>
              <table:table-cell office:value-type="float" office:value="0.223857785">
                <text:p>0.223857785</text:p>
              </table:table-cell>
              <table:table-cell office:value-type="float" office:value="0.0104379396414795">
                <text:p>0.0104379396414795</text:p>
              </table:table-cell>
            </table:table-row>
            <table:table-row>
              <table:table-cell office:value-type="string">
                <text:p>230</text:p>
              </table:table-cell>
              <table:table-cell office:value-type="float" office:value="0.068123235">
                <text:p>0.068123235</text:p>
              </table:table-cell>
              <table:table-cell office:value-type="float" office:value="0.00306371488411542">
                <text:p>0.00306371488411542</text:p>
              </table:table-cell>
            </table:table-row>
            <table:table-row>
              <table:table-cell office:value-type="string">
                <text:p>231</text:p>
              </table:table-cell>
              <table:table-cell office:value-type="float" office:value="0.089414535">
                <text:p>0.089414535</text:p>
              </table:table-cell>
              <table:table-cell office:value-type="float" office:value="0.00400684412293431">
                <text:p>0.00400684412293431</text:p>
              </table:table-cell>
            </table:table-row>
            <table:table-row>
              <table:table-cell office:value-type="string">
                <text:p>232</text:p>
              </table:table-cell>
              <table:table-cell office:value-type="float" office:value="0.088390315">
                <text:p>0.088390315</text:p>
              </table:table-cell>
              <table:table-cell office:value-type="float" office:value="0.0039500255198278">
                <text:p>0.0039500255198278</text:p>
              </table:table-cell>
            </table:table-row>
            <table:table-row>
              <table:table-cell office:value-type="string">
                <text:p>233</text:p>
              </table:table-cell>
              <table:table-cell office:value-type="float" office:value="0.14499776">
                <text:p>0.14499776</text:p>
              </table:table-cell>
              <table:table-cell office:value-type="float" office:value="0.00655429109266707">
                <text:p>0.00655429109266707</text:p>
              </table:table-cell>
            </table:table-row>
            <table:table-row>
              <table:table-cell office:value-type="string">
                <text:p>234</text:p>
              </table:table-cell>
              <table:table-cell office:value-type="float" office:value="0.133028235">
                <text:p>0.133028235</text:p>
              </table:table-cell>
              <table:table-cell office:value-type="float" office:value="0.00592848032500354">
                <text:p>0.00592848032500354</text:p>
              </table:table-cell>
            </table:table-row>
            <table:table-row>
              <table:table-cell office:value-type="string">
                <text:p>235</text:p>
              </table:table-cell>
              <table:table-cell office:value-type="float" office:value="0.1723159">
                <text:p>0.1723159</text:p>
              </table:table-cell>
              <table:table-cell office:value-type="float" office:value="0.00769881045830566">
                <text:p>0.00769881045830566</text:p>
              </table:table-cell>
            </table:table-row>
            <table:table-row>
              <table:table-cell office:value-type="string">
                <text:p>236</text:p>
              </table:table-cell>
              <table:table-cell office:value-type="float" office:value="0.129603055">
                <text:p>0.129603055</text:p>
              </table:table-cell>
              <table:table-cell office:value-type="float" office:value="0.00569411403576088">
                <text:p>0.00569411403576088</text:p>
              </table:table-cell>
            </table:table-row>
            <table:table-row>
              <table:table-cell office:value-type="string">
                <text:p>237</text:p>
              </table:table-cell>
              <table:table-cell office:value-type="float" office:value="0.12000776">
                <text:p>0.12000776</text:p>
              </table:table-cell>
              <table:table-cell office:value-type="float" office:value="0.00525384360137153">
                <text:p>0.00525384360137153</text:p>
              </table:table-cell>
            </table:table-row>
            <table:table-row>
              <table:table-cell office:value-type="string">
                <text:p>238</text:p>
              </table:table-cell>
              <table:table-cell office:value-type="float" office:value="0.08553827">
                <text:p>0.08553827</text:p>
              </table:table-cell>
              <table:table-cell office:value-type="float" office:value="0.00364989622844056">
                <text:p>0.00364989622844056</text:p>
              </table:table-cell>
            </table:table-row>
            <table:table-row>
              <table:table-cell office:value-type="string">
                <text:p>239</text:p>
              </table:table-cell>
              <table:table-cell office:value-type="float" office:value="0.117283865">
                <text:p>0.117283865</text:p>
              </table:table-cell>
              <table:table-cell office:value-type="float" office:value="0.00498830634417834">
                <text:p>0.00498830634417834</text:p>
              </table:table-cell>
            </table:table-row>
            <table:table-row>
              <table:table-cell office:value-type="string">
                <text:p>240</text:p>
              </table:table-cell>
              <table:table-cell office:value-type="float" office:value="0.126477985">
                <text:p>0.126477985</text:p>
              </table:table-cell>
              <table:table-cell office:value-type="float" office:value="0.00530921246681742">
                <text:p>0.00530921246681742</text:p>
              </table:table-cell>
            </table:table-row>
            <table:table-row>
              <table:table-cell office:value-type="string">
                <text:p>241</text:p>
              </table:table-cell>
              <table:table-cell office:value-type="float" office:value="0.14005531">
                <text:p>0.14005531</text:p>
              </table:table-cell>
              <table:table-cell office:value-type="float" office:value="0.00586725997165055">
                <text:p>0.00586725997165055</text:p>
              </table:table-cell>
            </table:table-row>
            <table:table-row>
              <table:table-cell office:value-type="string">
                <text:p>242</text:p>
              </table:table-cell>
              <table:table-cell office:value-type="float" office:value="0.115045915">
                <text:p>0.115045915</text:p>
              </table:table-cell>
              <table:table-cell office:value-type="float" office:value="0.00475189618934479">
                <text:p>0.00475189618934479</text:p>
              </table:table-cell>
            </table:table-row>
            <table:table-row>
              <table:table-cell office:value-type="string">
                <text:p>243</text:p>
              </table:table-cell>
              <table:table-cell office:value-type="float" office:value="0.129041555">
                <text:p>0.129041555</text:p>
              </table:table-cell>
              <table:table-cell office:value-type="float" office:value="0.00532130412468599">
                <text:p>0.00532130412468599</text:p>
              </table:table-cell>
            </table:table-row>
            <table:table-row>
              <table:table-cell office:value-type="string">
                <text:p>244</text:p>
              </table:table-cell>
              <table:table-cell office:value-type="float" office:value="0.15496003">
                <text:p>0.15496003</text:p>
              </table:table-cell>
              <table:table-cell office:value-type="float" office:value="0.00638745014975757">
                <text:p>0.00638745014975757</text:p>
              </table:table-cell>
            </table:table-row>
            <table:table-row>
              <table:table-cell office:value-type="string">
                <text:p>245</text:p>
              </table:table-cell>
              <table:table-cell office:value-type="float" office:value="0.13569341">
                <text:p>0.13569341</text:p>
              </table:table-cell>
              <table:table-cell office:value-type="float" office:value="0.00554918716131722">
                <text:p>0.00554918716131722</text:p>
              </table:table-cell>
            </table:table-row>
            <table:table-row>
              <table:table-cell office:value-type="string">
                <text:p>246</text:p>
              </table:table-cell>
              <table:table-cell office:value-type="float" office:value="0.02401108">
                <text:p>0.02401108</text:p>
              </table:table-cell>
              <table:table-cell office:value-type="float" office:value="0.000955794504181601">
                <text:p>0.000955794504181601</text:p>
              </table:table-cell>
            </table:table-row>
            <table:table-row>
              <table:table-cell office:value-type="string">
                <text:p>247</text:p>
              </table:table-cell>
              <table:table-cell office:value-type="float" office:value="0.12718906">
                <text:p>0.12718906</text:p>
              </table:table-cell>
              <table:table-cell office:value-type="float" office:value="0.00490845344760421">
                <text:p>0.00490845344760421</text:p>
              </table:table-cell>
            </table:table-row>
            <table:table-row>
              <table:table-cell office:value-type="string">
                <text:p>248</text:p>
              </table:table-cell>
              <table:table-cell office:value-type="float" office:value="0.174901115">
                <text:p>0.174901115</text:p>
              </table:table-cell>
              <table:table-cell office:value-type="float" office:value="0.00680311664146994">
                <text:p>0.00680311664146994</text:p>
              </table:table-cell>
            </table:table-row>
            <table:table-row>
              <table:table-cell office:value-type="string">
                <text:p>249</text:p>
              </table:table-cell>
              <table:table-cell office:value-type="float" office:value="0.20594996">
                <text:p>0.20594996</text:p>
              </table:table-cell>
              <table:table-cell office:value-type="float" office:value="0.00803228587101324">
                <text:p>0.00803228587101324</text:p>
              </table:table-cell>
            </table:table-row>
            <table:table-row>
              <table:table-cell office:value-type="string">
                <text:p>250</text:p>
              </table:table-cell>
              <table:table-cell office:value-type="float" office:value="0.25363573">
                <text:p>0.25363573</text:p>
              </table:table-cell>
              <table:table-cell office:value-type="float" office:value="0.00993073712215036">
                <text:p>0.00993073712215036</text:p>
              </table:table-cell>
            </table:table-row>
            <table:table-row>
              <table:table-cell office:value-type="string">
                <text:p>251</text:p>
              </table:table-cell>
              <table:table-cell office:value-type="float" office:value="0.212820265">
                <text:p>0.212820265</text:p>
              </table:table-cell>
              <table:table-cell office:value-type="float" office:value="0.00808681588146293">
                <text:p>0.00808681588146293</text:p>
              </table:table-cell>
            </table:table-row>
            <table:table-row>
              <table:table-cell office:value-type="string">
                <text:p>252</text:p>
              </table:table-cell>
              <table:table-cell office:value-type="float" office:value="0.075538445">
                <text:p>0.075538445</text:p>
              </table:table-cell>
              <table:table-cell office:value-type="float" office:value="0.0027944524943076">
                <text:p>0.0027944524943076</text:p>
              </table:table-cell>
            </table:table-row>
            <table:table-row>
              <table:table-cell office:value-type="string">
                <text:p>253</text:p>
              </table:table-cell>
              <table:table-cell office:value-type="float" office:value="0.103420845">
                <text:p>0.103420845</text:p>
              </table:table-cell>
              <table:table-cell office:value-type="float" office:value="0.00357465005178231">
                <text:p>0.00357465005178231</text:p>
              </table:table-cell>
            </table:table-row>
            <table:table-row>
              <table:table-cell office:value-type="string">
                <text:p>254</text:p>
              </table:table-cell>
              <table:table-cell office:value-type="float" office:value="0.17628493">
                <text:p>0.17628493</text:p>
              </table:table-cell>
              <table:table-cell office:value-type="float" office:value="0.00584940883634101">
                <text:p>0.00584940883634101</text:p>
              </table:table-cell>
            </table:table-row>
            <table:table-row>
              <table:table-cell office:value-type="string">
                <text:p>255</text:p>
              </table:table-cell>
              <table:table-cell office:value-type="float" office:value="0.123671595">
                <text:p>0.123671595</text:p>
              </table:table-cell>
              <table:table-cell office:value-type="float" office:value="0.00406124662613829">
                <text:p>0.00406124662613829</text:p>
              </table:table-cell>
            </table:table-row>
            <table:table-row>
              <table:table-cell office:value-type="string">
                <text:p>256</text:p>
              </table:table-cell>
              <table:table-cell office:value-type="float" office:value="0.072001795">
                <text:p>0.072001795</text:p>
              </table:table-cell>
              <table:table-cell office:value-type="float" office:value="0.00229694965086365">
                <text:p>0.00229694965086365</text:p>
              </table:table-cell>
            </table:table-row>
            <table:table-row>
              <table:table-cell office:value-type="string">
                <text:p>257</text:p>
              </table:table-cell>
              <table:table-cell office:value-type="float" office:value="0.248229455">
                <text:p>0.248229455</text:p>
              </table:table-cell>
              <table:table-cell office:value-type="float" office:value="0.00775211525268694">
                <text:p>0.00775211525268694</text:p>
              </table:table-cell>
            </table:table-row>
            <table:table-row>
              <table:table-cell office:value-type="string">
                <text:p>258</text:p>
              </table:table-cell>
              <table:table-cell office:value-type="float" office:value="0.260961935">
                <text:p>0.260961935</text:p>
              </table:table-cell>
              <table:table-cell office:value-type="float" office:value="0.00803919105639995">
                <text:p>0.00803919105639995</text:p>
              </table:table-cell>
            </table:table-row>
            <table:table-row>
              <table:table-cell office:value-type="string">
                <text:p>259</text:p>
              </table:table-cell>
              <table:table-cell office:value-type="float" office:value="0.27810557">
                <text:p>0.27810557</text:p>
              </table:table-cell>
              <table:table-cell office:value-type="float" office:value="0.00810728898317927">
                <text:p>0.00810728898317927</text:p>
              </table:table-cell>
            </table:table-row>
            <table:table-row>
              <table:table-cell office:value-type="string">
                <text:p>260</text:p>
              </table:table-cell>
              <table:table-cell office:value-type="float" office:value="0.20505087">
                <text:p>0.20505087</text:p>
              </table:table-cell>
              <table:table-cell office:value-type="float" office:value="0.0059133475989968">
                <text:p>0.0059133475989968</text:p>
              </table:table-cell>
            </table:table-row>
            <table:table-row>
              <table:table-cell office:value-type="string">
                <text:p>261</text:p>
              </table:table-cell>
              <table:table-cell office:value-type="float" office:value="0.156667765">
                <text:p>0.156667765</text:p>
              </table:table-cell>
              <table:table-cell office:value-type="float" office:value="0.00447669033652362">
                <text:p>0.00447669033652362</text:p>
              </table:table-cell>
            </table:table-row>
            <table:table-row>
              <table:table-cell office:value-type="string">
                <text:p>262</text:p>
              </table:table-cell>
              <table:table-cell office:value-type="float" office:value="0.239352875">
                <text:p>0.239352875</text:p>
              </table:table-cell>
              <table:table-cell office:value-type="float" office:value="0.00665716178138015">
                <text:p>0.00665716178138015</text:p>
              </table:table-cell>
            </table:table-row>
            <table:table-row>
              <table:table-cell office:value-type="string">
                <text:p>263</text:p>
              </table:table-cell>
              <table:table-cell office:value-type="float" office:value="0.220253375">
                <text:p>0.220253375</text:p>
              </table:table-cell>
              <table:table-cell office:value-type="float" office:value="0.00604456210015442">
                <text:p>0.00604456210015442</text:p>
              </table:table-cell>
            </table:table-row>
            <table:table-row>
              <table:table-cell office:value-type="string">
                <text:p>264</text:p>
              </table:table-cell>
              <table:table-cell office:value-type="float" office:value="0.21770439">
                <text:p>0.21770439</text:p>
              </table:table-cell>
              <table:table-cell office:value-type="float" office:value="0.00436912819476715">
                <text:p>0.00436912819476715</text:p>
              </table:table-cell>
            </table:table-row>
            <table:table-row>
              <table:table-cell office:value-type="string">
                <text:p>265</text:p>
              </table:table-cell>
              <table:table-cell office:value-type="float" office:value="0.150009435">
                <text:p>0.150009435</text:p>
              </table:table-cell>
              <table:table-cell office:value-type="float" office:value="0.00283912238773787">
                <text:p>0.00283912238773787</text:p>
              </table:table-cell>
            </table:table-row>
            <table:table-row>
              <table:table-cell office:value-type="string">
                <text:p>266</text:p>
              </table:table-cell>
              <table:table-cell office:value-type="float" office:value="0.2120811">
                <text:p>0.2120811</text:p>
              </table:table-cell>
              <table:table-cell office:value-type="float" office:value="0.003997936548878">
                <text:p>0.003997936548878</text:p>
              </table:table-cell>
            </table:table-row>
            <table:table-row>
              <table:table-cell office:value-type="string">
                <text:p>267</text:p>
              </table:table-cell>
              <table:table-cell office:value-type="float" office:value="0.176938855">
                <text:p>0.176938855</text:p>
              </table:table-cell>
              <table:table-cell office:value-type="float" office:value="0.00326733320264001">
                <text:p>0.00326733320264001</text:p>
              </table:table-cell>
            </table:table-row>
            <table:table-row>
              <table:table-cell office:value-type="string">
                <text:p>268</text:p>
              </table:table-cell>
              <table:table-cell office:value-type="float" office:value="0.111909505">
                <text:p>0.111909505</text:p>
              </table:table-cell>
              <table:table-cell office:value-type="float" office:value="0.00181521992087503">
                <text:p>0.00181521992087503</text:p>
              </table:table-cell>
            </table:table-row>
            <table:table-row>
              <table:table-cell office:value-type="string">
                <text:p>269</text:p>
              </table:table-cell>
              <table:table-cell office:value-type="float" office:value="0.156812205">
                <text:p>0.156812205</text:p>
              </table:table-cell>
              <table:table-cell office:value-type="float" office:value="0.00201894134057705">
                <text:p>0.00201894134057705</text:p>
              </table:table-cell>
            </table:table-row>
            <table:table-row>
              <table:table-cell office:value-type="string">
                <text:p>270</text:p>
              </table:table-cell>
              <table:table-cell office:value-type="float" office:value="0.120228665">
                <text:p>0.120228665</text:p>
              </table:table-cell>
              <table:table-cell office:value-type="float" office:value="0.000326690623979092">
                <text:p>0.000326690623979092</text:p>
              </table:table-cell>
            </table:table-row>
            <table:table-row>
              <table:table-cell office:value-type="string">
                <text:p>271</text:p>
              </table:table-cell>
              <table:table-cell office:value-type="float" office:value="0.320792505">
                <text:p>0.320792505</text:p>
              </table:table-cell>
              <table:table-cell office:value-type="float" office:value="NaN">
                <text:p>NaN</text:p>
              </table:table-cell>
            </table:table-row>
            <table:table-row>
              <table:table-cell office:value-type="string">
                <text:p>272</text:p>
              </table:table-cell>
              <table:table-cell office:value-type="float" office:value="0.108022665">
                <text:p>0.108022665</text:p>
              </table:table-cell>
              <table:table-cell office:value-type="float" office:value="NaN">
                <text:p>NaN</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4.398cm" svg:y="4.201cm" style:legend-expansion="high" chart:style-name="ch2"/>
        <chart:plot-area chart:style-name="ch3" table:cell-range-address="'Corrected_5.75_vs_depth'.A1:'Corrected_5.75_vs_depth'.B256" chart:data-source-has-labels="row" svg:x="0.32cm" svg:y="0.18cm" svg:width="13.758cm" svg:height="8.64cm">
          <chartooo:coordinate-region svg:x="0.467cm" svg:y="0.379cm" svg:width="13.424cm" svg:height="7.794cm"/>
          <chart:axis chart:dimension="x" chart:name="primary-x" chart:style-name="ch4"/>
          <chart:axis chart:dimension="y" chart:name="primary-y" chart:style-name="ch5">
            <chart:grid chart:style-name="ch6" chart:class="major"/>
          </chart:axis>
          <chart:series chart:style-name="ch7" chart:values-cell-range-address="'Corrected_5.75_vs_depth'.B2:'Corrected_5.75_vs_depth'.B256" chart:label-cell-address="'Corrected_5.75_vs_depth'.B1:'Corrected_5.75_vs_depth'.B1" chart:class="chart:scatter">
            <chart:domain table:cell-range-address="'Corrected_5.75_vs_depth'.A2:'Corrected_5.75_vs_depth'.A256"/>
            <chart:data-point chart:repeated="25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depth</text:p>
                <draw:g>
                  <svg:desc>'Corrected_5.75_vs_depth'.B1:'Corrected_5.75_vs_depth'.B1</svg:desc>
                </draw:g>
              </table:table-cell>
            </table:table-row>
          </table:table-header-rows>
          <table:table-rows>
            <table:table-row>
              <table:table-cell office:value-type="string">
                <text:p>1</text:p>
              </table:table-cell>
              <table:table-cell office:value-type="float" office:value="1.83513634916533">
                <text:p>1.83513634916533</text:p>
                <draw:g>
                  <svg:desc>'Corrected_5.75_vs_depth'.A2:'Corrected_5.75_vs_depth'.A256</svg:desc>
                </draw:g>
              </table:table-cell>
              <table:table-cell office:value-type="float" office:value="2">
                <text:p>2</text:p>
                <draw:g>
                  <svg:desc>'Corrected_5.75_vs_depth'.B2:'Corrected_5.75_vs_depth'.B256</svg:desc>
                </draw:g>
              </table:table-cell>
            </table:table-row>
            <table:table-row>
              <table:table-cell office:value-type="string">
                <text:p>2</text:p>
              </table:table-cell>
              <table:table-cell office:value-type="float" office:value="2.45237093618601">
                <text:p>2.45237093618601</text:p>
              </table:table-cell>
              <table:table-cell office:value-type="float" office:value="2">
                <text:p>2</text:p>
              </table:table-cell>
            </table:table-row>
            <table:table-row>
              <table:table-cell office:value-type="string">
                <text:p>3</text:p>
              </table:table-cell>
              <table:table-cell office:value-type="float" office:value="2.81282045679881">
                <text:p>2.81282045679881</text:p>
              </table:table-cell>
              <table:table-cell office:value-type="float" office:value="2">
                <text:p>2</text:p>
              </table:table-cell>
            </table:table-row>
            <table:table-row>
              <table:table-cell office:value-type="string">
                <text:p>4</text:p>
              </table:table-cell>
              <table:table-cell office:value-type="float" office:value="2.11078944968007">
                <text:p>2.11078944968007</text:p>
              </table:table-cell>
              <table:table-cell office:value-type="float" office:value="14">
                <text:p>14</text:p>
              </table:table-cell>
            </table:table-row>
            <table:table-row>
              <table:table-cell office:value-type="string">
                <text:p>5</text:p>
              </table:table-cell>
              <table:table-cell office:value-type="float" office:value="2.16741564257832">
                <text:p>2.16741564257832</text:p>
              </table:table-cell>
              <table:table-cell office:value-type="float" office:value="14">
                <text:p>14</text:p>
              </table:table-cell>
            </table:table-row>
            <table:table-row>
              <table:table-cell office:value-type="string">
                <text:p>6</text:p>
              </table:table-cell>
              <table:table-cell office:value-type="float" office:value="3.31460009933501">
                <text:p>3.31460009933501</text:p>
              </table:table-cell>
              <table:table-cell office:value-type="float" office:value="14">
                <text:p>14</text:p>
              </table:table-cell>
            </table:table-row>
            <table:table-row>
              <table:table-cell office:value-type="string">
                <text:p>7</text:p>
              </table:table-cell>
              <table:table-cell office:value-type="float" office:value="3.77263490428626">
                <text:p>3.77263490428626</text:p>
              </table:table-cell>
              <table:table-cell office:value-type="float" office:value="14.9">
                <text:p>14.9</text:p>
              </table:table-cell>
            </table:table-row>
            <table:table-row>
              <table:table-cell office:value-type="string">
                <text:p>8</text:p>
              </table:table-cell>
              <table:table-cell office:value-type="float" office:value="3.87297700839177">
                <text:p>3.87297700839177</text:p>
              </table:table-cell>
              <table:table-cell office:value-type="float" office:value="14.9">
                <text:p>14.9</text:p>
              </table:table-cell>
            </table:table-row>
            <table:table-row>
              <table:table-cell office:value-type="string">
                <text:p>9</text:p>
              </table:table-cell>
              <table:table-cell office:value-type="float" office:value="0.938000207903485">
                <text:p>0.938000207903485</text:p>
              </table:table-cell>
              <table:table-cell office:value-type="float" office:value="15">
                <text:p>15</text:p>
              </table:table-cell>
            </table:table-row>
            <table:table-row>
              <table:table-cell office:value-type="string">
                <text:p>10</text:p>
              </table:table-cell>
              <table:table-cell office:value-type="float" office:value="1.60898154262286">
                <text:p>1.60898154262286</text:p>
              </table:table-cell>
              <table:table-cell office:value-type="float" office:value="15">
                <text:p>15</text:p>
              </table:table-cell>
            </table:table-row>
            <table:table-row>
              <table:table-cell office:value-type="string">
                <text:p>11</text:p>
              </table:table-cell>
              <table:table-cell office:value-type="float" office:value="2.69053501291304">
                <text:p>2.69053501291304</text:p>
              </table:table-cell>
              <table:table-cell office:value-type="float" office:value="15">
                <text:p>15</text:p>
              </table:table-cell>
            </table:table-row>
            <table:table-row>
              <table:table-cell office:value-type="string">
                <text:p>12</text:p>
              </table:table-cell>
              <table:table-cell office:value-type="float" office:value="2.74317101596809">
                <text:p>2.74317101596809</text:p>
              </table:table-cell>
              <table:table-cell office:value-type="float" office:value="15">
                <text:p>15</text:p>
              </table:table-cell>
            </table:table-row>
            <table:table-row>
              <table:table-cell office:value-type="string">
                <text:p>13</text:p>
              </table:table-cell>
              <table:table-cell office:value-type="float" office:value="2.89170846203097">
                <text:p>2.89170846203097</text:p>
              </table:table-cell>
              <table:table-cell office:value-type="float" office:value="15">
                <text:p>15</text:p>
              </table:table-cell>
            </table:table-row>
            <table:table-row>
              <table:table-cell office:value-type="string">
                <text:p>14</text:p>
              </table:table-cell>
              <table:table-cell office:value-type="float" office:value="2.95320637005115">
                <text:p>2.95320637005115</text:p>
              </table:table-cell>
              <table:table-cell office:value-type="float" office:value="15">
                <text:p>15</text:p>
              </table:table-cell>
            </table:table-row>
            <table:table-row>
              <table:table-cell office:value-type="string">
                <text:p>15</text:p>
              </table:table-cell>
              <table:table-cell office:value-type="float" office:value="3.02403038808009">
                <text:p>3.02403038808009</text:p>
              </table:table-cell>
              <table:table-cell office:value-type="float" office:value="15">
                <text:p>15</text:p>
              </table:table-cell>
            </table:table-row>
            <table:table-row>
              <table:table-cell office:value-type="string">
                <text:p>16</text:p>
              </table:table-cell>
              <table:table-cell office:value-type="float" office:value="3.03596717305904">
                <text:p>3.03596717305904</text:p>
              </table:table-cell>
              <table:table-cell office:value-type="float" office:value="15">
                <text:p>15</text:p>
              </table:table-cell>
            </table:table-row>
            <table:table-row>
              <table:table-cell office:value-type="string">
                <text:p>17</text:p>
              </table:table-cell>
              <table:table-cell office:value-type="float" office:value="3.37596751492383">
                <text:p>3.37596751492383</text:p>
              </table:table-cell>
              <table:table-cell office:value-type="float" office:value="15">
                <text:p>15</text:p>
              </table:table-cell>
            </table:table-row>
            <table:table-row>
              <table:table-cell office:value-type="string">
                <text:p>18</text:p>
              </table:table-cell>
              <table:table-cell office:value-type="float" office:value="3.60834982062475">
                <text:p>3.60834982062475</text:p>
              </table:table-cell>
              <table:table-cell office:value-type="float" office:value="15">
                <text:p>15</text:p>
              </table:table-cell>
            </table:table-row>
            <table:table-row>
              <table:table-cell office:value-type="string">
                <text:p>19</text:p>
              </table:table-cell>
              <table:table-cell office:value-type="float" office:value="4.0348950545098">
                <text:p>4.0348950545098</text:p>
              </table:table-cell>
              <table:table-cell office:value-type="float" office:value="15">
                <text:p>15</text:p>
              </table:table-cell>
            </table:table-row>
            <table:table-row>
              <table:table-cell office:value-type="string">
                <text:p>20</text:p>
              </table:table-cell>
              <table:table-cell office:value-type="float" office:value="5.77390562886431">
                <text:p>5.77390562886431</text:p>
              </table:table-cell>
              <table:table-cell office:value-type="float" office:value="15">
                <text:p>15</text:p>
              </table:table-cell>
            </table:table-row>
            <table:table-row>
              <table:table-cell office:value-type="string">
                <text:p>21</text:p>
              </table:table-cell>
              <table:table-cell office:value-type="float" office:value="9.40087400490883">
                <text:p>9.40087400490883</text:p>
              </table:table-cell>
              <table:table-cell office:value-type="float" office:value="15">
                <text:p>15</text:p>
              </table:table-cell>
            </table:table-row>
            <table:table-row>
              <table:table-cell office:value-type="string">
                <text:p>22</text:p>
              </table:table-cell>
              <table:table-cell office:value-type="float" office:value="1.35167117550246">
                <text:p>1.35167117550246</text:p>
              </table:table-cell>
              <table:table-cell office:value-type="float" office:value="15.1">
                <text:p>15.1</text:p>
              </table:table-cell>
            </table:table-row>
            <table:table-row>
              <table:table-cell office:value-type="string">
                <text:p>23</text:p>
              </table:table-cell>
              <table:table-cell office:value-type="float" office:value="2.48817653377561">
                <text:p>2.48817653377561</text:p>
              </table:table-cell>
              <table:table-cell office:value-type="float" office:value="15.1">
                <text:p>15.1</text:p>
              </table:table-cell>
            </table:table-row>
            <table:table-row>
              <table:table-cell office:value-type="string">
                <text:p>24</text:p>
              </table:table-cell>
              <table:table-cell office:value-type="float" office:value="1.83034501579388">
                <text:p>1.83034501579388</text:p>
              </table:table-cell>
              <table:table-cell office:value-type="float" office:value="15.2">
                <text:p>15.2</text:p>
              </table:table-cell>
            </table:table-row>
            <table:table-row>
              <table:table-cell office:value-type="string">
                <text:p>25</text:p>
              </table:table-cell>
              <table:table-cell office:value-type="float" office:value="2.79996129330152">
                <text:p>2.79996129330152</text:p>
              </table:table-cell>
              <table:table-cell office:value-type="float" office:value="15.4">
                <text:p>15.4</text:p>
              </table:table-cell>
            </table:table-row>
            <table:table-row>
              <table:table-cell office:value-type="string">
                <text:p>26</text:p>
              </table:table-cell>
              <table:table-cell office:value-type="float" office:value="1.40798098078862">
                <text:p>1.40798098078862</text:p>
              </table:table-cell>
              <table:table-cell office:value-type="float" office:value="15.5">
                <text:p>15.5</text:p>
              </table:table-cell>
            </table:table-row>
            <table:table-row>
              <table:table-cell office:value-type="string">
                <text:p>27</text:p>
              </table:table-cell>
              <table:table-cell office:value-type="float" office:value="1.43982788210278">
                <text:p>1.43982788210278</text:p>
              </table:table-cell>
              <table:table-cell office:value-type="float" office:value="15.5">
                <text:p>15.5</text:p>
              </table:table-cell>
            </table:table-row>
            <table:table-row>
              <table:table-cell office:value-type="string">
                <text:p>28</text:p>
              </table:table-cell>
              <table:table-cell office:value-type="float" office:value="4.75266753364516">
                <text:p>4.75266753364516</text:p>
              </table:table-cell>
              <table:table-cell office:value-type="float" office:value="15.5">
                <text:p>15.5</text:p>
              </table:table-cell>
            </table:table-row>
            <table:table-row>
              <table:table-cell office:value-type="string">
                <text:p>29</text:p>
              </table:table-cell>
              <table:table-cell office:value-type="float" office:value="0.974826303769617">
                <text:p>0.974826303769617</text:p>
              </table:table-cell>
              <table:table-cell office:value-type="float" office:value="15.6">
                <text:p>15.6</text:p>
              </table:table-cell>
            </table:table-row>
            <table:table-row>
              <table:table-cell office:value-type="string">
                <text:p>30</text:p>
              </table:table-cell>
              <table:table-cell office:value-type="float" office:value="1.61989933421839">
                <text:p>1.61989933421839</text:p>
              </table:table-cell>
              <table:table-cell office:value-type="float" office:value="15.6">
                <text:p>15.6</text:p>
              </table:table-cell>
            </table:table-row>
            <table:table-row>
              <table:table-cell office:value-type="string">
                <text:p>31</text:p>
              </table:table-cell>
              <table:table-cell office:value-type="float" office:value="1.12794642863043">
                <text:p>1.12794642863043</text:p>
              </table:table-cell>
              <table:table-cell office:value-type="float" office:value="16">
                <text:p>16</text:p>
              </table:table-cell>
            </table:table-row>
            <table:table-row>
              <table:table-cell office:value-type="string">
                <text:p>32</text:p>
              </table:table-cell>
              <table:table-cell office:value-type="float" office:value="1.87945170450903">
                <text:p>1.87945170450903</text:p>
              </table:table-cell>
              <table:table-cell office:value-type="float" office:value="16">
                <text:p>16</text:p>
              </table:table-cell>
            </table:table-row>
            <table:table-row>
              <table:table-cell office:value-type="string">
                <text:p>33</text:p>
              </table:table-cell>
              <table:table-cell office:value-type="float" office:value="2.02427628198008">
                <text:p>2.02427628198008</text:p>
              </table:table-cell>
              <table:table-cell office:value-type="float" office:value="16">
                <text:p>16</text:p>
              </table:table-cell>
            </table:table-row>
            <table:table-row>
              <table:table-cell office:value-type="string">
                <text:p>34</text:p>
              </table:table-cell>
              <table:table-cell office:value-type="float" office:value="2.47549695263057">
                <text:p>2.47549695263057</text:p>
              </table:table-cell>
              <table:table-cell office:value-type="float" office:value="16">
                <text:p>16</text:p>
              </table:table-cell>
            </table:table-row>
            <table:table-row>
              <table:table-cell office:value-type="string">
                <text:p>35</text:p>
              </table:table-cell>
              <table:table-cell office:value-type="float" office:value="2.96414657927124">
                <text:p>2.96414657927124</text:p>
              </table:table-cell>
              <table:table-cell office:value-type="float" office:value="16.1">
                <text:p>16.1</text:p>
              </table:table-cell>
            </table:table-row>
            <table:table-row>
              <table:table-cell office:value-type="string">
                <text:p>36</text:p>
              </table:table-cell>
              <table:table-cell office:value-type="float" office:value="3.5346122249119">
                <text:p>3.5346122249119</text:p>
              </table:table-cell>
              <table:table-cell office:value-type="float" office:value="17">
                <text:p>17</text:p>
              </table:table-cell>
            </table:table-row>
            <table:table-row>
              <table:table-cell office:value-type="string">
                <text:p>37</text:p>
              </table:table-cell>
              <table:table-cell office:value-type="float" office:value="6.19550502854531">
                <text:p>6.19550502854531</text:p>
              </table:table-cell>
              <table:table-cell office:value-type="float" office:value="17">
                <text:p>17</text:p>
              </table:table-cell>
            </table:table-row>
            <table:table-row>
              <table:table-cell office:value-type="string">
                <text:p>38</text:p>
              </table:table-cell>
              <table:table-cell office:value-type="float" office:value="3.14217833628229">
                <text:p>3.14217833628229</text:p>
              </table:table-cell>
              <table:table-cell office:value-type="float" office:value="28">
                <text:p>28</text:p>
              </table:table-cell>
            </table:table-row>
            <table:table-row>
              <table:table-cell office:value-type="string">
                <text:p>39</text:p>
              </table:table-cell>
              <table:table-cell office:value-type="float" office:value="1.92856379148936">
                <text:p>1.92856379148936</text:p>
              </table:table-cell>
              <table:table-cell office:value-type="float" office:value="28.4">
                <text:p>28.4</text:p>
              </table:table-cell>
            </table:table-row>
            <table:table-row>
              <table:table-cell office:value-type="string">
                <text:p>40</text:p>
              </table:table-cell>
              <table:table-cell office:value-type="float" office:value="2.65094706012923">
                <text:p>2.65094706012923</text:p>
              </table:table-cell>
              <table:table-cell office:value-type="float" office:value="28.4">
                <text:p>28.4</text:p>
              </table:table-cell>
            </table:table-row>
            <table:table-row>
              <table:table-cell office:value-type="string">
                <text:p>41</text:p>
              </table:table-cell>
              <table:table-cell office:value-type="float" office:value="2.13417778202598">
                <text:p>2.13417778202598</text:p>
              </table:table-cell>
              <table:table-cell office:value-type="float" office:value="29.3">
                <text:p>29.3</text:p>
              </table:table-cell>
            </table:table-row>
            <table:table-row>
              <table:table-cell office:value-type="string">
                <text:p>42</text:p>
              </table:table-cell>
              <table:table-cell office:value-type="float" office:value="2.98122935112415">
                <text:p>2.98122935112415</text:p>
              </table:table-cell>
              <table:table-cell office:value-type="float" office:value="29.5">
                <text:p>29.5</text:p>
              </table:table-cell>
            </table:table-row>
            <table:table-row>
              <table:table-cell office:value-type="string">
                <text:p>43</text:p>
              </table:table-cell>
              <table:table-cell office:value-type="float" office:value="1.60102301865065">
                <text:p>1.60102301865065</text:p>
              </table:table-cell>
              <table:table-cell office:value-type="float" office:value="29.9">
                <text:p>29.9</text:p>
              </table:table-cell>
            </table:table-row>
            <table:table-row>
              <table:table-cell office:value-type="string">
                <text:p>44</text:p>
              </table:table-cell>
              <table:table-cell office:value-type="float" office:value="1.09187396575399">
                <text:p>1.09187396575399</text:p>
              </table:table-cell>
              <table:table-cell office:value-type="float" office:value="30">
                <text:p>30</text:p>
              </table:table-cell>
            </table:table-row>
            <table:table-row>
              <table:table-cell office:value-type="string">
                <text:p>45</text:p>
              </table:table-cell>
              <table:table-cell office:value-type="float" office:value="1.14966648497317">
                <text:p>1.14966648497317</text:p>
              </table:table-cell>
              <table:table-cell office:value-type="float" office:value="30">
                <text:p>30</text:p>
              </table:table-cell>
            </table:table-row>
            <table:table-row>
              <table:table-cell office:value-type="string">
                <text:p>46</text:p>
              </table:table-cell>
              <table:table-cell office:value-type="float" office:value="1.45617050452302">
                <text:p>1.45617050452302</text:p>
              </table:table-cell>
              <table:table-cell office:value-type="float" office:value="30">
                <text:p>30</text:p>
              </table:table-cell>
            </table:table-row>
            <table:table-row>
              <table:table-cell office:value-type="string">
                <text:p>47</text:p>
              </table:table-cell>
              <table:table-cell office:value-type="float" office:value="1.57613273314847">
                <text:p>1.57613273314847</text:p>
              </table:table-cell>
              <table:table-cell office:value-type="float" office:value="30">
                <text:p>30</text:p>
              </table:table-cell>
            </table:table-row>
            <table:table-row>
              <table:table-cell office:value-type="string">
                <text:p>48</text:p>
              </table:table-cell>
              <table:table-cell office:value-type="float" office:value="2.3005432271159">
                <text:p>2.3005432271159</text:p>
              </table:table-cell>
              <table:table-cell office:value-type="float" office:value="30">
                <text:p>30</text:p>
              </table:table-cell>
            </table:table-row>
            <table:table-row>
              <table:table-cell office:value-type="string">
                <text:p>49</text:p>
              </table:table-cell>
              <table:table-cell office:value-type="float" office:value="2.38373196413601">
                <text:p>2.38373196413601</text:p>
              </table:table-cell>
              <table:table-cell office:value-type="float" office:value="30">
                <text:p>30</text:p>
              </table:table-cell>
            </table:table-row>
            <table:table-row>
              <table:table-cell office:value-type="string">
                <text:p>50</text:p>
              </table:table-cell>
              <table:table-cell office:value-type="float" office:value="3.12405496265459">
                <text:p>3.12405496265459</text:p>
              </table:table-cell>
              <table:table-cell office:value-type="float" office:value="30">
                <text:p>30</text:p>
              </table:table-cell>
            </table:table-row>
            <table:table-row>
              <table:table-cell office:value-type="string">
                <text:p>51</text:p>
              </table:table-cell>
              <table:table-cell office:value-type="float" office:value="3.30012580695652">
                <text:p>3.30012580695652</text:p>
              </table:table-cell>
              <table:table-cell office:value-type="float" office:value="30">
                <text:p>30</text:p>
              </table:table-cell>
            </table:table-row>
            <table:table-row>
              <table:table-cell office:value-type="string">
                <text:p>52</text:p>
              </table:table-cell>
              <table:table-cell office:value-type="float" office:value="4.61154702913733">
                <text:p>4.61154702913733</text:p>
              </table:table-cell>
              <table:table-cell office:value-type="float" office:value="30">
                <text:p>30</text:p>
              </table:table-cell>
            </table:table-row>
            <table:table-row>
              <table:table-cell office:value-type="string">
                <text:p>53</text:p>
              </table:table-cell>
              <table:table-cell office:value-type="float" office:value="1.0362888462089">
                <text:p>1.0362888462089</text:p>
              </table:table-cell>
              <table:table-cell office:value-type="float" office:value="30.1">
                <text:p>30.1</text:p>
              </table:table-cell>
            </table:table-row>
            <table:table-row>
              <table:table-cell office:value-type="string">
                <text:p>54</text:p>
              </table:table-cell>
              <table:table-cell office:value-type="float" office:value="2.21239674517683">
                <text:p>2.21239674517683</text:p>
              </table:table-cell>
              <table:table-cell office:value-type="float" office:value="30.6">
                <text:p>30.6</text:p>
              </table:table-cell>
            </table:table-row>
            <table:table-row>
              <table:table-cell office:value-type="string">
                <text:p>55</text:p>
              </table:table-cell>
              <table:table-cell office:value-type="float" office:value="1.74584317962927">
                <text:p>1.74584317962927</text:p>
              </table:table-cell>
              <table:table-cell office:value-type="float" office:value="30.7">
                <text:p>30.7</text:p>
              </table:table-cell>
            </table:table-row>
            <table:table-row>
              <table:table-cell office:value-type="string">
                <text:p>56</text:p>
              </table:table-cell>
              <table:table-cell office:value-type="float" office:value="1.90710143743961">
                <text:p>1.90710143743961</text:p>
              </table:table-cell>
              <table:table-cell office:value-type="float" office:value="30.8">
                <text:p>30.8</text:p>
              </table:table-cell>
            </table:table-row>
            <table:table-row>
              <table:table-cell office:value-type="string">
                <text:p>57</text:p>
              </table:table-cell>
              <table:table-cell office:value-type="float" office:value="1.94707105375082">
                <text:p>1.94707105375082</text:p>
              </table:table-cell>
              <table:table-cell office:value-type="float" office:value="30.8">
                <text:p>30.8</text:p>
              </table:table-cell>
            </table:table-row>
            <table:table-row>
              <table:table-cell office:value-type="string">
                <text:p>58</text:p>
              </table:table-cell>
              <table:table-cell office:value-type="float" office:value="1.30741312296195">
                <text:p>1.30741312296195</text:p>
              </table:table-cell>
              <table:table-cell office:value-type="float" office:value="30.9">
                <text:p>30.9</text:p>
              </table:table-cell>
            </table:table-row>
            <table:table-row>
              <table:table-cell office:value-type="string">
                <text:p>59</text:p>
              </table:table-cell>
              <table:table-cell office:value-type="float" office:value="4.6156085773783">
                <text:p>4.6156085773783</text:p>
              </table:table-cell>
              <table:table-cell office:value-type="float" office:value="30.9">
                <text:p>30.9</text:p>
              </table:table-cell>
            </table:table-row>
            <table:table-row>
              <table:table-cell office:value-type="string">
                <text:p>60</text:p>
              </table:table-cell>
              <table:table-cell office:value-type="float" office:value="2.66608514508197">
                <text:p>2.66608514508197</text:p>
              </table:table-cell>
              <table:table-cell office:value-type="float" office:value="31">
                <text:p>31</text:p>
              </table:table-cell>
            </table:table-row>
            <table:table-row>
              <table:table-cell office:value-type="string">
                <text:p>61</text:p>
              </table:table-cell>
              <table:table-cell office:value-type="float" office:value="2.91468630664499">
                <text:p>2.91468630664499</text:p>
              </table:table-cell>
              <table:table-cell office:value-type="float" office:value="31">
                <text:p>31</text:p>
              </table:table-cell>
            </table:table-row>
            <table:table-row>
              <table:table-cell office:value-type="string">
                <text:p>62</text:p>
              </table:table-cell>
              <table:table-cell office:value-type="float" office:value="3.3256289868323">
                <text:p>3.3256289868323</text:p>
              </table:table-cell>
              <table:table-cell office:value-type="float" office:value="31">
                <text:p>31</text:p>
              </table:table-cell>
            </table:table-row>
            <table:table-row>
              <table:table-cell office:value-type="string">
                <text:p>63</text:p>
              </table:table-cell>
              <table:table-cell office:value-type="float" office:value="2.5162628144132">
                <text:p>2.5162628144132</text:p>
              </table:table-cell>
              <table:table-cell office:value-type="float" office:value="31.8">
                <text:p>31.8</text:p>
              </table:table-cell>
            </table:table-row>
            <table:table-row>
              <table:table-cell office:value-type="string">
                <text:p>64</text:p>
              </table:table-cell>
              <table:table-cell office:value-type="float" office:value="1.72311426805445">
                <text:p>1.72311426805445</text:p>
              </table:table-cell>
              <table:table-cell office:value-type="float" office:value="32">
                <text:p>32</text:p>
              </table:table-cell>
            </table:table-row>
            <table:table-row>
              <table:table-cell office:value-type="string">
                <text:p>65</text:p>
              </table:table-cell>
              <table:table-cell office:value-type="float" office:value="2.01247342506775">
                <text:p>2.01247342506775</text:p>
              </table:table-cell>
              <table:table-cell office:value-type="float" office:value="32">
                <text:p>32</text:p>
              </table:table-cell>
            </table:table-row>
            <table:table-row>
              <table:table-cell office:value-type="string">
                <text:p>66</text:p>
              </table:table-cell>
              <table:table-cell office:value-type="float" office:value="2.18695670747472">
                <text:p>2.18695670747472</text:p>
              </table:table-cell>
              <table:table-cell office:value-type="float" office:value="32">
                <text:p>32</text:p>
              </table:table-cell>
            </table:table-row>
            <table:table-row>
              <table:table-cell office:value-type="string">
                <text:p>67</text:p>
              </table:table-cell>
              <table:table-cell office:value-type="float" office:value="2.52203993217186">
                <text:p>2.52203993217186</text:p>
              </table:table-cell>
              <table:table-cell office:value-type="float" office:value="32">
                <text:p>32</text:p>
              </table:table-cell>
            </table:table-row>
            <table:table-row>
              <table:table-cell office:value-type="string">
                <text:p>68</text:p>
              </table:table-cell>
              <table:table-cell office:value-type="float" office:value="2.89885969265501">
                <text:p>2.89885969265501</text:p>
              </table:table-cell>
              <table:table-cell office:value-type="float" office:value="32">
                <text:p>32</text:p>
              </table:table-cell>
            </table:table-row>
            <table:table-row>
              <table:table-cell office:value-type="string">
                <text:p>69</text:p>
              </table:table-cell>
              <table:table-cell office:value-type="float" office:value="1.98456451749516">
                <text:p>1.98456451749516</text:p>
              </table:table-cell>
              <table:table-cell office:value-type="float" office:value="33">
                <text:p>33</text:p>
              </table:table-cell>
            </table:table-row>
            <table:table-row>
              <table:table-cell office:value-type="string">
                <text:p>70</text:p>
              </table:table-cell>
              <table:table-cell office:value-type="float" office:value="1.37359928191406">
                <text:p>1.37359928191406</text:p>
              </table:table-cell>
              <table:table-cell office:value-type="float" office:value="33.2">
                <text:p>33.2</text:p>
              </table:table-cell>
            </table:table-row>
            <table:table-row>
              <table:table-cell office:value-type="string">
                <text:p>71</text:p>
              </table:table-cell>
              <table:table-cell office:value-type="float" office:value="64.1027877780435">
                <text:p>64.1027877780435</text:p>
              </table:table-cell>
              <table:table-cell office:value-type="float" office:value="38.9">
                <text:p>38.9</text:p>
              </table:table-cell>
            </table:table-row>
            <table:table-row>
              <table:table-cell office:value-type="string">
                <text:p>72</text:p>
              </table:table-cell>
              <table:table-cell office:value-type="float" office:value="3.95481223794712">
                <text:p>3.95481223794712</text:p>
              </table:table-cell>
              <table:table-cell office:value-type="float" office:value="39.4">
                <text:p>39.4</text:p>
              </table:table-cell>
            </table:table-row>
            <table:table-row>
              <table:table-cell office:value-type="string">
                <text:p>73</text:p>
              </table:table-cell>
              <table:table-cell office:value-type="float" office:value="3.60688334451623">
                <text:p>3.60688334451623</text:p>
              </table:table-cell>
              <table:table-cell office:value-type="float" office:value="39.6">
                <text:p>39.6</text:p>
              </table:table-cell>
            </table:table-row>
            <table:table-row>
              <table:table-cell office:value-type="string">
                <text:p>74</text:p>
              </table:table-cell>
              <table:table-cell office:value-type="float" office:value="10.8143007836176">
                <text:p>10.8143007836176</text:p>
              </table:table-cell>
              <table:table-cell office:value-type="float" office:value="39.7">
                <text:p>39.7</text:p>
              </table:table-cell>
            </table:table-row>
            <table:table-row>
              <table:table-cell office:value-type="string">
                <text:p>75</text:p>
              </table:table-cell>
              <table:table-cell office:value-type="float" office:value="5.51107999955653">
                <text:p>5.51107999955653</text:p>
              </table:table-cell>
              <table:table-cell office:value-type="float" office:value="39.9">
                <text:p>39.9</text:p>
              </table:table-cell>
            </table:table-row>
            <table:table-row>
              <table:table-cell office:value-type="string">
                <text:p>76</text:p>
              </table:table-cell>
              <table:table-cell office:value-type="float" office:value="3.73478337552527">
                <text:p>3.73478337552527</text:p>
              </table:table-cell>
              <table:table-cell office:value-type="float" office:value="40.1">
                <text:p>40.1</text:p>
              </table:table-cell>
            </table:table-row>
            <table:table-row>
              <table:table-cell office:value-type="string">
                <text:p>77</text:p>
              </table:table-cell>
              <table:table-cell office:value-type="float" office:value="2.87757894220497">
                <text:p>2.87757894220497</text:p>
              </table:table-cell>
              <table:table-cell office:value-type="float" office:value="41.8">
                <text:p>41.8</text:p>
              </table:table-cell>
            </table:table-row>
            <table:table-row>
              <table:table-cell office:value-type="string">
                <text:p>78</text:p>
              </table:table-cell>
              <table:table-cell office:value-type="float" office:value="2.66397238716349">
                <text:p>2.66397238716349</text:p>
              </table:table-cell>
              <table:table-cell office:value-type="float" office:value="48">
                <text:p>48</text:p>
              </table:table-cell>
            </table:table-row>
            <table:table-row>
              <table:table-cell office:value-type="string">
                <text:p>79</text:p>
              </table:table-cell>
              <table:table-cell office:value-type="float" office:value="1.11801602242408">
                <text:p>1.11801602242408</text:p>
              </table:table-cell>
              <table:table-cell office:value-type="float" office:value="48.1">
                <text:p>48.1</text:p>
              </table:table-cell>
            </table:table-row>
            <table:table-row>
              <table:table-cell office:value-type="string">
                <text:p>80</text:p>
              </table:table-cell>
              <table:table-cell office:value-type="float" office:value="2.40430940869565">
                <text:p>2.40430940869565</text:p>
              </table:table-cell>
              <table:table-cell office:value-type="float" office:value="48.6">
                <text:p>48.6</text:p>
              </table:table-cell>
            </table:table-row>
            <table:table-row>
              <table:table-cell office:value-type="string">
                <text:p>81</text:p>
              </table:table-cell>
              <table:table-cell office:value-type="float" office:value="1.79868385186873">
                <text:p>1.79868385186873</text:p>
              </table:table-cell>
              <table:table-cell office:value-type="float" office:value="49">
                <text:p>49</text:p>
              </table:table-cell>
            </table:table-row>
            <table:table-row>
              <table:table-cell office:value-type="string">
                <text:p>82</text:p>
              </table:table-cell>
              <table:table-cell office:value-type="float" office:value="3.63404939742683">
                <text:p>3.63404939742683</text:p>
              </table:table-cell>
              <table:table-cell office:value-type="float" office:value="49">
                <text:p>49</text:p>
              </table:table-cell>
            </table:table-row>
            <table:table-row>
              <table:table-cell office:value-type="string">
                <text:p>83</text:p>
              </table:table-cell>
              <table:table-cell office:value-type="float" office:value="1.55844375767436">
                <text:p>1.55844375767436</text:p>
              </table:table-cell>
              <table:table-cell office:value-type="float" office:value="49.8">
                <text:p>49.8</text:p>
              </table:table-cell>
            </table:table-row>
            <table:table-row>
              <table:table-cell office:value-type="string">
                <text:p>84</text:p>
              </table:table-cell>
              <table:table-cell office:value-type="float" office:value="4.36476314105531">
                <text:p>4.36476314105531</text:p>
              </table:table-cell>
              <table:table-cell office:value-type="float" office:value="49.8">
                <text:p>49.8</text:p>
              </table:table-cell>
            </table:table-row>
            <table:table-row>
              <table:table-cell office:value-type="string">
                <text:p>85</text:p>
              </table:table-cell>
              <table:table-cell office:value-type="float" office:value="1.89658227209988">
                <text:p>1.89658227209988</text:p>
              </table:table-cell>
              <table:table-cell office:value-type="float" office:value="50">
                <text:p>50</text:p>
              </table:table-cell>
            </table:table-row>
            <table:table-row>
              <table:table-cell office:value-type="string">
                <text:p>86</text:p>
              </table:table-cell>
              <table:table-cell office:value-type="float" office:value="2.03888975718319">
                <text:p>2.03888975718319</text:p>
              </table:table-cell>
              <table:table-cell office:value-type="float" office:value="50">
                <text:p>50</text:p>
              </table:table-cell>
            </table:table-row>
            <table:table-row>
              <table:table-cell office:value-type="string">
                <text:p>87</text:p>
              </table:table-cell>
              <table:table-cell office:value-type="float" office:value="2.27208531514813">
                <text:p>2.27208531514813</text:p>
              </table:table-cell>
              <table:table-cell office:value-type="float" office:value="50">
                <text:p>50</text:p>
              </table:table-cell>
            </table:table-row>
            <table:table-row>
              <table:table-cell office:value-type="string">
                <text:p>88</text:p>
              </table:table-cell>
              <table:table-cell office:value-type="float" office:value="2.52027065910671">
                <text:p>2.52027065910671</text:p>
              </table:table-cell>
              <table:table-cell office:value-type="float" office:value="50">
                <text:p>50</text:p>
              </table:table-cell>
            </table:table-row>
            <table:table-row>
              <table:table-cell office:value-type="string">
                <text:p>89</text:p>
              </table:table-cell>
              <table:table-cell office:value-type="float" office:value="4.32398856124145">
                <text:p>4.32398856124145</text:p>
              </table:table-cell>
              <table:table-cell office:value-type="float" office:value="50">
                <text:p>50</text:p>
              </table:table-cell>
            </table:table-row>
            <table:table-row>
              <table:table-cell office:value-type="string">
                <text:p>90</text:p>
              </table:table-cell>
              <table:table-cell office:value-type="float" office:value="1.95930635545753">
                <text:p>1.95930635545753</text:p>
              </table:table-cell>
              <table:table-cell office:value-type="float" office:value="50.3">
                <text:p>50.3</text:p>
              </table:table-cell>
            </table:table-row>
            <table:table-row>
              <table:table-cell office:value-type="string">
                <text:p>91</text:p>
              </table:table-cell>
              <table:table-cell office:value-type="float" office:value="1.2196514818384">
                <text:p>1.2196514818384</text:p>
              </table:table-cell>
              <table:table-cell office:value-type="float" office:value="50.4">
                <text:p>50.4</text:p>
              </table:table-cell>
            </table:table-row>
            <table:table-row>
              <table:table-cell office:value-type="string">
                <text:p>92</text:p>
              </table:table-cell>
              <table:table-cell office:value-type="float" office:value="2.77916849876491">
                <text:p>2.77916849876491</text:p>
              </table:table-cell>
              <table:table-cell office:value-type="float" office:value="50.4">
                <text:p>50.4</text:p>
              </table:table-cell>
            </table:table-row>
            <table:table-row>
              <table:table-cell office:value-type="string">
                <text:p>93</text:p>
              </table:table-cell>
              <table:table-cell office:value-type="float" office:value="3.15191326505327">
                <text:p>3.15191326505327</text:p>
              </table:table-cell>
              <table:table-cell office:value-type="float" office:value="50.4">
                <text:p>50.4</text:p>
              </table:table-cell>
            </table:table-row>
            <table:table-row>
              <table:table-cell office:value-type="string">
                <text:p>94</text:p>
              </table:table-cell>
              <table:table-cell office:value-type="float" office:value="1.13109360328182">
                <text:p>1.13109360328182</text:p>
              </table:table-cell>
              <table:table-cell office:value-type="float" office:value="50.6">
                <text:p>50.6</text:p>
              </table:table-cell>
            </table:table-row>
            <table:table-row>
              <table:table-cell office:value-type="string">
                <text:p>95</text:p>
              </table:table-cell>
              <table:table-cell office:value-type="float" office:value="2.21599379527531">
                <text:p>2.21599379527531</text:p>
              </table:table-cell>
              <table:table-cell office:value-type="float" office:value="51">
                <text:p>51</text:p>
              </table:table-cell>
            </table:table-row>
            <table:table-row>
              <table:table-cell office:value-type="string">
                <text:p>96</text:p>
              </table:table-cell>
              <table:table-cell office:value-type="float" office:value="3.96469641053004">
                <text:p>3.96469641053004</text:p>
              </table:table-cell>
              <table:table-cell office:value-type="float" office:value="51">
                <text:p>51</text:p>
              </table:table-cell>
            </table:table-row>
            <table:table-row>
              <table:table-cell office:value-type="string">
                <text:p>97</text:p>
              </table:table-cell>
              <table:table-cell office:value-type="float" office:value="4.65134667622753">
                <text:p>4.65134667622753</text:p>
              </table:table-cell>
              <table:table-cell office:value-type="float" office:value="51">
                <text:p>51</text:p>
              </table:table-cell>
            </table:table-row>
            <table:table-row>
              <table:table-cell office:value-type="string">
                <text:p>98</text:p>
              </table:table-cell>
              <table:table-cell office:value-type="float" office:value="6.19998762349687">
                <text:p>6.19998762349687</text:p>
              </table:table-cell>
              <table:table-cell office:value-type="float" office:value="51">
                <text:p>51</text:p>
              </table:table-cell>
            </table:table-row>
            <table:table-row>
              <table:table-cell office:value-type="string">
                <text:p>99</text:p>
              </table:table-cell>
              <table:table-cell office:value-type="float" office:value="9.56423748218259">
                <text:p>9.56423748218259</text:p>
              </table:table-cell>
              <table:table-cell office:value-type="float" office:value="51">
                <text:p>51</text:p>
              </table:table-cell>
            </table:table-row>
            <table:table-row>
              <table:table-cell office:value-type="string">
                <text:p>100</text:p>
              </table:table-cell>
              <table:table-cell office:value-type="float" office:value="3.68111919411544">
                <text:p>3.68111919411544</text:p>
              </table:table-cell>
              <table:table-cell office:value-type="float" office:value="51.1">
                <text:p>51.1</text:p>
              </table:table-cell>
            </table:table-row>
            <table:table-row>
              <table:table-cell office:value-type="string">
                <text:p>101</text:p>
              </table:table-cell>
              <table:table-cell office:value-type="float" office:value="6.21574072742878">
                <text:p>6.21574072742878</text:p>
              </table:table-cell>
              <table:table-cell office:value-type="float" office:value="51.1">
                <text:p>51.1</text:p>
              </table:table-cell>
            </table:table-row>
            <table:table-row>
              <table:table-cell office:value-type="string">
                <text:p>102</text:p>
              </table:table-cell>
              <table:table-cell office:value-type="float" office:value="2.25040783519078">
                <text:p>2.25040783519078</text:p>
              </table:table-cell>
              <table:table-cell office:value-type="float" office:value="51.2">
                <text:p>51.2</text:p>
              </table:table-cell>
            </table:table-row>
            <table:table-row>
              <table:table-cell office:value-type="string">
                <text:p>103</text:p>
              </table:table-cell>
              <table:table-cell office:value-type="float" office:value="2.52889200617457">
                <text:p>2.52889200617457</text:p>
              </table:table-cell>
              <table:table-cell office:value-type="float" office:value="51.3">
                <text:p>51.3</text:p>
              </table:table-cell>
            </table:table-row>
            <table:table-row>
              <table:table-cell office:value-type="string">
                <text:p>104</text:p>
              </table:table-cell>
              <table:table-cell office:value-type="float" office:value="1.95736972856216">
                <text:p>1.95736972856216</text:p>
              </table:table-cell>
              <table:table-cell office:value-type="float" office:value="51.7">
                <text:p>51.7</text:p>
              </table:table-cell>
            </table:table-row>
            <table:table-row>
              <table:table-cell office:value-type="string">
                <text:p>105</text:p>
              </table:table-cell>
              <table:table-cell office:value-type="float" office:value="3.12384652078473">
                <text:p>3.12384652078473</text:p>
              </table:table-cell>
              <table:table-cell office:value-type="float" office:value="51.8">
                <text:p>51.8</text:p>
              </table:table-cell>
            </table:table-row>
            <table:table-row>
              <table:table-cell office:value-type="string">
                <text:p>106</text:p>
              </table:table-cell>
              <table:table-cell office:value-type="float" office:value="1.69174473291875">
                <text:p>1.69174473291875</text:p>
              </table:table-cell>
              <table:table-cell office:value-type="float" office:value="52">
                <text:p>52</text:p>
              </table:table-cell>
            </table:table-row>
            <table:table-row>
              <table:table-cell office:value-type="string">
                <text:p>107</text:p>
              </table:table-cell>
              <table:table-cell office:value-type="float" office:value="2.12250898038255">
                <text:p>2.12250898038255</text:p>
              </table:table-cell>
              <table:table-cell office:value-type="float" office:value="52">
                <text:p>52</text:p>
              </table:table-cell>
            </table:table-row>
            <table:table-row>
              <table:table-cell office:value-type="string">
                <text:p>108</text:p>
              </table:table-cell>
              <table:table-cell office:value-type="float" office:value="2.30256154463782">
                <text:p>2.30256154463782</text:p>
              </table:table-cell>
              <table:table-cell office:value-type="float" office:value="52">
                <text:p>52</text:p>
              </table:table-cell>
            </table:table-row>
            <table:table-row>
              <table:table-cell office:value-type="string">
                <text:p>109</text:p>
              </table:table-cell>
              <table:table-cell office:value-type="float" office:value="2.95557602095436">
                <text:p>2.95557602095436</text:p>
              </table:table-cell>
              <table:table-cell office:value-type="float" office:value="52">
                <text:p>52</text:p>
              </table:table-cell>
            </table:table-row>
            <table:table-row>
              <table:table-cell office:value-type="string">
                <text:p>110</text:p>
              </table:table-cell>
              <table:table-cell office:value-type="float" office:value="3.91476062199432">
                <text:p>3.91476062199432</text:p>
              </table:table-cell>
              <table:table-cell office:value-type="float" office:value="52">
                <text:p>52</text:p>
              </table:table-cell>
            </table:table-row>
            <table:table-row>
              <table:table-cell office:value-type="string">
                <text:p>111</text:p>
              </table:table-cell>
              <table:table-cell office:value-type="float" office:value="5.86100650210598">
                <text:p>5.86100650210598</text:p>
              </table:table-cell>
              <table:table-cell office:value-type="float" office:value="52">
                <text:p>52</text:p>
              </table:table-cell>
            </table:table-row>
            <table:table-row>
              <table:table-cell office:value-type="string">
                <text:p>112</text:p>
              </table:table-cell>
              <table:table-cell office:value-type="float" office:value="6.45062930039776">
                <text:p>6.45062930039776</text:p>
              </table:table-cell>
              <table:table-cell office:value-type="float" office:value="52">
                <text:p>52</text:p>
              </table:table-cell>
            </table:table-row>
            <table:table-row>
              <table:table-cell office:value-type="string">
                <text:p>113</text:p>
              </table:table-cell>
              <table:table-cell office:value-type="float" office:value="1.69920593572692">
                <text:p>1.69920593572692</text:p>
              </table:table-cell>
              <table:table-cell office:value-type="float" office:value="57.8">
                <text:p>57.8</text:p>
              </table:table-cell>
            </table:table-row>
            <table:table-row>
              <table:table-cell office:value-type="string">
                <text:p>114</text:p>
              </table:table-cell>
              <table:table-cell office:value-type="float" office:value="4.07164085678719">
                <text:p>4.07164085678719</text:p>
              </table:table-cell>
              <table:table-cell office:value-type="float" office:value="60.7">
                <text:p>60.7</text:p>
              </table:table-cell>
            </table:table-row>
            <table:table-row>
              <table:table-cell office:value-type="string">
                <text:p>115</text:p>
              </table:table-cell>
              <table:table-cell office:value-type="float" office:value="2.85671258856187">
                <text:p>2.85671258856187</text:p>
              </table:table-cell>
              <table:table-cell office:value-type="float" office:value="61.2">
                <text:p>61.2</text:p>
              </table:table-cell>
            </table:table-row>
            <table:table-row>
              <table:table-cell office:value-type="string">
                <text:p>116</text:p>
              </table:table-cell>
              <table:table-cell office:value-type="float" office:value="1.54987511240462">
                <text:p>1.54987511240462</text:p>
              </table:table-cell>
              <table:table-cell office:value-type="float" office:value="64.6">
                <text:p>64.6</text:p>
              </table:table-cell>
            </table:table-row>
            <table:table-row>
              <table:table-cell office:value-type="string">
                <text:p>117</text:p>
              </table:table-cell>
              <table:table-cell office:value-type="float" office:value="2.81045080650338">
                <text:p>2.81045080650338</text:p>
              </table:table-cell>
              <table:table-cell office:value-type="float" office:value="65.2">
                <text:p>65.2</text:p>
              </table:table-cell>
            </table:table-row>
            <table:table-row>
              <table:table-cell office:value-type="string">
                <text:p>118</text:p>
              </table:table-cell>
              <table:table-cell office:value-type="float" office:value="1.69553629410308">
                <text:p>1.69553629410308</text:p>
              </table:table-cell>
              <table:table-cell office:value-type="float" office:value="68">
                <text:p>68</text:p>
              </table:table-cell>
            </table:table-row>
            <table:table-row>
              <table:table-cell office:value-type="string">
                <text:p>119</text:p>
              </table:table-cell>
              <table:table-cell office:value-type="float" office:value="1.52572013295486">
                <text:p>1.52572013295486</text:p>
              </table:table-cell>
              <table:table-cell office:value-type="float" office:value="69.4">
                <text:p>69.4</text:p>
              </table:table-cell>
            </table:table-row>
            <table:table-row>
              <table:table-cell office:value-type="string">
                <text:p>120</text:p>
              </table:table-cell>
              <table:table-cell office:value-type="float" office:value="4.24750141252013">
                <text:p>4.24750141252013</text:p>
              </table:table-cell>
              <table:table-cell office:value-type="float" office:value="71.6">
                <text:p>71.6</text:p>
              </table:table-cell>
            </table:table-row>
            <table:table-row>
              <table:table-cell office:value-type="string">
                <text:p>121</text:p>
              </table:table-cell>
              <table:table-cell office:value-type="float" office:value="2.39612286240409">
                <text:p>2.39612286240409</text:p>
              </table:table-cell>
              <table:table-cell office:value-type="float" office:value="71.9">
                <text:p>71.9</text:p>
              </table:table-cell>
            </table:table-row>
            <table:table-row>
              <table:table-cell office:value-type="string">
                <text:p>122</text:p>
              </table:table-cell>
              <table:table-cell office:value-type="float" office:value="3.69112443747075">
                <text:p>3.69112443747075</text:p>
              </table:table-cell>
              <table:table-cell office:value-type="float" office:value="72">
                <text:p>72</text:p>
              </table:table-cell>
            </table:table-row>
            <table:table-row>
              <table:table-cell office:value-type="string">
                <text:p>123</text:p>
              </table:table-cell>
              <table:table-cell office:value-type="float" office:value="2.21219587100571">
                <text:p>2.21219587100571</text:p>
              </table:table-cell>
              <table:table-cell office:value-type="float" office:value="72.9">
                <text:p>72.9</text:p>
              </table:table-cell>
            </table:table-row>
            <table:table-row>
              <table:table-cell office:value-type="string">
                <text:p>124</text:p>
              </table:table-cell>
              <table:table-cell office:value-type="float" office:value="2.402271019864">
                <text:p>2.402271019864</text:p>
              </table:table-cell>
              <table:table-cell office:value-type="float" office:value="73">
                <text:p>73</text:p>
              </table:table-cell>
            </table:table-row>
            <table:table-row>
              <table:table-cell office:value-type="string">
                <text:p>125</text:p>
              </table:table-cell>
              <table:table-cell office:value-type="float" office:value="3.47201761596962">
                <text:p>3.47201761596962</text:p>
              </table:table-cell>
              <table:table-cell office:value-type="float" office:value="74">
                <text:p>74</text:p>
              </table:table-cell>
            </table:table-row>
            <table:table-row>
              <table:table-cell office:value-type="string">
                <text:p>126</text:p>
              </table:table-cell>
              <table:table-cell office:value-type="float" office:value="4.06547757281085">
                <text:p>4.06547757281085</text:p>
              </table:table-cell>
              <table:table-cell office:value-type="float" office:value="74">
                <text:p>74</text:p>
              </table:table-cell>
            </table:table-row>
            <table:table-row>
              <table:table-cell office:value-type="string">
                <text:p>127</text:p>
              </table:table-cell>
              <table:table-cell office:value-type="float" office:value="2.7413371668833">
                <text:p>2.7413371668833</text:p>
              </table:table-cell>
              <table:table-cell office:value-type="float" office:value="74.1">
                <text:p>74.1</text:p>
              </table:table-cell>
            </table:table-row>
            <table:table-row>
              <table:table-cell office:value-type="string">
                <text:p>128</text:p>
              </table:table-cell>
              <table:table-cell office:value-type="float" office:value="3.17045446027595">
                <text:p>3.17045446027595</text:p>
              </table:table-cell>
              <table:table-cell office:value-type="float" office:value="74.3">
                <text:p>74.3</text:p>
              </table:table-cell>
            </table:table-row>
            <table:table-row>
              <table:table-cell office:value-type="string">
                <text:p>129</text:p>
              </table:table-cell>
              <table:table-cell office:value-type="float" office:value="2.3977863724035">
                <text:p>2.3977863724035</text:p>
              </table:table-cell>
              <table:table-cell office:value-type="float" office:value="74.5">
                <text:p>74.5</text:p>
              </table:table-cell>
            </table:table-row>
            <table:table-row>
              <table:table-cell office:value-type="string">
                <text:p>130</text:p>
              </table:table-cell>
              <table:table-cell office:value-type="float" office:value="2.95920154406866">
                <text:p>2.95920154406866</text:p>
              </table:table-cell>
              <table:table-cell office:value-type="float" office:value="74.5">
                <text:p>74.5</text:p>
              </table:table-cell>
            </table:table-row>
            <table:table-row>
              <table:table-cell office:value-type="string">
                <text:p>131</text:p>
              </table:table-cell>
              <table:table-cell office:value-type="float" office:value="4.26711527854674">
                <text:p>4.26711527854674</text:p>
              </table:table-cell>
              <table:table-cell office:value-type="float" office:value="74.5">
                <text:p>74.5</text:p>
              </table:table-cell>
            </table:table-row>
            <table:table-row>
              <table:table-cell office:value-type="string">
                <text:p>132</text:p>
              </table:table-cell>
              <table:table-cell office:value-type="float" office:value="1.49781929826087">
                <text:p>1.49781929826087</text:p>
              </table:table-cell>
              <table:table-cell office:value-type="float" office:value="74.7">
                <text:p>74.7</text:p>
              </table:table-cell>
            </table:table-row>
            <table:table-row>
              <table:table-cell office:value-type="string">
                <text:p>133</text:p>
              </table:table-cell>
              <table:table-cell office:value-type="float" office:value="1.4231573463122">
                <text:p>1.4231573463122</text:p>
              </table:table-cell>
              <table:table-cell office:value-type="float" office:value="74.8">
                <text:p>74.8</text:p>
              </table:table-cell>
            </table:table-row>
            <table:table-row>
              <table:table-cell office:value-type="string">
                <text:p>134</text:p>
              </table:table-cell>
              <table:table-cell office:value-type="float" office:value="1.63500192157302">
                <text:p>1.63500192157302</text:p>
              </table:table-cell>
              <table:table-cell office:value-type="float" office:value="75">
                <text:p>75</text:p>
              </table:table-cell>
            </table:table-row>
            <table:table-row>
              <table:table-cell office:value-type="string">
                <text:p>135</text:p>
              </table:table-cell>
              <table:table-cell office:value-type="float" office:value="2.33649023925259">
                <text:p>2.33649023925259</text:p>
              </table:table-cell>
              <table:table-cell office:value-type="float" office:value="75">
                <text:p>75</text:p>
              </table:table-cell>
            </table:table-row>
            <table:table-row>
              <table:table-cell office:value-type="string">
                <text:p>136</text:p>
              </table:table-cell>
              <table:table-cell office:value-type="float" office:value="2.48098640618642">
                <text:p>2.48098640618642</text:p>
              </table:table-cell>
              <table:table-cell office:value-type="float" office:value="75">
                <text:p>75</text:p>
              </table:table-cell>
            </table:table-row>
            <table:table-row>
              <table:table-cell office:value-type="string">
                <text:p>137</text:p>
              </table:table-cell>
              <table:table-cell office:value-type="float" office:value="3.28293043104475">
                <text:p>3.28293043104475</text:p>
              </table:table-cell>
              <table:table-cell office:value-type="float" office:value="75">
                <text:p>75</text:p>
              </table:table-cell>
            </table:table-row>
            <table:table-row>
              <table:table-cell office:value-type="string">
                <text:p>138</text:p>
              </table:table-cell>
              <table:table-cell office:value-type="float" office:value="3.34903184350578">
                <text:p>3.34903184350578</text:p>
              </table:table-cell>
              <table:table-cell office:value-type="float" office:value="75">
                <text:p>75</text:p>
              </table:table-cell>
            </table:table-row>
            <table:table-row>
              <table:table-cell office:value-type="string">
                <text:p>139</text:p>
              </table:table-cell>
              <table:table-cell office:value-type="float" office:value="6.51903856319423">
                <text:p>6.51903856319423</text:p>
              </table:table-cell>
              <table:table-cell office:value-type="float" office:value="75">
                <text:p>75</text:p>
              </table:table-cell>
            </table:table-row>
            <table:table-row>
              <table:table-cell office:value-type="string">
                <text:p>140</text:p>
              </table:table-cell>
              <table:table-cell office:value-type="float" office:value="1.28803779559112">
                <text:p>1.28803779559112</text:p>
              </table:table-cell>
              <table:table-cell office:value-type="float" office:value="75.1">
                <text:p>75.1</text:p>
              </table:table-cell>
            </table:table-row>
            <table:table-row>
              <table:table-cell office:value-type="string">
                <text:p>141</text:p>
              </table:table-cell>
              <table:table-cell office:value-type="float" office:value="1.87930451778233">
                <text:p>1.87930451778233</text:p>
              </table:table-cell>
              <table:table-cell office:value-type="float" office:value="75.1">
                <text:p>75.1</text:p>
              </table:table-cell>
            </table:table-row>
            <table:table-row>
              <table:table-cell office:value-type="string">
                <text:p>142</text:p>
              </table:table-cell>
              <table:table-cell office:value-type="float" office:value="3.43722773288984">
                <text:p>3.43722773288984</text:p>
              </table:table-cell>
              <table:table-cell office:value-type="float" office:value="75.1">
                <text:p>75.1</text:p>
              </table:table-cell>
            </table:table-row>
            <table:table-row>
              <table:table-cell office:value-type="string">
                <text:p>143</text:p>
              </table:table-cell>
              <table:table-cell office:value-type="float" office:value="5.39809980325276">
                <text:p>5.39809980325276</text:p>
              </table:table-cell>
              <table:table-cell office:value-type="float" office:value="75.7">
                <text:p>75.7</text:p>
              </table:table-cell>
            </table:table-row>
            <table:table-row>
              <table:table-cell office:value-type="string">
                <text:p>144</text:p>
              </table:table-cell>
              <table:table-cell office:value-type="float" office:value="1.88742493966547">
                <text:p>1.88742493966547</text:p>
              </table:table-cell>
              <table:table-cell office:value-type="float" office:value="76">
                <text:p>76</text:p>
              </table:table-cell>
            </table:table-row>
            <table:table-row>
              <table:table-cell office:value-type="string">
                <text:p>145</text:p>
              </table:table-cell>
              <table:table-cell office:value-type="float" office:value="2.03980536719891">
                <text:p>2.03980536719891</text:p>
              </table:table-cell>
              <table:table-cell office:value-type="float" office:value="76">
                <text:p>76</text:p>
              </table:table-cell>
            </table:table-row>
            <table:table-row>
              <table:table-cell office:value-type="string">
                <text:p>146</text:p>
              </table:table-cell>
              <table:table-cell office:value-type="float" office:value="2.34198662635543">
                <text:p>2.34198662635543</text:p>
              </table:table-cell>
              <table:table-cell office:value-type="float" office:value="76">
                <text:p>76</text:p>
              </table:table-cell>
            </table:table-row>
            <table:table-row>
              <table:table-cell office:value-type="string">
                <text:p>147</text:p>
              </table:table-cell>
              <table:table-cell office:value-type="float" office:value="2.81210667639414">
                <text:p>2.81210667639414</text:p>
              </table:table-cell>
              <table:table-cell office:value-type="float" office:value="76">
                <text:p>76</text:p>
              </table:table-cell>
            </table:table-row>
            <table:table-row>
              <table:table-cell office:value-type="string">
                <text:p>148</text:p>
              </table:table-cell>
              <table:table-cell office:value-type="float" office:value="3.44070830428408">
                <text:p>3.44070830428408</text:p>
              </table:table-cell>
              <table:table-cell office:value-type="float" office:value="76">
                <text:p>76</text:p>
              </table:table-cell>
            </table:table-row>
            <table:table-row>
              <table:table-cell office:value-type="string">
                <text:p>149</text:p>
              </table:table-cell>
              <table:table-cell office:value-type="float" office:value="4.18588852977357">
                <text:p>4.18588852977357</text:p>
              </table:table-cell>
              <table:table-cell office:value-type="float" office:value="76">
                <text:p>76</text:p>
              </table:table-cell>
            </table:table-row>
            <table:table-row>
              <table:table-cell office:value-type="string">
                <text:p>150</text:p>
              </table:table-cell>
              <table:table-cell office:value-type="float" office:value="9.3128862390231">
                <text:p>9.3128862390231</text:p>
              </table:table-cell>
              <table:table-cell office:value-type="float" office:value="76">
                <text:p>76</text:p>
              </table:table-cell>
            </table:table-row>
            <table:table-row>
              <table:table-cell office:value-type="string">
                <text:p>151</text:p>
              </table:table-cell>
              <table:table-cell office:value-type="float" office:value="4.3471542184884">
                <text:p>4.3471542184884</text:p>
              </table:table-cell>
              <table:table-cell office:value-type="float" office:value="76.8">
                <text:p>76.8</text:p>
              </table:table-cell>
            </table:table-row>
            <table:table-row>
              <table:table-cell office:value-type="string">
                <text:p>152</text:p>
              </table:table-cell>
              <table:table-cell office:value-type="float" office:value="2.30481615898672">
                <text:p>2.30481615898672</text:p>
              </table:table-cell>
              <table:table-cell office:value-type="float" office:value="77">
                <text:p>77</text:p>
              </table:table-cell>
            </table:table-row>
            <table:table-row>
              <table:table-cell office:value-type="string">
                <text:p>153</text:p>
              </table:table-cell>
              <table:table-cell office:value-type="float" office:value="2.60121918020317">
                <text:p>2.60121918020317</text:p>
              </table:table-cell>
              <table:table-cell office:value-type="float" office:value="77">
                <text:p>77</text:p>
              </table:table-cell>
            </table:table-row>
            <table:table-row>
              <table:table-cell office:value-type="string">
                <text:p>154</text:p>
              </table:table-cell>
              <table:table-cell office:value-type="float" office:value="13.6374554218696">
                <text:p>13.6374554218696</text:p>
              </table:table-cell>
              <table:table-cell office:value-type="float" office:value="77">
                <text:p>77</text:p>
              </table:table-cell>
            </table:table-row>
            <table:table-row>
              <table:table-cell office:value-type="string">
                <text:p>155</text:p>
              </table:table-cell>
              <table:table-cell office:value-type="float" office:value="2.52145992884993">
                <text:p>2.52145992884993</text:p>
              </table:table-cell>
              <table:table-cell office:value-type="float" office:value="78">
                <text:p>78</text:p>
              </table:table-cell>
            </table:table-row>
            <table:table-row>
              <table:table-cell office:value-type="string">
                <text:p>156</text:p>
              </table:table-cell>
              <table:table-cell office:value-type="float" office:value="3.44473103775596">
                <text:p>3.44473103775596</text:p>
              </table:table-cell>
              <table:table-cell office:value-type="float" office:value="78">
                <text:p>78</text:p>
              </table:table-cell>
            </table:table-row>
            <table:table-row>
              <table:table-cell office:value-type="string">
                <text:p>157</text:p>
              </table:table-cell>
              <table:table-cell office:value-type="float" office:value="2.59133983734085">
                <text:p>2.59133983734085</text:p>
              </table:table-cell>
              <table:table-cell office:value-type="float" office:value="84">
                <text:p>84</text:p>
              </table:table-cell>
            </table:table-row>
            <table:table-row>
              <table:table-cell office:value-type="string">
                <text:p>158</text:p>
              </table:table-cell>
              <table:table-cell office:value-type="float" office:value="2.47302823797275">
                <text:p>2.47302823797275</text:p>
              </table:table-cell>
              <table:table-cell office:value-type="float" office:value="86.4">
                <text:p>86.4</text:p>
              </table:table-cell>
            </table:table-row>
            <table:table-row>
              <table:table-cell office:value-type="string">
                <text:p>159</text:p>
              </table:table-cell>
              <table:table-cell office:value-type="float" office:value="1.95534071898497">
                <text:p>1.95534071898497</text:p>
              </table:table-cell>
              <table:table-cell office:value-type="float" office:value="86.6">
                <text:p>86.6</text:p>
              </table:table-cell>
            </table:table-row>
            <table:table-row>
              <table:table-cell office:value-type="string">
                <text:p>160</text:p>
              </table:table-cell>
              <table:table-cell office:value-type="float" office:value="3.37959451377379">
                <text:p>3.37959451377379</text:p>
              </table:table-cell>
              <table:table-cell office:value-type="float" office:value="89.1">
                <text:p>89.1</text:p>
              </table:table-cell>
            </table:table-row>
            <table:table-row>
              <table:table-cell office:value-type="string">
                <text:p>161</text:p>
              </table:table-cell>
              <table:table-cell office:value-type="float" office:value="1.50218076838055">
                <text:p>1.50218076838055</text:p>
              </table:table-cell>
              <table:table-cell office:value-type="float" office:value="89.2">
                <text:p>89.2</text:p>
              </table:table-cell>
            </table:table-row>
            <table:table-row>
              <table:table-cell office:value-type="string">
                <text:p>162</text:p>
              </table:table-cell>
              <table:table-cell office:value-type="float" office:value="4.30556451120401">
                <text:p>4.30556451120401</text:p>
              </table:table-cell>
              <table:table-cell office:value-type="float" office:value="89.3">
                <text:p>89.3</text:p>
              </table:table-cell>
            </table:table-row>
            <table:table-row>
              <table:table-cell office:value-type="string">
                <text:p>163</text:p>
              </table:table-cell>
              <table:table-cell office:value-type="float" office:value="3.01618877831658">
                <text:p>3.01618877831658</text:p>
              </table:table-cell>
              <table:table-cell office:value-type="float" office:value="89.6">
                <text:p>89.6</text:p>
              </table:table-cell>
            </table:table-row>
            <table:table-row>
              <table:table-cell office:value-type="string">
                <text:p>164</text:p>
              </table:table-cell>
              <table:table-cell office:value-type="float" office:value="2.31975920456864">
                <text:p>2.31975920456864</text:p>
              </table:table-cell>
              <table:table-cell office:value-type="float" office:value="89.9">
                <text:p>89.9</text:p>
              </table:table-cell>
            </table:table-row>
            <table:table-row>
              <table:table-cell office:value-type="string">
                <text:p>165</text:p>
              </table:table-cell>
              <table:table-cell office:value-type="float" office:value="1.41211183074147">
                <text:p>1.41211183074147</text:p>
              </table:table-cell>
              <table:table-cell office:value-type="float" office:value="90.8">
                <text:p>90.8</text:p>
              </table:table-cell>
            </table:table-row>
            <table:table-row>
              <table:table-cell office:value-type="string">
                <text:p>166</text:p>
              </table:table-cell>
              <table:table-cell office:value-type="float" office:value="1.60702443302566">
                <text:p>1.60702443302566</text:p>
              </table:table-cell>
              <table:table-cell office:value-type="float" office:value="91.6">
                <text:p>91.6</text:p>
              </table:table-cell>
            </table:table-row>
            <table:table-row>
              <table:table-cell office:value-type="string">
                <text:p>167</text:p>
              </table:table-cell>
              <table:table-cell office:value-type="float" office:value="2.95765339446529">
                <text:p>2.95765339446529</text:p>
              </table:table-cell>
              <table:table-cell office:value-type="float" office:value="99">
                <text:p>99</text:p>
              </table:table-cell>
            </table:table-row>
            <table:table-row>
              <table:table-cell office:value-type="string">
                <text:p>168</text:p>
              </table:table-cell>
              <table:table-cell office:value-type="float" office:value="3.64258938223334">
                <text:p>3.64258938223334</text:p>
              </table:table-cell>
              <table:table-cell office:value-type="float" office:value="99">
                <text:p>99</text:p>
              </table:table-cell>
            </table:table-row>
            <table:table-row>
              <table:table-cell office:value-type="string">
                <text:p>169</text:p>
              </table:table-cell>
              <table:table-cell office:value-type="float" office:value="0.478551526615251">
                <text:p>0.478551526615251</text:p>
              </table:table-cell>
              <table:table-cell office:value-type="float" office:value="99.7">
                <text:p>99.7</text:p>
              </table:table-cell>
            </table:table-row>
            <table:table-row>
              <table:table-cell office:value-type="string">
                <text:p>170</text:p>
              </table:table-cell>
              <table:table-cell office:value-type="float" office:value="2.94423243186486">
                <text:p>2.94423243186486</text:p>
              </table:table-cell>
              <table:table-cell office:value-type="float" office:value="99.7">
                <text:p>99.7</text:p>
              </table:table-cell>
            </table:table-row>
            <table:table-row>
              <table:table-cell office:value-type="string">
                <text:p>171</text:p>
              </table:table-cell>
              <table:table-cell office:value-type="float" office:value="4.6293095674825">
                <text:p>4.6293095674825</text:p>
              </table:table-cell>
              <table:table-cell office:value-type="float" office:value="99.8">
                <text:p>99.8</text:p>
              </table:table-cell>
            </table:table-row>
            <table:table-row>
              <table:table-cell office:value-type="string">
                <text:p>172</text:p>
              </table:table-cell>
              <table:table-cell office:value-type="float" office:value="1.0256186582566">
                <text:p>1.0256186582566</text:p>
              </table:table-cell>
              <table:table-cell office:value-type="float" office:value="99.9">
                <text:p>99.9</text:p>
              </table:table-cell>
            </table:table-row>
            <table:table-row>
              <table:table-cell office:value-type="string">
                <text:p>173</text:p>
              </table:table-cell>
              <table:table-cell office:value-type="float" office:value="1.81828417842857">
                <text:p>1.81828417842857</text:p>
              </table:table-cell>
              <table:table-cell office:value-type="float" office:value="100">
                <text:p>100</text:p>
              </table:table-cell>
            </table:table-row>
            <table:table-row>
              <table:table-cell office:value-type="string">
                <text:p>174</text:p>
              </table:table-cell>
              <table:table-cell office:value-type="float" office:value="2.56903657442992">
                <text:p>2.56903657442992</text:p>
              </table:table-cell>
              <table:table-cell office:value-type="float" office:value="100">
                <text:p>100</text:p>
              </table:table-cell>
            </table:table-row>
            <table:table-row>
              <table:table-cell office:value-type="string">
                <text:p>175</text:p>
              </table:table-cell>
              <table:table-cell office:value-type="float" office:value="2.69894622809751">
                <text:p>2.69894622809751</text:p>
              </table:table-cell>
              <table:table-cell office:value-type="float" office:value="100">
                <text:p>100</text:p>
              </table:table-cell>
            </table:table-row>
            <table:table-row>
              <table:table-cell office:value-type="string">
                <text:p>176</text:p>
              </table:table-cell>
              <table:table-cell office:value-type="float" office:value="2.43506816916601">
                <text:p>2.43506816916601</text:p>
              </table:table-cell>
              <table:table-cell office:value-type="float" office:value="100.3">
                <text:p>100.3</text:p>
              </table:table-cell>
            </table:table-row>
            <table:table-row>
              <table:table-cell office:value-type="string">
                <text:p>177</text:p>
              </table:table-cell>
              <table:table-cell office:value-type="float" office:value="2.95848882410282">
                <text:p>2.95848882410282</text:p>
              </table:table-cell>
              <table:table-cell office:value-type="float" office:value="100.3">
                <text:p>100.3</text:p>
              </table:table-cell>
            </table:table-row>
            <table:table-row>
              <table:table-cell office:value-type="string">
                <text:p>178</text:p>
              </table:table-cell>
              <table:table-cell office:value-type="float" office:value="3.69409821856467">
                <text:p>3.69409821856467</text:p>
              </table:table-cell>
              <table:table-cell office:value-type="float" office:value="100.3">
                <text:p>100.3</text:p>
              </table:table-cell>
            </table:table-row>
            <table:table-row>
              <table:table-cell office:value-type="string">
                <text:p>179</text:p>
              </table:table-cell>
              <table:table-cell office:value-type="float" office:value="3.37819882259383">
                <text:p>3.37819882259383</text:p>
              </table:table-cell>
              <table:table-cell office:value-type="float" office:value="100.5">
                <text:p>100.5</text:p>
              </table:table-cell>
            </table:table-row>
            <table:table-row>
              <table:table-cell office:value-type="string">
                <text:p>180</text:p>
              </table:table-cell>
              <table:table-cell office:value-type="float" office:value="3.15112305966662">
                <text:p>3.15112305966662</text:p>
              </table:table-cell>
              <table:table-cell office:value-type="float" office:value="100.8">
                <text:p>100.8</text:p>
              </table:table-cell>
            </table:table-row>
            <table:table-row>
              <table:table-cell office:value-type="string">
                <text:p>181</text:p>
              </table:table-cell>
              <table:table-cell office:value-type="float" office:value="2.19087926279804">
                <text:p>2.19087926279804</text:p>
              </table:table-cell>
              <table:table-cell office:value-type="float" office:value="100.9">
                <text:p>100.9</text:p>
              </table:table-cell>
            </table:table-row>
            <table:table-row>
              <table:table-cell office:value-type="string">
                <text:p>182</text:p>
              </table:table-cell>
              <table:table-cell office:value-type="float" office:value="1.83581794476858">
                <text:p>1.83581794476858</text:p>
              </table:table-cell>
              <table:table-cell office:value-type="float" office:value="101">
                <text:p>101</text:p>
              </table:table-cell>
            </table:table-row>
            <table:table-row>
              <table:table-cell office:value-type="string">
                <text:p>183</text:p>
              </table:table-cell>
              <table:table-cell office:value-type="float" office:value="2.24798267205062">
                <text:p>2.24798267205062</text:p>
              </table:table-cell>
              <table:table-cell office:value-type="float" office:value="101">
                <text:p>101</text:p>
              </table:table-cell>
            </table:table-row>
            <table:table-row>
              <table:table-cell office:value-type="string">
                <text:p>184</text:p>
              </table:table-cell>
              <table:table-cell office:value-type="float" office:value="2.55747108">
                <text:p>2.55747108</text:p>
              </table:table-cell>
              <table:table-cell office:value-type="float" office:value="101">
                <text:p>101</text:p>
              </table:table-cell>
            </table:table-row>
            <table:table-row>
              <table:table-cell office:value-type="string">
                <text:p>185</text:p>
              </table:table-cell>
              <table:table-cell office:value-type="float" office:value="2.73605747846677">
                <text:p>2.73605747846677</text:p>
              </table:table-cell>
              <table:table-cell office:value-type="float" office:value="101">
                <text:p>101</text:p>
              </table:table-cell>
            </table:table-row>
            <table:table-row>
              <table:table-cell office:value-type="string">
                <text:p>186</text:p>
              </table:table-cell>
              <table:table-cell office:value-type="float" office:value="2.98032729128348">
                <text:p>2.98032729128348</text:p>
              </table:table-cell>
              <table:table-cell office:value-type="float" office:value="101">
                <text:p>101</text:p>
              </table:table-cell>
            </table:table-row>
            <table:table-row>
              <table:table-cell office:value-type="string">
                <text:p>187</text:p>
              </table:table-cell>
              <table:table-cell office:value-type="float" office:value="3.47038762615833">
                <text:p>3.47038762615833</text:p>
              </table:table-cell>
              <table:table-cell office:value-type="float" office:value="101">
                <text:p>101</text:p>
              </table:table-cell>
            </table:table-row>
            <table:table-row>
              <table:table-cell office:value-type="string">
                <text:p>188</text:p>
              </table:table-cell>
              <table:table-cell office:value-type="float" office:value="3.96718414370757">
                <text:p>3.96718414370757</text:p>
              </table:table-cell>
              <table:table-cell office:value-type="float" office:value="101">
                <text:p>101</text:p>
              </table:table-cell>
            </table:table-row>
            <table:table-row>
              <table:table-cell office:value-type="string">
                <text:p>189</text:p>
              </table:table-cell>
              <table:table-cell office:value-type="float" office:value="8.84556080313898">
                <text:p>8.84556080313898</text:p>
              </table:table-cell>
              <table:table-cell office:value-type="float" office:value="101">
                <text:p>101</text:p>
              </table:table-cell>
            </table:table-row>
            <table:table-row>
              <table:table-cell office:value-type="string">
                <text:p>190</text:p>
              </table:table-cell>
              <table:table-cell office:value-type="float" office:value="1.17327151951777">
                <text:p>1.17327151951777</text:p>
              </table:table-cell>
              <table:table-cell office:value-type="float" office:value="101.7">
                <text:p>101.7</text:p>
              </table:table-cell>
            </table:table-row>
            <table:table-row>
              <table:table-cell office:value-type="string">
                <text:p>191</text:p>
              </table:table-cell>
              <table:table-cell office:value-type="float" office:value="1.09073207470556">
                <text:p>1.09073207470556</text:p>
              </table:table-cell>
              <table:table-cell office:value-type="float" office:value="102">
                <text:p>102</text:p>
              </table:table-cell>
            </table:table-row>
            <table:table-row>
              <table:table-cell office:value-type="string">
                <text:p>192</text:p>
              </table:table-cell>
              <table:table-cell office:value-type="float" office:value="1.60300014883158">
                <text:p>1.60300014883158</text:p>
              </table:table-cell>
              <table:table-cell office:value-type="float" office:value="102">
                <text:p>102</text:p>
              </table:table-cell>
            </table:table-row>
            <table:table-row>
              <table:table-cell office:value-type="string">
                <text:p>193</text:p>
              </table:table-cell>
              <table:table-cell office:value-type="float" office:value="1.61484333737183">
                <text:p>1.61484333737183</text:p>
              </table:table-cell>
              <table:table-cell office:value-type="float" office:value="102">
                <text:p>102</text:p>
              </table:table-cell>
            </table:table-row>
            <table:table-row>
              <table:table-cell office:value-type="string">
                <text:p>194</text:p>
              </table:table-cell>
              <table:table-cell office:value-type="float" office:value="2.22453136994305">
                <text:p>2.22453136994305</text:p>
              </table:table-cell>
              <table:table-cell office:value-type="float" office:value="102">
                <text:p>102</text:p>
              </table:table-cell>
            </table:table-row>
            <table:table-row>
              <table:table-cell office:value-type="string">
                <text:p>195</text:p>
              </table:table-cell>
              <table:table-cell office:value-type="float" office:value="2.46209366417575">
                <text:p>2.46209366417575</text:p>
              </table:table-cell>
              <table:table-cell office:value-type="float" office:value="102">
                <text:p>102</text:p>
              </table:table-cell>
            </table:table-row>
            <table:table-row>
              <table:table-cell office:value-type="string">
                <text:p>196</text:p>
              </table:table-cell>
              <table:table-cell office:value-type="float" office:value="2.68597454182522">
                <text:p>2.68597454182522</text:p>
              </table:table-cell>
              <table:table-cell office:value-type="float" office:value="102">
                <text:p>102</text:p>
              </table:table-cell>
            </table:table-row>
            <table:table-row>
              <table:table-cell office:value-type="string">
                <text:p>197</text:p>
              </table:table-cell>
              <table:table-cell office:value-type="float" office:value="3.05867374984258">
                <text:p>3.05867374984258</text:p>
              </table:table-cell>
              <table:table-cell office:value-type="float" office:value="102">
                <text:p>102</text:p>
              </table:table-cell>
            </table:table-row>
            <table:table-row>
              <table:table-cell office:value-type="string">
                <text:p>198</text:p>
              </table:table-cell>
              <table:table-cell office:value-type="float" office:value="3.56335087396552">
                <text:p>3.56335087396552</text:p>
              </table:table-cell>
              <table:table-cell office:value-type="float" office:value="102">
                <text:p>102</text:p>
              </table:table-cell>
            </table:table-row>
            <table:table-row>
              <table:table-cell office:value-type="string">
                <text:p>199</text:p>
              </table:table-cell>
              <table:table-cell office:value-type="float" office:value="2.22593519871116">
                <text:p>2.22593519871116</text:p>
              </table:table-cell>
              <table:table-cell office:value-type="float" office:value="103">
                <text:p>103</text:p>
              </table:table-cell>
            </table:table-row>
            <table:table-row>
              <table:table-cell office:value-type="string">
                <text:p>200</text:p>
              </table:table-cell>
              <table:table-cell office:value-type="float" office:value="3.3981970203908">
                <text:p>3.3981970203908</text:p>
              </table:table-cell>
              <table:table-cell office:value-type="float" office:value="103">
                <text:p>103</text:p>
              </table:table-cell>
            </table:table-row>
            <table:table-row>
              <table:table-cell office:value-type="string">
                <text:p>201</text:p>
              </table:table-cell>
              <table:table-cell office:value-type="float" office:value="3.16835341364558">
                <text:p>3.16835341364558</text:p>
              </table:table-cell>
              <table:table-cell office:value-type="float" office:value="108.8">
                <text:p>108.8</text:p>
              </table:table-cell>
            </table:table-row>
            <table:table-row>
              <table:table-cell office:value-type="string">
                <text:p>202</text:p>
              </table:table-cell>
              <table:table-cell office:value-type="float" office:value="2.93097879897797">
                <text:p>2.93097879897797</text:p>
              </table:table-cell>
              <table:table-cell office:value-type="float" office:value="109.7">
                <text:p>109.7</text:p>
              </table:table-cell>
            </table:table-row>
            <table:table-row>
              <table:table-cell office:value-type="string">
                <text:p>203</text:p>
              </table:table-cell>
              <table:table-cell office:value-type="float" office:value="1.57188565921559">
                <text:p>1.57188565921559</text:p>
              </table:table-cell>
              <table:table-cell office:value-type="float" office:value="109.9">
                <text:p>109.9</text:p>
              </table:table-cell>
            </table:table-row>
            <table:table-row>
              <table:table-cell office:value-type="string">
                <text:p>204</text:p>
              </table:table-cell>
              <table:table-cell office:value-type="float" office:value="1.05180386722792">
                <text:p>1.05180386722792</text:p>
              </table:table-cell>
              <table:table-cell office:value-type="float" office:value="110.7">
                <text:p>110.7</text:p>
              </table:table-cell>
            </table:table-row>
            <table:table-row>
              <table:table-cell office:value-type="string">
                <text:p>205</text:p>
              </table:table-cell>
              <table:table-cell office:value-type="float" office:value="3.62829307362738">
                <text:p>3.62829307362738</text:p>
              </table:table-cell>
              <table:table-cell office:value-type="float" office:value="111.1">
                <text:p>111.1</text:p>
              </table:table-cell>
            </table:table-row>
            <table:table-row>
              <table:table-cell office:value-type="string">
                <text:p>206</text:p>
              </table:table-cell>
              <table:table-cell office:value-type="float" office:value="5.11704152434986">
                <text:p>5.11704152434986</text:p>
              </table:table-cell>
              <table:table-cell office:value-type="float" office:value="111.1">
                <text:p>111.1</text:p>
              </table:table-cell>
            </table:table-row>
            <table:table-row>
              <table:table-cell office:value-type="string">
                <text:p>207</text:p>
              </table:table-cell>
              <table:table-cell office:value-type="float" office:value="3.04331555647059">
                <text:p>3.04331555647059</text:p>
              </table:table-cell>
              <table:table-cell office:value-type="float" office:value="113.8">
                <text:p>113.8</text:p>
              </table:table-cell>
            </table:table-row>
            <table:table-row>
              <table:table-cell office:value-type="string">
                <text:p>208</text:p>
              </table:table-cell>
              <table:table-cell office:value-type="float" office:value="2.54988128817869">
                <text:p>2.54988128817869</text:p>
              </table:table-cell>
              <table:table-cell office:value-type="float" office:value="113.9">
                <text:p>113.9</text:p>
              </table:table-cell>
            </table:table-row>
            <table:table-row>
              <table:table-cell office:value-type="string">
                <text:p>209</text:p>
              </table:table-cell>
              <table:table-cell office:value-type="float" office:value="1.01988617937763">
                <text:p>1.01988617937763</text:p>
              </table:table-cell>
              <table:table-cell office:value-type="float" office:value="123.8">
                <text:p>123.8</text:p>
              </table:table-cell>
            </table:table-row>
            <table:table-row>
              <table:table-cell office:value-type="string">
                <text:p>210</text:p>
              </table:table-cell>
              <table:table-cell office:value-type="float" office:value="3.42388437040176">
                <text:p>3.42388437040176</text:p>
              </table:table-cell>
              <table:table-cell office:value-type="float" office:value="133.7">
                <text:p>133.7</text:p>
              </table:table-cell>
            </table:table-row>
            <table:table-row>
              <table:table-cell office:value-type="string">
                <text:p>211</text:p>
              </table:table-cell>
              <table:table-cell office:value-type="float" office:value="3.42226662960456">
                <text:p>3.42226662960456</text:p>
              </table:table-cell>
              <table:table-cell office:value-type="float" office:value="134.2">
                <text:p>134.2</text:p>
              </table:table-cell>
            </table:table-row>
            <table:table-row>
              <table:table-cell office:value-type="string">
                <text:p>212</text:p>
              </table:table-cell>
              <table:table-cell office:value-type="float" office:value="2.66858905308977">
                <text:p>2.66858905308977</text:p>
              </table:table-cell>
              <table:table-cell office:value-type="float" office:value="135.4">
                <text:p>135.4</text:p>
              </table:table-cell>
            </table:table-row>
            <table:table-row>
              <table:table-cell office:value-type="string">
                <text:p>213</text:p>
              </table:table-cell>
              <table:table-cell office:value-type="float" office:value="1.36192146509509">
                <text:p>1.36192146509509</text:p>
              </table:table-cell>
              <table:table-cell office:value-type="float" office:value="135.6">
                <text:p>135.6</text:p>
              </table:table-cell>
            </table:table-row>
            <table:table-row>
              <table:table-cell office:value-type="string">
                <text:p>214</text:p>
              </table:table-cell>
              <table:table-cell office:value-type="float" office:value="1.99315225148561">
                <text:p>1.99315225148561</text:p>
              </table:table-cell>
              <table:table-cell office:value-type="float" office:value="135.6">
                <text:p>135.6</text:p>
              </table:table-cell>
            </table:table-row>
            <table:table-row>
              <table:table-cell office:value-type="string">
                <text:p>215</text:p>
              </table:table-cell>
              <table:table-cell office:value-type="float" office:value="1.45509096065713">
                <text:p>1.45509096065713</text:p>
              </table:table-cell>
              <table:table-cell office:value-type="float" office:value="135.8">
                <text:p>135.8</text:p>
              </table:table-cell>
            </table:table-row>
            <table:table-row>
              <table:table-cell office:value-type="string">
                <text:p>216</text:p>
              </table:table-cell>
              <table:table-cell office:value-type="float" office:value="1.89737401330677">
                <text:p>1.89737401330677</text:p>
              </table:table-cell>
              <table:table-cell office:value-type="float" office:value="136.5">
                <text:p>136.5</text:p>
              </table:table-cell>
            </table:table-row>
            <table:table-row>
              <table:table-cell office:value-type="string">
                <text:p>217</text:p>
              </table:table-cell>
              <table:table-cell office:value-type="float" office:value="1.72687728730278">
                <text:p>1.72687728730278</text:p>
              </table:table-cell>
              <table:table-cell office:value-type="float" office:value="139.6">
                <text:p>139.6</text:p>
              </table:table-cell>
            </table:table-row>
            <table:table-row>
              <table:table-cell office:value-type="string">
                <text:p>218</text:p>
              </table:table-cell>
              <table:table-cell office:value-type="float" office:value="1.69820211068109">
                <text:p>1.69820211068109</text:p>
              </table:table-cell>
              <table:table-cell office:value-type="float" office:value="151.8">
                <text:p>151.8</text:p>
              </table:table-cell>
            </table:table-row>
            <table:table-row>
              <table:table-cell office:value-type="string">
                <text:p>219</text:p>
              </table:table-cell>
              <table:table-cell office:value-type="float" office:value="1.8762853165398">
                <text:p>1.8762853165398</text:p>
              </table:table-cell>
              <table:table-cell office:value-type="float" office:value="160">
                <text:p>160</text:p>
              </table:table-cell>
            </table:table-row>
            <table:table-row>
              <table:table-cell office:value-type="string">
                <text:p>220</text:p>
              </table:table-cell>
              <table:table-cell office:value-type="float" office:value="2.23912101274599">
                <text:p>2.23912101274599</text:p>
              </table:table-cell>
              <table:table-cell office:value-type="float" office:value="182.4">
                <text:p>182.4</text:p>
              </table:table-cell>
            </table:table-row>
            <table:table-row>
              <table:table-cell office:value-type="string">
                <text:p>221</text:p>
              </table:table-cell>
              <table:table-cell office:value-type="float" office:value="1.83204141870149">
                <text:p>1.83204141870149</text:p>
              </table:table-cell>
              <table:table-cell office:value-type="float" office:value="183.7">
                <text:p>183.7</text:p>
              </table:table-cell>
            </table:table-row>
            <table:table-row>
              <table:table-cell office:value-type="string">
                <text:p>222</text:p>
              </table:table-cell>
              <table:table-cell office:value-type="float" office:value="1.77675028634451">
                <text:p>1.77675028634451</text:p>
              </table:table-cell>
              <table:table-cell office:value-type="float" office:value="183.8">
                <text:p>183.8</text:p>
              </table:table-cell>
            </table:table-row>
            <table:table-row>
              <table:table-cell office:value-type="string">
                <text:p>223</text:p>
              </table:table-cell>
              <table:table-cell office:value-type="float" office:value="4.0123002436229">
                <text:p>4.0123002436229</text:p>
              </table:table-cell>
              <table:table-cell office:value-type="float" office:value="183.8">
                <text:p>183.8</text:p>
              </table:table-cell>
            </table:table-row>
            <table:table-row>
              <table:table-cell office:value-type="string">
                <text:p>224</text:p>
              </table:table-cell>
              <table:table-cell office:value-type="float" office:value="1.25234643496057">
                <text:p>1.25234643496057</text:p>
              </table:table-cell>
              <table:table-cell office:value-type="float" office:value="183.9">
                <text:p>183.9</text:p>
              </table:table-cell>
            </table:table-row>
            <table:table-row>
              <table:table-cell office:value-type="string">
                <text:p>225</text:p>
              </table:table-cell>
              <table:table-cell office:value-type="float" office:value="4.38880784">
                <text:p>4.38880784</text:p>
              </table:table-cell>
              <table:table-cell office:value-type="float" office:value="185">
                <text:p>185</text:p>
              </table:table-cell>
            </table:table-row>
            <table:table-row>
              <table:table-cell office:value-type="string">
                <text:p>226</text:p>
              </table:table-cell>
              <table:table-cell office:value-type="float" office:value="1.00380307453683">
                <text:p>1.00380307453683</text:p>
              </table:table-cell>
              <table:table-cell office:value-type="float" office:value="185.4">
                <text:p>185.4</text:p>
              </table:table-cell>
            </table:table-row>
            <table:table-row>
              <table:table-cell office:value-type="string">
                <text:p>227</text:p>
              </table:table-cell>
              <table:table-cell office:value-type="float" office:value="2.75374312881619">
                <text:p>2.75374312881619</text:p>
              </table:table-cell>
              <table:table-cell office:value-type="float" office:value="185.7">
                <text:p>185.7</text:p>
              </table:table-cell>
            </table:table-row>
            <table:table-row>
              <table:table-cell office:value-type="string">
                <text:p>228</text:p>
              </table:table-cell>
              <table:table-cell office:value-type="float" office:value="1.01883652405143">
                <text:p>1.01883652405143</text:p>
              </table:table-cell>
              <table:table-cell office:value-type="float" office:value="185.8">
                <text:p>185.8</text:p>
              </table:table-cell>
            </table:table-row>
            <table:table-row>
              <table:table-cell office:value-type="string">
                <text:p>229</text:p>
              </table:table-cell>
              <table:table-cell office:value-type="float" office:value="1.6597078706755">
                <text:p>1.6597078706755</text:p>
              </table:table-cell>
              <table:table-cell office:value-type="float" office:value="186.3">
                <text:p>186.3</text:p>
              </table:table-cell>
            </table:table-row>
            <table:table-row>
              <table:table-cell office:value-type="string">
                <text:p>230</text:p>
              </table:table-cell>
              <table:table-cell office:value-type="float" office:value="2.52986811342568">
                <text:p>2.52986811342568</text:p>
              </table:table-cell>
              <table:table-cell office:value-type="float" office:value="186.5">
                <text:p>186.5</text:p>
              </table:table-cell>
            </table:table-row>
            <table:table-row>
              <table:table-cell office:value-type="string">
                <text:p>231</text:p>
              </table:table-cell>
              <table:table-cell office:value-type="float" office:value="1.90065372302365">
                <text:p>1.90065372302365</text:p>
              </table:table-cell>
              <table:table-cell office:value-type="float" office:value="201">
                <text:p>201</text:p>
              </table:table-cell>
            </table:table-row>
            <table:table-row>
              <table:table-cell office:value-type="string">
                <text:p>232</text:p>
              </table:table-cell>
              <table:table-cell office:value-type="float" office:value="1.19209230024823">
                <text:p>1.19209230024823</text:p>
              </table:table-cell>
              <table:table-cell office:value-type="float" office:value="201.1">
                <text:p>201.1</text:p>
              </table:table-cell>
            </table:table-row>
            <table:table-row>
              <table:table-cell office:value-type="string">
                <text:p>233</text:p>
              </table:table-cell>
              <table:table-cell office:value-type="float" office:value="1.69365568027958">
                <text:p>1.69365568027958</text:p>
              </table:table-cell>
              <table:table-cell office:value-type="float" office:value="202">
                <text:p>202</text:p>
              </table:table-cell>
            </table:table-row>
            <table:table-row>
              <table:table-cell office:value-type="string">
                <text:p>234</text:p>
              </table:table-cell>
              <table:table-cell office:value-type="float" office:value="1.59935108741713">
                <text:p>1.59935108741713</text:p>
              </table:table-cell>
              <table:table-cell office:value-type="float" office:value="203">
                <text:p>203</text:p>
              </table:table-cell>
            </table:table-row>
            <table:table-row>
              <table:table-cell office:value-type="string">
                <text:p>235</text:p>
              </table:table-cell>
              <table:table-cell office:value-type="float" office:value="2.8257990735856">
                <text:p>2.8257990735856</text:p>
              </table:table-cell>
              <table:table-cell office:value-type="float" office:value="204">
                <text:p>204</text:p>
              </table:table-cell>
            </table:table-row>
            <table:table-row>
              <table:table-cell office:value-type="string">
                <text:p>236</text:p>
              </table:table-cell>
              <table:table-cell office:value-type="float" office:value="1.04938068346623">
                <text:p>1.04938068346623</text:p>
              </table:table-cell>
              <table:table-cell office:value-type="float" office:value="232.9">
                <text:p>232.9</text:p>
              </table:table-cell>
            </table:table-row>
            <table:table-row>
              <table:table-cell office:value-type="string">
                <text:p>237</text:p>
              </table:table-cell>
              <table:table-cell office:value-type="float" office:value="2.17867754342609">
                <text:p>2.17867754342609</text:p>
              </table:table-cell>
              <table:table-cell office:value-type="float" office:value="233">
                <text:p>233</text:p>
              </table:table-cell>
            </table:table-row>
            <table:table-row>
              <table:table-cell office:value-type="string">
                <text:p>238</text:p>
              </table:table-cell>
              <table:table-cell office:value-type="float" office:value="1.11430314568891">
                <text:p>1.11430314568891</text:p>
              </table:table-cell>
              <table:table-cell office:value-type="float" office:value="233.1">
                <text:p>233.1</text:p>
              </table:table-cell>
            </table:table-row>
            <table:table-row>
              <table:table-cell office:value-type="string">
                <text:p>239</text:p>
              </table:table-cell>
              <table:table-cell office:value-type="float" office:value="1.6381379537341">
                <text:p>1.6381379537341</text:p>
              </table:table-cell>
              <table:table-cell office:value-type="float" office:value="233.3">
                <text:p>233.3</text:p>
              </table:table-cell>
            </table:table-row>
            <table:table-row>
              <table:table-cell office:value-type="string">
                <text:p>240</text:p>
              </table:table-cell>
              <table:table-cell office:value-type="float" office:value="4.76354435530595">
                <text:p>4.76354435530595</text:p>
              </table:table-cell>
              <table:table-cell office:value-type="float" office:value="234.1">
                <text:p>234.1</text:p>
              </table:table-cell>
            </table:table-row>
            <table:table-row>
              <table:table-cell office:value-type="string">
                <text:p>241</text:p>
              </table:table-cell>
              <table:table-cell office:value-type="float" office:value="1.75573257586433">
                <text:p>1.75573257586433</text:p>
              </table:table-cell>
              <table:table-cell office:value-type="float" office:value="234.5">
                <text:p>234.5</text:p>
              </table:table-cell>
            </table:table-row>
            <table:table-row>
              <table:table-cell office:value-type="string">
                <text:p>242</text:p>
              </table:table-cell>
              <table:table-cell office:value-type="float" office:value="1.93334223707633">
                <text:p>1.93334223707633</text:p>
              </table:table-cell>
              <table:table-cell office:value-type="float" office:value="234.7">
                <text:p>234.7</text:p>
              </table:table-cell>
            </table:table-row>
            <table:table-row>
              <table:table-cell office:value-type="string">
                <text:p>243</text:p>
              </table:table-cell>
              <table:table-cell office:value-type="float" office:value="1.09225186026446">
                <text:p>1.09225186026446</text:p>
              </table:table-cell>
              <table:table-cell office:value-type="float" office:value="237.3">
                <text:p>237.3</text:p>
              </table:table-cell>
            </table:table-row>
            <table:table-row>
              <table:table-cell office:value-type="string">
                <text:p>244</text:p>
              </table:table-cell>
              <table:table-cell office:value-type="float" office:value="1.8641505124273">
                <text:p>1.8641505124273</text:p>
              </table:table-cell>
              <table:table-cell office:value-type="float" office:value="281.4">
                <text:p>281.4</text:p>
              </table:table-cell>
            </table:table-row>
            <table:table-row>
              <table:table-cell office:value-type="string">
                <text:p>245</text:p>
              </table:table-cell>
              <table:table-cell office:value-type="float" office:value="1.42371876487105">
                <text:p>1.42371876487105</text:p>
              </table:table-cell>
              <table:table-cell office:value-type="float" office:value="283.3">
                <text:p>283.3</text:p>
              </table:table-cell>
            </table:table-row>
            <table:table-row>
              <table:table-cell office:value-type="string">
                <text:p>246</text:p>
              </table:table-cell>
              <table:table-cell office:value-type="float" office:value="1.44057960965016">
                <text:p>1.44057960965016</text:p>
              </table:table-cell>
              <table:table-cell office:value-type="float" office:value="283.9">
                <text:p>283.9</text:p>
              </table:table-cell>
            </table:table-row>
            <table:table-row>
              <table:table-cell office:value-type="string">
                <text:p>247</text:p>
              </table:table-cell>
              <table:table-cell office:value-type="float" office:value="0.841968239198246">
                <text:p>0.841968239198246</text:p>
              </table:table-cell>
              <table:table-cell office:value-type="float" office:value="284.7">
                <text:p>284.7</text:p>
              </table:table-cell>
            </table:table-row>
            <table:table-row>
              <table:table-cell office:value-type="string">
                <text:p>248</text:p>
              </table:table-cell>
              <table:table-cell office:value-type="float" office:value="4.14645487678602">
                <text:p>4.14645487678602</text:p>
              </table:table-cell>
              <table:table-cell office:value-type="float" office:value="284.8">
                <text:p>284.8</text:p>
              </table:table-cell>
            </table:table-row>
            <table:table-row>
              <table:table-cell office:value-type="string">
                <text:p>249</text:p>
              </table:table-cell>
              <table:table-cell office:value-type="float" office:value="1.78162178365307">
                <text:p>1.78162178365307</text:p>
              </table:table-cell>
              <table:table-cell office:value-type="float" office:value="285">
                <text:p>285</text:p>
              </table:table-cell>
            </table:table-row>
            <table:table-row>
              <table:table-cell office:value-type="string">
                <text:p>250</text:p>
              </table:table-cell>
              <table:table-cell office:value-type="float" office:value="2.29675760068449">
                <text:p>2.29675760068449</text:p>
              </table:table-cell>
              <table:table-cell office:value-type="float" office:value="285.3">
                <text:p>285.3</text:p>
              </table:table-cell>
            </table:table-row>
            <table:table-row>
              <table:table-cell office:value-type="string">
                <text:p>251</text:p>
              </table:table-cell>
              <table:table-cell office:value-type="float" office:value="1.51128382324162">
                <text:p>1.51128382324162</text:p>
              </table:table-cell>
              <table:table-cell office:value-type="float" office:value="285.9">
                <text:p>285.9</text:p>
              </table:table-cell>
            </table:table-row>
            <table:table-row>
              <table:table-cell office:value-type="string">
                <text:p>252</text:p>
              </table:table-cell>
              <table:table-cell office:value-type="float" office:value="2.36841676815848">
                <text:p>2.36841676815848</text:p>
              </table:table-cell>
              <table:table-cell office:value-type="float" office:value="285.9">
                <text:p>285.9</text:p>
              </table:table-cell>
            </table:table-row>
            <table:table-row>
              <table:table-cell office:value-type="string">
                <text:p>253</text:p>
              </table:table-cell>
              <table:table-cell office:value-type="float" office:value="2.34610601399304">
                <text:p>2.34610601399304</text:p>
              </table:table-cell>
              <table:table-cell office:value-type="float" office:value="288.8">
                <text:p>288.8</text:p>
              </table:table-cell>
            </table:table-row>
            <table:table-row>
              <table:table-cell office:value-type="string">
                <text:p>254</text:p>
              </table:table-cell>
              <table:table-cell office:value-type="float" office:value="1.27188316569969">
                <text:p>1.27188316569969</text:p>
              </table:table-cell>
              <table:table-cell office:value-type="float" office:value="291.5">
                <text:p>291.5</text:p>
              </table:table-cell>
            </table:table-row>
            <table:table-row>
              <table:table-cell office:value-type="string">
                <text:p>255</text:p>
              </table:table-cell>
              <table:table-cell office:value-type="float" office:value="2.6853790977809">
                <text:p>2.6853790977809</text:p>
              </table:table-cell>
              <table:table-cell office:value-type="float" office:value="300.8">
                <text:p>300.8</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